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4AB000002ACD7980162ED7FFF0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3"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5"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officeooo:paragraph-rsid="001adbf0" style:font-size-asian="40pt" style:font-size-complex="40pt"/>
    </style:style>
    <style:style style:name="P10" style:family="paragraph" style:parent-style-name="Heading_20_1" style:master-page-name="News_20_Page">
      <style:paragraph-properties style:page-number="auto"/>
      <style:text-properties officeooo:paragraph-rsid="001adbf0"/>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style:font-name="Liberation Sans" fo:font-size="28pt" style:font-name-asian="Noto Sans CJK SC" style:font-size-asian="28pt" style:font-name-complex="Lohit Devanagari1" style:font-size-complex="28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ize="28pt" style:font-size-asian="28pt" style:font-size-complex="28pt"/>
    </style:style>
    <style:style style:name="T7" style:family="text">
      <style:text-properties officeooo:rsid="002375b9"/>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世界新闻</text:h>
      <text:h text:style-name="P7" text:outline-level="1">
<text:span text:style-name="T7">
World</text:span>
 News</text:h>
      <text:h text:style-name="P8" text:outline-level="1">
2023-06-16</text:h>
      <text:p text:style-name="P5">
<draw:frame draw:style-name="fr1" draw:name="Image1" text:anchor-type="char" svg:width="6.6953in" svg:height="3.8319in" draw:z-index="0">
<draw:image xlink:href="Pictures/10000000000004AB000002ACD7980162ED7FFF09.png" xlink:type="simple" xlink:show="embed" xlink:actuate="onLoad" draw:mime-type="image/png"/>
</draw:frame>
</text:p>
      <text:h text:style-name="P9" text:outline-level="1" text:is-list-header="true">
<text:span text:style-name="T1">
Origin</text:span>
</text:h>
      <text:h text:style-name="P10" text:outline-level="1">
<text:span text:style-name="T4">
北约：基辅反击“处于初期阶段”，俄罗斯议会允许与“囚犯”签订合同以在乌克兰作战</text:span>
</text:h>
      <text:p text:style-name="P4">
Author: 半岛电视台＋通讯社</text:p>
      <text:p text:style-name="P4">
Publisher: Al Jazeera</text:p>
      <text:p text:style-name="P4">
Published Time: 2023-06-15T02:14:24</text:p>
      <text:p text:style-name="P4">
Modified Time: 2023-06-15T02:14:24</text:p>
      <text:p text:style-name="P4">
Description: 北约秘书长延斯·斯托尔滕贝格周三表示，乌克兰的反击仍处于初期阶段，他并表示，基辅在实地取得的成果越多，其谈判能力就越大。</text:p>
      <text:p text:style-name="P4">
Images: ["<text:a xlink:type="simple" xlink:href="https://chinese.aljazeera.net/wp-content/uploads/2023/06/1-1686794958.png" text:style-name="Internet_20_link" text:visited-style-name="Visited_20_Internet_20_Link">
1-1686794958.png</text:a>
", "<text:a xlink:type="simple" xlink:href="https://chinese.aljazeera.net/wp-content/uploads/2023/06/1-1686795012.jpg" text:style-name="Internet_20_link" text:visited-style-name="Visited_20_Internet_20_Link">
1-1686795012.jpg</text:a>
", "<text:a xlink:type="simple" xlink:href="https://chinese.aljazeera.net/wp-content/uploads/2023/06/2-1686795048.jpg" text:style-name="Internet_20_link" text:visited-style-name="Visited_20_Internet_20_Link">
2-1686795048.jpg</text:a>
"]</text:p>
      <text:p text:style-name="P4">
Topics: ['乌克兰战争', '军事', '政治', '新闻']</text:p>
      <text:p text:style-name="P4">
Keywords: ['乌克兰战争', '军事', '政治', '新闻', '乌克兰', '俄罗斯', '欧洲']</text:p>
      <text:p text:style-name="P4">
Type: Article</text:p>
      <!--METADATA-->
      <text:p text:style-name="P4">
<draw:frame draw:style-name="fr1" draw:name="Image2" text:anchor-type="as-char" svg:width="6.9236in" svg:height="4.612736in" draw:z-index="0">
<draw:image xlink:href="../Images/Aljazeera Chinese/2023-06-15T02-14-24/1-1686794958.png" xlink:type="simple" xlink:show="embed" xlink:actuate="onLoad" draw:mime-type="image/png"/>
</draw:frame>
俄罗斯国防部：乌克兰军队攻击乌克兰东部顿涅茨克和扎波罗热的企图失败（路透）</text:p>
      <text:p text:style-name="P4">
北约秘书长延斯·斯托尔滕贝格周三表示，乌克兰的反击仍处于初期阶段，他并表示，基辅在实地取得的成果越多，其谈判能力就越大。</text:p>
      <text:p text:style-name="P4">
在此之前，白俄罗斯总统亚历山大·卢卡申科宣布，如果他的国家受到侵略，他的国家准备加入乌克兰冲突和任何对抗，并在接受俄罗斯频道采访时强调，他的国家开始从莫斯科接收战术核武器。</text:p>
      <text:p text:style-name="P4">
俄罗斯塔斯社还报道称，议会下院（杜马）初步批准了一项立法，允许国防部与“涉嫌或已定罪的罪犯”签订合同，以在乌克兰作战。</text:p>
      <text:p text:style-name="P4">
俄罗斯私人军事瓦格纳集团指挥官叶夫根尼·普里戈任今天重申，他的战士拒绝与国防部签订合同，此前一天，总统弗拉基米尔·普京宣布签订协议是必要之举。</text:p>
      <text:p text:style-name="P4">
<draw:frame draw:style-name="fr1" draw:name="Image3" text:anchor-type="as-char" svg:width="6.9236in" svg:height="3.894525in" draw:z-index="0">
<draw:image xlink:href="../Images/Aljazeera Chinese/2023-06-15T02-14-24/1-1686795012.jpg" xlink:type="simple" xlink:show="embed" xlink:actuate="onLoad" draw:mime-type="image/jpeg"/>
</draw:frame>
白俄罗斯总统威胁说，如果他的国家受到攻击，他将使用核武器</text:p>
      <text:h text:style-name="P13" text:outline-level="4">
<text:span text:style-name="T4">
直接挑战</text:span>
</text:h>
      <text:p text:style-name="P4">
这似乎是对俄罗斯领导人的一次罕见直接挑战，普里戈任表示，“瓦格纳的战士中没有人愿意再次走上耻辱的道路……这就是他们不会签署合同的原因。”</text:p>
      <text:p text:style-name="P4">
在国家电视台昨天播出的一次会议上，普京批准了国防部呼吁乌克兰“志愿”战士与军方领导人签订合同的邀请，这被广泛认为是对瓦格纳集团进行控制的一种方式。</text:p>
      <text:p text:style-name="P4">
普京表示，签订合同是必要之举，以便让乌克兰军事行动的所有参与者都能获得社会支持金，其中包括对受伤的战斗人员和阵亡人员家属的补偿。</text:p>
      <text:p text:style-name="P4">
普里戈任从去年开始就与国防部长绍伊古和军队高级领导人发生激烈的公开争执，指责他们在巴赫穆特的战斗中没有为瓦格纳集团提供足够的支持和弹药，导致其遭受更大的损失，但普里戈任在今天的讲话中表示，他相信普京和杜马之间会达成“妥协”，使瓦格纳集团战士能够获得社会保障和战士资格认证。</text:p>
      <text:p text:style-name="P4">
<draw:frame draw:style-name="fr1" draw:name="Image4" text:anchor-type="as-char" svg:width="6.9236in" svg:height="3.894525in" draw:z-index="0">
<draw:image xlink:href="../Images/Aljazeera Chinese/2023-06-15T02-14-24/2-1686795048.jpg" xlink:type="simple" xlink:show="embed" xlink:actuate="onLoad" draw:mime-type="image/jpeg"/>
</draw:frame>
 基辅证实对俄罗斯军队发动的反击战继续取得进展</text:p>
      <text:h text:style-name="P13" text:outline-level="4">
<text:span text:style-name="T4">
失败的尝试</text:span>
</text:h>
      <text:p text:style-name="P4">
有关战地方面消息，俄罗斯国防部发言人伊戈尔·科纳申科夫表示，乌克兰军队对乌克兰东部的顿涅茨克和扎波罗热进行了“失败”的攻击。</text:p>
      <text:p text:style-name="P4">
科纳申科夫证实，在过去十天里，乌克兰军队在接触线上损失了大约 7500 名战士伤亡。</text:p>
      <text:p text:style-name="P4">
俄罗斯国防部表示，其还在夜间袭击了乌克兰的武器库、预备役部队和外国雇佣军。</text:p>
      <text:p text:style-name="P4">
新卡霍夫卡（位于乌克兰东部）的亲俄当局还报告说，乌克兰的轰炸导致该市一人受伤。</text:p>
      <text:p text:style-name="P4">
俄罗斯边境库尔斯克州州长表示，今天上午，乌克兰军队轰炸了该省的几个城镇。</text:p>
      <text:p text:style-name="P4">
在顿涅茨克，亲俄部队发布了一段视频片段，声称这段视频记录了乌克兰军队在一个未指明的地点用自杀式无人机袭击防御工事和阵地。</text:p>
      <text:p text:style-name="P4">
据亲俄当局称，乌克兰军队炮击了戈尔洛夫卡市，向该市的谢尔比诺夫卡和戈尔洛夫卡住宅区发射了5枚炮弹。</text:p>
      <text:p text:style-name="P4">
另一方面，乌克兰当局宣布，俄罗斯导弹袭击敖德萨港，造成3人死亡、多人受伤。</text:p>
      <text:p text:style-name="P4">
敖德萨地区军事行政发言人谢尔盖·布拉丘克表示，袭击针对的是一个商业综合体，摧毁了其仓库，并在 400 平方米的面积上引发了火灾。</text:p>
      <text:p text:style-name="P4">
Source: <text:a xlink:type="simple" xlink:href="https://chinese.aljazeera.net/news/war-in-ukraine/2023/6/15/%e5%8c%97%e7%ba%a6%e5%9f%ba%e8%be%85%e5%8f%8d%e5%87%bb%e5%a4%84%e4%ba%8e%e5%88%9d%e6%9c%9f%e9%98%b6%e6%ae%b5%e4%bf%84%e7%bd%97%e6%96%af%e8%ae%ae%e4%bc%9a%e5%85%81%e8%ae%b8%e4%b8%8e%e5%9b%9a" text:style-name="Internet_20_link" text:visited-style-name="Visited_20_Internet_20_Link">
https://chinese.aljazeera.net/news/war-in-ukraine/2023/6/15/%e5%8c%97%e7%ba%a6%e5%9f%ba%e8%be%85%e5%8f%8d%e5%87%bb%e5%a4%84%e4%ba%8e%e5%88%9d%e6%9c%9f%e9%98%b6%e6%ae%b5%e4%bf%84%e7%bd%97%e6%96%af%e8%ae%ae%e4%bc%9a%e5%85%81%e8%ae%b8%e4%b8%8e%e5%9b%9a</text:a>
</text:p>
      <!--NEWS-->
      <text:h text:style-name="P10" text:outline-level="1">
<text:span text:style-name="T4">
埃尔多安谈到土耳其在东西方之间的位置并为瑞典加入北约提条件  北约秘书长称谈判已取得进展</text:span>
</text:h>
      <text:p text:style-name="P4">
Author: 半岛电视台</text:p>
      <text:p text:style-name="P4">
Publisher: Al Jazeera</text:p>
      <text:p text:style-name="P4">
Published Time: 2023-06-15T02:31:56</text:p>
      <text:p text:style-name="P4">
Modified Time: 2023-06-15T02:31:56</text:p>
      <text:p text:style-name="P4">
Description: 土耳其总统埃尔多安在14日表示，瑞典不应期望土耳其会在计划于下个月举行的北约峰会上改变它对瑞典要求入盟的立场。</text:p>
      <text:p text:style-name="P4">
Images: ["<text:a xlink:type="simple" xlink:href="https://chinese.aljazeera.net/wp-content/uploads/2023/06/31425989-1686751467-1686795194.jpg" text:style-name="Internet_20_link" text:visited-style-name="Visited_20_Internet_20_Link">
31425989-1686...</text:a>
"]</text:p>
      <text:p text:style-name="P4">
Topics: ['军事', '政治', '新闻']</text:p>
      <text:p text:style-name="P4">
Keywords: ['军事', '政治', '新闻', '土耳其', '瑞典']</text:p>
      <text:p text:style-name="P4">
Type: Article</text:p>
      <!--METADATA-->
      <text:p text:style-name="P4">
<draw:frame draw:style-name="fr1" draw:name="Image5" text:anchor-type="as-char" svg:width="6.9236in" svg:height="4.608995in" draw:z-index="0">
<draw:image xlink:href="../Images/Aljazeera Chinese/2023-06-15T02-31-56/31425989-1686751467-1686795194.jpg" xlink:type="simple" xlink:show="embed" xlink:actuate="onLoad" draw:mime-type="image/jpeg"/>
</draw:frame>
土耳其、瑞典、芬兰和北约的代表在安卡拉举行会议，以讨论瑞典加入北约的问题 (阿纳多卢通讯社)</text:p>
      <text:p text:style-name="P4">
土耳其总统埃尔多安在14日表示，瑞典不应期望土耳其会在计划于下个月举行的北约峰会上改变它对瑞典要求入盟的立场，除非瑞典停止在其首都斯德哥尔摩举行的反土耳其抗议活动。</text:p>
      <text:p text:style-name="P4">
埃尔多安强调，瑞典的宪法修正案不足以解决土耳其的关切，而且在他所谓的“恐怖分子”继续在当地举行示威的情况下，土耳其无法积极应对瑞典加入北约的问题。</text:p>
      <text:p text:style-name="P4">
在有关土耳其的欧盟成员国资格谈判问题上，埃尔多安补充称，“在过去50年来，欧盟一直在拖延土耳其加入欧盟的问题。我们将会讨论这个问题，并且也必须重新考虑这个问题。”</text:p>
      <text:p text:style-name="P4">
他还强调，“在外交政策上向东走或向西走，这并不是我们的原则之一，因为我们与东西方的距离同样靠近。”</text:p>
      <text:p text:style-name="P4">
埃尔多安在本月13日访问阿塞拜疆后，在乘坐飞机回国时接受了记者采访，并发表了上述言论。</text:p>
      <text:p text:style-name="P4">
另一方面，路透社援引瑞典北约问题首席谈判代表的话称，斯德哥尔摩并不是“恐怖主义”或库尔德工人党的避风港。</text:p>
      <text:p text:style-name="P4">
而白宫方面表示，它认为瑞典应该尽快成为北约成员国，并且指出，瑞典已经履行了它与芬兰和土耳其达成的三方协议备忘录上作出的承诺。</text:p>
      <text:p text:style-name="P4">
白宫补充称，我们鼓励土耳其接受瑞典加入北约的申请，而它也必须毫不拖延地这样做。</text:p>
      <text:p text:style-name="P4">
另一方面，北约秘书长延斯·斯托尔滕贝格在14日表示，就瑞典加入北约问题而在土耳其举行的会谈，取得了一定的进展。</text:p>
      <text:p text:style-name="P4">
斯托尔滕贝格在北约国防部长会议前夕举行的新闻发布会上，发表了上述言论。</text:p>
      <text:h text:style-name="P13" text:outline-level="4">
<text:span text:style-name="T4">
新的四方协议</text:span>
</text:h>
      <text:p text:style-name="P4">
土耳其总统府表示，它已与瑞典、芬兰以及北约达成一致，将继续在瑞典加入北约的步骤上付出努力。</text:p>
      <text:p text:style-name="P4">
土耳其总统府指出，在土耳其、芬兰和瑞典于2022年北约峰会期间签署的谅解备忘录的框架下建立的常设联合机制，已经举行了第4场会议，而土耳其总统的高级顾问也出席了这场会议。</text:p>
      <text:p text:style-name="P4">
土耳其总统府补充称，北约秘书长办公室主任、瑞典外交部国务秘书以及芬兰外交部国务秘书都参加了这场会议。</text:p>
      <text:p text:style-name="P4">
瑞典及其北部邻国芬兰放弃了数十年来坚持的军事不结盟政策，并申请加入北约这一军事联盟，以应对俄罗斯在乌克兰的战争。</text:p>
      <text:p text:style-name="P4">
土耳其在今年3月批准了芬兰加入该军事联盟的申请，但仍然反对瑞典的入盟，而匈牙利也反对瑞典的入盟。</text:p>
      <text:p text:style-name="P4">
当土耳其总统埃尔多安在上个月赢得新的总统任期之后，美国总统乔·拜登在与埃尔多安通电话时向后者施压，要求其同意瑞典加入北约。</text:p>
      <text:p text:style-name="P4">
北约秘书长斯托尔滕贝格在本月早些时候也在伊斯坦布尔与埃尔多安讨论了这个问题。</text:p>
      <text:p text:style-name="P4">
埃尔多安表示，在斯托尔滕贝格此次访问之际，被土耳其视为“恐怖组织”的库尔德团体的支持者，仍在斯德哥尔摩组织示威活动。</text:p>
      <text:p text:style-name="P4">
土耳其敦促瑞典禁止此类集会，并针对此类集会采取安全措施。</text:p>
      <text:p text:style-name="P4">
Source: <text:a xlink:type="simple" xlink:href="https://chinese.aljazeera.net/news/political/2023/6/15/%e5%9f%83%e5%b0%94%e5%a4%9a%e5%ae%89%e8%b0%88%e5%88%b0%e5%9c%9f%e8%80%b3%e5%85%b6%e5%9c%a8%e4%b8%9c%e8%a5%bf%e6%96%b9%e4%b9%8b%e9%97%b4%e7%9a%84%e4%bd%8d%e7%bd%ae%e5%b9%b6%e4%b8%ba%e7%91%9e%e5%85%b8" text:style-name="Internet_20_link" text:visited-style-name="Visited_20_Internet_20_Link">
https://chinese.aljazeera.net/news/political/2023/6/15/%e5%9f%83%e5%b0%94%e5%a4%9a%e5%ae%89%e8%b0%88%e5%88%b0%e5%9c%9f%e8%80%b3%e5%85%b6%e5%9c%a8%e4%b8%9c%e8%a5%bf%e6%96%b9%e4%b9%8b%e9%97%b4%e7%9a%84%e4%bd%8d%e7%bd%ae%e5%b9%b6%e4%b8%ba%e7%91%9e%e5%85%b8</text:a>
</text:p>
      <!--NEWS-->
      <text:h text:style-name="P10" text:outline-level="1">
<text:span text:style-name="T4">
新业务模式受认可 灿谷恢复季度盈利 (Free Version)</text:span>
</text:h>
      <text:p text:style-name="P4">
Authors: ['咏竹坊']</text:p>
      <text:p text:style-name="P4">
Publisher: 英国《金融时报》</text:p>
      <text:p text:style-name="P4">
Time: 2023-06-15T02:46:17+00:00</text:p>
      <text:p text:style-name="P4">
Published Time: 2023-06-14T12:00:99+08:00</text:p>
      <text:p text:style-name="P4">
Modified Time: 2023-06-14T22:45:99+08:00</text:p>
      <text:p text:style-name="P4">
Description: 这家汽车交易平台运营商一季度录得一年多以来的首次净利润和营业利润，并预测二季度收入将恢复同比增长。</text:p>
      <text:p text:style-name="P4">
Images: ["<text:a xlink:type="simple" xlink:href="https://thumbor.ftacademy.cn/unsafe/picture/3/000168703_piclink.jpg" text:style-name="Internet_20_link" text:visited-style-name="Visited_20_Internet_20_Link">
000168703_pic...</text:a>
"]</text:p>
      <text:p text:style-name="P4">
Themes: ['专栏', '汽车业', '关注']</text:p>
      <text:p text:style-name="P4">
Keywords: ['汽车业']</text:p>
      <text:p text:style-name="P4">
Type: Article</text:p>
      <!--METADATA-->
      <text:p text:style-name="P4">
<draw:frame draw:style-name="fr1" draw:name="Image6" text:anchor-type="as-char" svg:width="6.9236in" svg:height="3.893625in" draw:z-index="0">
<draw:image xlink:href="../Images/FT Chinese Free Version/2023-06-15T02-46-17-00-00/000168703_piclink.jpg" xlink:type="simple" xlink:show="embed" xlink:actuate="onLoad" draw:mime-type="image/jpeg"/>
</draw:frame>
</text:p>
      <text:p text:style-name="P4">
<text:span text:style-name="T4">
作者阳歌，本文只代表作者本人观点。</text:span>
</text:p>
      <text:p text:style-name="P4">
经过两年的改革，汽车交易平台运营商灿谷集团(CANG.US)终于以焕然一新的面貌示人，包括近两年来的首次盈利。</text:p>
      <text:p text:style-name="P4">
Source: <text:a xlink:type="simple" xlink:href="http://www.ftchinese.com/story/001099969" text:style-name="Internet_20_link" text:visited-style-name="Visited_20_Internet_20_Link">
http://www.ftchinese.com/story/001099969</text:a>
</text:p>
      <!--NEWS-->
      <text:h text:style-name="P10" text:outline-level="1">
<text:span text:style-name="T4">
脱口秀演员谢必孜：马来西亚因MH370笑话要求国际刑警介入很“荒谬”</text:span>
</text:h>
      <text:p text:style-name="P4">
Author: https://www.facebook.com/bbcworldservice/</text:p>
      <text:p text:style-name="P4">
Publisher: BBC News 中文</text:p>
      <text:p text:style-name="P4">
Published Time: 2023-06-15T03:47:46.000Z</text:p>
      <text:p text:style-name="P4">
Modified Time: 2023-06-15T03:47:46.000Z</text:p>
      <text:p text:style-name="P4">
Description: 美国新加坡裔脱口秀演员谢必孜（Jocelyn Chia）此前因在演出中拿马来西亚航空MH370空难来开玩笑，惹怒马来西亚当局。但她表示官方的反应“过度”了。</text:p>
      <text:p text:style-name="P4">
Images: ["<text:a xlink:type="simple" xlink:href="https://ichef.bbci.co.uk/news/640/cpsprodpb/9341/production/_130079673_gettyimages-1388529297.jpg" text:style-name="Internet_20_link" text:visited-style-name="Visited_20_Internet_20_Link">
_130079673_ge...</text:a>
", "<text:a xlink:type="simple" xlink:href="https://ichef.bbci.co.uk/news/640/cpsprodpb/1307D/production/_130094977_gettyimages-1388529279.jpg" text:style-name="Internet_20_link" text:visited-style-name="Visited_20_Internet_20_Link">
_130094977_ge...</text:a>
"]</text:p>
      <text:p text:style-name="P4">
Videos: []</text:p>
      <text:p text:style-name="P4">
Tags: ['娛樂', '新加坡', '马来西亚', '美国', '警务', '航空旅行', '航空事故和事件', '亚洲', '喜剧']</text:p>
      <text:p text:style-name="P4">
Type: Article</text:p>
      <!--METADATA-->
      <text:h text:style-name="P12" text:outline-level="3">
<text:span text:style-name="T4">
脱口秀演员谢必孜：马来西亚因MH370笑话要求国际刑警介入很“荒谬”</text:span>
</text:h>
      <text:p text:style-name="P4">
2023年6月15日<draw:frame draw:style-name="fr1" draw:name="Image7" text:anchor-type="as-char" svg:width="6.9236in" svg:height="3.894525in" draw:z-index="0">
<draw:image xlink:href="../Images/BBC Chinese/2023-06-15T03-47-46.000Z/_130079673_gettyimages-1388529297.jpg" xlink:type="simple" xlink:show="embed" xlink:actuate="onLoad" draw:mime-type="image/jpeg"/>
</draw:frame>
</text:p>
      <text:p text:style-name="P4">
图像来源，  Getty Images</text:p>
      <text:p text:style-name="P4">
图像加注文字，</text:p>
      <text:p text:style-name="P4">
上周，律师出身的脱口秀演员谢必孜在曼哈顿一家俱乐部的演出画面在互联网上广为流传，她在演出中回顾了新加坡脱离马来西亚的历史，就此嘲讽马来西亚，并提及马航MH370空难，这在马来西亚引发轩然大波。</text:p>
      <text:p text:style-name="P4">
<text:span text:style-name="T4">
<text:span text:style-name="T5">
*美国新加坡裔脱口秀演员谢必孜（</text:span>
* </text:span>
 <text:span text:style-name="T4">
<text:span text:style-name="T5">
*Jocelyn Chia</text:span>
* </text:span>
 <text:span text:style-name="T4">
<text:span text:style-name="T5">
*）此前因在演出中拿</text:span>
* </text:span>
<text:span text:style-name="T4">
<text:span text:style-name="T5">
*马来西亚航空公司</text:span>
* </text:span>
 <text:span text:style-name="T4">
<text:span text:style-name="T5">
*MH370</text:span>
* </text:span>
 <text:span text:style-name="T4">
<text:span text:style-name="T5">
*空难来开玩笑，惹怒马来西亚当局。她表示官方的反应</text:span>
* </text:span>
 <text:span text:style-name="T4">
<text:span text:style-name="T5">
*“</text:span>
* </text:span>
<text:span text:style-name="T4">
<text:span text:style-name="T5">
*过度</text:span>
* </text:span>
 <text:span text:style-name="T4">
<text:span text:style-name="T5">
*”</text:span>
* </text:span>
 <text:span text:style-name="T4">
<text:span text:style-name="T5">
*了。</text:span>
* </text:span>
</text:p>
      <text:p text:style-name="P4">
她对BBC说，她“并非在取笑悲剧”和受害者，而是试图在悲剧中找到幽默。</text:p>
      <text:p text:style-name="P4">
马来西亚警方表示，他们已要求国际刑警组织（Interpol）寻找到谢必孜，目前他们正在就煽动和冒犯性的网络内容对她进行调查。</text:p>
      <text:p text:style-name="P4">
在新加坡长大的谢必孜称，牵涉到国际刑警组织是“荒谬的”。</text:p>
      <text:p text:style-name="P4">
上周，律师出身的脱口秀演员谢必孜在曼哈顿一家俱乐部的演出画面在互联网上广为流传，她在演出中回顾了新加坡脱离马来西亚的历史，就此嘲讽马来西亚，并提及马航MH370空难，这在马来西亚引发轩然大波。</text:p>
      <text:p text:style-name="P4">
国际刑警组织告诉BBC，他们尚未收到马来西亚警方对此案的协助请求。</text:p>
      <text:p text:style-name="P4">
谢必孜表示，她的笑话“在社交媒体上被断章取义了”。</text:p>
      <text:p text:style-name="P4">
“我已经讲（这个段子）几百次了，甚至在新加坡还做了一个简短的版本。它总是让观众捧腹大笑。如果它效果不好，我就不会再用了。”</text:p>
      <text:p text:style-name="P4">
她还表示，“挖苦”或取笑观众是她现在所在的纽约喜剧俱乐部文化的一部分。她称，美国漫画过去曾把“9/11”袭击事件作为笑话的素材。</text:p>
      <text:p text:style-name="P4">
“美国人可以欣赏更严厉、更尖锐、更直白的幽默，而在亚洲，单口喜剧还处于起步阶段。你在亚洲找不到很多尖锐的喜剧。”她说。</text:p>
      <text:p text:style-name="P4">
在引发争议的演出中，谢必孜先用粗口调侃一名马来西亚人，并称新加坡自1965年独立以来，已经成为第一世界国家，而马来西亚“仍然是发展中国家”。</text:p>
      <text:p text:style-name="P4">
然后，她继续嘲讽马来西亚的飞机“不能飞”，并将其与马航MH370的悲剧联系起来。</text:p>
      <text:p text:style-name="P4">
“什么？马航失踪一点都不好笑，是吗？”她笑着打趣道，然后一语双关地说：“有些笑话不会落地。”</text:p>
      <text:p text:style-name="P4">
2014年3月，马来西亚航空公司的一架波音777客机在从吉隆坡飞往北京的途中神秘地从雷达上消失。</text:p>
      <text:p text:style-name="P4">
多国的搜救人员在印度洋上进行了四年的搜索，发现了一些残骸，但没有找到主机身。机上239人被宣布全部遇难。</text:p>
      <text:p text:style-name="P4">
<draw:frame draw:style-name="fr1" draw:name="Image8" text:anchor-type="as-char" svg:width="6.9236in" svg:height="8.557137in" draw:z-index="0">
<draw:image xlink:href="../Images/BBC Chinese/2023-06-15T03-47-46.000Z/_130094977_gettyimages-1388529279.jpg" xlink:type="simple" xlink:show="embed" xlink:actuate="onLoad" draw:mime-type="image/jpeg"/>
</draw:frame>
</text:p>
      <text:p text:style-name="P4">
图像来源，  Getty Images</text:p>
      <text:p text:style-name="P4">
图像加注文字，</text:p>
      <text:p text:style-name="P4">
2022年3月29日，谢必孜在美国加州伯班克的喜剧俱乐部露面时表演脱口秀。</text:p>
      <text:p text:style-name="P4">
<text:a xlink:type="simple" xlink:href="https://www.bbc.com/zhongwen/simp/chinese-news-65704962" text:style-name="Internet_20_link" text:visited-style-name="Visited_20_Internet_20_Link">
 中国脱口秀：“冒犯的艺术”与危险的“红线” </text:a>
  * <text:a xlink:type="simple" xlink:href="https://www.bbc.com/zhongwen/simp/chinese-news-65608207" text:style-name="Internet_20_link" text:visited-style-name="Visited_20_Internet_20_Link">
 笑果文化：中国脱口秀演员为何被指侮辱解放军并遭立案调查 </text:a>
  * <text:a xlink:type="simple" xlink:href="https://www.bbc.com/zhongwen/simp/chinese-news-44492141" text:style-name="Internet_20_link" text:visited-style-name="Visited_20_Internet_20_Link">
 中国英烈保护法寒蝉效应 史学研究担心紧箍咒 </text:a>
  * <text:a xlink:type="simple" xlink:href="https://www.bbc.com/zhongwen/simp/world-55658474" text:style-name="Internet_20_link" text:visited-style-name="Visited_20_Internet_20_Link">
 “罗杰叔叔”黃瑾瑜删除与“反共”网红合作视频引发风波 </text:a>
  * <text:a xlink:type="simple" xlink:href="https://www.bbc.com/zhongwen/simp/world-45005570" text:style-name="Internet_20_link" text:visited-style-name="Visited_20_Internet_20_Link">
 马航MH370新报告出炉 最关键问题仍无答案 </text:a>
  * <text:a xlink:type="simple" xlink:href="https://www.bbc.com/zhongwen/simp/world-38647964" text:style-name="Internet_20_link" text:visited-style-name="Visited_20_Internet_20_Link">
 MH370：暂停搜索失联至今的马航客机 </text:a>
</text:p>
      <text:p text:style-name="P4">
她的段子在社交媒体上引发马来西亚人的挞伐。她所演出的俱乐部“喜剧地下室”（ComedyCellar）几乎一夜之间在谷歌上收到了4000条一星评价，其老板称网站也遭到黑客攻击。</text:p>
      <text:p text:style-name="P4">
该段影片也被TikTok删除，理由是违反了其仇恨言论准则。</text:p>
      <text:p text:style-name="P4">
据报道，马来西亚旅美联谊会及数十名马来西亚侨胞周日（6月11日）在纽约法拉盛焚烧其照片抗议，表示此举对马来西亚人及空难罹难者家属毫无怜悯之心，要求她公开道歉。</text:p>
      <text:p text:style-name="P4">
此前，马来西亚外交部已对此表示谴责。外交部长赞比里·阿卜杜勒·卡迪（Zambry AbdKadir）称，她的脱口秀公然缺乏对马来西亚人和空难受害者家属的敏感性和同情心。</text:p>
      <text:p text:style-name="P4">
新加坡驻马来西亚最高专员梅农（Vanu Gopala Menon）对此表示道歉。新加坡外交部长维文（VivianBalakrishnan）也试图平息该争议，称他对这些笑话感到“震惊”。</text:p>
      <text:p text:style-name="P4">
“她当然不代表新加坡人的观点。”维文说，并表示新加坡人“珍视与马来西亚家人和朋友的关系”。</text:p>
      <text:p text:style-name="P4">
一些互联网用户，包括谢必孜的脱口秀演员同行，批评她麻木不仁。但也有一些人认为这是可以接受的讽刺。</text:p>
      <text:p text:style-name="P4">
国际刑警组织的主要职能是共享有关逃犯的信息，并将他们带回犯罪国。</text:p>
      <text:p text:style-name="P4">
“我真希望能看到接到这一请求的国际刑警组织官员的脸。”谢女士说。</text:p>
      <text:p text:style-name="P4">
“老实说，如果国际刑警组织对这一要求采取行动，事情升级，你能想象这将使我多么出名吗？”</text:p>
      <text:p text:style-name="P4">
2022年7月，马来西亚逮捕了脱口秀演员里扎尔·范·盖泽尔（Rizal van Geyzel），原因是他发布了涉及种族和宗教敏感问题的影片。</text:p>
      <text:p text:style-name="P4">
上个月，中国脱口秀演员李昊石也因被指在演出中侮辱中国解放军，而遭到拘留。</text:p>
      <text:p text:style-name="P4">
Source: <text:a xlink:type="simple" xlink:href="https://www.bbc.com/zhongwen/simp/world-65911919" text:style-name="Internet_20_link" text:visited-style-name="Visited_20_Internet_20_Link">
https://www.bbc.com/zhongwen/simp/world-65911919</text:a>
</text:p>
      <!--NEWS-->
      <text:h text:style-name="P10" text:outline-level="1">
<text:span text:style-name="T4">
美国证实其国务卿布林肯将前往中国进行期待已久的访问</text:span>
</text:h>
      <text:p text:style-name="P4">
Author: 半岛电视台＋通讯社</text:p>
      <text:p text:style-name="P4">
Publisher: Al Jazeera</text:p>
      <text:p text:style-name="P4">
Published Time: 2023-06-15T03:52:30</text:p>
      <text:p text:style-name="P4">
Modified Time: 2023-06-15T03:52:30</text:p>
      <text:p text:style-name="P4">
Description: 美国已确认其国务卿安东尼·布林肯将于本周访问中国，这场期待已久的访问在今年2月因这两个超级大国之间日益紧张的关系而被推迟。</text:p>
      <text:p text:style-name="P4">
Images: ["<text:a xlink:type="simple" xlink:href="https://chinese.aljazeera.net/wp-content/uploads/2023/06/AP22190089390999-1686752502-1686799823.jpg" text:style-name="Internet_20_link" text:visited-style-name="Visited_20_Internet_20_Link">
AP22190089390...</text:a>
", "<text:a xlink:type="simple" xlink:href="https://chinese.aljazeera.net/wp-content/uploads/2023/06/image-1-1686800031.jpg" text:style-name="Internet_20_link" text:visited-style-name="Visited_20_Internet_20_Link">
image-1-16868...</text:a>
", "<text:a xlink:type="simple" xlink:href="https://chinese.aljazeera.net/wp-content/uploads/2023/06/image-2-1686800091.jpg" text:style-name="Internet_20_link" text:visited-style-name="Visited_20_Internet_20_Link">
image-2-16868...</text:a>
", "<text:a xlink:type="simple" xlink:href="https://chinese.aljazeera.net/wp-content/uploads/2023/06/2023-02-22T213850Z_579875763_RC2LGZ9ZA2EX_RTRMADP_3_USA-CHINA-BALLOON-CONGRESS-1686800166.jpg" text:style-name="Internet_20_link" text:visited-style-name="Visited_20_Internet_20_Link">
2023-02-22T21...</text:a>
", "<text:a xlink:type="simple" xlink:href="https://chinese.aljazeera.net/wp-content/uploads/2023/06/image-3-1686800224.jpg" text:style-name="Internet_20_link" text:visited-style-name="Visited_20_Internet_20_Link">
image-3-16868...</text:a>
"]</text:p>
      <text:p text:style-name="P4">
Topics: ['政治', '新闻']</text:p>
      <text:p text:style-name="P4">
Keywords: ['政治', '新闻', '中国', '美国']</text:p>
      <text:p text:style-name="P4">
Type: Article</text:p>
      <!--METADATA-->
      <text:p text:style-name="P4">
<draw:frame draw:style-name="fr1" draw:name="Image9" text:anchor-type="as-char" svg:width="6.9236in" svg:height="4.608383in" draw:z-index="0">
<draw:image xlink:href="../Images/Aljazeera Chinese/2023-06-15T03-52-30/AP22190089390999-1686752502-1686799823.jpg" xlink:type="simple" xlink:show="embed" xlink:actuate="onLoad" draw:mime-type="image/jpeg"/>
</draw:frame>
美国国务卿安东尼·布林肯将自拜登总统上任以来首次访问中国 (美联社)</text:p>
      <text:p text:style-name="P4">
美国已确认其国务卿安东尼·布林肯将于本周访问中国，这场期待已久的访问在今年2月因这两个超级大国之间日益紧张的关系而被推迟。</text:p>
      <text:p text:style-name="P4">
美国国务院在14日表示，布林肯将于6月16日至21日期间访问中国，从而将成为拜登政府访问中国的级别最高的官员，期间他还将访问伦敦。</text:p>
      <text:p text:style-name="P4">
声明指出，布林肯将在北京会见中方高级官员，以讨论在中美两国之间“保持开放沟通渠道的重要性”。但声明并没有具体说明有哪些官员参与会谈。</text:p>
      <text:p text:style-name="P4">
这份简短声明指出，这位美国最高外交官员“还将提出双边关切问题、全球和地区事务，以及就共同的跨国挑战开展潜在合作的问题”。</text:p>
      <text:p text:style-name="P4">
美国官员迅速调整了预期。</text:p>
      <text:p text:style-name="P4">
美国国务院负责东亚事务的最高外交官丹尼尔·克里滕布林克14日在新闻发布会上对记者们表示，“我们前往北京并不是为了在我们之间的相处方式上取得某种突破或者转变。”</text:p>
      <text:p text:style-name="P4">
<draw:frame draw:style-name="fr1" draw:name="Image10" text:anchor-type="as-char" svg:width="6.9236in" svg:height="3.891238in" draw:z-index="0">
<draw:image xlink:href="../Images/Aljazeera Chinese/2023-06-15T03-52-30/image-1-1686800031.jpg" xlink:type="simple" xlink:show="embed" xlink:actuate="onLoad" draw:mime-type="image/jpeg"/>
</draw:frame>
 菲律宾、美国与日本举行联合海上演习</text:p>
      <text:p text:style-name="P4">
克里滕布林克表示，“我们将带着现实、自信的态度和真诚的愿望前往北京，以尽可能负责任的方式来管理我们之间的竞争。”</text:p>
      <text:p text:style-name="P4">
与此同时，白宫印太事务协调员库尔特·坎贝尔表示，布林肯将专注于推进其议程内的“首要目标”，但并不寻求“制定一长串可交付的成果”。</text:p>
      <text:p text:style-name="P4">
在这些目标之上的将是更好的军事交流，而这已被证明是最近特别引人关注的领域。</text:p>
      <text:p text:style-name="P4">
坎贝尔告诉记者，“我相信国务卿布林肯将会强烈主张这些沟通渠道的必要性”，“它们是成熟、强大的军队开展互动的方式，而避免这些关键的沟通渠道将要承担极高的风险。”</text:p>
      <text:p text:style-name="P4">
美国国务院发言人马修·米勒在一份声明中指出，布林肯在本周二与中国外交部长秦刚通过电话，并强调了“保持开放的沟通渠道，以负责任地管理”这种关系的重要性。</text:p>
      <text:p text:style-name="P4">
声明指出，布林肯还“明确表示美国将继续利用外交接触来提出关注领域和潜在的合作领域”。</text:p>
      <text:p text:style-name="P4">
<draw:frame draw:style-name="fr1" draw:name="Image11" text:anchor-type="as-char" svg:width="6.9236in" svg:height="3.894525in" draw:z-index="0">
<draw:image xlink:href="../Images/Aljazeera Chinese/2023-06-15T03-52-30/image-2-1686800091.jpg" xlink:type="simple" xlink:show="embed" xlink:actuate="onLoad" draw:mime-type="image/jpeg"/>
</draw:frame>
美国海军发布所谓的与中国军舰近距离接触的视频 (半岛电视台)</text:p>
      <text:p text:style-name="P4">
而中方在有关与布林肯通话的通稿中采用了更为直白的语气，并且指出，外交部长秦刚认为自今年年初以来，两国关系面临着“新的困难与挑战”。</text:p>
      <text:p text:style-name="P4">
根据中国外交部发布的声明，秦刚在通话期间明确表示，“中美关系遭遇新的困难和挑战，责任是清楚的。”</text:p>
      <text:p text:style-name="P4">
他还补充称，中方始终遵循习近平主席提出的相互尊重、和平共处、合作共赢原则来看待和处理中美关系。</text:p>
      <text:p text:style-name="P4">
两国之间的紧张关系——涉及贸易、间谍活动、印太地区的军事存在、乌克兰战争以及台海局势等方面——在今年2月布林肯推迟原定的中国之行时得到了充分的体现。</text:p>
      <text:p text:style-name="P4">
<draw:frame draw:style-name="fr1" draw:name="Image12" text:anchor-type="as-char" svg:width="6.9236in" svg:height="4.563512in" draw:z-index="0">
<draw:image xlink:href="../Images/Aljazeera Chinese/2023-06-15T03-52-30/2023-02-22T213850Z_579875763_RC2LGZ9ZA2EX_RTRMADP_3_USA-CHINA-BALLOON-CONGRESS-1686800166.jpg" xlink:type="simple" xlink:show="embed" xlink:actuate="onLoad" draw:mime-type="image/jpeg"/>
</draw:frame>
 美国政府提供的图片显示了漂浮在美国大陆上空的所谓的“间谍气球” (路透社)</text:p>
      <text:p text:style-name="P4">
这场访问被推迟的背景是，美国声称有所谓的中国“间谍气球”飞越美国大陆上空而引发争议。近来，包括布林肯在内的美国官员还声称中国多年来在古巴运作所谓的“间谍设施”，并于2019年进行升级。美国媒体此前也曾报道这类消息。</text:p>
      <text:p text:style-name="P4">
有关台海局势的言论一直在升温，拜登在去年曾多次表示，如果大陆选择武统台湾，那么美国将会干预并且“捍卫”该岛。多年来，美国一直坚持其所谓的“战略模糊”的官方政策，即在向台湾岛提供重要军事支持的同时，又不明确承认或者承诺会在大陆向其发动攻击时提供援助。</text:p>
      <text:p text:style-name="P4">
本月早些时候，美国海军指责其中国军舰在台湾海峡的一艘美国驱逐舰附近采取“不安全”的行动。官员们将这起事件划入近期发生的多起可能引发事故并升级风险的事件之一，此外，这些事件还包括发生在今年5月的一桩状况——当时，一架中国战斗机在南海上空近距离掠过一架美国侦察机。美方声称此举是“不必要的侵略性机动”，而中国则将事件责任归咎于美国实施的“挑衅”。官员们表示，这些事件凸显了双方加强沟通的必要性。</text:p>
      <text:p text:style-name="P4">
美国还寻求加强它与印太地区盟友之间的关系，包括通过由美国、澳大利亚、印度和日本组成的非正式“四方联盟”。此外，它还与英国和澳大利亚签署了一项名为“奥库斯”（AUKUS）的新安全协议，旨在为澳大利亚配备核动力潜艇。</text:p>
      <text:p text:style-name="P4">
<draw:frame draw:style-name="fr1" draw:name="Image13" text:anchor-type="as-char" svg:width="6.9236in" svg:height="3.894525in" draw:z-index="0">
<draw:image xlink:href="../Images/Aljazeera Chinese/2023-06-15T03-52-30/image-3-1686800224.jpg" xlink:type="simple" xlink:show="embed" xlink:actuate="onLoad" draw:mime-type="image/jpeg"/>
</draw:frame>
中国国防部长谈到与美国的关系“创历史新低” (半岛电视台)</text:p>
      <text:p text:style-name="P4">
近年来，两国之间的贸易关系也一直很紧张。拜登维持了美国前总统唐纳德·特朗普对中国征收的一系列额外关税。拜登政府还对一些关键的先进技术实施了出口管制，例如半导体及其制造工具，同时还鼓励其盟友这样做，并且寻求将关键供应链从中国转移出去。</text:p>
      <text:p text:style-name="P4">
而中国则经常指责美国存在一种危险的冷战思维。</text:p>
      <text:p text:style-name="P4">
尽管如此，近几个月来，两国已经付出一些努力以控制紧张局势。双方还在某些领域内寻求合作，尤其是在气候变化领域内。</text:p>
      <text:p text:style-name="P4">
在上个月，拜登的国家安全顾问杰克·沙利文在维也纳与中国高级外交官员王毅举行了闭门会议。</text:p>
      <text:p text:style-name="P4">
美方称此次会谈“坦诚、实质且富有建设性”。</text:p>
      <text:p text:style-name="P4">
中国驻美国大使馆表示，此次会谈的重点是“消除中美关系存在的障碍，并稳定两国关系使之不再恶化”。</text:p>
      <text:p text:style-name="P4">
布林肯曾于今年2月在慕尼黑安全会议期间与王毅举行会晤。</text:p>
      <text:p text:style-name="P4">
Source: <text:a xlink:type="simple" xlink:href="https://chinese.aljazeera.net/news/political/2023/6/15/%e7%be%8e%e5%9b%bd%e8%af%81%e5%ae%9e%e5%85%b6%e5%9b%bd%e5%8a%a1%e5%8d%bf%e5%b8%83%e6%9e%97%e8%82%af%e5%b0%86%e5%89%8d%e5%be%80%e4%b8%ad%e5%9b%bd%e8%bf%9b%e8%a1%8c%e6%9c%9f%e5%be%85%e5%b7%b2%e4%b9%85" text:style-name="Internet_20_link" text:visited-style-name="Visited_20_Internet_20_Link">
https://chinese.aljazeera.net/news/political/2023/6/15/%e7%be%8e%e5%9b%bd%e8%af%81%e5%ae%9e%e5%85%b6%e5%9b%bd%e5%8a%a1%e5%8d%bf%e5%b8%83%e6%9e%97%e8%82%af%e5%b0%86%e5%89%8d%e5%be%80%e4%b8%ad%e5%9b%bd%e8%bf%9b%e8%a1%8c%e6%9c%9f%e5%be%85%e5%b7%b2%e4%b9%85</text:a>
</text:p>
      <!--NEWS-->
      <text:h text:style-name="P10" text:outline-level="1">
<text:span text:style-name="T4">
德国企业界如何看待对华“去风险”? (Free Version)</text:span>
</text:h>
      <text:p text:style-name="P4">
Authors: ['袁杰']</text:p>
      <text:p text:style-name="P4">
Publisher: 英国《金融时报》</text:p>
      <text:p text:style-name="P4">
Time: 2023-06-15T04:15:09+00:00</text:p>
      <text:p text:style-name="P4">
Published Time: 2023-06-14T12:00:99+08:00</text:p>
      <text:p text:style-name="P4">
Modified Time: 2023-06-14T23:48:99+08:00</text:p>
      <text:p text:style-name="P4">
Description: 袁杰：德国企业界所期待的多元化, 并不是去中国化, 而是“利用好中国市场的机遇”, 同时进一步拓展亚非拉市场。</text:p>
      <text:p text:style-name="P4">
Images: ["<text:a xlink:type="simple" xlink:href="https://thumbor.ftacademy.cn/unsafe/picture/6/000079416_piclink.jpg" text:style-name="Internet_20_link" text:visited-style-name="Visited_20_Internet_20_Link">
000079416_pic...</text:a>
"]</text:p>
      <text:p text:style-name="P4">
Themes: ['中德关系', '关注']</text:p>
      <text:p text:style-name="P4">
Keywords: ['中德关系', '德国', '中德贸易', '德国企业']</text:p>
      <text:p text:style-name="P4">
Type: Article</text:p>
      <!--METADATA-->
      <text:p text:style-name="P4">
<draw:frame draw:style-name="fr1" draw:name="Image14" text:anchor-type="as-char" svg:width="6.9236in" svg:height="3.894525in" draw:z-index="0">
<draw:image xlink:href="../Images/FT Chinese Free Version/2023-06-15T04-15-09-00-00/000079416_piclink.jpg" xlink:type="simple" xlink:show="embed" xlink:actuate="onLoad" draw:mime-type="image/jpeg"/>
</draw:frame>
</text:p>
      <text:p text:style-name="P4">
德国政府欲实施对华“去风险而非脱钩”战略, 旨在通过多元化减少对中国的依赖。但德国企业界所期待的多元化, 并不是去中国化, 而是“利用好中国市场的机遇”,同时进一步拓展亚非拉市场。</text:p>
      <text:p text:style-name="P4">
<text:span text:style-name="T4">
1.战略由来</text:span>
</text:p>
      <text:p text:style-name="P4">
Source: <text:a xlink:type="simple" xlink:href="http://www.ftchinese.com/story/001099971" text:style-name="Internet_20_link" text:visited-style-name="Visited_20_Internet_20_Link">
http://www.ftchinese.com/story/001099971</text:a>
</text:p>
      <!--NEWS-->
      <text:h text:style-name="P10" text:outline-level="1">
<text:span text:style-name="T4">
亞投行前主管批中共操控 加拿大追查</text:span>
</text:h>
      <text:p text:style-name="P4">
Author: None (Language: zh)</text:p>
      <text:p text:style-name="P4">
Publisher: None</text:p>
      <text:p text:style-name="P4">
Time: 2023-06-15T04:42:00Z</text:p>
      <text:p text:style-name="P4">
Description: 亞投行是由中國籌組的一個跨國金融組織，14日遭離職員工踢爆，其高層受中國共產黨主導，內部充滿有毒文化。加拿大作為成員國之一，宣布將暫時凍結往來以利調查。亞投行及中國怎麼回應？</text:p>
      <text:p text:style-name="P4">
Videos: []</text:p>
      <text:p text:style-name="P4">
Images: []</text:p>
      <text:p text:style-name="P4">
Subject: 时政风云</text:p>
      <text:p text:style-name="P4">
Subjects: ['岛屿主权争端', '专题报道：全景观看“习马会”', '中国', '加拿大', '中共十九大', '德中关系']</text:p>
      <text:p text:style-name="P4">
Keywords: ['中加关系', '加拿大', '中国', '亚洲基础设施投资银行', 'AIIB', '亚投行']</text:p>
      <text:p text:style-name="P4">
ID: 65917899</text:p>
      <!--METADATA-->
      <text:p text:style-name="P4">
<text:a xlink:type="simple" xlink:href="https://www.dw.com/zh/overlay/image/article/65917899/18321850" text:style-name="Internet_20_link" text:visited-style-name="Visited_20_Internet_20_Link">
 </text:a>
</text:p>
      <text:p text:style-name="P4">
2014年，亞投行於北京成立，各創始成員國代表出席簽字儀式。</text:p>
      <text:p text:style-name="P4">
（德國之聲中文網）一名現已離職的加拿大籍主管週三（6月14日）指控， <text:a xlink:type="simple" xlink:href="https://www.dw.com/zh/zh/亚投行正式开业-拟年内批准首批贷款/a-18985716" text:style-name="Internet_20_link" text:visited-style-name="Visited_20_Internet_20_Link">
 亞洲基礎設施投資銀行（AIIB，簡稱亞投行）</text:a>
受到中共主宰。同日，加拿大副總理兼財政部長方慧蘭（Chrystia Freeland）表示，該國正在為此進行調查，期間將凍結與亞投行的關係。</text:p>
      <text:p text:style-name="P4">
<text:a xlink:type="simple" xlink:href="https://www.dw.com/zh/zh/北京转向亚投行冻结俄罗斯业务/a-61017358" text:style-name="Internet_20_link" text:visited-style-name="Visited_20_Internet_20_Link">
 亞投行總部設於北京 </text:a>
，是全球首個由中國倡議設立的多邊金融機構，旨在向亞洲各國家和地區政府提供資金，以支持基礎設施建設等開發項目。</text:p>
      <text:p text:style-name="P4">
<text:a xlink:type="simple" xlink:href="https://www.dw.com/zh/zh/亚投行再添新丁/a-38084606" text:style-name="Internet_20_link" text:visited-style-name="Visited_20_Internet_20_Link">
 該機構迄今有106個國家和政府成員 </text:a>
，包含大部分亞洲國家、澳大利亞、俄羅斯、英國及法國等； <text:a xlink:type="simple" xlink:href="https://www.dw.com/zh/zh/加拿大将于年底申请加入亚投行/a-19516700" text:style-name="Internet_20_link" text:visited-style-name="Visited_20_Internet_20_Link">
 加拿大於2018年3月加入</text:a>
，日本及美國則沒有參與。德國則是亞投行在全球的第4大股東，也是亞洲區外最大股東。</text:p>
      <text:p text:style-name="P4">
該名提出指控的亞投行前員工名為畢加博（BobPickard），他在該行任職15個月之後，14日在推特宣布，他已辭去該銀行全球聯絡主管的職務，並批評該銀行管理層「受到共產黨員主宰」，組織內部充滿「有毒文化」，不認為擁有亞投行成員資格符合加拿大利益。</text:p>
      <text:p text:style-name="P4">
畢加博寫道：「身為愛國的加拿大人，這是我唯一的選擇。」他還回覆網友留言道：「我親眼目睹共產黨政客佔據該銀行關鍵職位的程度。西方公眾並沒有因亞投行的成員資格而獲益。」</text:p>
      <text:p text:style-name="P4">
對此，方慧蘭告訴路透社，她已指示財政部對有關指控、該國在亞投行的參與展開調查，同時「立即停止在該銀行所有由政府主導的活動」，且不排除對調查結果採取任何行動。報導分析，此言暗示加拿大或將進一步宣布正式退出亞投行。</text:p>
      <text:p text:style-name="P4">
亞投行透過電郵發表聲明指出，畢加博提出的公開言論及描述「毫無根據，並且令人失望」。《華爾街日報》則查閱了亞投行的內部電郵指出，該行行長、中國前財政部副部長金立群14日致信全體員工，承認這些言論可能為公司帶來不確定性，但祝福畢加博未來一切順利。</text:p>
      <text:p text:style-name="P4">
中國駐加拿大使館則回應路透社的置評請求表示：「關於『亞投行由中國共產黨控制』的說法只是一個謊言。」</text:p>
      <text:p text:style-name="P4">
</text:p>
      <text:p text:style-name="P4">
加拿大與德國都是亞投行的成員。圖為去年加國副總理兼財長方慧蘭歡迎德國總理肖爾茨訪加。</text:p>
      <text:h text:style-name="P12" text:outline-level="3">
<text:span text:style-name="T4">
中加關係雪上加霜</text:span>
</text:h>
      <text:p text:style-name="P4">
路透社分析，方慧蘭的發言標誌著中加關係再次惡化。過去5年，兩國關係也一直處於冰點狀態。</text:p>
      <text:p text:style-name="P4">
今年5月， <text:a xlink:type="simple" xlink:href="https://www.dw.com/zh/zh/加拿大召見中國大使-考慮驅逐外交官/a-65509675" text:style-name="Internet_20_link" text:visited-style-name="Visited_20_Internet_20_Link">
 加拿大驅逐了一名中國外交官 </text:a>
，指控他試圖恐嚇其保守黨國會議員莊文浩及其親屬，北京也隨即祭出反制，將一名加拿大外交官列為「不受歡迎的人」，要求她在期限內離開中國。</text:p>
      <text:p text:style-name="P4">
近期加拿大多家媒體指出，中國以政治獻金、社群媒體假訊息、資助華裔志工進行投票動員等方式，干預加拿大2019年、2021年的選舉。 <text:a xlink:type="simple" xlink:href="https://www.dw.com/zh/zh/中國加拿大針鋒相對-特魯多不會被嚇倒/a-65556706" text:style-name="Internet_20_link" text:visited-style-name="Visited_20_Internet_20_Link">
加拿大政府為此成立專案小組進行調查 </text:a>
，指選舉結果並沒有受到外國干預影響。</text:p>
      <text:p text:style-name="P4">
加拿大加入亞投行時，已是由現任總理特魯多（JustinTrudeau）執政。反對黨長期以來不斷要求渥太華退出該銀行，指控該行是北京在整個太平洋地區輸出威權主義的工具。</text:p>
      <text:h text:style-name="P12" text:outline-level="3">
<text:span text:style-name="T4">
亚投行启动：亚洲的机会，中国的机会？</text:span>
</text:h>
      <text:p text:style-name="P4">
（路透社、《華爾街日報》）</text:p>
      <text:p text:style-name="P4">
Source: <text:a xlink:type="simple" xlink:href="https://www.dw.com/zh/亞投行前主管批中共操控-加拿大追查/a-65917899" text:style-name="Internet_20_link" text:visited-style-name="Visited_20_Internet_20_Link">
https://www.dw.com/zh/亞投行前主管批中共操控-加拿大追查/a-65917899?maca=chi-rss-chi-all-1127-rdf</text:a>
</text:p>
      <!--NEWS-->
      <text:h text:style-name="P10" text:outline-level="1">
<text:span text:style-name="T4">
希腊海域再现沉船事件 至少79人死亡和数百人失踪</text:span>
</text:h>
      <text:p text:style-name="P4">
Author: https://www.facebook.com/bbcworldservice/</text:p>
      <text:p text:style-name="P4">
Publisher: BBC News 中文</text:p>
      <text:p text:style-name="P4">
Published Time: 2023-06-15T06:41:27.000Z</text:p>
      <text:p text:style-name="P4">
Modified Time: 2023-06-15T06:41:27.000Z</text:p>
      <text:p text:style-name="P4">
Description: 这是今年最致命的移民沉船事件之一，据称船上有多达500至700人，远超该船承载量。</text:p>
      <text:p text:style-name="P4">
Images: ["<text:a xlink:type="simple" xlink:href="https://ichef.bbci.co.uk/news/640/cpsprodpb/C4A3/production/_130093305_fd52450a7713b5140f4221b45d7651c4cd397de20_313_1125_6321000x563.jpg" text:style-name="Internet_20_link" text:visited-style-name="Visited_20_Internet_20_Link">
_130093305_fd...</text:a>
"]</text:p>
      <text:p text:style-name="P4">
Videos: ["<text:a xlink:type="simple" xlink:href="https://www.bbc.com/ws/av-embeds/cps/zhongwen/simp/world-65912553/p08b48b5/zh-hans" text:style-name="Internet_20_link" text:visited-style-name="Visited_20_Internet_20_Link">
zh-hans</text:a>
"]</text:p>
      <text:p text:style-name="P4">
Tags: ['歐洲', '难民和寻求庇护者', '希腊', '农民工']</text:p>
      <text:p text:style-name="P4">
Type: Article</text:p>
      <!--METADATA-->
      <text:h text:style-name="P12" text:outline-level="3">
<text:span text:style-name="T4">
希腊海域再现沉船事件 至少79人死亡和数百人失踪</text:span>
</text:h>
      <ul>
        <li>
乔治.赖特和劳拉.戈齐   * BBC News</li>
      </ul>
      <text:p text:style-name="P4">
2023年6月15日<draw:frame draw:style-name="fr1" draw:name="Image17" text:anchor-type="as-char" svg:width="6.9236in" svg:height="3.894525in" draw:z-index="0">
<draw:image xlink:href="../Images/BBC Chinese/2023-06-15T06-41-27.000Z/_130093305_fd52450a7713b5140f4221b45d7651c4cd397de20_313_1125_6321000x563.jpg" xlink:type="simple" xlink:show="embed" xlink:actuate="onLoad" draw:mime-type="image/jpeg"/>
</draw:frame>
</text:p>
      <text:p text:style-name="P4">
图像来源，  Hellenic Coast Guard</text:p>
      <text:p text:style-name="P4">
图像加注文字，</text:p>
      <text:p text:style-name="P4">
希腊当局公布渔船倾覆前的画面</text:p>
      <text:p text:style-name="P4">
<text:span text:style-name="T4">
一艘载有难民的渔船在希腊南部海岸倾覆沉没，导致最少79人死亡。</text:span>
</text:p>
      <text:p text:style-name="P4">
希腊官员表示，目前过百人获救，但仍有数百人失踪。</text:p>
      <text:p text:style-name="P4">
当局指这是希腊最严重的移民悲剧之一，宣布全国哀悼三天。</text:p>
      <text:p text:style-name="P4">
该渔船在皮洛斯（Pylos）西南约80公里处沉没，海岸防卫队此前说，渔船拒绝接受救援。</text:p>
      <text:p text:style-name="P4">
海岸防卫队指，周二晚间欧洲边境与海岸警卫队（Frontex）一架飞机在国际水域发现该艘船，船上的人都没有穿救生衣。</text:p>
      <text:p text:style-name="P4">
<text:a xlink:type="simple" xlink:href="https://www.bbc.com/zhongwen/simp/world-61807533" text:style-name="Internet_20_link" text:visited-style-name="Visited_20_Internet_20_Link">
 移民、难民和寻求避难者之间到底有何区别？ </text:a>
  * <text:a xlink:type="simple" xlink:href="https://www.bbc.com/zhongwen/simp/world-61343585" text:style-name="Internet_20_link" text:visited-style-name="Visited_20_Internet_20_Link">
 英国的卢旺达安置计划：有难民称“没有人会接受” </text:a>
  * <text:a xlink:type="simple" xlink:href="https://www.bbc.com/zhongwen/simp/world-62048747" text:style-name="Internet_20_link" text:visited-style-name="Visited_20_Internet_20_Link">
 俄罗斯入侵乌克兰造成了多少难民，他们去了哪里？ </text:a>
  * <text:a xlink:type="simple" xlink:href="https://www.bbc.com/zhongwen/simp/business-50013928" text:style-name="Internet_20_link" text:visited-style-name="Visited_20_Internet_20_Link">
 买卖护照国籍背后：全球巨额利润产业揭秘 </text:a>
  * <text:a xlink:type="simple" xlink:href="https://www.bbc.com/zhongwen/simp/world-61979550" text:style-name="Internet_20_link" text:visited-style-name="Visited_20_Internet_20_Link">
 从偷渡惨案看世界四条最危险的非法移民路线 </text:a>
  * <text:a xlink:type="simple" xlink:href="https://www.bbc.com/zhongwen/simp/chinese-news-64222835" text:style-name="Internet_20_link" text:visited-style-name="Visited_20_Internet_20_Link">
 雨林、抢匪以及“美国梦”：90后中国人偷渡“润美”的新路线 </text:a>
</text:p>
      <text:p text:style-name="P4">
希腊国家广播电视公司ERT引述航运部门提供的时间表报道称，当局曾多次用卫星电话与该船联系，表示可以提供帮助，但渔船一再表示： “我们只想继续前往意大利”。</text:p>
      <text:p text:style-name="P4">
数小时后，即当地周三01:40（格林尼治标准时间23:40），据称船上有人通知希腊海岸防卫队，该渔船的发动机故障。</text:p>
      <text:p text:style-name="P4">
不久后船只倾覆，仅仅10至15分钟就完全沉没。当局展开搜救行动，但因强风而变得困难。</text:p>
      <text:p text:style-name="P4">
支援难民热线“报警电话”（Alarm Phone）表示，海岸防卫队"在派出任何帮助之前，已经知道该船遇险数小时”，又指当局“从不同渠道获悉”该渔船有问题。</text:p>
      <text:p text:style-name="P4">
该组织补充指，船上的移民可能害怕面对希腊当局，因为他们知道该国“有可怕的系统用来对付难民”。</text:p>
      <text:h text:style-name="P12" text:outline-level="3">
<text:span text:style-name="T4">
严重超载</text:span>
</text:h>
      <text:p text:style-name="P4">
</text:p>
      <text:p text:style-name="P4">
图像来源，  Getty Images</text:p>
      <text:p text:style-name="P4">
图像加注文字，</text:p>
      <text:p text:style-name="P4">
收容中心的幸存者</text:p>
      <text:p text:style-name="P4">
据信，这艘渔船是从利比亚前往意大利，船上大多数人被认为是20多岁的男子。</text:p>
      <text:p text:style-name="P4">
据当地媒体报道，他们已经航行数天，有报道称周二下午，一艘提供食物和水的马耳他货船曾接近该船。</text:p>
      <text:p text:style-name="P4">
有生还者称，船上有多达500至700人，一当地卫生部门官员雅尼斯·卡尔维利斯（YiannisKarvelis）表示这是一场前所未有的悲剧，“船上的人数远远超出了承载量。”</text:p>
      <text:p text:style-name="P4">
海岸防卫队上尉阿莱克斯由（Nikolaos Alexiou）对公共电视台表示，他的同事看到人们挤在甲板上，船只在地中海一处最深处的地方沉没。</text:p>
      <text:p text:style-name="P4">
当局尚未公布遇难者的国籍。生还者被送往卡拉马塔镇（Kalamata），许多人因体温过低或受轻伤送院留医。</text:p>
      <text:p text:style-name="P4">
希腊国家广播电视公司ERT报道指，三名怀疑是人口贩子的人士，被带到卡拉马塔的中央港务部门受查。</text:p>
      <text:p text:style-name="P4">
希腊总统卡特琳娜·萨凯拉罗普鲁（Katerina Sakellaropoulou）探视部分生还者，并对死者表示悲痛。</text:p>
      <text:p text:style-name="P4">
</text:p>
      <text:p text:style-name="P4">
图像来源，  EPA</text:p>
      <text:p text:style-name="P4">
图像加注文字，</text:p>
      <text:p text:style-name="P4">
有生还者需要送院治疗</text:p>
      <text:p text:style-name="P4">
每年均有数百人在试图穿越地中海时死亡。今年2月，一艘载有移民的船只在意大利南部卡拉布里亚（Calabria）地区的库特罗（Cutro）附近倾覆，造成至少94人死亡，是有记录以来最致命的事件之一。</text:p>
      <text:p text:style-name="P4">
希腊移民部官员伊奥尔戈斯·米凯利迪斯（Yiorgos Michaelidis）接受BBC节目今夜世界（WorldTonight）访问，指希腊曾多次表示，欧盟需要拿出一个“有效的”移民政策，“以便接受真正有需要的人，而不仅仅是那些有钱支付偷渡费的人”。</text:p>
      <text:p text:style-name="P4">
他说：“现在是人口走私者决定谁来欧洲。”</text:p>
      <text:p text:style-name="P4">
“是要由欧盟为那些真正需要的人提供庇护，帮助和安全。这不是希腊、意大利或塞浦路斯的问题......欧盟才是必须达成有效移民政策的一方。”</text:p>
      <text:p text:style-name="P4">
希腊是中东丶亚洲和非洲难民及移民进入欧盟的主要通道之一。</text:p>
      <text:p text:style-name="P4">
上月，一段影片显示希腊政府强行驱逐在海上漂流的移民，遭国际社会批评。</text:p>
      <text:p text:style-name="P4">
联合国数据显示，今年有超过7万名难民和移民抵达欧洲的前线国家，其中大部分在意大利登陆。</text:p>
      <text:p text:style-name="P4">
<text:a xlink:type="simple" xlink:href="https://www.bbc.com/ws/av-embeds/cps/zhongwen/simp/world-65912553/p08b48b5/zh-hans" text:style-name="Internet_20_link" text:visited-style-name="Visited_20_Internet_20_Link">
 Video-1-Link：/ws/av-embeds/cps/zhongwen/simp/world-65912553/p08b48b5/zh-hans</text:a>
 <text:span text:style-name="T4">
你的器材不支持播放多媒体材料</text:span>
视频加注文字，</text:p>
      <text:p text:style-name="P4">
欧洲移民劳工讨薪难</text:p>
      <text:p text:style-name="P4">
Source: <text:a xlink:type="simple" xlink:href="https://www.bbc.com/zhongwen/simp/world-65912553" text:style-name="Internet_20_link" text:visited-style-name="Visited_20_Internet_20_Link">
https://www.bbc.com/zhongwen/simp/world-65912553</text:a>
</text:p>
      <!--NEWS-->
      <text:h text:style-name="P10" text:outline-level="1">
<text:span text:style-name="T4">
俄罗斯对乌克兰战争的今日发展</text:span>
</text:h>
      <text:p text:style-name="P4">
Author: 半岛电视台＋通讯社</text:p>
      <text:p text:style-name="P4">
Publisher: Al Jazeera</text:p>
      <text:p text:style-name="P4">
Published Time: 2023-06-15T07:21:54</text:p>
      <text:p text:style-name="P4">
Modified Time: 2023-06-15T14:59:54</text:p>
      <text:p text:style-name="P4">
Description: 北约国防部长正在布鲁塞尔举行会议，重点讨论对乌克兰的支持以及储备武器和弹药的共同努力。</text:p>
      <text:p text:style-name="P4">
Images: ["<text:a xlink:type="simple" xlink:href="https://chinese.aljazeera.net/wp-content/uploads/2023/06/2023-06-13T152452Z_1446248062_RC2RH1A9TNGJ_RTRMADP_3_UKRAINE-CRISIS-DAM-KHERSON-REGION-1686833922-1686836452.jpg" text:style-name="Internet_20_link" text:visited-style-name="Visited_20_Internet_20_Link">
2023-06-13T15...</text:a>
"]</text:p>
      <text:p text:style-name="P4">
Topics: ['乌克兰战争', '军事', '政治', '新闻']</text:p>
      <text:p text:style-name="P4">
Keywords: ['乌克兰战争', '军事', '政治', '新闻', '世界', '乌克兰', '俄罗斯', '欧洲']</text:p>
      <text:p text:style-name="P4">
Type: Article</text:p>
      <!--METADATA-->
      <text:p text:style-name="P4">
<draw:frame draw:style-name="fr1" draw:name="Image21" text:anchor-type="as-char" svg:width="6.9236in" svg:height="4.612793in" draw:z-index="0">
<draw:image xlink:href="../Images/Aljazeera Chinese/2023-06-15T07-21-54/2023-06-13T152452Z_1446248062_RC2RH1A9TNGJ_RTRMADP_3_UKRAINE-CRISIS-DAM-KHERSON-REGION-1686833922-1686836452.jpg" xlink:type="simple" xlink:show="embed" xlink:actuate="onLoad" draw:mime-type="image/jpeg"/>
</draw:frame>
在卡霍夫卡大坝决堤后，赫尔松当地村民看着自己被洪水淹没的住房 (路透社)</text:p>
      <ul>
        <li>
俄罗斯当局报告称，在卡霍夫卡大坝决堤后，洪水在赫尔松地区导致更多人员死亡，而第聂伯河两岸的死亡总人数已达到28人。   * 一名乌克兰高级军事官员表示，乌军在对俄罗斯军队发动的反攻中重新控制了超过100平方公里的领土。</li>
      </ul>
      <text:p text:style-name="P4">
阅读更多</text:p>
      <text:p text:style-name="P4">
Source: <text:a xlink:type="simple" xlink:href="https://chinese.aljazeera.net/news/war-in-ukraine/liveblog/2023/6/15/%e4%bf%84%e7%bd%97%e6%96%af%e5%af%b9%e4%b9%8c%e5%85%8b%e5%85%b0%e6%88%98%e4%ba%89%e7%9a%84%e4%bb%8a%e6%97%a5%e5%8f%91%e5%b1%95-358" text:style-name="Internet_20_link" text:visited-style-name="Visited_20_Internet_20_Link">
https://chinese.aljazeera.net/news/war-in-ukraine/liveblog/2023/6/15/%e4%bf%84%e7%bd%97%e6%96%af%e5%af%b9%e4%b9%8c%e5%85%8b%e5%85%b0%e6%88%98%e4%ba%89%e7%9a%84%e4%bb%8a%e6%97%a5%e5%8f%91%e5%b1%95-358</text:a>
</text:p>
      <!--NEWS-->
      <text:h text:style-name="P10" text:outline-level="1">
<text:span text:style-name="T4">
随着危机加深，缅甸民族团结政府就种族差异进行谈判</text:span>
</text:h>
      <text:p text:style-name="P4">
Author: 半岛电视台</text:p>
      <text:p text:style-name="P4">
Publisher: Al Jazeera</text:p>
      <text:p text:style-name="P4">
Published Time: 2023-06-15T09:06:41</text:p>
      <text:p text:style-name="P4">
Modified Time: 2023-06-15T09:06:41</text:p>
      <text:p text:style-name="P4">
Description: 昂妙敏——缅甸平行民族团结政府 (NUG) 的人权部长——敦促世界追究缅甸军方自两年多前掌权以来可能犯下的战争罪行的责任。</text:p>
      <text:p text:style-name="P4">
Images: ["<text:a xlink:type="simple" xlink:href="https://chinese.aljazeera.net/wp-content/uploads/2023/06/1-1686819411.png" text:style-name="Internet_20_link" text:visited-style-name="Visited_20_Internet_20_Link">
1-1686819411.png</text:a>
", "<text:a xlink:type="simple" xlink:href="https://chinese.aljazeera.net/wp-content/uploads/2023/06/1-1686819475.png" text:style-name="Internet_20_link" text:visited-style-name="Visited_20_Internet_20_Link">
1-1686819475.png</text:a>
", "<text:a xlink:type="simple" xlink:href="https://chinese.aljazeera.net/wp-content/uploads/2023/06/1-1686819517.png" text:style-name="Internet_20_link" text:visited-style-name="Visited_20_Internet_20_Link">
1-1686819517.png</text:a>
", "<text:a xlink:type="simple" xlink:href="https://chinese.aljazeera.net/wp-content/uploads/2023/06/1-1686819556.png" text:style-name="Internet_20_link" text:visited-style-name="Visited_20_Internet_20_Link">
1-1686819556.png</text:a>
", "<text:a xlink:type="simple" xlink:href="https://chinese.aljazeera.net/wp-content/uploads/2023/06/1-1686819624.png" text:style-name="Internet_20_link" text:visited-style-name="Visited_20_Internet_20_Link">
1-1686819624.png</text:a>
", "<text:a xlink:type="simple" xlink:href="https://chinese.aljazeera.net/wp-content/uploads/2023/06/1-1686819798.jpg" text:style-name="Internet_20_link" text:visited-style-name="Visited_20_Internet_20_Link">
1-1686819798.jpg</text:a>
"]</text:p>
      <text:p text:style-name="P4">
Topics: ['军事', '政治', '新闻']</text:p>
      <text:p text:style-name="P4">
Keywords: ['军事', '政治', '新闻', '缅甸']</text:p>
      <text:p text:style-name="P4">
Type: Article</text:p>
      <!--METADATA-->
      <text:p text:style-name="P4">
<draw:frame draw:style-name="fr1" draw:name="Image22" text:anchor-type="as-char" svg:width="6.9236in" svg:height="4.612736in" draw:z-index="0">
<draw:image xlink:href="../Images/Aljazeera Chinese/2023-06-15T09-06-41/1-1686819411.png" xlink:type="simple" xlink:show="embed" xlink:actuate="onLoad" draw:mime-type="image/png"/>
</draw:frame>
 缅甸少数民族成员在墨尔本向昂妙敏提问（半岛电视台）</text:p>
      <text:p text:style-name="P4">
昂妙敏——缅甸平行民族团结政府 (NUG) 的人权部长——敦促世界追究缅甸军方自两年多前掌权以来可能犯下的战争罪行的责任。</text:p>
      <text:p text:style-name="P4">
访问澳大利亚，会见宣传团体和非政府组织，并在大学发表演讲，这位部长还旨在为文职政府推翻军政府的运动赢得支持。</text:p>
      <text:p text:style-name="P4">
自从军方于 2021 年 2月将缅甸民选的全国民主联盟(NLD)党从政府中撤职以来，这个种族多元化的国家分裂成许多国内冲突，加剧了某些地区已经持续了几十年的动荡局势。</text:p>
      <text:p text:style-name="P4">
民族团结政府与被推翻的领导人昂山素季的非暴力立场不同，相反，民族团结政府通过建立所谓的人民国防军 (PDF)加入战斗，有时与已建立的民族武装团体一起训练和战斗。</text:p>
      <text:p text:style-name="P4">
军方不断恶化的侵犯人权行为加剧了各种国内冲突，包括据称轰炸平民，这位部长称其为“危害人类罪和战争罪”。</text:p>
      <text:p text:style-name="P4">
昂妙敏告诉半岛电视台说，“我们不仅强调该国正在发生的事情，而且我们还呼吁在国际司法体系中通过一切可能的方式追究国际责任。”</text:p>
      <text:p text:style-name="P4">
上个月，摩卡飓风席卷了若开邦西北部的低洼地区，摧毁了许多罗兴亚人居住了十多年的营地，加剧了人们对在这个迅速分裂的国家中对人道主义援助进行军事控制的担忧。</text:p>
      <text:p text:style-name="P4">
民族团结政府——由昂山素季的全国民主联盟成员组成——与外国政府保持外交关系，但尚未获得官方承认——这也受到领导夺权的将军们的垂涎。</text:p>
      <text:p text:style-name="P4">
<draw:frame draw:style-name="fr1" draw:name="Image23" text:anchor-type="as-char" svg:width="6.9236in" svg:height="4.621728in" draw:z-index="0">
<draw:image xlink:href="../Images/Aljazeera Chinese/2023-06-15T09-06-41/1-1686819475.png" xlink:type="simple" xlink:show="embed" xlink:actuate="onLoad" draw:mime-type="image/png"/>
</draw:frame>
民族团结政府人权部长昂妙敏的澳大利亚之行计划支持当地缅甸社区的支持，并为获得认可建立势头（半岛电视台）</text:p>
      <text:p text:style-name="P4">
在此之际，作为民族团结政府派驻澳大利亚的第一位代表，昂妙敏还会见了外交部长黄英贤的顾问。</text:p>
      <text:p text:style-name="P4">
昂妙敏表示，“我们必须尽最大努力让民族团结政府被承认为合法政府，因为我们是合法政府。”</text:p>
      <text:p text:style-name="P4">
民族团结政府的 PDF 团体也被指控侵犯人权，去年 8 月，三名成员在实皆中部的昌吴(Chaung-U)镇面临法外处决和强奸疑似军事同情者的指控。</text:p>
      <text:p text:style-name="P4">
被指控的肇事者尚未被绳之以法。</text:p>
      <text:p text:style-name="P4">
作为回应，这位部长告诉半岛电视台说，此案“正在采取法律行动”，民族团结政府“通过采用适用于人民国防军每一名成员的军事行为准则，正在做很多事情来防止这种事情（发生）：服从和尊重。”</text:p>
      <text:h text:style-name="P13" text:outline-level="4">
<text:span text:style-name="T4">
缅族统治</text:span>
</text:h>
      <text:p text:style-name="P4">
进一步阻碍民族团结政府创造可持续支持努力因素，是构成缅甸的种族群体的多样性，其中许多人在最近的政变之前很久就在与军队作战。</text:p>
      <text:p text:style-name="P4">
据官方统计，这个拥有超过 5500 万人口的国家有超过 135 个民族，这个国家在 1948年英国殖民统治结束时建立，前身为缅甸和英属印度的一部分，主要是穆斯林的罗兴亚人不计入少数民族，因为历届缅甸政府都将他们描述为来自孟加拉国的“闯入者”，根据1982 年的一项法律，罗兴亚人被剥夺了公民身份。</text:p>
      <text:p text:style-name="P4">
尽管这个国家具有多样性，但占多数的缅族（也称为缅人）控制着军队和主要政党，例如全国民主联盟，加剧了持续的种族紧张局势。</text:p>
      <text:p text:style-name="P4">
但这位人权部长告诉半岛电视台说，领导层必须包容其他族裔群体，包括民间社会和族裔武装团体 (EAG)。</text:p>
      <text:p text:style-name="P4">
这位人权部长表示，“民族团结政府由不同的利益相关者组成，包括 2020 年选举的议会成员，以及种族背景的代表。”</text:p>
      <text:p text:style-name="P4">
“重要的是带来信任，并证明民族团结政府（正在）与不同种族群体合作。”</text:p>
      <text:p text:style-name="P4">
<draw:frame draw:style-name="fr1" draw:name="Image24" text:anchor-type="as-char" svg:width="6.9236in" svg:height="4.621728in" draw:z-index="0">
<draw:image xlink:href="../Images/Aljazeera Chinese/2023-06-15T09-06-41/1-1686819517.png" xlink:type="simple" xlink:show="embed" xlink:actuate="onLoad" draw:mime-type="image/png"/>
</draw:frame>
民族团结政府人权部长昂妙敏在墨尔本与缅甸侨民交谈，担心其与少数民族的接触（半岛电视台）</text:p>
      <text:p text:style-name="P4">
昂妙敏在接受半岛电视台采访时，承认被军方关押的昂山素季未能充分解决 2017 年的军事镇压行动，这场行动迫使近百万罗兴亚人进入孟加拉国南部。</text:p>
      <text:p text:style-name="P4">
许多人——其中包括罗兴亚人——曾认为这位诺贝尔和平奖获得者将成为他们的拥护者，相反，在 2019 年 12月，虽然她仍然是该国事实上的领导人，但她前往海牙国际法庭为军队辩护，使其免受种族灭绝指控。</text:p>
      <text:p text:style-name="P4">
昂妙敏坚称，“（民族团结政府）做的第一件事就是承认针对罗兴亚人的罪行，这不再是一个隐藏的议程。”</text:p>
      <text:p text:style-name="P4">
“我们强烈建议并致力于为遭受军方多种形式犯罪的罗兴亚人和其他少数民族伸张正义。”</text:p>
      <text:p text:style-name="P4">
Rual Thang 来自缅甸西部以基督教为主的钦邦，位于若开邦上方，现在住在澳大利亚，并在旅途中结识了这位部长。</text:p>
      <text:p text:style-name="P4">
他告诉半岛电视台说，民族团结政府成功地与不同种族群体接触至关重要，不仅在缅甸，而且在国际侨民中也是如此。</text:p>
      <text:p text:style-name="P4">
他表示，“与不同部落和民族社区的接触是必要的，”他并补充说，“否则，他们在人民中的合法性，尤其是对少数民族的合法性，可能会受到影响。”</text:p>
      <text:p text:style-name="P4">
2019 年临时移居澳大利亚求学的 Rual Thang，由于 2021 年政变以来的战斗升级以及他等政治活动家的镇压，现在不愿返回。</text:p>
      <text:p text:style-name="P4">
2019 年临时移居澳大利亚求学的 Rual Thang，由于 2021 年政变以来的战斗升级，以及对像他这样政治活动家的镇压，他现在不愿回国。</text:p>
      <text:p text:style-name="P4">
政变后出现了钦兰国防军 (CDF) 和钦邦国防军 (CNDF) 等武装团体，并与长期存在的钦民族军(CNA)结盟，后者是在 1988年一次重大政治起义之后成立的。</text:p>
      <text:p text:style-name="P4">
Rual Thang 告诉半岛电视台，在他看来，钦族不想脱离缅甸，而是想在联邦内阁中获得平等的代表权。</text:p>
      <text:p text:style-name="P4">
他并表示，“钦族人有自己的政治议程，首要任务是联邦州，但不一定是从缅甸大陆继承（或）解体，这不是钦族人的政治目标。”</text:p>
      <text:p text:style-name="P4">
在承认部长为在各族裔群体之间建立团结所做的努力的同时，他也对民族团结政府的多样性主张持怀疑态度，并认为民族团结政府继续代表缅族主导的全国民主联盟。</text:p>
      <text:p text:style-name="P4">
他告诉半岛电视台说，“在我看来，民族团结政府是一个流亡的影子政府，基本上代表全国民主联盟党，不一定代表所有民族社区。”</text:p>
      <text:p text:style-name="P4">
“现在的目标是如何推翻军人独裁，我们需要不同种族社区之间的协调，以及与民族团结政府的强有力协调，但我认为，我们在民族团结政府和少数民族社区领袖之间并没有看到太多（协调）。”</text:p>
      <text:p text:style-name="P4">
<draw:frame draw:style-name="fr1" draw:name="Image25" text:anchor-type="as-char" svg:width="6.9236in" svg:height="4.621728in" draw:z-index="0">
<draw:image xlink:href="../Images/Aljazeera Chinese/2023-06-15T09-06-41/1-1686819556.png" xlink:type="simple" xlink:show="embed" xlink:actuate="onLoad" draw:mime-type="image/png"/>
</draw:frame>
 来自钦邦的 Rual Thang表示，民族团结政府和少数民族需要加强协调以推翻军政府（半岛电视台）<draw:frame draw:style-name="fr1" draw:name="Image26" text:anchor-type="as-char" svg:width="6.9236in" svg:height="4.621728in" draw:z-index="0">
<draw:image xlink:href="../Images/Aljazeera Chinese/2023-06-15T09-06-41/1-1686819624.png" xlink:type="simple" xlink:show="embed" xlink:actuate="onLoad" draw:mime-type="image/png"/>
</draw:frame>
流亡的罗兴亚人哈比布拉曼表示，他想知道民族团结政府的意图是否真诚（半岛电视台）</text:p>
      <text:p text:style-name="P4">
据自由亚洲电台的缅甸服务本周报道，来自实皆省 170 多个PDF 的代表仍然不愿与民族团结政府结盟，他们在 5月底举行了为期两天的战略会议，但没有邀请民族团结政府官员，这表明存在潜在差异。</text:p>
      <text:h text:style-name="P13" text:outline-level="4">
<text:span text:style-name="T4">
需要“值得信赖的联盟”</text:span>
</text:h>
      <text:p text:style-name="P4">
一些罗兴亚人也对民族团结政府的动机持怀疑态度。</text:p>
      <text:p text:style-name="P4">
流亡澳大利亚的哈比布拉曼告诉半岛电视台说，“（民族团结政府）没有让任何罗兴亚代表参与他们的政治管理。”</text:p>
      <text:p text:style-name="P4">
“我们不知道（民族团结政府）是否在利用我们作为政治替罪羊，或者他们是否真诚。”</text:p>
      <text:p text:style-name="P4">
若开邦是缅甸大部分剩余罗兴亚人居住的地方，进一步加剧了若开邦的复杂局势，这是分裂主义若开军 (AA)所在地，哈比布拉曼认为若开军控制了该地区约 70%的地区。</text:p>
      <text:p text:style-name="P4">
哈比布拉曼告诉半岛电视台说，军方、若开军和民族团结政府之间的局势是一场等待比赛，看谁将控制该地区。</text:p>
      <text:p text:style-name="P4">
哈比布拉曼表示，“我们（罗兴亚人）不知道民族团结政府是否会成功，或者若开军是否会成功。”</text:p>
      <text:p text:style-name="P4">
尽管如此，一些分析人士认为民族团结政府已经取得了进展。</text:p>
      <text:p text:style-name="P4">
来自澳大利亚国立大学缅甸研究中心的尼克·奇斯曼告诉半岛电视台说，民族团结政府拥有一个“故意多元化的内阁，与公然由缅甸人主导的全国民主联盟相比。”</text:p>
      <text:p text:style-name="P4">
尼克·奇斯曼表示，“民族团结政府内阁有很多非缅族成员，包括代理总统（来自克钦邦）、代理总理（来自普沃克伦）、联邦工会部长（来自钦邦）、劳工部长（来自孟邦）、妇女事务部长（来自 S’gawKaren）、国际合作部长（来自钦邦）和自然资源部长（来自克钦邦）”他并补充说，虽然目前还没有罗兴亚人担任部长或副部长，但人权部长已承诺会有。</text:p>
      <text:p text:style-name="P4">
<draw:frame draw:style-name="fr1" draw:name="Image27" text:anchor-type="as-char" svg:width="6.9236in" svg:height="3.894525in" draw:z-index="0">
<draw:image xlink:href="../Images/Aljazeera Chinese/2023-06-15T09-06-41/1-1686819798.jpg" xlink:type="simple" xlink:show="embed" xlink:actuate="onLoad" draw:mime-type="image/jpeg"/>
</draw:frame>
 缅甸：“恐怖运动”</text:p>
      <text:p text:style-name="P4">
尼克·奇斯曼还承认，民族团结政府在建立信任和团结各族裔群体的不同愿望方面面临的巨大挑战。</text:p>
      <text:p text:style-name="P4">
他并表示，“民族团结政府不可能也不会联合所有武装团体对抗缅甸军队，不同的群体有不同的利益。”</text:p>
      <text:p text:style-name="P4">
尼克·奇斯曼表示，“民族团结政府需要与军事和政治上强大的团体结成值得信赖的联盟，主要是，它需要能够从 PDF中形成自己的命令结构，由于他们中的许多人不想被指挥，而且民族团结政府无法通过支持方式为他们提供太多（如果有的话），这是一项艰巨的任务。”</text:p>
      <text:p text:style-name="P4">
Source: <text:a xlink:type="simple" xlink:href="https://chinese.aljazeera.net/news/2023/6/15/%e9%9a%8f%e7%9d%80%e5%8d%b1%e6%9c%ba%e5%8a%a0%e6%b7%b1%e7%bc%85%e7%94%b8%e6%b0%91%e6%97%8f%e5%9b%a2%e7%bb%93%e6%94%bf%e5%ba%9c%e5%b0%b1%e7%a7%8d%e6%97%8f%e5%b7%ae%e5%bc%82%e8%bf%9b%e8%a1%8c" text:style-name="Internet_20_link" text:visited-style-name="Visited_20_Internet_20_Link">
https://chinese.aljazeera.net/news/2023/6/15/%e9%9a%8f%e7%9d%80%e5%8d%b1%e6%9c%ba%e5%8a%a0%e6%b7%b1%e7%bc%85%e7%94%b8%e6%b0%91%e6%97%8f%e5%9b%a2%e7%bb%93%e6%94%bf%e5%ba%9c%e5%b0%b1%e7%a7%8d%e6%97%8f%e5%b7%ae%e5%bc%82%e8%bf%9b%e8%a1%8c</text:a>
</text:p>
      <!--NEWS-->
      <text:h text:style-name="P10" text:outline-level="1">
<text:span text:style-name="T4">
中国总理李强即将出访德法两国</text:span>
</text:h>
      <text:p text:style-name="P4">
Author: None (Language: zh)</text:p>
      <text:p text:style-name="P4">
Publisher: None</text:p>
      <text:p text:style-name="P4">
Time: 2023-06-15T09:38:00Z</text:p>
      <text:p text:style-name="P4">
Description: 中国外交部宣布，国务院总理李强将在6月18日至6月23日分别对德国与法国进行正式访问。按计划，他将在柏林参加中德政府磋商，并且在巴黎出席新全球融资契约峰会。</text:p>
      <text:p text:style-name="P4">
Videos: []</text:p>
      <text:p text:style-name="P4">
Images: []</text:p>
      <text:p text:style-name="P4">
Subject: 时政风云</text:p>
      <text:p text:style-name="P4">
Subjects: ['德中关系', '法国总统', '德国总理', '欧中关系', '李强', '中国总理', '国家安全战略', '中国战略', '对华战略']</text:p>
      <text:p text:style-name="P4">
Keywords: ['意见反馈']</text:p>
      <text:p text:style-name="P4">
ID: 65919704</text:p>
      <!--METADATA-->
      <h5>
时政风云</h5>
      <text:h text:style-name="P12" text:outline-level="3">
<text:span text:style-name="T4">
中国总理李强即将出访德法两国</text:span>
</text:h>
      <text:p text:style-name="P4">
中国外交部宣布，国务院总理李强将在6月18日至6月23日分别对德国与法国进行正式访问。按计划，他将在柏林参加中德政府磋商，并且在巴黎出席新全球融资契约峰会。</text:p>
      <text:p text:style-name="P4">
<text:a xlink:type="simple" xlink:href="https://www.facebook.com/sharer/sharer.php" text:style-name="Internet_20_link" text:visited-style-name="Visited_20_Internet_20_Link">
</text:a>
 <text:a xlink:type="simple" xlink:href="https://twitter.com/intent/tweet" text:style-name="Internet_20_link" text:visited-style-name="Visited_20_Internet_20_Link">
</text:a>
 <text:a xlink:type="simple" xlink:href="mailto:" text:style-name="Internet_20_link" text:visited-style-name="Visited_20_Internet_20_Link">
</text:a>
<text:a xlink:type="simple" xlink:href="https://lineit.line.me/share/ui" text:style-name="Internet_20_link" text:visited-style-name="Visited_20_Internet_20_Link">
</text:a>
 <text:a xlink:type="simple" xlink:href="https://www.facebook.com/dialog/send" text:style-name="Internet_20_link" text:visited-style-name="Visited_20_Internet_20_Link">
</text:a>
 <text:a xlink:type="simple" xlink:href="https://web.whatsapp.com/send" text:style-name="Internet_20_link" text:visited-style-name="Visited_20_Internet_20_Link">
</text:a>
</text:p>
      <text:h text:style-name="P12" text:outline-level="3">
<text:span text:style-name="T4">
习近平的新副手——李强</text:span>
</text:h>
      <text:p text:style-name="P4">
（德国之声中文网）中国外交部发言人汪文斌在6月15日的例行新闻发布会上披露了李强即将访问德法两国的计划，并强调此行是应"德国总理朔尔茨、法国政府邀请"。</text:p>
      <text:p text:style-name="P4">
这也将是以来的首次出国访问。作为前中共上海市委书记，李强被认为是国家主席习近平的最亲密盟友之一。</text:p>
      <text:p text:style-name="P4">
就在6月14日， <text:a xlink:type="simple" xlink:href="https://www.dw.com/zh/zh/德国出台首份国家安全战略-中国是对手也是伙伴/a-65912004" text:style-name="Internet_20_link" text:visited-style-name="Visited_20_Internet_20_Link">
 德国联邦政府刚刚发布了德国国家安全战略 </text:a>
，其中提到中国"将地区稳定与国家安全置于越来越大的压力之下"，并指责中国政府无视人权。总理肖尔茨在新闻发布会上被问及这份战略向北京传送了何种讯号，他回答说："重点在于中国将继续经济增长，中国融入国际贸易与世界经济的进程不应受到损害。"肖尔茨同时表示，德国也必须考虑"由此产生的安全问题"，并再次强调德国"不希望脱钩、但希望脱离风险"。</text:p>
      <text:p text:style-name="P4">
</text:p>
      <text:p text:style-name="P4">
李强被认为是国家主席习近平的最亲密盟友之一</text:p>
      <text:p text:style-name="P4">
在制订了国家安全战略后，德国政府还将在此基础上出台新对华战略。不过据路透社此前从政府圈内人士处获悉， <text:a xlink:type="simple" xlink:href="https://www.dw.com/zh/zh/路透社-德中政府磋商前-柏林无法出台对华战略/a-65709955" text:style-name="Internet_20_link" text:visited-style-name="Visited_20_Internet_20_Link">
 新对华战略不会在6月20日的德中政府磋商前出炉。</text:a>
</text:p>
      <text:p text:style-name="P4">
李强在访问德国后将紧接着访问法国。他计划在访法期间出席的新全球融资契约峰会将由法国总统马克龙主持。法国总统府表示，该峰会旨在"为地球以及人类最需要的地方筹集私人与公共资金"，用于气候保护、扶贫、保护生物多样性等。</text:p>
      <text:p text:style-name="P4">
（法新社）</text:p>
      <text:p text:style-name="P4">
<text:span text:style-name="T5">
© 2023</text:span>
 <text:span text:style-name="T5">
年德国之声版权声明：本文所有内容受到著作权法保护，如无德国之声特别授权，不得擅自使用。任何不当行为都将导致追偿，并受到刑事追究。</text:span>
</text:p>
      <ul>
        <li>
<text:span text:style-name="T4">
日期</text:span>
 15.06.2023   * <text:span text:style-name="T4">
关键词</text:span>
 <text:a xlink:type="simple" xlink:href="https://www.dw.com/zh/search/zh" text:style-name="Internet_20_link" text:visited-style-name="Visited_20_Internet_20_Link">
 德中关系 </text:a>
 , <text:a xlink:type="simple" xlink:href="https://www.dw.com/zh/search/zh" text:style-name="Internet_20_link" text:visited-style-name="Visited_20_Internet_20_Link">
 法国总统 </text:a>
 , <text:a xlink:type="simple" xlink:href="https://www.dw.com/zh/search/zh" text:style-name="Internet_20_link" text:visited-style-name="Visited_20_Internet_20_Link">
 德国总理 </text:a>
 , <text:a xlink:type="simple" xlink:href="https://www.dw.com/zh/search/zh" text:style-name="Internet_20_link" text:visited-style-name="Visited_20_Internet_20_Link">
 欧中关系 </text:a>
 , <text:a xlink:type="simple" xlink:href="https://www.dw.com/zh/search/zh" text:style-name="Internet_20_link" text:visited-style-name="Visited_20_Internet_20_Link">
 李强 </text:a>
 , <text:a xlink:type="simple" xlink:href="https://www.dw.com/zh/search/zh" text:style-name="Internet_20_link" text:visited-style-name="Visited_20_Internet_20_Link">
 中国总理 </text:a>
 , <text:a xlink:type="simple" xlink:href="https://www.dw.com/zh/search/zh" text:style-name="Internet_20_link" text:visited-style-name="Visited_20_Internet_20_Link">
 国家安全战略 </text:a>
 , <text:a xlink:type="simple" xlink:href="https://www.dw.com/zh/search/zh" text:style-name="Internet_20_link" text:visited-style-name="Visited_20_Internet_20_Link">
 中国战略 </text:a>
 , <text:a xlink:type="simple" xlink:href="https://www.dw.com/zh/search/zh" text:style-name="Internet_20_link" text:visited-style-name="Visited_20_Internet_20_Link">
 对华战略 </text:a>
  * <text:span text:style-name="T4">
反馈</text:span>
 :  意见反馈   * <text:span text:style-name="T4">
打印</text:span>
 <text:a xlink:type="simple" xlink:href="javascript:window.print()" text:style-name="Internet_20_link" text:visited-style-name="Visited_20_Internet_20_Link">
 打印此页 </text:a>
  * <text:span text:style-name="T4">
固定链接</text:span>
 https://p.dw.com/p/4Saj2</li>
      </ul>
      <h5>
相关内容</h5>
      <text:p text:style-name="P4">
[ </text:p>
      <text:h text:style-name="P12" text:outline-level="3">
<text:span text:style-name="T4">
德国出台首份国家安全战略 中国是对手也是伙伴</text:span>
</text:h>
      <text:p text:style-name="P4">
经过了执政党之间长时间的争执与博弈，德国终于出台首份国家安全战略。在这份安全战略中，联邦政府阐述了未来将如何应对来自外部和内部的威胁，将中国定义为“合作伙伴、竞争者和系统性对手”。</text:p>
      <text:p text:style-name="P4">
](https://www.dw.com/zh/zh/德国出台首份国家安全战略-中国是对手也是伙伴/a-65912004) [</text:p>
      <text:h text:style-name="P12" text:outline-level="3">
<text:span text:style-name="T4">
德国与中国：压力山大的伙伴关系</text:span>
</text:h>
      <text:p text:style-name="P4">
曾几何时，德中政府磋商是两国关系特别密切的表现。现如今，人们谈论的则更多是体制竞争，而非伙伴关系。对于即将到来的政府磋商，德中问题专家们给出了分析与解读。</text:p>
      <text:p text:style-name="P4">
](https://www.dw.com/zh/zh/德国与中国压力山大的伙伴关系/a-65941273) [</text:p>
      <text:h text:style-name="P12" text:outline-level="3">
<text:span text:style-name="T4">
德国国安战略：千呼万唤不出来</text:span>
</text:h>
      <text:p text:style-name="P4">
德国联邦政府酝酿许久的新对华战略迟迟不出炉，一大原因就是作为其基础的德国国家安全战略至今难产。执政三党围绕这两份文件有着巨大的分歧。现在，有消息称，至少国家安全战略有望在6月14日公布。</text:p>
      <text:p text:style-name="P4">
](https://www.dw.com/zh/zh/德国国安战略千呼万唤不出来/a-65872459)</text:p>
      <text:p text:style-name="P4">
Source: <text:a xlink:type="simple" xlink:href="https://www.dw.com/zh/中国总理李强即将出访德法两国/a-65919704" text:style-name="Internet_20_link" text:visited-style-name="Visited_20_Internet_20_Link">
https://www.dw.com/zh/中国总理李强即将出访德法两国/a-65919704?maca=chi-rss-chi-all-1127-rdf</text:a>
</text:p>
      <!--NEWS-->
      <text:h text:style-name="P10" text:outline-level="1">
<text:span text:style-name="T4">
美国有望在巴新“不受阻碍”运营军事基地</text:span>
</text:h>
      <text:p text:style-name="P4">
Author: None (Language: zh)</text:p>
      <text:p text:style-name="P4">
Publisher: None</text:p>
      <text:p text:style-name="P4">
Time: 2023-06-15T10:07:00Z</text:p>
      <text:p text:style-name="P4">
Description: 美国和巴布亚新几内亚不久前签署的一项安全协议，允许美军在该太平洋岛国的军事基地开发和运作。这是华盛顿试图抑制中国在太平洋地区影响力的努力的一部分。该协议本周在巴新议会审议。</text:p>
      <text:p text:style-name="P4">
Videos: []</text:p>
      <text:p text:style-name="P4">
Images: []</text:p>
      <text:p text:style-name="P4">
Subject: 时政风云</text:p>
      <text:p text:style-name="P4">
Subjects: ['奥巴马', '岛屿主权争端', '马英九', '专题报道：全景观看“习马会”', '专题报道：2016年台湾大选', '中国', '台湾', '中共十九大', '美国', '德中关系']</text:p>
      <text:p text:style-name="P4">
Keywords: ['巴布亚新几内亚', '安全协议', '所罗门群岛', '美国', '太平洋', '军事基地', '台湾', '中国']</text:p>
      <text:p text:style-name="P4">
ID: 65920537</text:p>
      <!--METADATA-->
      <text:p text:style-name="P4">
<text:a xlink:type="simple" xlink:href="https://www.dw.com/zh/overlay/image/article/65920537/64823271" text:style-name="Internet_20_link" text:visited-style-name="Visited_20_Internet_20_Link">
 </text:a>
</text:p>
      <text:p text:style-name="P4">
巴布亚新几内亚首都莫尔斯比港</text:p>
      <text:p text:style-name="P4">
（德国之声中文网）巴布亚新几内亚议会周三（6月14日）开始审议这份协议的完整文本。协议在 <text:a xlink:type="simple" xlink:href="https://www.dw.com/zh/zh/与美签订防务协议-巴新称不会被用作发动战争的基地/a-65708543" text:style-name="Internet_20_link" text:visited-style-name="Visited_20_Internet_20_Link">
 今年5月签署</text:a>
后，部分细节内容一直没有被公开。</text:p>
      <text:p text:style-name="P4">
协议允许美国在巴新的6个港口和机场驻军并停靠军舰，包括马努斯岛上的隆布鲁姆空军基地（Lombrum Naval Base）以及首都的莫尔斯比港（PortMoresby）的一些设施。</text:p>
      <text:p text:style-name="P4">
美军人员将可以 "不受阻碍地 "进入这些地点，以 "预先部署设备、用品和物资"，并对基地一些区域有 "独家使用权"，可以在那里进行开发和 "建筑活动"。</text:p>
      <text:p text:style-name="P4">
在华盛顿与北京的竞争势态家具之际，这一协议为华盛顿在西太平洋地区构筑新的军事存在敞开了大门。隆布鲁姆空军基地的使用权，可以被美军用来加强北方的关岛的军事设施，而这在台湾海峡爆发冲突的时候，可能将发挥关键作用。</text:p>
      <text:p text:style-name="P4">
</text:p>
      <text:p text:style-name="P4">
2023年5月22日，美国国务卿布林肯（左）与巴新总理马拉佩签署安全协议</text:p>
      <text:p text:style-name="P4">
在巴新国内，面对批评和抗议浪潮，总理马拉佩（JamesMarape）不得不为同美国的协议辩护。一些反对者质问，这一协议是否会让巴布亚新几内亚出让自己的主权。</text:p>
      <text:p text:style-name="P4">
马拉佩周三在议会发言时说："过去48年里，我们眼看自己的军队日益衰败。"他说，"主权要建立在军队的稳固和强大之上。"</text:p>
      <text:p text:style-name="P4">
该国上个月的抗议活动中，示威者指责该协议可能使巴新卷入美中之间的战略竞争。马拉佩当时强调，巴布亚新几内亚不会被用作 "发动战争 "的基地。</text:p>
      <text:p text:style-name="P4">
巴布亚新几内亚有丰富的自然资源，而且接近繁忙的航运路线。近年来该国越来越发现自己处于华盛顿和北京之间外交角力的中心。</text:p>
      <text:p text:style-name="P4">
该国前总理奥尼尔（PeterO'Neill）说，这份协议把巴布亚新几内亚推到了众目睽睽之下。"美国这样做是为了保护自己的国家利益，我们都清楚在地缘政治中我们这个地区都在发生什么。"</text:p>
      <ul>
        <li>
</li>
      </ul>
      <h5>
美国扩大在亚太地区的军事部署</h5>
      <text:h text:style-name="P12" text:outline-level="3">
<text:span text:style-name="T4">
美军可进入更多菲律宾军事基地</text:span>
</text:h>
      <text:p text:style-name="P4">
美国防长奥斯汀宣布与菲律宾达成协议，使美国能够进入菲律宾的另外四个军事基地。如此一来，美国军队便能紧盯两个关键地点：台湾海峡和南中国海的争议地区。据官员称，每天都有大约500名美军士兵在菲律宾执勤，该国允许美军在指定的菲律宾军营中停留。</text:p>
      <ul>
        <li>
</li>
      </ul>
      <h5>
美国扩大在亚太地区的军事部署</h5>
      <text:h text:style-name="P12" text:outline-level="3">
<text:span text:style-name="T4">
美防长：加强联盟以应对中国非法主张</text:span>
</text:h>
      <text:p text:style-name="P4">
在与菲律宾防长加尔维兹（Carlito GalvezJr.，图右）于马尼拉一同出席的新闻发布会上，美国防长奥斯汀表示，加强联盟的努力「在中国继续推进其在西菲律宾海的非法主张时尤为重要」。作为回应，中国外交部发言人毛宁指责美国通过新的军事安排追求「其自私的议程」，称这是「加剧该地区紧张局势并危及地区和平与稳定的行为」。</text:p>
      <ul>
        <li>
</li>
      </ul>
      <h5>
美国扩大在亚太地区的军事部署</h5>
      <text:h text:style-name="P12" text:outline-level="3">
<text:span text:style-name="T4">
增加朝鲜半岛部署的军事设备</text:span>
</text:h>
      <text:p text:style-name="P4">
美国防长奥斯汀也在首尔宣布，将增加在朝鲜半岛部署的先进军事设备，包括战斗机和航空母舰，以促进联合训练和规划。他和韩国国防部长李钟燮就扩大美韩联合军事演习达成协议，还讨论了2月份模拟演习的准备工作。朝鲜在2022年试射了几十枚导弹，包括可能具有核能力的导弹，旨在打击韩国和美国本土的目标。美国因此在去年恢复了大规模军事演习，以加强对平壤的威慑。朝鲜官方对此表示，它准备以「最具压倒性的核力量」来反击美国的军事行动。</text:p>
      <ul>
        <li>
</li>
      </ul>
      <h5>
美国扩大在亚太地区的军事部署</h5>
      <text:h text:style-name="P12" text:outline-level="3">
<text:span text:style-name="T4">
调整美军在冲绳岛驻军</text:span>
</text:h>
      <text:p text:style-name="P4">
2023年1月，美国和日本同意调整美国在冲绳岛的驻军，部分原因是为了加强反舰能力，为中国入侵台湾或在中国南海或东海发生其他敌对行为时做准备。日本是美国在本土之外驻军最多的地方，包括大约1.8万名美国海军陆战队员，其中大多数人都驻扎在冲绳岛的主要基地。尽管日本和台湾没有正式的外交关系，但它们有着密切的非正式关系，并且对中国不断增强的军事活动有着共同的担忧。</text:p>
      <ul>
        <li>
</li>
      </ul>
      <h5>
美国扩大在亚太地区的军事部署</h5>
      <text:h text:style-name="P12" text:outline-level="3">
<text:span text:style-name="T4">
重开驻所罗门群岛大使馆</text:span>
</text:h>
      <text:p text:style-name="P4">
美国今年初重新恢复了自1993年以来关闭的美国驻所罗门群岛大使馆，美国务卿布林肯称这是对印太地区伙伴关系的承诺。去年4月索罗门群岛与中国签署的秘密安全协议引发了西方大国的担忧，即索罗门群岛可能为中国在太平洋地区提供一个立足点。美国国务院表示，重开那里的大使馆是对抗中国在该地区日益增长的影响力的优先事项。</text:p>
      <ul>
        <li>
</li>
      </ul>
      <h5>
美国扩大在亚太地区的军事部署</h5>
      <text:h text:style-name="P12" text:outline-level="3">
<text:span text:style-name="T4">
向台湾出售武器</text:span>
</text:h>
      <text:p text:style-name="P4">
美国与台湾没有正式的外交关系，但却是台湾的主要军事支持者。几十年来，华盛顿根据《与台湾关系法》向台湾出售「防御性」武器。去年8月前美国众议院议长佩洛西访台后，中国解放军在台湾周边海域展开数十年来规模最大的实弹军演。接着在9月，拜登政府宣布了价值11.6亿美元的第6度对台军售案。美参院更在去年底通过《国防授权法案》，该法计画未来派遣美国政府官员长驻台湾，以强化美台双边合作。</text:p>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p>
      <text:p text:style-name="P4">
美国总统 <text:a xlink:type="simple" xlink:href="https://www.dw.com/zh/zh/防备中国-拜登将与巴布亚新几内亚签署防卫合作协议/a-65577668" text:style-name="Internet_20_link" text:visited-style-name="Visited_20_Internet_20_Link">
 拜登原本计划上个月访问巴新 </text:a>
，签署新协议，但因为美国国会的预算危机而未能成行。华盛顿正试图用一系列外交和财政激励措施来拉拢太平洋国家，以换取战略支持。</text:p>
      <text:p text:style-name="P4">
此前中国采取了类似的手法。中国公司在太平洋地区大规模收购矿山和港口。去年 <text:a xlink:type="simple" xlink:href="https://www.dw.com/zh/zh/中索安全協議的連鎖效應專家改變太平洋戰略環境/a-61312975" text:style-name="Internet_20_link" text:visited-style-name="Visited_20_Internet_20_Link">
 中国同临近巴新的所罗门群岛签署了一份秘密协议</text:a>
 ，允许中国在该国部署军队。</text:p>
      <text:p text:style-name="P4">
华盛顿则担心，中国在南太平洋的军事立足点可能会包抄美国在关岛的设施，并在中国大陆入侵台湾时增加防御的难度。</text:p>
      <text:p text:style-name="P4">
（法新社）</text:p>
      <text:p text:style-name="P4">
Source: <text:a xlink:type="simple" xlink:href="https://www.dw.com/zh/美国有望在巴新-不受阻碍-运营军事基地/a-65920537" text:style-name="Internet_20_link" text:visited-style-name="Visited_20_Internet_20_Link">
https://www.dw.com/zh/美国有望在巴新-不受阻碍-运营军事基地/a-65920537?maca=chi-rss-chi-all-1127-rdf</text:a>
</text:p>
      <!--NEWS-->
      <text:h text:style-name="P10" text:outline-level="1">
<text:span text:style-name="T4">
专栏 | 中国透视：洗脑：兴起与衰微—《洗脑：毛泽东及后毛时代的中国和世界》学术研讨会述评</text:span>
</text:h>
      <text:p text:style-name="P4">
Author: None</text:p>
      <text:p text:style-name="P4">
Publisher: Radio Free Asia (Organization)</text:p>
      <text:p text:style-name="P4">
Published Time: 2023-06-15T10:46:00-04:00</text:p>
      <text:p text:style-name="P4">
Modified Time: 2023-06-15T18:14:13-04:00</text:p>
      <text:p text:style-name="P4">
Description: None</text:p>
      <text:p text:style-name="P4">
Videos: []</text:p>
      <text:p text:style-name="P4">
Audios: ["<text:a xlink:type="simple" xlink:href="https://www.rfa.org/mandarin/zhuanlan/zhongguotoushi/panel-06152023103902.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40" text:anchor-type="as-char" svg:width="6.9236in" svg:height="4.411003in" draw:z-index="0">
<draw:image xlink:href="../Images/rfamandarin/2023-06-15T10-46-00-04-00/000000.png" xlink:type="simple" xlink:show="embed" xlink:actuate="onLoad" draw:mime-type="image/png"/>
</draw:frame>
2012年9月11日，数以千计的香港中文大学学生集体罢课，抗拒该校的"德育及国民敎育"，并称之为"洗脑"。 <text:a xlink:type="simple" xlink:href="https://www.rfa.org/mandarin/zhuanlan/zhongguotoushi/panel-06152023103902.html/@@images/image" text:style-name="Internet_20_link" text:visited-style-name="Visited_20_Internet_20_Link">
</text:a>
美联社资料图片  <text:a xlink:type="simple" xlink:href="https://www.rfa.org/mandarin/zhuanlan/zhongguotoushi/panel-06152023103902.html/@@stream" text:style-name="Internet_20_link" text:visited-style-name="Visited_20_Internet_20_Link">
Audio-1-Link：https://www.rfa.org/mandarin/zhuanlan/zhongguotoushi/panel-06152023103902.html/@@stream</text:a>
</text:p>
      <text:p text:style-name="P4">
<text:span text:style-name="T4">
主持人：陈奎德</text:span>
</text:p>
      <text:p text:style-name="P4">
<text:span text:style-name="T4">
座谈人：宋永毅教授，</text:span>
 <text:span text:style-name="T4">
美国加州州立大学洛杉矶分校荣休教授</text:span>
 <text:span text:style-name="T4">
,</text:span>
 <text:span text:style-name="T4">
《洗脑》学术研讨会组织者</text:span>
</text:p>
      <text:p text:style-name="Horizontal_20_Line"/>
      <text:p text:style-name="P4">
<text:span text:style-name="T4">
一、《洗脑：毛泽东及后毛时代的中国和世界》学术研讨会的缘起及背景</text:span>
</text:p>
      <text:p text:style-name="P4">
2023年5月29日至6月1日，在内华达州的拉斯维加斯市召开了题为《洗脑：毛泽东及后毛时代的中国和世界》学术研讨会，会议由纽约城市大学、劳改研究基金会、华盛顿大学东亚图书馆以及加州现代中国研究中心联合主办，计有二十多位学者专家参加。这次会议很成功，围绕洗脑这个课题展开了充分的研究讨论和争论。</text:p>
      <ul>
        <li>
          <text:span text:style-name="T4">
召开</text:span>
          <text:span text:style-name="T4">
“</text:span>
          <text:span text:style-name="T4">
洗脑</text:span>
          <text:span text:style-name="T4">
”</text:span>
          <text:span text:style-name="T4">
研讨会的初衷：理论的和现实的动因</text:span>
        </li>
      </ul>
      <text:p text:style-name="P4">
当下中国与国际社会的特殊历史情势，极权主义受到围堵，内外交困。其两杆子之一的笔杆子——洗脑，成为维持极权的最为关键的要素。鉴此，对洗脑的研究与揭示，成为中国人及世界最紧迫的课题之一。</text:p>
      <text:p text:style-name="P4">
<text:span text:style-name="T4">
2</text:span>
 <text:span text:style-name="T4">
）与会学者概况</text:span>
</text:p>
      <text:p text:style-name="Horizontal_20_Line"/>
      <text:p text:style-name="P4">
<text:span text:style-name="T4">
二、《洗脑》研讨会的基本内容及成果</text:span>
</text:p>
      <ul>
        <li>
          <text:span text:style-name="T4">
回顾洗脑：源起及其精神溯源</text:span>
        </li>
      </ul>
      <text:p text:style-name="P4">
林培瑞教授在开幕词中谈到了在中国这种洗脑社会中人们普遍的精神分裂现象和多重意识结构，提出了他对中国式“洗脑”与“洗嘴”现象的有趣观察。</text:p>
      <text:p text:style-name="P4">
夏明教授的“洗脑理论研究：肇始、流变和新视野”总结了洗脑在历史上、尤其是近百年的演变，可归纳出三种不同的模式：1.古典洗脑：从古代、中世纪我们都看到暴力、酷刑的使用来达到改变人们思想、信仰的目的。这种手法至今还是可以看到残留（例如中国政府对异议人士的迫害、在新疆和西藏的洗脑配以酷刑等）。2.现代洗脑：主要是通过控制人的环境（远离家庭亲人、封闭、集中营、学习小组、社会动员、宣传、监控等）以改变人的心理、性格和行为模式，迫使个人或群体服从和接受全权主义思想或极权体制。3.二十一世纪信息科学、电脑技术、脑神经科学、生物医药化学等突破带来的高科技下的洗脑。中共试图向外输出它的高技术极权主义模式，洗脑全世界。</text:p>
      <text:p text:style-name="P4">
周泽浩博士是爱德华·亨特那本着名专着《红色中国的洗脑：对人的思想的有计划破坏》的译者，该书作者以在其在1950年首次在报纸上提及“洗脑”这一新词以及首次在书中启用“洗脑”一词而闻名。周博士指出亨特的独特贡献是建立了洗脑和共产主义红色政权的直接关系。</text:p>
      <text:p text:style-name="P4">
陈奎德博士的“洗脑：一个思想史的追踪”从政治哲学与思想史的视角讨论洗脑的词源定义及其精神渊源，指出，“洗脑”一词 ,就词源起源并不久，它起源于共产中国。然而“洗脑”的精神和思想渊源却可以追溯较远。除马克思之外，他主要梳理了德国哲学家尼采，意大利哲学家葛兰西的文化霸权理论以及法国哲学家福柯的“唯权主义”对洗脑的思想影响。</text:p>
      <text:p text:style-name="P4">
他指出当代有一种把人类一切话语交流都归结为“洗脑”的泛洗脑主义的倾向，这一倾向把一切语言文字活动都看作是“洗脑”。这种泛洗脑主义将泯灭一切是非、善恶、真假……的差异，造成一个价值混乱的世界，《1984年》的世界。</text:p>
      <text:p text:style-name="P4">
从基本脉络看，严格说，洗脑是二十世纪的特殊产物，是以暴力为支撑的高度封闭的极权社会的产物。而言论、思想自由的开放式社会，则是洗脑的消毒剂。</text:p>
      <ul>
        <li>
          <text:span text:style-name="T4">
“</text:span>
          <text:span text:style-name="T4">
洗脑</text:span>
          <text:span text:style-name="T4">
”</text:span>
          <text:span text:style-name="T4">
在中共政治运动中的实践</text:span>
        </li>
      </ul>
      <text:p text:style-name="P4">
这一环节主要讨论了中共洗脑的各阶段各领域的实践：延安时期、建政初期的知识分子改造、1957年反右、1958向党交心运动、文革等等。</text:p>
      <text:p text:style-name="P4">
裴毅然博士的“从 「洗礼」 到「洗脑」——延安整风的历史定位”，专门探讨了延安整风式的洗脑运动的演变过程。</text:p>
      <text:p text:style-name="P4">
宋永毅教授做了“为什么「思想改造运动」中对知识分子的洗脑可以成功？”的报告，这是其专着《毛泽东和新中国》中的一章。他认为中共对知识分子的政策，「改造」其思想应是它最基本方针之一，有其三部曲：1）灌输式的马列主义的政治学习；2）群众斗群众模式下批判-检讨-交代；3）运动型的人人坦白和组织清理。</text:p>
      <text:p text:style-name="P4">
中共建政初期，出现过一个已经成名的中国自由主义知识分子──如朱光潜、陈垣、冯友兰、费孝通等人的自我检讨的初潮。这一现象的造成，既有知识分子把中共的军事胜利误以为是理念胜利的「不理解而信从」的态度，更有在改朝换代之际强烈的中国传统的功名追求。</text:p>
      <text:p text:style-name="P4">
李榭熙教授做了“ 信仰与反抗：毛泽东时期的基督教三自爱国运动”的演讲。李教授的演讲为不少人心中一直有的一个问题，提供了颇为令人信服的答案。为何在中国，比较起其他领域，何以基督徒的反抗特别决绝彻底？信仰在反洗脑中的盘石般的抵抗力。</text:p>
      <text:p text:style-name="P4">
丁抒博士做的“自觉洗脑:1958年的向党交心运动”的报告，解开了少为人知的中国国内1958年知识界相当交心运动的内情。某种意义上，丁博士可说填补了学界的空白。</text:p>
      <text:p text:style-name="P4">
<text:span text:style-name="T4">
3</text:span>
 <text:span text:style-name="T4">
）无处不在的监控和洗脑</text:span>
</text:p>
      <text:p text:style-name="P4">
这一环节主要探讨了中共洗脑的一些基本手法。</text:p>
      <text:p text:style-name="P4">
来自台湾的李酉潭教授提供了一份“中国对台湾认知战中的「疑美论」分析”，他从认知战中最受瞩目的「疑美论」来加以分析，中共现阶段对于台湾人民洗脑的情形，极富启发意义。</text:p>
      <text:p text:style-name="P4">
斯坦福的吴国光教授在他的〈从洗脑到认知战：试析中共宣传的大战略〉的演讲中，以其惯常的风趣幽默方式划分出了的中共宣传大战略的历史发展的三个不同阶段，分别是毛时代、后毛时代和最近十年来形成的所谓习近平时代。即：毛时代的洗脑、后毛时代的精致宣传和习近平时代的认知战。他探讨了中共宣传在上述各个阶段上的大战略的各自特点，共性，并勾勒出一幅中共宣传战略的历史演变图景，并分析这种演变的动因和背后不变的脉络。</text:p>
      <text:p text:style-name="P4">
来自克莱蒙麦肯纳学院的讲座教授裴敏欣, 以严谨的手法“解剖中共的监控体系”，精细入微，周密详尽，令人叹为观止。</text:p>
      <text:p text:style-name="P4">
<text:span text:style-name="T4">
4</text:span>
 <text:span text:style-name="T4">
）国际视野下的极权和洗脑</text:span>
</text:p>
      <text:p text:style-name="P4">
这一环节，展开了在国际范围内对洗脑的检视。</text:p>
      <text:p text:style-name="P4">
以 研究国际左翼力量及其思潮闻名的的程映虹教授做了 “法西斯主义新人与共产主义新人：探讨思想改造的新视角”的比较研究，令人耳目一新。</text:p>
      <text:p text:style-name="P4">
张伟奇教授与权准泽教授在研讨会上描绘和分析了北韩的年轻独裁者“偶像化的金正恩”，让我们看到金家王朝的另一侧面。</text:p>
      <text:p text:style-name="P4">
威斯康辛大学的郭建教授以其独到眼光讲了“阴谋论与觉醒文化：殊途同归的美国两极政治”，犀利地指出美国社会中极右和极左政治的某种殊途同归现象，并指出其对世界的危害。</text:p>
      <text:p text:style-name="P4">
独立学者郭伊萍女士以“意识形态因素在苏联后俄国民主转型失败中所起的重要作用”提出了她的观点，引发了一些有益的争论。</text:p>
      <text:p text:style-name="P4">
<text:span text:style-name="T4">
5</text:span>
 <text:span text:style-name="T4">
）从毛泽东到习近平：中共「洗脑」的新发展</text:span>
</text:p>
      <text:p text:style-name="P4">
这一环节从各个领域各个时段讨论中共洗脑的演化。演讲者不仅有资深教授与编辑，同时还有直接身受中共监狱迫害的学者现身说法，讲述与分析中共监狱对政治犯的洗脑方式。</text:p>
      <text:p text:style-name="P4">
乔睎华博士以一个出版家的身份分析了中共的 “洗脑、宣传和电影：以传播学和文本挖掘视角”。</text:p>
      <text:p text:style-name="P4">
郝志东教授给我们分享了他的历史叙述 〈1949年以后中小学教科书洗脑方式的变迁〉。</text:p>
      <text:p text:style-name="P4">
徐贲教授，这位在中国大陆内外广受欢迎的启蒙作家和自由思想者做了 “中国后真相社会里的专家宣传和洗脑”的演讲。</text:p>
      <text:p text:style-name="P4">
中共监狱的政治犯、《新青年》四君子之一的杨子立先生做了“劳改：中共监狱对犯人的洗脑工程”的报告，令人唏嘘不已。</text:p>
      <text:p text:style-name="P4">
会议还邀请了两位特约嘉宾做了专题演讲。他们分别是美国海军学院教授和哈德逊研究所中国中心主任余茂春教授和北京之春荣誉主编胡平先生。</text:p>
      <text:p text:style-name="P4">
<text:span text:style-name="T4">
6</text:span>
 <text:span text:style-name="T4">
）余茂春教授做了</text:span>
 <text:span text:style-name="T4">
“</text:span>
 <text:span text:style-name="T4">
国际外交中的中共洗脑宣传</text:span>
 <text:span text:style-name="T4">
”</text:span>
 <text:span text:style-name="T4">
的主题演讲</text:span>
</text:p>
      <text:p text:style-name="P4">
由于他曾经担任美国前国务卿彭佩奥的首席中国政策和规划顾问，他的演讲引发与会者的广泛兴趣，同时使与会者对美中关系的演变过程有了某种现场感。人们特别有兴趣的是，例如他指出：</text:p>
      <text:p text:style-name="P4">
i中国政府出大钱，让美国哈佛大学的一个研究中心在中国做所谓的民调。这个民调一本正经地总结说93%的中国民众都认可和拥护共产党的领导。这个哈佛大学的民调，多年来成了中国政府糊弄中国老百姓和世界民众的附身符，经常被中共外交部和党控舆论引用和不厌其烦地强调。其实这是一个欺世盗名的经典例子。这个哈佛大学的研究中心在中国搞的所谓民调，并不是它们自己搞的。真相是这个拿了中国不少捐助的哈佛大学研究中心委托在中国国内注册,总部设在北京的“零点研究咨询集团”(Horizon Research Consultancy Group) 捉刀代笔来代办的。</text:p>
      <text:p text:style-name="P4">
他还举了不少例证披露说：</text:p>
      <text:p text:style-name="P4">
ii中国在国际交流中利用翻译来对全世界进行思想改造。这是一个很复杂的问题，也是一个非常重要的问题。中共训练翻译人员是有系统的，有强烈的政策指导的，绝对不是只是学会“信达雅”的语言翻译技能。我所接触的所有中共正规的翻译人员都有非常坚强的党性，很能在翻译过程中把握政策的尺寸，按照党的意志对关键的字词和概念，该翻译的就翻译，不该翻译的就漏翻或赤裸裸地误翻。</text:p>
      <text:p text:style-name="P4">
…………</text:p>
      <text:p text:style-name="P4">
<text:span text:style-name="T4">
7</text:span>
 <text:span text:style-name="T4">
）著名民主运动理论家胡平先生做了</text:span>
 <text:span text:style-name="T4">
“</text:span>
 <text:span text:style-name="T4">
从</text:span>
 <text:span text:style-name="T4">
‘</text:span>
 <text:span text:style-name="T4">
思想改造</text:span>
 <text:span text:style-name="T4">
’</text:span>
 <text:span text:style-name="T4">
到</text:span>
 <text:span text:style-name="T4">
’</text:span>
<text:span text:style-name="T4">
不准妄议</text:span>
 <text:span text:style-name="T4">
’”</text:span>
 <text:span text:style-name="T4">
的主题演讲</text:span>
</text:p>
      <text:p text:style-name="P4">
胡平指出：中共的思想改造运动就是“洗脑”即“人的驯化”。从某种角度讲，共产党统治的兴衰史，就是人的驯化、躲避与反叛的历史。洗脑，用今天习近平当局的话，就叫“不准妄议”。在今天，思想改造那一套早已放弃，但是政治学习又被重新强化，个人崇拜死灰复燃。中共责令国人的最重要的一点就是“不准妄议”。这和当年的思想改造是一脉相承的。</text:p>
      <text:p text:style-name="P4">
<text:span text:style-name="T4">
三、结语</text:span>
</text:p>
      <ul>
        <li>
这次《洗脑》学术研讨会从理论上确认有关“洗脑”的理论可作为研究中国问题的重要工具。   * 会议对中国共产党作为有专利权的洗脑式政治运动展开了历史回顾及深入分析。   * 会议就“洗脑”对于世界与中国的过去已经及未来可能产生的危害发出了郑重警讯。</li>
      </ul>
      <text:p text:style-name="P4">
Source: <text:a xlink:type="simple" xlink:href="https://www.rfa.org/mandarin/zhuanlan/zhongguotoushi/panel-06152023103902.html" text:style-name="Internet_20_link" text:visited-style-name="Visited_20_Internet_20_Link">
https://www.rfa.org/mandarin/zhuanlan/zhongguotoushi/panel-06152023103902.html</text:a>
</text:p>
      <!--NEWS-->
      <text:h text:style-name="P10" text:outline-level="1">
<text:span text:style-name="T4">
捷克总统与台湾外长同框　显示台湾外交突破</text:span>
</text:h>
      <text:p text:style-name="P4">
Author: None</text:p>
      <text:p text:style-name="P4">
Publisher: Radio Free Asia (Organization)</text:p>
      <text:p text:style-name="P4">
Published Time: 2023-06-15T13:18:00-04:00</text:p>
      <text:p text:style-name="P4">
Modified Time: 2023-06-15T21:46:03-04:00</text:p>
      <text:p text:style-name="P4">
Description: None</text:p>
      <text:p text:style-name="P4">
Videos: []</text:p>
      <text:p text:style-name="P4">
Audios: ["<text:a xlink:type="simple" xlink:href="https://www.rfa.org/mandarin/yataibaodao/gangtai/hx2-06152023121556.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42" text:anchor-type="as-char" svg:width="6.9236in" svg:height="4.612011in" draw:z-index="0">
<draw:image xlink:href="../Images/rfamandarin/2023-06-15T13-18-00-04-00/000000.png" xlink:type="simple" xlink:show="embed" xlink:actuate="onLoad" draw:mime-type="image/png"/>
</draw:frame>
 捷克总统帕维尔（PetrPavel）6月14日在布拉格智库"欧洲价值安全政策中心"安全会议开场演讲，台湾外交部长吴钊燮在台下。这是欧洲非邦交国家领袖首次与台湾的外长同台。Taiwan Ministry of Foreign Affairs via AP  <text:a xlink:type="simple" xlink:href="https://www.rfa.org/mandarin/yataibaodao/gangtai/hx2-06152023121556.html/@@stream" text:style-name="Internet_20_link" text:visited-style-name="Visited_20_Internet_20_Link">
Audio-1-Link：https://www.rfa.org/mandarin/yataibaodao/gangtai/hx2-06152023121556.html/@@stream</text:a>
</text:p>
      <text:p text:style-name="P4">
捷克总统帕维尔（PetrPavel）与台湾外交部长吴钊燮同在布拉格一场会议受邀演讲，这是欧洲非邦交国家领袖首次与台湾的外长同台。帕维尔呼吁各国团结支持台湾，不被中国强加意志，吴钊燮感谢捷克在欧洲带头支持台湾。台湾立委林昶佐则受邀担任挪威举办的"哈维尔奖"颁奖人。</text:p>
      <text:p text:style-name="P4">
<text:a xlink:type="simple" xlink:href="https://www.rfa.org/mandarin/Xinwen/6-06132023130411.html" text:style-name="Internet_20_link" text:visited-style-name="Visited_20_Internet_20_Link">
 <text:span text:style-name="T4">
台湾外长会见捷克参议院议长激怒了中国</text:span>
 </text:a>
  * <text:span text:style-name="T4">
<text:a xlink:type="simple" xlink:href="https://www.rfa.org/mandarin/Xinwen/5-06082023130601.html" text:style-name="Internet_20_link" text:visited-style-name="Visited_20_Internet_20_Link">
 路透社：台湾外长吴钊燮访欧 料将与捷克总统同台 </text:a>
 </text:span>
</text:p>
      <text:p text:style-name="P4">
捷克总统帕维尔6月14日在布拉格智库“欧洲价值安全政策中心”（European Values Center for SecurityPolicy）安全会议开场演讲提及，中国以收购各国基础建设增加对中国的依赖，这样的发展相当危险。捷克无意孤立中国、也不是不能跟中国做生意，但中国的战略利益和捷克奉行的价值並不相容。捷克不愿看到国际秩序受中国的经济、军事力量影响，欧盟、北约及其它国家有必要团结和反制。</text:p>
      <text:p text:style-name="Quotations">

<text:p text:style-name="P4">
【台外交部长与捷克总统同框】  &gt;
  【捷克总统呼吁欧洲团结支持台湾】 <text:a xlink:type="simple" xlink:href="https://twitter.com/hashtag/%E5%8F%B0%E6%B9%BE%E5%A4%96%E4%BA%A4%E9%83%A8%E9%95%BF" text:style-name="Internet_20_link" text:visited-style-name="Visited_20_Internet_20_Link">
 #台湾外交部长&gt;
 </text:a>
&gt;
 <text:a xlink:type="simple" xlink:href="https://twitter.com/hashtag/%E5%90%B4%E9%92%8A%E7%87%AE" text:style-name="Internet_20_link" text:visited-style-name="Visited_20_Internet_20_Link">
 #吴钊燮&gt;
 </text:a>
&gt;
 与 <text:a xlink:type="simple" xlink:href="https://twitter.com/hashtag/%E6%8D%B7%E5%85%8B%E6%80%BB%E7%BB%9F" text:style-name="Internet_20_link" text:visited-style-name="Visited_20_Internet_20_Link">
 #捷克总统&gt;
 </text:a>
&gt;
 <text:a xlink:type="simple" xlink:href="https://twitter.com/hashtag/%E5%B8%95%E7%BB%B4%E5%B0%94" text:style-name="Internet_20_link" text:visited-style-name="Visited_20_Internet_20_Link">
 #帕维尔&gt;
 </text:a>
&gt;
 （Petr Pavel）在布拉格智库“ <text:a xlink:type="simple" xlink:href="https://twitter.com/hashtag/%E6%AC%A7%E6%B4%B2%E4%BB%B7%E5%80%BC%E5%AE%89%E5%85%A8%E6%94%BF%E7%AD%96%E4%B8%AD%E5%BF%83" text:style-name="Internet_20_link" text:visited-style-name="Visited_20_Internet_20_Link">
 #欧洲价值安全政策中心&gt;
 </text:a>
&gt;
 ”的一场会议中同时受邀演讲。这是欧洲的非邦交国家领袖首次与台湾的外长同台。帕维尔关切台海和平稳定及确保台湾… <text:a xlink:type="simple" xlink:href="https://t.co/ogAmBynRYB" text:style-name="Internet_20_link" text:visited-style-name="Visited_20_Internet_20_Link">
&gt;
 pic.twitter.com/ogAmBynRYB </text:a>
&gt;
&gt;
 — 自由亚洲电台 (@RFA_Chinese) <text:a xlink:type="simple" xlink:href="https://twitter.com/RFA_Chinese/status/1669261853300785153" text:style-name="Internet_20_link" text:visited-style-name="Visited_20_Internet_20_Link">
 June 15, 2023&gt;
 </text:a>
</text:p>

</text:p>
      <text:p text:style-name="P4">
<text:span text:style-name="T4">
捷克总统：呼吁各国团结支持台湾 不被北京强加意志</text:span>
</text:p>
      <text:p text:style-name="P4">
帕维尔说：“让我们在维护台湾局势上保持团结，不要让中国将他的野心强加于台湾。台湾有民主规则，曾经的香港也一样，可是现在已被慢慢瓦解。世界应该继续全力支持保卫台湾的民主自由。”</text:p>
      <text:p text:style-name="P4">
帕维尔演讲时，二度访问捷克的台湾外交部长吴钊燮就坐在第一排。台湾在欧洲仅与教廷有正式邦交，这是欧洲非邦交国家领袖首次与台湾外长同台。主办单位和台湾外交部都在推特发布两人“同框”的照片。</text:p>
      <text:p text:style-name="P4">
吴钊燮紧接着以“一个战区，一个世界，一个愿景”（One Theater, One World, and OneVision）为题发表演说，针对威权主义扩张对民主阵营的威胁，呼吁民主国家团结支持台湾。</text:p>
      <text:p text:style-name="P4">
吴钊燮说：“为了使台湾保持坚强和韧性，并有勇气继续维持现状的政策，我们需要欧洲朋友的支持，在所有为台湾发声的人中，我特别要感谢捷克共和国带头支持台湾。”</text:p>
      <text:p text:style-name="P4">
吴钊燮谴责俄罗斯对乌克兰的侵略，也提到中国透过认知作战、假讯息及网路攻击等复合式手段攻击台湾，以军舰军机越过台海中线，胁迫动摇台湾人民防卫意志。</text:p>
      <text:p text:style-name="P4">
台湾外交部长吴钊燮14日受邀在布拉格智库“欧洲价值安全政策中心”安全会议进行专题演讲。（台湾外交部提供）  <text:a xlink:type="simple" xlink:href="https://www.rfa.org/mandarin/yataibaodao/gangtai/hx2-06152023121556.html/4e8c.png" text:style-name="Internet_20_link" text:visited-style-name="Visited_20_Internet_20_Link">
</text:a>
</text:p>
      <text:p text:style-name="P4">
<text:span text:style-name="T4">
台外长：盼台湾人民享有的自由也能在中国实现</text:span>
</text:p>
      <text:p text:style-name="P4">
吴钊燮指出，北京提出所谓“实现中华民族伟大复兴”的中国梦，以钳制人民言论、信仰及选举自由的方式延续共产党统治，摧毁异议者。如维吾尔人再教育营、压迫西藏流亡政府、香港民主的终结、宗教中国化等现象，都是中国迈向极权体制的骇人故事。香港经验更说明“一国两制”不可行，台湾更坚定选择自由与民主。</text:p>
      <text:p text:style-name="P4">
吴钊燮强调，台湾并非要妖魔化中国，中国与台湾共享文化根源，台湾对中国人民并无敌意，只盼有朝一日台湾人民享有的自由也能在中国实现。</text:p>
      <text:p text:style-name="P4">
吴钊燮提到，斯洛伐克、立陶宛政府派团访台，对抗压力，是“道德巨人”（moral giants）。</text:p>
      <text:p text:style-name="P4">
辅仁大学外交暨国际事务学程召集人张孟仁接受自由亚洲电台采访说：“捷克真的算大动作，一周前释放出帕维尔可能跟吴钊燮碰面，我还心存怀疑一下，没想到真的这么做，象征捷克支持民主国家。”</text:p>
      <text:p text:style-name="P4">
张孟仁提到，德媒曾报导帕维尔与蔡英文通话是台湾主动，此次帕维尔与台湾外长同框，展现台捷立场非常相近，肯定是外交突破。</text:p>
      <text:p text:style-name="P4">
张孟仁说：“捷克总统是前北约将领，不只对中国不民主、中国威胁台湾有所顾忌，捷克也非常忌讳中国跟俄罗斯的关系非常相近，身为前中东欧共产国家，非常害怕俄罗斯的侵略。所以如果中国跟俄罗斯的关系没有剪断，捷克对中国的疑问一定会永远存在。一带一路，原本捷克有参加，现在关系变少，以及十六加一中东欧论坛，捷克现在也非常冷淡。会议中也讨论到反对俄罗斯入侵乌克兰的立场，这也是在作无形的抗议给中国看。”</text:p>
      <text:p text:style-name="P4">
张孟仁还说，捷克参议院议长维特齐、众议院议长阿达莫娃都曾访台，新执政团队很友台。</text:p>
      <text:p text:style-name="P4">
台湾外交部长吴钊燮访问捷克，与捷克参议院议长维特齐会面。（台湾外交部提供）  <text:a xlink:type="simple" xlink:href="https://www.rfa.org/mandarin/yataibaodao/gangtai/hx2-06152023121556.html/4e94.jpeg" text:style-name="Internet_20_link" text:visited-style-name="Visited_20_Internet_20_Link">
</text:a>
</text:p>
      <text:p text:style-name="P4">
台湾外交部长吴钊燮访问捷克，与捷克众议院议长阿达莫娃会面。（台湾外交部推特）  <text:a xlink:type="simple" xlink:href="https://www.rfa.org/mandarin/yataibaodao/gangtai/hx2-06152023121556.html/516d.jpeg" text:style-name="Internet_20_link" text:visited-style-name="Visited_20_Internet_20_Link">
</text:a>
</text:p>
      <text:p text:style-name="P4">
前台湾驻捷克代表汪忠一接受自由亚洲电台采访也说：“吴部长在会场与已当选总统的帕维尔同框，自有其特殊意义，确是一种外交突破。现在捷克总统、总理、外交部长均为前哈维尔总统的信徒，坚持民主，他们的理念与台湾相近，极为挺台。以现在捷克友台的状况，我们可以期待寻求更高层的外交突破。”</text:p>
      <text:p text:style-name="P4">
汪忠一表示，“欧洲价值安全政策中心”是友台智库，在台派有常驻研究员，历年举办高峰会均邀请驻捷克代表处及国内代表参加，2019年时任台湾国安局副局长的陈文凡即曾与会，以网路安全及假讯息为题做报告。帕维尔尚未任总统时曾与会，和台湾代表团互动。</text:p>
      <text:p text:style-name="P4">
摇滚乐团主唱出身的台湾立法委员林昶佐（右一）受邀担任挪威奥斯陆“哈维尔奖”颁奖人（林昶佐委员办公室提供）  <text:a xlink:type="simple" xlink:href="https://www.rfa.org/mandarin/yataibaodao/gangtai/hx2-06152023121556.html/516b.jpg" text:style-name="Internet_20_link" text:visited-style-name="Visited_20_Internet_20_Link">
</text:a>
</text:p>
      <text:p text:style-name="P4">
<text:span text:style-name="T4">
台湾立委林昶佐受邀担任挪威奥斯陆"哈维尔奖"颁奖人</text:span>
</text:p>
      <text:p text:style-name="P4">
此外，摇滚乐团主唱出身的台湾立法委员林昶佐，则受邀担任挪威奥斯陆“哈维尔奖”颁奖人。张孟仁认为，林昶佐长期声援西藏、新疆人权，加上北欧现在连芬兰、瑞典都抢着进北约，哈维尔奖邀请林昶佐，有强调和平、民主，不畏强权，为人权发声的意涵。</text:p>
      <text:p text:style-name="P4">
记者：夏小华 责编：许书婷、梒青 网编：洪伟</text:p>
      <text:p text:style-name="P4">
Source: <text:a xlink:type="simple" xlink:href="https://www.rfa.org/mandarin/yataibaodao/gangtai/hx2-06152023121556.html" text:style-name="Internet_20_link" text:visited-style-name="Visited_20_Internet_20_Link">
https://www.rfa.org/mandarin/yataibaodao/gangtai/hx2-06152023121556.html</text:a>
</text:p>
      <!--NEWS-->
      <text:h text:style-name="P10" text:outline-level="1">
<text:span text:style-name="T4">
亚投行被揭遭中国控制　加拿大不排除退出</text:span>
</text:h>
      <text:p text:style-name="P4">
Author: None</text:p>
      <text:p text:style-name="P4">
Publisher: Radio Free Asia (Organization)</text:p>
      <text:p text:style-name="P4">
Published Time: 2023-06-15T13:34:00-04:00</text:p>
      <text:p text:style-name="P4">
Modified Time: 2023-06-15T18:55:40-04:00</text:p>
      <text:p text:style-name="P4">
Description: None</text:p>
      <text:p text:style-name="P4">
Videos: []</text:p>
      <text:p text:style-name="P4">
Audios: ["<text:a xlink:type="simple" xlink:href="https://www.rfa.org/mandarin/yataibaodao/jingmao/lf-06152023102420.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51" text:anchor-type="as-char" svg:width="6.9236in" svg:height="4.612011in" draw:z-index="0">
<draw:image xlink:href="../Images/rfamandarin/2023-06-15T13-34-00-04-00/000000.png" xlink:type="simple" xlink:show="embed" xlink:actuate="onLoad" draw:mime-type="image/png"/>
</draw:frame>
一名中国安全人员守卫在亚洲基础设施投资银行的北京总部大楼前。该行的加拿大籍全球传讯总监在14日辞职，指控该行受到中共控制。 <text:a xlink:type="simple" xlink:href="https://www.rfa.org/mandarin/yataibaodao/jingmao/lf-06152023102420.html/@@images/image" text:style-name="Internet_20_link" text:visited-style-name="Visited_20_Internet_20_Link">
</text:a>
美联社图片  <text:a xlink:type="simple" xlink:href="https://www.rfa.org/mandarin/yataibaodao/jingmao/lf-06152023102420.html/@@stream" text:style-name="Internet_20_link" text:visited-style-name="Visited_20_Internet_20_Link">
Audio-1-Link：https://www.rfa.org/mandarin/yataibaodao/jingmao/lf-06152023102420.html/@@stream</text:a>
</text:p>
      <text:p text:style-name="P4">
亚洲基础设施投资银行(AIIB，亚投行)加拿大籍高级主管毕加博（BobPickard）日前宣布辞职，并批评亚投行被中国共产党控制，充满有毒文化。加拿大政府随即宣布，停止与亚投行的关系。</text:p>
      <ul>
        <li>
<text:span text:style-name="T4">
<text:a xlink:type="simple" xlink:href="https://www.rfa.org/mandarin/Xinwen/cmh1-05082023213921.html" text:style-name="Internet_20_link" text:visited-style-name="Visited_20_Internet_20_Link">
 加拿大宣布驱逐中国外交官 中方反制驱逐加国驻上海领事 </text:a>
 </text:span>
  * <text:span text:style-name="T4">
<text:a xlink:type="simple" xlink:href="https://www.rfa.org/mandarin/yataibaodao/junshiwaijiao/lf-09212022100626.html" text:style-name="Internet_20_link" text:visited-style-name="Visited_20_Internet_20_Link">
 加拿大军舰巡航台海 议员支持台湾入联合国 </text:a>
 </text:span>
  * <text:span text:style-name="T4">
<text:a xlink:type="simple" xlink:href="https://www.rfa.org/mandarin/yataibaodao/junshiwaijiao/ec-08102021064130.html" text:style-name="Internet_20_link" text:visited-style-name="Visited_20_Internet_20_Link">
 加国公民挑战死刑判决失败 加大使指宣判与孟晚舟案非巧合 </text:a>
 </text:span>
</li>
      </ul>
      <text:p text:style-name="P4">
担任亚投行全球传讯总监的毕加博周三在推特上表示自己已经辞职，谴责亚投行充满有毒文化，不符合加拿大利益，并敦促渥太华退出这一个受中国共产党控制的机构。</text:p>
      <text:p text:style-name="P4">
加拿大副总理兼财长方慧兰（ChrystiaFreeland）也于周三做出果断行动：“加拿大政府立即停止在亚投行所有由政府主导的活动。我已指示财政部，对相关指控以及加拿大参与亚投行的情况进行审查。”</text:p>
      <text:p text:style-name="P4">
 加拿大副总理兼财长方慧兰（ChrystiaFreeland）宣布停止和亚投行的关系。 (视频截图)  <text:a xlink:type="simple" xlink:href="https://www.rfa.org/mandarin/yataibaodao/jingmao/lf-06152023102420.html/bank-1.jpg" text:style-name="Internet_20_link" text:visited-style-name="Visited_20_Internet_20_Link">
</text:a>
</text:p>
      <text:p text:style-name="P4">
方慧兰暗示，渥太华可能会退出其于2018年3月起即加入的这个国际金融机构。</text:p>
      <text:p text:style-name="P4">
毕加博为亚投行工作了15个月。根据路透社报道，因为担心自身安全，所以一提出辞职后，他就快速离开中国而到了日本，随即才公开消息。他说，有人建议他近期不要待在中国。因为2018年底的孟晚舟案件，曾导致两名加拿大人在中国被拘留近三年。</text:p>
      <text:p text:style-name="P4">
毕加博说，亚投行完全被中共党员主宰，整个组织类似前苏联情报机构“国家安全委员会”（KGB）丶前纳粹秘密警察“盖世太保”（Gestapo）或东德情报机构“史塔西”（Stasi）。</text:p>
      <text:p text:style-name="P4">
 BobPickard宣布离开亚投行，批评该金融机构受中共控制，充满有毒文化。 (Bob Pickard推特照片)  <text:a xlink:type="simple" xlink:href="https://www.rfa.org/mandarin/yataibaodao/jingmao/lf-06152023102420.html/bank-2.jpg" text:style-name="Internet_20_link" text:visited-style-name="Visited_20_Internet_20_Link">
</text:a>
</text:p>
      <text:p text:style-name="P4">
亚投行在2016年成立，由中国主导筹设，总部设于北京，迄今有106个经济体参与。</text:p>
      <text:p text:style-name="P4">
从事财经专业的加拿大时事评论人士郭一平表示，尽管中国宣称亚投行是独立的国际机构，但行内人都知道它不像世界银行(WorldBank)，纯粹是中国透过金融企图输出威权主义的工具，如同中国搞“一带一路”建设。</text:p>
      <text:p text:style-name="P4">
郭一平：“(亚投行)这个东西摆明就是中国控制的，我把钱给你，摆在你所谓说的国际单位，花钱的时候是中国决定，中国用我的钱去做人情丶去撒红包，撒给这些你要控制或要影响的国家，不就这回事吗？”</text:p>
      <text:p text:style-name="P4">
发生孟晚舟事件后，加拿大反对党多次批评特鲁多政府持续注资亚投行是不智之举，终于现在内部有职员公开发声，令渥太华快刀斩乱麻。</text:p>
      <text:p text:style-name="P4">
截至目前，亚投行已发表声明否认毕加博的指控，而中国驻加拿大使馆则指称相关言论“纯属哗众取宠的炒作，是彻头彻尾的谎言”。</text:p>
      <text:p text:style-name="P4">
记者：柳飞 责编：何平 网编：何足</text:p>
      <text:p text:style-name="P4">
Source: <text:a xlink:type="simple" xlink:href="https://www.rfa.org/mandarin/yataibaodao/jingmao/lf-06152023102420.html" text:style-name="Internet_20_link" text:visited-style-name="Visited_20_Internet_20_Link">
https://www.rfa.org/mandarin/yataibaodao/jingmao/lf-06152023102420.html</text:a>
</text:p>
      <!--NEWS-->
      <text:h text:style-name="P10" text:outline-level="1">
<text:span text:style-name="T4">
“包围中国” 授予华盛顿在巴布亚新几内亚建立军事基地权利的协议</text:span>
</text:h>
      <text:p text:style-name="P4">
Author: 法国媒体</text:p>
      <text:p text:style-name="P4">
Publisher: Al Jazeera</text:p>
      <text:p text:style-name="P4">
Published Time: 2023-06-15T13:46:30</text:p>
      <text:p text:style-name="P4">
Modified Time: 2023-06-15T13:46:30</text:p>
      <text:p text:style-name="P4">
Description: 根据一项历史性的安全协议，美国军方现在可以在巴布亚新几内亚开发和运营军事基地，该协议是华盛顿在太平洋地区包围中国努力的一部分。</text:p>
      <text:p text:style-name="P4">
Images: ["<text:a xlink:type="simple" xlink:href="https://chinese.aljazeera.net/wp-content/uploads/2023/06/1-1686836415.png" text:style-name="Internet_20_link" text:visited-style-name="Visited_20_Internet_20_Link">
1-1686836415.png</text:a>
", "<text:a xlink:type="simple" xlink:href="https://chinese.aljazeera.net/wp-content/uploads/2023/06/1-1686836473.jpg" text:style-name="Internet_20_link" text:visited-style-name="Visited_20_Internet_20_Link">
1-1686836473.jpg</text:a>
"]</text:p>
      <text:p text:style-name="P4">
Topics: ['军事', '政治', '新闻']</text:p>
      <text:p text:style-name="P4">
Keywords: ['军事', '政治', '新闻', '中国', '巴布亚新几内亚', '美国']</text:p>
      <text:p text:style-name="P4">
Type: Article</text:p>
      <!--METADATA-->
      <text:p text:style-name="P4">
<draw:frame draw:style-name="fr1" draw:name="Image57" text:anchor-type="as-char" svg:width="6.9236in" svg:height="4.612736in" draw:z-index="0">
<draw:image xlink:href="../Images/Aljazeera Chinese/2023-06-15T13-46-30/1-1686836415.png" xlink:type="simple" xlink:show="embed" xlink:actuate="onLoad" draw:mime-type="image/png"/>
</draw:frame>
 华盛顿继续加强其在太平洋的军事存在（路透）</text:p>
      <text:p text:style-name="P4">
根据一项历史性的安全协议，美国军方现在可以在巴布亚新几内亚开发和运营军事基地，该协议是华盛顿在太平洋地区包围中国努力的一部分。</text:p>
      <text:p text:style-name="P4">
该协议全文——被保密了一段时间——已于周三晚上提交给巴布亚新几内亚议会，允许其细节被披露。</text:p>
      <text:p text:style-name="P4">
与位于西南太平洋的巴布亚新几内亚达成协议后，美国将可以在主要机场驻扎军队和船只，除了马努斯岛上的隆布鲁姆海军基地和首都莫尔兹比港的一个海港等地点。</text:p>
      <text:p text:style-name="P4">
这份协议规定授予华盛顿“不受阻碍地进入”“设备、物资和弹药的预储”地点的权利，以及“独家使用”基地中可能见证“建设活动”某些区域的权利。</text:p>
      <text:p text:style-name="P4">
在与北京竞争日益激烈之际，这份协议为华盛顿在西太平洋建立新的军事存在打开了大门。</text:p>
      <text:p text:style-name="P4">
进入隆布鲁姆海军基地可用于加强美国在北部关岛的设施，这可能是台湾爆发冲突的关键。</text:p>
      <text:p text:style-name="P4">
面对指责当局放弃国家主权的抗议浪潮，总理詹姆斯·马拉佩被迫为协议辩护。</text:p>
      <text:p text:style-name="P4">
詹姆斯·马拉佩周三晚间告诉议会说，“在过去的 48 年里，我们允许我们的军队削弱，”他并强调，“主权取决于军队的稳固和力量。”</text:p>
      <text:p text:style-name="P4">
<draw:frame draw:style-name="fr1" draw:name="Image58" text:anchor-type="as-char" svg:width="6.9236in" svg:height="3.894525in" draw:z-index="0">
<draw:image xlink:href="../Images/Aljazeera Chinese/2023-06-15T13-46-30/1-1686836473.jpg" xlink:type="simple" xlink:show="embed" xlink:actuate="onLoad" draw:mime-type="image/jpeg"/>
</draw:frame>
 美国和中国之间的紧张关系，竞争在加剧，但对话仍然存在</text:p>
      <text:h text:style-name="P13" text:outline-level="4">
<text:span text:style-name="T4">
对抗轴线</text:span>
</text:h>
      <text:p text:style-name="P4">
巴布亚新几内亚自然资源丰富，靠近主要航线，已成为华盛顿与北京外交僵局的主要关键。</text:p>
      <text:p text:style-name="P4">
另一方面，前总理彼得·奥尼尔表示，该协议使巴布亚新几内亚成为目标。</text:p>
      <text:p text:style-name="P4">
奥尼尔表示，“美国这样做是为了保护自己的国家利益，”他并补充说，“我们都了解我们地区正在发生的地缘政治。”</text:p>
      <text:p text:style-name="P4">
美国总统拜登原定访问巴布亚新几内亚，但因美国国会预算纠纷而取消访问。</text:p>
      <text:p text:style-name="P4">
在北京采取类似举措后，华盛顿正试图通过一系列外交和财政激励措施来争取太平洋国家的支持，以换取战略支持。</text:p>
      <text:p text:style-name="P4">
中国公司涌入太平洋彼岸的矿山和港口，去年，中国与邻国所罗门群岛签署了一项秘密安全协议，允许其在该国部署军队。</text:p>
      <text:p text:style-name="P4">
美国担心中国军队在南太平洋的立足点可能会包围其在关岛的设施，这使得在中国收复台湾时局势变得更加复杂。</text:p>
      <text:p text:style-name="P4">
Source: <text:a xlink:type="simple" xlink:href="https://chinese.aljazeera.net/news/2023/6/15/%e5%8c%85%e5%9b%b4%e4%b8%ad%e5%9b%bd%e6%8e%88%e4%ba%88%e5%8d%8e%e7%9b%9b%e9%a1%bf%e5%9c%a8%e5%b7%b4%e5%b8%83%e4%ba%9a%e6%96%b0%e5%87%a0%e5%86%85%e4%ba%9a%e5%bb%ba%e7%ab%8b%e5%86%9b%e4%ba%8b%e5%9f%ba" text:style-name="Internet_20_link" text:visited-style-name="Visited_20_Internet_20_Link">
https://chinese.aljazeera.net/news/2023/6/15/%e5%8c%85%e5%9b%b4%e4%b8%ad%e5%9b%bd%e6%8e%88%e4%ba%88%e5%8d%8e%e7%9b%9b%e9%a1%bf%e5%9c%a8%e5%b7%b4%e5%b8%83%e4%ba%9a%e6%96%b0%e5%87%a0%e5%86%85%e4%ba%9a%e5%bb%ba%e7%ab%8b%e5%86%9b%e4%ba%8b%e5%9f%ba</text:a>
</text:p>
      <!--NEWS-->
      <text:h text:style-name="P10" text:outline-level="1">
<text:span text:style-name="T4">
欧洲议会再通过挺港决议　实际作用有多大？</text:span>
</text:h>
      <text:p text:style-name="P4">
Author: None</text:p>
      <text:p text:style-name="P4">
Publisher: Radio Free Asia (Organization)</text:p>
      <text:p text:style-name="P4">
Published Time: 2023-06-15T15:02:00-04:00</text:p>
      <text:p text:style-name="P4">
Modified Time: 2023-06-15T18:11:50-04:00</text:p>
      <text:p text:style-name="P4">
Description: None</text:p>
      <text:p text:style-name="P4">
Videos: []</text:p>
      <text:p text:style-name="P4">
Audios: ["<text:a xlink:type="simple" xlink:href="https://www.rfa.org/mandarin/yataibaodao/junshiwaijiao/al-06152023101750.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59" text:anchor-type="as-char" svg:width="6.9236in" svg:height="3.975486in" draw:z-index="0">
<draw:image xlink:href="../Images/rfamandarin/2023-06-15T15-02-00-04-00/000000.png" xlink:type="simple" xlink:show="embed" xlink:actuate="onLoad" draw:mime-type="image/png"/>
</draw:frame>
欧洲议会周四（15日）中午以大比数赞成，通过一项支持香港的决议 <text:a xlink:type="simple" xlink:href="https://www.rfa.org/mandarin/yataibaodao/junshiwaijiao/al-06152023101750.html/@@images/image" text:style-name="Internet_20_link" text:visited-style-name="Visited_20_Internet_20_Link">
</text:a>
IPAC推特截图  <text:a xlink:type="simple" xlink:href="https://www.rfa.org/mandarin/yataibaodao/junshiwaijiao/al-06152023101750.html/@@stream" text:style-name="Internet_20_link" text:visited-style-name="Visited_20_Internet_20_Link">
Audio-1-Link：https://www.rfa.org/mandarin/yataibaodao/junshiwaijiao/al-06152023101750.html/@@stream</text:a>
</text:p>
      <text:p text:style-name="P4">
6月15日，欧洲议会通过一项支持香港的决议，促请港府释放壹传媒集团创办人黎智英等人，并再次呼吁欧盟理事会制裁香港特首李家超等中、港官员。欧洲议会过往曾多次通过支持香港的决议，然而欧盟却不为所动。这些决议，对香港的实际作用有几大？</text:p>
      <ul>
        <li>
<text:span text:style-name="T4">
<text:a xlink:type="simple" xlink:href="https://www.rfa.org/mandarin/Xinwen/4-02162023121814.html" text:style-name="Internet_20_link" text:visited-style-name="Visited_20_Internet_20_Link">
 人权组织联合呼吁欧盟：采取果断行动 停止无意义的“人权对话” </text:a>
 </text:span>
  * <text:span text:style-name="T4">
<text:a xlink:type="simple" xlink:href="https://www.rfa.org/mandarin/yataibaodao/junshiwaijiao/tj-04042023110420.html" text:style-name="Internet_20_link" text:visited-style-name="Visited_20_Internet_20_Link">
 法、欧领导人访华 如何在竞争中寻找平衡？ </text:a>
 </text:span>
  * <text:span text:style-name="T4">
<text:a xlink:type="simple" xlink:href="https://www.rfa.org/mandarin/Xinwen/7-11232022131711.html" text:style-name="Internet_20_link" text:visited-style-name="Visited_20_Internet_20_Link">
 欧盟料将延长对中国官员的制裁 谴责新疆侵犯人权 </text:a>
 </text:span>
</li>
      </ul>
      <text:p text:style-name="P4">
“以下进入有关香港基本自由被侵犯的联合动议，特别是黎智英的个案。投票结束，通过。”欧洲议会周四（15日）以483票赞成、9票反对、42票弃权，通过一项支持香港的决议，促请港府立即无条件释放壹传媒集团创办人黎智英及其他行使言论自由和基本人权的民主派人士，撤销对他们的所有指控。</text:p>
      <text:p text:style-name="P4">
决议再次呼吁欧盟理事会根据“欧盟全球人权制裁制度”，向香港特首李家超等参与压制香港人权的中、港官员作出针对性制裁。</text:p>
      <text:p text:style-name="P4">
<text:span text:style-name="T4">
欧洲议会对华关系组长：欢迎加入反对中国威权主义方阵</text:span>
</text:p>
      <text:p text:style-name="P4">
上述动议由欧洲议会对华关系小组组长、德国籍议员包瑞翰（Reinhard Bütikofer）以及斯洛伐克籍议员莱克斯曼（MiriamLexmann）牵头，他们都是“对华政策跨国议会联盟”（IPAC）的成员。</text:p>
      <text:p text:style-name="P4">
 有关香港的动议。(欧洲议会官网截图)  <text:a xlink:type="simple" xlink:href="https://www.rfa.org/mandarin/yataibaodao/junshiwaijiao/al-06152023101750.html/screenshot-2023-06-15-145418.png" text:style-name="Internet_20_link" text:visited-style-name="Visited_20_Internet_20_Link">
</text:a>
</text:p>
      <text:p text:style-name="P4">
包瑞翰说：“欧洲议会以压倒性大比数声援被所谓的《国安法》迫害的香港民主派人士。我们也邀请欧盟成员国，特别是成员国的议会，一同加入反对中国威权主义的民主和议会方阵。”</text:p>
      <text:p text:style-name="P4">
莱克斯曼则强调，黎智英正面对“莫须有”指控，或被判终身监禁：“他的案件是强而有力的例子，印证北京和香港当局如何利用所谓的《国安法》破坏这座城市的法治、基本权利和自由。他们害怕像黎智英这样热爱自由的人，因为他们是对中共谎言和压迫的最大威胁。”她认为，欧盟必须作出有原则且明确的回应，包括对责任人实施有针对性的制裁，以及重新审视香港的国际地位。</text:p>
      <text:p text:style-name="P4">
<text:span text:style-name="T4">
关注组织欢迎欧洲议会决议</text:span>
</text:p>
      <text:p text:style-name="P4">
跨国民间组织“香港自由委员会基金”（The Committee for Freedom in Hong KongFoundation）的英国及欧盟总监沙巴（Mark Sabah），以及带领黎智英国际律师团队的英国御用大律师加拉格尔（CaoilfhionnGallagher）也发表声明，欢迎欧洲议会为黎智英发声，认为港府必须响应欧洲议会的呼吁，在为时已晚前立即释放黎智英。</text:p>
      <text:p text:style-name="P4">
他们担心，作为英国公民的黎智英有可能因捍卫民主价值观和行使受国际保护的权利，而死于狱中。</text:p>
      <text:p text:style-name="P4">
<text:span text:style-name="T4">
决议点名邹幸彤、何俊仁等政治犯 促港府废除《国安法》</text:span>
</text:p>
      <text:p text:style-name="P4">
欧洲议会的上述决议列举北京在港实施《国安法》、黎智英的英国律师被拒出庭、《苹果日报》和《立场新闻》被迫停运等一系列事件，并点名黎智英、何俊仁、戴耀廷、邹幸彤、李卓人、黄之锋和何秀兰等民主派政治犯，指出他们在等候审讯的漫长过程中，通常会被长期羁押，处境困苦。</text:p>
      <text:p text:style-name="P4">
决议还对在狱中绝食34小时、悼念“六四”的前香港支联会副主席邹幸彤，以及在癌症之苦中仍被无理撤销保释的前立法会议员何俊仁表达深切关注。</text:p>
      <text:p text:style-name="Quotations">

<text:p text:style-name="P4">
<text:a xlink:type="simple" xlink:href="https://twitter.com/hashtag/NEW" text:style-name="Internet_20_link" text:visited-style-name="Visited_20_Internet_20_Link">
 #NEW </text:a>
&gt;
 Resolution on Hong Kong adopted by the European Parliament by a vast&gt;
 majority 👏 <text:a xlink:type="simple" xlink:href="https://t.co/4nLrpOJz6i" text:style-name="Internet_20_link" text:visited-style-name="Visited_20_Internet_20_Link">
 https://t.co/4nLrpOJz6i </text:a>
 <text:a xlink:type="simple" xlink:href="https://t.co/ceCsy4ATCm" text:style-name="Internet_20_link" text:visited-style-name="Visited_20_Internet_20_Link">
&gt;
 pic.twitter.com/ceCsy4ATCm </text:a>
&gt;
&gt;
 — Inter-Parliamentary Alliance on China (IPAC) (@ipacglobal) <text:a xlink:type="simple" xlink:href="https://twitter.com/ipacglobal/status/1669291048927887360" text:style-name="Internet_20_link" text:visited-style-name="Visited_20_Internet_20_Link">
 June 15, 2023&gt;
 </text:a>
</text:p>

</text:p>
      <text:p text:style-name="P4">
欧洲议会形容《港区国安法》“跨越国界”，呼吁当局废除，并停止阻碍新闻工作。决议还谴责中国政府企图针对欧盟的香港侨民，并再次呼吁所有欧盟成员国暂停和中国及香港的引渡条例。</text:p>
      <text:p text:style-name="P4">
决议并对欧盟驻港办事处提出多项要求，呼吁办事处加强法庭观察、定期汇报重要庭审，并向港府提出探监要求。</text:p>
      <text:p text:style-name="P4">
<text:span text:style-name="T4">
欧洲议会的困境</text:span>
</text:p>
      <text:p text:style-name="P4">
翻查资料，欧洲议会过往曾多次通过支持香港的决议，并呼吁对中、港官员祭出制裁，然而欧盟却不为所动。“对华政策跨国议会联盟”香港倡议统筹邝颂晴向本台解释，欧盟的运作不能以一般西方国家的议会民主方式去理解。</text:p>
      <text:p text:style-name="P4">
邝颂晴说：“欧盟是一个很庞大的组织，它有很复杂的架构。比如欧盟理事会就是由各国元首组成，负责对外事务，采用的是共识制。所以如果有一个国家，例如和中国比较友好的希腊、意大利或匈牙利，如果它们在欧盟理事会内反对某些事情，欧盟理事会就无法作出决定。”</text:p>
      <text:p text:style-name="P4">
不过她强调，即使欧洲议会不能像其他西方国家的议会那样可以决定某些法律的走向，但它的决议并非完全没有作用。因为这些行动显示，仍然有人关心香港事务并向欧盟理事会施加压力，迫使欧盟作出实际行动，就人权问题向中共和港府问责。</text:p>
      <text:p text:style-name="P4">
记者：吕熙（伦敦） 责编：何平 网编：何足</text:p>
      <text:p text:style-name="P4">
Source: <text:a xlink:type="simple" xlink:href="https://www.rfa.org/mandarin/yataibaodao/junshiwaijiao/al-06152023101750.html" text:style-name="Internet_20_link" text:visited-style-name="Visited_20_Internet_20_Link">
https://www.rfa.org/mandarin/yataibaodao/junshiwaijiao/al-06152023101750.html</text:a>
</text:p>
      <!--NEWS-->
      <text:h text:style-name="P10" text:outline-level="1">
<text:span text:style-name="T4">
布林肯访华在即   专家：美中关系大势难改</text:span>
</text:h>
      <text:p text:style-name="P4">
Author: None</text:p>
      <text:p text:style-name="P4">
Publisher: Radio Free Asia (Organization)</text:p>
      <text:p text:style-name="P4">
Published Time: 2023-06-15T15:26:00-04:00</text:p>
      <text:p text:style-name="P4">
Modified Time: 2023-06-15T18:15:44-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63" text:anchor-type="as-char" svg:width="6.9236in" svg:height="4.612011in" draw:z-index="0">
<draw:image xlink:href="../Images/rfamandarin/2023-06-15T15-26-00-04-00/000000.png" xlink:type="simple" xlink:show="embed" xlink:actuate="onLoad" draw:mime-type="image/png"/>
</draw:frame>
 美中双方确认布林肯将于6月18日及6月19日访华美联社图片</text:p>
      <text:p text:style-name="P4">
美国国务卿布林肯（AntonyBlinken）推迟数月的访华行程本周末即将展开。在美中竞争激烈、双边关系跌入几十年来低谷的情况下，这次访问到底能对美中关系带来哪些影响？美中各有怎样的期待？</text:p>
      <text:p text:style-name="P4">
<text:a xlink:type="simple" xlink:href="https://www.rfa.org/mandarin/Xinwen/hcm1-06142023032513.html" text:style-name="Internet_20_link" text:visited-style-name="Visited_20_Internet_20_Link">
 <text:span text:style-name="T4">
美中外长通话 讨论维持沟通管道及双边关系全球事务</text:span>
 </text:a>
  * <text:span text:style-name="T4">
<text:a xlink:type="simple" xlink:href="https://www.rfa.org/mandarin/yataibaodao/junshiwaijiao/hcm-06062023113925.html" text:style-name="Internet_20_link" text:visited-style-name="Visited_20_Internet_20_Link">
 美国谴责中国军方在台海、南海挑衅 恐酿伤亡 </text:a>
 </text:span>
</text:p>
      <text:p text:style-name="P4">
本周三（14日），美中双方分别公布了国务卿布林肯将于本周末访华的消息。在中国外交部15日的例行记者会上，对于彭博社记者询问布林肯访华的更多信息，发言人汪文斌回应称：“经中美双方商定，美国国务卿安东尼·布林肯将于6月18日至19日访华。双方正就访问有关安排保持沟通。我们将及时发布。”</text:p>
      <text:p text:style-name="P4">
<text:span text:style-name="T4">
中方拖延公布布林肯访华消息 有何算计？</text:span>
  这将是五年来美国国务卿首次访华。此前，布林肯曾定于今年二月初访问北京，但因“间谍气球”事件而临时取消。这次，在多家外媒先后披露访问消息的情况下，中国外交部却拖到国务委员兼外长秦刚和布林肯通完电话之后，才公布出来。</text:p>
      <text:p text:style-name="P4">
对此，前中共中央党校校刊《学习时报》副编审邓聿文认为：“这个可能也是接受上次的教训，更谨慎。”他说，最近美国媒体又传出中国要在古巴设立对美情报窃听站，北京可能担心这一事件若发酵，会再度影响布林肯行程。“另一种可能就是，直到秦刚和布林肯通话之前，双方之间就要谈什么问题可能还没有最后敲定。”</text:p>
      <text:p text:style-name="P4">
美国的德国马歇尔基金会亚洲项目主任葛来仪（Bonnie Glaser）则告诉本台:“中国无疑是想让美国看起来比他们对此次访问更感兴趣。他们想看起来是被讨好的。这可能让他们在国内看起来更好看。但中国的确也想要有这次访问。”</text:p>
      <text:p text:style-name="P4">
<text:span text:style-name="T4">
布林肯之行 美中期待都不高</text:span>
</text:p>
      <text:p text:style-name="P4">
美国国务院东亚及太平洋事务助理国务卿康达（Daniel J.Kritenbrink）在周三（14日）的媒体电话简报会中指出，布林肯访华有三大目标，即希望确保高层沟通渠道畅通，以减少误判风险；同时，表达并捍卫美国的利益和价值观；以及寻求符合彼此利益的潜在合作领域。他还表示，布林肯的访中之行，不太可能为美中关系带来突破与转机。</text:p>
      <text:p text:style-name="P4">
中国外交部则在14日发表了秦刚与布林肯通话的声明，其中称“年初以来，中美关系遭遇新的困难和挑战，责任是清楚的。”声明还说，秦刚就台湾问题等中方核心关切阐明了“严正立场”，强调美方应予”尊重”等。</text:p>
      <text:p text:style-name="P4">
葛来仪分析说：“双方都有很多的怀疑、不信任。中国强调他们并没要求这个访问，他们甚至说秦刚与布林肯通电话也不是他们要求的，他们依然在指责所有的双边关系问题都是美国造成的，他们则完全没有责任。所以这不会是个容易的对话，能有何结果还要观察。”</text:p>
      <text:p text:style-name="P4">
葛来仪谈到，中方并不喜欢和布林肯打交道。她曾听说，中方更希望财政部长耶伦先访问中国，但美方坚持要布林肯先去。“我不认为此行，中方会愿意让步，但美国的希望也不高。”</text:p>
      <text:p text:style-name="P4">
<text:span text:style-name="T4">
中方谈"诚意"与“尊重” 戴博：等同要美国"闭嘴"</text:span>
</text:p>
      <text:p text:style-name="P4">
就在中国宣布布林肯访华前后，中国国内媒体持续发文，说美国一方面摆出“迫切交流的假象”，同时又在原则底线问题上“反复试探挑衅”。还有文章称美方是“强行‘串门’”，并质疑布林肯访华到底“带了多少诚意”。中国官方此前则多次表示，美中沟通关键在于美方不能“说一套做一套”。</text:p>
      <text:p text:style-name="P4">
邓聿文分析中方的心态时说：“布林肯就是来，只不过就是某个方面要中国配合你，但是回去之后，你该怎么做仍然怎么做。所以它（中方）就强调美国没有诚意，对中国不尊重。”</text:p>
      <text:p text:style-name="P4">
美国威尔逊中心基辛格中美研究所主任戴博（RobertDaly）则认为：“问题是中国对‘诚意’的定义、对‘尊重’的定义，好像都是‘闭嘴’。如果你有诚意，如果你尊重我们，不允许你做任何我们不要的事情，不允许你说任何我们不爱听的话。这个是美国不会接受的条件。”</text:p>
      <text:p text:style-name="P4">
美国白宫国安会印太事务协调员坎贝尔（KurtCampbell）在周三的媒体简报会上也强调，美国正在与中国竞争，但美方不寻求冲突、对抗或新冷战。美国想要的是“负责任地管理竞争”。</text:p>
      <text:p text:style-name="P4">
戴博认为：“我们对世界局势、对西太平洋的安全有不同的、相互矛盾的一些看法，可是我们能不能降低直接发生冲突的可能性。这个是拜登的目标，而不是真的改变中美关系。改变这些关系的大方面不太可能。”</text:p>
      <text:p text:style-name="P4">
<text:span text:style-name="T4">
布林肯访华 为APEC峰会铺路?</text:span>
</text:p>
      <text:p text:style-name="P4">
葛来仪认为，如果这次布林肯访华之后，能有更多美国高层官员、如财政部长耶伦或商务部长雷蒙多访问北京，就将是一个积极信号。</text:p>
      <text:p text:style-name="P4">
今年十一月，美国将在旧金山主办亚太经合组织峰会。葛来仪说，布林肯的访问若能为APEC峰会期间的美中元首会晤做些铺垫，本身就将是个不错的成果。</text:p>
      <text:p text:style-name="P4">
戴博也指出，如果双方这次会晤能够坚持比较客气的语调就够了：“因为，其实他们的目标不只是国务卿跟中国的有关方面官员见面，还是要准备习近平十一月份到旧金山去的时候，拜登和习近平的峰会。这个是最重要的。”</text:p>
      <text:p text:style-name="P4">
<text:span text:style-name="T4">
美中军事沟通机制难恢复</text:span>
</text:p>
      <text:p text:style-name="P4">
两国关系的一个令人担忧的方面是长期中断的军事对话。尽管美方近期试图与中国疏通沟通管道，但北京似乎兴趣不大。本月初，中国防长李尚福拒绝与美国防长奥斯汀（LloydAustin）在香格里拉对话期间举行场边会晤。</text:p>
      <text:p text:style-name="P4">
坎贝尔周三表示，相信布林肯将强烈主张这些沟通渠道的必要性。“它们是成熟、强大的军队互动的方式，而避免建立这些关键沟通渠道的风险太高了。”</text:p>
      <text:p text:style-name="P4">
葛来仪特别指出：“最重要的是恢复《海上军事安全磋商机制协定》(Military Maritime Consultative Agreement,MMCA)。这是讨论意外事故，侥幸避险，接近碰撞情况的机制，这一会议已经有十八个月未召开了。这是最棘手的，考虑到中方空中和海上的操作是多么地强势而危险，这既包括台湾，也包括南海。”</text:p>
      <text:p text:style-name="P4">
不过，邓聿文认为，要实现进一步交流，中方首先会要求解除对中国防长李尚福的制裁，但目前可能性不大。</text:p>
      <text:p text:style-name="P4">
美国智库哈德森学院高级研究员、退役空军准将斯伯丁（RobertSpalding）说：“真正有作用的会议是当拜登和习近平会面时。坦率讲，这与层级更低的军事将领和我们的防长会晤无关。”</text:p>
      <text:p text:style-name="P4">
<text:span text:style-name="T4">
台海战争风险依然不算高</text:span>
</text:p>
      <text:p text:style-name="P4">
目前，两岸形势持续紧张。康达日前回应媒体称，预料布林肯访华将会重申维护台海和平与稳定是美国的持久利益。</text:p>
      <text:p text:style-name="P4">
“（台湾海峡）战争的风险是比几年前升高了，但我认为依然不算很高。”葛来仪指出，美中双方都没有开战的意愿，尤其是俄乌战争让中国看到，他们还远没有为一场重大的军事行动做好准备。“失败可能导致在国内削弱习近平的力量，并有可能削弱中国共产党。习近平不太可能做出这样的决定。”</text:p>
      <text:p text:style-name="P4">
记者：凯迪 责编：梒青 网编：洪伟</text:p>
      <text:p text:style-name="P4">
Source: <text:a xlink:type="simple" xlink:href="https://www.rfa.org/mandarin/yataibaodao/junshiwaijiao/kw-06142023113705.html" text:style-name="Internet_20_link" text:visited-style-name="Visited_20_Internet_20_Link">
https://www.rfa.org/mandarin/yataibaodao/junshiwaijiao/kw-06142023113705.html</text:a>
</text:p>
      <!--NEWS-->
      <text:h text:style-name="P10" text:outline-level="1">
<text:span text:style-name="T4">
变态辣椒：飞向弥漫的硝烟</text:span>
</text:h>
      <text:p text:style-name="P4">
Author: None</text:p>
      <text:p text:style-name="P4">
Publisher: Radio Free Asia (Organization)</text:p>
      <text:p text:style-name="P4">
Published Time: 2023-06-15T18:13:03-04:00</text:p>
      <text:p text:style-name="P4">
Modified Time: 2023-06-15T18:13:03-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64" text:anchor-type="as-char" svg:width="6.9236in" svg:height="3.88615in" draw:z-index="0">
<draw:image xlink:href="../Images/rfamandarin/2023-06-15T18-13-03-04-00/000000.png" xlink:type="simple" xlink:show="embed" xlink:actuate="onLoad" draw:mime-type="image/png"/>
</draw:frame>
 <text:a xlink:type="simple" xlink:href="https://www.rfa.org/mandarin/biantailajiaomanhua/pepper-06152023172107.html/@@images/image" text:style-name="Internet_20_link" text:visited-style-name="Visited_20_Internet_20_Link">
</text:a>
自由亚洲电台制图</text:p>
      <text:p text:style-name="P4">
经历数月的紧张以及中国高官拒绝与其对等的美国官员对话，美国国务卿布林肯为在世界两大国之间重开沟通渠道而即将访问北京。布林肯曾定于今年二月访问北京，但因“间谍气球”事件而取消。尽管本月初有关于中国和古巴建立秘密间谍设施的报道，布林肯仍将前往中国。</text:p>
      <text:p text:style-name="P4">
Source: <text:a xlink:type="simple" xlink:href="https://www.rfa.org/mandarin/biantailajiaomanhua/pepper-06152023172107.html" text:style-name="Internet_20_link" text:visited-style-name="Visited_20_Internet_20_Link">
https://www.rfa.org/mandarin/biantailajiaomanhua/pepper-06152023172107.html</text:a>
</text:p>
      <!--NEWS-->
      <text:h text:style-name="P10" text:outline-level="1">
<text:span text:style-name="T4">
《亚太报道》2023年6月15日音频</text:span>
</text:h>
      <text:p text:style-name="P4">
Author: None</text:p>
      <text:p text:style-name="P4">
Publisher: Radio Free Asia (Organization)</text:p>
      <text:p text:style-name="P4">
Published Time: 2023-06-15T18:17:53-04:00</text:p>
      <text:p text:style-name="P4">
Modified Time: 2023-06-15T18:17:53-04:00</text:p>
      <text:p text:style-name="P4">
Description: None</text:p>
      <text:p text:style-name="P4">
Videos: []</text:p>
      <text:p text:style-name="P4">
Audios: ["<text:a xlink:type="simple" xlink:href="https://www.rfa.org/mandarin/apr-audio/yp-06152023142425.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66" text:anchor-type="as-char" svg:width="6.9236in" svg:height="3.88615in" draw:z-index="0">
<draw:image xlink:href="../Images/rfamandarin/2023-06-15T18-17-53-04-00/000000.png" xlink:type="simple" xlink:show="embed" xlink:actuate="onLoad" draw:mime-type="image/png"/>
</draw:frame>
 <text:a xlink:type="simple" xlink:href="https://www.rfa.org/mandarin/apr-audio/yp-06152023142425.html/@@images/image" text:style-name="Internet_20_link" text:visited-style-name="Visited_20_Internet_20_Link">
</text:a>
 自由亚洲电台制图  <text:a xlink:type="simple" xlink:href="https://www.rfa.org/mandarin/apr-audio/yp-06152023142425.html/@@stream" text:style-name="Internet_20_link" text:visited-style-name="Visited_20_Internet_20_Link">
Audio-1-Link：https://www.rfa.org/mandarin/apr-audio/yp-06152023142425.html/@@stream </text:a>
</text:p>
      <text:p text:style-name="P4">
此次节目的主要内容：</text:p>
      <text:p text:style-name="P4">
1. 布林肯访华在即，专家称美中关系大势难改</text:p>
      <text:p text:style-name="P4">
2. 以美、德为首的G7国家对中国是降低风险不脱钩</text:p>
      <text:p text:style-name="P4">
3. 原长沙富能负责人程渊披露赤山监狱实施体罚和强迫劳动</text:p>
      <text:p text:style-name="P4">
4. 中共打压维权律师持续升级，王全璋一家再遭逼迁</text:p>
      <text:p text:style-name="P4">
5. 中国社会出现怪象，富豪外流 ，农民拦路</text:p>
      <text:p text:style-name="P4">
Source: <text:a xlink:type="simple" xlink:href="https://www.rfa.org/mandarin/apr-audio/yp-06152023142425.html" text:style-name="Internet_20_link" text:visited-style-name="Visited_20_Internet_20_Link">
https://www.rfa.org/mandarin/apr-audio/yp-06152023142425.html</text:a>
</text:p>
      <!--NEWS-->
      <text:h text:style-name="P10" text:outline-level="1">
<text:span text:style-name="T4">
评论 | 胡平：问责习近平</text:span>
</text:h>
      <text:p text:style-name="P4">
Author: None</text:p>
      <text:p text:style-name="P4">
Publisher: Radio Free Asia (Organization)</text:p>
      <text:p text:style-name="P4">
Published Time: 2023-06-15T18:20:17-04:00</text:p>
      <text:p text:style-name="P4">
Modified Time: 2023-06-15T18:20:17-04:00</text:p>
      <text:p text:style-name="P4">
Description: None</text:p>
      <text:p text:style-name="P4">
Videos: []</text:p>
      <text:p text:style-name="P4">
Audios: ["<text:a xlink:type="simple" xlink:href="https://www.rfa.org/mandarin/pinglun/huping/hp-06152023160205.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68" text:anchor-type="as-char" svg:width="6.9236in" svg:height="4.612011in" draw:z-index="0">
<draw:image xlink:href="../Images/rfamandarin/2023-06-15T18-20-17-04-00/000000.png" xlink:type="simple" xlink:show="embed" xlink:actuate="onLoad" draw:mime-type="image/png"/>
</draw:frame>
 新冠病毒示意图 路透社  <text:a xlink:type="simple" xlink:href="https://www.rfa.org/mandarin/pinglun/huping/hp-06152023160205.html/@@stream" text:style-name="Internet_20_link" text:visited-style-name="Visited_20_Internet_20_Link">
Audio-1-Link：https://www.rfa.org/mandarin/pinglun/huping/hp-06152023160205.html/@@stream</text:a>
</text:p>
      <text:p text:style-name="P4">
6月11日，英国《星期日泰晤士报》发表洞察团队的调查报告：“在新冠爆发前几周，武汉实验室内到底发生了什么？”报告说，从机密文件中获得的证据显示，早在新冠疫情爆发前，中国武汉病毒所实验室的科学家就与中国解放军合作制造可用于生化武器的病毒突变体，不料病毒却从实验室外泄。按照这篇报告，新冠病毒不但是由实验室泄漏，而且是由实验室制造的。这篇报告信息量很大。其中不少信息是第一次披露。例如，报告提到新冠病毒的零号病人是实验室的研究人员，提到第一个开发新冠疫苗的军方科学家周育森的离奇死亡，提到早在2019年11月19日，习近平就对新冠疫情“复杂而严峻的形势”，作出了“重要的口头和书面指示”，如此等等。</text:p>
      <text:p text:style-name="P4">
我们知道，早在新冠疫情爆发之初，就有科学家指出新冠病毒应为人工合成。因为与其他和萨斯（SARS）相关的冠状病毒相比，新冠病毒（SARS-CoV-2）有一大特点，那就是在其刺突中具有独特的弗林蛋白酶切割位点 (furin cleavage sites，缩写：FCS)。到目前为止，没有发现任何自然的和萨斯相关的冠状病毒有这个东西。这个弗林蛋白酶切割位点好比一把万能钥匙，使病毒能够轻易进入细胞，并使其具有感染性和致病性。后来有科学家做实验，发现这个弗林蛋白酶切割位点也无法通过自然演化而生成。洞察团队的调查报告则告诉我们，这个弗林蛋白酶切割位点就是中国的科学家加上去的。</text:p>
      <text:p text:style-name="P4">
再有，早在疫情爆发之初，中国官媒报道过，生化武器专家、中国解放军陈薇少将就到武汉，接管了武汉病毒所实验室。这本身就让人怀疑，武汉病毒所实验室出的事和军方有关，新冠病毒和开发生化武器有关。洞察团队的报告进一步证实了这一判断。</text:p>
      <text:p text:style-name="P4">
正像一位专家说的，如果把现有的证据放上法庭，法官就足以作出新冠病毒是人工合成并从实验室泄漏的判决。更严重的问题是，中国政府从一开始就在蓄意地掩盖真相。如果中国政府在发现病毒泄漏后，就及时地启动中国在萨斯事件后花大气力建立起来的世界一流的应急机制，疫情完全可以扼杀在萌芽状态。即便是仅仅根据中国官媒发表的信息我们也可以断定，“亲自指挥亲自部署”的中共总书记习近平是这场全球性大灾难的第一责任人。我们必须问责习近平。</text:p>
      <text:p text:style-name="P4">
20年前，2003年10月21日在曼谷召开的亚太经合组织领导人非正式会议上，法新社记者问时任总书记胡锦涛一个问题，什么事曾让他感到最伤脑筋，胡锦涛的回答很坦率：“非典”。他说：“当几千名同胞遭受非典威胁的时候，当上百名同胞死于这个疫病的时候，作为一个国家的领导人，我心急如焚，如果不能有效地遏制疫情，使其泛滥开来，甚至扩散到国际社会，那么作为中国的领导人，我们对不起13亿中国人民，也对不起世界各国人民”。新冠疫情比非典（即萨斯）严重数万倍数十万倍，习近平该当何罪？</text:p>
      <text:p text:style-name="P4">
我们提出问责习近平，是有充分的法理依据的。中国是《国际卫生条例》的缔约国。《国际卫生条例》要求，缔约国需及时、有效地向世界卫生组织通报在本国出现的，可能构成国际关注的突发公共卫生事件。如不履行此义务，将会引发相关国家责任问题，从而带来受害国或受影响国对该国追究责任的严重后果。《国际卫生条例》的第六条，把缔约国的义务规定的很清楚。中国政府严重违反了《国际卫生条例》，没有履行它应当履行的义务。受害国和受到影响的国家向中国政府问责是完全正当的，是有充分的法理依据的。</text:p>
      <text:p text:style-name="P4">
遗憾的是，和其他很多国际条约和条例一样，《国际卫生条例》也缺少执行力，尤其缺少强制性的执行力。如果严重违反条约或条例的国家根本不理睬不承认，谁有能力去强制该国政府去认错去担责呢？没有。尤其是对大国，更缺少制裁力。但是，我们必须表明问责中国政府、问责习近平的坚定立场。这至少是一种道义的宣判。</text:p>
      <text:p text:style-name="P4">
（文章只代表特约评论员个人的立场和观点）</text:p>
      <text:p text:style-name="P4">
Source: <text:a xlink:type="simple" xlink:href="https://www.rfa.org/mandarin/pinglun/huping/hp-06152023160205.html" text:style-name="Internet_20_link" text:visited-style-name="Visited_20_Internet_20_Link">
https://www.rfa.org/mandarin/pinglun/huping/hp-06152023160205.html</text:a>
</text:p>
      <!--NEWS-->
      <text:h text:style-name="P10" text:outline-level="1">
<text:span text:style-name="T4">
美股多收高</text:span>
</text:h>
      <text:p text:style-name="P4">
Publisher: 法新社</text:p>
      <text:p text:style-name="P4">
Published Time: 2023-06-15T21:32:07+00:00</text:p>
      <text:p text:style-name="P4">
Modified Time: 2023-06-15T21:05:02+00:00</text:p>
      <text:p text:style-name="P4">
Description: （法新社纽约15日电） 华尔街股市主要指数今天多半收高，显示股市认为联邦准备理事会（Fed）的升息行动很快就会结束。</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69" text:anchor-type="as-char" svg:width="6.9236in" svg:height="3.617581in" draw:z-index="0">
<draw:image xlink:href="../Images/rficn/2023-06-15T21-32-07-00-00/000000.png" xlink:type="simple" xlink:show="embed" xlink:actuate="onLoad" draw:mime-type="image/png"/>
</draw:frame>
</text:p>
      <text:p text:style-name="P4">
道琼工业指数劲扬428.73点或1.26%，以34408.06点作收。</text:p>
      <text:p text:style-name="P4">
标准普尔500指数上涨53.25点或1.22%，收4425.84点。</text:p>
      <text:p text:style-name="P4">
科技股那斯达克指数上扬156.34点或1.15%，收13782.82点。</text:p>
      <text:p text:style-name="P4">
但费城半导体指数下跌31.69点或0.85%，收3708.06点。</text:p>
      <text:p text:style-name="P4">
Source: <text:a xlink:type="simple" xlink:href="https://www.rfi.fr/cn/%E8%B4%A2%E7%BB%8F%E5%BF%AB%E8%AE%AF/20230615-%E7%BE%8E%E8%82%A1%E5%A4%9A%E6%94%B6%E9%AB%98" text:style-name="Internet_20_link" text:visited-style-name="Visited_20_Internet_20_Link">
https://www.rfi.fr/cn/%E8%B4%A2%E7%BB%8F%E5%BF%AB%E8%AE%AF/20230615-%E7%BE%8E%E8%82%A1%E5%A4%9A%E6%94%B6%E9%AB%98</text:a>
</text:p>
      <!--NEWS-->
      <text:h text:style-name="P10" text:outline-level="1">
<text:span text:style-name="T4">
中国失业挑战与全球化应对经验 (Free Version)</text:span>
</text:h>
      <text:p text:style-name="P4">
Authors: ['为FT中文网撰稿']</text:p>
      <text:p text:style-name="P4">
Publisher: 英国《金融时报》</text:p>
      <text:p text:style-name="P4">
Time: 2023-06-15T22:36:37+00:00</text:p>
      <text:p text:style-name="P4">
Published Time: 2023-06-15T12:00:99+08:00</text:p>
      <text:p text:style-name="P4">
Modified Time: 2023-06-15T18:44:99+08:00</text:p>
      <text:p text:style-name="P4">
Description: 宋欣：政府在应对大规模的失业问题上是扮演着至关重要的角色的，体现在：宏观的经济稳定政策、中观的增强产业和企业信心、微观的为个人提供各种支持。</text:p>
      <text:p text:style-name="P4">
Images: ["<text:a xlink:type="simple" xlink:href="https://thumbor.ftacademy.cn/unsafe/picture/6/000184396_piclink.png" text:style-name="Internet_20_link" text:visited-style-name="Visited_20_Internet_20_Link">
000184396_pic...</text:a>
", "<text:a xlink:type="simple" xlink:href="https://thumbor.ftacademy.cn/unsafe/picture/5/000184395_piclink.png" text:style-name="Internet_20_link" text:visited-style-name="Visited_20_Internet_20_Link">
000184395_pic...</text:a>
"]</text:p>
      <text:p text:style-name="P4">
Themes: ['中国经济', '关注']</text:p>
      <text:p text:style-name="P4">
Keywords: ['中国经济', '失业', '房地产', '人工智能']</text:p>
      <text:p text:style-name="P4">
Type: Article</text:p>
      <!--METADATA-->
      <text:p text:style-name="P4">
来自FT中文网的温馨提示：如您对更多FT中文网的内容感兴趣，请在苹果应用商店或谷歌应用市场搜索“FT中文网”，下载FT中文网的官方应用。</text:p>
      <text:p text:style-name="P4">
2023年，全网讨论最火的话题就是：失业了如何再就业？</text:p>
      <text:p text:style-name="P4">
无论是近期的阿里巴巴大幅辞退P7-P9高管、削减达摩院等研发岗位，还是近年来从房地产到互联网到教育再到消费电子行业企业的大幅度结构调整，都已经非常明确表明——中国经济发展的逻辑已经发生了本质性扭转。短期内这种转变也必然给社会带来阵痛，最直接的便是失业人口以及整体失业率的增长。</text:p>
      <text:p text:style-name="P4">
5月份国家统计局数据显示中国失业率为5.1%，16-24岁的青年人失业率达到了20.4%，不过鉴于国家统计局统计标准为“每周工作一小时”就算就业人员且主要城市之外无法切实统计，因此失业数据难免有些失真。从每个人的感官上来看，身边失业率远不止5.1%。失业人数在增加，然而再就业的出口却在缩水。与之前的五年三级跳，年薪增加两个零的乌鸦跳上枝头变凤凰的传奇相比，当下更常听到的都是过去几百万年薪的高管如今即使打两折去中小企业都会被人拒之门外，坊间更是传言互联网的大幅裁减导致杭州房价骤降。这一切的一切似乎都在暗示——中国经济正在面临重大挑战。</text:p>
      <text:p text:style-name="P4">
实际上历史上每个发达国家都经历过高速发展后经济发展速度下降的阶段，这并非是中国高速发展四十年之后才出现的一个独特挑战。但是面对这个新挑战，如何应对是一个非常核心的问题。应对得当或许会像21世纪初的德国一样重新焕发生机，但应对不得当可能就会像拉丁美洲国家一样最终陷入中等收入陷阱，从而一蹶不振。所以，从这个角度，中国经济以及中国企业们的大考只是刚刚开始，真正的挑战还没有全方位的展现出来。</text:p>
      <text:p text:style-name="P4">
<draw:frame draw:style-name="fr1" draw:name="Image70" text:anchor-type="as-char" svg:width="6.9236in" svg:height="3.300445in" draw:z-index="0">
<draw:image xlink:href="../Images/FT Chinese Free Version/2023-06-15T22-36-37-00-00/000184396_piclink.png" xlink:type="simple" xlink:show="embed" xlink:actuate="onLoad" draw:mime-type="image/png"/>
</draw:frame>
</text:p>
      <text:p text:style-name="P4">
（图：中国国家统计局进行的全国失业率统计，2020年6月到2023年5月）</text:p>
      <text:p text:style-name="P4">
失业虽然说是经济下行或者经济转型过程中的一个自然现象，但是相比于股市楼市泡沫破裂、银行业破产来说，失业人口的增长以及失业率的持续增高会对整个社会产生更长期的负面因素，原因在于：金融相关行业出现危机，其实是可能通过组合措施进行有效处理，在很短时间内就可以有正面的反馈，从而重振信心。就好像是外伤出血只要找到出血点，止血就可以了。但是失业不一样，失业很难可以通过短期内措施进行补救的，一切内部刺激措施都是间接的，核心是要提振投资者、企业以及消费者信心，但在经济预期悲观的情况下，这一切想要短期内得到修复何其困难。这就好像是一个内出血的病人，只在外面绑创可贴是没有用的，必须进行手术配之长期修养才能实质性解决问题。</text:p>
      <text:p text:style-name="P4">
中国当下面临的经济压力有很多，这其中包括西方的地缘政治挑战、外贸出口下滑、经济结构转型、人口见顶出现老龄化等，还有很多不利因素都是导致失业率增加的原因。而要想更深层次理解中国社会的失业问题则需要用全球视角剖析整个宏观政经形势，通过与历史上其他国家进行对比，获得更多深入的洞见以及潜在的解决问题的方法。本文是欣孚智库团队全球多位专家共同合作完成的研究，力求从以下三个维度详细解读：一、中日对比大背景看中国失业挑战；二、历史维度看全球失业浪潮；三、对中国应对失业挑战的相关建议。希望通过这样深入的研究为企业以及相关政策制定者提供有益战略和决策的洞察。</text:p>
      <text:p text:style-name="P4">
<text:span text:style-name="T4">
中日对比大背景看中国失业挑战</text:span>
</text:p>
      <text:p text:style-name="P4">
失业是一种经济现象，简单来说就是有意愿有能力工作的人没有找到工作。失业特别是群体性失业与经济周期有很大的关联性。与此同时，如何理解失业以及应对失业的手段涉及到不同的社会和文化，因此要想深入研究某个国家的失业情况，就必须要横向和纵向对比以获得更深刻的洞察。</text:p>
      <text:p text:style-name="P4">
要说中国当下的情况和历史上哪个国家最为相似，莫过于80年代的日本，两国在发展过程中表现出来的高度相似性：从房地产泡沫化到人口老龄化再到年轻人躺平式低欲望主义的蔓延，让很多人不禁感慨中国社会已经进入了“日本模式”。在这方面，日本野村研究所的首席经济学家辜朝明对于中国和日本三十年前的情况做过系统性的研究和对比，欣孚智库整理了他的观点，并结合我们相关研究提出三点核心洞察：</text:p>
      <text:p text:style-name="P4">
首先，美国在1929的大萧条、日本1990年开始的经济危机以及中国正在面临的都是“资产负债表衰退”（balance sheetrecession），这种衰退对于国家GDP以及社会的冲击很大程度上取决于政府的调控措施。简单来说就是由于经济预期好的时候，家庭是最大的存款方而企业是借款方，因为借钱投资可以获取更高收益。但当预期大幅下滑，家庭和企业都变得更加保守，都选择在银行存钱而不是从银行借款，企业甚至会超越家庭成为最大的储户。如果预期足够悲观，那么央行的降息措施最终都会是无效的。</text:p>
      <text:p text:style-name="P4">
很显然，在一个经济系统中，如果只有存钱的人而没有借款人，经济就会崩溃，这也就是1929年美国大萧条时候的状况，当时美国损失了相当于1929年GDP一年份的财富，同时次年的GDP暴跌46%。但日本在90年代之后的情况则相反，虽然说从日本的财富损失来看，相当于1989年日本GDP的三倍，远大于美国当年的损失，但是日本的GDP一直都是保持在其1989年水平之上。这中间最关键的一点就是政府的角色转换，说白了，在这样的情况下，最直接的解决方案就是政府充当大规模借款人，从而维持经济的正常运转。</text:p>
      <text:p text:style-name="P4">
<draw:frame draw:style-name="fr1" draw:name="Image71" text:anchor-type="as-char" svg:width="6.9236in" svg:height="4.413619in" draw:z-index="0">
<draw:image xlink:href="../Images/FT Chinese Free Version/2023-06-15T22-36-37-00-00/000184395_piclink.png" xlink:type="simple" xlink:show="embed" xlink:actuate="onLoad" draw:mime-type="image/png"/>
</draw:frame>
</text:p>
      <text:p text:style-name="P4">
（图：美国和日本GDP从1990到2005年对比，蓝色线为美国，红色线为日本）</text:p>
      <text:p text:style-name="P4">
具体看中国，中国企业其实从2015年开始就大幅减少借贷，也就是说当房地产泡沫还在持续膨胀的时候，中国企业就已经开始降低相关借贷和投资，而中国家庭一直都在储蓄。中国政府一直都是从银行借贷从而抵消企业贷款下降，防止严重的通缩的发生。但从2023年目前的情况来看，目前经济整体情况并没有得到有效的改善。从日本和美国经验来看，如果不能尽快出台更多配套的财政刺激措施，单纯依靠降息，是无法真正刺激企业和个人消费，反而增加陷入“流动性危机”的风险。</text:p>
      <text:p text:style-name="P4">
美国的经济学家、诺贝尔经济学奖获得者保罗•克鲁格曼在1998年的一篇关于日本的经济通缩分析中也有类似的观点，简单来说“如果人们对未来收入持有较低的预期，这时即使央行利率为零，人们也会持续储蓄，而最终导致整体储蓄量超过经济所能吸收的程度。因此，无论央行如何处理当下的货币供应量，都无法通过重新膨胀经济来恢复充分就业…从而产生流动性陷阱。”换句话说，宏观调控无法提振信心，经济将会不可避免的进入螺旋下降的通缩模式。中国经济重建信心尤为重要！</text:p>
      <text:p text:style-name="P4">
其次，中国和三十年前的日本相比虽然都面对房地产泡沫化，但是房地产对于整体经济的影响截然不同。主要表现在两方面：一是当年日本主要是商业地产泡沫，其实真正的房地产活动并不多。简单来说日本当年炒高的是原有地产价格，实际上新开发的民用楼盘数量非常少，所以泡沫破碎了之后，就是买房的资产负债表变得糟糕了。但反过来看中国，中国其实这些年新增楼盘数量众多，随着房地产去泡沫化的进行会发现有大量的烂尾楼盘，这些工程的停滞也给中国经济带来更多的拖累，特别是恶化了普通购房者的资产负债表。</text:p>
      <text:p text:style-name="P4">
因此，虽然从数据来看，日本当年房地产占GDP的20%、中国房地产占GDP的26%，看似差异不大，但由于中国房地产牵扯众多其他行业，特别是整体的建筑业，因此最终如果中国房地产出现像日本一样的大幅跳水（日本当年平均价格下跌了87%），对于整体经济的打击肯定是不可同日而语的。因此从政府角度来看，不仅需要大额借贷刺激经济，更需要重振建筑业，特别是通过一些财政刺激措施，把已经开始的工程项目完结。无论如何，从房地产和整体经济关系来看，中国GDP很难像日本GDP一样维持在泡沫高位，GDP出现一定程度下滑的概率在增加。可见，中国房地产背后的根本性问题就是民生和社会稳定问题，和日本完全不同。</text:p>
      <text:p text:style-name="P4">
此外，中国当下面临的内外部环境压力其实是远大于当年日本的。日本当年最大的矛盾来自和美国的贸易摩擦，在八十年代末日本占据了美国贸易逆差的60%，当下中国只占了35%，从百分比来说中美之间的关系不应该闹到比当年美日更差，但事实上，由于疫情和俄乌冲突，中国面临的西方地缘政治对抗的局面比当年日本更甚。从日本的情况来看，其实美日冲突核心是贸易利益的再分配，最终以1985年日、美、英、德、法签署的《广场条约》为解决方案，简单来说就是通过协调干预外汇市场来调整美元对其他主要货币的过度升值，从而使得美国产品在国际再次变得更加有竞争力。</text:p>
      <text:p text:style-name="P4">
从某种程度上来说，日本的外贸受到了打压，但是美日之间的矛盾也至此得到了疏解。反观今天，中国和美国之间的战略竞争和敌对格局早已经超过贸易领域，更多集中体现在了尖端科技、航天、生物医药、军工等一系列领域，且中美之间的这种战略竞争关系已经越来越多的蔓延到了中欧、中日、中韩之间。所以无论从深度和广度都是日本原来所不曾面对过的，这个时间周期自然也是很难通过简单的历史对比得出的。换句话说，中国对于经济内循环顺畅度的需求比日本更大。</text:p>
      <text:p text:style-name="P4">
再从内部来看，中国人口已经在2021年达到了峰值，从2022年人口出现下滑，2023年被印度超越屈居全球第二大人口大国。虽然说人口下降本身并不会直接导致经济活动迅速下滑，但是人口的老龄化确实会让投资者更加谨慎，因为未来市场的增长空间更为有限。日本的人口其实是在2009年才到达峰值，这是在日本经济衰退后的19年。但是中国的情况不一样，中国是多方面同时达到了峰值，这种叠加效应可能会被放大，从而产生更加剧烈的社会情绪。这个人口周期和经济周期对比的数据国内研究关注较少，但确实对于判断挑战的烈度极为重要。</text:p>
      <text:p text:style-name="P4">
Source: <text:a xlink:type="simple" xlink:href="http://www.ftchinese.com/story/001099963" text:style-name="Internet_20_link" text:visited-style-name="Visited_20_Internet_20_Link">
http://www.ftchinese.com/story/001099963</text:a>
</text:p>
      <!--NEWS-->
      <text:h text:style-name="P10" text:outline-level="1">
<text:span text:style-name="T4">
欧洲央行加息至2001年以来最高位 (Free Version)</text:span>
</text:h>
      <text:p text:style-name="P4">
Authors: ['法兰克福报道']</text:p>
      <text:p text:style-name="P4">
Publisher: 英国《金融时报》</text:p>
      <text:p text:style-name="P4">
Time: 2023-06-15T22:40:57+00:00</text:p>
      <text:p text:style-name="P4">
Published Time: 2023-06-15T12:00:99+08:00</text:p>
      <text:p text:style-name="P4">
Modified Time: 2023-06-15T18:44:99+08:00</text:p>
      <text:p text:style-name="P4">
Description: 面对顽固通胀与经济停滞并存的窘境，欧洲央行加息至3.5%，并暗示将在7月再次加息，称欧元区通胀在两年内不会回归2%的目标。</text:p>
      <text:p text:style-name="P4">
Images: ["<text:a xlink:type="simple" xlink:href="https://thumbor.ftacademy.cn/unsafe/picture/7/000184607_piclink.jpg" text:style-name="Internet_20_link" text:visited-style-name="Visited_20_Internet_20_Link">
000184607_pic...</text:a>
"]</text:p>
      <text:p text:style-name="P4">
Themes: ['欧洲央行', '关注']</text:p>
      <text:p text:style-name="P4">
Keywords: ['欧洲央行', '通货膨胀', '货币政策', '中央银行', '欧元区通胀', '欧洲经济', '欧盟经济', '欧元区经济', '美联储', '拉加德', '德国政府']</text:p>
      <text:p text:style-name="P4">
Type: Article</text:p>
      <!--METADATA-->
      <text:p text:style-name="P4">
<draw:frame draw:style-name="fr1" draw:name="Image72" text:anchor-type="as-char" svg:width="6.9236in" svg:height="4.617987in" draw:z-index="0">
<draw:image xlink:href="../Images/FT Chinese Free Version/2023-06-15T22-40-57-00-00/000184607_piclink.jpg" xlink:type="simple" xlink:show="embed" xlink:actuate="onLoad" draw:mime-type="image/jpeg"/>
</draw:frame>
来自FT中文网的温馨提示：如您对更多FT中文网的内容感兴趣，请在苹果应用商店或谷歌应用市场搜索“FT中文网”，下载FT中文网的官方应用。</text:p>
      <text:p text:style-name="P4">
欧洲央行(ECB)已将利率上调25个基点至3.5%，并发出信号表明将在7月再次加息，警告通胀远未被击败。</text:p>
      <text:p text:style-name="P4">
周四决定将其基准存款利率上调至22年最高位之际，欧洲央行正在竭力应对一个两难困境：一方面是欧元区出现一轮明显的工资-价格螺旋式上升，另一方面是该地区经济陷入停滞。</text:p>
      <text:p text:style-name="P4">
欧洲央行行长克里斯蒂娜•拉加德(ChristineLagarde)在利率制定会议结束后表示，利率制定者“仍有一段路要走”，除非经济数据出现“实质性变化”，否则他们很可能会在7月27日举行的下一次政策会议上再次收紧借款条件。</text:p>
      <text:p text:style-name="P4">
欧洲央行上调了未来三年的通胀预测，同时略微下调了增长预测，并再次警告称，它预计通胀“将在太长时期保持在过高水平”，在未来两年内不会回到其2%的目标。</text:p>
      <text:p text:style-name="P4">
宣布加息后，两年期德国政府债券的收益率上升0.13个百分点，至3.18%。欧元对美元汇率上升0.1%，至1欧元兑1.08美元。</text:p>
      <text:p text:style-name="P4">
欧洲央行的最新加息行动与美联储(Federal Reserve)前一天暂停加息的决定形成反差。</text:p>
      <text:p text:style-name="P4">
欧洲央行比美联储晚了几个月才开始加息，而目前欧元区的通胀率（6.1%）高于美国。</text:p>
      <text:p text:style-name="P4">
欧元区通胀率已从去年10月10.6%的创纪录水平有所下降。但这主要反映了能源成本有所降低，欧洲央行担心持续的高通胀可能导致工资和成本螺旋式上升，使价格压力居高不下。</text:p>
      <text:p text:style-name="P4">
根据欧洲央行上周公布的数据，第一季度欧元区员工的人均薪酬同比增长5.2%，增幅高于第四季度的4.8%。</text:p>
      <text:p text:style-name="P4">
欧洲央行将其对今年核心通胀的预测上调至5.1%，明年为3%，2025年为2.3%——部分原因是劳动力市场强劲。</text:p>
      <text:p text:style-name="P4">
“这是一次鹰派色彩的加息，”研究机构万神殿宏观经济(Pantheon Macroeconomics)的经济学家克劳斯•维斯特森(ClausVistesen)表示。他补充说，欧洲央行的最新预测凸显出“明显的滞胀”。</text:p>
      <text:p text:style-name="P4">
曾是欧洲央行执行委员会成员、如今执掌德国保险协会的约尔格•阿斯穆森(JörgAsmussen)表示，他预计利率制定者将在一段时间内保持收紧模式。“如果市场不得不修正其利率预期，尤其是关于首次降息的时间，我不会感到惊讶。”</text:p>
      <text:p text:style-name="P4">
欧洲央行采取加息行动后，当日已经走低的股市保持在负数区间。法国的CAC 40指数和德国的DAX指数分别下跌1%和0.8%。</text:p>
      <text:p text:style-name="P4">
尽管失业率较低，但欧元区经济仍然疲弱，在过去两个季度略微收缩，尽管相比俄罗斯全面入侵乌克兰后人们最初所担心的，它已被证明更具韧性。</text:p>
      <text:p text:style-name="P4">
欧洲央行略微下调了增长预期。它现在预计该地区的经济今年将增长0.9%，2024年增长1.5%，2025年增长1.6%。</text:p>
      <text:p text:style-name="P4">
欧洲央行证实，从7月起，它将停止用其资产购买计划的收益进行再投资——此举预计将帮助其每月缩减资产负债表250亿欧元。</text:p>
      <text:p text:style-name="P4">
<text:span text:style-name="T5">
菲利普•斯塔福德(Philip Stafford)和乔治•斯蒂尔(George Steer)伦敦补充报道</text:span>
</text:p>
      <text:p text:style-name="P4">
译者/和风</text:p>
      <text:p text:style-name="P4">
Source: <text:a xlink:type="simple" xlink:href="http://www.ftchinese.com/story/001099984" text:style-name="Internet_20_link" text:visited-style-name="Visited_20_Internet_20_Link">
http://www.ftchinese.com/story/001099984</text:a>
</text:p>
      <!--NEWS-->
      <text:h text:style-name="P10" text:outline-level="1">
<text:span text:style-name="T4">
邱岸雄：万物有灵，殊途同归 (Free Version)</text:span>
</text:h>
      <text:p text:style-name="P4">
Authors: ['为FT中文网撰稿']</text:p>
      <text:p text:style-name="P4">
Publisher: 英国《金融时报》</text:p>
      <text:p text:style-name="P4">
Time: 2023-06-15T22:58:07+00:00</text:p>
      <text:p text:style-name="P4">
Published Time: 2023-06-15T12:00:99+08:00</text:p>
      <text:p text:style-name="P4">
Modified Time: 2023-06-15T18:58:99+08:00</text:p>
      <text:p text:style-name="P4">
Description: 范庭略：邱岸雄表示，新媒体创作的突破源于“虚拟与现实的矛盾纠缠的描述”。他的作品能够让人认真思考逆境和韧性。</text:p>
      <text:p text:style-name="P4">
Images: ["<text:a xlink:type="simple" xlink:href="https://thumbor.ftacademy.cn/unsafe/picture/6/000184526_piclink.jpg" text:style-name="Internet_20_link" text:visited-style-name="Visited_20_Internet_20_Link">
000184526_pic...</text:a>
", "<text:a xlink:type="simple" xlink:href="https://thumbor.ftacademy.cn/unsafe/picture/8/000184528_piclink.jpg" text:style-name="Internet_20_link" text:visited-style-name="Visited_20_Internet_20_Link">
000184528_pic...</text:a>
", "<text:a xlink:type="simple" xlink:href="https://thumbor.ftacademy.cn/unsafe/picture/9/000184529_piclink.jpg" text:style-name="Internet_20_link" text:visited-style-name="Visited_20_Internet_20_Link">
000184529_pic...</text:a>
", "<text:a xlink:type="simple" xlink:href="https://thumbor.ftacademy.cn/unsafe/picture/0/000184530_piclink.jpg" text:style-name="Internet_20_link" text:visited-style-name="Visited_20_Internet_20_Link">
000184530_pic...</text:a>
"]</text:p>
      <text:p text:style-name="P4">
Themes: ['展览', '关注']</text:p>
      <text:p text:style-name="P4">
Keywords: ['展览', '艺术']</text:p>
      <text:p text:style-name="P4">
Type: Article</text:p>
      <!--METADATA-->
      <text:p text:style-name="P4">
来自FT中文网的温馨提示：如您对更多FT中文网的内容感兴趣，请在苹果应用商店或谷歌应用市场搜索“FT中文网”，下载FT中文网的官方应用。</text:p>
      <text:p text:style-name="P4">
正如他跟我在播客里面说的的那样，新媒体创作的突破源于“虚拟与现实的矛盾纠缠的描述”。中国艺术家邱岸雄经常拒绝被视为“画家”，理由是艺术家不应该被要求代表除他们的艺术之外的任何事物。然而，邱岸雄作为一名艺术家的作品确实让人认真思考逆境和韧性。障碍与妨碍，他们也可以受到启发。观看美剧《超感8人组Sense8》，欣赏剧中全世界各地突然成为超感者的八名陌生人，在那些观看了难以想象的丰富画面的观众都会发现，他们之间在心理与情感上所产生的连接，都很少出现很多科幻影视作品中。但是，艺术是一种异类活动。在某些情况下，压迫只会扼杀艺术表达；在其他情况下，它可以作为它的强制空间。通常，这两件事会同时发生，或者对不同的人来说会有所不同。</text:p>
      <text:p text:style-name="P4">
而对于邱岸雄这样一位艺术家来说，他一直要像人一样写作。他的微信公众号每次都会洋洋洒洒肆意谈论各种被异化的艺术话题，这与当前作品实践的风格大相径庭。因为在他职业生涯的早期，他一直觉得艺术的表现不应该是太过迂腐的清教徒，应该是多样化。当他在华东师范大学设计学院开始教授艺术课的时候，他决定将艺术作为艺术来教授，而不是作为经过编码的政治漫画或图片中的社会历史来教授。他放下了他的专业知识，他放下了年轻时隐藏在背后的怀疑。在他和学生之间，在他和艺术之间，在画室里的他和他独自一人之间，他没有留下任何稀松的幕布或安全网。他开始说话开始大量撰写文章，他不知道还能怎么说，就好像一个人在漫步一样。</text:p>
      <text:p text:style-name="P4">
现在可能很难回忆起来，在目前看到的研讨会对许多艺术的来源感到昏昏欲睡的时候，他的新媒体作品看起来多么充满幻想和大胆，它似乎是一种自发的旋风，艺术家成为自然而不是仅仅为它服务。在2007年开始创作《新山海经》系列作品的时候，他就直接选择切入当下的社会现实以及各种国际政治的议题，从环境的退化到过度发展，从人类帝国主义到现代工业文明与地缘政治带来的各种利益冲突，他都选择了用电脑语言将传统水墨的风格呈现在动画这种新媒体的形式之上。</text:p>
      <text:p text:style-name="P4">
<draw:frame draw:style-name="fr1" draw:name="Image73" text:anchor-type="as-char" svg:width="6.9236in" svg:height="8.278736in" draw:z-index="0">
<draw:image xlink:href="../Images/FT Chinese Free Version/2023-06-15T22-58-07-00-00/000184526_piclink.jpg" xlink:type="simple" xlink:show="embed" xlink:actuate="onLoad" draw:mime-type="image/jpeg"/>
</draw:frame>
 新山海经 水熊 丙烯200x240cm</text:p>
      <text:p text:style-name="P4">
他强调艺术家将今天的世界格局放进一个远古的视角之中，而笼罩在那些无人街道上的黑暗在存在主义力量的援引下，就像机器人电影里面的恶魔。但是艺术家的组织思想又出奇地简单：现代绘画不再是说明性的，应该是装饰性的。一旦绘画的老本行去描绘金融巨子，去炫耀豪情万丈的大宅，而真正的想象大战都交给了摄影和电影，剩下的就是绘画还擅长的，那就是最传统的油漆匠。</text:p>
      <text:p text:style-name="P4">
所以邱岸雄看到现实是一个无与伦比的伟大诗人，而古老中华的《山海经》依旧还占据着马戏团的中心位置，带给人们各种丰富多彩的无穷想象。但是如果邱岸雄的洞察力依旧是绘画的装饰性残留物的最好表现，那么他邪恶的天才就是用强制性的未来想象去强化这种洞察力，然后通过极权主义的论据来观察它们。从马克思主义辩证法中借用的方案是，历史不允许抽象绘画有其他选择，越扁平、越公开的抽象越好。邱岸雄也坚持认为他自己的眼睛是辩证法的唯一仲裁者，因此可以维持这种想象的存在。</text:p>
      <text:p text:style-name="P4">
尽管每个人都在等待绘画的下一个突破，但没有人会把钱押在邱岸雄身上去实现它，他激发了普遍屈尊，根植于嫉妒，然后去阻止了它。但在这次被称为《灵魂的呼吸》的画展上，这一突破发生了，正如我们在养云安缦酒店的第二期别墅里面看到的那样，出于一种不耐烦、懒惰和创新的结合，他决定用动物去稀释他的思考，然后让它们浸入一块大而空的画布中。通过用大象或者飞跃的猿猴、远处巨大的海上石油钻井平台或者发射的火箭，而不是表情呆板的群像，他提升了生活混乱的组成部分，那些流淌的、溢出的、变质的、生动的人形的躯体和太湖石交织在一起。</text:p>
      <text:p text:style-name="P4">
<draw:frame draw:style-name="fr1" draw:name="Image74" text:anchor-type="as-char" svg:width="6.551988in" svg:height="10.0in" draw:z-index="0">
<draw:image xlink:href="../Images/FT Chinese Free Version/2023-06-15T22-58-07-00-00/000184528_piclink.jpg" xlink:type="simple" xlink:show="embed" xlink:actuate="onLoad" draw:mime-type="image/jpeg"/>
</draw:frame>
 金枝白猿3, 2022150x100cm</text:p>
      <text:p text:style-name="P4">
不过，他还是有点谨慎地退回到与中国传统连环画概念相关的风景中，那些曾经出现在我们童年熟悉的海浪波涛、松树甚至持枪的士兵站立在马匹之上，他的这幅巨大的画面完成在与对我们每个人来讲都会终生难忘的疫情三年期间。一种新的风格，通过珍禽异兽以及城市的巨大空洞诞生出一种新的人类在信息社会的存在悖论。在养云安缦以及賽森艺术的支持下，它变成了传统水墨语言在当代语境中的运用。</text:p>
      <text:p text:style-name="P4">
《孙悟空三打白骨精》的连环画绘本，始终有一种处于云层之上俯瞰大千世界的风格，这也许是它应该在的高度，流动性、波涛翻滚和宝塔松针都是它的本土语言。它被喷射的火箭蒙蔽了，部分的高科技是因为不需要太多的理论基础就可以使用。毕加索曾经说过，艺术不应该按照美的规律进行创作，而要遵从艺术家自己的直觉和想象，艺术不是美的大炮，而是本能和大脑可以超越和可以想象的东西。安德烈•布勒东曾这样评论毕加索：“而我们的童年充满了各种玩具，这些玩具让我们的今天感觉到遗失与不幸，然后有一天我们会发现，我们的整个生活本身就是由玩具构成的，就像我们儿时的玩具一样，毕加索给我的，就是这样的感觉。也许有一天，我们会再次看到我们一生的玩具，就像我们童年的玩具一样。”看完《新山海经3》，我们会想起疫情期间空无一人的街道，人们都禁足于室内，空旷的街道上是各种大型交通运输工具在缓慢的行驶。但是这部作品的创作是发生在2010年。就好像我们在少年的时候不明白罗大佑在1983年创作的歌曲《未来的主人翁》里面唱的那样，“我们不要被一个科学游戏，污染的天空，我们不要被你们发明变成，电脑儿童。”四十年过去了，突然发现，周围都是电脑儿童。是时候让你知道狡猾还不是艺术了，即使在褪色的记忆中无序的思考在试图创造艺术时如此无力，但在艺术上却依旧如此灵巧。</text:p>
      <text:p text:style-name="P4">
<draw:frame draw:style-name="fr1" draw:name="Image75" text:anchor-type="as-char" svg:width="6.9236in" svg:height="8.222066in" draw:z-index="0">
<draw:image xlink:href="../Images/FT Chinese Free Version/2023-06-15T22-58-07-00-00/000184529_piclink.jpg" xlink:type="simple" xlink:show="embed" xlink:actuate="onLoad" draw:mime-type="image/jpeg"/>
</draw:frame>
 金枝野温泉3, 2023,200x240cm</text:p>
      <text:p text:style-name="P4">
郊外宁静安详的养云安缦，在一大片郁郁葱葱的绿色植物与上万颗大树和数十幢搬迁至上海的明清古宅的搭配下，显得连酒店上空的云朵都变缓慢起来。距离展览不远的另外一片售价超过两个多亿的独栋别墅中，成功的艺术家在不经意地耗巨资打造院内的景观。坐着穿梭接驳车的朋友们正在赶往另一处艺术展的所在地。</text:p>
      <text:p text:style-name="P4">
邱岸雄的作品讲述的不是一个行动的世界，而是一个反应的世界，他的吸收性和流动性，带有动物园和城市高架桥的暗示，而不是通常的外滩高楼大厦的天际线与街角的红绿灯。一种如此强烈的投入导致他开始透过时间与空间、虚拟与现实的捕捉，那种抽离的宁静与抒情式的纤细与优雅，他开始对社会政治产生了同样的热情，对几乎是古人喋喋不休的怪兽有着同样的感觉，敖驼与幽浮放在一起，而不是像更多的冲撞。以未开化的眼光看待一个高度发展的社会，如果只是简单地放大怪兽的轮廓，看起来就像神秘宗教的画作一样诡异。从这个意义上说，邱岸雄的作品，它有意松弛、边缘柔和，这样消除了更明显的指示物，并且可以大显身手。但这种置换原则是所有现代主义艺术的真理，实践中的转变来自于在活动的边缘看到一些中心事物的可能性，就好像溅在画布上的油漆一样随意。</text:p>
      <text:p text:style-name="P4">
<draw:frame draw:style-name="fr1" draw:name="Image76" text:anchor-type="as-char" svg:width="6.9236in" svg:height="8.307853in" draw:z-index="0">
<draw:image xlink:href="../Images/FT Chinese Free Version/2023-06-15T22-58-07-00-00/000184530_piclink.jpg" xlink:type="simple" xlink:show="embed" xlink:actuate="onLoad" draw:mime-type="image/jpeg"/>
</draw:frame>
金枝卡帕多奇亚,2023,200x240cm</text:p>
      <text:p text:style-name="P4">
如果他是一些人谴责的野心家，可能会从这种相似中受益。但是他没有，部分原因是他对严肃事物的忠诚。当然，他最好的一些画作是他最有趣的。有一种温暖和明亮的影响，似乎完全是他自己的。透过树枝中吸引人的猿猴，各种诡异造型的太湖石，被吊车吊起的大象四脚朝天，没有任何深沉的东西，一切都充满了怪诞。它们具有传统《山海经》所说的“西北海之外，大荒之谷，有山不合，名曰不周负子，寿马正立无景，疾呼无响。爰有大树，不可以往。”一种无可辩驳的、用力过度的画面冲击力，都是为了它自己的最基本的缘故。</text:p>
      <text:p text:style-name="P4">
他试图创造《新山海经》的人物以及有人居住的世界，他依赖城市的形容词和陈词滥调：“建立起一个观察世界的传统——不是一个西方式的科学的系统，而是一个感知系统。你可以说他是非理性的”。鲁迅则说《山海经》是“五观、方士之书”。看到他的评价，我想到四川充满道家风气的各种名川大山，以及面前这位长相草莽的艺术家，甚至脑海中浮现出许久没有消息的摇滚歌手王磊。</text:p>
      <text:p text:style-name="P4">
邱岸雄的敏感性使他能够赋予普通经验，摇摇欲坠、不完整、显而易见的毫无意义，以及艺术作品的巨大庄严，仿佛这不是来自绘画诞生以来每幅风景画和静物画的成就。在使艺术变得重要的所有限制中，这种寻求山脉一样巨大的、救生圈一样小的、感性的对象都是最熟悉的。在被压迫者接受压迫者价值观的经典模式中，社会激进分子有时仍然认为只有颠覆性的艺术，那种紧张而乏味的艺术才是严肃的，而看起来像妖魔鬼怪的东西则不可能。马蒂斯平静地坚持认为他的艺术类似于为疲惫的商人提供舒适的扶手椅，这仍然是所有艺术家最忌讳的宣言。然而，邱岸雄这种毫不掩饰的奇特荒诞的异世景观，作为男性的领地，在中国的传统中是永恒不变的。</text:p>
      <text:p text:style-name="P4">
（本文仅代表作者个人观点，编辑邮箱：zhen.zhu@ftchinese.com)</text:p>
      <text:p text:style-name="P4">
Source: <text:a xlink:type="simple" xlink:href="http://www.ftchinese.com/story/001099976" text:style-name="Internet_20_link" text:visited-style-name="Visited_20_Internet_20_Link">
http://www.ftchinese.com/story/001099976</text:a>
</text:p>
      <!--NEWS-->
      <text:h text:style-name="P10" text:outline-level="1">
<text:span text:style-name="T4">
在上海，看展如同完成一场行为艺术 (Free Version)</text:span>
</text:h>
      <text:p text:style-name="P4">
Authors: ['']</text:p>
      <text:p text:style-name="P4">
Publisher: 英国《金融时报》</text:p>
      <text:p text:style-name="P4">
Time: 2023-06-15T22:58:32+00:00</text:p>
      <text:p text:style-name="P4">
Published Time: 2023-06-15T12:00:99+08:00</text:p>
      <text:p text:style-name="P4">
Modified Time: 2023-06-15T18:59:99+08:00</text:p>
      <text:p text:style-name="P4">
Description: 郑静：将假期贡献给各种各样的展览，成了人们出门的一大动力。如同一场行为艺术，上海成了最大的展厅。</text:p>
      <text:p text:style-name="P4">
Images: ["<text:a xlink:type="simple" xlink:href="https://thumbor.ftacademy.cn/unsafe/picture/5/000184575_piclink.jpg" text:style-name="Internet_20_link" text:visited-style-name="Visited_20_Internet_20_Link">
000184575_pic...</text:a>
"]</text:p>
      <text:p text:style-name="P4">
Themes: ['专栏', '城市', '关注']</text:p>
      <text:p text:style-name="P4">
Keywords: ['城市', '艺术', '生活', '旅行']</text:p>
      <text:p text:style-name="P4">
Type: Article</text:p>
      <!--METADATA-->
      <text:p text:style-name="P4">
<draw:frame draw:style-name="fr1" draw:name="Image77" text:anchor-type="as-char" svg:width="6.9236in" svg:height="4.617987in" draw:z-index="0">
<draw:image xlink:href="../Images/FT Chinese Free Version/2023-06-15T22-58-32-00-00/000184575_piclink.jpg" xlink:type="simple" xlink:show="embed" xlink:actuate="onLoad" draw:mime-type="image/jpeg"/>
</draw:frame>
来自FT中文网的温馨提示：如您对更多FT中文网的内容感兴趣，请在苹果应用商店或谷歌应用市场搜索“FT中文网”，下载FT中文网的官方应用。</text:p>
      <text:p text:style-name="P4">
拖着行李箱，辗转高铁站，用各种办公软件统筹安排路程计划，深怕浪费任何一个时间段。这是今天网络上流行的特种兵之旅，各地都有，或是追美食或是追古迹，在上海，最能让年轻人动心的，是看展之旅。不管是纯艺术展，还是商业消费展，将假期贡献给展览，是他们出门的一大动力。这一切本身如同一场行为艺术，上海这个城则成了最大的展厅。</text:p>
      <text:p text:style-name="P4">
十年前的那个倒春寒，阴冷得厉害，可就这样，上海展览中心外还是挤满了观众。周末高峰期要排两个小时。这是设计上海展登陆中国的第一年，中国观众贡献了6W人流，就为了看一眼宣传中说的“原汁原味”的英国设计。展览结束后，紧接着K11商场里的莫奈画展开始，100元一张门票，三个小时的等候期，才能去见见梦寐以求的“睡莲”。</text:p>
      <text:p text:style-name="P4">
有人说，2014年是上海商业展元年，从这时候开始，到上海看展，被很多人加入行程计划，观众中有专业人士，更多的是艺术爱好者。到了今天，假期里特种兵式的看展之旅，成了社交媒体上的又一热点话题。从朋友圈或是公众号里得知展览信息，看到各路朋友去打卡发圈，到触发行动，再到自己实地体验，同样发朋友圈和好友互动，完成这一个闭环，这场行为艺术才算画上了句号。这时候，行程本身的吸引力已经大大超过了展品本身。</text:p>
      <text:p text:style-name="P4">
展很多，值得拖着行李车马劳顿的展却需要好好挑选。展品的质量和数量是一个方面，另一方面它的定位和专属性也十分重要。观众们看展的需求不同，什么样的展值得花费多少银子多少体力，心里都有各自的衡量标准，但相同的是，今天热门的展览一定具有强烈的社交属性。代表性强，有明显的打卡符号，容易出片，值得分享。</text:p>
      <text:p text:style-name="P4">
像莫奈、毕加索这样的名家自然不用过多宣传，就会吸引很多观众，真迹的魅力高于任何文字说明。前段时间，上海博物馆里爆红的“从波提切利到梵高：英国国家美术馆珍藏展”，从1月开始，一直到5月初收官，中间还经历了疫情的传染高峰，可就这样，场馆里天天爆满，画作前人头攒动，想要看一眼笔触，得从缝隙里努力张望。去之前都做好了心理预期，肯定看着不过瘾，观展体验也不好，但还是抵挡不住波提切利、拉斐尔、提香，这些大师的召唤力。就像去看明星的现场演唱会，虽然大多数人都看不清舞台上的表演，只能通过现场的大屏幕看个究竟，但能亲身感受现场的气氛也是好的，那终究和在家里看转播还是不一样的，氛围感是艺术的一大魅力。</text:p>
      <text:p text:style-name="P4">
如果说名家展叫座很正常，有些专业领域的展览，也有它的吸引力。2021年上海的复兴艺术中心展出安藤忠雄的作品回顾展。展览以“挑战”为题，梳理了他多年的建筑思想，有模型，有手稿，还有等比例的复刻空间，这个展是安藤忠雄全球巡展的第四站。作为普利兹克奖获得者的获得者，安藤忠雄的声誉在业界是不容置疑的，在中国也有很多作品。建筑和绘画、音乐相比，它的影响力毕竟要小众一些，可没想到，这样的一个专业展，居然收效很好。</text:p>
      <text:p text:style-name="P4">
展览从三月开始一直延续到当年的6月6日，6月1日儿童节那天，有很多家长带着孩子去参观。对孩子来说半日假期去迪斯尼可能是他们最大的心愿，可对家长来说，能让孩子接受艺术熏陶，比纯玩更重要。</text:p>
      <text:p text:style-name="P4">
门外的观众队伍里还有不少是拖着行李箱，直接从火车站赶来的大学生，他们一边排队，一边核对这几天的行程，看看如何安排更合理。展厅已经对这样的情况有充足的准备，提供了寄存服务，不会影响看展。</text:p>
      <text:p text:style-name="P4">
那些建筑专业的学生看到大师的作品，满眼闪着光，恨不得将脑袋伸到模型里，不放过任何一个节点。保安提醒后，一边道歉，一边还是尽最大可能看细节，对他们来说，这比在教室里听讲义更有收获。</text:p>
      <text:p text:style-name="P4">
从单一展，到全称联动，上海的艺术季越来越有规模效应。去过米兰设计周的都有感触，展期里除了主展馆，很多分展厅遍布全城，大街小巷也随处可见设计作品，它们和美酒美食融合在一起，那段时间，米兰就是属于艺术的。</text:p>
      <text:p text:style-name="P4">
多场次的联动展，给看展的游客提供了更好的选择。毕竟出城一次不容易，尤其是疫情三年，核酸的保质期有限，一定要算好时间安排好行程，否则很可能被拒之门外，或是回不了家。为了艺术而流浪虽然听上去很浪漫，比这种黑色幽默，谁也不想亲身体验，感觉太痛了！</text:p>
      <text:p text:style-name="P4">
每年的十一月是西岸艺术与设计博览会的日子，去年是第九届。那段日子官方媒体打出的宣传时，仅在西岸的美术馆大道上就有19个场馆，28个展同期开设。除了有设计展，仅隔一个路口的西岸美术馆就有蓬皮杜中心典藏展；稍走一段路程的余德耀美术馆里奈良美智的个展一直延续下去，同期还有些奢侈品的商业展穿插其中。如此密集的展览对于挑选和行程安排是个挑战，看展刷步，观众们疲惫而又兴奋着。任何一场展览，都值得发一条朋友圈，从点赞数的累积，到内心自我认知，艺术人设的完成，很多时候就是靠这一场场刷展完成的。很世故，但也确实有效。</text:p>
      <text:p text:style-name="P4">
除了艺术品，好的艺术空间也同样具有社交属性和吸引力。上海的美术馆有不少是大师作品，前面提到的复兴艺术中心是英国鬼才设计师ThomasHeatherwick的作品，外立面有独特的艺术流动感，被称为“会跳舞的大楼”。所以在排队的时候很多观众会拍照留念，外加展览期间广场区还陈列着安藤忠雄的装置作品“青苹果”，从整体营造了艺术氛围。</text:p>
      <text:p text:style-name="P4">
2021年落成的浦东美术馆是法国著名建筑设计师让•努维尔抄刀设计的，这个坐落在黄浦江边的“白盒子”里有很多打卡点，站在玻璃走廊“镜厅”里可以看到浦西的建筑群，昼夜风景不同。有很多游客为了拍出不一样的景色来，在那蹲守很久。开展第一时间就展出了泰特美术馆的镇馆之宝《奥菲莉娅》、同期还有蔡国强、米罗，以及稍后的“徐冰的语言”，每个展都是重磅。加上7月暑假档期，所以每天都爆满，抢票成了技术活。去年年底让•努维尔主持设计的星美术馆也落成了，为打卡的游客增添了一个新目标。</text:p>
      <text:p text:style-name="P4">
新建筑有新建筑的特色，开设在老建筑里的展厅另有一番魅力。老洋房是上海的一大特色，近今年推广的“建筑可阅读”活动，让更多的市民对老洋房的历史有了深入的了解。上海的荣宅，曾经是“面粉大王”、“纺织大王”荣敬宗的故居，几经变更，如今它的使用权归Prada基金会所有。这里经常有各种主题的展览推出，最近一个展览是以医学为主题的“人类大脑：保护大脑——神经退行性疾病论坛”，这个展览2022年秋季在米兰首度举办，半年后在上海巡回。展览的内容十分专业，展览期会阶段性配备专家讲解，否则当看展板，对于普通观众了解起来很有难度。</text:p>
      <text:p text:style-name="P4">
这个展览采用预约制，对观众免费开放。很多观众是冲着建筑本身而去的，这栋老洋房修复后很神秘也很美，能踏入一看究竟，本身就有很大吸引力。顺便再了解下和自己身体健康相关的知识，是周末一项不错的安排。</text:p>
      <text:p text:style-name="P4">
除了荣宅，外滩建筑群内也藏着不少画廊展厅，去年承办莫兰迪展的久事美术馆在外滩十八号；这两天正在展出“波提切利与文艺复兴“展的东一美术馆在外滩一号。这座被称为亚细亚大楼的建筑，建于1916年，一砖一瓦，外立面的每一根古希腊爱奥尼立柱都有故事。</text:p>
      <text:p text:style-name="P4">
看展看建筑看历史，为此收拾行李说走就走，应该是值得的。高品质的展品，高质量的展厅，还需要对应高素质的观众，不管是闲庭信步，还是特种兵之旅，只要有收获，都是一种体验。只是在出发前需要做的功课，除了收拾行头外，更需要对展览的背景知识多少有些了解。毕竟不管是波提切利还是米罗，与艺术品相匹配的终究是精神上的交流，而不只是露背装的网红合影。这场行为艺术，也有上下高低之分。</text:p>
      <text:p text:style-name="P4">
(本文仅代表作者个人观点，编辑邮箱：zhen.zhu@ftchinese.com)</text:p>
      <text:p text:style-name="P4">
Source: <text:a xlink:type="simple" xlink:href="http://www.ftchinese.com/story/001099979" text:style-name="Internet_20_link" text:visited-style-name="Visited_20_Internet_20_Link">
http://www.ftchinese.com/story/001099979</text:a>
</text:p>
      <!--NEWS-->
      <text:h text:style-name="P10" text:outline-level="1">
<text:span text:style-name="T4">
余至柔：接棒余德耀，走上新旅程 (Free Version)</text:span>
</text:h>
      <text:p text:style-name="P4">
Authors: ['']</text:p>
      <text:p text:style-name="P4">
Publisher: 英国《金融时报》</text:p>
      <text:p text:style-name="P4">
Time: 2023-06-15T22:58:46+00:00</text:p>
      <text:p text:style-name="P4">
Published Time: 2023-06-15T12:00:99+08:00</text:p>
      <text:p text:style-name="P4">
Modified Time: 2023-06-15T18:59:99+08:00</text:p>
      <text:p text:style-name="P4">
Description: 薛莉：“馆二代”余至柔外形人如其名，内心豁达淡定。她直言面临着所有民营美术馆馆长的共同挑战——资金。</text:p>
      <text:p text:style-name="P4">
Images: ["<text:a xlink:type="simple" xlink:href="https://thumbor.ftacademy.cn/unsafe/picture/8/000184538_piclink.jpg" text:style-name="Internet_20_link" text:visited-style-name="Visited_20_Internet_20_Link">
000184538_pic...</text:a>
", "<text:a xlink:type="simple" xlink:href="https://thumbor.ftacademy.cn/unsafe/picture/9/000184539_piclink.jpg" text:style-name="Internet_20_link" text:visited-style-name="Visited_20_Internet_20_Link">
000184539_pic...</text:a>
", "<text:a xlink:type="simple" xlink:href="https://thumbor.ftacademy.cn/unsafe/picture/0/000184540_piclink.jpg" text:style-name="Internet_20_link" text:visited-style-name="Visited_20_Internet_20_Link">
000184540_pic...</text:a>
", "<text:a xlink:type="simple" xlink:href="https://thumbor.ftacademy.cn/unsafe/picture/1/000184541_piclink.jpg" text:style-name="Internet_20_link" text:visited-style-name="Visited_20_Internet_20_Link">
000184541_pic...</text:a>
"]</text:p>
      <text:p text:style-name="P4">
Themes: ['专栏', '艺术', '关注']</text:p>
      <text:p text:style-name="P4">
Keywords: ['艺术', '收藏', '余德耀']</text:p>
      <text:p text:style-name="P4">
Type: Article</text:p>
      <!--METADATA-->
      <text:p text:style-name="P4">
来自FT中文网的温馨提示：如您对更多FT中文网的内容感兴趣，请在苹果应用商店或谷歌应用市场搜索“FT中文网”，下载FT中文网的官方应用。</text:p>
      <text:p text:style-name="P4">
“我去世之后，要做一个展览，就叫‘我走向新的旅程’。”</text:p>
      <text:p text:style-name="P4">
这是艺术品大藏家、余德耀美术馆创始人余德耀先生去世之前对于最后一个展览的畅想。</text:p>
      <text:p text:style-name="P4">
5月中旬，“洄游——余德耀基金会收藏展”作为余德耀美术馆新馆的首展揭幕。余德耀美术馆新馆长、余德耀先生长女余至柔（Justine AlexandriaTek）说：“这个展，是以‘家’为方向去设计的。余先生说的‘新旅程’，有他要去寻找一个新家的含义。家，可以是一个固定的地理位置，可以是亲人的所在，也可以是一个‘洄游’之处。”</text:p>
      <text:p text:style-name="P4">
<draw:frame draw:style-name="fr1" draw:name="Image78" text:anchor-type="as-char" svg:width="6.666667in" svg:height="10.0in" draw:z-index="0">
<draw:image xlink:href="../Images/FT Chinese Free Version/2023-06-15T22-58-46-00-00/000184538_piclink.jpg" xlink:type="simple" xlink:show="embed" xlink:actuate="onLoad" draw:mime-type="image/jpeg"/>
</draw:frame>
余德耀美术馆馆长余至柔（Justine Alexandria Tek）</text:p>
      <text:p text:style-name="P4">
此刻，不仅是余德耀先生踏上新旅程，余德耀美术馆也踏上了新旅程，不仅迎来新馆长，还搬迁到新家——上海青浦区由蟠龙古镇升级改造而成的蟠龙天地。</text:p>
      <text:p text:style-name="P4">
<text:span text:style-name="T4">
“我的目标和余先生的目标不一样”</text:span>
</text:p>
      <text:p text:style-name="P4">
从余德耀基金会近1500件当代艺术收藏中，“洄游”精选出40余件中外知名艺术家创作的与“家”相关的作品，用绘画、雕塑、装置、摄影、影像等多种媒介，呈现出关于“家”的不同层次的意象。</text:p>
      <text:p text:style-name="P4">
余德耀新馆所在地曾经是江南古镇，翻新之后，保留了原有的自然生态，被江南河道、玉米地、池塘、竹林、草地环绕，与曾经旧馆所在的飞机库的工业风迥异。</text:p>
      <text:p text:style-name="P4">
艺术家徐冰的作品“石径”，由76块石头连成一条弯曲小路，每块石头上，雕刻着一个他独创的“天书”——由英文字母组成的方块字，把观众从庭院引到展厅。奈良美智的“小狗”雕塑，已经在迎接你的到来。欧阳春的“灵与肉——三重奏”，让你偶尔怀疑在这个城市的生存意义，艾默格林与德拉塞特的“无题”——一对铜铸皱巴巴的白枕头，又让你忆起私密的亲昵。</text:p>
      <text:p text:style-name="P4">
之前，余德耀美术馆经常举办大手笔的轰动性展览，2014年开馆展“天人之际”、2016年贾科梅蒂史上最大回顾展，2017年“KAWS:始于终点”，即使2022年疫情期间，也举办过“奈良美智”重磅个展。</text:p>
      <text:p text:style-name="P4">
眼前的“洄游”展览，平和温润，涓涓细语，如密友般在耳畔倾诉，如家人般温暖相伴，却又不失礼貌的距离感，与余德耀美术馆之前举办的展览的风格大不相同。</text:p>
      <text:p text:style-name="P4">
余至柔说：“我的目标和余先生的目标不一样。余先生希望全世界的目光都聚焦在余德耀美术馆，我的目标是美术馆一直长久地在一个地方生存下去。我希望让美术馆周边的人都知道我们，了解我们做的所有的项目和展览。即使不是轰动的展览，也可以是很好的展览。当然，如果有合适的资金支持，我们还是希望会有轰动性的展览，但这不是我们最看重的因素。”</text:p>
      <text:p text:style-name="P4">
<draw:frame draw:style-name="fr1" draw:name="Image79" text:anchor-type="as-char" svg:width="6.9236in" svg:height="4.615733in" draw:z-index="0">
<draw:image xlink:href="../Images/FT Chinese Free Version/2023-06-15T22-58-46-00-00/000184539_piclink.jpg" xlink:type="simple" xlink:show="embed" xlink:actuate="onLoad" draw:mime-type="image/jpeg"/>
</draw:frame>
 上海余德耀美术馆，摄影：王闻龙</text:p>
      <text:p text:style-name="P4">
<text:span text:style-name="T4">
收而不藏，融入社区</text:span>
</text:p>
      <text:p text:style-name="P4">
“从2014年开馆，经营到第8年时，我们也在思考，未来要成为什么样的馆，目标到底是什么？”余至柔说，“我们还是希望继续扎根上海，这里有文化，有艺术氛围，吸引着世界的目光。我们希望把艺术融合到生活里面，融入社区生活。”</text:p>
      <text:p text:style-name="P4">
强化公众教育，积极融入社区，是余至柔强调的美术馆功能。一来，美术馆可以根据展览主题，推出艺术家、作品、创作知识相关的活动；二来，可以用普及性课程，比如水彩课程之类，吸引小朋友参与；此外，还可以结合所在地青浦区的地方文化，推出工作坊项目，比如竹编、风筝等，邀请“非遗”老师来授课。</text:p>
      <text:p text:style-name="P4">
“收而不藏”，与公共分享藏品，是余德耀先生创立美术馆的初衷，余至柔希望把父亲的愿望传承下去。本来他们希望有第二个馆，设置常设展，长期展示藏品。如今，在离余德耀美术馆不远处，还有一个独立项目空间“雪竹轩”，展示新锐艺术家的作品，免费对公众开放。</text:p>
      <text:p text:style-name="P4">
余德耀先生的藏品众多，目前由家族基金会所有，需要很大的仓库来储存。余德耀美术馆曾经的明星藏品，由艺术家莫瑞吉奥•卡特兰创作的“生命之树”，因为将近10米高，很难在新馆安置，目前也放在仓库里。对于“常设馆”的想法，余至柔说，“目前我们是开放的态度。”</text:p>
      <text:p text:style-name="P4">
此外，余德耀美术馆和美国西海岸最大的艺术博物馆洛杉矶郡艺术博物馆(LACMA)以及卡塔尔国家博物馆有交流合作。三个馆之间藏品相互巡展，并正在策划三方机构共同策展的展览。余至柔说：“三个机构的性质与所在地文化都截然不同，最大的挑战和兴奋点是找到一个三方都感兴趣的共同方向。”</text:p>
      <text:p text:style-name="P4">
<draw:frame draw:style-name="fr1" draw:name="Image80" text:anchor-type="as-char" svg:width="6.9236in" svg:height="4.615733in" draw:z-index="0">
<draw:image xlink:href="../Images/FT Chinese Free Version/2023-06-15T22-58-46-00-00/000184540_piclink.jpg" xlink:type="simple" xlink:show="embed" xlink:actuate="onLoad" draw:mime-type="image/jpeg"/>
</draw:frame>
“洄游”展览现场，上海余德耀美术馆，摄影：王闻龙</text:p>
      <text:p text:style-name="P4">
<text:span text:style-name="T4">
“我的压力比我父亲还大”</text:span>
</text:p>
      <text:p text:style-name="P4">
作为馆二代，压力大吗？</text:p>
      <text:p text:style-name="P4">
余至柔说：“肯定很大。”大在哪里？资金。</text:p>
      <text:p text:style-name="P4">
“我主要的工作重点就在寻找好的项目和资金支持。”余至柔说，“其实艺术资源很多，中国的当代艺术市场在全球都很热门，热门艺术家和大机构都希望能到中国来做展览。最终的问题，还是资金问题。”</text:p>
      <text:p text:style-name="P4">
重磅展览需要资金支持，这是门票收入无法支撑的。和所有的美术馆馆长一样，余至柔的主要精力之一转向寻找资金资源。“我不像父亲那样，可以拍板这么多的资金资源。”她说，“我的压力比我父亲还大。”</text:p>
      <text:p text:style-name="P4">
我不禁发问：“余先生之前没有传授如何去寻找资源吗？”</text:p>
      <text:p text:style-name="P4">
余至柔说：“他是把你丢到海里，让你自己学会游泳的那种指导。他让你自己去思考，而不是一直听从他的决定。”</text:p>
      <text:p text:style-name="P4">
<draw:frame draw:style-name="fr1" draw:name="Image81" text:anchor-type="as-char" svg:width="6.9236in" svg:height="4.615733in" draw:z-index="0">
<draw:image xlink:href="../Images/FT Chinese Free Version/2023-06-15T22-58-46-00-00/000184541_piclink.jpg" xlink:type="simple" xlink:show="embed" xlink:actuate="onLoad" draw:mime-type="image/jpeg"/>
</draw:frame>
“邻居：余德耀基金会收藏展”展览现场 上海余德耀美术馆雪竹轩项目空间，2023年,摄影：王闻龙</text:p>
      <text:p text:style-name="P4">
余至柔回忆，在接棒余德耀美术馆这件事上，余德耀当初只问了一句“你喜不喜欢美术馆？”余至柔说：“我喜欢。”他说：“好。”</text:p>
      <text:p text:style-name="P4">
在回答“我喜欢”的时候，余至柔已经有了心理准备去面对传承与担当。尽管很难，余至柔说：“我还是决定做下去。而且，我已经喜欢上了当代艺术。”</text:p>
      <text:p text:style-name="P4">
<text:span text:style-name="T5">
相关展览信息：“洄游”（A Journey）,时间：2023年5月18日——8月20日,地点：余德耀美术馆（上海蟠龙天地）</text:span>
</text:p>
      <text:p text:style-name="P4">
（本文图片由余德耀美术馆及余德耀基金会提供。本文仅代表作者本人观点。作者邮箱：shirleyft@163.com，编辑邮箱：zhen.zhu@ftchinese.com）</text:p>
      <text:p text:style-name="P4">
Source: <text:a xlink:type="simple" xlink:href="http://www.ftchinese.com/story/001099978" text:style-name="Internet_20_link" text:visited-style-name="Visited_20_Internet_20_Link">
http://www.ftchinese.com/story/001099978</text:a>
</text:p>
      <!--NEWS-->
      <text:h text:style-name="P10" text:outline-level="1">
<text:span text:style-name="T4">
资安公司麦迪安：骇客替北京当间谍 至少16国受害</text:span>
</text:h>
      <text:p text:style-name="P4">
Publisher: 法新社</text:p>
      <text:p text:style-name="P4">
Published Time: 2023-06-15T23:02:08+00:00</text:p>
      <text:p text:style-name="P4">
Modified Time: 2023-06-15T22:50:02+00:00</text:p>
      <text:p text:style-name="P4">
Description: （法新社华盛顿15日电） 谷歌（Google）子公司、美国资安业者麦迪安（Mandiant）今天表示，一群显然跟中国有关系的网路攻击者，锁定北京感兴趣的政府机关，发动一场大规模网路间谍活动。</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82" text:anchor-type="as-char" svg:width="6.9236in" svg:height="3.617581in" draw:z-index="0">
<draw:image xlink:href="../Images/rficn/2023-06-15T23-02-08-00-00/000000.png" xlink:type="simple" xlink:show="embed" xlink:actuate="onLoad" draw:mime-type="image/png"/>
</draw:frame>
</text:p>
      <text:p text:style-name="P4">
麦迪安技术长卡玛卡（Charles Carmakal）表示：「这是自2021年初MicrosoftExchange大批数据外泄以来，已知由中国相关威胁发动者进行的最大型网路间谍活动。」</text:p>
      <text:p text:style-name="P4">
当年Microsoft Exchange遇骇，影响美国至少3万个组织，包括企业和地方政府在内。</text:p>
      <text:p text:style-name="P4">
卡玛卡表示，网路攻击者袭击数百个组织的电脑，在某些案例中，窃取了重要员工的电子邮件，这些员工处理的是中国政府关注的事项。</text:p>
      <text:p text:style-name="P4">
麦迪安的报告指出，他们「高度确信」一个名为UNC4841的团体发动大范围间谍活动，来「支持中华人民共和国」。</text:p>
      <text:p text:style-name="P4">
报告指出，骇客锁定至少16个不同国家的被害人，攻击全球公私部门组织，目标集中于对中国政府具有高度政策重要性的议题，特别是在亚太地区和台湾。</text:p>
      <text:p text:style-name="P4">
麦迪安表示，受害者包括东南亚国家的外交部，以及台湾和香港的外贸办公室和学术研究机构。</text:p>
      <text:p text:style-name="P4">
根据这份报告，网攻是透过在电子邮件讯息中埋藏恶意程式码，并利用资安防护大厂梭子鱼网路（Barracuda Networks）电子邮件安全闸道器（EmailSecurity Gateway，ESG）的漏洞来进行。</text:p>
      <text:p text:style-name="P4">
据信这场网路间谍活动始于去年10月，上个月才被发现。</text:p>
      <text:p text:style-name="P4">
Source: <text:a xlink:type="simple" xlink:href="https://www.rfi.fr/cn/%E5%9B%BD%E9%99%85%E6%8A%A5%E9%81%93/20230615-%E8%B5%84%E5%AE%89%E5%85%AC%E5%8F%B8%E9%BA%A6%E8%BF%AA%E5%AE%89-%E9%AA%87%E5%AE%A2%E6%9B%BF%E5%8C%97%E4%BA%AC%E5%BD%93%E9%97%B4%E8%B0%8D-%E8%87%B3%E5%B0%9116%E5%9B%BD%E5%8F%97%E5%AE%B3" text:style-name="Internet_20_link" text:visited-style-name="Visited_20_Internet_20_Link">
https://www.rfi.fr/cn/%E5%9B%BD%E9%99%85%E6%8A%A5%E9%81%93/20230615-%E8%B5%84%E5%AE%89%E5%85%AC%E5%8F%B8%E9%BA%A6%E8%BF%AA%E5%AE%89-%E9%AA%87%E5%AE%A2%E6%9B%BF%E5%8C%97%E4%BA%AC%E5%BD%93%E9%97%B4%E8%B0%8D-%E8%87%B3%E5%B0%9116%E5%9B%BD%E5%8F%97%E5%AE%B3</text:a>
</text:p>
      <!--NEWS-->
      <text:h text:style-name="P10" text:outline-level="1">
<text:span text:style-name="T4">
一座大饭店与奥斯陆的历史剪影 (Free Version)</text:span>
</text:h>
      <text:p text:style-name="P4">
Authors: ['']</text:p>
      <text:p text:style-name="P4">
Publisher: 英国《金融时报》</text:p>
      <text:p text:style-name="P4">
Time: 2023-06-15T23:03:46+00:00</text:p>
      <text:p text:style-name="P4">
Published Time: 2023-06-15T12:00:99+08:00</text:p>
      <text:p text:style-name="P4">
Modified Time: 2023-06-15T19:04:99+08:00</text:p>
      <text:p text:style-name="P4">
Description: 张璐诗：大饭店的所在地最初并不算城市中心，此后这里不断吸引政客、记者、演员以及寻找灵感的艺术家，以至于报刊有个专栏名称干脆就叫“大饭店轶事”。</text:p>
      <text:p text:style-name="P4">
Images: ["<text:a xlink:type="simple" xlink:href="https://thumbor.ftacademy.cn/unsafe/picture/0/000184240_piclink.jpg" text:style-name="Internet_20_link" text:visited-style-name="Visited_20_Internet_20_Link">
000184240_pic...</text:a>
", "<text:a xlink:type="simple" xlink:href="https://thumbor.ftacademy.cn/unsafe/picture/9/000184239_piclink.jpg" text:style-name="Internet_20_link" text:visited-style-name="Visited_20_Internet_20_Link">
000184239_pic...</text:a>
", "<text:a xlink:type="simple" xlink:href="https://thumbor.ftacademy.cn/unsafe/picture/2/000184242_piclink.jpg" text:style-name="Internet_20_link" text:visited-style-name="Visited_20_Internet_20_Link">
000184242_pic...</text:a>
", "<text:a xlink:type="simple" xlink:href="https://thumbor.ftacademy.cn/unsafe/picture/3/000184243_piclink.jpg" text:style-name="Internet_20_link" text:visited-style-name="Visited_20_Internet_20_Link">
000184243_pic...</text:a>
", "<text:a xlink:type="simple" xlink:href="https://thumbor.ftacademy.cn/unsafe/picture/4/000184244_piclink.jpg" text:style-name="Internet_20_link" text:visited-style-name="Visited_20_Internet_20_Link">
000184244_pic...</text:a>
"]</text:p>
      <text:p text:style-name="P4">
Themes: ['专栏', '旅行', '关注']</text:p>
      <text:p text:style-name="P4">
Keywords: ['旅行', '酒店']</text:p>
      <text:p text:style-name="P4">
Type: Article</text:p>
      <!--METADATA-->
      <text:p text:style-name="P4">
来自FT中文网的温馨提示：如您对更多FT中文网的内容感兴趣，请在苹果应用商店或谷歌应用市场搜索“FT中文网”，下载FT中文网的官方应用。</text:p>
      <text:p text:style-name="P4">
18年前，第一次到奥斯陆来。正是冬天，漫长的黑夜里，碎酒瓶子满地，日间则是阴霾满天。19世纪的挪威剧作家易卜生写过：这个自由的国度，堆满了不自由的人。画家蒙克则在某个场合说：“这儿真不是人住的地方。”</text:p>
      <text:p text:style-name="P4">
曾是穷困艺术家的蒙克，不知是否因而常到奥斯陆大饭店（Grand Hotel）的咖啡馆（GrandCafe）里寻求口腹和精神庇护。蒙克年轻时曾在议会对面的楼顶租下过一间公寓，离大饭店咖啡馆很近，但他口袋里没几个钱，并不够应付在大饭店里的花费，于是蒙克便将自己的画拿到店里做交换。当时的饭店主人对画家网开一面，允许拮据的艺术家以创作当“粮票”。据说蒙克拿进来的画包括了《麦当娜》，这幅画给他换来了一顿丰盛的牛排餐，外加啤酒。不过当时拿到这幅画的侍应生，在作品出名之前就将其卖掉了。可以想像这人后悔时的顿足嗟叹。</text:p>
      <text:p text:style-name="P4">
后来我又三番五次到奥斯陆来，大都是冬季。最近再次踏足，惊讶地发现初夏的北国城市，整个礼拜居然阳光灿烂，气温怡人。加上夏季白昼渐长，午夜天际仍然深蓝，凌晨三点已破晓。再次走入1874年开门至今的大饭店，走进墙上贴满诺贝尔和平奖得主照片的门廊后，才发现自己入住的这个以“阿尔弗雷德•诺贝尔”命名的套间，正是每年诺贝尔和平奖得主的指定下榻房间。每年的诺贝尔和平奖得主，还会走到房间的其中一个椭圆形阳台上，接受楼下群众的欢呼致意。我推开阳台门后，发现斜对面就是挪威议会，低头就是卡尔•约翰斯大道，直通到不远处的挪威皇家城堡。</text:p>
      <text:p text:style-name="P4">
<draw:frame draw:style-name="fr1" draw:name="Image83" text:anchor-type="as-char" svg:width="6.9236in" svg:height="5.18834in" draw:z-index="0">
<draw:image xlink:href="../Images/FT Chinese Free Version/2023-06-15T23-03-46-00-00/000184240_piclink.jpg" xlink:type="simple" xlink:show="embed" xlink:actuate="onLoad" draw:mime-type="image/jpeg"/>
</draw:frame>
奥斯陆大饭店与一侧的挪威议会。摄影：张璐诗<draw:frame draw:style-name="fr1" draw:name="Image84" text:anchor-type="as-char" svg:width="6.9236in" svg:height="5.130189in" draw:z-index="0">
<draw:image xlink:href="../Images/FT Chinese Free Version/2023-06-15T23-03-46-00-00/000184239_piclink.jpg" xlink:type="simple" xlink:show="embed" xlink:actuate="onLoad" draw:mime-type="image/jpeg"/>
</draw:frame>
诺贝尔和平奖得主每年向议会门前群众致意的阳台。摄影：张璐诗</text:p>
      <text:p text:style-name="P4">
挪威王室与大饭店的渊源也久。1894年大饭店楼上新开了“洛可可厅”，开张时易卜生也在场，不久还开设了一个挪威国王王后赞助的“舞会社交圈”（BallSociety），迎来无数学术和艺术宴会和展览。旁边还藏了一个窄长的“王后厅”，直到今天，挪威国王与王后一年里至少会到这里来用餐两回。“洛可可厅”对面是挪威第一个对公众开放的宴会厅1886年启用，人们第一次能够边就餐边听现场交响乐团演奏。如今每年诺贝尔和平奖的宴会也在这里举办。1912年挪威探险家罗尔德•阿蒙森率领的人类首支南极探险队归来，洗尘宴会也是在大饭店里举办。</text:p>
      <text:p text:style-name="P4">
大饭店的历史，算得上是奥斯陆近代史的一个缩影。1850年的奥斯陆还不叫“奥斯陆”，而叫做克里斯蒂安尼亚（Kristiania），那时全城人口还不到一万，但城市规模已在扩大。各条铁路开始修建，逐渐带来东西两边的游客。破冰船也逐渐被引入，人们在冬季也开始能经由峡湾进入城市。那时一位名叫点心师JuliusFritzner决定开办“大饭店”，选址所在的卡尔•约翰斯大道，当时还不是城市中心，旁边的议会建筑也才新建起不久。大饭店的出现，慢慢吸引了出入议会的政客、记者，接着是步行三四分钟之外的国家剧院演员们，然后还有专门到咖啡馆里寻找灵感的艺术家们，以及给报章写专栏的记者们，有个著名的专栏名称干脆就叫“大饭店轶事”。</text:p>
      <text:p text:style-name="P4">
<draw:frame draw:style-name="fr1" draw:name="Image85" text:anchor-type="as-char" svg:width="6.9236in" svg:height="5.005247in" draw:z-index="0">
<draw:image xlink:href="../Images/FT Chinese Free Version/2023-06-15T23-03-46-00-00/000184242_piclink.jpg" xlink:type="simple" xlink:show="embed" xlink:actuate="onLoad" draw:mime-type="image/jpeg"/>
</draw:frame>
奥斯陆大饭店内的咖啡馆墙上的画作：《克里斯蒂安尼亚的波希米亚》。摄影：张璐诗</text:p>
      <text:p text:style-name="P4">
大饭店的咖啡馆内，见证过一段“克里斯蒂安尼亚的波西米亚”时代。“克里斯蒂安尼亚的波西米亚”是蒙克前辈克里斯蒂安•克罗格（ChristianKrohg）创办的报刊，克罗格那时教书和创作都离大饭店不远，他深受现实主义艺术运动影响的画作，常令布尔乔亚阶级如坐针毡。克罗格的妻子奥达（OdaKrohg）及其女伴们常见出入于大饭店咖啡馆，她们还带起了头，让不少囊中羞涩的年轻艺术家，也斗胆坐到咖啡馆的角落桌旁。这群人过着自由不羁而富于创造力的生活，但也常喝得醉醺醺。</text:p>
      <text:p text:style-name="P4">
这次来，还刚巧碰上了“北约外长非正式会议”的前夕与召开。午夜，在“诺贝尔套间”内往楼下看，载满旗杆的卡车驶到议会一侧停下，深夜时分，北约成员国的旗帜逐面立了起来，人行道与车道之间也围起了铁栏。翌晨在咖啡馆内用早餐时，邻桌坐着两位配枪的黑西装人士。大饭店内外都部署了警察。行人没事不让靠近酒店，围栏砌在议会和酒店之间的人行道，花盆从路边移上人行道，担当防暴反恐道具，以防止车辆直铲上去。各国的旗到了夜晚就撤下，早上才挂上，防止有人焚旗。一个我前所未见的奥斯陆，由此映入眼帘。</text:p>
      <text:p text:style-name="P4">
<draw:frame draw:style-name="fr1" draw:name="Image86" text:anchor-type="as-char" svg:width="6.9236in" svg:height="5.074033in" draw:z-index="0">
<draw:image xlink:href="../Images/FT Chinese Free Version/2023-06-15T23-03-46-00-00/000184243_piclink.jpg" xlink:type="simple" xlink:show="embed" xlink:actuate="onLoad" draw:mime-type="image/jpeg"/>
</draw:frame>
诺贝尔和平奖宴会厅。摄影：张璐诗</text:p>
      <text:p text:style-name="P4">
第一次到奥斯陆那次，是来看挪威为纪念易卜生逝世一百年而策划的一些活动。中国早在1914年就开始把易卜生的《玩偶之家》搬上舞台，这比开始进口挪威三文鱼早得多了。易卜生曾经离开挪威，但他生命中的最后17年都是在奥斯陆度过的，而且生活十分有规律：中午12点前他一定放下手中的笔，出门后先经过一个橱窗，对一对手中的表，然后就径直往大饭店的咖啡馆去，并在一个靠窗位落座。那张暗红色的软皮长椅，朴素陈旧，当年还作为“文物”供奉在店内，这次再来，咖啡馆已经全面翻新。店内除了奥达与克里斯蒂安•克罗格之子佩尔•克罗格的巨大油画还留在墙上，这幅1928年所画的作品，名字就叫《克里斯蒂安尼亚的波西米亚》，画布中勾勒出19世纪末流连咖啡馆内的常客及馆内场景，在我们眼前如同一面戏剧幕布。易卜生和蒙克也在画中，尽管现实中他们从未同时在咖啡馆中出现。但剧作家的专座已经见不到了。易卜生坐那儿？你得有心去问一问，才会得到答案。</text:p>
      <text:p text:style-name="P4">
当年第一次走进大饭店时，忽然发现擦身而过的紫衣女郎，是前一晚我在剧场内见过的挪威电影演员丽芙•乌曼，也就是瑞典新浪潮导演伯格曼生前的“御用”演员，也有“缪斯”一说。年少的我十分激动，回过神来就转身请一位工作人员将刚上了车的乌曼给“请”了下来。乌曼那时年近古稀，气质仍然沉静高贵。</text:p>
      <text:p text:style-name="P4">
天下起了毛毛雨。我就地与乌曼交谈了起来。她说伯格曼最后几年都住在斯德哥尔摩，而她常居纽约。那些年她都只拍伯格曼的戏。两人的女儿琳恩•乌曼跟乌曼姓，已成长为挪威一位知名女作家。乌曼也曾常演《玩偶之家》中的“娜拉”，她对我说，每次饰演这个角色都仍受到启发：“我们女性其实一直都像娜拉那样，在依然是父权至上的大部分社会中，在追寻真知的路上，以各自的方式不断起舞。”</text:p>
      <text:p text:style-name="P4">
奥斯陆不大，这次来，还专程步行到海港边上的新蒙克博物馆去看了看。但假如要寻找更草根的一个艺术家遗址，其实从大饭店步行九分钟就有一处：Pilestredet街上有一幢浅红色的三层公寓楼，门上挂着“蒙克故居”的示意牌。多年前第一次来访时，这幢楼的一面涂着黑白版画风格的蒙克名作《呐喊》，画作至少有6米高。这幢19世纪的公寓楼，紧挨着奥斯陆“朋克”与左翼艺术工作者的无政府主义大本营Blitz。我身旁一位奥斯陆市政府的老职员半是无奈半是理解地摇摇头：“孩子们想要发泄不满，就到这里来。政府多次想收回都没辙。”在欧洲各城市其实都能见到类似的老房子，上世纪七八十年代迎来新青年们“占空屋”风潮的时候，就被逐渐改造成涂鸦、创意与派对的综合空间，近年来还加上了廉价的纯素食餐馆。这次来，发现已经找不见《呐喊》所在的那堵墙了，绕了一圈意识到，蒙克故居旁已新起了一幢写字楼。</text:p>
      <text:p text:style-name="P4">
城市发展在所难免，海港城市如汉堡、奥斯陆的新开发区都特别显眼。奥斯陆也不例外，在离诺贝尔和平中心（即使诺贝尔和平奖博物馆）不远处的AkerBrygge，三四十年前一直是修船厂所在区域，19世纪时曾是走私强盗横行的海港。最近十多年来，这里逐渐开发成为海港餐饮、住宅新区，航运家族费恩里兴办的当代艺术博物馆（AstrupFearnley Museet），也在十年前迁到了这里崭新设计的美术馆建筑中。美术馆挨着一家以“TheThief”命名的酒店，这样的命名便是为了给一个多世纪之前的地区历史留一个注解。这一区并不如奥斯陆老城那样限制建筑高度，从高处阳台俯瞰海港与运河，就像置身于不同城市之中。</text:p>
      <text:p text:style-name="P4">
<draw:frame draw:style-name="fr1" draw:name="Image87" text:anchor-type="as-char" svg:width="6.9236in" svg:height="5.1927in" draw:z-index="0">
<draw:image xlink:href="../Images/FT Chinese Free Version/2023-06-15T23-03-46-00-00/000184244_piclink.jpg" xlink:type="simple" xlink:show="embed" xlink:actuate="onLoad" draw:mime-type="image/jpeg"/>
</draw:frame>
 海港AkerBrygge新开发区的现代艺术博物馆。摄影：张璐诗</text:p>
      <text:p text:style-name="P4">
这次到奥斯陆，遇上了连续一周的晴天，每天日照时间持续到夜晚十点半。多年前那些留在印象中的漫长黑夜，已如费恩里美术馆外墙的木头那样褪色得难以认出。</text:p>
      <text:p text:style-name="P4">
（本文仅代表作者个人观点，编辑邮箱：zhen.zhu@ftchinese.com)</text:p>
      <text:p text:style-name="P4">
Source: <text:a xlink:type="simple" xlink:href="http://www.ftchinese.com/story/001099950" text:style-name="Internet_20_link" text:visited-style-name="Visited_20_Internet_20_Link">
http://www.ftchinese.com/story/001099950</text:a>
</text:p>
      <!--NEWS-->
      <text:h text:style-name="P10" text:outline-level="1">
<text:span text:style-name="T4">
塑造莎翁：长青的莎士比亚是如何炼成的？ (Free Version)</text:span>
</text:h>
      <text:p text:style-name="P4">
Authors: ['为FT中文网撰稿']</text:p>
      <text:p text:style-name="P4">
Publisher: 英国《金融时报》</text:p>
      <text:p text:style-name="P4">
Time: 2023-06-15T23:05:34+00:00</text:p>
      <text:p text:style-name="P4">
Published Time: 2023-06-15T12:00:99+08:00</text:p>
      <text:p text:style-name="P4">
Modified Time: 2023-06-15T19:06:99+08:00</text:p>
      <text:p text:style-name="P4">
Description: 陈旭宇：读完《莎翁的诞生：早期莎士比亚文化史》，我发现莎士比亚的经典化历程中，并没有自上而下的系统性建构。</text:p>
      <text:p text:style-name="P4">
Images: ["<text:a xlink:type="simple" xlink:href="https://thumbor.ftacademy.cn/unsafe/picture/6/000184236_piclink.jpg" text:style-name="Internet_20_link" text:visited-style-name="Visited_20_Internet_20_Link">
000184236_pic...</text:a>
", "<text:a xlink:type="simple" xlink:href="https://thumbor.ftacademy.cn/unsafe/picture/8/000184238_piclink.jpg" text:style-name="Internet_20_link" text:visited-style-name="Visited_20_Internet_20_Link">
000184238_pic...</text:a>
", "<text:a xlink:type="simple" xlink:href="https://thumbor.ftacademy.cn/unsafe/picture/7/000184237_piclink.jpg" text:style-name="Internet_20_link" text:visited-style-name="Visited_20_Internet_20_Link">
000184237_pic...</text:a>
", "<text:a xlink:type="simple" xlink:href="https://thumbor.ftacademy.cn/unsafe/picture/5/000184235_piclink.jpg" text:style-name="Internet_20_link" text:visited-style-name="Visited_20_Internet_20_Link">
000184235_pic...</text:a>
", "<text:a xlink:type="simple" xlink:href="https://thumbor.ftacademy.cn/unsafe/picture/4/000184234_piclink.jpg" text:style-name="Internet_20_link" text:visited-style-name="Visited_20_Internet_20_Link">
000184234_pic...</text:a>
"]</text:p>
      <text:p text:style-name="P4">
Themes: ['文学', '关注']</text:p>
      <text:p text:style-name="P4">
Keywords: ['文学', '莎士比亚']</text:p>
      <text:p text:style-name="P4">
Type: Article</text:p>
      <!--METADATA-->
      <text:p text:style-name="P4">
来自FT中文网的温馨提示：如您对更多FT中文网的内容感兴趣，请在苹果应用商店或谷歌应用市场搜索“FT中文网”，下载FT中文网的官方应用。</text:p>
      <text:p text:style-name="P4">
自古帝王和诗人如有共同之处，那唯一一点可能是他们对不朽的执念。始皇帝给自己的名号就意味着要留名千古，建造地宫以求与日月同辉；凯撒死后成为第一个拥有神庙的凡人。奥维德的不朽诗作《变形记》最后一行写道：民众都会诵读我，倘若诗人的预示/非虚言，我的声望将活在所有世纪（李永毅译）。</text:p>
      <text:p text:style-name="P4">
然而，翻遍整个人类历史，身后名望真正达到规模以致成为产业的似乎只有一人：莎士比亚。过去三百年中他在演出、出版、旅游和学术等行业养活了一代又一代人。每年依然有四百种和《哈姆雷特》相关的书籍出版；伦敦戏剧市场莎士比亚戏剧依然占据十分之一的份额。研究这种现象级文化偶像的形成本身就成为了一门显学。然而，莎士比亚名望研究只是莎学领域26个门类当中的一个。</text:p>
      <text:p text:style-name="P4">
在这个话题累累的书架之上，辛雅敏先生的最新著作《莎翁的诞生：早期莎士比亚文化史》又添一本。如果从这本书的最后几页参考文献开始读这本书，我们会发现一个有趣的事实：作者引述了107种英文著作，其中大量直接和莎士比亚偶像化研究相关；而参考文献的33种中文著作中，却只有10本和莎士比亚相关书籍。</text:p>
      <text:p text:style-name="P4">
由此可见莎士比亚作为一种文化符号的研究和写作在过去60年兴盛之势。“莎氏名学”始于上世纪50年代，跨越众多学科领域，包括演出史、编辑勘校史、审查制度、地缘政治、宗教和政治意识形态，是名副其实的莎士比亚及英语文化史。如其书名，这本书仅聚焦早期莎士比亚文化史，从17世纪后期英格兰复辟时期到18世纪末，因为偶像化在这100多年当中已经完成，使其成为英国民族共同体和英语文化现代化进程的重要部分。19世纪至今则是文化偶像产业化时期，尤其是20世纪初以降，有生生不息之势。</text:p>
      <text:p text:style-name="P4">
<draw:frame draw:style-name="fr1" draw:name="Image88" text:anchor-type="as-char" svg:width="6.9236in" svg:height="4.550374in" draw:z-index="0">
<draw:image xlink:href="../Images/FT Chinese Free Version/2023-06-15T23-05-34-00-00/000184236_piclink.jpg" xlink:type="simple" xlink:show="embed" xlink:actuate="onLoad" draw:mime-type="image/jpeg"/>
</draw:frame>
伦敦市中心的莎士比亚酒吧。GettyImages</text:p>
      <text:p text:style-name="P4">
是什么力量塑造了偶像莎士比亚，让这个死白欧男长青四百年？这也是作者提出的问题。本书并不在于试图给出完整的分析和解答。各种力量和因素都是推动者，没有任何单一势力和人足以完成这个过程。我对这本书的一个读感和所谓建构主义恰恰相反，近200年莎士比亚经典化其实是很民主的一个历程。虽然离不开一些推动者，有些出于热爱和崇拜更多出于对其戏剧和诗歌的热爱，但并没有系统性更没有自上而下的建构。19世纪之后，莎士比亚的偶像化和英帝国的扩张同步，走向全球。然而，他超越了帝国的历史。当帝国日落后，这个世界级偶像依然如日中天。一如他自己在十四行诗55首中写道：没有云石或王公们金的墓碑/能够和我这些强劲的诗比寿（粱宗岱译）。</text:p>
      <text:p text:style-name="P4">
<draw:frame draw:style-name="fr1" draw:name="Image89" text:anchor-type="as-char" svg:width="6.9236in" svg:height="4.617987in" draw:z-index="0">
<draw:image xlink:href="../Images/FT Chinese Free Version/2023-06-15T23-05-34-00-00/000184238_piclink.jpg" xlink:type="simple" xlink:show="embed" xlink:actuate="onLoad" draw:mime-type="image/jpeg"/>
</draw:frame>
2016年11月，英国伦敦新开的乐高旗舰店展示莎士比亚的模型。Getty Images</text:p>
      <text:p text:style-name="P4">
首先令人着迷的是，莎士比亚自己似乎对于名望漠不关心。18世纪末的英国文艺评论家和散文作家威廉•哈兹里特(WilliamHazlitt)认为，西方正典中的诗人如但丁、乔叟、弥尔顿的作品充满了对身后名望流芳百世的渴望。20世界的英语诗人W.H.奥登(W.H.Auden)则敏锐指出，这些伟大诗人创作之初就笃定要写传世的经典巨作，而莎士比亚对于戏剧和诗歌显得漫不经心，“并不以为这有什么了不起，这是个人品质的巨大成就。莎士比亚从不太把自己当回事”。</text:p>
      <text:p text:style-name="P4">
<draw:frame draw:style-name="fr1" draw:name="Image90" text:anchor-type="as-char" svg:width="6.9236in" svg:height="4.401625in" draw:z-index="0">
<draw:image xlink:href="../Images/FT Chinese Free Version/2023-06-15T23-05-34-00-00/000184237_piclink.jpg" xlink:type="simple" xlink:show="embed" xlink:actuate="onLoad" draw:mime-type="image/jpeg"/>
</draw:frame>
2021年6月，一名工人在皇家莎士比亚剧院举行的皇家莎士比亚剧团服装研讨会上缝制服装。Getty Images</text:p>
      <text:p text:style-name="P4">
对剧作家和演员莎士比亚而言，戏剧是一次性的，是舞台上昙花一现的存在，舞台和演员是唯一的媒介。戏剧写作只为剧院票房，而不是出版，更不会当成可以流传的阅读文本。这个来自英格兰中部小镇、未受过大学教育的剧作家通过天才创作、勤奋经营、远离是非，不仅创造了巨额财富，还获得绅士纹章，实现阶层跃升。他更关心当下的生存状态，拥有大量房产和土地，而不是身后名望。甚至他的墓志铭也无关后世名望，而是警告后来的人们不要移动他的尸骨。他只是想安静地躺着等待审判日的到来。</text:p>
      <text:p text:style-name="P4">
由于过去一个世纪英语霸权的存在，人们很容易想当然以为莎士比亚作为文化偶像和符号是建制的结果。实际上，17、18世纪英国的文艺品味和审美标准主要受法国影响。在当时文艺复兴这个词对于英国作家来说暗示着来自法国的舶来物。18世纪法国哲学泰斗和诗人伏尔泰评价莎士比亚“毫无高尚的趣味，也丝毫不懂戏剧艺术的规律”。法国人确立的新古典主义戏剧原则三一论以及广泛的法国文化影响因长期流亡法国的查尔斯二世复辟在英国具有深刻影响。</text:p>
      <text:p text:style-name="P4">
英国人用了18世纪一半的时间摆脱法国的影响。托马斯•莱默(ThomasRymer)是威廉三世的皇家史官，一位坚定和固执的欧陆古典主义者，他直呼“我们上一个时代的诗歌和我们的建筑一样粗俗，其中一个原因在于，我们当时不懂亚里士多德的《诗学》”。英国人自己用了两代人的时间驳斥和清除莱默的影响。因此，英国人对莎士比亚的认知和认可也是摆脱法国和新古典主义的认知桎梏、树立民族文化信心的过程。</text:p>
      <text:p text:style-name="P4">
这个历程恰恰也是莎士比亚获得经典作家地位，演变为英国和英语文化符号的过程。这是一个复杂的过程，涉及莎学研究以及当时英国社会文化、意识形态、地缘政治等方方面面。这些方面和过程塑造了作为文化符号的莎士比亚。到了18世纪中期，英国人觉得他完全可以和西方文学始祖荷马相提并论，都是自然的诗人，进而成为民族诗人，对抗法国古典主义的文化入侵。</text:p>
      <text:p text:style-name="P4">
《莎翁的诞生：早期莎士比亚文化史》对于这个过程建立了层次界定，其目录彰显已然。该书的七个章节脉络清晰地界定了17、18世纪莎士比亚成为文化偶像和符号的主要里程碑。</text:p>
      <text:p text:style-name="P4">
作者把这个过程的起点放在17世纪复辟时期的演出，这个时期的演出实际上多为莎剧的改编版，例如《李尔王》变成了大团圆；18世纪初针对莎剧的文学批评启发了英国人民族文学的觉醒；随着出版著作权和阅读市场的发展，文本勘校和出版成为莎士比亚普及化最重要的推动力；1730年之后，原版莎剧再次回到舞台，巨星演员在舞台上下推动其偶像化；18世纪中叶英国文学批评和法国，尤其是和伏尔泰之间的论争推动莎士比亚成为民族诗人和文化偶像；随着出版和伪造手稿文物以及新闻业发展，一个莎士比亚文化产业已渐成规模；但首先是德国人发现并崇拜莎士比亚，18世纪的德语译者奥古斯特•施莱格尔(August Wilhelm Schlegel) 称其为异乡出生的本国同胞，这大大刺激了英国人的民族自尊心，并加速将其推上神坛并推向全球。</text:p>
      <text:p text:style-name="P4">
这本书论述结构清晰，行文晓畅，让人阅读愉悦，但依然有几场值得商榷之处。作者将议题研究限定在17和18世纪，如其书名所示为早期，将这个早期起点定为复辟时期。这个时期的戏剧演出中莎士比亚并非主流，而且上演剧目多为改编版，实际效应上起到了保存莎剧的作用。我认为这个早期应该再向前推70年，具体而言是1598年。莎士比亚在18世纪成为文化符号在更大程度上要归因于其作品的不断勘校和出版普及，而非演出。</text:p>
      <text:p text:style-name="P4">
最早署名莎士比亚的书籍是1592和1593年出版的两部叙事长诗《维纳斯与阿多尼斯》(Venus and Adonis)以及《鲁克丽丝受辱记》(TheRape of Lucrece)，并为他赢得广泛声誉，重印了10多次。但在当时欧洲文学等级中，唯有悲剧和诗歌具有崇高地位，戏剧作品则被视为不登大雅之堂的低级趣味。16世纪后期，英格兰的出版市场发展不久，戏剧出版仅占极少份额。只有当出版商看到某部戏剧的票房并认定出版有利可图时才会在书业公会登记出版，而且出版时不会著名作者身份，因为当时还没有著作权的概念，而且剧本所有权在剧作家交稿后完全属于剧团。</text:p>
      <text:p text:style-name="P4">
根据卢卡斯•欧恩(Lucas Erne)的在其专著Shakespeare As Literary Dramatist的研究，1598年开始莎士比亚的名字才开始出现在四开本戏剧图书上，很可能是因为书商发现戏剧和读者市场都非常认他，于是他的名字成为了图书销售的保障。此后他的戏剧出版物都会冠上他的名字，甚至有出版商盗用他的名字出版书籍。而莎士比亚成为莎士比亚文化符号和产业最重要的里程碑是1623年第一对开本的出版。</text:p>
      <text:p text:style-name="P4">
本书直到第三章“文本勘校——成为学术考证对象”才开始讨论莎士比亚戏剧出版的问题，第六章“文化产业——成为文化符号”虽然用了一节论及单行本产生的巨大效应，并指出18世纪的出版商、文化商人和画师是莎士比亚名望推向神坛的最重要力量，但这两章本来是勘校和出版的两个方面，而且是莎士比亚走向神坛最重要的因素。</text:p>
      <text:p text:style-name="P4">
录影技术出现之前，戏剧只存在于舞台，在动作和台词转瞬即逝之间，无法保存，无法传播，更无法形成大众化影响力。</text:p>
      <text:p text:style-name="P4">
就如本书多数篇幅所论述，莎士比亚的经典化发生在评论和出版领域，因此在更大程度上经典化依赖于文本的评论、勘校和出版。戴维斯•科特•卡斯顿 (DavidScott Kastan) 在《莎士比亚与书》 (Shakespeare and The Book) 中写道，尽管可以说莎士比亚在书上的“生命”不如他在剧院里那样重要，但必须承认他在印刷品中得到了保存。辛雅敏先生的书中并没有轻视书籍出版的对于莎士比亚文化史的关键作用，不过本书把莎士比亚经典化肇始放在复辟时期的改编剧演出方面则显得失焦。相比之下，作者花费大量笔墨介绍莱默等人的批评论战以及改编版的演出相比对开本的出版和勘校方面就显得没有那么重要。</text:p>
      <text:p text:style-name="P4">
<draw:frame draw:style-name="fr1" draw:name="Image91" text:anchor-type="as-char" svg:width="6.9236in" svg:height="4.361057in" draw:z-index="0">
<draw:image xlink:href="../Images/FT Chinese Free Version/2023-06-15T23-05-34-00-00/000184235_piclink.jpg" xlink:type="simple" xlink:show="embed" xlink:actuate="onLoad" draw:mime-type="image/jpeg"/>
</draw:frame>
2006年7月，在英国伦敦，苏富比的一名员工展示1623年出版的莎士比亚“第一对开本”（The First Folio）。图片：Getty Images</text:p>
      <text:p text:style-name="P4">
对于莎士比亚戏剧的保存、传播和大众化，以及推向神坛最重要的事件是第一对开本Mr. William Shakespeares Comedies,Histories &amp; Tragedies的出版。第一对开本可能是英语世界最重要的一本书，是莎士比亚不朽的纪念碑，是他成为 “属于所有世代”的开始。描述这本书的重要性无论如何都不为过。第一对开本收集了36部戏剧，其中18部未曾以粗糙印制的四开本形式出版。想象一下，如果没有第一对开本，这18部中的《麦克白》、《第十二夜》和《皆大欢喜》等经典名篇，以及全部罗马剧和后期传奇剧就有可能在剧院火灾或清教徒关闭剧院后的几十年尘埃之中流失湮没。</text:p>
      <text:p text:style-name="P4">
更重要的是，第一对开本使得莎士比亚戏剧全集得以持续出版，60年中出版了第二、第三和第四对开本，也为18世纪单行本的出版和整个莎剧的普及奠定了无法替代的基础。1709年律师和作家尼古拉斯•罗(NicolasRowe)受委托，基于第三对开本整理出版了六卷八开本莎士比亚戏剧全集。罗的编辑工作开创了一个文本范式和一个莎学领域。文本范式就是他整理了每一部戏剧的幕与景，确定了此后所有莎剧的基本版式。这套戏剧集中包括了罗撰写的莎士比亚小传，这是此后三个世纪70多种莎士比亚传记写作的开始。一代又一代关于剧作家的传记是造神运动不可或缺的部分，虽然他的生平事实只需十几页。</text:p>
      <text:p text:style-name="P4">
罗还在序言中写道：“（我）比较了不同版本，尽我所能给出了真正的文本(give the true Reading as well as I couldfromthence）”。虽然罗的版本基于很多错误的第三对开本，虽然他的版本远非完善，但他开启了莎士比亚戏剧文本编辑和勘校的漫长历史。仅在过去一百年中，阿登(Arden)版《莎士比亚全集》就出版了三代，而始于19世纪末的集注版莎剧至今还没有出版完成。</text:p>
      <text:p text:style-name="P4">
1790年，也是律师出身的埃德蒙•马隆 (Edmund Malone)编辑整理出版了包括诗歌在内的十卷版《全集》。第一对开本的标题下面有一行字：Published according to the True OriginallCopies（根据真实原稿出版）。这个TrueOriginall两个词成为马隆之后两个多世纪学者和编辑前赴后继追求的目标。马隆认为，那18部先行出版的四开本总体上甚至要比第一对开本还要真实，因此他的版本结合了第一对开本和四开本。</text:p>
      <text:p text:style-name="P4">
<draw:frame draw:style-name="fr1" draw:name="Image92" text:anchor-type="as-char" svg:width="6.9236in" svg:height="4.624748in" draw:z-index="0">
<draw:image xlink:href="../Images/FT Chinese Free Version/2023-06-15T23-05-34-00-00/000184234_piclink.jpg" xlink:type="simple" xlink:show="embed" xlink:actuate="onLoad" draw:mime-type="image/jpeg"/>
</draw:frame>
在英国埃文河畔斯特拉特福德，莎士比亚出生地的桌子上放着一只羽毛笔。Getty Images</text:p>
      <text:p text:style-name="P4">
马隆开启了莎士比亚版本学先河，从此莎士比亚的每一个字和每一个标点都被反复勘定、研究和争议。每一种全集都不同于另外一种。如此一代又一代的勘校和出版使莎剧不断泛发出新生命和新争议，也不断推动着这个巨大文化产业的代际发展，剧作家也随之被捧上了神坛。而无论是罗还是马隆，他们开创性的工作都源于第一对开本。</text:p>
      <text:p text:style-name="P4">
第一对开本可能是莎士比亚文化史上最重要的事件，它是莎士比亚封神的滥觞，也成为了莎教圣物。1623年出版发行的第一对开本大概有700多册，如今现存235本，并非极其罕见，但最近的拍卖价格超过了1000万美元，成为名副其实的拜物。</text:p>
      <text:p text:style-name="P4">
今年是第一对开本出版四百周年。了解作为诗人和剧作家的莎士比亚以及作为西方文化符号的莎士比亚，把第一对开本和《“莎翁”的诞生》放在一起阅读，恰是进入莎士比亚文化历史和戏剧世界的最佳姿势。</text:p>
      <text:p text:style-name="P4">
（本文仅代表作者个人观点，编辑邮箱：zhen.zhu@ftchinese.com)</text:p>
      <text:p text:style-name="P4">
Source: <text:a xlink:type="simple" xlink:href="http://www.ftchinese.com/story/001099884" text:style-name="Internet_20_link" text:visited-style-name="Visited_20_Internet_20_Link">
http://www.ftchinese.com/story/001099884</text:a>
</text:p>
      <!--NEWS-->
      <text:h text:style-name="P10" text:outline-level="1">
<text:span text:style-name="T4">
巴塞尔艺术展：“大作品”和“好生意” (Free Version)</text:span>
</text:h>
      <text:p text:style-name="P4">
Authors: ['为FT中文网撰稿']</text:p>
      <text:p text:style-name="P4">
Publisher: 英国《金融时报》</text:p>
      <text:p text:style-name="P4">
Time: 2023-06-15T23:43:33+00:00</text:p>
      <text:p text:style-name="P4">
Published Time: 2023-06-15T12:00:99+08:00</text:p>
      <text:p text:style-name="P4">
Modified Time: 2023-06-15T19:04:99+08:00</text:p>
      <text:p text:style-name="P4">
Description: 宋佩芬：在瑞士巴塞尔艺术展会的现场，我总会禁不住好奇，那些“巨大且难以安置”的艺术作品，是如何被交易的？</text:p>
      <text:p text:style-name="P4">
Images: ["<text:a xlink:type="simple" xlink:href="https://thumbor.ftacademy.cn/unsafe/picture/8/000184548_piclink.jpg" text:style-name="Internet_20_link" text:visited-style-name="Visited_20_Internet_20_Link">
000184548_pic...</text:a>
", "<text:a xlink:type="simple" xlink:href="https://thumbor.ftacademy.cn/unsafe/picture/9/000184559_piclink.jpg" text:style-name="Internet_20_link" text:visited-style-name="Visited_20_Internet_20_Link">
000184559_pic...</text:a>
", "<text:a xlink:type="simple" xlink:href="https://thumbor.ftacademy.cn/unsafe/picture/3/000184583_piclink.jpg" text:style-name="Internet_20_link" text:visited-style-name="Visited_20_Internet_20_Link">
000184583_pic...</text:a>
", "<text:a xlink:type="simple" xlink:href="https://thumbor.ftacademy.cn/unsafe/picture/9/000184549_piclink.jpg" text:style-name="Internet_20_link" text:visited-style-name="Visited_20_Internet_20_Link">
000184549_pic...</text:a>
", "<text:a xlink:type="simple" xlink:href="https://thumbor.ftacademy.cn/unsafe/picture/0/000184560_piclink.jpg" text:style-name="Internet_20_link" text:visited-style-name="Visited_20_Internet_20_Link">
000184560_pic...</text:a>
", "<text:a xlink:type="simple" xlink:href="https://thumbor.ftacademy.cn/unsafe/picture/7/000184557_piclink.jpg" text:style-name="Internet_20_link" text:visited-style-name="Visited_20_Internet_20_Link">
000184557_pic...</text:a>
", "<text:a xlink:type="simple" xlink:href="https://thumbor.ftacademy.cn/unsafe/picture/1/000184551_piclink.jpg" text:style-name="Internet_20_link" text:visited-style-name="Visited_20_Internet_20_Link">
000184551_pic...</text:a>
", "<text:a xlink:type="simple" xlink:href="https://thumbor.ftacademy.cn/unsafe/picture/2/000184552_piclink.jpg" text:style-name="Internet_20_link" text:visited-style-name="Visited_20_Internet_20_Link">
000184552_pic...</text:a>
", "<text:a xlink:type="simple" xlink:href="https://thumbor.ftacademy.cn/unsafe/picture/5/000184555_piclink.jpg" text:style-name="Internet_20_link" text:visited-style-name="Visited_20_Internet_20_Link">
000184555_pic...</text:a>
", "<text:a xlink:type="simple" xlink:href="https://thumbor.ftacademy.cn/unsafe/picture/6/000184556_piclink.jpg" text:style-name="Internet_20_link" text:visited-style-name="Visited_20_Internet_20_Link">
000184556_pic...</text:a>
"]</text:p>
      <text:p text:style-name="P4">
Themes: ['瑞士巴塞尔艺术展', '关注']</text:p>
      <text:p text:style-name="P4">
Keywords: ['瑞士巴塞尔艺术展', '艺术', '展览']</text:p>
      <text:p text:style-name="P4">
Type: Article</text:p>
      <!--METADATA-->
      <text:p text:style-name="P4">
来自FT中文网的温馨提示：如您对更多FT中文网的内容感兴趣，请在苹果应用商店或谷歌应用市场搜索“FT中文网”，下载FT中文网的官方应用。</text:p>
      <text:p text:style-name="P4">
已经有53年历史的巴塞尔艺术展向来被认为艺术市场的领导者，每年吸引了来自世界各国的收藏家、艺术爱好者、策展人、博物馆馆长和画廊老板共同前来这个位于莱茵河畔，艺术盎然的瑞士小镇。巴塞尔不仅仅是个艺术交易平台，还是艺术圈联系、交换意见的黄金时机，使其影响力远远超越艺术展几天的时间。</text:p>
      <text:p text:style-name="P4">
除了艺廊主展区之外，巴塞尔还有展示大型装置的“意象无限”和以场域特定公共艺术为主的“城艺之旅”单元。只有在“意象无限”，你会同时看得有六千本封面都包了非洲印花布的图书馆，运动健将拿了希腊罗马雕塑做重量锻炼的健身房，或是100张排列整齐任人坐下休息的椅子。</text:p>
      <text:p text:style-name="P4">
当然，这些都是标了不同货币价格的艺术品，英国艺术家肖尼巴雷(Yinka Shonibare)的《非洲图书馆》(The African Library,2018, Goodman画廊)要价125万英镑；奥地利艺术家韦斯特(Franz West, 1947- 2012 )的《100张椅子》(100Stühle,1998,David Zwirner画廊)为120万美元；而立陶宛艺术家塞拉皮纳斯(AugustasSerapinas)的《健身房》(Čiurlionis Gym,2023,Tschudi和 Apalazzo 画廊共同展出)也要100400欧元。我常常疑问，这么“大又难摆”的作品如何卖？</text:p>
      <text:p text:style-name="P4">
<draw:frame draw:style-name="fr1" draw:name="Image93" text:anchor-type="as-char" svg:width="6.9236in" svg:height="4.618299in" draw:z-index="0">
<draw:image xlink:href="../Images/FT Chinese Free Version/2023-06-15T23-43-33-00-00/000184548_piclink.jpg" xlink:type="simple" xlink:show="embed" xlink:actuate="onLoad" draw:mime-type="image/jpeg"/>
</draw:frame>
 《非洲图书馆》(TheAfrican Library）,2018,Goodman画廊<draw:frame draw:style-name="fr1" draw:name="Image94" text:anchor-type="as-char" svg:width="6.9236in" svg:height="4.615733in" draw:z-index="0">
<draw:image xlink:href="../Images/FT Chinese Free Version/2023-06-15T23-43-33-00-00/000184559_piclink.jpg" xlink:type="simple" xlink:show="embed" xlink:actuate="onLoad" draw:mime-type="image/jpeg"/>
</draw:frame>
《健身房》(Čiurlionis Gym）,2023,Tschudi和Apalazzo画廊共同展出，Courtesy of Art Basel</text:p>
      <text:p text:style-name="P4">
<text:span text:style-name="T4">
生成的艺术</text:span>
</text:p>
      <text:p text:style-name="P4">
“如果不赚钱的话，我们不可能会持续参与”，伦敦Lisson画廊高级总监海沃德(LouiseHayward)破除了我的疑虑。这家已经有56年历史的老画廊今年在“意象无限”展出了中国艺术家喻红长达9米的油画《愚人船》，以及美国艺术家阿肯吉尔(CoryArcangel) 长达256小时的Youtube视频《与你的兴趣有关》（Related to your interests2020-2021）。由于喻红的绘画向来十分抢手，我更好奇的是，画廊如何去推销一件用人工智能生成，由855个视频组成，需要将近11天才能从头到尾看到完的作品？</text:p>
      <text:p text:style-name="P4">
海沃德告诉我，阿肯吉尔早在2000年代中期就开始探索所谓的“点击诱饵”(Clickbait)，审视社会对互联网及其强大的技术工具的迷恋和滥用。阿肯吉尔从2020年开始利用有能力搜刮过滤网路讯息的Diffbot人工智能。他先将点击诱饵作为讯息搜刮目标，让Diffbot来识别点击诱饵文本中的关键主题，接着使用谷歌图像应用程序来寻找与这些主题相关的图像，最后一步是用人工自生成语音来阅读文本。应用程序自动将所有图像和音频及视频搅拌在一起，生成类似幻灯片的视频，固定每天上传两个胡言乱语的视频到YouTube。由于艺术家必须付Diffbot应用程序好几百美元的月费，投资太大，在已经累积出成果之后，决定在18个月之后为该项目画上句点。</text:p>
      <text:p text:style-name="P4">
<draw:frame draw:style-name="fr1" draw:name="Image95" text:anchor-type="as-char" svg:width="6.9236in" svg:height="4.615733in" draw:z-index="0">
<draw:image xlink:href="../Images/FT Chinese Free Version/2023-06-15T23-43-33-00-00/000184583_piclink.jpg" xlink:type="simple" xlink:show="embed" xlink:actuate="onLoad" draw:mime-type="image/jpeg"/>
</draw:frame>
 艺术家：LubainaHimid,作品：A Fashionable Marriage,1986，Courtesy of Art Basel</text:p>
      <text:p text:style-name="P4">
海沃德很高兴画廊有机会在巴塞尔首次展出这件作品，她认为阿肯吉尔的作品揭示了文化滥用和自动化问题的同时，还模煳了人类和计算机生成的创作之间的界限。“他以一种创造性和幽默的方式处理这些问题，引发了关于人工智能及其伦理影响的重要讨论。”她透露，目前已经有几家美术馆约好来看作品，该作品一共有三个版号，定价15万美元。</text:p>
      <text:p text:style-name="P4">
<text:span text:style-name="T4">
质疑文化消费的《床垫店》</text:span>
</text:p>
      <text:p text:style-name="P4">
柏林的Nagel Draxler画廊和纽约的Meredith Rosen画廊共同展出比利时艺术家拜尔(GuillaumeBijl)的《床垫店》(Matratzentraum,2003-2023)。拜尔以其幽默和发人深省的作品而闻名，作品经常模彷日常商业空间，《床垫店》几乎就是个典型的床垫零售店。为了确保作品的说服力，艺术家复制了一般床垫店特有的视觉元素和细节，通过模拟的环境来挑战观众思考艺术和消费主义之间的界限，质疑消费文化的真实性，以及商业空间对我们日常生活的影响。</text:p>
      <text:p text:style-name="P4">
<draw:frame draw:style-name="fr1" draw:name="Image96" text:anchor-type="as-char" svg:width="6.9236in" svg:height="4.615733in" draw:z-index="0">
<draw:image xlink:href="../Images/FT Chinese Free Version/2023-06-15T23-43-33-00-00/000184549_piclink.jpg" xlink:type="simple" xlink:show="embed" xlink:actuate="onLoad" draw:mime-type="image/jpeg"/>
</draw:frame>
《床垫店》(Matratzentraum,2003-2023)，Courtesy of Art Basel</text:p>
      <text:p text:style-name="P4">
Nagel Draxler画廊的负责人寇克(DeniseKokko)认为，《床垫店》几乎是“意象无限”展区的完美契合。早在1984年，拜尔就曾经在巴塞尔主展会上展了《灯具店》，玩弄艺术市场的动态。“从那时起，艺术市场发生了重大变化。在巴塞尔展出《床垫店》这样的作品相当具有时代意义，因为它让观众重新审视拜尔近40年前对艺术市场的观点。”</text:p>
      <text:p text:style-name="P4">
《床垫店》最初的版本是2003年为德国的明斯特美术馆(Kunsthalle am Haverkamp, Münster)个展创作的。为了巴塞尔，拜尔特别考察了瑞士的床垫店，他从巴塞尔一家店铺找到灵感，创造这个新版本，将之称为"Matratzentraum"（床垫梦）。整个装置的价值约22万欧元。</text:p>
      <text:p text:style-name="P4">
寇克指出，在“意象无限”展出大型装置，对画廊来说是一个挑战，但也是至关重要的，因为“意象无限”提供了一个展示重要作品的机会，不像在主要展会上，展位空间没有那么大，如果展了这件作品，就没有地方展其他作品了。虽然在销售方面可能有更大的风险，但“意象无限”为画廊及艺术家提供了一个与美术馆或欣赏此类艺术品的私人收藏家接触的绝佳机会。画廊去年在“意象无限”展出的作品虽然尚未出售，之前所展出法国艺术家阿提亚(KaderAttia)的《恐惧的文化：邪恶的发明》（The Culture of Fear: An Invention of Evil,2013）虽然被一家美术馆看中，但是整笔交易也花了两年时间才完成。</text:p>
      <text:p text:style-name="P4">
<draw:frame draw:style-name="fr1" draw:name="Image97" text:anchor-type="as-char" svg:width="6.9236in" svg:height="4.615733in" draw:z-index="0">
<draw:image xlink:href="../Images/FT Chinese Free Version/2023-06-15T23-43-33-00-00/000184560_piclink.jpg" xlink:type="simple" xlink:show="embed" xlink:actuate="onLoad" draw:mime-type="image/jpeg"/>
</draw:frame>
 艺术家：Jean-MarieAppriou,作品：Horizons, 2023，Courtesy of Art Basel<draw:frame draw:style-name="fr1" draw:name="Image98" text:anchor-type="as-char" svg:width="6.9236in" svg:height="4.615733in" draw:z-index="0">
<draw:image xlink:href="../Images/FT Chinese Free Version/2023-06-15T23-43-33-00-00/000184557_piclink.jpg" xlink:type="simple" xlink:show="embed" xlink:actuate="onLoad" draw:mime-type="image/jpeg"/>
</draw:frame>
 艺术家：ArthurSimms, 作品：Line, 2023，Courtesy of Art Basel</text:p>
      <text:p text:style-name="P4">
<text:span text:style-name="T4">
靠卖其它作品来平衡“意象无限”的开支</text:span>
</text:p>
      <text:p text:style-name="P4">
和寇克一样，黎巴嫩Sfeir-Semler画廊创始人斯福尔-塞穆勒(Andrée Sfeir-Semler)完全不指望从“意象无限”展出的作品赚钱，只希望画廊在主展位的表现足够分摊“意象无限”的开销。画廊展出了巴勒斯坦艺术家拉巴(Khalil Rabah)的作品《搬迁，除其他外》(Relocation, Among OtherThings，2018)。该作品属于艺术家长久以来持续进行的"巴勒斯坦自然历史和人类博物馆"的系列。由于巴勒斯坦没有自己的国土，“自然历史和人类博物馆”其实是个即抽象又充满希望的概念，所以拉巴的作品除了探讨流亡，还挑战了博物馆的本身理念和目的。《搬迁，除其他外》是由一些零乱的家用品所组成的装置，有缺了床垫的床架、汽车零件、锅盘、钮扣和玩具熊等，这些都是必须离乡背井，带不走的物品。艺术家从私人及跳蚤市场买下这些杂七杂八的日用品之后，将之转化成艺术化的构图。</text:p>
      <text:p text:style-name="P4">
<draw:frame draw:style-name="fr1" draw:name="Image99" text:anchor-type="as-char" svg:width="6.9236in" svg:height="4.618299in" draw:z-index="0">
<draw:image xlink:href="../Images/FT Chinese Free Version/2023-06-15T23-43-33-00-00/000184551_piclink.jpg" xlink:type="simple" xlink:show="embed" xlink:actuate="onLoad" draw:mime-type="image/jpeg"/>
</draw:frame>
《搬迁，除其他外》(Relocation, Among Other Things，2018），Courtesy of Art Basel<draw:frame draw:style-name="fr1" draw:name="Image100" text:anchor-type="as-char" svg:width="6.666667in" svg:height="10.0in" draw:z-index="0">
<draw:image xlink:href="../Images/FT Chinese Free Version/2023-06-15T23-43-33-00-00/000184552_piclink.jpg" xlink:type="simple" xlink:show="embed" xlink:actuate="onLoad" draw:mime-type="image/jpeg"/>
</draw:frame>
《搬迁，除其他外》(Relocation, Among Other Things，2018），Courtesy of Art Basel</text:p>
      <text:p text:style-name="P4">
画廊老板解释，由于作品的规模，很难放在群展中，在主展位的空间展示也有相当难度，由于该项目的成本巨大，能够扯平开支她就很庆幸了。“不过这也很难说，或许我们好运碰到充满激情的收藏家或策展人!” 斯福尔-塞穆勒认为自己相当幸运，这几年来在“意象无限”卖出了好几件作品，多半是卖给了欧洲或是波斯湾国家的美术馆。或许这件标价40万美元的《搬迁，除其他外》也有机会被美术馆赏识。</text:p>
      <text:p text:style-name="P4">
<text:span text:style-name="T4">
共摊开销，收入平分</text:span>
</text:p>
      <text:p text:style-name="P4">
在“意象无限”常常可以看得到好几家画廊共同卖一件作品。本届“意象无限”一共有76件作品，其中以法国艺术家阿普里欧(Jean-MarieAppriou)的《地平线》(Horizons,2023) 最有“画廊气”，由来自纽约Clearing，米兰Massimo De Carlo，科隆JanKaps，巴黎Perrotin，苏黎世Eva Presenhuber等5家画廊联合展出。意大利艺术家邦维奇尼(Monica Bonvicini)的《不再》(Never Again, 2005) 则由维也纳Krinzinger、苏黎世Peter Kilchmann及纽约TanyaBonakdar画廊共同呈现。</text:p>
      <text:p text:style-name="P4">
根据维也纳画廊主持人克林琴格 (Thomas Krinzinger)解释,邦维奇尼这个由镀锌钢管、铁链和皮革制成的12个秋千吊床装置既有趣，又充满了女权及政治意识。作品虽然标价(税前)35万欧元,但由于制作、运输、展览成本相当高，加上售价50%归艺术家，剩下的50%在抵付所有费用之后，由参与的三家画廊平分，每家画廊所得相当有限。但是克林琴格也认为，能够让作品出现在这么国际化的艺术观众前才是最重要的。</text:p>
      <text:p text:style-name="P4">
<draw:frame draw:style-name="fr1" draw:name="Image101" text:anchor-type="as-char" svg:width="6.9236in" svg:height="4.615733in" draw:z-index="0">
<draw:image xlink:href="../Images/FT Chinese Free Version/2023-06-15T23-43-33-00-00/000184555_piclink.jpg" xlink:type="simple" xlink:show="embed" xlink:actuate="onLoad" draw:mime-type="image/jpeg"/>
</draw:frame>
 艺术家：Mai-ThuPerret,《无题》（Untitled）, 2021/2023，Courtesy of Art Basel<draw:frame draw:style-name="fr1" draw:name="Image102" text:anchor-type="as-char" svg:width="6.9236in" svg:height="4.615733in" draw:z-index="0">
<draw:image xlink:href="../Images/FT Chinese Free Version/2023-06-15T23-43-33-00-00/000184556_piclink.jpg" xlink:type="simple" xlink:show="embed" xlink:actuate="onLoad" draw:mime-type="image/jpeg"/>
</draw:frame>
 艺术家：MonicaBonvicini, 作品：Never Again, 2005，Courtesy of Art Basel</text:p>
      <text:p text:style-name="P4">
综合以上的画廊意见，“意象无限”是以最好的方式展示大型装置作品，其目的是尽可能吸引最多的观众，而不是纯粹考虑商业因素。也就是如此，让巴塞尔艺术展稳占有美术馆等级的艺术交易平台的地位。</text:p>
      <text:p text:style-name="P4">
<text:span text:style-name="T4">
（本文仅代表作者个人观点，编辑邮箱：zhen.zhu@ftchinese.com)</text:span>
</text:p>
      <text:p text:style-name="P4">
Source: <text:a xlink:type="simple" xlink:href="http://www.ftchinese.com/story/001099980" text:style-name="Internet_20_link" text:visited-style-name="Visited_20_Internet_20_Link">
http://www.ftchinese.com/story/001099980</text:a>
</text:p>
      <!--NEWS-->
      <text:h text:style-name="P10" text:outline-level="1">
<text:span text:style-name="T4">
日本修刑法 合意性行为年龄提高到16岁</text:span>
</text:h>
      <text:p text:style-name="P4">
Publisher: 法新社</text:p>
      <text:p text:style-name="P4">
Published Time: 2023-06-16T-16:32:07+00:00</text:p>
      <text:p text:style-name="P4">
Modified Time: 2023-06-16T08:05:03+00:00</text:p>
      <text:p text:style-name="P4">
Description: （法新社东京16日电） 日本参议院今天通过一项攸关性犯罪法律重要改革的法案，将合意性行为的年龄提高到16岁。日本现行合意性行为年龄为13岁，为已开发国家中最低。</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03" text:anchor-type="as-char" svg:width="6.9236in" svg:height="3.617581in" draw:z-index="0">
<draw:image xlink:href="../Images/rficn/2023-06-16T-16-32-07-00-00/000000.png" xlink:type="simple" xlink:show="embed" xlink:actuate="onLoad" draw:mime-type="image/png"/>
</draw:frame>
</text:p>
      <text:p text:style-name="P4">
日本参议院一致通过这项新法案，法案内容还阐明强奸起诉的必要条件，并将窥淫癖纳入刑事犯罪。</text:p>
      <text:p text:style-name="P4">
英国的合意性行为年龄为16岁，法国为15岁，德国和义大利均为14岁。若与低于各国上述年龄门槛的人性交，在法律上即视为强奸。</text:p>
      <text:p text:style-name="P4">
日本于1907年将合意性行为年龄订为13岁，至今未曾改变。日本上次修订关于性犯罪的刑法是在2017年，为一个多世纪以来第一次，但倡议人士认为改革不够完善。2019年，多起强奸案嫌疑人被判无罪释放，引发日本人民对性犯罪的重视，呼吁司法改革。</text:p>
      <text:p text:style-name="P4">
根据以前的法律，检察官必须证明受害者因暴力、胁迫而丧失行为能力。批评人士说，这项条件实际上是怪罪受害者反抗得不够激烈。今天通过的法案包含一份可依强奸罪起诉的例子清单，包括受害者受酒精或药物影响、心生恐惧，以及加害者利用社会经济地位等状况。</text:p>
      <text:p text:style-name="P4">
Source: <text:a xlink:type="simple" xlink:href="https://www.rfi.fr/cn/%E5%9B%BD%E9%99%85%E6%8A%A5%E9%81%93/20230616-%E6%97%A5%E6%9C%AC%E4%BF%AE%E5%88%91%E6%B3%95-%E5%90%88%E6%84%8F%E6%80%A7%E8%A1%8C%E4%B8%BA%E5%B9%B4%E9%BE%84%E6%8F%90%E9%AB%98%E5%88%B016%E5%B2%81" text:style-name="Internet_20_link" text:visited-style-name="Visited_20_Internet_20_Link">
https://www.rfi.fr/cn/%E5%9B%BD%E9%99%85%E6%8A%A5%E9%81%93/20230616-%E6%97%A5%E6%9C%AC%E4%BF%AE%E5%88%91%E6%B3%95-%E5%90%88%E6%84%8F%E6%80%A7%E8%A1%8C%E4%B8%BA%E5%B9%B4%E9%BE%84%E6%8F%90%E9%AB%98%E5%88%B016%E5%B2%81</text:a>
</text:p>
      <!--NEWS-->
      <text:h text:style-name="P10" text:outline-level="1">
<text:span text:style-name="T4">
欧盟气候监测机构：6月初全球均温大幅创新高</text:span>
</text:h>
      <text:p text:style-name="P4">
Publisher: 法新社</text:p>
      <text:p text:style-name="P4">
Published Time: 2023-06-16T-20:02:08+00:00</text:p>
      <text:p text:style-name="P4">
Modified Time: 2023-06-16T06:35:02+00:00</text:p>
      <text:p text:style-name="P4">
Description: （法新社巴黎15日电） 欧洲联盟气候监测机构今天表示，今年6月初的全球平均气温创下欧盟机构有纪录以来的同期最高温，已「大幅」突破历年纪录。</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04" text:anchor-type="as-char" svg:width="6.9236in" svg:height="3.617581in" draw:z-index="0">
<draw:image xlink:href="../Images/rficn/2023-06-16T-20-02-08-00-00/000000.png" xlink:type="simple" xlink:show="embed" xlink:actuate="onLoad" draw:mime-type="image/png"/>
</draw:frame>
</text:p>
      <text:p text:style-name="P4">
法新社报导，「圣婴现象」（El Nino）正式来临，令人担心出现极端天气、创下更多气温纪录。</text:p>
      <text:p text:style-name="P4">
欧盟气候监测机构「哥白尼气候变化服务」（Copernicus Climate Change Service）副主任勃吉斯（SamanthaBurgess）说：「全球才刚经历有纪录以来最温暖的6月初；今年5月也比历年最热的5月低不到摄氏0.1度。」</text:p>
      <text:p text:style-name="P4">
「哥白尼气候变化服务」的部分数据可以追溯到1950年。这所机构表示：「今年6月初的全球平均地表气温已大幅超过（全球气候分析工具）ERA5的6月初纪录。」</text:p>
      <text:p text:style-name="P4">
「哥白尼气候变化服务」近期宣布，今年5月，全球海洋温度高于历年5月纪录。</text:p>
      <text:p text:style-name="P4">
这所机构指出，今年6月8日至9日，全球日均温比往年同期纪录高约摄氏0.4度。</text:p>
      <text:p text:style-name="P4">
此外，6月初的全球气温已比工业化前水准高出摄氏1.5度以上，超过2015年「巴黎气候协定」（Paris Agreement）对全球暖化所设上限。</text:p>
      <text:p text:style-name="P4">
数据显示，6月7日至11日期间，全球日均温处于或高于摄氏1.5度的临界值，其中6月9日最高达摄氏1.69度。</text:p>
      <text:p text:style-name="P4">
近年来，这个上限已在冬春两季多次被打破，但在6月份还是第一次。</text:p>
      <text:p text:style-name="P4">
勃吉斯说：「要避免气候危机出现更严重的后果，每个微小刻度都很重要。」</text:p>
      <text:p text:style-name="P4">
圣婴现象的特徵是赤道附近的太平洋中部和东部海面温度比平均暖，这种现象平均每2年至7年发生一次，上次是在2018年至2019年。</text:p>
      <text:p text:style-name="P4">
史上最热年份多数都发生在圣婴现象期间，科学家担心今明两年夏季的陆地和海洋温度可能会再创纪录。（译者：纪锦玲）</text:p>
      <text:p text:style-name="P4">
Source: <text:a xlink:type="simple" xlink:href="https://www.rfi.fr/cn/%E7%A7%91%E5%AD%A6%E6%96%B0%E7%9F%A5/20230616-%E6%AC%A7%E7%9B%9F%E6%B0%94%E5%80%99%E7%9B%91%E6%B5%8B%E6%9C%BA%E6%9E%84-6%E6%9C%88%E5%88%9D%E5%85%A8%E7%90%83%E5%9D%87%E6%B8%A9%E5%A4%A7%E5%B9%85%E5%88%9B%E6%96%B0%E9%AB%98" text:style-name="Internet_20_link" text:visited-style-name="Visited_20_Internet_20_Link">
https://www.rfi.fr/cn/%E7%A7%91%E5%AD%A6%E6%96%B0%E7%9F%A5/20230616-%E6%AC%A7%E7%9B%9F%E6%B0%94%E5%80%99%E7%9B%91%E6%B5%8B%E6%9C%BA%E6%9E%84-6%E6%9C%88%E5%88%9D%E5%85%A8%E7%90%83%E5%9D%87%E6%B8%A9%E5%A4%A7%E5%B9%85%E5%88%9B%E6%96%B0%E9%AB%98</text:a>
</text:p>
      <!--NEWS-->
      <text:h text:style-name="P10" text:outline-level="1">
<text:span text:style-name="T4">
非洲领袖代表团即将访乌克兰  基辅遇袭发生爆炸</text:span>
</text:h>
      <text:p text:style-name="P4">
Publisher: 法新社</text:p>
      <text:p text:style-name="P4">
Published Time: 2023-06-16T-5:02:08+00:00</text:p>
      <text:p text:style-name="P4">
Modified Time: 2023-06-16T10:35:03+00:00</text:p>
      <text:p text:style-name="P4">
Description: （法新社基辅16日电） 非洲数个国家的领袖代表团即将访问乌克兰首都基辅，但基辅市长克里契科今天说，在空袭警报响起且防空系统启动之后，基辅市内发生爆炸。</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05" text:anchor-type="as-char" svg:width="6.9236in" svg:height="3.617581in" draw:z-index="0">
<draw:image xlink:href="../Images/rficn/2023-06-16T-5-02-08-00-00/000000.png" xlink:type="simple" xlink:show="embed" xlink:actuate="onLoad" draw:mime-type="image/png"/>
</draw:frame>
</text:p>
      <text:p text:style-name="P4">
克里契科（Vitali Klitschko）于社群媒体发文写道，基辅波迪尔区（Podil）发生爆炸，「飞弹仍向基辅飞来」。</text:p>
      <text:p text:style-name="P4">
南非政府10日表示，总统拉玛佛沙（CyrilRamaphosa）针对非洲领袖代表团即将前往俄罗斯和乌克兰以试图促成和平一事，已向中国国家主席习近平简报有关任务。</text:p>
      <text:p text:style-name="P4">
拉玛佛沙上个月宣布，俄罗斯总统蒲亭（Vladimir Putin）和乌克兰总统泽伦斯基（VolodymyrZelenskyy）已同意会见非洲数国领袖组成的代表团。</text:p>
      <text:p text:style-name="P4">
代表团成员包括南非、尚比亚、塞内加尔等国领导人。（译者：林沂锋/核稿：陈彦钧）</text:p>
      <text:p text:style-name="P4">
Source: <text:a xlink:type="simple" xlink:href="https://www.rfi.fr/cn/%E5%9B%BD%E9%99%85%E6%8A%A5%E9%81%93/20230616-%E9%9D%9E%E6%B4%B2%E9%A2%86%E8%A2%96%E4%BB%A3%E8%A1%A8%E5%9B%A2%E5%8D%B3%E5%B0%86%E8%AE%BF%E4%B9%8C%E5%85%8B%E5%85%B0-%E5%9F%BA%E8%BE%85%E9%81%87%E8%A2%AD%E5%8F%91%E7%94%9F%E7%88%86%E7%82%B8" text:style-name="Internet_20_link" text:visited-style-name="Visited_20_Internet_20_Link">
https://www.rfi.fr/cn/%E5%9B%BD%E9%99%85%E6%8A%A5%E9%81%93/20230616-%E9%9D%9E%E6%B4%B2%E9%A2%86%E8%A2%96%E4%BB%A3%E8%A1%A8%E5%9B%A2%E5%8D%B3%E5%B0%86%E8%AE%BF%E4%B9%8C%E5%85%8B%E5%85%B0-%E5%9F%BA%E8%BE%85%E9%81%87%E8%A2%AD%E5%8F%91%E7%94%9F%E7%88%86%E7%82%B8</text:a>
</text:p>
      <!--NEWS-->
      <text:h text:style-name="P10" text:outline-level="1">
<text:span text:style-name="T4">
西班牙第88分钟绝杀 欧国联晋决赛</text:span>
</text:h>
      <text:p text:style-name="P4">
Publisher: 法新社</text:p>
      <text:p text:style-name="P4">
Published Time: 2023-06-16T-9:32:08+00:00</text:p>
      <text:p text:style-name="P4">
Modified Time: 2023-06-16T10:05:03+00:00</text:p>
      <text:p text:style-name="P4">
Description: （法新社荷兰恩斯赫德15日电） 欧洲足总欧国联（Nations League）赛事，西班牙今天靠何塞卢（Joselu）比赛终了前2分钟破门，终场2比1气走义大利晋级决赛，将与克罗埃西亚争冠。</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06" text:anchor-type="as-char" svg:width="6.9236in" svg:height="3.617581in" draw:z-index="0">
<draw:image xlink:href="../Images/rficn/2023-06-16T-9-32-08-00-00/000000.png" xlink:type="simple" xlink:show="embed" xlink:actuate="onLoad" draw:mime-type="image/png"/>
</draw:frame>
</text:p>
      <text:p text:style-name="P4">
西班牙今天艰苦击败义大利，18日将于克罗埃西亚争夺冠军，克罗埃西亚昨天4比2击败地主荷兰，将有多一天时间休息备战。</text:p>
      <text:p text:style-name="P4">
西班牙开赛第3分钟就由皮诺（Yeremy Pino）进球先驰得点，但义大利的因莫比莱（CiroImmobile）第11分钟就罚进12码扳平，两军旋即僵持大半场比赛。眼看就要进入加时赛，何塞卢就在第88分钟于门前将球送进，让斗牛士艰辛胜出。</text:p>
      <text:p text:style-name="P4">
Source: <text:a xlink:type="simple" xlink:href="https://www.rfi.fr/cn/%E8%BF%90%E5%8A%A8%E5%A4%A9%E5%9C%B0/20230616-%E8%A5%BF%E7%8F%AD%E7%89%99%E7%AC%AC88%E5%88%86%E9%92%9F%E7%BB%9D%E6%9D%80-%E6%AC%A7%E5%9B%BD%E8%81%94%E6%99%8B%E5%86%B3%E8%B5%9B" text:style-name="Internet_20_link" text:visited-style-name="Visited_20_Internet_20_Link">
https://www.rfi.fr/cn/%E8%BF%90%E5%8A%A8%E5%A4%A9%E5%9C%B0/20230616-%E8%A5%BF%E7%8F%AD%E7%89%99%E7%AC%AC88%E5%88%86%E9%92%9F%E7%BB%9D%E6%9D%80-%E6%AC%A7%E5%9B%BD%E8%81%94%E6%99%8B%E5%86%B3%E8%B5%9B</text:a>
</text:p>
      <!--NEWS-->
      <text:h text:style-name="P10" text:outline-level="1">
<text:span text:style-name="T4">
美联储和SEC调查高盛在硅谷银行倒闭前所扮演的角色 (Free Version)</text:span>
</text:h>
      <text:p text:style-name="P4">
Author: AnnaMaria Andriotis / Corrie Driebusch / Dave Michaels</text:p>
      <text:p text:style-name="P4">
Publisher: 华尔街日报中文网</text:p>
      <text:p text:style-name="P4">
Published Time: 2023-06-16T00:22:00.000Z</text:p>
      <text:p text:style-name="P4">
Modified Time: 2023-06-16T00:22:00.000Z</text:p>
      <text:p text:style-name="P4">
Created Time: 2023-06-15T22:53:00.000Z</text:p>
      <text:p text:style-name="P4">
Description: 知情人士称，美联储和SEC正在调查高盛在硅谷银行倒闭前帮助该行进行注定失败的融资的同时，购买后者的证券投资组合时所扮演的角色。</text:p>
      <text:p text:style-name="P4">
Images: []</text:p>
      <text:p text:style-name="P4">
Categories: ['金融市场']</text:p>
      <text:p text:style-name="P4">
Keywords: SYND</text:p>
      <text:p text:style-name="P4">
Type: Article</text:p>
      <!--METADATA-->
      <text:p text:style-name="P4">
知情人士称，美联储和美国证券交易委员会(SEC)正在调查高盛集团(Goldman Sachs, GS)在硅谷银行(Silicon ValleyBank)倒闭前帮助该行进行注定失败的融资的同时，购买后者的证券投资组合时所扮演的角色。</text:p>
      <text:p text:style-name="P4">
Source: <text:a xlink:type="simple" xlink:href="https://cn.wsj.com/articles/%E7%BE%8E%E8%81%94%E5%82%A8%E5%92%8Csec%E8%B0%83%E6%9F%A5%E9%AB%98%E7%9B%9B%E5%9C%A8%E7%A1%85%E8%B0%B7%E9%93%B6%E8%A1%8C%E5%80%92%E9%97%AD%E5%89%8D%E6%89%80%E6%89%AE%E6%BC%94%E7%9A%84%E8%A7%92%E8%89%B2-8ca59023" text:style-name="Internet_20_link" text:visited-style-name="Visited_20_Internet_20_Link">
https://cn.wsj.com/articles/%E7%BE%8E%E8%81%94%E5%82%A8%E5%92%8Csec%E8%B0%83%E6%9F%A5%E9%AB%98%E7%9B%9B%E5%9C%A8%E7%A1%85%E8%B0%B7%E9%93%B6%E8%A1%8C%E5%80%92%E9%97%AD%E5%89%8D%E6%89%80%E6%89%AE%E6%BC%94%E7%9A%84%E8%A7%92%E8%89%B2-8ca59023</text:a>
</text:p>
      <!--NEWS-->
      <text:h text:style-name="P10" text:outline-level="1">
<text:span text:style-name="T4">
生成式AI引发芯片大战：英伟达难觅对手？ (Free Version)</text:span>
</text:h>
      <text:p text:style-name="P4">
Authors: ['理查德•沃特斯']</text:p>
      <text:p text:style-name="P4">
Publisher: 英国《金融时报》</text:p>
      <text:p text:style-name="P4">
Time: 2023-06-16T01:02:15+00:00</text:p>
      <text:p text:style-name="P4">
Published Time: 2023-06-15T12:00:99+08:00</text:p>
      <text:p text:style-name="P4">
Modified Time: 2023-06-15T20:13:99+08:00</text:p>
      <text:p text:style-name="P4">
Description: 英伟达发布令人吃惊的销售额增长预测以来，华尔街在努力搜寻有望获益于AI热潮的其他芯片公司。</text:p>
      <text:p text:style-name="P4">
Images: ["<text:a xlink:type="simple" xlink:href="https://thumbor.ftacademy.cn/unsafe/picture/8/000184618_piclink.jpg" text:style-name="Internet_20_link" text:visited-style-name="Visited_20_Internet_20_Link">
000184618_pic...</text:a>
"]</text:p>
      <text:p text:style-name="P4">
Themes: ['半导体', '关注']</text:p>
      <text:p text:style-name="P4">
Keywords: ['半导体', '英伟达', '人工智能', '谷歌', '英特尔', '美国股市', '博通']</text:p>
      <text:p text:style-name="P4">
Type: Article</text:p>
      <!--METADATA-->
      <text:p text:style-name="P4">
<draw:frame draw:style-name="fr1" draw:name="Image107" text:anchor-type="as-char" svg:width="6.9236in" svg:height="5.057473in" draw:z-index="0">
<draw:image xlink:href="../Images/FT Chinese Free Version/2023-06-16T01-02-15-00-00/000184618_piclink.jpg" xlink:type="simple" xlink:show="embed" xlink:actuate="onLoad" draw:mime-type="image/jpeg"/>
</draw:frame>
</text:p>
      <text:p text:style-name="P4">
自英伟达(Nvidia)三周前预测其销售额将出现前所未有的跃升、从而震惊整个科技行业以来，华尔街一直在寻觅有望获益于最新一轮人工智能(AI)热潮的其他芯片公司。</text:p>
      <text:p text:style-name="P4">
但在这场搜寻进行之际，英伟达与芯片行业其他公司之间的鸿沟变得更大了。</text:p>
      <text:p text:style-name="P4">
Source: <text:a xlink:type="simple" xlink:href="http://www.ftchinese.com/story/001099985" text:style-name="Internet_20_link" text:visited-style-name="Visited_20_Internet_20_Link">
http://www.ftchinese.com/story/001099985</text:a>
</text:p>
      <!--NEWS-->
      <text:h text:style-name="P10" text:outline-level="1">
<text:span text:style-name="T4">
中美关系震荡，一些中国企业开始与中国保持距离</text:span>
</text:h>
      <text:p text:style-name="P4">
Creator: ANA SWANSON</text:p>
      <text:p text:style-name="P4">
Publisher: https://www.facebook.com/nytimeschinese</text:p>
      <text:p text:style-name="P4">
Published Time: 2023-06-16T01:38:10+08:00</text:p>
      <text:p text:style-name="P4">
Description: 包括Shein和TikTok在内，中国一些最具创业精神的品牌开始在境外设立新的工厂和总部，强调与外国的联系，并与自己的祖国保持距离。但尚不清楚这种策略能否奏效。 Cooper Neill for The New York Times 去年，购物者在得克萨斯州普莱诺的一家Shein快闪店。Shein是采取措施与中国保持距离的中国公司之一。</text:p>
      <text:p text:style-name="P4">
Images: ["<text:a xlink:type="simple" xlink:href="https://static01.nyt.com/images/2023/06/12/multimedia/00dc-chinabiz-01-mjkv/00dc-chinabiz-01-mjkv-master1050.jpg" text:style-name="Internet_20_link" text:visited-style-name="Visited_20_Internet_20_Link">
00dc-chinabiz...</text:a>
"]</text:p>
      <text:p text:style-name="P4">
Category: 商业与经济</text:p>
      <text:p text:style-name="P4">
Type: Article</text:p>
      <!--METADATA-->
      <text:p text:style-name="P4">
<draw:frame draw:style-name="fr1" draw:name="Image108" text:anchor-type="as-char" svg:width="6.9236in" svg:height="4.615733in" draw:z-index="0">
<draw:image xlink:href="../Images/cnnytimes/2023-06-16T01-38-10-08-00/00dc-chinabiz-01-mjkv-master1050.jpg" xlink:type="simple" xlink:show="embed" xlink:actuate="onLoad" draw:mime-type="image/jpeg"/>
</draw:frame>
</text:p>
      <text:p text:style-name="P4">
随着飞速发展的快时尚应用程序 <text:a xlink:type="simple" xlink:href="https://www.nytimes.com/2023/05/02/business/shein-fast-fashion.html" text:style-name="Internet_20_link" text:visited-style-name="Visited_20_Internet_20_Link">
 Shein </text:a>
在国际上扩张，它逐渐切断了与其祖国中国的联系。它将总部迁至新加坡，并注销了原来在南京的公司。它在爱尔兰和印第安纳州设立了业务，在为今年可能进行的首次公开募股做准备之际，还聘请了华盛顿的游说人士，强调它在美国的扩张计划。</text:p>
      <text:p text:style-name="P4">
然而，这家服装零售商无法摆脱对它与中国关系的关注。与大热的社交应用TikTok和购物应用Temu等其他品牌一样，Shein已成为美国两党议员的目标。政界人士指责该公司用<text:a xlink:type="simple" xlink:href="https://www.bloomberg.com/news/features/2022-11-21/shein-s-cotton-clothes-tied-to-xinjiang-china-region-accused-of-forced-labor#xj4y7vzkg" text:style-name="Internet_20_link" text:visited-style-name="Visited_20_Internet_20_Link">
 强迫劳工生产的面料 </text:a>
 制作服装，并称其为中共的工具。Shein否认了这些说法。</text:p>
      <text:p text:style-name="P4">
佛罗里达州共和党参议员马尔科·卢比奥本月在给其他议员的一封 <text:a xlink:type="simple" xlink:href="https://www.rubio.senate.gov/public/_cache/files/d10935f0-5a20-421a-a918-704d87d3b416/ED32AF5462CA9A95B66498F1E60052F2.06.07.23-rubio-dear-colleague-letter-re-shein-1-.pdf" text:style-name="Internet_20_link" text:visited-style-name="Visited_20_Internet_20_Link">
 信</text:a>
 中写道，“任何人都不应该被Shein掩盖其踪迹的努力所愚弄。”</text:p>
      <text:p text:style-name="P4">
随着美中关系变得越来越不稳定，中国一些最具创业精神的品牌已经采取措施，与自己的祖国保持距离。他们在中国境外设立新的工厂和总部，服务于美国和其他外国市场，强调与外国的联系，并在公司网站上抹去任何与“中国”有关的字眼。</text:p>
      <text:p text:style-name="P4">
广告</text:p>
      <text:p text:style-name="P4">
TikTok在洛杉矶和新加坡设立总部，并投资新的美国业务，该公司表示，这些业务将把美国用户数据与其母公司字节跳动隔离开来。Temu在波士顿设立了总部，其母公司拼多多已<text:a xlink:type="simple" xlink:href="https://www.semafor.com/article/05/03/2023/pinduoduo-ireland-dublin-temu" text:style-name="Internet_20_link" text:visited-style-name="Visited_20_Internet_20_Link">
 将总部从中国迁至爱尔兰 </text:a>
 。</text:p>
      <text:p text:style-name="P4">
中国的太阳能企业在境外设厂，以避免 <text:a xlink:type="simple" xlink:href="https://www.nytimes.com/2022/12/02/business/economy/chinese-solar-makers-tariffs.html" text:style-name="Internet_20_link" text:visited-style-name="Visited_20_Internet_20_Link">
 美国对中国太阳能电池板征收的关税</text:a>
 ；这些公司还避免和新疆扯上关系——由于新疆 <text:a xlink:type="simple" xlink:href="https://www.dol.gov/agencies/ilab/against-their-will-the-situation-in-xinjiang" text:style-name="Internet_20_link" text:visited-style-name="Visited_20_Internet_20_Link">
 使用强迫劳工</text:a>
 ，美国现在 <text:a xlink:type="simple" xlink:href="https://cn.nytimes.com/usa/20211224/china-uyghurs-forced-labor/" text:style-name="Internet_20_link" text:visited-style-name="Visited_20_Internet_20_Link">
 禁止从该地区进口产品 </text:a>
 。</text:p>
      <text:p text:style-name="P4">
晶科能源是一家巨无霸企业， <text:a xlink:type="simple" xlink:href="https://ir.jinkosolar.com/news-releases/news-release-details/jinkosolar-first-world-reach-delivery-milestone-100gw-total" text:style-name="Internet_20_link" text:visited-style-name="Visited_20_Internet_20_Link">
 全球十分之一太阳能组件 </text:a>
 <text:a xlink:type="simple" xlink:href="https://ir.jinkosolar.com/news-releases/news-release-details/jinkosolar-first-world-reach-delivery-milestone-100gw-total" text:style-name="Internet_20_link" text:visited-style-name="Visited_20_Internet_20_Link">
由其生产 </text:a>
，它在中国以外建立了一条供应链，为美国制造产品。</text:p>
      <text:p text:style-name="P4">
其他公司（包括外资企业）正在中国业务与全球业务之间筑起高墙，认为这是避免与新限制发生冲突或声誉受损的最佳方式。</text:p>
      <text:p text:style-name="P4">
风险投资公司红杉资本 <text:a xlink:type="simple" xlink:href="https://cn.nytimes.com/business/20230607/sequoia-capital-split-china-india/" text:style-name="Internet_20_link" text:visited-style-name="Visited_20_Internet_20_Link">
 上周表示 </text:a>
 ，将把全球业务拆分为三个独立的合作伙伴，在中国和印度分拆出单独实体。</text:p>
      <text:p text:style-name="P4">
Shein在声明中表示，它是“一家在全球拥有多元化业务的跨国公司，客户遍布150个市场，我们在做出所有商业决策时都考虑到这一点”。该公司表示，它对强迫劳动零容忍，不从新疆采购棉花，并完全遵守美国所有的税收和贸易法律。</text:p>
      <text:p text:style-name="P4">
广告</text:p>
      <text:p text:style-name="P4">
TikTok的发言人表示，中共对字节跳动和TikTok都没有直接或间接的控制，字节跳动是一家私营的全球性公司，在世界各地都设有办事处。</text:p>
      <text:p text:style-name="P4">
“字节跳动约60%的股份由贝莱德和通用大西洋等全球机构投资者持有，其首席执行官居住在新加坡，”公司发言人布鲁克·奥伯维特说。</text:p>
      <text:p text:style-name="P4">
Temu没有回应置评请求。</text:p>
      <text:p text:style-name="P4">
分析师表示，驱使企业离开中国的动机多种多样，包括更好地接触外国客户，以及逃避中国当局的打压风险。</text:p>
      <text:p text:style-name="P4">
咨询公司科尔尼研究供应链的负责人谢伊·罗（音）说，一些公司有更实际的考虑，比如降低劳动力和运输成本，降低税收，或者摆脱美国买家一直把中国制造的商品与劣质商品联系在一起的名声。</text:p>
      <text:p text:style-name="P4">
但是，美国收紧同中国做生意的举措似乎也产生了影响。</text:p>
      <text:p text:style-name="P4">
广告</text:p>
      <text:p text:style-name="P4">
供应链技术公司Altana的首席执行官埃文·史密斯说，该公司的研究表明，自2016年以来，损害中国对美出口的新法规、海关执法行动和贸易政策出台后，出现了“适应性行为”，比如在中国境外设立新的子公司。</text:p>
      <text:p text:style-name="P4">
对中国企业来说，走出去并不是一个新现象。中国政府在世纪之交发起了 <text:a xlink:type="simple" xlink:href="https://link.springer.com/chapter/10.1007/978-1-137-29393-0_3" text:style-name="Internet_20_link" text:visited-style-name="Visited_20_Internet_20_Link">
 “走出去”政策</text:a>
，鼓励国有企业到海外投资，以获得海外市场、自然资源和技术。</text:p>
      <text:p text:style-name="P4">
电子信息企业联想、家电制造商海尔和电商巨头阿里巴巴等民营企业很快跟进，寻找投资目标和新客户。</text:p>
      <text:p text:style-name="P4">
近年来，随着美中紧张关系加剧，两国之间的投资流动已经放缓。拜登总统维持了特朗普总统对中国商品征收关税的政策，推动企业将生产环节从中国转移至越南、柬埔寨和墨西哥等国家。新冠疫情导致中国工厂停产和越洋货物运输成本的提升，从而加速了这个趋势。</text:p>
      <text:p text:style-name="P4">
国际企业如今越来越多地采用“中国加一“的模式，在另一个国家找到额外的商品来源，以防中国的供应中断。谢伊·罗表示，中国企业也在采用这个做法。</text:p>
      <text:p text:style-name="P4">
在今年4月之前的12个月里，美国从中国进口的份额 <text:a xlink:type="simple" xlink:href="https://www.wsj.com/articles/u-s-imported-more-cars-phones-supplies-from-abroad-9157aca6" text:style-name="Internet_20_link" text:visited-style-name="Visited_20_Internet_20_Link">
 降至2006年以来的最低水平 </text:a>
 。</text:p>
      <text:p text:style-name="P4">
广告</text:p>
      <text:p text:style-name="P4">
“转移至海外，将生产或总部迁至第三国，对这些企业而言绝对是合理之举，“天普大学政治学副教授薛媖月表示。</text:p>
      <text:p text:style-name="P4">
除了加征关税、对 <text:a xlink:type="simple" xlink:href="https://www.nytimes.com/interactive/2019/11/16/world/asia/china-xinjiang-documents.html" text:style-name="Internet_20_link" text:visited-style-name="Visited_20_Internet_20_Link">
 新疆</text:a>
 产品颁布禁令，美国还 <text:a xlink:type="simple" xlink:href="https://www.nytimes.com/2022/10/07/business/economy/biden-chip-technology.html" text:style-name="Internet_20_link" text:visited-style-name="Visited_20_Internet_20_Link">
 对技术贸易实施了新限制</text:a>
 ，并对中国投资施以更严格的安全审查。</text:p>
      <text:p text:style-name="P4">
中国政府也在打击数据和货币的跨境转移，出于对此的担忧，还 <text:a xlink:type="simple" xlink:href="https://www.nytimes.com/2021/07/05/technology/china-didi-crackdown.html" text:style-name="Internet_20_link" text:visited-style-name="Visited_20_Internet_20_Link">
 制止</text:a>
了部分中国企业在美上市的努力。</text:p>
      <text:p text:style-name="P4">
中国拘捕、骚扰顶级科技企业的高管，以及 <text:a xlink:type="simple" xlink:href="https://www.nytimes.com/2023/05/12/business/china-anti-espionage-law.html" text:style-name="Internet_20_link" text:visited-style-name="Visited_20_Internet_20_Link">
 外国咨询公司</text:a>
的员工。疫情期间的严厉封锁也向企业表明，他们在中国的经营任由政府摆布。</text:p>
      <text:p text:style-name="P4">
“Shein和TikTok这样的企业迁往海外，既是为了减少美国的监管打击和自身商誉风险，同时也是为了降低企业创始人及员工遭到中国官员恐吓或抓捕的可能性，“战略风险公司首席执行官石宇(IsaacStone Fish)表示，该公司为企业提供在华风险咨询。</text:p>
      <text:p text:style-name="P4">
但Shein和Temu等企业仍在中国进行几乎所有产品采购，目前尚不清楚这些中国企业在业务上的调整到底能减轻多少压力。</text:p>
      <text:p text:style-name="P4">
美国之所以打击这些企业，是由对国家安全和强迫劳动的合理担忧、对华强硬所带来的政治吸引力等煽动性因素所推动的。企业竞争对手的反对也可能是一个推动因素，这些服务目前属于美国下载量最大的应用程序。</text:p>
      <text:p text:style-name="P4">
</text:p>
      <text:p text:style-name="P4">
今年3月，在众议院的一次听证会上，TikTok的首席执行官周受资被问及该社交应用是否会向中国政府提供美国用户数据。  Haiyun Jiang/TheNew York Times</text:p>
      <text:p text:style-name="P4">
3月，一个名为“封禁Shein”(Shut Down Shein)的组织突然冒出来向国会施压，要求打击这家零售商。该组织 <text:a xlink:type="simple" xlink:href="https://lda.senate.gov/filings/public/filing/0e5fbf76-d643-41dc-b939-f1be747a9556/print/" text:style-name="Internet_20_link" text:visited-style-name="Visited_20_Internet_20_Link">
 在Actum公司聘请了五名说客</text:a>
，但拒绝透露是谁为这些活动提供资金。</text:p>
      <text:p text:style-name="P4">
在今年3月长达五个小时的听证会上，议员们就TikTok是否会向中国政府提供美国用户数据，或对面向美国年轻受众的内容进行审查等问题，对其首席执行官进行了猛烈盘问。目前，国会正在考虑立法永久封禁该应用。</text:p>
      <text:p text:style-name="P4">
广告</text:p>
      <text:p text:style-name="P4">
一些议员主张，晶科能源在美生产的太阳能板不应获得政府的税收减免，该公司在佛罗里达州的工厂上个月遭海关突击搜查，原因尚未公布。</text:p>
      <text:p text:style-name="P4">
通常对中国投资持欢迎态度的州政府，也转而采取了更加敌对的立场。1月，弗吉尼亚州共和党州长格伦·杨金叫停了福特汽车采用中国电池制造商宁德时代的技术建厂的计划，称这样的合作“包藏祸心“。</text:p>
      <text:p text:style-name="P4">
为审查对华经济和安全竞争而成立的一个众议院委员会正在调查Temu和Shein与中国强迫劳动的关联，议员们也呼吁在Shein上市前对其进行 <text:a xlink:type="simple" xlink:href="https://www.reuters.com/business/sustainable-business/us-lawmakers-push-sec-order-audit-shein-ipo-over-uyghur-forced-labor-fears-2023-05-01/" text:style-name="Internet_20_link" text:visited-style-name="Visited_20_Internet_20_Link">
 审计</text:a>
 。</text:p>
      <text:p text:style-name="P4">
“我们调查Shein、Temu、阿迪达斯和耐克的意思很明确：要么确保你的供应链是干净的——不管此举难度有多大，要么就离开中国这种涉嫌强迫劳动的国家，“该委员会的共和党主席、众议员迈克·加拉格尔在声明中表示。</text:p>
      <text:p text:style-name="P4">
彭博新闻社去年11月的一项调查发现，Shein的部分服装是用新疆棉制成的。Shein在声明中表示，该公司已经“制定了确保遵循法律的四步办法”，包括“行为守则、独立审计、全面追踪技术以及第三方检测”。</text:p>
      <text:p text:style-name="P4">
Source: <text:a xlink:type="simple" xlink:href="https://cn.nytimes.com/business/20230616/china-business-tiktok-shein/" text:style-name="Internet_20_link" text:visited-style-name="Visited_20_Internet_20_Link">
https://cn.nytimes.com/business/20230616/china-business-tiktok-shein/</text:a>
</text:p>
      <!--NEWS-->
      <text:h text:style-name="P10" text:outline-level="1">
<text:span text:style-name="T4">
美国为何要终结中国的“发展中国家”地位</text:span>
</text:h>
      <text:p text:style-name="P4">
Author: https://www.facebook.com/bbcworldservice/</text:p>
      <text:p text:style-name="P4">
Publisher: BBC News 中文</text:p>
      <text:p text:style-name="P4">
Published Time: 2023-06-16T01:47:07.000Z</text:p>
      <text:p text:style-name="P4">
Modified Time: 2023-06-16T01:47:07.000Z</text:p>
      <text:p text:style-name="P4">
Description: 体量vs人均，就是中国和美国在这个问题上的核心论点。一位在香港的国际关系学者向BBC中文表示，中国“现在（放弃发展中国家地位）还不是时候，当个发展中国家，即有政治利益，也有经济利益。”</text:p>
      <text:p text:style-name="P4">
Images: ["<text:a xlink:type="simple" xlink:href="https://ichef.bbci.co.uk/news/640/cpsprodpb/142CA/production/_121243628_chinamarketepa.jpg" text:style-name="Internet_20_link" text:visited-style-name="Visited_20_Internet_20_Link">
_121243628_ch...</text:a>
"]</text:p>
      <text:p text:style-name="P4">
Videos: []</text:p>
      <text:p text:style-name="P4">
Tags: ['金融财经', '中美关系', '世界贸易组织', '中國', '政治', '贸易']</text:p>
      <text:p text:style-name="P4">
Type: Article</text:p>
      <!--METADATA-->
      <text:h text:style-name="P12" text:outline-level="3">
<text:span text:style-name="T4">
美国为何要终结中国的“发展中国家”地位</text:span>
</text:h>
      <text:p text:style-name="P4">
2023年6月16日凌晨1点47分<draw:frame draw:style-name="fr1" draw:name="Image110" text:anchor-type="as-char" svg:width="6.9236in" svg:height="3.894525in" draw:z-index="0">
<draw:image xlink:href="../Images/BBC Chinese/2023-06-16T01-47-07.000Z/_121243628_chinamarketepa.jpg" xlink:type="simple" xlink:show="embed" xlink:actuate="onLoad" draw:mime-type="image/jpeg"/>
</draw:frame>
</text:p>
      <text:p text:style-name="P4">
图像来源，  EPA</text:p>
      <text:p text:style-name="P4">
<text:span text:style-name="T4">
6月8日，美国参议院外交关系委员会投票通过一项名为“结束中国的发展中国家地位法”（Ending China's Developing NationStatus Act）的法案，此举为美国参议院全体投票铺平道路。</text:span>
</text:p>
      <text:p text:style-name="P4">
今年月底，美国众议院也曾全票通过一项类似法案。按照美国的立法流程，众议院和参议院分别通过后，再交由美国总统签署，法律将正式生效。目前还没有消息美国参议院何时会对法案进行投票。</text:p>
      <text:p text:style-name="P4">
此法案要求美国的行政部门采取措施，推动国际组织终止中国的“发展中国家”地位，并将中国的地位改为“发达国家”。</text:p>
      <text:p text:style-name="P4">
中国外交部发言人汪文斌回应称，“美国想把‘发达国家’的帽子强加给中国，不是出于对中国发展成就的赞赏肯定，而是醉翁之意不在酒，是要把剥夺中国的发展中国家地位作为遏制中国发展的一张牌。”</text:p>
      <text:p text:style-name="P4">
<text:a xlink:type="simple" xlink:href="https://www.bbc.com/zhongwen/simp/world-59400844" text:style-name="Internet_20_link" text:visited-style-name="Visited_20_Internet_20_Link">
 中国与非洲：中非合作论坛的历史、现状和未来 </text:a>
  * <text:a xlink:type="simple" xlink:href="https://www.bbc.com/zhongwen/simp/world-56194990" text:style-name="Internet_20_link" text:visited-style-name="Visited_20_Internet_20_Link">
 中国经济10年内将超美国 “大国政治的悲剧”会否重演 </text:a>
  * <text:a xlink:type="simple" xlink:href="https://www.bbc.com/zhongwen/simp/business-65787318" text:style-name="Internet_20_link" text:visited-style-name="Visited_20_Internet_20_Link">
 中国产大飞机C919：能否复制高铁的成功？ </text:a>
</text:p>
      <text:h text:style-name="P12" text:outline-level="3">
<text:span text:style-name="T4">
好处——为何中国不想当“发达国家”？</text:span>
</text:h>
      <text:p text:style-name="P4">
长远来看，中国当然是想当“发达国家”的，并且早在上世纪80年代就提出了这一构想，即所谓的“三步走”战略，其中的第三步，就是在2049年中共建政100周年时，人均国民生产总值达到中等发达国家水平，人民生活比较富裕，基本实现现代化。</text:p>
      <text:p text:style-name="P4">
<text:a xlink:type="simple" xlink:href="https://www.bbc.com/zhongwen/simp/chinese-news-65915282" text:style-name="Internet_20_link" text:visited-style-name="Visited_20_Internet_20_Link">
 美国为何要终结中国的“发展中国家”地位 </text:a>
</text:p>
      <text:p text:style-name="P4">
“现在（放弃发展中国家地位）还不是时候，当个发展中国家，既有政治利益，也有经济利益。”一位在香港的国际关系学者向BBC中文表示。</text:p>
      <text:p text:style-name="P4">
比如在世界贸易组织（WTO）协定中，有超过150项条款都明确发展中国家享有”特殊和差别待遇“（Special and Differentialtreatment），发展中国家成员可在关税减免、延长磋商期限、非关税壁垒等方面享有更优惠的待遇。</text:p>
      <text:p text:style-name="P4">
不过，在双边贸易中，很多发达国家会根据实际情况，决定是否给予另一国发展中国家地位。比如，在2020年2月美国贸易代表办公室就宣布取消25个经济体的世界贸易组织（WTO）发展中国家优惠待遇，其中就包括中国，还有比中国经济水平更高的中国香港、新加坡、韩国，甚至还包括经济水平更低的阿尔巴尼亚、阿根廷、印度、印尼、马来西亚、泰国、乌克兰和越南等。</text:p>
      <text:p text:style-name="P4">
但在其他国际条约中，发展中国家也能享受优待，尤其是环保领域。1972年的《人类环境宣言》、1987年的《蒙特利尔议定书》、1992年的《联合国气候变化框架公约》、1997年的《京都议定书》，以及2015年的《巴黎协定》，都在不同程度上承认发达国家应该照顾发展中国家，并允许后者暂缓执行减排措施，以及更宽松的减排义务，还要求发达国家向发展中国家提供资金和技术。</text:p>
      <text:p text:style-name="P4">
背后的逻辑是，发达国家在过去几百年间是温室气体的主要排放国，所以现在应该承担比发展中国家更多的减排义务。</text:p>
      <text:p text:style-name="P4">
</text:p>
      <text:p text:style-name="P4">
图像来源，  Getty Images</text:p>
      <text:p text:style-name="P4">
在政治上，中国长期将自身定义为“最大的发展中国家”，早在毛泽东时代就提出“第三世界”的理念，在国际战略上从美苏选边站，过渡到团结“亚非拉兄弟”。</text:p>
      <text:p text:style-name="P4">
“政治上的利益发达国家几乎无一例外是欧美发达国家，深度嵌入西方的政治体系、话语体系、国际治理体系，中国很难在西方固有体系中取得领导地位。”上述学者表示，因此中国选择发展自己在发展中国家，或者说新兴民族国家中的地位，中国经常说是被非洲兄弟”抬进“联合国的，第三世界、亚非拉等概念在中国耳熟能详，改革开放后，开始出现金砖五国、亚开行等，都是中国通过“发展中国家”构建多极化世界秩序的努力。</text:p>
      <text:p text:style-name="P4">
值得一提的是，在一次中非合作论坛上，中国领导人照例称中国为“最大的发展中国家”，台下一众非洲领导人则都笑了，认为中国过分谦虚了，中国和非洲诸国显然不是一类国家。这一幕还曾一度在中文社交媒体上广泛传播。</text:p>
      <text:h text:style-name="P12" text:outline-level="3">
<text:span text:style-name="T4">
标准——怎样才算发展中国家？</text:span>
</text:h>
      <text:p text:style-name="P4">
在回应美国国会相关法案时，中国外交部发言人说，“中国作为世界上最大发展中国家的地位，既有充分的事实依据，也有坚实的国际法基础，不是美国国会的一项法案就能够一笔勾销的。”</text:p>
      <text:p text:style-name="P4">
那么有没有确切标准，能够判断中国是否为发展中国家？</text:p>
      <text:p text:style-name="P4">
</text:p>
      <text:p text:style-name="P4">
图像来源，  Getty Images</text:p>
      <text:p text:style-name="P4">
图像加注文字，</text:p>
      <text:p text:style-name="P4">
2018年中非合作论坛北京峰会</text:p>
      <text:p text:style-name="P4">
Skip Podcast and continue reading  <text:span text:style-name="T4">
 Podcast </text:span>
 <text:a xlink:type="simple" xlink:href="https://www.bbc.com/zhongwen/trad/podcasts/p02pc9xp" text:style-name="Internet_20_link" text:visited-style-name="Visited_20_Internet_20_Link">
 BBC 時事一周 Newsweek(Cantonese)  </text:a>
</text:p>
      <text:p text:style-name="P4">
BBC國際台粵語節目，重溫一周國際大事，兩岸四地消息，英國境況。並備有專題環節：〈記者來鴻〉、〈英國生活點滴〉和〈華人談天下〉。</text:p>
      <text:p text:style-name="P4">
分集</text:p>
      <text:p text:style-name="P4">
End of Podcast</text:p>
      <text:p text:style-name="P4">
最明确的标准来自联合国统计司（UNSD），该机构在一项名为M49的地区和国家分类标准中，非常明确地区分了发达国家和发展中国家——日本、加拿大、美国、澳大利亚、新西兰，以及整个欧洲认定为发达国家；在贸易统计过程中，又增加了以色列、塞浦路斯、百慕大、格陵兰、圣皮埃尔和密克隆等一些岛屿和地区为发达国家；其余则都为发展中国家，中国自然也在其列。</text:p>
      <text:p text:style-name="P4">
不过联合国网站显示，M49目前的版本是1999年制定。而且还特地声明，在联合国系统内没有发展中国家和发达国家（或地区）的定义。然而，在1996年，“发达地区”和“发展中地区”的区分被引入统计用的标准国家或地区代码（即M49）。这些分组在当时只是为了统计上的方便，并不表示对任何国家或地区的发展阶段的判断。</text:p>
      <text:p text:style-name="P4">
综合性更高的划分标准来自联合国开发计划署（UNDP），该机构综合考量健康、教育、经济及不平等维度，为全球不同发展程度的国家评估一个人类发展指数（HDI），并分为极高、高、中、低四档，只有第一档国家属于发达国家，其他三档为发展中国家。</text:p>
      <text:p text:style-name="P4">
按照此标准，中国在2022年人类发展指数为0.768，排名全球79，属于高HDI组别，因此属于发展中国家。不过极高HDI的国家为66个，中国的排名已比较接近。</text:p>
      <text:p text:style-name="P4">
世界银行（WorldBank）则按照国民总收入（GNI）将各个经济体分为高收入、中等偏高收入、中等偏低收入和低收入四个类别。同样，高收入经济体为发达国家，其余三类为发展中国家。</text:p>
      <text:p text:style-name="P4">
每年7月世界银行会公布一个标准，目前迈入高收入国家行列的标准是人均GNI超过13205美元。中国2月份公布的数据显示，去年中国的人均国民总收入（GNI）为12608美元，但已达到上述标准的95%。</text:p>
      <text:p text:style-name="P4">
世贸组织（WTO）一般接受任何国家声称自己是“发展中国家”的说法。所以，经济指标都已符合“发达国家”的一些国家和地区也会选择坚持自己是“发展中国家”，从而享有在世贸组织的优惠待遇。</text:p>
      <text:p text:style-name="P4">
这种制度下，很少有国家会主动放弃自己“发展中国家”的地位，其中一例就是韩国——2019年10月25日，韩国政府决定自动放弃在WTO中享受“发展中国家待遇”的地位。但当时，韩国的人类发展指数排名已高达22，高于法国、西班牙、意大利。世界银行当时公布的韩国人均国民总收入也达到4.3万美元，与日本持平，是中国的接近三倍。</text:p>
      <text:p text:style-name="P4">
</text:p>
      <text:p text:style-name="P4">
图像来源，  EPA</text:p>
      <text:h text:style-name="P12" text:outline-level="3">
<text:span text:style-name="T4">
争论——中美各执一词</text:span>
</text:h>
      <text:p text:style-name="P4">
上述学者称，几乎所有国际标准中，中国依然被算作“发展中国家”，但有两个不容忽视的事实：</text:p>
      <text:p text:style-name="P4">
一、发展中国家涵盖范围极广，相比于也门、卢旺达等国，中国显然离发达国家的水平更接近，甚至如果今年人民币升值一点，中国就将跨入世行的发达国家门槛。</text:p>
      <text:p text:style-name="P4">
二、这还是在人均的范畴讨论，如果把这个乘以14亿，中国的庞大体量和国际政治、经济影响力，只有美国和整个欧盟可以匹敌，因此与"发展中国家"的印象区别很大。</text:p>
      <text:p text:style-name="P4">
体量vs人均，就是中国和美国在这个问题上的核心论点。</text:p>
      <text:p text:style-name="P4">
在中国，从媒体到外交官，在这个问题上的论点都聚焦在——中国的经济发展虽快，但国内发展不平衡，人均还未达到发达国家水平，而且是否为发达国家不应只考虑经济，而应综合考虑社会、医疗等方面。</text:p>
      <text:p text:style-name="P4">
在美国，无论参议院还是众议院，都聚焦在中国庞大的体量上——中国已经成为世界上最大的出口国和第二大经济体，不再符合发展中国家的标准，应该被剥夺这些优惠待遇。</text:p>
      <text:p text:style-name="P4">
“从经济和军事规模到在世界各国的大规模投资，显然中国已经不再是‘发展中国家’，”来自马里兰州议员克里斯·范·荷伦（Chris VanHollen）在一份书面声明中说，“长期以来，中国一直利用这一地位在多边协议中获得不公平的优势。”</text:p>
      <text:p text:style-name="P4">
</text:p>
      <text:p text:style-name="P4">
图像来源，  Reuters</text:p>
      <text:p text:style-name="P4">
犹他州的共和党人米特·罗姆尼（MittRomney）也发声明称，“中国拥有世界第二大经济体，并有望在经济上超越美国......中国在全球舞台上继续被视为发展中国家是很荒谬的。”</text:p>
      <text:p text:style-name="P4">
此前在众议院表决类似法案时，议员金映玉（YoungKim）也表示，中国是世界上第二大的经济体，占了全球经济18.6%，他们的经济规模仅次于美国，美国被视为发达国家，中国也应如此。</text:p>
      <text:p text:style-name="P4">
这些议员们的发言也在一定程度上揭示了美国这么做的目的。</text:p>
      <text:p text:style-name="P4">
对此，中国现代国际关系研究院美国研究所副研究员张志新撰文称，美国这么做其实就是为了确保其在经济、贸易、科技、金融等领域的优势地位，重新构建有利于维护美国自身霸权的国际政治经济新秩序。</text:p>
      <text:p text:style-name="P4">
“在中美战略竞争日益加剧时，美国国会此举，一方面是为了确保在经贸谈判中获得更有利的筹码，另一方面则是从根本上希望与中国‘脱钩’‘断链’，从而遏制或延缓中国的崛起。”张志新称。</text:p>
      <text:p text:style-name="P4">
那么美国能够成功吗？上述学者给出的答案是，“一定范围内能成功，但影响不会太大。”</text:p>
      <text:p text:style-name="P4">
她表示，世界银行、世贸组织、IMF等国际组织，美国作为主要缔约国，其影响力非常大，如果有一项两党全票通过的法案支持，那么将会非常有力地影响这些组织。但这些国际组织在中美对峙的大背景下，都在面临失效的困境，而且在现实的贸易中，美国对华关税依然延续贸易战时期，远高于WTO框架下对发达国家设置的关税，所以并不会改变双方的贸易现状。</text:p>
      <text:p text:style-name="P4">
“需要注意的是，中国的谈判能力也在加强，而且美国也不会希望极限施压下，迫使中国退出国际组织而另起炉灶，那么双方拉扯的空间就比较大。其实中美在这件事上的侧重点不同，美国希望降低中国在国际组织间获得的经济利益；中国更看重的，应该是国际政治上的诉求，即团结第三世界国家，以形成与西方不同的另一极力量，中国完全可以在外交场上坚持发展中国家的定位，同时在国际组织里做出一些妥协。”</text:p>
      <text:p text:style-name="P4">
Source: <text:a xlink:type="simple" xlink:href="https://www.bbc.com/zhongwen/simp/chinese-news-65915282" text:style-name="Internet_20_link" text:visited-style-name="Visited_20_Internet_20_Link">
https://www.bbc.com/zhongwen/simp/chinese-news-65915282</text:a>
</text:p>
      <!--NEWS-->
      <text:h text:style-name="P10" text:outline-level="1">
<text:span text:style-name="T4">
美資安公司：駭客替北京網攻全球政商機構</text:span>
</text:h>
      <text:p text:style-name="P4">
Author: None (Language: zh)</text:p>
      <text:p text:style-name="P4">
Publisher: None</text:p>
      <text:p text:style-name="P4">
Time: 2023-06-16T01:48:00Z</text:p>
      <text:p text:style-name="P4">
Description: 美國谷歌旗下一間子公司15日報告，全球數百個政府、企業及學術單位的網路系統，正受到中國支持的駭客組織大舉入侵。有關指控為何？駭客集團如何透過電子郵件裝置鑽漏洞？</text:p>
      <text:p text:style-name="P4">
Videos: []</text:p>
      <text:p text:style-name="P4">
Images: []</text:p>
      <text:p text:style-name="P4">
Subject: 时政风云</text:p>
      <text:p text:style-name="P4">
Subjects: ['德中关系', '奥巴马', '岛屿主权争端', '专题报道：全景观看“习马会”', '中国', '基础设施', '黑客', '中共十九大', '美国']</text:p>
      <text:p text:style-name="P4">
Keywords: ['网络攻击', '黑客', '中国', '美国', '基础设施', '亚太安全', '台湾问题']</text:p>
      <text:p text:style-name="P4">
ID: 65934261</text:p>
      <!--METADATA-->
      <text:p text:style-name="P4">
<text:a xlink:type="simple" xlink:href="https://www.dw.com/zh/overlay/image/article/65934261/65728388" text:style-name="Internet_20_link" text:visited-style-name="Visited_20_Internet_20_Link">
 </text:a>
</text:p>
      <text:p text:style-name="P4">
報告稱，今年5月駭客組織展開激烈網攻，受害者遍布至少16國</text:p>
      <text:p text:style-name="P4">
（德國之聲中文網）谷歌旗下資安公司麥迪安（Mandiant）週四（6月15日）表示，一個疑似受中國政府支持的駭客集團，在一項廣受歡迎的電郵安全裝置中找到漏洞，藉此闖入全球數百個公共和私營部門組織的網路，其中近三分之一是政府機構，包括外交單位。</text:p>
      <text:p text:style-name="P4">
麥迪安在一篇部落格文章指出，他們「高度確信」幕後使主是一個名為「UNC4841」、從事「支持中國的間諜活動」的駭客組織。</text:p>
      <text:p text:style-name="P4">
報告稱，駭客會透過發送含有惡意文件的電子郵件，以訪問目標單位的設備和數據，尤其針對「對中國政府具有高度政策重要性」的項目。</text:p>
      <text:p text:style-name="P4">
受害單位有55%來自美洲，22%來自亞太地區，24%來自歐洲、中東和非洲。其中包括東南亞國家外交部、台灣和香港的外貿辦事處和學術單位。</text:p>
      <text:p text:style-name="P4">
麥迪安指出，被鑽漏洞的裝置是「梭子魚網絡」（Barracuda Networks）的電子郵件安全閘道器（Email SecurityGateway）。今年5月，梭子魚網絡偵測到間諜活動，並發布遏制和補救補釘填補漏洞，然而駭客集團也隨即修改其惡意程式，「以高頻率的行動進行反擊，受害者遍布至少16個國家」。</text:p>
      <text:p text:style-name="P4">
梭子魚網絡6月初表示，其部分電郵安全裝置早在10月就受到駭客攻擊，使入侵者取得網路攻擊的後門。該公司當時宣布，此次駭客攻擊「非常嚴重」，建議客戶全面更換這些裝置。</text:p>
      <text:h text:style-name="P12" text:outline-level="3">
<text:span text:style-name="T4">
網攻事件層出不窮</text:span>
</text:h>
      <text:p text:style-name="P4">
麥迪安技術長卡瑪卡（Charles Carmakal）15日也透過電郵聲明，這是自2021年初， <text:a xlink:type="simple" xlink:href="https://www.dw.com/zh/zh/微软中国黑客运用漏洞入侵客户电邮信箱/a-56752620" text:style-name="Internet_20_link" text:visited-style-name="Visited_20_Internet_20_Link">
 微軟企業級電郵平台MicrosoftExchange被大規模入侵以來 </text:a>
，涉中國組織發動的最大型網路間諜活動。</text:p>
      <text:p text:style-name="P4">
Microsoft Exchange遭駭在當時影響了至少3萬個美國企業和地方政府； <text:a xlink:type="simple" xlink:href="https://www.dw.com/zh/zh/安全专家中国黑客大举入侵美国逾3万组织/a-56792883" text:style-name="Internet_20_link" text:visited-style-name="Visited_20_Internet_20_Link">
 該案背後的駭客集團，被指控由北京支持</text:a>
 。</text:p>
      <text:p text:style-name="P4">
</text:p>
      <text:p text:style-name="P4">
微軟的電子郵件系統也曾遭受疑似北京支持的駭客集團入侵。</text:p>
      <text:p text:style-name="P4">
在麥迪安提出報告的同時，美國聯邦機構據報也正在抵禦另一場網絡攻擊。美國有線電視新聞網CNN週四（15日）報導，俄羅斯網絡犯罪分子利用軟體漏洞進行全球網路攻擊，除了美國聯邦政府機構受到打擊之外，百家美國企業、單位也遭殃。</text:p>
      <text:p text:style-name="P4">
幾個月前， <text:a xlink:type="simple" xlink:href="https://www.dw.com/zh/zh/微軟中國駭客組織入侵美國關鍵網路設施/a-65727644" text:style-name="Internet_20_link" text:visited-style-name="Visited_20_Internet_20_Link">
 微軟也提出一項報告 </text:a>
，稱由中國政府支持的駭客集團正瞄準美國的關鍵基礎設施，並可能在潛在的台海衝突之中，試圖破壞美國和亞洲之間的關鍵通信。當時北京反駁這是美國及其盟友散佈假訊息，批美國才是「駭客任務」。</text:p>
      <text:p text:style-name="P4">
法新社15日報導，中國向來否認有關駭客集團的指控，曾指控美國對中國進行網絡間諜活動，入侵其大學和公司的電腦系統。</text:p>
      <text:p text:style-name="P4">
（路透社、美聯社、CNN）</text:p>
      <text:p text:style-name="P4">
<text:span text:style-name="T5">
© 2023年 德國之聲版權聲明：本文所有內容受到著作權法保護，如無德國之聲特別授權，不得擅自使用。任何不當行為都將導致追償，並受到刑事追究。</text:span>
</text:p>
      <text:p text:style-name="P4">
Source: <text:a xlink:type="simple" xlink:href="https://www.dw.com/zh/美資安公司：駭客替北京網攻全球政商機構/a-65934261" text:style-name="Internet_20_link" text:visited-style-name="Visited_20_Internet_20_Link">
https://www.dw.com/zh/美資安公司：駭客替北京網攻全球政商機構/a-65934261?maca=chi-rss-chi-all-1127-rdf</text:a>
</text:p>
      <!--NEWS-->
      <text:h text:style-name="P10" text:outline-level="1">
<text:span text:style-name="T4">
新书称美将领曾担心特朗普对华开战，私下与北京沟通</text:span>
</text:h>
      <text:p text:style-name="P4">
Creator: MICHAEL S. SCHMIDT</text:p>
      <text:p text:style-name="P4">
Publisher: https://www.facebook.com/nytimeschinese</text:p>
      <text:p text:style-name="P4">
Published Time: 2023-06-16T01:52:35+08:00</text:p>
      <text:p text:style-name="P4">
Description: 华邮记者的新书称，美军最高将领曾两次私下致电中国军方，保证特朗普不会为了连任攻击中国。他还曾召集高级指挥官，提醒他们发射核武的决定必须有他参与。 Sarahbeth Maney/The New York Times 参谋长联席会议主席马克·A·米利上将曾愈发担心前总统特朗普无法接受自己的选举失败。</text:p>
      <text:p text:style-name="P4">
Images: ["<text:a xlink:type="simple" xlink:href="https://static01.nyt.com/images/2021/09/14/us/14dc-trump1/merlin_189778701_df7ba503-1505-42d5-ac27-5271508ba74f-master1050.jpg" text:style-name="Internet_20_link" text:visited-style-name="Visited_20_Internet_20_Link">
merlin_189778...</text:a>
"]</text:p>
      <text:p text:style-name="P4">
Category: 美国</text:p>
      <text:p text:style-name="P4">
Type: Article</text:p>
      <!--METADATA-->
      <text:p text:style-name="P4">
<draw:frame draw:style-name="fr1" draw:name="Image118" text:anchor-type="as-char" svg:width="6.9236in" svg:height="4.615733in" draw:z-index="0">
<draw:image xlink:href="../Images/cnnytimes/2023-06-16T01-52-35-08-00/merlin_189778701_df7ba503-1505-42d5-ac27-5271508ba74f-master1050.jpg" xlink:type="simple" xlink:show="embed" xlink:actuate="onLoad" draw:mime-type="image/jpeg"/>
</draw:frame>
</text:p>
      <text:p text:style-name="P4">
华盛顿——《华盛顿邮报》(Washington Post)记者鲍勃·伍德沃德(Bob Woodward)和罗伯特·科斯塔(RobertCosta)的新书《危险》(Peril)披露，在特朗普政府的最后几个月里，美国参谋长联席会议主席两次致电中国的中央军委联合参谋部参谋长李作成，向他保证特朗普没有攻击中国以保住权力的计划，美国没有崩溃。</text:p>
      <text:p text:style-name="P4">
1月8日，在特朗普的 <text:a xlink:type="simple" xlink:href="https://www.nytimes.com/video/us/politics/100000007606996/capitol-riot-trump-supporters.html" text:style-name="Internet_20_link" text:visited-style-name="Visited_20_Internet_20_Link">
 支持者冲进国会大厦</text:a>
 试图阻止国会确认他竞选失败的两天后，马克·米利(MarkMilley)上将告诉中国的李作成将军，“局面可能看起来不稳定，”这是两人之间的第二次类似通话。“但民主就是这样，李将军。我们百分之百稳定。一切都很好。只不过民主有时可能很草率。”</text:p>
      <text:p text:style-name="P4">
然而，尽管做出了保证，米利还是非常担心特朗普，以至于当天晚些时候，他召集了一次高级指挥官会议，提醒他们发射核武器的程序规定了决策需要有他的参与。</text:p>
      <text:p text:style-name="P4">
这本书还揭示出，在应对 <text:a xlink:type="simple" xlink:href="https://cn.nytimes.com/usa/20210106/pence-trump-election/" text:style-name="Internet_20_link" text:visited-style-name="Visited_20_Internet_20_Link">
 特朗普要求他推翻大选 </text:a>
 结果认证的问题上，  <text:a xlink:type="simple" xlink:href="https://www.nytimes.com/2021/01/05/us/politics/pence-trump-election-results.html" text:style-name="Internet_20_link" text:visited-style-name="Visited_20_Internet_20_Link">
 副总统迈克·彭斯(Mike Pence)</text:a>
 其实比公众知道的要更勉强。在与作为败选一方监督1992年大选认证的前副总统詹姆斯·丹·奎尔(DanQuayle)私下交谈时，彭斯似乎对支持特朗普的计划持开放态度，他提出了亚利桑那州投票结果有问题的不实说法，并询问奎尔是否有任何方法可以推迟认证。</text:p>
      <text:p text:style-name="P4">
广告</text:p>
      <text:p text:style-name="P4">
彭斯的发言人没有回应置评请求。</text:p>
      <text:p text:style-name="P4">
定于下周二发行的《危险》称，其叙述是基于当时的笔记、文件以及对未透露姓名的直接参与者和目击者的采访。《纽约时报》拿到了一本样书。</text:p>
      <text:p text:style-name="P4">
与特朗普离任后出版的其他媒体报道和书籍类似，这本书详细描述了特朗普在任期的最后几个月里，尤其是在竞选失败和 <text:a xlink:type="simple" xlink:href="https://www.nytimes.com/2021/01/31/us/trump-election-lie.html" text:style-name="Internet_20_link" text:visited-style-name="Visited_20_Internet_20_Link">
 开始否认选举结果</text:a>
 之后，他的总统之职实际上处于崩溃状态。根据这本书，包括米利、国防部长马克·T·埃斯珀(Mark T. Esper)和司法部长威廉·P·巴尔(William P.Barr)在内的高级助手们确信，他们需要采取激烈措施，以阻止特朗普践踏美国民主或引发国际冲突，米利认为大选之后的特朗普已经出现心智上的衰颓。</text:p>
      <text:p text:style-name="P4">
这本书有将近一半的篇幅涵盖了拜登政府的前几个月，讲述这位新总统如何努力应对疫情、经济衰退、国会和从阿富汗撤军等问题。</text:p>
      <text:p text:style-name="P4">
“如果任务是维护加尼政府，我不会派我自己的儿子去，”书里引用拜登在执政的前几个月里讨论撤军时告诉助手的话，他指的是当时正在努力击退前来夺权的塔利班的阿富汗总统阿什拉夫·加尼(AshrafGhani)。</text:p>
      <text:p text:style-name="P4">
但这本书中关于特朗普政府的细节可能会获得最多的关注。</text:p>
      <text:p text:style-name="P4">
广告</text:p>
      <text:p text:style-name="P4">
书中披露，在2020年大选前的几天，美国情报显示，中国认为特朗普计划通过发动军事打击来制造一场国际危机，他可以声称自己解决了这场危机，以此作为击败拜登的最后努力。</text:p>
      <text:p text:style-name="P4">
米利愈发担心中国日益增长的军事力量，以及一个被误解的举动引发世界超级大国之间战争的可能性，大约在那个时候，他第一次通过一个秘密渠道和李作成将军通话。他想向李作成和习近平保证，美国没有攻击中国的计划。</text:p>
      <text:p text:style-name="P4">
在2020年1月8日的通话中，李作成暗示中国领导人担心美国政府不稳定。在那一个半小时里，他向米利询问军方是否会采取行动。</text:p>
      <text:p text:style-name="P4">
</text:p>
      <text:p text:style-name="P4">
前副总统迈克·彭斯曾在私下提出关于亚利桑那州选举结果有误的不实主张，并询问他是否有可能推迟认证选举结果。  Erin Schaff/The New YorkTimes</text:p>
      <text:p text:style-name="P4">
该书称，尽管米利做出了保证，但李作成担心特朗普可能会试图找到一个时机，通过抓住这个时机继续掌权，就像希特勒在1933年 <text:a xlink:type="simple" xlink:href="https://www.smithsonianmag.com/history/true-story-reichstag-fire-and-nazis-rise-power-180962240/" text:style-name="Internet_20_link" text:visited-style-name="Visited_20_Internet_20_Link">
 利用德国国会大厦纵火案</text:a>
 来  掌握非常时期的权力一样。</text:p>
      <text:p text:style-name="P4">
而书中写道，即便在那次通话后，米利认为形势“严峻”，李作成仍然“异常紧张”。</text:p>
      <text:p text:style-name="P4">
米利得出的结论是，特朗普不想发动战争，但可能会下令进行某种军事打击，从而引发连锁反应，并导致战争。</text:p>
      <text:p text:style-name="P4">
广告</text:p>
      <text:p text:style-name="P4">
“我不断提醒他，”书中引用米利的话称，“你可能会发现自己进入了战争状态，这具体取决于你攻击的地点和对象。”</text:p>
      <text:p text:style-name="P4">
当天晚些时候，米利与南希·佩洛西(Nancy Pelosi)议长进行了交谈，佩洛西愈发担心特朗普会大肆发泄并动用武力。</text:p>
      <text:p text:style-name="P4">
“这太糟糕了，但谁知道他会做什么呢？”佩洛西说。“他疯了。你知道他疯了。他已经疯了很久了。所以不要说你不清楚他的心理状况。”</text:p>
      <text:p text:style-name="P4">
“议长女士，”米利说。“您说的这些我都同意。”</text:p>
      <text:p text:style-name="P4">
作为总统的最高军事顾问，米利并不在指挥系统之内，他试图向佩洛西保证自己可以阻止特朗普。</text:p>
      <text:p text:style-name="P4">
“作为参谋长联席会议主席，我可以保证的一件事是，我希望你知道——我希望你心里清楚明白，我可以110%向你保证，军事力量的使用，无论是核攻击还是对外国任何形式的打击，我们都不会做任何非法或疯狂的事情，”他说。</text:p>
      <text:p text:style-name="P4">
广告</text:p>
      <text:p text:style-name="P4">
“那么，”佩洛西说，“你说的非法或疯狂是什么意思？”</text:p>
      <text:p text:style-name="P4">
“我可以向你保证，”米利说。“我能做的就是向你保证，我会阻止美国军队发生这样的事情。”</text:p>
      <text:p text:style-name="P4">
在与佩洛西交谈后，米利在五角大楼的战情室与军方最高指挥官们开会，并告诉他们，自己想对长久以来的核武器发射程序进行检查。他提醒指挥官们，只有总统才能下令发动这样的袭击，而米利必须直接参与到这一过程中。</text:p>
      <text:p text:style-name="P4">
“如果你们接到电话，”米利说，“不管来自谁的，行动都要符合章程，这里是有程序存在的。不管别人告诉你们什么，你们都要按程序做事。而我就是这程序的一部分。你们必须保证每一环节都有正确的人在。”</text:p>
      <text:p text:style-name="P4">
他还说：“严格的程序旨在避免因疏忽出现错误或意外，或是对世界上最危险的武器进行邪恶的、无意的、非法的、不道德的发射。”</text:p>
      <text:p text:style-name="P4">
随后，他在战情室里走了一圈，逐个要求指挥官确认是否听懂了他的话。</text:p>
      <text:p text:style-name="P4">
广告</text:p>
      <text:p text:style-name="P4">
12天之后，米利说，他可能是拜登就职典礼上最开心的人之一，因为特朗普终于卸任了。</text:p>
      <text:p text:style-name="P4">
“我们都知道你经历了什么，”拜登在就职典礼后不久对米利表示。“我们都知道你做了多少工作。”</text:p>
      <text:p text:style-name="P4">
尽管有大量笔墨描述了米利对特朗普的看法，书中对彭斯的描写则首次揭露了在对特朗普的忠诚与对政治前途的盘算、以及其助手和顾问对遵守宪法的建议之间出现冲突之时，这位副总统可以做到何种程度。</text:p>
      <text:p text:style-name="P4">
在1月6日到来前的几天里，彭斯给奎尔打了电话，奎尔是仍在世的唯一一位曾被迫证明自己在选举中败北的共和党副总统。</text:p>
      <text:p text:style-name="P4">
彭斯告诉他，总统相信彭斯可以为了保住他的权力而否认选举结果。</text:p>
      <text:p text:style-name="P4">
“迈克，在这个问题上你没有回旋余地，”奎尔对彭斯说。“一点都没有。算了吧。放下吧。”</text:p>
      <text:p text:style-name="P4">
“我明白，这也是我一直试图告诉特朗普的话，”彭斯说。“但他真心觉得自己可以这么做。而且那里还有其他人也说我有这样的权力。”</text:p>
      <text:p text:style-name="P4">
彭斯随后赞同了特朗普关于选举欺诈的不实说法。“嗯，亚利桑那州有些问题，”彭斯说。</text:p>
      <text:p text:style-name="P4">
“迈克，我就住在亚利桑那州，”奎尔说。“这里什么问题都没有。”</text:p>
      <text:p text:style-name="P4">
Source: <text:a xlink:type="simple" xlink:href="https://cn.nytimes.com/usa/20210915/peril-woodward-book-trump/" text:style-name="Internet_20_link" text:visited-style-name="Visited_20_Internet_20_Link">
https://cn.nytimes.com/usa/20210915/peril-woodward-book-trump/</text:a>
</text:p>
      <!--NEWS-->
      <text:h text:style-name="P10" text:outline-level="1">
<text:span text:style-name="T4">
竹蒸笼、粤菜、海鲜干货：香港饮食传统如何延续下去</text:span>
</text:h>
      <text:p text:style-name="P4">
Author: https://www.facebook.com/bbcworldservice/</text:p>
      <text:p text:style-name="P4">
Publisher: BBC News 中文</text:p>
      <text:p text:style-name="P4">
Published Time: 2023-06-16T01:57:58.000Z</text:p>
      <text:p text:style-name="P4">
Modified Time: 2023-06-16T01:57:58.000Z</text:p>
      <text:p text:style-name="P4">
Description: 在香港，不同的饮食传统代表了这个城市独特的文化身份、也正以不同的方式传承。尽管如海味摊贩等传统商行渐渐只剩下中、老年的客户层，仍有年轻人致力于创新与延续香港的美食文化。</text:p>
      <text:p text:style-name="P4">
Images: []</text:p>
      <text:p text:style-name="P4">
Videos: ["<text:a xlink:type="simple" xlink:href="https://www.bbc.com/ws/av-embeds/cps/zhongwen/simp/chinese-news-65915336/p0fv95cx/zh-hans" text:style-name="Internet_20_link" text:visited-style-name="Visited_20_Internet_20_Link">
zh-hans</text:a>
"]</text:p>
      <text:p text:style-name="P4">
Tags: ['历史', '文化', '食品', '香港']</text:p>
      <text:p text:style-name="P4">
Type: Article</text:p>
      <!--METADATA-->
      <text:h text:style-name="P12" text:outline-level="3">
<text:span text:style-name="T4">
竹蒸笼、粤菜、海鲜干货：香港饮食传统如何延续下去</text:span>
</text:h>
      <text:p text:style-name="P4">
<text:a xlink:type="simple" xlink:href="https://www.bbc.com/ws/av-embeds/cps/zhongwen/simp/chinese-news-65915336/p0fv95cx/zh-hans" text:style-name="Internet_20_link" text:visited-style-name="Visited_20_Internet_20_Link">
 Video-1-Link：/ws/av-embeds/cps/zhongwen/simp/chinese-news-65915336/p0fv95cx/zh-hans </text:a>
 <text:span text:style-name="T4">
你的器材不支持播放多媒体材料</text:span>
<text:span text:style-name="T4">
竹蒸笼、粤菜、海鲜干货：香港饮食传统如何延续下去</text:span>
 2023年6月16日凌晨1点57分</text:p>
      <text:p text:style-name="P4">
在香港，不同的饮食传统代表了这个城市独特的文化身份、也正以不同的方式传承。</text:p>
      <text:p text:style-name="P4">
尽管如海味摊贩等传统商行渐渐只剩下中、老年的客户层，仍有年轻人致力于创新与延续香港的美食文化。</text:p>
      <text:p text:style-name="P4">
Source: <text:a xlink:type="simple" xlink:href="https://www.bbc.com/zhongwen/simp/chinese-news-65915336" text:style-name="Internet_20_link" text:visited-style-name="Visited_20_Internet_20_Link">
https://www.bbc.com/zhongwen/simp/chinese-news-65915336</text:a>
</text:p>
      <!--NEWS-->
      <text:h text:style-name="P10" text:outline-level="1">
<text:span text:style-name="T4">
美国会拟议贸易法案，中国跨境电商Shein或受打击</text:span>
</text:h>
      <text:p text:style-name="P4">
Creator: JORDYN HOLMAN</text:p>
      <text:p text:style-name="P4">
Publisher: https://www.facebook.com/nytimeschinese</text:p>
      <text:p text:style-name="P4">
Published Time: 2023-06-16T02:02:18+08:00</text:p>
      <text:p text:style-name="P4">
Description: 国会提出的法案旨在禁止中俄等国的公司利用美国的“低额豁免”贸易规则免交关税，并寻求对与中国有联系的公司加强监管。中国在线服装零售商Shein可能受到影响。 Cooper Neill for The New York Times 中国快时尚零售商Shein在得克萨斯州普莱诺市威洛本德的快闪店。</text:p>
      <text:p text:style-name="P4">
Images: ["<text:a xlink:type="simple" xlink:href="https://static01.nyt.com/images/2023/06/15/multimedia/15Retail-Imports-01-bjlk/15Retail-Imports-01-bjlk-master1050.jpg" text:style-name="Internet_20_link" text:visited-style-name="Visited_20_Internet_20_Link">
15Retail-Impo...</text:a>
"]</text:p>
      <text:p text:style-name="P4">
Category: 商业与经济</text:p>
      <text:p text:style-name="P4">
Type: Article</text:p>
      <!--METADATA-->
      <text:p text:style-name="P4">
<draw:frame draw:style-name="fr1" draw:name="Image121" text:anchor-type="as-char" svg:width="6.9236in" svg:height="4.615733in" draw:z-index="0">
<draw:image xlink:href="../Images/cnnytimes/2023-06-16T02-02-18-08-00/15Retail-Imports-01-bjlk-master1050.jpg" xlink:type="simple" xlink:show="embed" xlink:actuate="onLoad" draw:mime-type="image/jpeg"/>
</draw:frame>
</text:p>
      <text:p text:style-name="P4">
<text:span text:style-name="T4">
新闻</text:span>
</text:p>
      <text:p text:style-name="P4">
本周在国会提出的两项两党法案旨在改变一项近100年历史的贸易规则，该规则允许低于一定价格门槛的进口包裹在美国海关通关过程中受到较少监管。</text:p>
      <text:p text:style-name="P4">
这项贸易规则被称为“低额豁免”，批评人士说，它给外国电子商务公司提供了不公平的优势，包括一些存在强迫劳动问题的地方。目前，美国政府不向进口价值低于800美元包裹的公司征收关税、税收或其他费用。</text:p>
      <text:p text:style-name="P4">
周四提出的一项法案旨在禁止中国和俄罗斯等被认为是“非市场经济”的国家使用这项贸易法的资格。它还寻求让美国海关和边境保护局对所有低于800美元门槛的货物收集更多的信息，包括物品描述、物品原产国以及托运人和进口商的身份。</text:p>
      <text:p text:style-name="P4">
该法案由佛罗里达州共和党参议员马尔科·卢比奥、俄亥俄州民主党参议员谢罗德·布朗、俄勒冈州民主党众议员厄尔·布鲁门诺尔和佛罗里达州共和党众议员尼尔·邓恩提出。提案者认为，对这项贸易法的修改将消除一项漏洞，该漏洞允许企业把可能通过强迫劳动制造的产品运入美国；此外，该修改还将为进口其他国家制造商品的美国公司提供公平的竞争环境。</text:p>
      <text:p text:style-name="P4">
“我认为，我们的立法针对的是非常狭隘的滥用领域，有可能获得两党的大力支持，”布鲁门诺尔在接受采访时说。</text:p>
      <text:p text:style-name="P4">
<text:span text:style-name="T4">
为什么这很重要</text:span>
 <text:span text:style-name="T4">
：该法律会影响电子商务公司的定价。</text:span>
</text:p>
      <text:p text:style-name="P4">
2016年，最低限额从200美元 <text:a xlink:type="simple" xlink:href="https://www.cbp.gov/newsroom/national-media-release/de-minimis-value-increases-800" text:style-name="Internet_20_link" text:visited-style-name="Visited_20_Internet_20_Link">
 提高 </text:a>
 到800美元。这一举措减轻了海关部门的负担。后来，新冠疫情暴发，网上购物开始蓬勃发展。</text:p>
      <text:p text:style-name="P4">
一些在线零售商从这项法律中获得了经济上的好处，因为它们可以直接从海外向购物者发出小批量订单。这与许多传统零售商的做法不同，后者通常要将大量服装进口到美国——支付必要的费用——然后从仓库发送网购订单。</text:p>
      <text:p text:style-name="P4">
在中国成立的在线服装零售商Shein是该法案将影响的公司之一。Shein凭着极低的价格和先进的移动应用程序及网站，在美国消费者中很受欢迎。其售价11美元的罩衫裙和售价六美元的印花比基尼可以绕过进口税费，直接发货给购物者。</text:p>
      <text:p text:style-name="P4">
最近几个月，Shein在美国开设了配送中心，向美国消费者发货。这可能会导致该公司在海关支付更多费用，因为它会先将大量货物导入其仓库。</text:p>
      <text:p text:style-name="P4">
</text:p>
      <text:p text:style-name="P4">
一名工人在为Shein供货的中国广东省一家服装厂生产服装。  Jade Gao/Agence France-Presse — Getty Images</text:p>
      <text:p text:style-name="P4">
但Shein因一些商业行为而面临审视  ，有人声称它的设计存在抄袭，并在服装中 <text:a xlink:type="simple" xlink:href="https://www.bloomberg.com/news/features/2022-11-21/shein-s-cotton-clothes-tied-to-xinjiang-china-region-accused-of-forced-labor#xj4y7vzkg" text:style-name="Internet_20_link" text:visited-style-name="Visited_20_Internet_20_Link">
 使用来自新疆的棉花</text:a>
，美国官员称中国政府在新疆虐待维吾尔人。投资者预计Shein今年将进行首次公开募股，这只会增加对该公司的质疑。</text:p>
      <text:p text:style-name="P4">
周四提出的法案没有提到该公司的名字，但“Shein可能是最明显地利用了低额豁免漏洞的公司”，布鲁门诺尔说。</text:p>
      <text:p text:style-name="P4">
广告</text:p>
      <text:p text:style-name="P4">
“也许消费者能省下一笔钱，但代价是什么？”他谈到Shein的平价产品线时说。“我认为，我们已经下定决心，我们将尊重环境、人权和产品安全，即使这需要多花几分钱的代价。”</text:p>
      <text:p text:style-name="P4">
Shein在声明中表示，该公司“对强迫劳动零容忍”，并建立了一个系统来遵守《维吾尔族强迫劳动防治法》。该系统包括“行为准则、独立审计、可靠的追踪技术和第三方测试”，Shein的一位发言人表示。“我们在新疆地区没有制造商。”</text:p>
      <text:p text:style-name="P4">
她还说，“自2012年进入美国市场以来，Shein一直遵守美国的税收和海关法律。”</text:p>
      <text:p text:style-name="P4">
<text:span text:style-name="T4">
背景：美国对中国企业的批评越来越严厉。</text:span>
</text:p>
      <text:p text:style-name="P4">
周三提出的第二项法案是美国政府寻求对与中国有联系的公司 <text:a xlink:type="simple" xlink:href="https://www.nytimes.com/2023/06/15/business/economy/china-business-tiktok-shein.html" text:style-name="Internet_20_link" text:visited-style-name="Visited_20_Internet_20_Link">
 加强监管</text:a>
 的最新迹象。</text:p>
      <text:p text:style-name="P4">
该法案由路易斯安那州共和党参议员比尔·卡西迪和威斯康星州民主党参议员塔米·鲍德温发起，呼吁禁止中国公司使用低额豁免规则，并要求进入美国的包裹提供更多信息。</text:p>
      <text:p text:style-name="P4">
广告</text:p>
      <text:p text:style-name="P4">
今年3月，美国议员就Tiktok平台与中国的关系，对TikTok的首席执行官进行了五个小时的 <text:a xlink:type="simple" xlink:href="https://cn.nytimes.com/technology/20230324/tiktok-hearing-congress-china/" text:style-name="Internet_20_link" text:visited-style-name="Visited_20_Internet_20_Link">
 质询</text:a>
。电子商务零售商Temu等其他公司也因与中国的关系而面临  审视。本月，卢比奥致信其他议员，提醒他们注意Shein的商业行为和游说活动。</text:p>
      <text:p text:style-name="P4">
2016年，也就是该规则上一次做调整的时候，“当时人们对中国的担忧程度不如现在，”凯利、德莱和沃伦律师事务所高级顾问、前美国国家对外贸易委员会主席威廉·赖因施说。</text:p>
      <text:p text:style-name="P4">
<text:span text:style-name="T4">
接下来会发生什么：这些法案距离通过还有很长的路要走。</text:span>
</text:p>
      <text:p text:style-name="P4">
两项法案需要分别在两院进行审议，可能会面临漫长的通过之路。</text:p>
      <text:p text:style-name="P4">
近几个月来，Shein一直在进行 <text:a xlink:type="simple" xlink:href="https://www.nytimes.com/2023/05/02/business/shein-fast-fashion.html" text:style-name="Internet_20_link" text:visited-style-name="Visited_20_Internet_20_Link">
 魅力攻势 </text:a>
 ，在可持续发展实践与独立设计师的合作方面更多发声——  它在这两个领域面临很多质疑。</text:p>
      <text:p text:style-name="P4">
Source: <text:a xlink:type="simple" xlink:href="https://cn.nytimes.com/business/20230616/ecommerce-shein-us-china-trade/" text:style-name="Internet_20_link" text:visited-style-name="Visited_20_Internet_20_Link">
https://cn.nytimes.com/business/20230616/ecommerce-shein-us-china-trade/</text:a>
</text:p>
      <!--NEWS-->
      <text:h text:style-name="P10" text:outline-level="1">
<text:span text:style-name="T4">
经济疲弱产能过剩 钢价跌逾两成 再有工人集体讨薪</text:span>
</text:h>
      <text:p text:style-name="P4">
Author: None</text:p>
      <text:p text:style-name="P4">
Publisher: Radio Free Asia (Organization)</text:p>
      <text:p text:style-name="P4">
Published Time: 2023-06-16T02:41:00-04:00</text:p>
      <text:p text:style-name="P4">
Modified Time: 2023-06-16T11:40:12-04:00</text:p>
      <text:p text:style-name="P4">
Description: None</text:p>
      <text:p text:style-name="P4">
Videos: []</text:p>
      <text:p text:style-name="P4">
Audios: ["<text:a xlink:type="simple" xlink:href="https://www.rfa.org/mandarin/yataibaodao/jingmao/gt-06162023023515.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23" text:anchor-type="as-char" svg:width="6.9236in" svg:height="4.612011in" draw:z-index="0">
<draw:image xlink:href="../Images/rfamandarin/2023-06-16T02-41-00-04-00/000000.png" xlink:type="simple" xlink:show="embed" xlink:actuate="onLoad" draw:mime-type="image/png"/>
</draw:frame>
今年1至6月，中国钢材价格下跌25%，大部分钢材企业无法长期承受经济损失。 <text:a xlink:type="simple" xlink:href="https://www.rfa.org/mandarin/yataibaodao/jingmao/gt-06162023023515.html/@@images/image" text:style-name="Internet_20_link" text:visited-style-name="Visited_20_Internet_20_Link">
</text:a>
路透社图片  <text:a xlink:type="simple" xlink:href="https://www.rfa.org/mandarin/yataibaodao/jingmao/gt-06162023023515.html/@@stream" text:style-name="Internet_20_link" text:visited-style-name="Visited_20_Internet_20_Link">
Audio-1-Link：https://www.rfa.org/mandarin/yataibaodao/jingmao/gt-06162023023515.html/@@stream</text:a>
</text:p>
      <text:p text:style-name="P4">
中国经济疲软，房地产市场对钢铁需求急速下降，造成大批钢铁企业的资金循环出现断流，不得不停产。5月31日，河北唐山再有一家年产240万吨钢材的企业停产，该厂欠薪导致数千工人讨薪维权。钢铁业一工程师对本台说，今年头六个月钢材价格跌25%，这种跌势一般企业很难承受。</text:p>
      <text:p text:style-name="P4">
<text:a xlink:type="simple" xlink:href="https://www.rfa.org/mandarin/yataibaodao/jingmao/gt-08102022025050.html" text:style-name="Internet_20_link" text:visited-style-name="Visited_20_Internet_20_Link">
 <text:span text:style-name="T4">
中国钢产量供过于求 十余家钢铁集团减员降薪停产</text:span>
 </text:a>
  * <text:a xlink:type="simple" xlink:href="https://www.rfa.org/mandarin/Xinwen/st-06132023053346.html" text:style-name="Internet_20_link" text:visited-style-name="Visited_20_Internet_20_Link">
 <text:span text:style-name="T4">
刺激经济 人行逆回购利率下降10基点</text:span>
 </text:a>
</text:p>
      <text:p text:style-name="P4">
近一个多月，中国的钢铁行业出现企业停产潮，以减少亏损。5月31日凌晨，有近三千名员工、年产240万吨钢材的河北唐山德龙钢铁厂最后的三座高炉停产，6月底拆除高炉。这对钢铁业而言，拆炉表明永久退出市场。6月1日，德龙钢铁众多员工到该厂请愿，要求支付欠薪。相关视频中，警察在场维持秩序。德龙钢铁厂是一家历史长达23年的大型钢铁联合企业，主营业务包括烧结、炼铁、炼钢、轧钢等。业内人士说，产能过剩和环保治理是导致德龙钢铁厂关停的主要因素。</text:p>
      <text:p text:style-name="P4">
唐山钢铁企业一工程师方先生本周五对本台表示，今年大量钢厂先后停产与市场需求减少，价格大跌有关。他说：“第一，钢厂倒闭是永远倒闭。中国有规模的钢厂500多家，所以倒闭10%是很正常的现象。第二，前一段时间整个钢铁行业确实都不好。由2023年1月1日到今天，螺纹钢每吨从4600元跌到3600元，跌了25%，这还得了？所以在这过程中，有好多公司倒闭了。”</text:p>
      <text:p text:style-name="P4">
6月1日，年产240万吨钢材的唐山德龙钢铁公司关停，员工集体讨薪维权。（网络截图/古亭提供）</text:p>
      <text:p text:style-name="P4">
<text:span text:style-name="T4">
头六个月螺纹钢价跌25% 业内人士吃惊</text:span>
</text:p>
      <text:p text:style-name="P4">
宝钢股份4月27日披露2023年一季度业绩出现大幅下滑。财报显示，宝钢股份营业总收入788.86亿元，同比下降8.55%，归母净利润18.45亿元，同比下降50.56%。对此，方先生说，目前国内效益最好的国企是宝钢集团，民企是沙钢股份：“如果这两家企业都亏损，那么就意味着全国的钢铁工业都亏损。”</text:p>
      <text:p text:style-name="P4">
另外，唐山玉田金州实业不久前已停产检修，河北5家钢厂废钢停收。4月25日，西北联钢各股东钢企及区域内主要钢企决定自发自律进行临时减停产，减产比例不低于30%，涉及高炉15座以上。</text:p>
      <text:p text:style-name="P4">
钢铁业人士李木秀说：“为什么钢铁价格不断的往下跌，钢厂的倒闭潮已经开始了，比如水钢破产，呼和浩特钢厂也破产，同时凤城钢厂，郑州增奇钢厂、河北恒泰等等十几个钢厂不是倒闭就是在清算中。今年一季度钢厂亏十亿八亿的都是普遍现象。以前钢厂生产一吨就赚一千元的时代已经过去。”</text:p>
      <text:p text:style-name="P4">
中国钢铁业正面临前所未有的关停、破产或合并。（网络截图/古亭提供）  <text:a xlink:type="simple" xlink:href="https://www.rfa.org/mandarin/yataibaodao/jingmao/gt-06162023023515.html/m0616-gtp3.jpg" text:style-name="Internet_20_link" text:visited-style-name="Visited_20_Internet_20_Link">
</text:a>
</text:p>
      <text:p text:style-name="P4">
<text:span text:style-name="T4">
企业亏损加资金链断裂难以为继</text:span>
</text:p>
      <text:p text:style-name="P4">
有钢铁业内人士在抖音发视频说：“全国的大批钢铁企业，现在面临关停、甚至出售，像我们山西、河北、江苏、山东等大批钢企因为调整产业结构，资金链断裂，正在考虑出售资产进行缓解。”</text:p>
      <text:p text:style-name="P4">
中国西北联合钢铁有限公司由陕西钢铁集团有限公司、山西建龙实业有限公司、山西晋南钢铁集团有限公司等六家单位发起组建，包含九家钢铁生产企业。据报，西北联合钢铁有限公司在去年七月份曾建议区域内各钢企制定限产计划，限制钢产量一至三成。但是依然无法止损。业内人士说，对钢材需求最大的是房地产行业，其次才是汽车等家电产品。</text:p>
      <text:p text:style-name="P4">
记者：古亭 责编：许书婷、陈美华、梒青 网编：洪伟</text:p>
      <text:p text:style-name="P4">
Source: <text:a xlink:type="simple" xlink:href="https://www.rfa.org/mandarin/yataibaodao/jingmao/gt-06162023023515.html" text:style-name="Internet_20_link" text:visited-style-name="Visited_20_Internet_20_Link">
https://www.rfa.org/mandarin/yataibaodao/jingmao/gt-06162023023515.html</text:a>
</text:p>
      <!--NEWS-->
      <text:h text:style-name="P10" text:outline-level="1">
<text:span text:style-name="T4">
冲突与无人机袭击 俄罗斯宣布解决乌克兰危机的6个条件与基辅确认收复7 个住宅区</text:span>
</text:h>
      <text:p text:style-name="P4">
Author: 半岛电视台＋通讯社</text:p>
      <text:p text:style-name="P4">
Publisher: Al Jazeera</text:p>
      <text:p text:style-name="P4">
Published Time: 2023-06-16T03:03:37</text:p>
      <text:p text:style-name="P4">
Modified Time: 2023-06-16T03:03:37</text:p>
      <text:p text:style-name="P4">
Description: 俄罗斯宣布解决乌克兰危机愿景及其可以使用核武器的条件，与此同时，乌克兰证实其已经重新控制了大约100平方公里的领土。</text:p>
      <text:p text:style-name="P4">
Images: ["<text:a xlink:type="simple" xlink:href="https://chinese.aljazeera.net/wp-content/uploads/2023/06/1-1686883954.jpg" text:style-name="Internet_20_link" text:visited-style-name="Visited_20_Internet_20_Link">
1-1686883954.jpg</text:a>
", "<text:a xlink:type="simple" xlink:href="https://chinese.aljazeera.net/wp-content/uploads/2023/06/1-1686883733.jpg" text:style-name="Internet_20_link" text:visited-style-name="Visited_20_Internet_20_Link">
1-1686883733.jpg</text:a>
", "<text:a xlink:type="simple" xlink:href="https://chinese.aljazeera.net/wp-content/uploads/2023/06/1-1686883875.jpg" text:style-name="Internet_20_link" text:visited-style-name="Visited_20_Internet_20_Link">
1-1686883875.jpg</text:a>
"]</text:p>
      <text:p text:style-name="P4">
Topics: ['乌克兰战争', '军事', '政治', '新闻']</text:p>
      <text:p text:style-name="P4">
Keywords: ['乌克兰战争', '军事', '政治', '新闻', '乌克兰', '俄罗斯', '欧洲']</text:p>
      <text:p text:style-name="P4">
Type: Article</text:p>
      <!--METADATA-->
      <text:p text:style-name="P4">
<draw:frame draw:style-name="fr1" draw:name="Image128" text:anchor-type="as-char" svg:width="6.9236in" svg:height="4.531811in" draw:z-index="0">
<draw:image xlink:href="../Images/Aljazeera Chinese/2023-06-16T03-03-37/1-1686883954.jpg" xlink:type="simple" xlink:show="embed" xlink:actuate="onLoad" draw:mime-type="image/jpeg"/>
</draw:frame>
 实地事态发展 了解乌克兰局势细节</text:p>
      <text:p text:style-name="P4">
俄罗斯宣布解决乌克兰危机愿景及其可以使用核武器的条件，与此同时，乌克兰证实其已经重新控制了大约100平方公里的领土。</text:p>
      <text:p text:style-name="P4">
俄罗斯外交部发言人玛丽亚·扎哈罗娃表示，俄罗斯只能出于防御目的使用核武器。</text:p>
      <text:p text:style-name="P4">
玛丽亚·扎哈罗娃在新闻发布会上补充说，乌克兰加入北约或两国之间采用所谓的以色列合作模式无助于解决乌克兰局势。</text:p>
      <text:p text:style-name="P4">
玛丽亚·扎哈罗娃谈到了可以称之为莫斯科解决危机的条件，并表示，解决乌克兰危机的方法是重返其中立立场，确认其无核地位，并根据当前现实承认新的地区，基辅保障其公民、俄语人口和少数民族代表的基本权利，包括给予俄语官方地位、停止敌对行动，西方国家必须停止向基辅供应武器。</text:p>
      <text:h text:style-name="P13" text:outline-level="4">
<text:span text:style-name="T4">
乌克兰：我们解放了 7 个居民区</text:span>
</text:h>
      <text:p text:style-name="P4">
有关乌克兰反击的事态发展，乌克兰一名高级军事指挥官周四表示，乌克兰在对俄罗斯军队的反击中重新控制了100多平方公里的领土。</text:p>
      <text:p text:style-name="P4">
乌克兰总参谋部发言人奥列克西·赫鲁姆夫将军在新闻发布会上证实，在乌克兰称上周开始攻势的第一阶段，解放了该国东部顿涅茨克和南部扎波罗热的七个社区。</text:p>
      <text:p text:style-name="P4">
赫鲁姆夫补充说，“我们准备继续战斗，只用双手解放我们的土地。”</text:p>
      <text:p text:style-name="P4">
军方官员表示，乌克兰军队在扎波罗热地区的马拉托克马奇卡村附近推进了 3 公里，在顿涅茨克地区大诺沃西尔卡南部的村庄附近长达 7 公里。</text:p>
      <text:p text:style-name="P4">
俄罗斯不承认乌克兰的进步，双方都表示，自反击开始以来，对方损失惨重，而莫斯科或基辅很少就他们的损失发表评论。</text:p>
      <text:p text:style-name="P4">
<draw:frame draw:style-name="fr1" draw:name="Image129" text:anchor-type="as-char" svg:width="6.9236in" svg:height="3.894525in" draw:z-index="0">
<draw:image xlink:href="../Images/Aljazeera Chinese/2023-06-16T03-03-37/1-1686883733.jpg" xlink:type="simple" xlink:show="embed" xlink:actuate="onLoad" draw:mime-type="image/jpeg"/>
</draw:frame>
 非正规部队 俄罗斯对乌克兰战争的先头部队</text:p>
      <text:h text:style-name="P13" text:outline-level="4">
<text:span text:style-name="T4">
空袭和击落无人机</text:span>
</text:h>
      <text:p text:style-name="P4">
另一方面，克里米亚的俄罗斯当局宣布，他们在半岛上空击落了 9 架乌克兰无人机。</text:p>
      <text:p text:style-name="P4">
俄罗斯当局表示，其中三架被电子设备摧毁，其余被防空部队击落。</text:p>
      <text:p text:style-name="P4">
俄罗斯当局并指出，其中一架无人机在多库查耶沃村爆炸，没有造成人员伤亡。</text:p>
      <text:p text:style-name="P4">
俄罗斯国家新闻机构周四也援引俄罗斯国防部的说法报道称，俄罗斯军队使用高精度和远程武器成功轰炸了乌克兰的无人机制造设施。</text:p>
      <text:p text:style-name="P4">
与此同时，俄罗斯通讯社援引国防部的说法报道称，俄罗斯防空系统拦截了 5 枚使用美制海马斯系统发射的导弹，并击落了 25 架无人机。</text:p>
      <text:p text:style-name="P4">
另一方面，基辅防空局表示，乌克兰领土周四遭到巡航导弹和无人机的袭击。</text:p>
      <text:p text:style-name="P4">
据乌克兰当局称，第聂伯罗彼得罗夫斯克地区的工业目标遭到 3 枚巡航导弹的袭击，并补充说，乌克兰防空系统击落了 20 多架无人机，其中 13架飞越黑海的敖德萨。</text:p>
      <text:p text:style-name="P4">
卡夫巴斯军事部门负责人表示，爆炸声响彻乌克兰东南部城市。</text:p>
      <text:p text:style-name="P4">
另一方面，乌克兰东南部塔夫里亚地区部队发言人瓦列里·谢尔申表示，乌克兰军队继续在该地区作战，开展进攻行动并取得成功。</text:p>
      <text:p text:style-name="P4">
瓦列里·谢尔申强调说，乌克兰部队的进步来自他所谓的激烈战斗以及炮击和俄罗斯空袭的强度，他的部队的进步来自他所说的激烈战斗以及炮击和俄罗斯空袭的强度。</text:p>
      <text:p text:style-name="P4">
在俄罗斯，俄新社发布了军事装备的照片，据称这些照片属于所谓的俄罗斯别尔哥罗德境内的乌克兰破坏分子。</text:p>
      <text:p text:style-name="P4">
俄新社播出的照片显示被摧毁的军用车辆和坦克，与此同时，俄新社报道称，这些属于试图进入俄罗斯别尔哥罗德领土的乌克兰军队。</text:p>
      <text:p text:style-name="P4">
基辅否认在俄罗斯境内发动任何袭击，并表示，反对普京政府的俄罗斯军事人员正在俄罗斯境内发动此类袭击。</text:p>
      <text:p text:style-name="P4">
<draw:frame draw:style-name="fr1" draw:name="Image130" text:anchor-type="as-char" svg:width="6.9236in" svg:height="3.894525in" draw:z-index="0">
<draw:image xlink:href="../Images/Aljazeera Chinese/2023-06-16T03-03-37/1-1686883875.jpg" xlink:type="simple" xlink:show="embed" xlink:actuate="onLoad" draw:mime-type="image/jpeg"/>
</draw:frame>
白俄罗斯总统威胁说，如果他的国家受到攻击，他将使用核武器</text:p>
      <text:h text:style-name="P13" text:outline-level="4">
<text:span text:style-name="T4">
乌克兰获得数千枚炮弹</text:span>
</text:h>
      <text:p text:style-name="P4">
关于西方对乌克兰的支持程度，挪威国防部周四在一份声明中表示，挪威和丹麦同意向乌克兰额外捐赠 9000 枚炮弹。</text:p>
      <text:p text:style-name="P4">
挪威国防部并表示，挪威将提供导弹，而丹麦将捐赠引信和推进剂。</text:p>
      <text:p text:style-name="P4">
据挪威国防部称，挪威还将从自己的库存中捐赠 7000 枚炮弹，这些炮弹已经运往乌克兰。</text:p>
      <text:p text:style-name="P4">
挪威国防部表示，这些炮弹可用于多种类型的火炮，包括此前挪威捐赠的M109火炮。</text:p>
      <text:p text:style-name="P4">
在此背景下，美国国防部长劳埃德·奥斯汀表示，加拿大承诺向乌克兰提供 5 亿美元的军事援助，其中包括地对空导弹。</text:p>
      <text:p text:style-name="P4">
奥斯汀补充说，“我们现在的首要任务是满足乌克兰对防空系统的需求，”并指出，他的国家“为乌克兰军队在对俄罗斯的战争中提供了杰出的训练和强大的能力”。</text:p>
      <text:h text:style-name="P13" text:outline-level="4">
<text:span text:style-name="T4">
国际原子能机构总干事访问扎波罗热核电站</text:span>
</text:h>
      <text:p text:style-name="P4">
在此背景下，据一名俄罗斯官员周四宣布，与此相关的是，国际原子能机构总干事拉斐尔·格罗西抵达了莫斯科控制下的乌克兰扎波罗热核电站。</text:p>
      <text:p text:style-name="P4">
格罗西原定于周三访问该核电站，在反应堆冷却水源卡霍夫卡大坝被毁后，但出于安全原因，这次访问被推迟到周四。</text:p>
      <text:p text:style-name="P4">
本次访问之前，格罗西周二在基辅与乌克兰总统泽连斯基举行了会晤。</text:p>
      <text:h text:style-name="P13" text:outline-level="4">
<text:span text:style-name="T4">
乌克兰地区的俄罗斯选举</text:span>
</text:h>
      <text:p text:style-name="P4">
另一方面，俄罗斯选举委员会周四宣布，将于9月10日在其去年吞并的4个乌克兰地区组织地方选举。</text:p>
      <text:p text:style-name="P4">
选举委员会在Telegram上发文称，“将于 2023 年 9 月 10 日的一个投票日在俄罗斯联邦的新地区进行选举。”</text:p>
      <text:p text:style-name="P4">
根据选举委员会的说法，这些选举旨在选举地方和市议会，并指出，莫斯科只控制了东部卢甘斯克和顿涅茨克地区的一部分，以及南部的扎波罗热和赫尔松。</text:p>
      <text:p text:style-name="P4">
这些地区仍在发生战斗，乌克兰目前正在进行旨在解放这些地区的反攻。</text:p>
      <text:p text:style-name="P4">
2022 年 9 月，俄罗斯总统弗拉基米尔·普京在组织了一次未得到基辅或国际社会承认的全民公投后，宣布吞并赫尔松、扎波罗热、卢甘斯克和顿涅茨克地区。</text:p>
      <text:p text:style-name="P4">
普京将这些地区描述为历史悠久的俄罗斯土地，并强调，基辅必须同意放弃这些地区才能实现和平，但基辅排除对其领土完整做出任何妥协的可能性。</text:p>
      <text:p text:style-name="P4">
Source: <text:a xlink:type="simple" xlink:href="https://chinese.aljazeera.net/news/war-in-ukraine/2023/6/16/%e5%86%b2%e7%aa%81%e4%b8%8e%e6%97%a0%e4%ba%ba%e6%9c%ba%e8%a2%ad%e5%87%bb%e4%bf%84%e7%bd%97%e6%96%af%e5%ae%a3%e5%b8%83%e8%a7%a3%e5%86%b3%e4%b9%8c%e5%85%8b%e5%85%b0%e5%8d%b1%e6%9c%ba%e7%9a%846%e4%b8%aa" text:style-name="Internet_20_link" text:visited-style-name="Visited_20_Internet_20_Link">
https://chinese.aljazeera.net/news/war-in-ukraine/2023/6/16/%e5%86%b2%e7%aa%81%e4%b8%8e%e6%97%a0%e4%ba%ba%e6%9c%ba%e8%a2%ad%e5%87%bb%e4%bf%84%e7%bd%97%e6%96%af%e5%ae%a3%e5%b8%83%e8%a7%a3%e5%86%b3%e4%b9%8c%e5%85%8b%e5%85%b0%e5%8d%b1%e6%9c%ba%e7%9a%846%e4%b8%aa</text:a>
</text:p>
      <!--NEWS-->
      <text:h text:style-name="P10" text:outline-level="1">
<text:span text:style-name="T4">
中国在能源转型过程中增建燃煤电厂 (Free Version)</text:span>
</text:h>
      <text:p text:style-name="P4">
Authors: ['白艾德']</text:p>
      <text:p text:style-name="P4">
Publisher: 英国《金融时报》</text:p>
      <text:p text:style-name="P4">
Time: 2023-06-16T03:03:57+00:00</text:p>
      <text:p text:style-name="P4">
Published Time: 2023-06-15T12:00:99+08:00</text:p>
      <text:p text:style-name="P4">
Modified Time: 2023-06-15T23:37:99+08:00</text:p>
      <text:p text:style-name="P4">
Description: 环保主义者相信一波新的煤电项目与中国减排雄心相悖，但也有人指出，中国在可再生能源领域的空前投资和技术进步说明它走在正轨上。</text:p>
      <text:p text:style-name="P4">
Images: ["<text:a xlink:type="simple" xlink:href="https://thumbor.ftacademy.cn/unsafe/picture/7/000184627_piclink.jpg" text:style-name="Internet_20_link" text:visited-style-name="Visited_20_Internet_20_Link">
000184627_pic...</text:a>
"]</text:p>
      <text:p text:style-name="P4">
Themes: ['气候变化', '关注']</text:p>
      <text:p text:style-name="P4">
Keywords: ['气候变化', '污染', '可再生能源', '煤炭', '煤电', '电力', '化石能源', '碳中和']</text:p>
      <text:p text:style-name="P4">
Type: Article</text:p>
      <!--METADATA-->
      <text:p text:style-name="P4">
<draw:frame draw:style-name="fr1" draw:name="Image131" text:anchor-type="as-char" svg:width="6.9236in" svg:height="4.617987in" draw:z-index="0">
<draw:image xlink:href="../Images/FT Chinese Free Version/2023-06-16T03-03-57-00-00/000184627_piclink.jpg" xlink:type="simple" xlink:show="embed" xlink:actuate="onLoad" draw:mime-type="image/jpeg"/>
</draw:frame>
</text:p>
      <text:p text:style-name="P4">
“中国历来重信守诺。”</text:p>
      <text:p text:style-name="P4">
自毛泽东以来权力最大的中国领导人习近平在2020年末如是开始他的一次讲话，就在几个月前，他在纽约举行的联合国大会(UN GeneralAssembly)作出令人震惊的承诺：到2060年，中国的二氧化碳净排放量将减少至近乎为零。</text:p>
      <text:p text:style-name="P4">
Source: <text:a xlink:type="simple" xlink:href="http://www.ftchinese.com/story/001099988" text:style-name="Internet_20_link" text:visited-style-name="Visited_20_Internet_20_Link">
http://www.ftchinese.com/story/001099988</text:a>
</text:p>
      <!--NEWS-->
      <text:h text:style-name="P10" text:outline-level="1">
<text:span text:style-name="T4">
點名華為、中興風險高 歐盟籲加速禁用</text:span>
</text:h>
      <text:p text:style-name="P4">
Author: None (Language: zh)</text:p>
      <text:p text:style-name="P4">
Publisher: None</text:p>
      <text:p text:style-name="P4">
Time: 2023-06-16T03:07:00Z</text:p>
      <text:p text:style-name="P4">
Description: 歐盟執委會15日警告，中國5G供應商華為和中興恐對歐盟構成安全威脅，各成員國應加快禁用這類高風險網路設備。其中擔憂為何？哪些國家已對華為展開限制？</text:p>
      <text:p text:style-name="P4">
Videos: []</text:p>
      <text:p text:style-name="P4">
Images: []</text:p>
      <text:p text:style-name="P4">
Subject: 时政风云</text:p>
      <text:p text:style-name="P4">
Subjects: ['华为', '希腊债务危机', '欧债危机', '欧盟', '乌克兰', '诺贝尔奖', '欧洲难民危机', '欧洲', '智能手机']</text:p>
      <text:p text:style-name="P4">
Keywords: ['华为', '欧盟', '中兴', '5G', '数据安全']</text:p>
      <text:p text:style-name="P4">
ID: 65934528</text:p>
      <!--METADATA-->
      <text:p text:style-name="P4">
<text:a xlink:type="simple" xlink:href="https://www.dw.com/zh/overlay/image/article/65934528/65379653" text:style-name="Internet_20_link" text:visited-style-name="Visited_20_Internet_20_Link">
 </text:a>
</text:p>
      <text:p text:style-name="P4">
華為遭歐盟執委會點名，稱其對歐盟構成安全威脅（資料照）</text:p>
      <text:p text:style-name="P4">
（德國之聲中文網）歐盟執委會週四（6月15日）警告，中國電信巨頭華為和中興可能對歐盟的資訊安全構成威脅，宣布將停用這些公司的設備。</text:p>
      <text:p text:style-name="P4">
法新社報導，歐盟執委會在一份聲明中稱，跟其他5G供應商比起來，華為與中興通訊明顯風險更大，執委會因此將採取相關安全措施，避免過度依賴這些供應商的設備。</text:p>
      <text:p text:style-name="P4">
歐盟執委會內部市場執委布雷頓（ThierryBreton）在記者會上表示，相關設備「可能成為損害我們（指歐盟）利益的『武器』」，仰賴這樣的設備將對歐盟的共同安全構成嚴重的漏洞，是歐盟承擔不起的風險。他呼籲歐盟的27個成員國及其電信運營商，應將華為和中興的設備排除在其移動網絡之外。</text:p>
      <text:p text:style-name="P4">
</text:p>
      <text:p text:style-name="P4">
布雷頓3月在歐盟執委會總部發表談話</text:p>
      <text:p text:style-name="P4">
根據路透社，布雷頓日前曾表示，有些第三方國家在情資和數位安全方面的法規具有侵入性，而部分歐盟成員仍在其5G核心網絡中，採用這些國家的高風險組件，令人擔憂。報導指，布雷頓當時的言論，暗示的正是中國。</text:p>
      <text:p text:style-name="P4">
2020年，歐盟通過一項指導方針，敦促成員國對高風險的5G供應商加以限制或禁止，避免危害其電信網絡核心的安全，然而迄今在27個成員國之中，只有10國對華為、中興等高風險的供應商進行限用或排除。</text:p>
      <text:p text:style-name="P4">
布雷頓說，這樣的禁用速度「太慢了」，由於過度仰賴這公司設備、形成弱點，歐盟因此暴露於重大的集體安全風險中。</text:p>
      <text:p text:style-name="P4">
法新社指，執委會早前推出的嚴格5G規範並未徹底禁止任何供應商、也沒有點名華為，此次的聲明因而標誌著歐盟的轉向——在與北京保持關係的同時，也對中國採取越來越強硬的立場。</text:p>
      <text:h text:style-name="P12" text:outline-level="3">
<text:span text:style-name="T4">
对于华为 我们应该感到担忧吗？</text:span>
</text:h>
      <text:h text:style-name="P12" text:outline-level="3">
<text:span text:style-name="T4">
西方群起棄用華為</text:span>
</text:h>
      <text:p text:style-name="P4">
華盛頓此前曾對「華為設備可能被中國情報部門干涉」表示擔憂，並於 <text:a xlink:type="simple" xlink:href="https://www.dw.com/zh/zh/以国安为由-美计划对华为与中兴祭出禁售令/a-63435846" text:style-name="Internet_20_link" text:visited-style-name="Visited_20_Internet_20_Link">
 去年禁止向華為和中興通訊等中國公司進口或銷售通信設備</text:a>
 ； <text:a xlink:type="simple" xlink:href="https://www.dw.com/zh/zh/英国政府为禁华为5g立下时间表/a-55775443" text:style-name="Internet_20_link" text:visited-style-name="Visited_20_Internet_20_Link">
英國也在其5G電信網路中棄用華為 </text:a>
 。</text:p>
      <text:p text:style-name="P4">
此外，德國內政部長費澤爾（Nancy Faeser）4月曾表示， <text:a xlink:type="simple" xlink:href="https://www.dw.com/zh/zh/德国政府拟禁用华为5g技术-中国使馆损人不利己/a-64908872" text:style-name="Internet_20_link" text:visited-style-name="Visited_20_Internet_20_Link">
 德國正在審查其5G網絡中的中國組件</text:a>
；葡萄牙上個月也發布了一項決議，可能禁止電信運營商在其5G移動網絡和4G平台中，使用中國設備。</text:p>
      <text:p text:style-name="P4">
對於中國可能將相關通訊設備用於間諜活動的指控，華為、中興都表示強烈反對。中國外交部亦曾反駁，西方世界以「莫須有的風險為藉口，配合美國歧視、排除中國企業，公然違反市場經濟原則和自由貿易規則」，嚴重損害中國企業的正當利益與合作互信基礎，是高度政治化的操弄。</text:p>
      <text:h text:style-name="P12" text:outline-level="3">
<text:span text:style-name="T4">
德国即将禁用华为、中兴5G设备？</text:span>
</text:h>
      <text:p text:style-name="P4">
（路透社、法新社、德新社）</text:p>
      <text:p text:style-name="P4">
Source: <text:a xlink:type="simple" xlink:href="https://www.dw.com/zh/點名華為、中興風險高-歐盟籲加速禁用/a-65934528" text:style-name="Internet_20_link" text:visited-style-name="Visited_20_Internet_20_Link">
https://www.dw.com/zh/點名華為、中興風險高-歐盟籲加速禁用/a-65934528?maca=chi-rss-chi-all-1127-rdf</text:a>
</text:p>
      <!--NEWS-->
      <text:h text:style-name="P10" text:outline-level="1">
<text:span text:style-name="T4">
埃及学者麦雅琪：“一带一路”在中东的未来 (Free Version)</text:span>
</text:h>
      <text:p text:style-name="P4">
Authors: ['']</text:p>
      <text:p text:style-name="P4">
Publisher: 英国《金融时报》</text:p>
      <text:p text:style-name="P4">
Time: 2023-06-16T03:30:21+00:00</text:p>
      <text:p text:style-name="P4">
Published Time: 2023-06-15T12:00:99+08:00</text:p>
      <text:p text:style-name="P4">
Modified Time: 2023-06-15T23:37:99+08:00</text:p>
      <text:p text:style-name="P4">
Description: 王英良：埃及学者麦雅琪受访指出，中国在中东的角色与影响力显著提升，美国在中东的影响力下降也成为推动中国扮演更积极角色的有利契机。</text:p>
      <text:p text:style-name="P4">
Images: ["<text:a xlink:type="simple" xlink:href="https://thumbor.ftacademy.cn/unsafe/picture/6/000184626_piclink.jpg" text:style-name="Internet_20_link" text:visited-style-name="Visited_20_Internet_20_Link">
000184626_pic...</text:a>
"]</text:p>
      <text:p text:style-name="P4">
Themes: ['专栏', '一带一路', '关注']</text:p>
      <text:p text:style-name="P4">
Keywords: ['一带一路', '中东', '埃及', '资本与国家']</text:p>
      <text:p text:style-name="P4">
Type: Article</text:p>
      <!--METADATA-->
      <text:p text:style-name="P4">
<draw:frame draw:style-name="fr1" draw:name="Image134" text:anchor-type="as-char" svg:width="6.9236in" svg:height="4.503045in" draw:z-index="0">
<draw:image xlink:href="../Images/FT Chinese Free Version/2023-06-16T03-30-21-00-00/000184626_piclink.jpg" xlink:type="simple" xlink:show="embed" xlink:actuate="onLoad" draw:mime-type="image/jpeg"/>
</draw:frame>
来自FT中文网的温馨提示：如您对更多FT中文网的内容感兴趣，请在苹果应用商店或谷歌应用市场搜索“FT中文网”，下载FT中文网的官方应用。</text:p>
      <text:p text:style-name="P4">
麦雅琪（Passant MamdouhRidwan）是笔者新认识的朋友。她出生于埃及，在开罗大学完成本科学业后，在北京大学获得硕士和博士学位，目前在复旦大学从事博士后研究，她在中国已经有12年的生活工作经验。Passant的研究领域是中国与中东国家关系，聚焦于“一带一路”在中东地区的发展。本次专访以——“中国与中东国家的关系”为主线，力图展示Passant对这一领域的思考。以下是笔者对Passant的采访实录：</text:p>
      <text:p text:style-name="P4">
<text:span text:style-name="T4">
问：</text:span>
 请介绍您的科研兴趣和目前手头的研究课题。</text:p>
      <text:p text:style-name="P4">
<text:span text:style-name="T4">
Passant：</text:span>
我来自埃及，我在中国有12年的学习和工作经验。2021年，从北京大学国际关系学院拿到博士学位，当时我主要研究中国与埃及的战略合作伙伴关系。我目前在复旦大学从事博士后研究，科研聚焦于中国与中东国家的卫生合作。我的研究方向涉及中东国际关系、中国与中东国家外交关系及“一带一路”在中东北非地区的合作。当前，我的研究更偏向于中国与“一带一路”国家的健康事业合作、“数字丝绸”之路在中东北非国家的发展等。</text:p>
      <text:p text:style-name="P4">
<text:span text:style-name="T4">
问：</text:span>
 作为研究“中国——中东国家”关系的学者，您觉得近年来双边关系发展如何？现实的挑战有哪些？</text:p>
      <text:p text:style-name="P4">
<text:span text:style-name="T4">
Passant：</text:span>
近年来，中国与中东地区国家在各领域合作关系不断密切，在“一带一路”倡议下双边关系取得了巨大成就。目前，中东国家力求实现外交关系平衡，部分国家长期以来作为美国的重要的区域性战略盟友，现在则转向中国与俄罗斯，以实现国家更高的战略利益。</text:p>
      <text:p text:style-name="P4">
经贸合作是中国与阿拉伯国家的重要内容。海湾国家的沙特和阿联酋均是中国的重要贸易伙伴，中国也是海湾合作委员会（海合会）国家石油的主要进口国，沙特是中国的重要石油进口来源国，在阿联酋存在为数众多的跨国公司。中国在海合会国家的投资领域包括交通、能源和电信等。基础设施项目包括：迪拜地铁、哈利法港、利雅得地铁、迪拜的哈翔洁净煤电厂和阿曼的杜库木炼油厂。在北非的埃及、阿尔及利亚和摩洛哥的中国基础设施投资和援建项目有：埃及新首都、苏伊士运河经济区、阿尔及利亚地铁、摩洛哥的丹吉尔地中海港（Tangier-Med Port）、哈桑二世大桥等。</text:p>
      <text:p text:style-name="P4">
虽然“一带一路”在中东地区发展存在无限可能，但同时也存在诸多的挑战。中东地区国家面临复杂的国内治理及地缘政治挑战：其一，内部治理失序。在区域政治经济总体不稳的情况，许多国家爆发了内战，这可能对国内投资环境带来冲击，也导致中国投资项目推迟或难以按期完成。最近我们看到了苏丹局势，2011年“阿拉伯之春”爆发了一系列游行示威，利比亚内战升级导致中国公民被有组织地撤回，叙利亚和也门的内部政治不稳也产生消极的外溢。其二，恐怖主义构成挑战。因教派冲突、内战等因素造成特定国家成为恐怖主义、极端主义的温床。其三，病毒蔓延。新冠疫情在全球流行期间，全球供应链停滞，导致各国经济下行，这让“一带一路”一些项目被延误。其四，文化差异。在这个方面我要强调民间文化交流的重要性，这可能导致跨国关系出现新的变动。</text:p>
      <text:p text:style-name="P4">
<text:span text:style-name="T4">
问：</text:span>
 中国在中东地区的直接投资是否产生了积极的效应？您对此评价如何？</text:p>
      <text:p text:style-name="P4">
<text:span text:style-name="T4">
Passant：</text:span>
“一带一路”倡议启动以来，中国与17个阿拉伯国家签署了“一带一路”协议。中国不断增加在基础设施、建设、能源、通信、房产、科技、金融、卫生、教育、旅游业等领域的投资，具体项目我上面已经做了部分解读。中国已经成为区域重要的外资来源国，在“一带一路”倡议之前，中国大部分投资集中于能源方面，现已扩大到多元领域，中国在基础设施项目上发挥了关键作用，包括港口、公路、铁路和能源项目投资和建设等到处都存在中国跨国公司的身影。这些投资不仅对实现区域内国家经济发展有积极的作用，对解决就业和实现社会稳定同样带来了客观的利好。</text:p>
      <text:p text:style-name="P4">
中国与中东国家存在战略伙伴关系的有：埃及（1999）、阿尔及利亚（2004）、阿联酋（2016）、卡塔尔（2014）、约旦（2015）、伊拉克（2015）、伊朗（2016）、摩洛哥（2016）、沙特阿拉伯（2016）、阿曼（2018）、科威特（2018）。2010年以来，中国逐步超越美国成为中东国家的第一贸易伙伴。2021年，中国从中东国家的进口总额是1300亿美元，美国为340亿美元，中国对中东出口额为1290亿美元，美国为480亿美元。这显示中国在中东地区的经贸影响力不断提升，已成为区域国家最重要的经贸伙伴。目前，沙特、阿联酋等海合会国家积极推动经济转向，推动经济多元化，逐步减少对石油经济的单一依赖，加大招商以吸引外国投资。</text:p>
      <text:p text:style-name="P4">
在中国推动建设“数字丝绸”之路之际，科技和通信已成为双边合作的一个重要领域。当前，埃及、阿尔及利亚、沙特、阿联酋在推行5G网络、人工智能等方面积极与中国合作。华为在埃及开罗建设了北部非洲首个“OpenLab”，在促进埃及数字化合作、5G通讯和AI等技术上发挥了重要作用。沙特与中国签署人工智能领域培训，以提升人工智能相关的技术人才储备。沙特的点心公司“ZAIN.”开始用5G，华为把沙特当作建设5G的中东重点国家之一。华为与阿联酋的DU公司也签署了5G战略合作谅解备忘录。这些都表明，中国在推动区域科技发展实现地缘经济战略的举措。值得一提的是美国常表示出对中东与中国在这一领域合作的担忧，并且向海湾国家（沙特、阿联酋、巴林）表达对中国华为设备市场份额的警告，实际上，海湾国家还使用其他的国家的5G科技设备，而华为并非处于寡占市场。这表明中东国家会不断在大国之间寻求利益平衡。</text:p>
      <text:p text:style-name="P4">
<text:span text:style-name="T4">
问：</text:span>
美国在中东的影响力出现下降，中国参与并推动伊朗与沙特的政治和解，成为区域事务的重要影响者。作为来自埃及的国际关系学者，您怎么看待中国所扮演的角色？中东国家对中国积极作为的反响如何？</text:p>
      <text:p text:style-name="P4">
<text:span text:style-name="T4">
Passant：</text:span>
近年来，中国在中东地区的角色与影响力得以显著提升，美国在中东地区的影响力下降也成为推动中国扮演更加积极角色的有利契机。如果我们回顾中东地区的“阿拉伯之春”，能够看到该地区已经历许多的演进和挑战，包含：大国影响力的转移、美俄中三国在这一区域的博弈、非国家行为体兴起对地区政治的挑战、中东国家关系的重塑，这些都已成为目前中东新格局演变的重要动力。</text:p>
      <text:p text:style-name="P4">
中国在中东地区国家一直被各方视为是一个重要的经贸伙伴，中国积极推动区域和平，所展开的大量投资项目对推动中东经济发展有一定的利好，同时对实现区域政治稳定也有巨大作用。长期以来，美国在中东地区安全进程中是一个极具分量的国家，在许多中东争端上扮演角色越发突出，比如，1979年美国推动实现埃及和以色列签署和平条约，当时美国是唯一一个能促进两国和平的国家，而目前中国的外交已经悄然在改变这一局面。</text:p>
      <text:p text:style-name="P4">
现在看，中国在该地区的政治参与不断增加，这是中东国家原本乐见中国扮演的角色。沙特作为中东地区逊尼派主导的大国，伊朗作为什叶派主导的一个有影响力国家，意识形态差异成为中东地区教派冲突的关键。目前，在黎巴嫩、伊拉克、叙利亚、也门都有伊朗支持的军事组织，这些国家成为沙特与伊朗教派冲突的重点，由此导致长期的地缘政治动荡与残酷内战此起彼伏。另外，长期以来，以色列与海湾阿拉伯国家在“伊朗威胁”论下加强政治动员，力图共同遏制伊朗势力，通过美国实行经济制裁来限制伊朗的“核武项目”。伊朗经济由于制裁已经困难重重，近期国内爆发的示威游行也带来政治局势不稳定。因此，沙特和伊朗两个国家都愿意通过中国调停来实现和解，实现地区稳定，不过是否能籍此契机彻底结束冲突，我认为没有那么简单。值得一提的是，在伊朗与沙特关系不断转好的情况下，未来局势是否会影响到以色列的“亚伯拉罕协议”（AbrahamAccords）的进展？我认为沙特与以色列关系正常化还需要一些条件，这也需要时间来观察。</text:p>
      <text:p text:style-name="P4">
最后，美国从中国扮演和解角色也是受益的一方，稳定的海湾地区对于维护美国利益有好处，但是中东地区的稳定也使美国更有能力和战略资源投射并经营印太战略。</text:p>
      <text:p text:style-name="P4">
<text:span text:style-name="T4">
问：</text:span>
 中东地区作为中国外交的重要方向，区域内部面临民族主义、反恐和战争动荡等挑战，您认为中东国家在中美强竞争的背景下可能扮演什么角色？</text:p>
      <text:p text:style-name="P4">
<text:span text:style-name="T4">
Passant：</text:span>
美国介入并长期主导中东地区事务，中东国家是全球石油资源的主要出口方，在美国维系全球霸权中处于重要的点位。冷战时期，美国利益集中于控制石油、保障以色列安全、抵抗苏联在中东地区的渗透。苏联解体之后，美国成为世界唯一霸权国。1979年推动埃及与以色列签署“戴维营条约”（CampDavidAccords）被视为美国与中东外交的一个重要进展。在此之后，美国为维护国家利益向地区国家（埃及、以色列、约旦和沙特阿拉伯）提供大量军事援助和武装部队训练支持，这些都服务于美国中东战略利益。</text:p>
      <text:p text:style-name="P4">
9•11事件后，美国在2001年以打击“恐怖主义”为理由开始对阿富汗塔利班宣战，美国指控萨达姆拥有核武器并在2003年发起伊拉克发动战争，推翻了萨达姆政权，这让伊拉克甚至整个地区陷入教派冲突与动荡。美国对利比亚、叙利亚的干涉一样带来恶劣后果。美国在中东地区的军事干预不仅对中东带来损害，而且带来美国在中东外交的失利。</text:p>
      <text:p text:style-name="P4">
中国在中东地区的外交不同于美国，中国在中东地区依靠软实力，把经济利益放在首要，基于互利共赢合作关系、不干涉地区内政、不要求地区国家推行政治改革、不涉人权问题等条件，长期与地区国家都保持友好关系，这就成为许多中东国家更倾向于与中国加强关系的一个原因。</text:p>
      <text:p text:style-name="P4">
在中美竞争背景下，中东国家大概率会继续在中美两国间寻求平衡，甚至在美国压制中国在中东国家影响力的情况下，地区国家依然会以国家利益为准绳制定独立自主的外交政策。美国仍是中东国家的主要军事盟友，是海湾地区安全合作的最大伙伴，这种角色暂时很难被取代，中国也无法在短期内弥补美国这一角色。不可否认，中东地区不再是由美国单一力量主导，反而是由区域性大国，比如中国、俄罗斯，甚至印度施加影响力，并与东道国持续保持伙伴关系。平衡大国关系与实现国家利益是中东地区国家普遍实施的外交方针。中东目前的新格局是全球政治多极化的一个表现，到目前为止，中美在中东地区并没有发生直观的激烈地缘冲突。中国学者一直把巴以冲突视为是中东争端的核心议题，实际看，巴勒斯坦问题仍是中东不稳的主因之一，在中国政治影响力增加的情况下，中国可以在这一议题上扮演更加积极的角色。</text:p>
      <text:p text:style-name="P4">
总之，我认为中国会一直避免在该地区与美国发生冲突，中东地区的稳定有利于维持全球石油可持续供给，这契合国际社会的共同利益，而中国会继续作为该地区推动实现和平与和解的重要力量，不会把自己陷入困境。</text:p>
      <text:p text:style-name="P4">
<text:span text:style-name="T5">
（注：Passant出生于埃及，在开罗大学完成本科学业后，在北京大学获得硕士和博士学位，目前在复旦大学从事博士后研究，她在中国已经有12年的生活工作经验。Passant的研究重点是中国与中东国家关系、“一带一路”在中东地区的发展。王英良，英国《金融时报》“资本与国家”专栏作家，目前在推动“一带一路百人百访”项目，微信号porsche91011。本文仅代表作者个人观点。责编邮箱bo.liu@ftchinese.com）</text:span>
</text:p>
      <text:p text:style-name="P4">
Source: <text:a xlink:type="simple" xlink:href="http://www.ftchinese.com/story/001099990" text:style-name="Internet_20_link" text:visited-style-name="Visited_20_Internet_20_Link">
http://www.ftchinese.com/story/001099990</text:a>
</text:p>
      <!--NEWS-->
      <text:h text:style-name="P10" text:outline-level="1">
<text:span text:style-name="T4">
习近平低调度过70大寿 (Free Version)</text:span>
</text:h>
      <text:p text:style-name="P4">
Author: Austin Ramzy 发自香港 / Chun Han Wong 发自新加坡</text:p>
      <text:p text:style-name="P4">
Publisher: 华尔街日报中文网</text:p>
      <text:p text:style-name="P4">
Published Time: 2023-06-16T03:40:00.000Z</text:p>
      <text:p text:style-name="P4">
Modified Time: 2023-06-16T03:40:00.000Z</text:p>
      <text:p text:style-name="P4">
Created Time: 2023-06-16T02:14:00.000Z</text:p>
      <text:p text:style-name="P4">
Description: 习近平已经远远超过了世界领导人的年龄中位数，但鉴于他已为无限期执政扫清了道路，未来他执掌权力和低调过生日的时间可能还有很多年。</text:p>
      <text:p text:style-name="P4">
Images: []</text:p>
      <text:p text:style-name="P4">
Categories: ['国际', '中国']</text:p>
      <text:p text:style-name="P4">
Keywords: SYND,LINK:EN|WP-WSJ-0000983175</text:p>
      <text:p text:style-name="P4">
Type: Article</text:p>
      <!--METADATA-->
      <text:p text:style-name="P4">
中国领导人习近平周四度过了70岁生日，中国几乎没有任何公开的活动庆祝此次大寿。</text:p>
      <text:p text:style-name="P4">
Source: <text:a xlink:type="simple" xlink:href="https://cn.wsj.com/articles/%E4%B9%A0%E8%BF%91%E5%B9%B3%E4%BD%8E%E8%B0%83%E5%BA%A6%E8%BF%8770%E5%A4%A7%E5%AF%BF-707496d" text:style-name="Internet_20_link" text:visited-style-name="Visited_20_Internet_20_Link">
https://cn.wsj.com/articles/%E4%B9%A0%E8%BF%91%E5%B9%B3%E4%BD%8E%E8%B0%83%E5%BA%A6%E8%BF%8770%E5%A4%A7%E5%AF%BF-707496d</text:a>
</text:p>
      <!--NEWS-->
      <text:h text:style-name="P10" text:outline-level="1">
<text:span text:style-name="T4">
亚投行摆脱“中国工具”怀疑的努力遇挫 (Free Version)</text:span>
</text:h>
      <text:p text:style-name="P4">
Author: Yoko Kubota / Sha Hua / Chun Han Wong</text:p>
      <text:p text:style-name="P4">
Publisher: 华尔街日报中文网</text:p>
      <text:p text:style-name="P4">
Published Time: 2023-06-16T04:00:00.000Z</text:p>
      <text:p text:style-name="P4">
Modified Time: 2023-06-16T04:00:00.000Z</text:p>
      <text:p text:style-name="P4">
Created Time: 2023-06-16T01:28:00.000Z</text:p>
      <text:p text:style-name="P4">
Description: 中国牵头的亚投行自成立后一直在努力让人们相信该行不是中国的工具。本周，一位声称该行已被中国共产党渗透的高管辞职，使这一工作变得更加困难。</text:p>
      <text:p text:style-name="P4">
Images: []</text:p>
      <text:p text:style-name="P4">
Categories: ['国际']</text:p>
      <text:p text:style-name="P4">
Keywords: SYND,LINK:EN|WP-WSJ-0000983770</text:p>
      <text:p text:style-name="P4">
Type: Article</text:p>
      <!--METADATA-->
      <text:p text:style-name="P4">
在过去十年的大部分时间里，中国牵头的亚洲基础设施投资银行(Asian Infrastructure Investment Bank,简称：亚投行)及其行长金立群一直努力让人们相信，该行不是中国的工具。</text:p>
      <text:p text:style-name="P4">
Source: <text:a xlink:type="simple" xlink:href="https://cn.wsj.com/articles/%E4%BA%9A%E6%8A%95%E8%A1%8C%E6%91%86%E8%84%B1-%E4%B8%AD%E5%9B%BD%E5%B7%A5%E5%85%B7-%E6%80%80%E7%96%91%E7%9A%84%E5%8A%AA%E5%8A%9B%E9%81%87%E6%8C%AB-e3229b19" text:style-name="Internet_20_link" text:visited-style-name="Visited_20_Internet_20_Link">
https://cn.wsj.com/articles/%E4%BA%9A%E6%8A%95%E8%A1%8C%E6%91%86%E8%84%B1-%E4%B8%AD%E5%9B%BD%E5%B7%A5%E5%85%B7-%E6%80%80%E7%96%91%E7%9A%84%E5%8A%AA%E5%8A%9B%E9%81%87%E6%8C%AB-e3229b19</text:a>
</text:p>
      <!--NEWS-->
      <text:h text:style-name="P10" text:outline-level="1">
<text:span text:style-name="T4">
人权团体呼吁布林肯对中共侵犯人权问责</text:span>
</text:h>
      <text:p text:style-name="P4">
Author: None</text:p>
      <text:p text:style-name="P4">
Publisher: Radio Free Asia (Organization)</text:p>
      <text:p text:style-name="P4">
Published Time: 2023-06-16T04:01:00-04:00</text:p>
      <text:p text:style-name="P4">
Modified Time: 2023-06-16T09:20:05-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35" text:anchor-type="as-char" svg:width="6.9236in" svg:height="4.612011in" draw:z-index="0">
<draw:image xlink:href="../Images/rfamandarin/2023-06-16T04-01-00-04-00/000000.png" xlink:type="simple" xlink:show="embed" xlink:actuate="onLoad" draw:mime-type="image/png"/>
</draw:frame>
 <text:a xlink:type="simple" xlink:href="https://www.rfa.org/mandarin/Xinwen/cmh1-06162023040053.html/@@images/image" text:style-name="Internet_20_link" text:visited-style-name="Visited_20_Internet_20_Link">
</text:a>
路透</text:p>
      <text:p text:style-name="P4">
美国国务卿布林肯（Antony Blinken）6月18日访华前，国际人权组织“人权观察”（Human RightsWatch）刊登一篇致布林肯的联名信，此信由42个倡导中国、香港、西藏和新疆人权的非政府组织联合向布林肯提出呼吁。</text:p>
      <text:p text:style-name="P4">
联名信敦促布林肯为中国政府侵犯人权的行为寻求问责。信中指出最近几个月，中国当局针对许多社区进行镇压，包括参加和平抗议严厉清零政策的普通公民，和进行宗教活动的中国穆斯林。中共还判处著名人权捍卫者许志永14年有期徒刑，人权律师丁家喜12年有期徒刑。人权律师余文生夫妇在北京与欧盟官员会面途中被拘留。香港警方在禁止一年一度的维多利亚公园烛光晚会后，拘留了20多名纪念六四的人士。</text:p>
      <text:p text:style-name="P4">
联名信要求布林肯告诉中共当局：美国打算与盟友一起支持对新疆的暴行罪进行国际调查、立即释放所有人权捍卫者、释放在中国被错误拘留或已被强迫失踪的美国人和其家人、立即废除强加给西藏儿童的强制性寄宿学校制度。联名信还呼吁布林肯，如果情况允许，与“天安门母亲”的成员会面。</text:p>
      <text:p text:style-name="P4">
联名信要求布林肯告诉中共当局，美国将大力调查并适当起诉中国官员及其在美国的代理人违反美国法律的镇压行为，包括骚扰、恐吓和监视在美国批评中国政府的人。并要求布林肯在访华期间举行媒体简报，以显示对新闻自由的支持，离华后也要这样做，以便被禁止进入中国和香港的记者都能够参加。</text:p>
      <text:p text:style-name="P4">
责编 陈美华</text:p>
      <text:p text:style-name="P4">
Source: <text:a xlink:type="simple" xlink:href="https://www.rfa.org/mandarin/Xinwen/cmh1-06162023040053.html" text:style-name="Internet_20_link" text:visited-style-name="Visited_20_Internet_20_Link">
https://www.rfa.org/mandarin/Xinwen/cmh1-06162023040053.html</text:a>
</text:p>
      <!--NEWS-->
      <text:h text:style-name="P10" text:outline-level="1">
<text:span text:style-name="T4">
美贸易代表：为了经济安全 全球供应链需重新设计</text:span>
</text:h>
      <text:p text:style-name="P4">
Publisher: 法新社</text:p>
      <text:p text:style-name="P4">
Published Time: 2023-06-16T04:02:07+00:00</text:p>
      <text:p text:style-name="P4">
Modified Time: 2023-06-16T03:35:02+00:00</text:p>
      <text:p text:style-name="P4">
Description: （法新社华盛顿15日电） 美国贸易代表戴琪（Katherine Tai）今天表示，为了经济安全，全球供应链需要重新设计，并更加着重提升标准和建构弹性。</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37" text:anchor-type="as-char" svg:width="6.9236in" svg:height="3.617581in" draw:z-index="0">
<draw:image xlink:href="../Images/rficn/2023-06-16T04-02-07-00-00/000000.png" xlink:type="simple" xlink:show="embed" xlink:actuate="onLoad" draw:mime-type="image/png"/>
</draw:frame>
</text:p>
      <text:p text:style-name="P4">
戴琪在全国记者俱乐部（National PressClub，NPC）演说指出，「脆弱的供应链和不可持续的全球化」需要改革来因应，像这样的挑战将对贸易政策产生影响。</text:p>
      <text:p text:style-name="P4">
美国拜登政府一直尝试摆脱传统的贸易协议。戴琪表示，藉由着重于效率和低成本，这些交易允许非协议缔约国提供大量内容。</text:p>
      <text:p text:style-name="P4">
戴琪指出，这有利「搭便车者，他们未签署协议中任何其他责任义务，诸如劳工和环境标准」。</text:p>
      <text:p text:style-name="P4">
她认为这种作为给那些利用「不公平竞争而成为生产中心」的国家带来好处。</text:p>
      <text:p text:style-name="P4">
戴琪还表示，以效率和低成本为重点，生产转移到美国以外，并「在一个经济体中日益巩固」，就像中国一样，这个国家「操纵成本结构」并控制关键产业。</text:p>
      <text:p text:style-name="P4">
虽然人们预期随着国家因贸易流通而获得财富，劳工标准和环境保护也会逐渐升高，但并无设立护栏保证会发生上述情况。戴琪说，这个系统藉着维持低标来鼓励各国参与竞争。</text:p>
      <text:p text:style-name="P4">
她说，在诸如「印太经济架构」（Indo-Pacific Economic Framework）讨论等新的贸易活动中，美国官员试图更注重劳工、环境和小型企业。</text:p>
      <text:p text:style-name="P4">
根据戴琪说法，重新设计供应链意味生产能更加容易自危机和中断中恢复过来。（译者：徐睿承/核稿：陈昱婷）</text:p>
      <text:p text:style-name="P4">
Source: <text:a xlink:type="simple" xlink:href="https://www.rfi.fr/cn/%E5%9B%BD%E9%99%85%E6%8A%A5%E9%81%93/20230616-%E7%BE%8E%E8%B4%B8%E6%98%93%E4%BB%A3%E8%A1%A8-%E4%B8%BA%E4%BA%86%E7%BB%8F%E6%B5%8E%E5%AE%89%E5%85%A8-%E5%85%A8%E7%90%83%E4%BE%9B%E5%BA%94%E9%93%BE%E9%9C%80%E9%87%8D%E6%96%B0%E8%AE%BE%E8%AE%A1" text:style-name="Internet_20_link" text:visited-style-name="Visited_20_Internet_20_Link">
https://www.rfi.fr/cn/%E5%9B%BD%E9%99%85%E6%8A%A5%E9%81%93/20230616-%E7%BE%8E%E8%B4%B8%E6%98%93%E4%BB%A3%E8%A1%A8-%E4%B8%BA%E4%BA%86%E7%BB%8F%E6%B5%8E%E5%AE%89%E5%85%A8-%E5%85%A8%E7%90%83%E4%BE%9B%E5%BA%94%E9%93%BE%E9%9C%80%E9%87%8D%E6%96%B0%E8%AE%BE%E8%AE%A1</text:a>
</text:p>
      <!--NEWS-->
      <text:h text:style-name="P10" text:outline-level="1">
<text:span text:style-name="T4">
“五角大楼泄密案”嫌疑人特谢拉被提起六项联邦指控</text:span>
</text:h>
      <text:p text:style-name="P4">
Author: 半岛电视台</text:p>
      <text:p text:style-name="P4">
Publisher: Al Jazeera</text:p>
      <text:p text:style-name="P4">
Published Time: 2023-06-16T04:11:46</text:p>
      <text:p text:style-name="P4">
Modified Time: 2023-06-16T04:11:46</text:p>
      <text:p text:style-name="P4">
Description: 被控将机密军事文件泄露至社交媒体平台“Discord”上的美国空军国民警卫队成员杰克·特谢拉，目前正面临6项罪名的联邦指控。</text:p>
      <text:p text:style-name="P4">
Images: ["<text:a xlink:type="simple" xlink:href="https://chinese.aljazeera.net/wp-content/uploads/2023/06/AP23109601244342-1686866872-1686887993.jpg" text:style-name="Internet_20_link" text:visited-style-name="Visited_20_Internet_20_Link">
AP23109601244...</text:a>
", "<text:a xlink:type="simple" xlink:href="https://chinese.aljazeera.net/wp-content/uploads/2023/06/image-1686888131.jpg" text:style-name="Internet_20_link" text:visited-style-name="Visited_20_Internet_20_Link">
image-1686888...</text:a>
", "<text:a xlink:type="simple" xlink:href="https://chinese.aljazeera.net/wp-content/uploads/2023/06/image-1-1686888197.jpg" text:style-name="Internet_20_link" text:visited-style-name="Visited_20_Internet_20_Link">
image-1-16868...</text:a>
", "<text:a xlink:type="simple" xlink:href="https://chinese.aljazeera.net/wp-content/uploads/2023/06/image-2-1686888293.jpg" text:style-name="Internet_20_link" text:visited-style-name="Visited_20_Internet_20_Link">
image-2-16868...</text:a>
", "<text:a xlink:type="simple" xlink:href="https://chinese.aljazeera.net/wp-content/uploads/2023/06/image-3-1686888539.jpg" text:style-name="Internet_20_link" text:visited-style-name="Visited_20_Internet_20_Link">
image-3-16868...</text:a>
"]</text:p>
      <text:p text:style-name="P4">
Topics: ['政治', '新闻']</text:p>
      <text:p text:style-name="P4">
Keywords: ['政治', '新闻', '美国']</text:p>
      <text:p text:style-name="P4">
Type: Article</text:p>
      <!--METADATA-->
      <text:p text:style-name="P4">
<draw:frame draw:style-name="fr1" draw:name="Image138" text:anchor-type="as-char" svg:width="6.9236in" svg:height="4.609816in" draw:z-index="0">
<draw:image xlink:href="../Images/Aljazeera Chinese/2023-06-16T04-11-46/AP23109601244342-1686866872-1686887993.jpg" xlink:type="simple" xlink:show="embed" xlink:actuate="onLoad" draw:mime-type="image/jpeg"/>
</draw:frame>
一张法庭素描显示，美国空军国民警卫队成员杰克·特谢拉（右二）在被捕后不久出现在马萨诸塞州波士顿的一次听证会上 (美联社)</text:p>
      <text:p text:style-name="P4">
被控将机密军事文件泄露至社交媒体平台“Discord”上的美国空军国民警卫队成员杰克·特谢拉，目前正面临6项罪名的联邦指控。</text:p>
      <text:p text:style-name="P4">
马萨诸塞州的21岁男子特谢拉目前面临6项故意保留和传输与国防相关的机密信息的罪名，其中每项罪名最高可判处10年监禁，以及最高25万美元的罚款。</text:p>
      <text:p text:style-name="P4">
美国司法部在本月15日宣布了这些指控，并突出了特谢拉涉嫌泄密所破坏的信任和国家安全。</text:p>
      <text:p text:style-name="P4">
美国联邦调查局局长克里斯托弗·雷表示，“获得安全许可的个人受托保护机密信息并保护我们的国家机密”，“今天起诉书中列出的指控，揭示了对这种信任的严重侵犯。”</text:p>
      <text:p text:style-name="P4">
自4月13日被捕以来，特谢拉一直处于联邦拘留之下。但是美国国家安全机密竟然被通过在线聊天室传播的事实，无疑成为了联邦政府身上的耻辱，并且导致联邦政府与盟友之间关系的紧张，还产生了暴露军事机密的风险。</text:p>
      <text:p text:style-name="P4">
<draw:frame draw:style-name="fr1" draw:name="Image139" text:anchor-type="as-char" svg:width="6.9236in" svg:height="3.894525in" draw:z-index="0">
<draw:image xlink:href="../Images/Aljazeera Chinese/2023-06-16T04-11-46/image-1686888131.jpg" xlink:type="simple" xlink:show="embed" xlink:actuate="onLoad" draw:mime-type="image/jpeg"/>
</draw:frame>
五角大楼泄密事件：涉嫌泄密的男子将根据《间谍法》受到起诉 (半岛电视台)</text:p>
      <text:p text:style-name="P4">
起诉书描述了特谢拉如何于2019年9月首次加入空军国民警卫队，并在2021年之前获得了绝密安全许可。</text:p>
      <text:p text:style-name="P4">
但在此后不久，大约是在2022年1月，美国司法部指控特谢拉开始访问、复制和发布敏感信息，并在他与游戏玩家经常访问的“Discord”在线社区内共享这些信息。</text:p>
      <text:p text:style-name="P4">
起诉书解释称，特谢拉要么自己转录机密信息，要么拍摄记录照片并将之发布到网上。</text:p>
      <text:p text:style-name="P4">
这些信息包括有关乌克兰为击退俄罗斯于2022年2月发起的全面军事行动所做努力的敏感细节。据称被泄露的文件包括有关乌克兰防空系统、伤亡人数、美国援助的最新情况，以及有关俄罗斯间谍活动的细节。</text:p>
      <text:p text:style-name="P4">
<draw:frame draw:style-name="fr1" draw:name="Image140" text:anchor-type="as-char" svg:width="6.9236in" svg:height="3.826739in" draw:z-index="0">
<draw:image xlink:href="../Images/Aljazeera Chinese/2023-06-16T04-11-46/image-1-1686888197.jpg" xlink:type="simple" xlink:show="embed" xlink:actuate="onLoad" draw:mime-type="image/jpeg"/>
</draw:frame>
五角大楼泄密案给美国及其盟友造成的影响有多严重？ (半岛电视台)</text:p>
      <text:p text:style-name="P4">
这些记录还揭示了与美国在世界其他地区的军事利益相关的情报。</text:p>
      <text:p text:style-name="P4">
例如，一些文件似乎表明美国一直在监视韩国的安全官员，并向韩国总统尹锡悦施压，要求其向乌克兰提供弹药。</text:p>
      <text:p text:style-name="P4">
这些内容引起了韩国政界人士的强烈抗议，其中一些人指责美国侵犯了他们的国家主权。其他一些官员则对这些内容的真实性提出质疑，并称某些记录已经遭到了篡改。</text:p>
      <text:p text:style-name="P4">
美国代理检察官约书亚·利维在15日发布的声明中指出，“获准接触机密材料的个人将承担保护美国、现役军人、美国公民及其盟友的信息安全的基本义务。”</text:p>
      <text:p text:style-name="P4">
<draw:frame draw:style-name="fr1" draw:name="Image141" text:anchor-type="as-char" svg:width="6.9236in" svg:height="3.894525in" draw:z-index="0">
<draw:image xlink:href="../Images/Aljazeera Chinese/2023-06-16T04-11-46/image-2-1686888293.jpg" xlink:type="simple" xlink:show="embed" xlink:actuate="onLoad" draw:mime-type="image/jpeg"/>
</draw:frame>
韩国与美国声称被泄露的五角大楼文件“遭到了篡改” (半岛电视台)</text:p>
      <text:p text:style-name="P4">
但是随着特谢拉成为这起泄露案的嫌疑人，人们开始质疑这位年仅21岁的年轻人是如何能够获得如此之多的信息，并且是以如此自由的方式。</text:p>
      <text:p text:style-name="P4">
美国司法部的文件称，特谢拉在去年9月和10月曾因处理机密信息时采取的“相关行动”而受到过两次训斥。</text:p>
      <text:p text:style-name="P4">
一份日期标注为去年9月15日的空军备忘录，转述了一名上级军官如何“观察到特谢拉记录机密情报信息的情况”。当特谢拉“把纸条放进他的口袋里”时，这位上级官员曾询问他是否打算撕碎它。他们开会讨论了这一事件，而特谢拉“被指示不得再做任何形式的笔记”。</text:p>
      <text:p text:style-name="P4">
但是到下个月——一份日期标注为10月27日的备忘录显示，特谢拉的上级认为他“可能无视了关于停止深入调查情报信息的命令”。</text:p>
      <text:p text:style-name="P4">
<draw:frame draw:style-name="fr1" draw:name="Image142" text:anchor-type="as-char" svg:width="6.9236in" svg:height="3.894525in" draw:z-index="0">
<draw:image xlink:href="../Images/Aljazeera Chinese/2023-06-16T04-11-46/image-3-1686888539.jpg" xlink:type="simple" xlink:show="embed" xlink:actuate="onLoad" draw:mime-type="image/jpeg"/>
</draw:frame>
 美国逮捕五角大楼机密文件泄露案的嫌疑犯(半岛电视台)</text:p>
      <text:p text:style-name="P4">
特谢拉今年4月在马萨诸塞州北戴顿被捕，此后，这名21岁男子的辩护律师推动他被他的父亲保释。</text:p>
      <text:p text:style-name="P4">
但是鉴于特谢拉被控犯下的罪行尤其重大，而且他的可信度受到质疑，美国地方法官大卫·亨尼斯在5月裁定他不得保释，直至受审。</text:p>
      <text:p text:style-name="P4">
亨尼斯暗示，特谢拉可能存在逃跑的风险。</text:p>
      <text:p text:style-name="P4">
亨尼斯表示，“外国都知道这位被告对美国不忠。”他还提到了特谢拉“对枪支的迷恋”，及其在网上发表的带有阴谋论和威胁性措辞的言论。</text:p>
      <text:p text:style-name="P4">
起诉书在15日的发布正值美国政府必须提起正式指控的最后一天：检察官必须在特谢拉被捕后的30天内提起诉讼。</text:p>
      <text:p text:style-name="P4">
Source: <text:a xlink:type="simple" xlink:href="https://chinese.aljazeera.net/news/political/2023/6/16/%e4%ba%94%e8%a7%92%e5%a4%a7%e6%a5%bc%e6%b3%84%e5%af%86%e6%a1%88%e5%ab%8c%e7%96%91%e4%ba%ba%e7%89%b9%e8%b0%a2%e6%8b%89%e8%a2%ab%e6%8f%90%e8%b5%b7%e5%85%ad%e9%a1%b9%e8%81%94%e9%82%a6" text:style-name="Internet_20_link" text:visited-style-name="Visited_20_Internet_20_Link">
https://chinese.aljazeera.net/news/political/2023/6/16/%e4%ba%94%e8%a7%92%e5%a4%a7%e6%a5%bc%e6%b3%84%e5%af%86%e6%a1%88%e5%ab%8c%e7%96%91%e4%ba%ba%e7%89%b9%e8%b0%a2%e6%8b%89%e8%a2%ab%e6%8f%90%e8%b5%b7%e5%85%ad%e9%a1%b9%e8%81%94%e9%82%a6</text:a>
</text:p>
      <!--NEWS-->
      <text:h text:style-name="P10" text:outline-level="1">
<text:span text:style-name="T4">
英国政治，是否还有约翰逊的容身之地？ (Free Version)</text:span>
</text:h>
      <text:p text:style-name="P4">
Authors: ['']</text:p>
      <text:p text:style-name="P4">
Publisher: 英国《金融时报》</text:p>
      <text:p text:style-name="P4">
Time: 2023-06-16T04:39:43+00:00</text:p>
      <text:p text:style-name="P4">
Published Time: 2023-06-15T12:00:99+08:00</text:p>
      <text:p text:style-name="P4">
Modified Time: 2023-06-16T00:33:99+08:00</text:p>
      <text:p text:style-name="P4">
Description: 何越：最近约翰逊的言行，的确有特朗普的风格，多次使用与议会对抗的言辞，去吸引支持自己的选民，这也许将造成英国社会内部的分裂。</text:p>
      <text:p text:style-name="P4">
Images: ["<text:a xlink:type="simple" xlink:href="https://thumbor.ftacademy.cn/unsafe/picture/8/000184628_piclink.jpg" text:style-name="Internet_20_link" text:visited-style-name="Visited_20_Internet_20_Link">
000184628_pic...</text:a>
"]</text:p>
      <text:p text:style-name="P4">
Themes: ['专栏', '约翰逊', '关注']</text:p>
      <text:p text:style-name="P4">
Keywords: ['约翰逊', '英国政治', '越陌度阡']</text:p>
      <text:p text:style-name="P4">
Type: Article</text:p>
      <!--METADATA-->
      <text:p text:style-name="P4">
<draw:frame draw:style-name="fr1" draw:name="Image143" text:anchor-type="as-char" svg:width="6.9236in" svg:height="4.617987in" draw:z-index="0">
<draw:image xlink:href="../Images/FT Chinese Free Version/2023-06-16T04-39-43-00-00/000184628_piclink.jpg" xlink:type="simple" xlink:show="embed" xlink:actuate="onLoad" draw:mime-type="image/jpeg"/>
</draw:frame>
来自FT中文网的温馨提示：如您对更多FT中文网的内容感兴趣，请在苹果应用商店或谷歌应用市场搜索“FT中文网”，下载FT中文网的官方应用。</text:p>
      <text:p text:style-name="P4">
近来英国内政热闹非常。</text:p>
      <text:p text:style-name="P4">
曾经叱咤风云的苏格兰独立运动前领头人妮古拉•斯特金（NicolaSturgeon，苏格兰首席大臣）竟然突然被捕，七小时后无罪释放。此前她突然辞职，原因很快爆出——她与丈夫陷入财务丑闻，不得不辞。此事令苏格兰独立前景蒙上阴影，但对其他反对苏格兰独立的人士而言，则是利好消息。</text:p>
      <text:p text:style-name="P4">
如果说斯特金新闻只吸引了大众两天时间，那么上周五约翰逊辞职议员的消息，每日发酵推进，至今仍是英国新闻主角。周四，英国下议院特权委员会（PrivilegesCommittee）终于公布了对约翰逊派对门的调查报告结果。结论是：“在派对门事件上，约翰逊故意误导了议会。”</text:p>
      <text:p text:style-name="P4">
这位前首相陷入今日境地，去年被迫辞去首相，上周五被迫辞去国会议员，都起源于一件事——派对门。英国在2020年和2021年新冠疫情最严重期间，曾经几次进行地区甚至全国性封锁，选民们严守法律，新冠阳性亲人去世都无法陪伴在身边。后来爆出首相府竟然几次违法搞派对，对比之下，民意愤怒。但约翰逊一再否认自己知情，辩解自己是被拖入派对现场的，后来被媒体称为“撒谎者”。</text:p>
      <text:p text:style-name="P4">
此事导致连锁反应。2022年7月约翰逊被逼宫下台（见 <text:a xlink:type="simple" xlink:href="https://www.ftchinese.com/story/001096618" text:style-name="Internet_20_link" text:visited-style-name="Visited_20_Internet_20_Link">
 《见证约翰逊被迫辞职的48小时》</text:a>
），接着保守党重新选举党魁（即新首相），上演了几个月内弄出三个首相的历史罕见场面（见 <text:a xlink:type="simple" xlink:href="https://www.ftchinese.com/story/001097632" text:style-name="Internet_20_link" text:visited-style-name="Visited_20_Internet_20_Link">
 《为什么特拉斯的首相生涯如此短暂？》</text:a>
 以及 <text:a xlink:type="simple" xlink:href="https://www.ftchinese.com/story/001097659" text:style-name="Internet_20_link" text:visited-style-name="Visited_20_Internet_20_Link">
《苏纳克成为英国第一位亚洲裔首相的前后波澜》 </text:a>
），还将英国经济一度推入低谷。</text:p>
      <text:p text:style-name="P4">
英国首相违法，调查程度几乎空前。下议院委派特权委员会专门调查派对门事件，该委员会共七人，其中四名是约翰逊的同党同僚。英国政治人物的独立性也很令人惊讶，四名保守党成员竟然没有偏袒本党前党魁，得出“就派对门事件，约翰逊故意误导了议会”的推论。</text:p>
      <text:p text:style-name="P4">
该报告结果在上周五预先给了约翰逊。就在当日，约翰逊宣布辞去国会议员职位。不单是他，他的两位铁杆保守党议员也前后辞职。这意味着这三人所在选区必须进行补选，这增加了保守党的压力：保守党是否还能获得选民的支持，保住这三个席位？每丢一个席位，都意味着保守党形象的减分。</text:p>
      <text:p text:style-name="P4">
以下是约翰逊上周五的辞职信节选内容：“我收到了特权委员会的一封信，明确表示——令我惊讶的是——他们决心利用针对我的诉讼程序将我赶出议会。他们仍然没有拿出一丝一毫的证据，证明我故意或鲁莽地误导下议院。我自2001年以来一直是一名议员。我认真对待我的责任。我没有撒谎，我相信委员会心里也明白这一点。但他们故意选择无视真相，因为从一开始，他们的目的就不是为了发现真相，或者真正了解我在下议院发言时的想法。他们的目的从一开始就是要认定我有罪，而不顾事实。这正是袋鼠法庭的定义。委员会的大多数成员——尤其是主席——在他们还没有看到证据之前，就已经对我的罪行表达了深深的偏见。他们本应回避。现在回想起来，我当时认为这些程序可能有一点用处或公平，是天真和信任的表现。但我决心相信这个系统，相信正义，并为我所知道的真相平反。正是对我们制度公正性的相同信念，导致我委托苏•格雷去撰写调查报告（注：格雷的报告称，新冠疫情封锁期间，约翰逊的唐宁街办公室领导不力，导致非法聚会盛行）。很明显，我的信心是错位的。当然，工党、自由民主党和苏格兰民族党不惜一切代价将我赶出议会，这很适合他们。可悲的是，正如我们在去年7月看到的那样，目前有一些保守党议员也持有这种观点。并不是只有我一个人认为一场猎巫行动正在进行，以报复英国脱欧，并最终扭转2016年的公投结果。撤消我的职务是必要的第一步，而且我相信有人一直在试图实现这一目标。恐怕我不再相信苏•格雷现在是工党领袖的候任幕僚长是任何巧合了。我为自己担任首相期间取得的所有成就感到非常自豪：完成了英国脱欧，赢得了40年来最大多数支持的选举，实现了欧洲任何主要国家中最快的疫苗推广，并领导了对乌克兰的全球支持。离开议会是非常悲哀的——至少现在是这样——但最重要的是，我感到困惑和震惊的是，我可以被一个由哈里特•哈曼Harriet Harman（注：工党议员，特权委员会主席）主持和管理的委员会以反民主的方式逼走，而这个委员会有着如此恶劣的偏见。”</text:p>
      <text:p text:style-name="P4">
那时舆论认为，约翰逊突然辞职，是因为当他发现特权委员会的结论，而且要将他吊销议员资格十天时，他选择了迅速辞职，以避免出现被吊销的丑闻，即所谓的止损。</text:p>
      <text:p text:style-name="P4">
此事发生的同时，还出现另一桩奇闻。约翰逊提名的16位新上议院议员名单里，有八位被上议院否决，其中包括约翰逊的父亲（此前约翰逊已经将自己的亲弟弟送入上议院）。这事与现任首相苏纳克有关吗？相府说没有。最近英国媒体不时播放苏纳克与约翰逊的同场镜头，当时苏纳克新人一个，突然上位成为财相，恭恭敬敬地做着首相约翰逊的副手。约翰逊提拔了苏纳克是不争事实，苏纳克为了能进入相府，背叛了约翰逊亦是事实。</text:p>
      <text:p text:style-name="P4">
本周一，一直沉默的苏纳克突然说话了：“约翰逊要求我做一些我不准备做的事情（即推翻上议院任命委员会否决八位约翰逊提名的决定），我认为这是不对的。我不准备这样做。正如我所说，我认为这是不对的。”约翰逊很快指责苏纳克“talking rubbish”（胡说八道）。到现在为止，两人没有继续嘴斗。</text:p>
      <text:p text:style-name="P4">
到了周四，特权委员会的处理结果是“建议吊销约翰逊议员资格90天”，而不是10天，因为委员会认为他在周五晚上的声明中攻击委员会及其调查结果草案，这本身就是“非常严重的蔑视”，因此增加了假设的惩罚（之所以是“假设的惩罚”，是因为约翰逊已经辞职，不再是议员，所以不会真正受到吊销议员职位的惩罚）。</text:p>
      <text:p text:style-name="P4">
已经退出国会议员行列的约翰逊称该报告的结论是“一场旷日持久的政治暗杀”。</text:p>
      <text:p text:style-name="P4">
下周一，英国下议院将就这份派对门报告进行投票。约翰逊引发的英国内政动荡，估计才刚刚开始。从前有媒体说约翰逊是英国的特朗普，此前我一直觉得言过其实。但最近约翰逊的言行，的确有特朗普的风格（据报几周前他在美国与特朗普一起用餐），多次使用与议会对抗的言辞，去吸引支持自己的选民，这也许将造成英国社会内部的分裂。因为他是那样一个复杂、聪明、多变甚至狡猾的人物，他曾经错得离谱，但又曾经非常有贡献，选民很难用党派去判断对他的爱恨。</text:p>
      <text:p text:style-name="P4">
约翰逊本人已经暗示他日将重返政治圈，可未来的英国政治，是否还有他的容身之地？</text:p>
      <text:p text:style-name="P4">
<text:span text:style-name="T5">
（注：本文仅代表作者个人观点。责编邮箱bo.liu@ftchinese.com）</text:span>
</text:p>
      <text:p text:style-name="P4">
Source: <text:a xlink:type="simple" xlink:href="http://www.ftchinese.com/story/001099991" text:style-name="Internet_20_link" text:visited-style-name="Visited_20_Internet_20_Link">
http://www.ftchinese.com/story/001099991</text:a>
</text:p>
      <!--NEWS-->
      <text:h text:style-name="P10" text:outline-level="1">
<text:span text:style-name="T4">
“美丽心灵纸盒”：特朗普的“恋箱癖”？</text:span>
</text:h>
      <text:p text:style-name="P4">
Creator: MAGGIE HABERMAN,ALAN FEUER,MICHAEL S. SCHMIDT</text:p>
      <text:p text:style-name="P4">
Publisher: https://www.facebook.com/nytimeschinese</text:p>
      <text:p text:style-name="P4">
Published Time: 2023-06-16T05:01:09+08:00</text:p>
      <text:p text:style-name="P4">
Description: 特朗普长期习惯收集报纸和文件，把它们装进箱子带在身边，这似乎给了他一种安全感。然而他试图将政府机密文件据为己有，对文件箱的执念如今让他面临严重的法律风险。 Doug Mills/The New York Times 前总统特朗普对箱中之物的依恋让他面临严重的法律风险。</text:p>
      <text:p text:style-name="P4">
Images: ["<text:a xlink:type="simple" xlink:href="https://static01.nyt.com/images/2023/06/15/multimedia/15dc-boxes-01-gvkh/15dc-boxes-01-gvkh-master1050.jpg" text:style-name="Internet_20_link" text:visited-style-name="Visited_20_Internet_20_Link">
15dc-boxes-01...</text:a>
"]</text:p>
      <text:p text:style-name="P4">
Category: 美国</text:p>
      <text:p text:style-name="P4">
Type: Article</text:p>
      <!--METADATA-->
      <text:p text:style-name="P4">
<draw:frame draw:style-name="fr1" draw:name="Image144" text:anchor-type="as-char" svg:width="6.9236in" svg:height="4.358571in" draw:z-index="0">
<draw:image xlink:href="../Images/cnnytimes/2023-06-16T05-01-09-08-00/15dc-boxes-01-gvkh-master1050.jpg" xlink:type="simple" xlink:show="embed" xlink:actuate="onLoad" draw:mime-type="image/jpeg"/>
</draw:frame>
</text:p>
      <text:p text:style-name="P4">
特朗普总统入主白宫的几年里，几乎走到哪里都要带着装满文件和零碎物品的箱子，助手开始称之为“美丽心灵”材料。</text:p>
      <text:p text:style-name="P4">
《美丽心灵》是一本讲述小约翰·纳什生平的书，被拍成同名电影。纳什是一名患有精神分裂的数学家，在影片中由罗素·克劳饰演，他在办公室里贴满了剪报，认为里面有他需要破解的俄罗斯密码。</text:p>
      <text:p text:style-name="P4">
这个词有特定的内涵。助手们用它来概括特朗普坚持的一种有组织的混乱，他收集和运输大量报纸和官方文件，把它们带在身边，这似乎给了他一种安全感。</text:p>
      <text:p text:style-name="P4">
一名要求匿名描述情况的前白宫官员说，虽然这些材料杂乱无章，但如果有人翻阅过，或者没有按照特定的方式排列，特朗普就会注意到。此人说，这就是“他的思维方式”。</text:p>
      <text:p text:style-name="P4">
这些箱子里的东西——以及特朗普坚持带着它们——现在成了针对这位前总统及其私人助手沃尔特·瑙塔的 <text:a xlink:type="simple" xlink:href="https://www.nytimes.com/interactive/2023/06/09/us/trump-indictment-document-annotated.html" text:style-name="Internet_20_link" text:visited-style-name="Visited_20_Internet_20_Link">
 38项指控</text:a>
 的核心。检察官指控特朗普在离任后 <text:a xlink:type="simple" xlink:href="https://www.nytimes.com/2023/06/13/us/politics/trump-arraignment-documents.html" text:style-name="Internet_20_link" text:visited-style-name="Visited_20_Internet_20_Link">
 阻挠他们对他持有机密材料的调查</text:a>
 ，并将国家安全机密置于危险之中。</text:p>
      <text:p text:style-name="P4">
</text:p>
      <text:p text:style-name="P4">
对特朗普起诉书中的一张照片显示，2021年初，他在佛罗里达州俱乐部的一间浴室里放着数箱文件。  Justice Department, viaAssociated Press</text:p>
      <text:p text:style-name="P4">
起诉书引用的一条短信体现了他希望保留这些材料的强烈愿望，该起诉关乎这些箱子在被运往他在佛罗里达的住所和私人俱乐部马阿拉歌庄园后被转移的可能性。</text:p>
      <text:p text:style-name="P4">
当一名员工问另一名员工是否可以将其中一些箱子转移到仓库时，第二名员工（被多人确认为特朗普的前助理莫莉·迈克尔）回答说，“哇！！好吧，所以总统专门叮嘱沃尔特把这些盒子放在商务中心，因为它们是他的‘文件’。”</text:p>
      <text:p text:style-name="P4">
广告</text:p>
      <text:p text:style-name="P4">
起诉书称，还有一次，她在短信中使用了“美丽心灵纸盒”这个说法。</text:p>
      <text:p text:style-name="P4">
特朗普对箱内之物的依恋如今让他面临严重的法律风险，但这似乎符合他长期以来的行为模式。</text:p>
      <text:p text:style-name="P4">
六名以上多年来为特朗普工作过（包括在他担任总统之前）的人士表示，特朗普一直保留着新闻剪报、文件和其他纪念品。</text:p>
      <text:p text:style-name="P4">
他在纽约特朗普大厦26楼一个角落空间的办公室里有一张桌子，经常堆满文件。他保存了几十年的纪念品包括30多年前名人写给他的一系列信件，后来他把这些信件出版成书，每本售价近100美元。</text:p>
      <text:p text:style-name="P4">
从执政的最初几个月开始，特朗普开始每天用一个纸箱把当天攒出来的文件和文档从白宫西翼带到总统官邸。</text:p>
      <text:p text:style-name="P4">
据两个熟悉这一做法的人说，特朗普一般能比身边所有人更快地认出箱子里有些什么。其中一人说，他对什么东西放什么箱子是非常“仔细的”——尽管司法部发布的照片显示，在马阿拉歌一间储藏室里，机密文件散落一地。</text:p>
      <text:p text:style-name="P4">
约翰·F·凯利于2017年7月接任特朗普的幕僚长后不久，凯利和其他助手开始担心，其中一些文件可能属于总统记录，如果一直放在住所里可能会丢失。他们努力让特朗普认识到，这些文件的去向是需要被追踪的，但是他对此不是很感兴趣，那些人说。</text:p>
      <text:p text:style-name="P4">
助手们开始筛查箱子里的文件，寻找总统记录，但是特朗普还是有办法把一些文件带回住所。箱子越来越多。</text:p>
      <text:p text:style-name="P4">
广告</text:p>
      <text:p text:style-name="P4">
需要出行的时候，他会指着某几个箱子说，他要带着这些上空军一号，并拒绝带上其它的，他似乎知道他选择的箱子里有什么，两位官员说。</text:p>
      <text:p text:style-name="P4">
据一位就特朗普的有关行为听取过简报的人说，这一点在他离开白宫后也没有改变。他知道身边这些箱子的内容。有助手隔三差五就会劝他缩减随身携带的文件数量。另一位了解特朗普习惯的人士说，过去两年里，每当一个箱子满了，他的助手就会把箱子放进仓库，然后再给他一个新箱子。</text:p>
      <text:p text:style-name="P4">
起诉书中收录的照片详细介绍了特朗普是如何积攒起数十只箱子的。箱子被堆在马阿拉歌一个舞台上，塞进储藏室里，甚至堆在卫生间里，有一部分放在浴帘后面。</text:p>
      <text:p text:style-name="P4">
周二晚在他的新泽西州贝德明斯特会所里，几个小时前刚刚前往一家迈阿密法院接受传讯的特朗普对着数百支持者坚称，箱子里是些“报纸、媒体剪报”和“成千上万的白宫照片”，另外还有“衣服、纪念品等等等等”。</text:p>
      <text:p text:style-name="P4">
“我至今也没时间去把箱子里的东西都捋一遍，”特朗普说。“那是个很费时间的苦差事，要花很长时间。我是打算做的，但我是个很忙的人。”</text:p>
      <text:p text:style-name="P4">
据检察官称，所谓特朗普因为太忙而不知道自己到底有些什么是与事实不符的。</text:p>
      <text:p text:style-name="P4">
广告</text:p>
      <text:p text:style-name="P4">
起诉书称，早在2021年1月，试图阻挠向拜登移交权力后，特朗普在为离开办公室做准备，他和包括瑙塔在内的白宫幕僚把材料装箱。“这一过程有特朗普本人的参与，”起诉书称。</text:p>
      <text:p text:style-name="P4">
他在卸任后有两次带上了几只箱子以供审阅——一次是2021年底，当时国家档案馆要求他归还从白宫带走的文件，他的反应很不情愿，另一次是一个大陪审团发传票要求归还他掌握的所有机密文件——说明他知道箱子的内容。据几位知情人士说，特朗普反复告诉顾问，这些文件箱是“我的”。</text:p>
      <text:p text:style-name="P4">
Source: <text:a xlink:type="simple" xlink:href="https://cn.nytimes.com/usa/20230616/trump-documents-boxes/" text:style-name="Internet_20_link" text:visited-style-name="Visited_20_Internet_20_Link">
https://cn.nytimes.com/usa/20230616/trump-documents-boxes/</text:a>
</text:p>
      <!--NEWS-->
      <text:h text:style-name="P10" text:outline-level="1">
<text:span text:style-name="T4">
俄罗斯经济面临“用工荒”难题 (Free Version)</text:span>
</text:h>
      <text:p text:style-name="P4">
Author: Georgi Kantchev</text:p>
      <text:p text:style-name="P4">
Publisher: 华尔街日报中文网</text:p>
      <text:p text:style-name="P4">
Published Time: 2023-06-16T05:15:00.000Z</text:p>
      <text:p text:style-name="P4">
Modified Time: 2023-06-16T05:15:00.000Z</text:p>
      <text:p text:style-name="P4">
Created Time: 2023-06-16T03:08:00.000Z</text:p>
      <text:p text:style-name="P4">
Description: 乌克兰战争让俄罗斯几十年来最严重的劳动力紧缺局面雪上加霜，已有数以十万计的劳动者逃离俄罗斯或被派往前线，在俄罗斯经济已因制裁和国际社会孤立而承压之际，令其根基受创。</text:p>
      <text:p text:style-name="P4">
Images: []</text:p>
      <text:p text:style-name="P4">
Categories: ['经济']</text:p>
      <text:p text:style-name="P4">
Keywords: SYND,LINK:EN|WP-WSJ-0000976369</text:p>
      <text:p text:style-name="P4">
Type: Article</text:p>
      <!--METADATA-->
      <text:p text:style-name="P4">
乌克兰战争让俄罗斯几十年来最严重的劳动力紧缺局面雪上加霜，已有数以十万计的劳动者逃离俄罗斯或被派往前线，在俄罗斯经济已 <text:a xlink:type="simple" xlink:href="https://cn.wsj.com/articles/CN-ECB-20230329144024" text:style-name="Internet_20_link" text:visited-style-name="Visited_20_Internet_20_Link">
 因制裁</text:a>
 和国际社会孤立而承压之际，令其根基受创。</text:p>
      <text:p text:style-name="P4">
Source: <text:a xlink:type="simple" xlink:href="https://cn.wsj.com/articles/%E4%BF%84%E7%BD%97%E6%96%AF%E7%BB%8F%E6%B5%8E%E9%9D%A2%E4%B8%B4-%E7%94%A8%E5%B7%A5%E8%8D%92-%E9%9A%BE%E9%A2%98-4b08622d" text:style-name="Internet_20_link" text:visited-style-name="Visited_20_Internet_20_Link">
https://cn.wsj.com/articles/%E4%BF%84%E7%BD%97%E6%96%AF%E7%BB%8F%E6%B5%8E%E9%9D%A2%E4%B8%B4-%E7%94%A8%E5%B7%A5%E8%8D%92-%E9%9A%BE%E9%A2%98-4b08622d</text:a>
</text:p>
      <!--NEWS-->
      <text:h text:style-name="P10" text:outline-level="1">
<text:span text:style-name="T4">
南法卡尔米涅基金会的使命与创新 (Free Version)</text:span>
</text:h>
      <text:p text:style-name="P4">
Authors: ['']</text:p>
      <text:p text:style-name="P4">
Publisher: 英国《金融时报》</text:p>
      <text:p text:style-name="P4">
Time: 2023-06-16T05:28:22+00:00</text:p>
      <text:p text:style-name="P4">
Published Time: 2023-06-15T12:00:99+08:00</text:p>
      <text:p text:style-name="P4">
Modified Time: 2023-06-15T18:58:99+08:00</text:p>
      <text:p text:style-name="P4">
Description: Luning Wang：在位于南法小岛的卡米涅克基金会展馆，我聆听了有关卡米涅克父子的收藏轶事。</text:p>
      <text:p text:style-name="P4">
Images: ["<text:a xlink:type="simple" xlink:href="https://thumbor.ftacademy.cn/unsafe/picture/4/000184514_piclink.jpeg" text:style-name="Internet_20_link" text:visited-style-name="Visited_20_Internet_20_Link">
000184514_pic...</text:a>
", "<text:a xlink:type="simple" xlink:href="https://thumbor.ftacademy.cn/unsafe/picture/5/000184515_piclink.jpeg" text:style-name="Internet_20_link" text:visited-style-name="Visited_20_Internet_20_Link">
000184515_pic...</text:a>
", "<text:a xlink:type="simple" xlink:href="https://thumbor.ftacademy.cn/unsafe/picture/1/000184521_piclink.jpeg" text:style-name="Internet_20_link" text:visited-style-name="Visited_20_Internet_20_Link">
000184521_pic...</text:a>
", "<text:a xlink:type="simple" xlink:href="https://thumbor.ftacademy.cn/unsafe/picture/3/000184523_piclink.jpeg" text:style-name="Internet_20_link" text:visited-style-name="Visited_20_Internet_20_Link">
000184523_pic...</text:a>
", "<text:a xlink:type="simple" xlink:href="https://thumbor.ftacademy.cn/unsafe/picture/5/000184525_piclink.jpeg" text:style-name="Internet_20_link" text:visited-style-name="Visited_20_Internet_20_Link">
000184525_pic...</text:a>
", "<text:a xlink:type="simple" xlink:href="https://thumbor.ftacademy.cn/unsafe/picture/6/000184516_piclink.jpeg" text:style-name="Internet_20_link" text:visited-style-name="Visited_20_Internet_20_Link">
000184516_pic...</text:a>
", "<text:a xlink:type="simple" xlink:href="https://thumbor.ftacademy.cn/unsafe/picture/8/000184518_piclink.jpeg" text:style-name="Internet_20_link" text:visited-style-name="Visited_20_Internet_20_Link">
000184518_pic...</text:a>
", "<text:a xlink:type="simple" xlink:href="https://thumbor.ftacademy.cn/unsafe/picture/9/000184519_piclink.png" text:style-name="Internet_20_link" text:visited-style-name="Visited_20_Internet_20_Link">
000184519_pic...</text:a>
"]</text:p>
      <text:p text:style-name="P4">
Themes: ['专栏', '收藏', '关注']</text:p>
      <text:p text:style-name="P4">
Keywords: ['收藏', '艺术']</text:p>
      <text:p text:style-name="P4">
Type: Article</text:p>
      <!--METADATA-->
      <text:p text:style-name="P4">
来自FT中文网的温馨提示：如您对更多FT中文网的内容感兴趣，请在苹果应用商店或谷歌应用市场搜索“FT中文网”，下载FT中文网的官方应用。</text:p>
      <text:p text:style-name="P4">
每每听闻金融背景的人建立收藏或开设艺术基金会，很难让人不将其与投机、避税等动因挂钩，打卡似的收藏列表也让不少纯粹藏家嗤之以鼻。在有机会进一步了解法国金融大佬、卡尔米涅基金会创始人EdouardCarmignac之前，很多人对他保有这样先入为主的判断，但事实却并不完全如此。</text:p>
      <text:p text:style-name="P4">
作为法国著名投资基金Carmignac Gestion的创始人，EdouardCarmignac与许多金融巨鳄们相似的成功人士气场和其基金会所收藏的大量蓝筹级艺术作品都不是最令我印象深刻的点，而他年轻时一掷千金为心爱之人奉上MaxErnst作品、为博佳人一笑的浪漫情怀却让我觉得，这位被评为ARTnews“Top 200 collectors”的大藏家的收藏故事或许会有些与众不同。</text:p>
      <text:p text:style-name="P4">
<draw:frame draw:style-name="fr1" draw:name="Image146" text:anchor-type="as-char" svg:width="6.9236in" svg:height="4.608521in" draw:z-index="0">
<draw:image xlink:href="../Images/FT Chinese Free Version/2023-06-16T05-28-22-00-00/000184514_piclink.jpeg" xlink:type="simple" xlink:show="embed" xlink:actuate="onLoad" draw:mime-type="image/jpeg"/>
</draw:frame>
 © FondationCarmignac - Photo Camille Moirenc<draw:frame draw:style-name="fr1" draw:name="Image147" text:anchor-type="as-char" svg:width="6.9236in" svg:height="4.617987in" draw:z-index="0">
<draw:image xlink:href="../Images/FT Chinese Free Version/2023-06-16T05-28-22-00-00/000184515_piclink.jpeg" xlink:type="simple" xlink:show="embed" xlink:actuate="onLoad" draw:mime-type="image/jpeg"/>
</draw:frame>
 © FondationCarmignac – Photo Camille Moirenc</text:p>
      <text:p text:style-name="P4">
不久前，我去到南法的Porquerolles小岛参观了Villa Carmignac，这里是Edouard继千禧年创立CarmignacFoundation后在2018年正式对外开放的基金会展馆。在那里，基金会的现任总监——Edouard的儿子CharlesCarmignac和我分享了很多父亲和他自己的收藏轶事。</text:p>
      <text:p text:style-name="P4">
Charles告诉我，他父亲人生中的第一件藏品其实并不是Max Ernst的Alice in Wonderland (ascene)，而是母亲临摹的一副画。那时父母还住在纽约，Edouard还没有获得今日的这般财富。他爱上了一件昂贵的画作，于是母亲花费好几周的时间临摹复刻了那件作品的每个细节，它也就成为了二人第一件充满回忆的“珍藏”。</text:p>
      <text:p text:style-name="P4">
<draw:frame draw:style-name="fr1" draw:name="Image148" text:anchor-type="as-char" svg:width="6.9236in" svg:height="4.61393in" draw:z-index="0">
<draw:image xlink:href="../Images/FT Chinese Free Version/2023-06-16T05-28-22-00-00/000184521_piclink.jpeg" xlink:type="simple" xlink:show="embed" xlink:actuate="onLoad" draw:mime-type="image/jpeg"/>
</draw:frame>
 Adrián VillarRojas,The Most Beautiful of all Mothers (XII) (TheBison),2015 © Adrián VillarRojas, courtesy de l’artiste, Marian Goodman Gallery et kurimanzutto-PhotoThibaut Chapotot</text:p>
      <text:p text:style-name="P4">
Edouard虽然收尽了大师蓝筹，但与诸多大藏家在购物清单上打对勾般的收藏行为不同，Edouard曾在访谈中将自身收藏比作“compulsion”,这种感性的冲动和迫切的欲望与他所经历的人生际遇以及情感联结有着切不断的关系。年轻时，他曾一度想成为摇滚明星，却在完成哥伦比亚大学的MBA学业后进入了金融业奋斗。了解他的人生故事后，不难发现他在艺术选品上并不完全投机，而是带着情绪的。</text:p>
      <text:p text:style-name="P4">
<draw:frame draw:style-name="fr1" draw:name="Image149" text:anchor-type="as-char" svg:width="6.9236in" svg:height="4.72774in" draw:z-index="0">
<draw:image xlink:href="../Images/FT Chinese Free Version/2023-06-16T05-28-22-00-00/000184523_piclink.jpeg" xlink:type="simple" xlink:show="embed" xlink:actuate="onLoad" draw:mime-type="image/jpeg"/>
</draw:frame>
 RoyLichtenstein,Landscape,1977 Oil and magna on canvas-40 in.x60 in.©CollectionCarmignac, Estate of Roy Lichtenstein New York/Adagp,Paris,2022</text:p>
      <text:p text:style-name="P4">
例如，他收藏中显露出的对于波普艺术的偏好就源于年轻时的情感留存——popart诞生于他成长的年代，是他能够共鸣和共情的流派。80年代生活在纽约的Edouard常常流连于AndyWarhol的工厂，与彼时在那里场相聚狂欢的艺术家们成为了朋友。1984年，Edouard通过这个圈子认识了Basquiat并与之成为好友。CarmignacFoundation的第一件、也是最重要的一件收藏就是Basquiat名为Zing的作品，而画中的“C”标识在Edouard 5年后创立CarmignacGestion时也启发了公司的logo设计。</text:p>
      <text:p text:style-name="P4">
许多藏家的收藏其实是“人生机缘”的累积——与某位艺术家的相遇或是因某经历而对某艺术流派的“开悟”。然而,富裕和急功近利的人往往会与金钱之上的诸多“财富”失之交臂，比如为喜爱之人事所付出的时间或是意外经历的感动瞬间。如果在收藏中少了游历以及与人和事意外相遇所获的感知和惊喜，也就少了对“他人视角”的体味与理解，让收藏缺失浪漫，将买卖艺术品转为纯粹的投机，而藏家与艺术发生交互的过程也就因此丧失了人生之力。</text:p>
      <text:p text:style-name="P4">
同时他也坦言自己就像父亲一样，会被感性力量驱动和鼓舞前行。Charles坚信艺术拥有改变人心的力量与他自身的经历有关。多年前，他曾前往日本丰岛旅行，在那里看到了日本艺术家ReiNaito的作品——巨型的水泥墙体，Charles在此观察水滴在风作用下的走势以及和周遭物体元素间的互动，一瞬间回忆起了曾经爱过的一个女人，很难用言语形容出那种突然感知的力量和被重燃的曾逝去的爱意，回到法国后，他主动联系了故人并与她重新开启了一段关系。</text:p>
      <text:p text:style-name="P4">
<draw:frame draw:style-name="fr1" draw:name="Image150" text:anchor-type="as-char" svg:width="6.9236in" svg:height="4.422977in" draw:z-index="0">
<draw:image xlink:href="../Images/FT Chinese Free Version/2023-06-16T05-28-22-00-00/000184525_piclink.jpeg" xlink:type="simple" xlink:show="embed" xlink:actuate="onLoad" draw:mime-type="image/jpeg"/>
</draw:frame>
 Peter Doig,100 Years Ago, 2001 Oil on canvas-905/32in.x137 13/16 in.CentrePompidou,Paris-Musée national d’art moderne-Centre decréation industrielle©Peter Doig.</text:p>
      <text:p text:style-name="P4">
一件艺术作品或一场展览可以改变人与人的关系，也可以改变人与事的关系。Charles 提及Pinault收藏的现任策展人Jean-MarieGallais曾在Centre Pompidou-Metz策划过一场名为Painting TheNight的展览，这场展览改变了他与夜晚的关系，许多过去不敢在夜间做的事，看过展览后他敢去做了。Carmignac基金会眼下在岛上呈现的展览TheInner Island是由同一位策展人策划，这场展览揽括了Peter Doig、Kiki Smith、Auguste Rodin、RoyLichtenstein、Andrew Cranston、FrancisUpritchard等不同媒介艺术家的作品。以岛为始、又以岛而终，希望通过一场因地制宜的展览让公众重新思考对于岛屿这样一个精神空间的认知以及自身与岛屿的关系。</text:p>
      <text:p text:style-name="P4">
有时，人生中的机缘需要等待。Villa Carmignac原本是栋农舍，曾出现在法国新浪潮导演Jean-LucGodard的电影《狂人皮诶洛》中，80年代被建筑师HenriVidal买下后整修成了别墅。Edouard在30年前受邀参加Vidal女儿的婚礼时第一次来到此处，对Porquerolles这个“漂浮在海洋上的森林”以及山丘之上的别墅由衷喜爱并表达了收购的想法。数年后Vidal过世，其女儿特别联系到Edouard确认了购买意愿，这才有了如今的VillaCarmignac。Charles说这件事情让父亲铭记和感动了很久，这段缘分也为基金会脉络的延续发展打下了根基。</text:p>
      <text:p text:style-name="P4">
<draw:frame draw:style-name="fr1" draw:name="Image151" text:anchor-type="as-char" svg:width="6.664062in" svg:height="10.0in" draw:z-index="0">
<draw:image xlink:href="../Images/FT Chinese Free Version/2023-06-16T05-28-22-00-00/000184516_piclink.jpeg" xlink:type="simple" xlink:show="embed" xlink:actuate="onLoad" draw:mime-type="image/jpeg"/>
</draw:frame>
 © FondationCarmignac – Photo Camille Moirenc</text:p>
      <text:p text:style-name="P4">
品位是一种后天积累型的财富，人生中许多巧妙的际遇的确或改变、或影响审美的塑造。Charles的个人成长经历有别于父亲，因此让他更加钟情于观念艺术，比如他的个人收藏中有一件BenoîtPype名为Millennium Hourglass的作品，沙漏中特殊的沥青材质使得它需要在千年后才能完成倒漏；还有一件由Charbel-Joseph H.Boutros创作的作品Night Enclosed in Marble：一个意欲包裹住黎巴嫩夜色的白色大理石盒子。</text:p>
      <text:p text:style-name="P4">
自从Charles正式开始打理艺术基金会的工作起，父子二人就时常讨论和交换想法，所倾向的内容也不总一致，“毕竟我们不是克隆人，”Charles如是说。父亲Edouard更注重作品本身带来的视觉及瞬时直观感受，不需要被加以解释的作品，不过Charles说父亲其实也会被观念艺术作品所吸引，只是固执地不承认而已。</text:p>
      <text:p text:style-name="P4">
继承父亲性格中浪漫不羁天性的Charles选择了一条与之不同的道路，身份也远比父亲要更多元：政治经济专业的他是摇滚乐队Moriarty的乐手、是新闻工作者、是企业家、是谜语作家、同时也是艺术基金会的现任总监。跨领域的职业背景使他在实际运作基金会时能不断迸发出新灵感和出其不意的方式。比如十余年的音乐生涯决定了Charles在擅于经营的同时也是一位非常好的聆听者；报社的创业经验以及在新闻行业工作的经历则让他拥有广泛资源以及与不同类型的人共事、并提供全局视野的能力。更重要的是，这些经历让Charles注重以“讲故事”的方式去推广艺术与呈现展览。</text:p>
      <text:p text:style-name="P4">
出于对新闻行业的关注以及对政治时事的敏锐洞察，基金会在2009年特别开设了除展览外的分支项目——Carmignac PhotojournalismAward，用于支持新闻摄影记者创作长线的报道。</text:p>
      <text:p text:style-name="P4">
Charles谈及他能共情记者这一职业面临的最大的挑战就是缺少资金和地方资源。简简单单几页报纸，其中的选题可能是长时间考察的结果。基金会每年通过新闻摄影奖来资助获奖者，除资金外，也为记者提供6个月的对所选议题实地考察的机会，并通过与联合国建立合作伙伴关系，将获奖摄影记者作品在联合国空间展出。他们希望通过摄影的力量揭示并唤起人们对于社会、环境等议题的探讨和思考意识。</text:p>
      <text:p text:style-name="P4">
<draw:frame draw:style-name="fr1" draw:name="Image152" text:anchor-type="as-char" svg:width="6.9236in" svg:height="4.721922in" draw:z-index="0">
<draw:image xlink:href="../Images/FT Chinese Free Version/2023-06-16T05-28-22-00-00/000184518_piclink.jpeg" xlink:type="simple" xlink:show="embed" xlink:actuate="onLoad" draw:mime-type="image/jpeg"/>
</draw:frame>
 JeppeHein,Path of Emotions,2018©Jeppe Hein-Photo:Marc Domage<draw:frame draw:style-name="fr1" draw:name="Image153" text:anchor-type="as-char" svg:width="6.9236in" svg:height="6.9236in" draw:z-index="0">
<draw:image xlink:href="../Images/FT Chinese Free Version/2023-06-16T05-28-22-00-00/000184519_piclink.png" xlink:type="simple" xlink:show="embed" xlink:actuate="onLoad" draw:mime-type="image/png"/>
</draw:frame>
 Nils-Udo,Lacouvée,2018©Fondation Carmignac–Photo:Nils Udo</text:p>
      <text:p text:style-name="P4">
VillaCarmignac具有独特的地理位置——前往这座小岛需要先渡船漂洋过地中海；来到展馆前还要沿着山路徒步15分钟。上岛的我马上就犯起了花粉过敏症，却还是深深陶醉在这里不加粉饰的自然生态之美里。在这里，来访者可以更清楚地感觉到人与其他生命形式并存。VillaCarmignac尽可能保持着当地的原始的风光以及地脉特色，没有进行夸张复杂的改建。展览空间全部遵循依岛而生、朴素有效的设计原则，采用博物馆级标准并和周遭的景观做了巧妙的结合，只为给作品提供最佳的展示条件。</text:p>
      <text:p text:style-name="P4">
自18年开业起，Villa Carmignac致力于发展与当地机构的联系，并在2020年与Port-Cros国家公园和VillaNoailles联手创建了由法国南部艺术界参与的PleinSud网络以应对地域环境与卫生危机。人文关怀和前瞻性的眼光，让基金会所拥有的不止是显赫的收藏清单和逸闻趣事。</text:p>
      <text:p text:style-name="P4">
<text:span text:style-name="T5">
(本文仅代表作者个人观点。FT中文网专栏《毕加索与单身女孩》以生活在国际都市的华人女性个人视角，观察文化艺术领域的热点事件、解释“破圈”的文化现象、对话业内领军人物。作者王陆宁(Luning Wang) 现居伦敦，从事文化艺术咨询。个人公众号:毕加索与单身女孩。)</text:span>
</text:p>
      <text:p text:style-name="P4">
<text:span text:style-name="T4">
（本文仅代表作者个人观点，编辑邮箱：zhen.zhu@ftchinese.com)</text:span>
</text:p>
      <text:p text:style-name="P4">
Source: <text:a xlink:type="simple" xlink:href="http://www.ftchinese.com/story/001099975" text:style-name="Internet_20_link" text:visited-style-name="Visited_20_Internet_20_Link">
http://www.ftchinese.com/story/001099975</text:a>
</text:p>
      <!--NEWS-->
      <text:h text:style-name="P10" text:outline-level="1">
<text:span text:style-name="T4">
湖南赤山监狱再涉强迫劳动 政治犯欧彪峰状况堪忧</text:span>
</text:h>
      <text:p text:style-name="P4">
Author: None</text:p>
      <text:p text:style-name="P4">
Publisher: Radio Free Asia (Organization)</text:p>
      <text:p text:style-name="P4">
Published Time: 2023-06-16T05:37:00-04:00</text:p>
      <text:p text:style-name="P4">
Modified Time: 2023-06-16T11:49:24-04:00</text:p>
      <text:p text:style-name="P4">
Description: None</text:p>
      <text:p text:style-name="P4">
Videos: []</text:p>
      <text:p text:style-name="P4">
Audios: ["<text:a xlink:type="simple" xlink:href="https://www.rfa.org/mandarin/yataibaodao/gangtai/gf-06162023053715.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54" text:anchor-type="as-char" svg:width="6.9236in" svg:height="5.1927in" draw:z-index="0">
<draw:image xlink:href="../Images/rfamandarin/2023-06-16T05-37-00-04-00/000000.png" xlink:type="simple" xlink:show="embed" xlink:actuate="onLoad" draw:mime-type="image/png"/>
</draw:frame>
 湖南异议人士欧彪峰被捕前与两个儿子合照 <text:a xlink:type="simple" xlink:href="https://www.rfa.org/mandarin/yataibaodao/gangtai/gf-06162023053715.html/@@images/image" text:style-name="Internet_20_link" text:visited-style-name="Visited_20_Internet_20_Link">
</text:a>
魏欢欢独家提供，拍摄日期不详  <text:a xlink:type="simple" xlink:href="https://www.rfa.org/mandarin/yataibaodao/gangtai/gf-06162023053715.html/@@stream" text:style-name="Internet_20_link" text:visited-style-name="Visited_20_Internet_20_Link">
Audio-1-Link：https://www.rfa.org/mandarin/yataibaodao/gangtai/gf-06162023053715.html/@@stream</text:a>
</text:p>
      <text:p text:style-name="P4">
台湾人权工作者李明哲和公益组织"长沙富能"负责人程渊在湖南赤山监狱服刑期间疑似遭受不人道对待，引起国际社会关注。近日，关押在同一监狱的湖南异议人士欧彪峰披露，在狱中被强迫劳动。狱方对于有关安排是否违法违规三缄其口。</text:p>
      <text:p text:style-name="P4">
<text:a xlink:type="simple" xlink:href="https://www.rfa.org/mandarin/yataibaodao/renquanfazhi/gf-06152023100636.html" text:style-name="Internet_20_link" text:visited-style-name="Visited_20_Internet_20_Link">
 <text:span text:style-name="T4">
"长沙富能案"：程渊披露赤山监狱实施体罚、强迫劳动</text:span>
 </text:a>
  * <text:span text:style-name="T4">
<text:a xlink:type="simple" xlink:href="https://www.rfa.org/mandarin/yataibaodao/renquanfazhi/gf-12302022032408.html" text:style-name="Internet_20_link" text:visited-style-name="Visited_20_Internet_20_Link">
 湖南公民欧彪峰"煽颠"罪成 被判囚三年六个月 </text:a>
 </text:span>
</text:p>
      <text:p text:style-name="P4">
今年二月，因“煽动颠覆国家政权”罪被判囚的欧彪峰被移送到湖南赤山监狱服刑。他的妻子魏欢欢透露，过去几个月，丈夫每天都要长时间参与劳动。</text:p>
      <text:p text:style-name="P4">
魏欢欢：“他（欧彪峰）刚去的那一个月特别不适应劳动强度，每天都是五点多就要起床做准备。他说，六七点钟就是开始上班，一直到下午七点才下班，中间只有四十分钟的吃饭和休息时间，基本上其他时间都是在被强迫劳动，差不多十二个小时，加上晚上也要值班，也休息不好。一个多月下来之后，他整个人的身体和精神状况都非常糟糕。整个人的脸色是很不自然的赤红色，整个人看起来非常焦虑。”</text:p>
      <text:p text:style-name="P4">
赤山监狱容许欧彪峰每月一次与家属会面，除了首次见面时向妻子诉苦，之后每次会见欧彪峰都欲言又止。魏欢欢为丈夫揪心，却又无可奈何。</text:p>
      <text:p text:style-name="P4">
魏欢欢：“上面肯定有交待。第一次没有警告他（欧彪峰）他就说得仔细些，后面再问他，他就说不能说。（赤山监狱）对外声称他们按照国家的法律规定，平时是八小时工作制，不会承认实际上可能有十一、十二个小时。他们会把这个时间排除，那个时间排除，然后问他（监狱当局）具体时间安排，他就说这涉及保密事项，不能告诉你。现在去控告（监狱）的话，我们肯定拿不出什么实质的证据。”</text:p>
      <text:p text:style-name="P4">
魏欢欢与大儿子欧阳朗诚（魏欢欢独家提供，拍摄日期不详）  <text:a xlink:type="simple" xlink:href="https://www.rfa.org/mandarin/yataibaodao/gangtai/gf-06162023053715.html/gf17.jpg" text:style-name="Internet_20_link" text:visited-style-name="Visited_20_Internet_20_Link">
</text:a>
</text:p>
      <text:p text:style-name="P4">
人称”小彪“的欧彪峰近年来积极参与公民维权活动和发放相关信息。他曾公开支持2019年香港反送中运动，并声援壹传媒创办人黎智英的香港《苹果日报》。2020年欧彪峰被湖南当局羁押，去年十二月被法院判刑三年六个月。</text:p>
      <text:p text:style-name="P4">
湖南一名基于安全考量要求匿名的知情人士表示，欧彪峰被赤山监狱视为重点囚犯，每当和家属会面狱方都严密监控，本月的会面当局变本加厉。</text:p>
      <text:p text:style-name="P4">
知情人士：“之前他们在监狱会见的时候，双方的背后是没有站警察的。可是这次六月份去的时候，魏欢欢和欧彪峰的背后都站了警察。在他们交流的时候，会不会有某些事情是（当局）不让欧彪峰讲的。”</text:p>
      <text:p text:style-name="P4">
过去一年，赤山监狱一再被揭发疑似存在强迫劳动。被中国大陆当局以“颠覆国家政权罪”判刑的台湾人权工作者李明哲，以及湖南公益组织“长沙富能”负责人程渊，先后谴责狱方的安排构成精神虐待。</text:p>
      <text:p text:style-name="P4">
记者：高锋 责编：陈美华、许书婷、梒青 网编：洪伟</text:p>
      <text:p text:style-name="P4">
Source: <text:a xlink:type="simple" xlink:href="https://www.rfa.org/mandarin/yataibaodao/gangtai/gf-06162023053715.html" text:style-name="Internet_20_link" text:visited-style-name="Visited_20_Internet_20_Link">
https://www.rfa.org/mandarin/yataibaodao/gangtai/gf-06162023053715.html</text:a>
</text:p>
      <!--NEWS-->
      <text:h text:style-name="P10" text:outline-level="1">
<text:span text:style-name="T4">
沙特减产力挺油价，奈何其他因素不给力 (Free Version)</text:span>
</text:h>
      <text:p text:style-name="P4">
Author: David Uberti</text:p>
      <text:p text:style-name="P4">
Publisher: 华尔街日报中文网</text:p>
      <text:p text:style-name="P4">
Published Time: 2023-06-16T06:30:00.000Z</text:p>
      <text:p text:style-name="P4">
Modified Time: 2023-06-16T06:30:00.000Z</text:p>
      <text:p text:style-name="P4">
Created Time: 2023-06-16T03:56:00.000Z</text:p>
      <text:p text:style-name="P4">
Description: 高于预期的产量和对需求放缓的担忧一直令原油价格承压。</text:p>
      <text:p text:style-name="P4">
Images: []</text:p>
      <text:p text:style-name="P4">
Categories: ['金融市场']</text:p>
      <text:p text:style-name="P4">
Keywords: SYND,LINK:EN|WP-WSJ-0000981590</text:p>
      <text:p text:style-name="P4">
Type: Article</text:p>
      <!--METADATA-->
      <text:p text:style-name="P4">
沙特 <text:a xlink:type="simple" xlink:href="https://cn.wsj.com/articles/CN-FIN-20230606114327" text:style-name="Internet_20_link" text:visited-style-name="Visited_20_Internet_20_Link">
 削减原油产量 </text:a>
的举措旨在支撑全球石油市场。过去一周的情况表明，这谈何容易。</text:p>
      <text:p text:style-name="P4">
Source: <text:a xlink:type="simple" xlink:href="https://cn.wsj.com/articles/%E6%B2%99%E7%89%B9%E5%87%8F%E4%BA%A7%E5%8A%9B%E6%8C%BA%E6%B2%B9%E4%BB%B7-%E5%A5%88%E4%BD%95%E5%85%B6%E4%BB%96%E5%9B%A0%E7%B4%A0%E4%B8%8D%E7%BB%99%E5%8A%9B-60b1ab28" text:style-name="Internet_20_link" text:visited-style-name="Visited_20_Internet_20_Link">
https://cn.wsj.com/articles/%E6%B2%99%E7%89%B9%E5%87%8F%E4%BA%A7%E5%8A%9B%E6%8C%BA%E6%B2%B9%E4%BB%B7-%E5%A5%88%E4%BD%95%E5%85%B6%E4%BB%96%E5%9B%A0%E7%B4%A0%E4%B8%8D%E7%BB%99%E5%8A%9B-60b1ab28</text:a>
</text:p>
      <!--NEWS-->
      <text:h text:style-name="P10" text:outline-level="1">
<text:span text:style-name="T4">
每周时事分析：韩国外交的出路在哪里？ (Free Version)</text:span>
</text:h>
      <text:p text:style-name="P4">
Authors: ['为FT中文网撰稿']</text:p>
      <text:p text:style-name="P4">
Publisher: 英国《金融时报》</text:p>
      <text:p text:style-name="P4">
Time: 2023-06-16T06:54:01+00:00</text:p>
      <text:p text:style-name="P4">
Published Time: 2023-06-15T12:00:99+08:00</text:p>
      <text:p text:style-name="P4">
Modified Time: 2023-06-15T23:37:99+08:00</text:p>
      <text:p text:style-name="P4">
Description: 曹辛：韩国国家前途的核心在于外交平衡，即在不同意识形态国家之间、大国之间实行有效的外交平衡。做好了这一点，才能稳定、安全和发展。</text:p>
      <text:p text:style-name="P4">
Images: ["<text:a xlink:type="simple" xlink:href="https://thumbor.ftacademy.cn/unsafe/picture/5/000184625_piclink.jpg" text:style-name="Internet_20_link" text:visited-style-name="Visited_20_Internet_20_Link">
000184625_pic...</text:a>
"]</text:p>
      <text:p text:style-name="P4">
Themes: ['韩国', '关注']</text:p>
      <text:p text:style-name="P4">
Keywords: ['韩国', '中韩关系', '美韩关系', '朝鲜半岛']</text:p>
      <text:p text:style-name="P4">
Type: Article</text:p>
      <!--METADATA-->
      <text:p text:style-name="P4">
<draw:frame draw:style-name="fr1" draw:name="Image158" text:anchor-type="as-char" svg:width="6.9236in" svg:height="4.516567in" draw:z-index="0">
<draw:image xlink:href="../Images/FT Chinese Free Version/2023-06-16T06-54-01-00-00/000184625_piclink.jpg" xlink:type="simple" xlink:show="embed" xlink:actuate="onLoad" draw:mime-type="image/jpeg"/>
</draw:frame>
来自FT中文网的温馨提示：如您对更多FT中文网的内容感兴趣，请在苹果应用商店或谷歌应用市场搜索“FT中文网”，下载FT中文网的官方应用。</text:p>
      <text:p text:style-name="P4">
在过去差不多一周的时间里，中韩关系波澜不断。因为中国驻韩国大使邢海明同韩国最大的反对党党魁李在明会面时，阐述了中国的相关外交立场，导致韩国现政府从总统尹锡悦、外交部长和外交部高官，再到韩国国安官员和执政党党魁、国会议员，几乎异口同声地严厉批评中国。鉴于韩国对中国市场和原料的巨大依赖，以及朝核对韩国产生的巨大安全问题，这一切有理由引发出一个问题，即：韩国外交的出路在哪里？</text:p>
      <text:p text:style-name="P4">
依笔者看来，就韩国地缘环境和自身的综合实力等因素来看，离开平衡二字，韩国外交绝无出路。</text:p>
      <text:p text:style-name="P4">
<text:span text:style-name="T4">
韩国外交无法离开平衡</text:span>
</text:p>
      <text:p text:style-name="P4">
不管今天的韩国如何激进，但下列基本事实是韩国无法摆脱的宿命。这些事实决定了：韩国外交一旦离开平衡，必将成为他国的附庸，永远无法独立于世界民族之林。这些基本事实是：为大国所环绕并直面朝鲜和朝核的恶劣地缘环境；自身资源的极度有限和市场的极其狭隘；国民性格的不成熟、以及国内政治党派出于一己私利而将国家推向某一外国势力而导致的政府和民众的致命性认知分裂。</text:p>
      <text:p text:style-name="P4">
从地缘环境来看，朝鲜半岛周边为大国环绕，主要是中国、日本和俄罗斯三国，并为三国所包围，但其地理位置又非常重要，当年它是日本进入欧亚大陆陆地的必经通道。在古代，朝鲜半岛主要以纳贡形式，接受中国封建王朝保护，中国也为了这块土地与日本发生战争。近代以来，中日以及俄日也都曾经为争夺这块土地发生战争，最终日本获胜，将半岛纳入日本版图，开始了长达50年对朝鲜半岛的殖民。而由于自身综合实力的弱小和现代治国理政经验的严重缺乏，在这一不断被征服和统治的千年历史中，朝鲜半岛的王朝形成了对今天乃至未来产生深刻影响的生存之道，那就是依附式的外交，即依附于一个大国维持生存。而每当周边大国围绕半岛博弈时，则先观望，待到胜负临近时，毫不犹豫地倒向并臣服于胜利者一方。结果对韩国来说，至少近代以来就谈不上有什么真正的独立自主外交，它只有臣服和依附。因此，韩国必须摆脱对单一大国的依附，实行真正的平衡外交，否则就永远无法真正独立，否则甚至连发展、壮大自己的民族经济都是大问题。</text:p>
      <text:p text:style-name="P4">
而恰恰相反，北部的朝鲜倒是形成了自己的国家独立意识和一整套的思想体系，并教育了几代国民。而且在这种指导思想下，朝鲜顶住国际压力，发展了自己独立的核导力量，而韩国则完全依赖美国的核保护。在一个民族、两种对立的思想体系下，双方视彼此为仇敌，韩国面临着相当恶劣的外部安全环境。</text:p>
      <text:p text:style-name="P4">
因此，韩国摆脱自己恶劣地缘环境的唯一出路，就在于实行与各国真正的平衡外交，唯有平衡才能安全，最终方能独立。</text:p>
      <text:p text:style-name="P4">
第三，就韩国经济来说，全球化和贸易立国是韩国经济发展的生命线，仅从这一点说，韩国也必须实行平衡外交。</text:p>
      <text:p text:style-name="P4">
韩国的国土面积狭隘且资源贫乏，国内市场完全不能满足韩国经济巨大发展的需要。尤其值得一提的是，除了国外的销售和投资市场外，韩国发展关键产业的核心原料，几乎自己都不出产，需要进口才能满足需要，而在这方面一旦依附于某一大国，也就意味着被控制和不独立。而平衡外交恰恰是解决这一对矛盾的良方，因为这是全球化和贸易立国所必须的。</text:p>
      <text:p text:style-name="P4">
最后，韩国政坛和民众在对涉及自己国家的重大方向性问题上，存在着认知分裂。稍微熟悉韩国的人都知道，韩国政坛和民众在涉及自己国家方向性问题的认知上是完全分裂的，尤其是对韩国的几个关键性邻国的认知问题，如朝鲜、中国、美国和日本等等，整个国家处于认知分裂状态，在政党和政界人物中有亲美的、亲朝甚至亲日的等等，这是韩国长期依附于不同大国的历史结果。这种现状导致的结果就是，韩国将永远成为某一大国的利用对象和附庸，而且换一任总统就会换一个大国被利用。如此，韩国在自己国家重大方向性问题上将永远陷入周期性动荡，最后使自己国家和民族长期陷入不稳定状态。这一切，也只有实行平衡外交才能解决。</text:p>
      <text:p text:style-name="P4">
因此，韩国国家前途的核心就在于外交平衡，即在不同意识形态国家之间、大国之间实行有效的外交平衡。做好了这一点，才能稳定、安全和发展，才能成为韩国梦想的所谓“中枢”。这一前景应该类似于瑞士那样的国家，即中立、不结盟的独立国家。非如此，不要说独立，连韩国的国家安全都是一个问题。</text:p>
      <text:p text:style-name="P4">
<text:span text:style-name="T4">
选边站队是恶梦</text:span>
</text:p>
      <text:p text:style-name="P4">
就韩国自19世纪末至今的历史经验看，韩国若执行选边站的外交，那将是韩国的恶梦，今天更是如此。</text:p>
      <text:p text:style-name="P4">
韩国曾经毅然抛弃中国的清王朝而选边站队日本，结果国土被吞并，整个国家被灭亡。后来选边站队美国，国家又频频受到欺辱，以至于到今天，韩国外交受到美国牵制，武装力量的战时指挥权竟然在美军手里而不是在韩国自己手里，导致今天韩国是不是国际法意义上的完整独立主权国家都成为了一个争议性问题。</text:p>
      <text:p text:style-name="P4">
可是这毕竟不是历史的潮流。自韩国经济开始腾飞、国家开始民主化进程后，韩国这种依附性外交就不能适应韩国民众的心理发展了。于是人们看到，韩国民众排外情绪的历史是呈规律性地展现的：一贯反日；民主化后反美；现在反华。但这个国家又是靠对外贸易立国的，这样不停地仇外，而且专找大国仇视，注定是没有前途的。</text:p>
      <text:p text:style-name="P4">
就此次中韩风波而言，中韩外交权威人士向作者介绍的背景是：在中国大使会见韩国反对党党魁李在明之前，联合国讨论朝核问题时，中俄又投了反对票：同时，韩国又当选为安理会非常任理事国，这似乎给了韩国以信心。另外一个背景是，韩国总统尹锡悦前不久公然把中国台湾问题说成“国际问题”，这深度影响了中国对韩国乃至尹锡悦本人的看法。</text:p>
      <text:p text:style-name="P4">
就中国来说，其朝鲜半岛政策可能确实有需要完善之处，韩国大可以同中国交涉，但这一切都不应该导致发生今天的事，这实际上已经是公开选边站队了。</text:p>
      <text:p text:style-name="P4">
外交上选边站队，必然是韩国的恶梦。一旦选边站，韩国只能是重复过往的历史，即愈益丧失自己民族和国家的独立性，成为他国的附庸，而绝不可能实现自己民族独立的千年梦想。因此，韩国的外交梦想，只能建立在非选边站的前提上，而不是昨天反日，后来反美，现在反华。</text:p>
      <text:p text:style-name="P4">
但韩国消息人士向笔者透露：韩国并未做好中韩彻底分裂的准备。韩国的唯一前途，就在于像当年的瑞士一样，成为一个中立、不结盟的国家，并利用全球化的经济浪潮，发展自己，贡献世界，使自己屹立于世界民族之林。</text:p>
      <text:p text:style-name="P4">
<text:span text:style-name="T5">
（注：作者是政策研究者。本文仅代表作者个人观点。责编邮箱bo.liu@ftchinese.com）</text:span>
</text:p>
      <text:p text:style-name="P4">
Source: <text:a xlink:type="simple" xlink:href="http://www.ftchinese.com/story/001099989" text:style-name="Internet_20_link" text:visited-style-name="Visited_20_Internet_20_Link">
http://www.ftchinese.com/story/001099989</text:a>
</text:p>
      <!--NEWS-->
      <text:h text:style-name="P10" text:outline-level="1">
<text:span text:style-name="T4">
美日韩安全会谴责北韩射飞弹</text:span>
</text:h>
      <text:p text:style-name="P4">
Publisher: 法新社</text:p>
      <text:p text:style-name="P4">
Published Time: 2023-06-16T07:02:08+00:00</text:p>
      <text:p text:style-name="P4">
Modified Time: 2023-06-16T06:35:04+00:00</text:p>
      <text:p text:style-name="P4">
Description: （法新社华盛顿15日电） 白宫声明表示，美国、日本和南韩的国家安全高层今天在东京举行三方会议，讨论维护台海稳定，以及在东海和南海的协调合作。</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59" text:anchor-type="as-char" svg:width="6.9236in" svg:height="3.617581in" draw:z-index="0">
<draw:image xlink:href="../Images/rficn/2023-06-16T07-02-08-00-00/000000.png" xlink:type="simple" xlink:show="embed" xlink:actuate="onLoad" draw:mime-type="image/png"/>
</draw:frame>
</text:p>
      <text:p text:style-name="P4">
白宫声明说，美国国家安全顾问苏利文（JakeSullivan）与日、韩安全高层会议中，除讨论维护台海安全，也商议北韩「非法核子与飞弹计画，以及最近的挑衅」，并确认三方加强合作的下一步骤。</text:p>
      <text:p text:style-name="P4">
美国与日韩盟友今天也发表联合声明，「谴责」北韩最近的飞弹发射。</text:p>
      <text:p text:style-name="P4">
南韩军方表示，北韩最近又发射两枚短程弹道飞弹。北韩此前警告说，对美国与南韩进行中的联合军事演习将做出「无可避免的」回应。</text:p>
      <text:p text:style-name="P4">
美方声明指出，「如今我们三边伙伴关系比以往都更强大、更具潜力。」</text:p>
      <text:p text:style-name="P4">
白宫说，总统拜登未来数月将主持3国领袖峰会，在此之前，美日韩也讨论了科技、能源安全和「对抗经济胁迫」等议题。</text:p>
      <text:p text:style-name="P4">
在中国问题方面，苏利文与日本国家安全保障局局长秋叶刚男（Akiba Takeo）和南韩国家安保室室长赵太庸（Cho Tae-yong）「讨论了在东海和南海协调合作机会，并强调维护台海和平稳定的重要性」。 （译者：纪锦玲）</text:p>
      <text:p text:style-name="P4">
Source: <text:a xlink:type="simple" xlink:href="https://www.rfi.fr/cn/%E5%9B%BD%E9%99%85%E6%8A%A5%E9%81%93/20230616-%E7%BE%8E%E6%97%A5%E9%9F%A9%E5%AE%89%E5%85%A8%E4%BC%9A%E8%B0%B4%E8%B4%A3%E5%8C%97%E9%9F%A9%E5%B0%84%E9%A3%9E%E5%BC%B9" text:style-name="Internet_20_link" text:visited-style-name="Visited_20_Internet_20_Link">
https://www.rfi.fr/cn/%E5%9B%BD%E9%99%85%E6%8A%A5%E9%81%93/20230616-%E7%BE%8E%E6%97%A5%E9%9F%A9%E5%AE%89%E5%85%A8%E4%BC%9A%E8%B0%B4%E8%B4%A3%E5%8C%97%E9%9F%A9%E5%B0%84%E9%A3%9E%E5%BC%B9</text:a>
</text:p>
      <!--NEWS-->
      <text:h text:style-name="P10" text:outline-level="1">
<text:span text:style-name="T4">
歐洲議會籲釋放黎智英 北京：痴心妄想</text:span>
</text:h>
      <text:p text:style-name="P4">
Author: None (Language: zh)</text:p>
      <text:p text:style-name="P4">
Publisher: None</text:p>
      <text:p text:style-name="P4">
Time: 2023-06-16T07:03:00Z</text:p>
      <text:p text:style-name="P4">
Description: 歐洲議會15日通過一項涉港決議，要求香港政府釋放《蘋果日報》創辦人黎智英，引發中國強烈反彈。雙方說法為何？</text:p>
      <text:p text:style-name="P4">
Videos: []</text:p>
      <text:p text:style-name="P4">
Images: []</text:p>
      <text:p text:style-name="P4">
Subject: 时政风云</text:p>
      <text:p text:style-name="P4">
Subjects: ['香港国安法', '李家超', '黎智英', '苹果日报', '欧洲议会']</text:p>
      <text:p text:style-name="P4">
Keywords: ['意见反馈']</text:p>
      <text:p text:style-name="P4">
ID: 65935213</text:p>
      <!--METADATA-->
      <text:p text:style-name="P4">
<text:a xlink:type="simple" xlink:href="https://www.dw.com/zh/overlay/image/article/65935213/64053799" text:style-name="Internet_20_link" text:visited-style-name="Visited_20_Internet_20_Link">
 </text:a>
</text:p>
      <text:p text:style-name="P4">
黎智英2021年於香港終審法院出庭。</text:p>
      <text:p text:style-name="P4">
（德國之聲中文網）歐洲議會週四（6月15日）通過一項與香港有關的決議，要求港府 <text:a xlink:type="simple" xlink:href="https://www.dw.com/zh/zh/黎智英案引发中英隔空互呛/a-64354777" text:style-name="Internet_20_link" text:visited-style-name="Visited_20_Internet_20_Link">
 釋放《蘋果日報》創辦人黎智英</text:a>
。中國強烈譴責議會「不自量力」、公然為反中亂港份子「撐腰」。</text:p>
      <text:p text:style-name="P4">
前一日（14日）歐洲議會發表題為「香港基本自由的惡化，尤以黎智英案為首」的決議，指黎智英因莫須有的罪名面臨終身監禁，顯示北京和香港當局藉 <text:a xlink:type="simple" xlink:href="https://www.dw.com/zh/zh/英国呼吁取消香港国安法-港府强烈反驳/a-65743070" text:style-name="Internet_20_link" text:visited-style-name="Visited_20_Internet_20_Link">
 《香港國安法》</text:a>
破壞港人基本權利。香港自由和法治的惡化對歐盟也有影響， 因此歐盟必須與黎智英和香港同在。</text:p>
      <text:p text:style-name="P4">
該決議稱，歐盟必須明確敦促香港政府釋放香港民主派人士，並撤銷對其指控；歐盟也將對李家超等壓迫香港人權的中港官員，實施具針對性的制裁，但未詳細說明制裁細節。</text:p>
      <text:p text:style-name="P4">
15日，該協議以483票贊成、9票反對和42票棄權獲得通過。中國外交部駐港公署當日發佈聲明，對此表示強烈不滿和堅決反對。</text:p>
      <text:p text:style-name="P4">
中國外交部駐港公署發言人稱，香港是法治社會，任何人、任何權利自由都不能凌駕於法律之上，亦不可侵犯社會公益。黎智英等犯罪分子勾結外部勢力危害國家安全、破壞香港繁榮穩定，香港司法機關依法公開審判，是合理的必然之舉。</text:p>
      <text:p text:style-name="P4">
該聲明批評，歐洲議會「公然為黎智英等反中亂港分子撐腰」、「叫囂制裁中方官員」，是一場為撈取政治資本的卑劣表演，呼籲議會「認清形勢」、「收手噤聲」，停止「威脅制裁的霸凌行徑」及「以港遏華、不自量力的痴心妄想。」</text:p>
      <text:h text:style-name="P12" text:outline-level="3">
<text:span text:style-name="T4">
專訪黎智英：我會與香港共存亡</text:span>
</text:h>
      <text:p text:style-name="P4">
黎智英因違反《香港國安法》被捕，面臨 <text:a xlink:type="simple" xlink:href="https://www.dw.com/zh/zh/黎智英遭加控串谋发布煽动刊物罪/a-60271049" text:style-name="Internet_20_link" text:visited-style-name="Visited_20_Internet_20_Link">
 發行煽動刊物</text:a>
 、 <text:a xlink:type="simple" xlink:href="https://www.dw.com/zh/zh/蘋果日報六高層認串謀勾結外力-部分將作控方證人/a-63844713" text:style-name="Internet_20_link" text:visited-style-name="Visited_20_Internet_20_Link">
 勾結外國勢力</text:a>
等4項指控，至今仍在收押候審。路透社報導，他曾表示將在定於9月的審判中拒絕認罪。</text:p>
      <text:p text:style-name="P4">
黎智英之子黎崇恩（SebastienLai）表示，歐洲議會的決議「向香港發出了一個強有力的訊息，那就是國際社會並不會忽視為了使我父親等民主派知名人士噤聲，而做的針對及監禁行為」。</text:p>
      <text:p text:style-name="P4">
（路透社等）</text:p>
      <text:p text:style-name="P4">
Source: <text:a xlink:type="simple" xlink:href="https://www.dw.com/zh/歐洲議會籲釋放黎智英-北京：痴心妄想/a-65935213" text:style-name="Internet_20_link" text:visited-style-name="Visited_20_Internet_20_Link">
https://www.dw.com/zh/歐洲議會籲釋放黎智英-北京：痴心妄想/a-65935213?maca=chi-rss-chi-all-1127-rdf</text:a>
</text:p>
      <!--NEWS-->
      <text:h text:style-name="P10" text:outline-level="1">
<text:span text:style-name="T4">
欧盟点名华为中兴为更高风险5G供应商</text:span>
</text:h>
      <text:p text:style-name="P4">
Author: 联合早报 (Person)</text:p>
      <text:p text:style-name="P4">
Publisher: 联合早报 (Organization)</text:p>
      <text:p text:style-name="P4">
Published Time: 2023-06-16T07:05</text:p>
      <text:p text:style-name="P4">
Modified Time: 2023-06-16T07:17</text:p>
      <text:p text:style-name="P4">
Description: 欧盟委员会第一次将华为和中兴通讯，标记为对欧盟安全构成更高风险的电信供应商，并宣布不再采用依赖这两家中国电信公司的服务。法新社报道，欧盟委员会星期四（6月15日）发表声明说：“我们...</text:p>
      <text:p text:style-name="P4">
Videos: []</text:p>
      <text:p text:style-name="P4">
Audios: []</text:p>
      <text:p text:style-name="P4">
Images: []</text:p>
      <text:p text:style-name="P4">
Type: NewsArticle</text:p>
      <text:p text:style-name="P4">
Breadcrumbs: ['即时', '国际']</text:p>
      <text:p text:style-name="P4">
Keywords: ['欧盟', '华为', '中兴通讯', '电信公司', '5G', '中欧关系']</text:p>
      <!--METADATA-->
      <text:p text:style-name="P4">
欧盟委员会第一次将华为和中兴通讯，标记为对欧盟安全构成更高风险的电信供应商，并宣布不再采用依赖这两家中国电信公司的服务。</text:p>
      <text:p text:style-name="P4">
法新社报道，欧盟委员会星期四（6月15日）发表声明说：“我们认为，与其他5G供应商相比，华为和中兴通讯实质上构成更高风险。”</text:p>
      <text:p text:style-name="P4">
声明说，欧盟委员会“将采取相关安全措施，以避免采购依赖这两家供应商设备的新连接服务”。</text:p>
      <text:p text:style-name="P4">
欧盟内部市场专员布勒东（Thierry Breton）呼吁27个成员国和电信运营商，将华为和中兴通讯设备排除在它们的移动网络之外。</text:p>
      <text:p text:style-name="P4">
布勒东在布鲁塞尔的新闻发布会上说：“我们不能继续依赖可能成为‘武器’，攻击欧盟利益的设备。对我们的共同安全而言，这样的致命弱点风险太大。”</text:p>
      <text:p text:style-name="P4">
另据彭博社报道，为制止关键基础设施采用中国设备，欧盟委员会星期四发布了一套新指引，敦促欧盟成员国逐步淘汰电信网络中的高风险供应商。欧盟委员会的企业通信系统也被禁止采用华为和中兴通讯设备。</text:p>
      <text:p text:style-name="P4">
欧盟委员会说，约24个欧盟成员国已制定规则或正在奠定基础，以赋予当局在这方面设限的权力。</text:p>
      <text:p text:style-name="P4">
但布勒东不点名指出，只有10个成员国运用这些规范来限制或排除高风险卖家，“这样的速度太慢，构成了重大的安全风险，使欧盟集体安全暴露于风险之中。”</text:p>
      <text:p text:style-name="P4">
欧盟委员会3年前就引进严格的5G规范，当时并未公开禁止任何供应商或点名华为。星期四的声明代表着欧盟在对华政策方面，采取日益强硬的路线，但同时仍维持与北京的关系。</text:p>
      <text:p text:style-name="P4">
Source: <text:a xlink:type="simple" xlink:href="https://www.zaobao.com.sg/realtime/world/story20230616-1404820" text:style-name="Internet_20_link" text:visited-style-name="Visited_20_Internet_20_Link">
https://www.zaobao.com.sg/realtime/world/story20230616-1404820</text:a>
</text:p>
      <!--NEWS-->
      <text:h text:style-name="P10" text:outline-level="1">
<text:span text:style-name="T4">
AI初创企业不差钱，缺数据才是真难题 (Free Version)</text:span>
</text:h>
      <text:p text:style-name="P4">
Author: Isabelle Bousquette</text:p>
      <text:p text:style-name="P4">
Publisher: 华尔街日报中文网</text:p>
      <text:p text:style-name="P4">
Published Time: 2023-06-16T07:10:00.000Z</text:p>
      <text:p text:style-name="P4">
Modified Time: 2023-06-16T07:10:00.000Z</text:p>
      <text:p text:style-name="P4">
Created Time: 2023-06-16T06:00:00.000Z</text:p>
      <text:p text:style-name="P4">
Description: 大公司并不是很愿意与希望为训练自身大语言模型的初创企业分享自有数据。</text:p>
      <text:p text:style-name="P4">
Images: []</text:p>
      <text:p text:style-name="P4">
Categories: ['科技']</text:p>
      <text:p text:style-name="P4">
Keywords: SYND,LINK:EN|WP-WSJ-0000983956</text:p>
      <text:p text:style-name="P4">
Type: Article</text:p>
      <!--METADATA-->
      <text:p text:style-name="P4">
生成式AI初创企业正吸引数以十亿美元计的巨额投资，但如果无法获得合适的数据，它们就可能已经走上了失败的道路，而拿到此类数据绝非易事。</text:p>
      <text:p text:style-name="P4">
Source: <text:a xlink:type="simple" xlink:href="https://cn.wsj.com/articles/ai%E5%88%9D%E5%88%9B%E4%BC%81%E4%B8%9A%E4%B8%8D%E5%B7%AE%E9%92%B1-%E7%BC%BA%E6%95%B0%E6%8D%AE%E6%89%8D%E6%98%AF%E7%9C%9F%E9%9A%BE%E9%A2%98-38fbe7fc" text:style-name="Internet_20_link" text:visited-style-name="Visited_20_Internet_20_Link">
https://cn.wsj.com/articles/ai%E5%88%9D%E5%88%9B%E4%BC%81%E4%B8%9A%E4%B8%8D%E5%B7%AE%E9%92%B1-%E7%BC%BA%E6%95%B0%E6%8D%AE%E6%89%8D%E6%98%AF%E7%9C%9F%E9%9A%BE%E9%A2%98-38fbe7fc</text:a>
</text:p>
      <!--NEWS-->
      <text:h text:style-name="P10" text:outline-level="1">
<text:span text:style-name="T4">
哈莉•贝利版《小美人鱼》：安徒生精神的合理展现 (Free Version)</text:span>
</text:h>
      <text:p text:style-name="P4">
Authors: ['']</text:p>
      <text:p text:style-name="P4">
Publisher: 英国《金融时报》</text:p>
      <text:p text:style-name="P4">
Time: 2023-06-16T07:22:23+00:00</text:p>
      <text:p text:style-name="P4">
Published Time: 2023-06-15T12:00:99+08:00</text:p>
      <text:p text:style-name="P4">
Modified Time: 2023-06-16T03:18:99+08:00</text:p>
      <text:p text:style-name="P4">
Description: 刘波：新版《小美人鱼》相当于动画版分出的新灵魂，以哈莉•贝利为象征的这个新灵魂展示了人类社会的进步和开明，原来的那个灵魂亦永生不灭。</text:p>
      <text:p text:style-name="P4">
Images: ["<text:a xlink:type="simple" xlink:href="https://thumbor.ftacademy.cn/unsafe/picture/2/000184012_piclink.jpg" text:style-name="Internet_20_link" text:visited-style-name="Visited_20_Internet_20_Link">
000184012_pic...</text:a>
"]</text:p>
      <text:p text:style-name="P4">
Themes: ['电影', '关注']</text:p>
      <text:p text:style-name="P4">
Keywords: ['电影', '文化', '种族主义']</text:p>
      <text:p text:style-name="P4">
Type: Article</text:p>
      <!--METADATA-->
      <text:p text:style-name="P4">
<draw:frame draw:style-name="fr1" draw:name="Image161" text:anchor-type="as-char" svg:width="6.9236in" svg:height="4.617987in" draw:z-index="0">
<draw:image xlink:href="../Images/FT Chinese Free Version/2023-06-16T07-22-23-00-00/000184012_piclink.jpg" xlink:type="simple" xlink:show="embed" xlink:actuate="onLoad" draw:mime-type="image/jpeg"/>
</draw:frame>
来自FT中文网的温馨提示：如您对更多FT中文网的内容感兴趣，请在苹果应用商店或谷歌应用市场搜索“FT中文网”，下载FT中文网的官方应用。</text:p>
      <text:p text:style-name="P4">
近期由美国歌手、演员哈莉•贝利（Halle Bailey）主演的电影《小美人鱼》在全球上映后，收获不错的票房成绩。根据票房统计网站Box OfficeMojo的数据，目前该片全球总票房为4.25亿美元，在2023年已上映的电影中排第五位，并有望在全年排名中保持在前十的位置。该片制作成本据透露为2.5亿美元，通常的经验是此类规模电影的票房需达到制作成本的两倍，方能实现收支平衡。如果该片最终全球票房达到5亿美元左右，即可粗略估计实现了收支平衡。而所谓该片票房失败甚至崩溃的说法，是言过其实的。</text:p>
      <text:p text:style-name="P4">
该片在中国票房惨淡（韩日两国亦不理想），远低于同类型迪士尼电影的在华成绩，这也引起了网络上关于种族歧视的争议。有网民表示并不是歧视主演的肤色，而是不满意其外貌，或者认为其外貌不符合中国人的审美标准。然而不论双方如何争论，网民对于该片的很多讽刺和负面评价的确是针对主演的肤色和族裔身份，如“黑鱼”、“海洋污染”、“清道夫”等。虽说看不看电影是观众的自由，但媒体就种族歧视提出警示并无不妥。值得注意的是迪士尼官方并没有因该片在华票房不佳而指责种族歧视，主要是国际媒体提到了这件事，并认为背后有种族歧视因素。这并不是对中国观众的指责，而是一种客观的报道，报道的内容是中国网络上客观存在的种族歧视语言和风潮。从新闻报道的原则来说，这一做法并无不妥。</text:p>
      <text:p text:style-name="P4">
自从该片选定贝利为女主角以来，中国网络上就出现了一股风潮，即把该片“异常化”，仿佛该片的主演选角非常荒谬，于是似乎人们对该片的观看和评价都需要围绕着这个主题推进。但正常的观众完全不必受这种认识框架限制。如果一位观众对肤色问题不敏感，那么他完全可以将这部影片当作一部正常的好莱坞经典动画真人版来对待，体会观影的乐趣，以及新版带来的美国文化潮流体验，比如海鸥Scuttle（由奥卡菲娜配音）的说唱表演被纳入影片。需要反对的是把肤色或主演人选视为这部影片的核心问题。事实上贝利肤色带来的所谓“争议”，在对肤色不敏感的人士看来根本就不构成争议。比如笔者就在YouTube上看到有影评博主认为贝利在该片中的表现要胜过艾玛•沃特森在《美女与野兽》中的表现。这里人们关注的就是演技问题，而不认为肤色或相貌会影响观影体验。</text:p>
      <text:p text:style-name="P4">
众多网友指责好莱坞故意选择了一位深色皮肤的演员来扮演爱丽儿，用中国网络流行语来说是所谓的“骚操作”。但从该片选角流程来说，这种指责很难站得住脚。像这种规模的影片的选角必定是一个专业的过程，不可能是极少数人说了算的。据该片导演罗伯•马歇尔表示，无论从歌唱还是表演来看，贝利在试镜时表现相当出众，相当于给所有候选人设下标杆，因此选择贝利是唯一合乎逻辑的选择。从中可见，该片的选角范围本就囊括了各种肤色的候选人，因此一位深肤色演员中选本来就在可能性范围之中，由此怎么能指责好莱坞故意搞“政治正确”选择深肤色演员呢？马歇尔后来接受采访时也表示，在这个时代人们依然会限定爱丽儿只能由白人来演，是一种非常“老古董”的想法。从动画片上映的1989年到今天，时代已经发生了巨大变化，不再依据种族身份给演员设限才是符合时代潮流的正确做法。而从最后的成片来看，一方面贝利的歌喉之优美无可置疑，另一方面初次担纲主演的她，演技也可圈可点，比如把爱丽儿对人类世界的好奇和探索欲，以及登上陆地之后的懵懂不谙世事，都活灵活现地展现了出来。至于所谓的“审美”，中国普通观众在日常生活中接触深肤色人群的概率，相较于美国和西欧人较低，因而可能会出现一些审美差异，认为贝利饰演的爱丽儿很美的审美，也是一种很正常的审美。</text:p>
      <text:p text:style-name="P4">
而所谓好莱坞“强行纳入少数族裔”和“政治正确”，本来就是美国极右派对正常做法的歪曲性指责，“政治正确”是一种极右派玩弄的话术，不加批判地借用这种话术本身就带有种族主义意味。正常的做法是任何种族、肤色的人都可以被考虑出演电影中的角色，以免因为种族、肤色的原因而让原本有天赋、有能力的演员被排斥，这既尊重了种族平等，也是一种合理的商业行为。美国的极右翼看不惯这种正常的做法，才会把通过正常流程确定的选角说成是“强行纳入”，把忽略种族因素的正常做法说成是“政治正确”（即暗指其是出于政治表态的目的而不顾现实情况，但这只不过是一种恶意的话术，因为它颠倒了事实，即各种族裔的人都有可能表现出高超的演技从而成为备选才是现实的情况，强行排斥少数族裔才是一种政治性的偏见）。如果中国官方媒体照搬挪用美国极右翼的这种话术，那么被国际主流媒体批评为发言饱含种族主义意味，一点儿也不冤枉。</text:p>
      <text:p text:style-name="P4">
任何对主演肤色和族裔没有偏见的观众，都可以以正常的心态看待和欣赏这部电影，既不必受极右翼认识框架制约，也无须受网络上种族歧视和仇恨言论影响。笔者在观影时就有许多新的感触。比如全片从头至尾展现了爱丽儿和亚力克对未知世界的高度好奇心（爱丽儿的第一个镜头是观看坠入海底的望远镜；亚力克的收藏室与爱丽儿在海底的收藏室对应），从而将两人的爱情升华为以共同兴趣为基础，塑造出两人灵魂伴侣的形象。又比如爱丽儿在得知亚力克要和凡妮莎结婚时，动画片中是坐在码头上哭泣，电影版则是躺在海边礁石上黯然神伤。这其实是照顾了安徒生原著中的悲剧维度。这让观众联想到，假如亚力克和凡妮莎结婚，爱丽儿将被海女巫乌苏拉控制，这一命运与安徒生原著中“化为泡沫”的悲剧性结局类似，而礁石与海浪恰恰能让观众联想到这一维度，这同时也照应了影片开头引用的安徒生原著中的话语。我们还可以举出很多类似的例子。如果说这部影片只是一种“政治正确”的姿态展示，制作者为什么要费心进行这么多精彩的新设置呢？</text:p>
      <text:p text:style-name="P4">
安徒生的原著《海的女儿》中有一段话：“唯有当一个人爱你、把你当作比他父母还要亲近的人的时候……他的灵魂才可以转移到你的身上去，然后你就会得到一份人类的快乐。他就可以分给你一个灵魂，并且同时他自己的灵魂又可以保持不灭。”这段话阐明了人文主义精神的一个特征：它不是独占的、排他的，而是共享的、开放的。新版《小美人鱼》就相当于动画版分出的一个新灵魂，以哈莉•贝利为象征的这个新灵魂展示了人类社会的进步和开明，同时原来的那个灵魂亦永生不灭。在人类历史的长河中，对这部影片的恶意嘲讽和污蔑将不值一提，而贝利饰演的爱丽儿和乔纳•豪尔-金饰演的亚力克，将成为新的经典银幕形象，长久地留在人们的心中。</text:p>
      <text:p text:style-name="P4">
<text:span text:style-name="T5">
（注：作者邮箱是bo.liu@ftchinese.com）</text:span>
</text:p>
      <text:p text:style-name="P4">
Source: <text:a xlink:type="simple" xlink:href="http://www.ftchinese.com/story/001099992" text:style-name="Internet_20_link" text:visited-style-name="Visited_20_Internet_20_Link">
http://www.ftchinese.com/story/001099992</text:a>
</text:p>
      <!--NEWS-->
      <text:h text:style-name="P10" text:outline-level="1">
<text:span text:style-name="T4">
为何地缘政治紧张不会推高通胀？ (Free Version)</text:span>
</text:h>
      <text:p text:style-name="P4">
Authors: ['艾伦•贝蒂']</text:p>
      <text:p text:style-name="P4">
Publisher: 英国《金融时报》</text:p>
      <text:p text:style-name="P4">
Time: 2023-06-16T07:34:03+00:00</text:p>
      <text:p text:style-name="P4">
Published Time: 2023-06-15T12:00:99+08:00</text:p>
      <text:p text:style-name="P4">
Modified Time: 2023-06-16T03:33:99+08:00</text:p>
      <text:p text:style-name="P4">
Description: 艾伦•贝蒂：过去三十多年的全球化对压低价格水平的影响并不像人们直觉上认为的那么大，一些更深层的全球结构性因素作用更大。</text:p>
      <text:p text:style-name="P4">
Images: ["<text:a xlink:type="simple" xlink:href="https://thumbor.ftacademy.cn/unsafe/picture/9/000184169_piclink.jpg" text:style-name="Internet_20_link" text:visited-style-name="Visited_20_Internet_20_Link">
000184169_pic...</text:a>
"]</text:p>
      <text:p text:style-name="P4">
Themes: ['观点', '全球经济', '关注']</text:p>
      <text:p text:style-name="P4">
Keywords: ['全球经济', '通货膨胀']</text:p>
      <text:p text:style-name="P4">
Type: Article</text:p>
      <!--METADATA-->
      <text:p text:style-name="P4">
<draw:frame draw:style-name="fr1" draw:name="Image162" text:anchor-type="as-char" svg:width="6.9236in" svg:height="3.894525in" draw:z-index="0">
<draw:image xlink:href="../Images/FT Chinese Free Version/2023-06-16T07-34-03-00-00/000184169_piclink.jpg" xlink:type="simple" xlink:show="embed" xlink:actuate="onLoad" draw:mime-type="image/jpeg"/>
</draw:frame>
</text:p>
      <text:p text:style-name="P4">
这是一个直觉上很吸引人，但多少有些令人担忧的论点。这个论点认为，过去三十多年的全球化压低了世界各地的通货膨胀，因为从中国进口的廉价商品降低了富裕国家消费者购买服装、玩具和电子产品的成本。但地缘政治引发的世界经济分裂正使这一切面临风险。欧洲央行(ECB)行长克里斯蒂娜•拉加德(ChristineLagarde)今年4月警告称，美中之间的紧张局势升级可能损害价值链，并推动全球消费者价格上涨5%。</text:p>
      <text:p text:style-name="P4">
事实上，事情并没有那么糟糕。毫无疑问，严重的大规模无序经济脱钩将打击经济增长并推高物价。但目前的地缘政治紧张局势不太可能是灾难性的，而全球化（尤其是更便宜的商品）抑制通胀的作用并不像人们直觉上所认为的那么大。更需要担忧的是，更深层次的全球结构性力量可能会在未来数年、甚至数十年里推高价格。</text:p>
      <text:p text:style-name="P4">
Source: <text:a xlink:type="simple" xlink:href="http://www.ftchinese.com/story/001099993" text:style-name="Internet_20_link" text:visited-style-name="Visited_20_Internet_20_Link">
http://www.ftchinese.com/story/001099993</text:a>
</text:p>
      <!--NEWS-->
      <text:h text:style-name="P10" text:outline-level="1">
<text:span text:style-name="T4">
基辛格：若乌克兰取得胜利 普京或难以继续掌权</text:span>
</text:h>
      <text:p text:style-name="P4">
Author: 联合早报 (Person)</text:p>
      <text:p text:style-name="P4">
Publisher: 联合早报 (Organization)</text:p>
      <text:p text:style-name="P4">
Published Time: 2023-06-16T08:24</text:p>
      <text:p text:style-name="P4">
Modified Time: 2023-06-16T14:47</text:p>
      <text:p text:style-name="P4">
Description: 美国前国务卿基辛格说，如果乌克兰迫使莫斯科放弃军事侵略，并接受与欧洲的和平协议，俄罗斯总统普京可能难以继续掌握政权。上月刚庆祝百岁生日的基辛格，接受彭博新闻社总编米思伟访问时说：“...</text:p>
      <text:p text:style-name="P4">
Videos: []</text:p>
      <text:p text:style-name="P4">
Audios: []</text:p>
      <text:p text:style-name="P4">
Images: []</text:p>
      <text:p text:style-name="P4">
Type: NewsArticle</text:p>
      <text:p text:style-name="P4">
Breadcrumbs: ['即时', '国际']</text:p>
      <text:p text:style-name="P4">
Keywords: ['基辛格', '乌克兰战争', '普京', '欧洲']</text:p>
      <!--METADATA-->
      <text:p text:style-name="P4">
美国前国务卿 <text:a xlink:type="simple" xlink:href="https://www.zaobao.com/keywords/ji-xin-ge" text:style-name="Internet_20_link" text:visited-style-name="Visited_20_Internet_20_Link">
 基辛格 </text:a>
说，如果乌克兰迫使莫斯科放弃军事侵略，并接受与欧洲的和平协议，俄罗斯总统普京可能难以继续掌握政权。</text:p>
      <text:p text:style-name="P4">
上月刚庆祝百岁生日的基辛格，接受彭博新闻社总编米思伟访问时说：“我希望俄罗斯能够认识到，它和欧洲的关系必须建立在协议和某种共识的基础上。我相信这场战争可以（结束）……只要结束的方式得当，这是可以实现的。”</text:p>
      <text:p text:style-name="P4">
当被问及如果俄乌战争在这些条件下结束，普京还能否继续掌握政权时，基辛格的回答是“不可能”。</text:p>
      <text:p text:style-name="P4">
基辛格说，重要的是乌克兰能够在战争结束后崛起为一个强大的民主国家，而且最好避免希望“俄罗斯解体或俄罗斯走向没落”的怨恨心态，因为这可能引发新的紧张局势。</text:p>
      <text:p text:style-name="P4">
他指普京像陀思妥耶夫斯基（Dostoevsky）小说中的人物，“充满矛盾心理和被无法实现的抱负所困扰”。</text:p>
      <text:p text:style-name="P4">
基辛格说，普京作为一个领导人，他行使权力的能力极强，而在乌克兰问题上，他“过度地”使用了权力。</text:p>
      <text:p text:style-name="P4">
基辛格5月27日庆祝100岁生日，并于6月7日在美国纽约接受米思伟的访问，基辛格也在访问中谈到美中关系，他认为， <text:a xlink:type="simple" xlink:href="https://www.zaobao.com/realtime/china/story20230616-1404821" text:style-name="Internet_20_link" text:visited-style-name="Visited_20_Internet_20_Link">
如果美中紧张关系持续，台海可能爆发军事冲突</text:a>
。不过他对通过对话降级局势仍然抱有希望。</text:p>
      <text:p text:style-name="P4">
Source: <text:a xlink:type="simple" xlink:href="https://www.zaobao.com.sg/realtime/world/story20230616-1404828" text:style-name="Internet_20_link" text:visited-style-name="Visited_20_Internet_20_Link">
https://www.zaobao.com.sg/realtime/world/story20230616-1404828</text:a>
</text:p>
      <!--NEWS-->
      <text:h text:style-name="P10" text:outline-level="1">
<text:span text:style-name="T4">
布林肯访北京前，美议员提新法案助台抗中</text:span>
</text:h>
      <text:p text:style-name="P4">
Author: chinese@voanews.com (锺辰芳)</text:p>
      <text:p text:style-name="P4">
Publisher: 美国之音中文网 (Type: NewsMediaOrganization)</text:p>
      <text:p text:style-name="P4">
Published Time: 2023-06-16T08:28:43+08:00</text:p>
      <text:p text:style-name="P4">
Modified Time: 2023-06-16 00:28:43Z</text:p>
      <text:p text:style-name="P4">
Description: 在美国国务卿安东尼·布林肯(即将访问中国前夕，美国佛罗里达州共和党联邦参议员马可·鲁比奥与两位共和党众议员星期三(6月14日)提出一个新法案，以强化美国对台湾的支持，协助台湾抵抗中国日益增加的军事威胁。</text:p>
      <text:p text:style-name="P4">
Videos: []</text:p>
      <text:p text:style-name="P4">
Images: []</text:p>
      <text:p text:style-name="P4">
Categories: ['台湾', '国会报道', '军事', '美中关系', '台海两岸关系']</text:p>
      <text:p text:style-name="P4">
Type: None</text:p>
      <!--METADATA-->
      <text:p text:style-name="P4">
NoneNone</text:p>
      <text:p text:style-name="P4">
Source: <text:a xlink:type="simple" xlink:href="https://www.voachinese.com/a/members-of-congress-introduced-bill-to-enhance-us-military-assistance-for-taiwan-to-deter-chinese-invasion-20230615/7139387.html" text:style-name="Internet_20_link" text:visited-style-name="Visited_20_Internet_20_Link">
https://www.voachinese.com/a/members-of-congress-introduced-bill-to-enhance-us-military-assistance-for-taiwan-to-deter-chinese-invasion-20230615/7139387.html</text:a>
</text:p>
      <!--NEWS-->
      <text:h text:style-name="P10" text:outline-level="1">
<text:span text:style-name="T4">
日本央行维持货币宽松  东京股市收高</text:span>
</text:h>
      <text:p text:style-name="P4">
Publisher: 法新社</text:p>
      <text:p text:style-name="P4">
Published Time: 2023-06-16T08:32:07+00:00</text:p>
      <text:p text:style-name="P4">
Modified Time: 2023-06-16T08:05:04+00:00</text:p>
      <text:p text:style-name="P4">
Description: （法新社东京16日电） 日本央行「日本银行」（Bank of Japan）宣布将维持长期以来的超宽松货币政策后，东京股市今天摆脱早盘跌势，终场收盘上扬。</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63" text:anchor-type="as-char" svg:width="6.9236in" svg:height="3.617581in" draw:z-index="0">
<draw:image xlink:href="../Images/rficn/2023-06-16T08-32-07-00-00/000000.png" xlink:type="simple" xlink:show="embed" xlink:actuate="onLoad" draw:mime-type="image/png"/>
</draw:frame>
</text:p>
      <text:p text:style-name="P4">
日经225指数上涨220.59点或0.66%，收33706.08点；东证股价指数小涨6.39点或0.28%，收2300.36点。（译者：林沂锋/核稿：陈彦钧）</text:p>
      <text:p text:style-name="P4">
Source: <text:a xlink:type="simple" xlink:href="https://www.rfi.fr/cn/%E8%B4%A2%E7%BB%8F%E5%BF%AB%E8%AE%AF/20230616-%E6%97%A5%E6%9C%AC%E5%A4%AE%E8%A1%8C%E7%BB%B4%E6%8C%81%E8%B4%A7%E5%B8%81%E5%AE%BD%E6%9D%BE-%E4%B8%9C%E4%BA%AC%E8%82%A1%E5%B8%82%E6%94%B6%E9%AB%98" text:style-name="Internet_20_link" text:visited-style-name="Visited_20_Internet_20_Link">
https://www.rfi.fr/cn/%E8%B4%A2%E7%BB%8F%E5%BF%AB%E8%AE%AF/20230616-%E6%97%A5%E6%9C%AC%E5%A4%AE%E8%A1%8C%E7%BB%B4%E6%8C%81%E8%B4%A7%E5%B8%81%E5%AE%BD%E6%9D%BE-%E4%B8%9C%E4%BA%AC%E8%82%A1%E5%B8%82%E6%94%B6%E9%AB%98</text:a>
</text:p>
      <!--NEWS-->
      <text:h text:style-name="P10" text:outline-level="1">
<text:span text:style-name="T4">
北韩发射间谍卫星失败 南韩军方捞获火箭残骸</text:span>
</text:h>
      <text:p text:style-name="P4">
Publisher: 法新社</text:p>
      <text:p text:style-name="P4">
Published Time: 2023-06-16T08:32:08+00:00</text:p>
      <text:p text:style-name="P4">
Modified Time: 2023-06-16T08:05:02+00:00</text:p>
      <text:p text:style-name="P4">
Description: （法新社首尔16日电） 南韩军方今天表示，经过15天复杂的打捞作业后，军方已自海床成功打捞到北韩坠海的太空火箭大块残骸。</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64" text:anchor-type="as-char" svg:width="6.9236in" svg:height="3.617581in" draw:z-index="0">
<draw:image xlink:href="../Images/rficn/2023-06-16T08-32-08-00-00/000000.png" xlink:type="simple" xlink:show="embed" xlink:actuate="onLoad" draw:mime-type="image/png"/>
</draw:frame>
</text:p>
      <text:p text:style-name="P4">
5月31日，北韩试图将第一枚军事间谍卫星送上轨道，但平壤当局称由于火箭故障，推进器与酬载的物体在发射不久后都坠入海中。</text:p>
      <text:p text:style-name="P4">
在派出一支由海军搜救船与扫雷舰组成的舰队与数十名深海潜水员后，南韩军方表示昨晚已自黄海捞起似为火箭主要部分的残骸。</text:p>
      <text:p text:style-name="P4">
南韩合同参谋本部在声明中说：「打捞到的物体将交由包括国防科学研究所（Agency for Defense Development）等专家组织进行彻底分析。」</text:p>
      <text:p text:style-name="P4">
Source: <text:a xlink:type="simple" xlink:href="https://www.rfi.fr/cn/%E5%9B%BD%E9%99%85%E6%8A%A5%E9%81%93/20230616-%E5%8C%97%E9%9F%A9%E5%8F%91%E5%B0%84%E9%97%B4%E8%B0%8D%E5%8D%AB%E6%98%9F%E5%A4%B1%E8%B4%A5-%E5%8D%97%E9%9F%A9%E5%86%9B%E6%96%B9%E6%8D%9E%E8%8E%B7%E7%81%AB%E7%AE%AD%E6%AE%8B%E9%AA%B8" text:style-name="Internet_20_link" text:visited-style-name="Visited_20_Internet_20_Link">
https://www.rfi.fr/cn/%E5%9B%BD%E9%99%85%E6%8A%A5%E9%81%93/20230616-%E5%8C%97%E9%9F%A9%E5%8F%91%E5%B0%84%E9%97%B4%E8%B0%8D%E5%8D%AB%E6%98%9F%E5%A4%B1%E8%B4%A5-%E5%8D%97%E9%9F%A9%E5%86%9B%E6%96%B9%E6%8D%9E%E8%8E%B7%E7%81%AB%E7%AE%AD%E6%AE%8B%E9%AA%B8</text:a>
</text:p>
      <!--NEWS-->
      <text:h text:style-name="P10" text:outline-level="1">
<text:span text:style-name="T4">
完成收购英国同业，泡泡玛特加快扩张 (Free Version)</text:span>
</text:h>
      <text:p text:style-name="P4">
Authors: ['']</text:p>
      <text:p text:style-name="P4">
Publisher: 英国《金融时报》</text:p>
      <text:p text:style-name="P4">
Time: 2023-06-16T08:49:01+00:00</text:p>
      <text:p text:style-name="P4">
Published Time: 2023-06-15T12:00:99+08:00</text:p>
      <text:p text:style-name="P4">
Modified Time: 2023-06-16T04:49:99+08:00</text:p>
      <text:p text:style-name="P4">
Description: 咏竹坊：这家藏品玩具销售商收购Mogic Ltd.后，可能还会利用7亿美元的现金储备进行更多类似交易。</text:p>
      <text:p text:style-name="P4">
Images: ["<text:a xlink:type="simple" xlink:href="https://thumbor.ftacademy.cn/unsafe/picture/6/000171226_piclink.jpg" text:style-name="Internet_20_link" text:visited-style-name="Visited_20_Internet_20_Link">
000171226_pic...</text:a>
"]</text:p>
      <text:p text:style-name="P4">
Themes: ['专栏', '咏竹坊', '关注']</text:p>
      <text:p text:style-name="P4">
Keywords: ['咏竹坊', '泡泡玛特', '零售', '海外市场', '消费', '财报']</text:p>
      <text:p text:style-name="P4">
Type: Article</text:p>
      <!--METADATA-->
      <text:p text:style-name="P4">
<draw:frame draw:style-name="fr1" draw:name="Image165" text:anchor-type="as-char" svg:width="6.9236in" svg:height="3.892134in" draw:z-index="0">
<draw:image xlink:href="../Images/FT Chinese Free Version/2023-06-16T08-49-01-00-00/000171226_piclink.jpg" xlink:type="simple" xlink:show="embed" xlink:actuate="onLoad" draw:mime-type="image/jpeg"/>
</draw:frame>
来自FT中文网的温馨提示：如您对更多FT中文网的内容感兴趣，请在苹果应用商店或谷歌应用市场搜索“FT中文网”，下载FT中文网的官方应用。</text:p>
      <text:p text:style-name="P4">
泡泡玛特国际集团有限公司(9992.HK)越来越多地把目光投向海外，押注美国、欧洲和东南亚的消费者，会为其时尚藏品玩具支付比中国消费者更高的溢价。</text:p>
      <text:p text:style-name="P4">
一周前，该公司宣布收购其英国合作伙伴时(这似乎是它首次公开披露的收购)，这一押注跨越了一个新的里程碑。从最新的年报来看，该公司肯定有足够的资金来进行此类采购，截至去年底，其现金和短期投资约为50亿元。</text:p>
      <text:p text:style-name="P4">
这种海外扩张对于泡泡玛特来说至关重要，因为目前占其销售额绝大部分的中国大陆市场，在经历了多年的高速增长后，出现了迅速放缓的迹象。根据4月公布的公司最新业务状况，一季度它在中国内地的销售额实际上下滑5%至10%，延续了去年3.3%的下跌趋势。</text:p>
      <text:p text:style-name="P4">
相比之下，泡泡玛特的海外业务在三个月的报告期内，取得了三位数的增长。</text:p>
      <text:p text:style-name="P4">
对于像泡泡玛特这样的零售商来说，本土市场销售额下滑是一个特别令人担忧的趋势，因为其他大部分零售商和面向消费者的公司都报告称，在去年底中国取消大部分防疫措施后，一季度它们的业务大幅增长。</text:p>
      <text:p text:style-name="P4">
这种差异可能是因为玩具在很大程度上并非必需品，它不像家居用品般，需求一直存在。更重要的是，泡泡玛特的玩具更针对成年人，并且由于其“值得收藏”的属性而利润很高。在中国目前的疲软经济状况下，收藏人士更有可能推迟购买此类常被视作兴趣爱好的物品。</text:p>
      <text:p text:style-name="P4">
西方国家和东南亚是泡泡玛特的两个主要海外市场，目前在经济上表现得相对较好，这解释了为什么它们是一个有吸引力的选择。更重要的是，西方消费者通常会支付比发展中市场消费者更多的钱购买玩具，因此像泡泡玛特这样的公司可以获得更高利润。</text:p>
      <text:p text:style-name="P4">
泡泡玛特最新的全球行动，是一周前它宣布收购MogicLtd.，对于后者，该公司的一篇博客文章只是说它“擅长本地零售”。财务条款没有披露，这意味着收购价格可能不到500万美元(3,580万元)，这极有可能是用泡泡玛特充足的现金储备支付。</text:p>
      <text:p text:style-name="P4">
在公布这一消息之前，泡泡玛特过去一年在国际舞台上采取了一系列类似举措。其中包括5月宣布在马来西亚开设首家实体店，2月在法国开设首家店铺。去年11月，该公司宣布在墨尔本开始澳洲第二家分店。</text:p>
      <text:p text:style-name="P4">
投资者似乎对于这次在英国的收购比较满意，上周末消息公布当天，泡泡玛特的股价上涨了2.8%。本周该股继续反弹，截至周四收盘，较公告前水平上涨了8.2%。</text:p>
      <text:p text:style-name="P4">
<text:span text:style-name="T4">
重攀高峰</text:span>
</text:p>
      <text:p text:style-name="P4">
尽管股价最近上涨，但泡泡玛特近期的前行之路并不平坦，因为它在中国内地市场面临诸多挑战，而这个市场去年占其销售额的90%。2020年上市的时候，它是一颗超级明星，其股价从38.5港元的发行价上涨了近两倍，达到了100港元左右的高位。投资者之所以喜欢这家公司，不仅是因为它的时尚玩具，还因为与更传统的儿童玩具相比，它的产品因为具有收藏价值而使其获利颇丰。</text:p>
      <text:p text:style-name="P4">
但随着销售出现迅速放缓的迹象，该股过去一年已从高点回落，周四收盘价为17.7港元，不到IPO发行价的一半。尽管如此，该股的估值仍略高于同类企业。泡泡玛特目前的远期市盈率为20倍，领先于国内竞争对手名创优品(MNSO.US;9896.HK)的19倍，并轻松领先于时髦的美国零售商塔吉特(TGT.US)的16倍。</text:p>
      <text:p text:style-name="P4">
因此，投资者还没有放弃泡泡玛特，尽管他们现在对它的估值并不是很高。</text:p>
      <text:p text:style-name="P4">
说了这么多，最后我们就来仔细研究一下泡泡玛特海外业务的现状，以及未来可能的发展方向。该公司的历史可以追溯到2010年，但直到最近两三年才开始认真地向海外扩张。</text:p>
      <text:p text:style-name="P4">
截至去年底，泡泡玛特在海外共有43家门店，不过其中约一半是与当地合资企业和特许经营伙伴共同经营的。它还通过被称为“机器人商店”的自动售货机销售大量产品，去年在海外有120台自动售货机。该公司似乎将重点放在扩大海外直营店上，去年新开了21家，使其直营店总数达到28家。</text:p>
      <text:p text:style-name="P4">
随着自营店数量的增加，该公司来自海外零售店的收入，从2021年的320万元飙升至去年的1.36亿元。按照这个水平，海外零售店去年约占其海外总收入的三分之一。它去年的海外收入为4.54亿元，较2021年增长163%。一季度，它继续保持这个增速，并表示今年前三个月的整体海外收入增幅在160%至165%之间。</text:p>
      <text:p text:style-name="P4">
正如我们前面所指出的，海外业务的毛利率往往更高，去年的平均毛利率约为74%，而国内业务的毛利率约为60%。</text:p>
      <text:p text:style-name="P4">
在最新年报中，泡泡玛特没有给出国际发展计划的具体路线图，仅笼统表示，全球扩张是它的一个业务重点。但最新的收购表明，泡泡玛特并非嘴上随便一说，并且有可能在短期内进行其他类似的收购，因为它试图在本土市场之外实现业务的多元化。</text:p>
      <text:p text:style-name="P4">
（作者阳歌，本文仅代表个人观点。）</text:p>
      <text:p text:style-name="P4">
Source: <text:a xlink:type="simple" xlink:href="http://www.ftchinese.com/story/001099994" text:style-name="Internet_20_link" text:visited-style-name="Visited_20_Internet_20_Link">
http://www.ftchinese.com/story/001099994</text:a>
</text:p>
      <!--NEWS-->
      <text:h text:style-name="P10" text:outline-level="1">
<text:span text:style-name="T4">
美光科技将投资6亿美元在华扩张，此前被中国列入黑名单 (Free Version)</text:span>
</text:h>
      <text:p text:style-name="P4">
Author: Dan Strumpf / Rachel Liang</text:p>
      <text:p text:style-name="P4">
Publisher: 华尔街日报中文网</text:p>
      <text:p text:style-name="P4">
Published Time: 2023-06-16T08:50:00.000Z</text:p>
      <text:p text:style-name="P4">
Modified Time: 2023-06-16T08:50:00.000Z</text:p>
      <text:p text:style-name="P4">
Created Time: 2023-06-16T07:41:00.000Z</text:p>
      <text:p text:style-name="P4">
Description: 美光科技公司表示，将投资约6亿美元扩大在中国西安的生产。大约一个月前，这家内存芯片公司刚刚被中国政府列入黑名单。</text:p>
      <text:p text:style-name="P4">
Images: []</text:p>
      <text:p text:style-name="P4">
Categories: ['科技']</text:p>
      <text:p text:style-name="P4">
Keywords: SYND,LINK:EN|WP-WSJ-0000986518</text:p>
      <text:p text:style-name="P4">
Type: Article</text:p>
      <!--METADATA-->
      <text:p text:style-name="P4">
美光科技公司(Micron Technology,MU)表示，将投资约6亿美元扩大在中国西安的生产。大约一个月前，这家内存芯片公司刚刚被中国政府 <text:a xlink:type="simple" xlink:href="https://cn.wsj.com/articles/CN-TEC-20230522103914" text:style-name="Internet_20_link" text:visited-style-name="Visited_20_Internet_20_Link">
列入黑名单 </text:a>
 。</text:p>
      <text:p text:style-name="P4">
Source: <text:a xlink:type="simple" xlink:href="https://cn.wsj.com/articles/%E7%BE%8E%E5%85%89%E7%A7%91%E6%8A%80%E5%B0%86%E6%8A%95%E8%B5%846%E4%BA%BF%E7%BE%8E%E5%85%83%E5%9C%A8%E5%8D%8E%E6%89%A9%E5%BC%A0-%E6%AD%A4%E5%89%8D%E8%A2%AB%E4%B8%AD%E5%9B%BD%E5%88%97%E5%85%A5%E9%BB%91%E5%90%8D%E5%8D%95-1ff50160" text:style-name="Internet_20_link" text:visited-style-name="Visited_20_Internet_20_Link">
https://cn.wsj.com/articles/%E7%BE%8E%E5%85%89%E7%A7%91%E6%8A%80%E5%B0%86%E6%8A%95%E8%B5%846%E4%BA%BF%E7%BE%8E%E5%85%83%E5%9C%A8%E5%8D%8E%E6%89%A9%E5%BC%A0-%E6%AD%A4%E5%89%8D%E8%A2%AB%E4%B8%AD%E5%9B%BD%E5%88%97%E5%85%A5%E9%BB%91%E5%90%8D%E5%8D%95-1ff50160</text:a>
</text:p>
      <!--NEWS-->
      <text:h text:style-name="P10" text:outline-level="1">
<text:span text:style-name="T4">
涉泄露最高军事情报 美国初级士兵被控六罪</text:span>
</text:h>
      <text:p text:style-name="P4">
Author: 联合早报 (Person)</text:p>
      <text:p text:style-name="P4">
Publisher: 联合早报 (Organization)</text:p>
      <text:p text:style-name="P4">
Published Time: 2023-06-16T09:11</text:p>
      <text:p text:style-name="P4">
Modified Time: 2023-06-16T09:32</text:p>
      <text:p text:style-name="P4">
Description: 美国一联邦大陪审团以六项罪名，起诉在网上泄露美国最高军事情报记录的空军国民警卫队士兵特谢拉。路透社报道，美国司法部星期四（6月15日）发表声明说，马萨诸塞州北代顿市的特谢拉（Jac...</text:p>
      <text:p text:style-name="P4">
Videos: []</text:p>
      <text:p text:style-name="P4">
Audios: []</text:p>
      <text:p text:style-name="P4">
Images: []</text:p>
      <text:p text:style-name="P4">
Type: NewsArticle</text:p>
      <text:p text:style-name="P4">
Breadcrumbs: ['即时', '国际']</text:p>
      <text:p text:style-name="P4">
Keywords: ['美国司法部', '军事', '起诉', '情报']</text:p>
      <!--METADATA-->
      <text:p text:style-name="P4">
美国一联邦大陪审团以六项罪名，起诉 <text:a xlink:type="simple" xlink:href="https://www.zaobao.com/realtime/world/story20230414-1382875" text:style-name="Internet_20_link" text:visited-style-name="Visited_20_Internet_20_Link">
 在网上泄露美国最高军事情报记录</text:a>
 的空军国民警卫队士兵特谢拉。</text:p>
      <text:p text:style-name="P4">
路透社报道，美国司法部星期四（6月15日）发表声明说，马萨诸塞州北代顿市的特谢拉（Jack DouglasTeixeira），被控恶意保留和传输与国防有关的机密信息。</text:p>
      <text:p text:style-name="P4">
司法部说，每项未经授权保留和传输国防信息的罪名，最高可判处10年监禁、最高三年监督释放，以及最高罚款25万美元（约33万4236新元）。</text:p>
      <text:p text:style-name="P4">
特谢拉4月13日在北代顿住所被联邦调查局特工逮捕。</text:p>
      <text:p text:style-name="P4">
特谢拉2019年加入空军国民警卫队，是网络运输系统管理员，工作包括保障军队“全球大型通信网络”的正常运行。特谢拉持有联邦政府授予的最高级别绝密信息安全许可，去年7月升为一等飞行员，还荣获空军成就奖章。</text:p>
      <text:p text:style-name="P4">
据报道，在网上曝光的军事情报文件，最初在社群聊天平台Discord被一个小组转发，之后在Telegram广传，跟着流传开来。</text:p>
      <text:p text:style-name="P4">
特谢拉是一名初级空军人员，他的职位只须高中学历、驾照和接受18个月的在职培训。他能接触到美军的机密文件，令外界质疑美国如何保护情报资料。</text:p>
      <text:p text:style-name="P4">
这起案件被认为是美国自2010年维基解密泄露事件以来最严重的泄密事件。</text:p>
      <text:p text:style-name="P4">
Source: <text:a xlink:type="simple" xlink:href="https://www.zaobao.com.sg/realtime/world/story20230616-1404840" text:style-name="Internet_20_link" text:visited-style-name="Visited_20_Internet_20_Link">
https://www.zaobao.com.sg/realtime/world/story20230616-1404840</text:a>
</text:p>
      <!--NEWS-->
      <text:h text:style-name="P10" text:outline-level="1">
<text:span text:style-name="T4">
评论 | 程晓农：中美冷战格局固定化</text:span>
</text:h>
      <text:p text:style-name="P4">
Author: None</text:p>
      <text:p text:style-name="P4">
Publisher: Radio Free Asia (Organization)</text:p>
      <text:p text:style-name="P4">
Published Time: 2023-06-16T09:13:00-04:00</text:p>
      <text:p text:style-name="P4">
Modified Time: 2023-06-16T10:13:50-04:00</text:p>
      <text:p text:style-name="P4">
Description: None</text:p>
      <text:p text:style-name="P4">
Videos: []</text:p>
      <text:p text:style-name="P4">
Audios: ["<text:a xlink:type="simple" xlink:href="https://www.rfa.org/mandarin/pinglun/chengxiaonong/cxn-06162023090748.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66" text:anchor-type="as-char" svg:width="6.9236in" svg:height="3.897317in" draw:z-index="0">
<draw:image xlink:href="../Images/rfamandarin/2023-06-16T09-13-00-04-00/000000.png" xlink:type="simple" xlink:show="embed" xlink:actuate="onLoad" draw:mime-type="image/png"/>
</draw:frame>
 美中两国国旗 路透社图片  <text:a xlink:type="simple" xlink:href="https://www.rfa.org/mandarin/pinglun/chengxiaonong/cxn-06162023090748.html/@@stream" text:style-name="Internet_20_link" text:visited-style-name="Visited_20_Internet_20_Link">
Audio-1-Link：https://www.rfa.org/mandarin/pinglun/chengxiaonong/cxn-06162023090748.html/@@stream</text:a>
</text:p>
      <text:p text:style-name="P4">
共产党政权习惯于彰显自己的高大上，从来不肯示弱，当然也不愿自曝其短。但是，最近习近平的一番讲话在中国官媒上广为传播，显示出他对当前及今后中共艰难处境的深深焦虑。习近平因何如此担心，北京最近遭遇了什么重大危机呢？实际上，并不是中共突然遭遇危机，而是中共最近发现，它掉进了自己挖下的中美冷战陷阱。</text:p>
      <text:p text:style-name="P4">
<text:span text:style-name="T4">
一、“惊涛骇浪”让习近平烦心</text:span>
</text:p>
      <text:p text:style-name="P4">
最近中共官媒报道了如下消息：5月30日下午习近平主持了中央国家安全委员会会议，在官媒发布的会议通报里出现了这样的文字，“要坚持底线思维和极限思维，准备经受风高浪急甚至惊涛骇浪的重大考验”。这短短的一句话，点出了中南海当下的心境。“极限思维”和“准备经受风高浪急甚至惊涛骇浪的重大考验”等语，显示出中共高层对內外的紧张形势做过研判后，认为形势不仅非常紧迫，而且非常严峻。这样的话，中南海以前从来没有说过，这是中共统治七十多年当中第一次这么讲，可见中共现在真的是对未来局势忧心重重。</text:p>
      <text:p text:style-name="P4">
中南海向来不对国人公开中共高层的深层隐忧，这次为何习近平却要对国内公开中共对今后局面的长期担忧？显然，习近平应该是有宣传上的考量。这则消息不但在中共的官媒上刊登出来，而且《人民日报》还配合这则消息，专门发文强调这则消息的重要性。为什么中共高层要自曝其丑？道理并不复杂，习近平是在国内经济社会状况日益紧张的时候，向民众发出“艰难岁月来了”这样的讯息，明示国人要“准备克难”。</text:p>
      <text:p text:style-name="P4">
中共所谓的“极限思维”，其实是指“可能发生最坏的情况”；而所谓的“风高浪急、甚至惊涛骇浪”，就是对可能的最坏状况的程度评估，而“惊涛骇浪”就是有翻船的危险。能让中南海说出这样的话，说明中共此刻研判，它现在面临的国内国际形势非常险峻。这样的形势险峻，显然不是五月下旬的国际国内事件造成的，因为没有任何重要的突发事件发生；实际上是，三年多来积累起来的国际风险，现在达到了让习近平焦虑的程度了。</text:p>
      <text:p text:style-name="P4">
<text:span text:style-name="T4">
二、“形势险峻”因何而来？</text:span>
</text:p>
      <text:p text:style-name="P4">
中共研判的这种形势险峻是军事上的吗？显然不是。我4月27日在本台发表的文章《中国海军的短板》提到，4月13日习近平在广东湛江的南部战区海军机关的讲话显示，中共海军的训练水平没达到实战需要，不具备实战能力。但这不是短期内可以解决的问题，不足以引起惶恐。我5月30日在本台发表的文章《中共对台长期战略与当下的"逼统"意图》也提到，中国今年4月前就已判定，武力攻台实力不够，代价也太大。武力攻台一时半会行不通，不过是中共自己的战略遇到挫折，并非来自外部的突然压力。</text:p>
      <text:p text:style-name="P4">
那这个“形势险峻”是中国的对美关系面临突发危机吗？也不是，拜登一直在谋求与北京外交对话，相反倒是中共一直在拿乔。中美之间的间谍气球事件发生后，中共暗中请求美方不要公布打捞出来的间谍气球的设备资讯，拜登同意不予公布；拜登又派美国中央情报局局长伯恩斯秘密访问中国，与中共高层见面；6月18日美国国务卿布林肯将去北京访问。所以，美中双方之间，拜登一直打开着外交对话的门，而北京却犹豫拖沓。这种外交关系状态，显然不是突发危机。</text:p>
      <text:p text:style-name="P4">
那是不是美国芯片制裁造成了中国的严重经济困境呢？也是，也不是。中国从美国大规模盗窃智慧财产，已历二十多年，直到川普总统任内，才开始引起美国的警惕和防范。去年美国的芯片法案生效以后，对中国的芯片进口构成了重要影响，今年前4个月中国的芯片进口总值下降了四分之一。中共前几年曾投入巨额资金，希望实现芯片产业的升级，结果以失败告终；现在中国引进芯片制造设备或引进国外芯片大公司实行技术合作这条路，被美国堵住了。</text:p>
      <text:p text:style-name="P4">
中国半导体行业协会IC设计分会理事长、北京清华大学集成电路学院教授魏少军去年底在一次演讲中说，中国的已到了芯片“被动的国产化替代”时代。而中国的华兴资本董事总经理吴思浩（SzeHoNg）的评价是，中国的半导体产业“基本上是回到了石器时代”。然而，美国的芯片法案是去年生效的，所有的振荡去年就显现出来了，因此，美国的芯片制裁，并非当下中国对美关系中的突发危机。</text:p>
      <text:p text:style-name="P4">
<text:span text:style-name="T4">
三、中美冷战格局固定化：“惊涛骇浪”的根源</text:span>
</text:p>
      <text:p text:style-name="P4">
习近平到底在焦虑什么？笔者的解析是，他陷入了一个独裁者统治面临综合性危机的陷阱，而这个陷阱就是中美关系正式、全面地进入了冷战的轨道；在这条轨道上走下去，苏联就是前车之鉴，而中共找不出爬出陷阱的办法。</text:p>
      <text:p text:style-name="P4">
习近平原来以为，他可以在推行对外霸权的道路上，一路硬冲，逼美国就范，让中共实现“崛起”；但这样的做法，其实是把中美军事上的冷战式对抗，延伸到了外交和高科技层面；而一旦中美对抗被锁定到了高科技层面，中美冷战就最后被形塑成为标准的全面冷战了，中共因此也就无法退出来了。</text:p>
      <text:p text:style-name="P4">
可以说，习近平掉进去的这个陷阱，其实是他自己挖出来的。他现在综合评估中共面临的国际国内局势，发现中共已经进入了“可能发生最坏情况”的状态，这样的状态便是他在国家安全会议上讲的“风高浪急、甚至惊涛骇浪”。</text:p>
      <text:p text:style-name="P4">
如果说，最近有什么重要国际会议，那就是，5月20日G7在日本广岛举办的峰会结束，峰会除了对中国在南海的“军事化活动”提出警告外，重申台海和平稳定的重要性，也强调要关注经济的强韧性与经济安全保障。中共为表达对此的不满，在广岛峰会的当晚宣布，制裁美国记忆体芯片大厂美光。美光公司只有约10%的收入来自中国，中共的制裁，打击作用有限，但那是中共发动中美高科技层面对抗的一个信号。</text:p>
      <text:p text:style-name="P4">
之所以说，习近平掉进去的冷战陷阱是他自己挖的，中共宣布制裁美光公司是个例证，这标志着中美芯片战正式开打。美国对中国芯片进口和制造的单方面制裁，其实还留有普通芯片领域里中美芯片产业的竞争与合作空间，但中共开始报复性制裁之后，在芯片产业这个领域内，双方的合作空间就越来越小了。</text:p>
      <text:p text:style-name="P4">
单单从芯片战这个层面，其实无法理解习近平坠入的中美冷战陷阱。唯有从中美对抗自军事层面延伸到高科技层面这个角度，才能理解中美冷战格局固定化对中共的重大冲击。</text:p>
      <text:p text:style-name="P4">
<text:span text:style-name="T4">
四、地球上的第二次冷战</text:span>
</text:p>
      <text:p text:style-name="P4">
共产党大国和以美国为首的西方国家之间的冷战，中美冷战是第二场；第一场冷战是长达四十多年的美苏冷战，那场冷战以拖垮苏联而终局。红色大国落入冷战陷阱，都是自找的，没人逼迫它发动冷战。从美苏冷战和中美冷战的历程来看，冷战开始前，红色大国都是美国大量经济技术援助的受惠国。从单纯的经济和技术发展的角度来看，如此有利的形势之下，为什么红色大国要发起冷战呢？</text:p>
      <text:p text:style-name="P4">
冷战的爆发，源自红色大国突然在军事上挑战美国，试图动摇既有的国际秩序。美苏冷战起因于1948年，当时苏联突然武装封锁属于西德的西柏林市，试图逼迫盟军的驻军撤出西柏林。美军不得不动用大批运输机，高成本地为西柏林市民每天空运4,500吨煤炭、粮食和日用品（参见我2022年1月24日在本台发表的文章《台湾为何被视为新的西柏林？》。而中美冷战的起因则是，2000年初中共海军舰队突然到中途岛海域演习，宣称“剑指珍珠港”（参见我2020年2月28日在本台发表的文章《中国海军剑指珍珠港，意欲何为？》）。</text:p>
      <text:p text:style-name="P4">
每次面临红色大国的军事挑衅，美国都试图在外交领域沟通，降低双方军事上的紧张态势。从此，外交上的交涉会始终贯穿整个冷战过程，这可以防范严重军事冲突的爆发，但无法降低冷战的程度；相反，红色大国会持之以恒地不断扩军备战，增强威胁西方大国的军事实力，逼得美国也要扩军备战。当进入到双方扩军备战的阶段之后，双方谁占优势，就看军备竞赛谁领先。而技术领先又是保持军事优势的前提，因此，扩军备战早晚会涉及到，具有技术优势的美国如何对红色大国实施高科技封锁。倘若冷战中红色大国可以源源不断地从美国获得扩军备战所需要的西方技术和部件，那西方国家就会败在红色大国的军事威胁之下。当然，红色大国从来就复制或仿制西方的技术装备，自己很少发展出值得西方国家采用的高科技技术；为此，红色大国便整天想着如何偷西方的技术来“弯道超车”。</text:p>
      <text:p text:style-name="P4">
这样，美国从冷战状态出现后，必然开始加强反间谍工作，防止红色大国从美国窃取技术机密，同时对红色大国封锁最先进的军事技术。美苏冷战当中，美国先是逮捕了美国核科学家当中的苏联间谍，切断了苏联盗取美国核武器机密的管道；后来又禁止出口可以帮助苏联核潜艇降低螺旋桨噪音的数控机床，制裁了故意违反此禁令的日本东芝公司。而在中美冷战当中，美国也是先打击中共盗窃美国技术机密的“千人计划”，然后就禁止出口高端芯片了。</text:p>
      <text:p text:style-name="P4">
<text:span text:style-name="T4">
五、红色大国为什么非要玩冷战？</text:span>
</text:p>
      <text:p text:style-name="P4">
****红色大国执意要挑战美国，有两个原因。第一，共产党政权认定，它的专制政权有战胜西方自由民主国家的优势。美国的一些决策者也曾错误地相信这一点，卡特的国家安全顾问布热津斯基1979年12月在送白宫的备忘录里写道，“相比美国，苏联人的果断行动是目标明确的……也许他们能卓有成效的达成自己的目标，在国际事务中，没有什么比实际结果更加重要了，这并不取决于道德观念”。最后美苏冷战的结局证明，布热津斯基完全错了，苏联的制度恰恰是苏联解体的主要原因。而今天习近平的“中国崛起”论，完全复制了苏联的共产制度优越论。而华尔街现在也有人相信，中共的专制政权具有施政效率。</text:p>
      <text:p text:style-name="P4">
第二，共产党政权错误地低估美国的制度潜力。苏共当年曾在相当长的时间里认为，美国发生的通货膨胀和周期性的经济停滞会成为长期趋势，最终消减美国的经济实力。苏联九十年代的意识形态主管苏斯洛夫讲过，“美国正深陷自己体制导致的不可救药之危机中”。习近平几年前提出的“东升西降论”，和苏斯洛夫的意思一样。</text:p>
      <text:p text:style-name="P4">
但最后历史证明，苏联决策者的一厢情愿，导致苏联在冷战的道路上一路狂奔，最后真正陷入通货膨胀和经济停滞的，不是美国，而是苏联。就这样，苏共葬送了苏联。美国有各种毛病，但美国的企业依靠自由经济，在美苏冷战时期始终保持着科技创新的领先势头，使美国在经济上远远超越了苏联，最终失败的是红色政权。</text:p>
      <text:p text:style-name="P4">
由于中共的智库胆怯而无能，不敢对习近平说逆耳之言，所以，过去几年来习近平挑起中美冷战之后，他实际上是在重复苏联当年在美苏冷战中的标准操作，但习近平却认识不到其中的奥秘。直到最近综合性危机出现时，习近平似乎发现大局不妙了；但为时已晚，中共再也无法逆转冷战的进程了。习近平就这样掉进了自己挖的冷战陷阱，爬不出来了。</text:p>
      <text:p text:style-name="P4">
<text:span text:style-name="T4">
六、两场冷战的异同</text:span>
</text:p>
      <text:p text:style-name="P4">
把两场冷战的开启和路径加以对比，可以发现三点：其一，红色大国启动美苏冷战和中美冷战的切入口十分相似；其二，习近平正在重复苏联走过的美苏冷战老路；其三，冷战的进程走到西方封锁高端技术这个阶段，就进入了冷战格局的固定化。可以讲，红色大国落到冷战陷阱里，都是自找的，但也是必然的；同时，红色大国从来就没有在冷战中取胜的希望，主要原因是，在共产党制度下，技术发展没办法超越西方国家。</text:p>
      <text:p text:style-name="P4">
那美苏冷战和中美冷战的主要差别是，由于习近平的盲目躁动，中美冷战的进程比美苏冷战快得多。美苏冷战从开始到结束，拖了四十多年；而中美冷战从2000年开始，才走了三年，就已经进入到美国对中国实行高科技封锁的阶段了。从这个特点来评估，中美冷战的进程以及终结的时间，可能不需要美苏冷战的四十多年，但也绝不可能三五年就结束。</text:p>
      <text:p text:style-name="P4">
习近平现在能主动停止对美国的军事威胁嘛？实际上不可能，因为冷战具有不可逆性。冷战不像平交道上的汽车，可以掉头；冷战是在一条永远封闭的高速路上行驶的汽车，可以开得快一点或慢一点，但没地方调头，因为没有出口。为什么冷战格局一旦固定化，就调不了头？它是共产党政权的性质决定的。共产党的意识形态和它的制度，是共产党政权的命根子，这意识形态和制度就像高速公路两侧的护栏，把共产党政权封死在这条路上了。</text:p>
      <text:p text:style-name="P4">
除非共产党愿意承认，它的制度、意识形态、政策路线全都是错误的，那它就可以退出冷战；否则，共产党为了坚持“政治正确”，死也不肯放弃它高估共产制度、低估美国经济的冷战思维，那冷战就会一直拖下去。美苏冷战的最后结果是，由苏联共产党干部组成的国会投票通过决议，宣布苏共为非法组织，苏共死亡了，苏联也消失了。这时，美苏冷战也自然终结了。中美冷战的结局是什么呢？习近平现在的焦虑，好像给出了部分答案。</text:p>
      <text:p text:style-name="P4">
（文章只代表特约评论员个人的立场和观点）</text:p>
      <text:p text:style-name="P4">
Source: <text:a xlink:type="simple" xlink:href="https://www.rfa.org/mandarin/pinglun/chengxiaonong/cxn-06162023090748.html" text:style-name="Internet_20_link" text:visited-style-name="Visited_20_Internet_20_Link">
https://www.rfa.org/mandarin/pinglun/chengxiaonong/cxn-06162023090748.html</text:a>
</text:p>
      <!--NEWS-->
      <text:h text:style-name="P10" text:outline-level="1">
<text:span text:style-name="T4">
中国青年失业率20.8%再创纪录</text:span>
</text:h>
      <text:p text:style-name="P4">
Author: None (Language: zh)</text:p>
      <text:p text:style-name="P4">
Publisher: None</text:p>
      <text:p text:style-name="P4">
Time: 2023-06-16T09:18:00Z</text:p>
      <text:p text:style-name="P4">
Description: 中国官方公布的5月经济数据不如人意，失业率更是再创新高。国家统计局周四公布的数据显示，青年人相当于有五分之一失业。中国央行再度降息以刺激消费。</text:p>
      <text:p text:style-name="P4">
Videos: []</text:p>
      <text:p text:style-name="P4">
Images: []</text:p>
      <text:p text:style-name="P4">
Subject: 经济纵横</text:p>
      <text:p text:style-name="P4">
Subjects: ['专题报道：中国经济何处去？']</text:p>
      <text:p text:style-name="P4">
Keywords: ['中国经济', '失业率', '中国失业率', '青年失业率']</text:p>
      <text:p text:style-name="P4">
ID: 65936894</text:p>
      <!--METADATA-->
      <text:p text:style-name="P4">
<text:a xlink:type="simple" xlink:href="https://www.dw.com/zh/overlay/image/article/65936894/63515858" text:style-name="Internet_20_link" text:visited-style-name="Visited_20_Internet_20_Link">
 </text:a>
</text:p>
      <text:p text:style-name="P4">
（德国之声中文网）中国官方公布的 <text:a xlink:type="simple" xlink:href="https://www.dw.com/zh/zh/德语媒体创纪录的青年失业率令北京头疼/a-65913772" text:style-name="Internet_20_link" text:visited-style-name="Visited_20_Internet_20_Link">
 青年人失业率</text:a>
 4月 <text:a xlink:type="simple" xlink:href="https://www.dw.com/zh/zh/青年失业率创记录-中国后新冠复苏难/a-65637338" text:style-name="Internet_20_link" text:visited-style-name="Visited_20_Internet_20_Link">
 就已达到20.4%</text:a>
 <text:a xlink:type="simple" xlink:href="https://www.dw.com/zh/zh/青年失业率居高不下-靠孔乙己脱长衫解决/a-65732307" text:style-name="Internet_20_link" text:visited-style-name="Visited_20_Internet_20_Link">
 。这一数据</text:a>
 所指的是 <text:a xlink:type="simple" xlink:href="https://www.dw.com/zh/zh/德语媒体每五个中国年轻人就有一个失业/a-62476053" text:style-name="Internet_20_link" text:visited-style-name="Visited_20_Internet_20_Link">
 16-24岁的人群</text:a>
。5月则达到20.8%。总体失业率5月为5.2%，和4月持平。不过， <text:a xlink:type="simple" xlink:href="https://www.dw.com/zh/zh/德语媒体新时代的上山下乡运动/a-65661636" text:style-name="Internet_20_link" text:visited-style-name="Visited_20_Internet_20_Link">
 中国的失业率</text:a>
 并 <text:a xlink:type="simple" xlink:href="https://www.dw.com/zh/zh/每周工作一小时算就业中国失业率统计引争议/a-65837480" text:style-name="Internet_20_link" text:visited-style-name="Visited_20_Internet_20_Link">
 不能完整反映整个国家的情况</text:a>
，因为失业率调查只在城市进行。因此中国官方称之为城镇调查失业率。</text:p>
      <text:p text:style-name="P4">
与此同时，5月， <text:a xlink:type="simple" xlink:href="https://www.dw.com/zh/zh/躺平还是润中国年轻人面对严酷就业现实/a-65879593" text:style-name="Internet_20_link" text:visited-style-name="Visited_20_Internet_20_Link">
 世界第二大经济体在新冠疫情结束后的复苏也再度放缓</text:a>
。中国官方数据显示，5月工业生产增加3.5%，而上月增加5.6%。工厂还在逐渐地恢复全部的产能。</text:p>
      <text:p text:style-name="P4">
经济复苏也受到传统上具有重要意义的房地产市场的掣肘。在连续多年过度增长之后，中国房地产市场持续疲软。专家称存在房地产泡沫。自年初至5月，房地产市场投资降低了7.2%，降幅比预期还大。</text:p>
      <text:p text:style-name="P4">
此外，消费氛围也不尽理想。零售业同比增长12.7%，4月还为18.4%。这是私人消费行为的主要指数。中国国内需求的疲弱再加上通胀几乎为零，都使经济复苏进度放缓。</text:p>
      <text:p text:style-name="P4">
而外贸方面则受到世界经济疲弱以及欧美高通胀的不良影响。保银投资总裁张智威周四表示，所有数据一致显示经济动力减弱。</text:p>
      <text:p text:style-name="P4">
中国央行试图通过更宽松的货币政策刺激经济：降低中期贷款利率，并注资2370亿元（约合306亿欧元）。这些外界期待的举措旨在降低商业银行的融资成本，并鼓励其以更优惠的条件发放更多贷款。周二，央行已出人意料地下调了短期贷款利率。</text:p>
      <text:p text:style-name="P4">
凯投宏观金融分析师埃文斯-普理查德（Julian Evans-Pritchard）不认为这些措施能取得很大成效。不过，这些措施仍显示" <text:a xlink:type="simple" xlink:href="https://www.dw.com/zh/zh/降薪招致抗议中央抓就业中国经济的艰难日子来了/a-65606559" text:style-name="Internet_20_link" text:visited-style-name="Visited_20_Internet_20_Link">
政治决策者在中国经济复苏方面的忧虑不断增加</text:a>
 "。</text:p>
      <text:p text:style-name="P4">
（法新社）</text:p>
      <text:p text:style-name="P4">
Source: <text:a xlink:type="simple" xlink:href="https://www.dw.com/zh/中国青年失业率20-8-再创纪录/a-65936894" text:style-name="Internet_20_link" text:visited-style-name="Visited_20_Internet_20_Link">
https://www.dw.com/zh/中国青年失业率20-8-再创纪录/a-65936894?maca=chi-rss-chi-all-1127-rdf</text:a>
</text:p>
      <!--NEWS-->
      <text:h text:style-name="P10" text:outline-level="1">
<text:span text:style-name="T4">
拜登政府对瑞典加入北约“抱持希望”</text:span>
</text:h>
      <text:p text:style-name="P4">
Author: chinese@voanews.com (阿妮塔·鲍威尔)</text:p>
      <text:p text:style-name="P4">
Publisher: 美国之音中文网 (Type: NewsMediaOrganization)</text:p>
      <text:p text:style-name="P4">
Published Time: 2023-06-16T09:26:21+08:00</text:p>
      <text:p text:style-name="P4">
Modified Time: 2023-06-16 01:26:21Z</text:p>
      <text:p text:style-name="P4">
Description: 拜登行政当局表示，它仍然对瑞典加入北约安全联盟的申请“抱持希望”，尽管北约内部的反对瑞典入盟的国家土耳其的表态不温不火。</text:p>
      <text:p text:style-name="P4">
Videos: []</text:p>
      <text:p text:style-name="P4">
Images: []</text:p>
      <text:p text:style-name="P4">
Categories: ['美国', '欧洲']</text:p>
      <text:p text:style-name="P4">
Type: None</text:p>
      <!--METADATA-->
      <text:p text:style-name="P4">
NoneNone</text:p>
      <text:p text:style-name="P4">
Source: <text:a xlink:type="simple" xlink:href="https://www.voachinese.com/a/biden-administration-hopeful-sweden-will-be-admitted-to-nato-20230615/7139761.html" text:style-name="Internet_20_link" text:visited-style-name="Visited_20_Internet_20_Link">
https://www.voachinese.com/a/biden-administration-hopeful-sweden-will-be-admitted-to-nato-20230615/7139761.html</text:a>
</text:p>
      <!--NEWS-->
      <text:h text:style-name="P10" text:outline-level="1">
<text:span text:style-name="T4">
习近平会见盖茨 “中美关系的基础在民间”</text:span>
</text:h>
      <text:p text:style-name="P4">
Author: None (Language: zh)</text:p>
      <text:p text:style-name="P4">
Publisher: None</text:p>
      <text:p text:style-name="P4">
Time: 2023-06-16T09:38:00Z</text:p>
      <text:p text:style-name="P4">
Description: 中国国家主席习近平周五会见美国比尔及梅琳达·盖茨基金会联席主席比尔·盖茨时说：“你是我今年在北京会见的第一位美国朋友。”盖茨宣布向中国一家药物研发中心捐赠5000万美元，以加强药物研发能力。</text:p>
      <text:p text:style-name="P4">
Videos: []</text:p>
      <text:p text:style-name="P4">
Images: []</text:p>
      <text:p text:style-name="P4">
Subject: 时政风云</text:p>
      <text:p text:style-name="P4">
Subjects: ['德中关系', '奥巴马', '薄熙来', '专题报道：习近平访美', '中国共产党', '岛屿主权争端', '专题报道：全景观看“习马会”', '中国反腐风暴', '20国集团', '中国']</text:p>
      <text:p text:style-name="P4">
Keywords: ['比尔·盖茨', '习近平', '微软', '中国', '美国', '布林肯']</text:p>
      <text:p text:style-name="P4">
ID: 65937511</text:p>
      <!--METADATA-->
      <text:p text:style-name="P4">
<text:a xlink:type="simple" xlink:href="https://www.dw.com/zh/overlay/image/article/65937511/65937443" text:style-name="Internet_20_link" text:visited-style-name="Visited_20_Internet_20_Link">
 </text:a>
</text:p>
      <text:p text:style-name="P4">
习近平对盖茨说：“你是我今年在北京会见的第一位美国朋友。世界正在走出新冠疫情，人们应该多走动、多交流，增进了解。”</text:p>
      <text:p text:style-name="P4">
（德国之声中文网）周五（6月16日）中国外交部发布新闻稿，中国国家主席习近平在北京会见美国比尔及梅琳达·盖茨基金会联席主席 <text:a xlink:type="simple" xlink:href="https://www.dw.com/zh/zh/中國央視證實-比爾蓋茨16日將會習近平/a-65917670" text:style-name="Internet_20_link" text:visited-style-name="Visited_20_Internet_20_Link">
 比尔·盖茨</text:a>
。习近平在会见中表示：“中美关系的基础在民间，我们始终寄希望于美国人民，希望两国人民友好下去。”</text:p>
      <text:p text:style-name="P4">
习近平对盖茨说：“你是我今年在北京会见的第一位美国朋友。世界正在走出新冠疫情，人们应该多走动、多交流，增进了解。”</text:p>
      <text:p text:style-name="P4">
中国外交部发布的新闻稿写道：“盖茨介绍了对华合作进展情况及未来设想，表示，中国在减贫和应对新冠疫情方面取得举世瞩目的巨大成就，为世界树立了很好榜样。近年来，<text:a xlink:type="simple" xlink:href="https://www.dw.com/zh/zh/中国与盖茨基金会合作防治抗药性结核病/a-4144136" text:style-name="Internet_20_link" text:visited-style-name="Visited_20_Internet_20_Link">
 比尔及梅琳达·盖茨基金会 </text:a>
和中国开展了良好合作，取得显著进展。中国加快创新发展，对中国有利、对发展中国家有利、对世界有利。基金会致力于同中国进一步加强创新、全球减贫、公共卫生、药物研发、农村农业等领域合作，并将成功经验和技术向发展中国家推广。”</text:p>
      <text:p text:style-name="P4">
盖茨于周三（14日）抵达北京，这是2019年以来他第一次到访中国。周四，他与北京市长殷勇举行了会见，并在位于北京的全球药物研发中心（GlobalHealth Drug DiscoveryInstitute，GHDDI）发表演讲，宣布在未来5年捐赠5000万美元，以加强药物研发能力，用于治疗结核病和疟疾等严重影响世界上最贫困人口的传染性疾病，改善全球健康。</text:p>
      <text:p text:style-name="P4">
今年年初以来，很多国际大企业的CEO纷纷到访北京，但多仅会见中国的部长级人物——今年3月，中国国务院总理李强会见了苹果公司的库克（TimCook）等一批外企执行长；路透社日前亦报道，特斯拉的执行长 <text:a xlink:type="simple" xlink:href="https://www.dw.com/zh/zh/秦刚会晤特斯拉首席执行官马斯克/a-65771877" text:style-name="Internet_20_link" text:visited-style-name="Visited_20_Internet_20_Link">
 马斯克</text:a>
 （ElonMusk）5月底会见了中国副总理丁薛祥。</text:p>
      <text:p text:style-name="P4">
盖茨于2020年退出微软董事会，专注于与全球健康、教育和气候变化有关的慈善工作。</text:p>
      <text:p text:style-name="P4">
习近平和盖茨的最后一次会面是在2015年博鳌论坛期间。2020年初，习近平致信盖茨，感谢他和比尔及梅琳达·盖茨基金会承诺向中国提供援助，其中也包括为中国抗击新冠疫情提供500万美元。</text:p>
      <text:p text:style-name="P4">
</text:p>
      <text:p text:style-name="P4">
这是时隔4年盖茨第一次到访中国。</text:p>
      <text:h text:style-name="P12" text:outline-level="3">
<text:span text:style-name="T4">
布林肯即将访华</text:span>
</text:h>
      <text:p text:style-name="P4">
路透社指出，随着中美紧张关系的加剧和中国对国家安全的重视加强，外国企业对中国市场的情绪已经变得更为谨慎。</text:p>
      <text:p text:style-name="P4">
中国外交部发言人汪文斌周三宣布，经中美双方商定， <text:a xlink:type="simple" xlink:href="https://www.dw.com/zh/zh/布林肯訪華在即-美不期望雙邊關係突破/a-65917669" text:style-name="Internet_20_link" text:visited-style-name="Visited_20_Internet_20_Link">
 美国国务卿安东尼·布林肯将于6月18日至19日访华</text:a>
 。</text:p>
      <text:p text:style-name="P4">
这将是5年来首位访问中国的美国国务卿，也是拜登政府上台以来访华的美国最高级别政府官员。</text:p>
      <text:p text:style-name="P4">
访华期间布林肯将与中国外长秦刚举行会晤。消息人士称， <text:a xlink:type="simple" xlink:href="https://www.dw.com/zh/zh/布林肯傳數週內訪華-或見習近平/a-65845535" text:style-name="Internet_20_link" text:visited-style-name="Visited_20_Internet_20_Link">
 中国国家主席习近平也可能会见布林肯</text:a>
 。</text:p>
      <text:p text:style-name="P4">
美国方面指出，布林肯访华旨在稳定美中两个世界最大经济体和战略对手之间的关系。</text:p>
      <text:p text:style-name="P4">
美国方面同样希望，布林肯的访华之行可以为美国财政部长耶伦和商务部长雷蒙多的访华铺平道路。外界预计，布林肯访华期间还会谈及为美国总统拜登和中国国家主席习近平分别在9月G20印度峰会以及11月亚太经合组织（APEC）美国峰会期间的会晤进行筹备工作。</text:p>
      <text:p text:style-name="P4">
（路透社、法新社）</text:p>
      <text:p text:style-name="P4">
Source: <text:a xlink:type="simple" xlink:href="https://www.dw.com/zh/习近平会见盖茨-中美关系的基础在民间/a-65937511" text:style-name="Internet_20_link" text:visited-style-name="Visited_20_Internet_20_Link">
https://www.dw.com/zh/习近平会见盖茨-中美关系的基础在民间/a-65937511?maca=chi-rss-chi-all-1127-rdf</text:a>
</text:p>
      <!--NEWS-->
      <text:h text:style-name="P10" text:outline-level="1">
<text:span text:style-name="T4">
英特尔计划投资46亿美元在波兰建设一个芯片生产厂 (Free Version)</text:span>
</text:h>
      <text:p text:style-name="P4">
Author: Mauro Orru</text:p>
      <text:p text:style-name="P4">
Publisher: 华尔街日报中文网</text:p>
      <text:p text:style-name="P4">
Published Time: 2023-06-16T09:40:00.000Z</text:p>
      <text:p text:style-name="P4">
Modified Time: 2023-06-16T09:40:00.000Z</text:p>
      <text:p text:style-name="P4">
Created Time: 2023-06-16T08:31:00.000Z</text:p>
      <text:p text:style-name="P4">
Description: 英特尔计划在波兰建造一个新的半导体装配和测试设施，投资额高达46亿美元，英特尔称这将有助于满足未来几年不断增长的需求。</text:p>
      <text:p text:style-name="P4">
Images: []</text:p>
      <text:p text:style-name="P4">
Categories: ['科技']</text:p>
      <text:p text:style-name="P4">
Keywords: SYND</text:p>
      <text:p text:style-name="P4">
Type: Article</text:p>
      <!--METADATA-->
      <text:p text:style-name="P4">
英特尔公司(Intel Corp.,INTC)计划在波兰建造一个新的半导体封装和测试设施，投资额高达46亿美元，英特尔称这将有助于满足未来几年不断增长的需求。</text:p>
      <text:p text:style-name="P4">
Source: <text:a xlink:type="simple" xlink:href="https://cn.wsj.com/articles/%E8%8B%B1%E7%89%B9%E5%B0%94%E8%AE%A1%E5%88%92%E6%8A%95%E8%B5%8446%E4%BA%BF%E7%BE%8E%E5%85%83%E5%9C%A8%E6%B3%A2%E5%85%B0%E5%BB%BA%E8%AE%BE%E4%B8%80%E4%B8%AA%E8%8A%AF%E7%89%87%E7%94%9F%E4%BA%A7%E5%8E%82-5621b55c" text:style-name="Internet_20_link" text:visited-style-name="Visited_20_Internet_20_Link">
https://cn.wsj.com/articles/%E8%8B%B1%E7%89%B9%E5%B0%94%E8%AE%A1%E5%88%92%E6%8A%95%E8%B5%8446%E4%BA%BF%E7%BE%8E%E5%85%83%E5%9C%A8%E6%B3%A2%E5%85%B0%E5%BB%BA%E8%AE%BE%E4%B8%80%E4%B8%AA%E8%8A%AF%E7%89%87%E7%94%9F%E4%BA%A7%E5%8E%82-5621b55c</text:a>
</text:p>
      <!--NEWS-->
      <text:h text:style-name="P10" text:outline-level="1">
<text:span text:style-name="T4">
俄罗斯对乌克兰战争的今日发展</text:span>
</text:h>
      <text:p text:style-name="P4">
Author: 半岛电视台＋通讯社</text:p>
      <text:p text:style-name="P4">
Publisher: Al Jazeera</text:p>
      <text:p text:style-name="P4">
Published Time: 2023-06-16T09:41:36</text:p>
      <text:p text:style-name="P4">
Modified Time: 2023-06-16T12:21:51</text:p>
      <text:p text:style-name="P4">
Description: 基辅发生爆炸，空袭警报响起，一个由七位非洲领导人组成的代表团开始执行和平任务，希望在乌克兰和俄罗斯之间进行调解。</text:p>
      <text:p text:style-name="P4">
Images: ["<text:a xlink:type="simple" xlink:href="https://chinese.aljazeera.net/wp-content/uploads/2023/06/1-1686918098.png" text:style-name="Internet_20_link" text:visited-style-name="Visited_20_Internet_20_Link">
1-1686918098.png</text:a>
"]</text:p>
      <text:p text:style-name="P4">
Topics: ['乌克兰战争', '军事', '政治', '新闻']</text:p>
      <text:p text:style-name="P4">
Keywords: ['乌克兰战争', '军事', '政治', '新闻', '乌克兰', '俄罗斯', '欧洲']</text:p>
      <text:p text:style-name="P4">
Type: Article</text:p>
      <!--METADATA-->
      <text:p text:style-name="P4">
<draw:frame draw:style-name="fr1" draw:name="Image170" text:anchor-type="as-char" svg:width="6.9236in" svg:height="4.615733in" draw:z-index="0">
<draw:image xlink:href="../Images/Aljazeera Chinese/2023-06-16T09-41-36/1-1686918098.png" xlink:type="simple" xlink:show="embed" xlink:actuate="onLoad" draw:mime-type="image/png"/>
</draw:frame>
乌干达前总理鲁哈卡纳·鲁贡达在基辅参观被毁俄罗斯车辆展（路透）</text:p>
      <ul>
        <li>
基辅发生爆炸，空袭警报响起，一个由七位非洲领导人组成的代表团开始执行和平任务，希望在乌克兰和俄罗斯之间进行调解。   * 在与乌克兰总统泽连斯基会面后，代表团将前往圣彼得堡与俄罗斯总统普京举行会谈。</li>
      </ul>
      <text:p text:style-name="P4">
阅读更多</text:p>
      <text:p text:style-name="P4">
Source: <text:a xlink:type="simple" xlink:href="https://chinese.aljazeera.net/news/war-in-ukraine/liveblog/2023/6/16/%e4%bf%84%e7%bd%97%e6%96%af%e5%af%b9%e4%b9%8c%e5%85%8b%e5%85%b0%e6%88%98%e4%ba%89%e7%9a%84%e4%bb%8a%e6%97%a5%e5%8f%91%e5%b1%95-359" text:style-name="Internet_20_link" text:visited-style-name="Visited_20_Internet_20_Link">
https://chinese.aljazeera.net/news/war-in-ukraine/liveblog/2023/6/16/%e4%bf%84%e7%bd%97%e6%96%af%e5%af%b9%e4%b9%8c%e5%85%8b%e5%85%b0%e6%88%98%e4%ba%89%e7%9a%84%e4%bb%8a%e6%97%a5%e5%8f%91%e5%b1%95-359</text:a>
</text:p>
      <!--NEWS-->
      <text:h text:style-name="P10" text:outline-level="1">
<text:span text:style-name="T4">
美陪审团审议中国“猎狐行动”第一案，三人面临多项指控</text:span>
</text:h>
      <text:p text:style-name="P4">
Creator: 《纽约时报》</text:p>
      <text:p text:style-name="P4">
Publisher: https://www.facebook.com/nytimeschinese</text:p>
      <text:p text:style-name="P4">
Published Time: 2023-06-16T09:45:05+08:00</text:p>
      <text:p text:style-name="P4">
Description: 一名纽约退休警察和两名持绿卡的中国公民卷入此案。检方称，每名被告都“在知情情况下参与了行动”，但被告辩护律师指出，这三人不知道中国政府是寻人行动的幕后指挥者。 Jefferson Siegel for The New York Times 前纽约警察局警官、私人侦探迈克尔·麦克马洪称，他不知道自己在为中国工作。</text:p>
      <text:p text:style-name="P4">
Images: ["<text:a xlink:type="simple" xlink:href="https://static01.nyt.com/images/2023/06/15/multimedia/15china-investigator-pbfm/15china-investigator-pbfm-master1050.jpg" text:style-name="Internet_20_link" text:visited-style-name="Visited_20_Internet_20_Link">
15china-inves...</text:a>
"]</text:p>
      <text:p text:style-name="P4">
Category: 美国</text:p>
      <text:p text:style-name="P4">
Type: Article</text:p>
      <!--METADATA-->
      <text:p text:style-name="P4">
<draw:frame draw:style-name="fr1" draw:name="Image171" text:anchor-type="as-char" svg:width="6.9236in" svg:height="4.615733in" draw:z-index="0">
<draw:image xlink:href="../Images/cnnytimes/2023-06-16T09-45-05-08-00/15china-investigator-pbfm-master1050.jpg" xlink:type="simple" xlink:show="embed" xlink:actuate="onLoad" draw:mime-type="image/jpeg"/>
</draw:frame>
</text:p>
      <text:p text:style-name="P4">
周四，在布鲁克林联邦法院结束了为期两周的庭审后，陪审团正在审议一起有关中国“猎狐行动”的案件。</text:p>
      <text:p text:style-name="P4">
据美国司法部，一名退休纽约警察和两名中国公民被指控在“猎狐行动”中发挥关键作用。北京称这是一项针对“逃犯”的全球行动，司法部则认为这是威权政府控制其侨民的努力的一部分。</text:p>
      <text:p text:style-name="P4">
本案三名被告包括55岁的退休警官、私人侦探迈克尔·麦克马洪，66岁的朱勇（音）和27岁的郑聪颖（音），后两人是持有美国绿卡的中国公民。</text:p>
      <text:p text:style-name="P4">
这三名男子被控代表中国政府在新泽西州跟踪曾经在武汉当过政府官员的徐进一家及其亲戚。十多年前，受害人徐进移居美国，中国当局后来指控他贪污和挪用公款。</text:p>
      <text:p text:style-name="P4">
检方指控称，每名被告都“在知情的情况下参与了那场运动，他们监视、跟踪、威胁和恐吓（受害人）”，这是中国政府为“恐吓”徐进和其家人返回中国而采取的“无情行动”。</text:p>
      <text:p text:style-name="P4">
检方阐述了朱勇如何在一家翻译公司的帮助下于2016年底聘请麦克马洪，然后指示他开展监视活动，并进行记录。检方还指出，2017年，中国官员强迫徐进82岁的父亲从中国飞往美国，说服他返回中国。与此同时，中国当局要求麦克马洪在徐进父亲那次旅行期间进行监视，以了解徐进住所。2018年，郑聪颖在徐进家门前留下恐吓字条。</text:p>
      <text:p text:style-name="P4">
被告辩护律师指出，这三人并不知道中国政府是寻找徐进行动背后的指挥。</text:p>
      <text:p text:style-name="P4">
代表麦克马洪的律师强调，“没有任何直接证据”表明其当事人知道他在为中国工作，他被聘用的借口是一家中国私营公司想从盗用公款的人那里追回赃款。朱勇的代理律师表示，当朱勇将中国武汉公安局的警官和麦克马洪搭上线后，他对这次行动的参与已经结束。郑聪颖的辩护律师则称，2018年事发当时，他的客户还“只是个孩子”，参与该计划不到一天，郑聪颖后来意识到这样做不对，所以次日返回，想把威胁字条取走。</text:p>
      <text:p text:style-name="P4">
这是美国与“猎狐行动”相关的首次联邦审判。三人于2020年首次受到指控，现在面临多项罪名，包括在未通知司法部长的情况下充当外国代理人并密谋这样做，以及州际跟踪。</text:p>
      <text:p text:style-name="P4">
Source: <text:a xlink:type="simple" xlink:href="https://cn.nytimes.com/usa/20230616/nypd-china-stalking-trial/" text:style-name="Internet_20_link" text:visited-style-name="Visited_20_Internet_20_Link">
https://cn.nytimes.com/usa/20230616/nypd-china-stalking-trial/</text:a>
</text:p>
      <!--NEWS-->
      <text:h text:style-name="P10" text:outline-level="1">
<text:span text:style-name="T4">
美光宣布向西安工厂投资43亿元人民币 (Free Version)</text:span>
</text:h>
      <text:p text:style-name="P4">
Authors: ['Liu']</text:p>
      <text:p text:style-name="P4">
Publisher: 英国《金融时报》</text:p>
      <text:p text:style-name="P4">
Time: 2023-06-16T09:45:29+00:00</text:p>
      <text:p text:style-name="P4">
Published Time: 2023-06-15T12:00:99+08:00</text:p>
      <text:p text:style-name="P4">
Modified Time: 2023-06-16T05:43:99+08:00</text:p>
      <text:p text:style-name="P4">
Description: 尽管在中国受到制裁，这家美国存储芯片制造商仍计划在西安工厂新建生产线，称这彰显其对中国“坚定不移的承诺”。</text:p>
      <text:p text:style-name="P4">
Images: ["<text:a xlink:type="simple" xlink:href="https://thumbor.ftacademy.cn/unsafe/picture/3/000118233_piclink.jpeg" text:style-name="Internet_20_link" text:visited-style-name="Visited_20_Internet_20_Link">
000118233_pic...</text:a>
"]</text:p>
      <text:p text:style-name="P4">
Themes: ['中国经济', '关注']</text:p>
      <text:p text:style-name="P4">
Keywords: ['半导体', '中国经济', '新兴市场', '美国经济', '亚太经济', '腾讯', '中国政府']</text:p>
      <text:p text:style-name="P4">
Type: Article</text:p>
      <!--METADATA-->
      <text:p text:style-name="P4">
<draw:frame draw:style-name="fr1" draw:name="Image172" text:anchor-type="as-char" svg:width="6.9236in" svg:height="4.665316in" draw:z-index="0">
<draw:image xlink:href="../Images/FT Chinese Free Version/2023-06-16T09-45-29-00-00/000118233_piclink.jpeg" xlink:type="simple" xlink:show="embed" xlink:actuate="onLoad" draw:mime-type="image/jpeg"/>
</draw:frame>
</text:p>
      <text:p text:style-name="P4">
美光(Micron)计划向其在中国西安市的工厂投资逾6亿美元，彰显它对中国的承诺。数周前，这家美国存储芯片制造商被中国禁止向关键信息基础设施运营商提供产品。</text:p>
      <text:p text:style-name="P4">
上月，在审查发现美光产品“存在较严重网络安全问题隐患”后，北京方面禁止关键信息基础设施运营商采购这家总部位于爱达荷州的公司的产品。</text:p>
      <text:p text:style-name="P4">
Source: <text:a xlink:type="simple" xlink:href="http://www.ftchinese.com/story/001099995" text:style-name="Internet_20_link" text:visited-style-name="Visited_20_Internet_20_Link">
http://www.ftchinese.com/story/001099995</text:a>
</text:p>
      <!--NEWS-->
      <text:h text:style-name="P10" text:outline-level="1">
<text:span text:style-name="T4">
欧洲议会通过决议,呼吁释放香港报纸创办人黎智英并废除港版国安法</text:span>
</text:h>
      <text:p text:style-name="P4">
Author: chinese@voanews.com (连姆·斯科特)</text:p>
      <text:p text:style-name="P4">
Publisher: 美国之音中文网 (Type: NewsMediaOrganization)</text:p>
      <text:p text:style-name="P4">
Published Time: 2023-06-16T09:48:51+08:00</text:p>
      <text:p text:style-name="P4">
Modified Time: 2023-06-16 01:49:17Z</text:p>
      <text:p text:style-name="P4">
Description: 欧洲议会周四（6月15日）通过了一项决议，呼吁立即释放《苹果日报》创始人黎智英，并废除香港的国家安全法；该法被用来针对民主活动人士和黎智英等批评中国政府的人士。</text:p>
      <text:p text:style-name="P4">
Videos: []</text:p>
      <text:p text:style-name="P4">
Images: []</text:p>
      <text:p text:style-name="P4">
Categories: ['港澳', '欧洲', '中国', '编辑推荐', '新闻自由']</text:p>
      <text:p text:style-name="P4">
Type: None</text:p>
      <!--METADATA-->
      <text:p text:style-name="P4">
NoneNone</text:p>
      <text:p text:style-name="P4">
Source: <text:a xlink:type="simple" xlink:href="https://www.voachinese.com/a/eu-calls-for-release-of-jailed-hong-kong-newspaper-founder-jimmy-lai-20230615/7139765.html" text:style-name="Internet_20_link" text:visited-style-name="Visited_20_Internet_20_Link">
https://www.voachinese.com/a/eu-calls-for-release-of-jailed-hong-kong-newspaper-founder-jimmy-lai-20230615/7139765.html</text:a>
</text:p>
      <!--NEWS-->
      <text:h text:style-name="P10" text:outline-level="1">
<text:span text:style-name="T4">
发展中国家撞上债务冰山 (Free Version)</text:span>
</text:h>
      <text:p text:style-name="P4">
Authors: ['']</text:p>
      <text:p text:style-name="P4">
Publisher: 英国《金融时报》</text:p>
      <text:p text:style-name="P4">
Time: 2023-06-16T09:53:51+00:00</text:p>
      <text:p text:style-name="P4">
Published Time: 2023-06-15T12:00:99+08:00</text:p>
      <text:p text:style-name="P4">
Modified Time: 2023-06-16T05:51:99+08:00</text:p>
      <text:p text:style-name="P4">
Description: 沃尔夫：债务的长期积累，特别是低收入国家的债务积累，正与加息和信贷市场动荡相互作用，造成严重的债务困境。</text:p>
      <text:p text:style-name="P4">
Images: ["<text:a xlink:type="simple" xlink:href="https://thumbor.ftacademy.cn/unsafe/picture/2/000175732_piclink.jpg" text:style-name="Internet_20_link" text:visited-style-name="Visited_20_Internet_20_Link">
000175732_pic...</text:a>
"]</text:p>
      <text:p text:style-name="P4">
Themes: ['观点', '新兴市场', '关注']</text:p>
      <text:p text:style-name="P4">
Keywords: ['新兴市场', '世界银行', '全球经济增长', '全球化', 'Twitter']</text:p>
      <text:p text:style-name="P4">
Type: Article</text:p>
      <!--METADATA-->
      <text:p text:style-name="P4">
<draw:frame draw:style-name="fr1" draw:name="Image173" text:anchor-type="as-char" svg:width="6.9236in" svg:height="3.901286in" draw:z-index="0">
<draw:image xlink:href="../Images/FT Chinese Free Version/2023-06-16T09-53-51-00-00/000175732_piclink.jpg" xlink:type="simple" xlink:show="embed" xlink:actuate="onLoad" draw:mime-type="image/jpeg"/>
</draw:frame>
来自FT中文网的温馨提示：如您对更多FT中文网的内容感兴趣，请在苹果应用商店或谷歌应用市场搜索“FT中文网”，下载FT中文网的官方应用。</text:p>
      <text:p text:style-name="P4">
更关注自家的问题是人之常情。但放眼更广阔的世界也至关重要。一系列冲击——新冠疫情、供应瓶颈、俄罗斯入侵乌克兰、通胀飙升以及货币和金融条件收紧——对世界大部分地区的经济产生了不利影响，但最脆弱的国家和这些国家中最脆弱的人群首当其冲。所有这一切已经（并将继续）对贫穷国家的经济发展、减贫甚至政治稳定产生可怕后果。我们绝不能忽视这些在世界银行(WorldBank)最新的《全球经济展望》(Global Economic Prospects)报告中清晰地显现出来的挑战。它们当然会让世行新任行长彭安杰(AjayBanga)面临一系列令人生畏的任务。</text:p>
      <text:p text:style-name="P4">
世行对这些冲击后果的总结是令人沮丧的——世界贸易增长长期放缓、保护主义抬头、债务累积和气候危机恶化加剧了这些后果的严重程度。不折不扣的“多重危机”已经“给新兴国家和发展中国家的发展造成了沉重打击，其影响将在可预见的未来持续下去。到2024年底，这些经济体的经济活动预计将比疫情爆发前夕预测的水平低5%左右。”更糟糕的是，在超过三分之一的最贫穷国家，2024年的人均收入将低于2019年水平。这将产生深远影响：赤贫而没有保障的人群将发现很难改善自己或子女的人力资本。今天的灾难将辐射到遥远的未来。</text:p>
      <text:p text:style-name="P4">
一如既往，东亚和南亚预计将表现相对较好。但其他地区、尤其是拉美和撒哈拉以南非洲地区，预计表现不佳。然而，这必须从更长远的角度进行观察。报告指出，自上个十年中期以来，如果不计入中国，新兴和发展中国家的人均收入与高收入国家的水平之比一直停滞不前。低收入国家的相对人均收入停滞不前的时间甚至更长。简而言之，缩小全球贫富差距的进程似乎已经搁浅。</text:p>
      <text:p text:style-name="P4">
造成相对收入长期停滞的原因很多，也很复杂。有国内政策和政治方面的原因，也有全球环境方面的原因。但其中一个因素肯定是保护主义抬头和世界贸易增长放缓。值得注意的是，1970年至2008年期间，世界贸易量年均增长5.8%，而全球GDP年均增长3.3%：贸易是经济增长的引擎。2011年至2023年期间，全球贸易年均仅增长3.4%，而全球GDP年均增速降至2.7%。这不是“去全球化”(deglobalisation)。但这绝对算得上是一些人现在所称的“慢球化”(slowbalisation)。</text:p>
      <text:p text:style-name="P4">
但如今，许多最艰巨的挑战都是资金方面的。债务的长期积累，特别是低收入国家的债务积累，正与加息和信贷市场动荡相互作用，造成严重的债务困境。与往常一样，这些问题不仅包括成本上升，还包括供给减少：信贷再次被定量配给。因此，报告指出，如今，每四个新兴和发展中经济体中就有一个实际上已经无法进入国际债券市场融资。</text:p>
      <text:p text:style-name="P4">
有关信贷条件收紧影响的证据既显著，又令人不安。自2022年2月以来，评级为C级的借款人的借贷成本飙升了14.4个百分点之多。其结果是，对这些国家2023年的增长预测已从一年前的3.2%骤降至现在的0.9%。</text:p>
      <text:p text:style-name="P4">
然而，最贫穷国家的债务压力并不是一个新现象。低收入国家公共债务利息净支付额占政府收入的比例不仅自疫情以来大幅上升，而且长期高于所有新兴市场和发展中国家的平均水平。大量的债务减免是必要的。其中很大一部分将不得不来自中国——以这样或那样的方式。如今，值得注意的是，低收入国家欠巴黎俱乐部(ParisClub)高收入成员国的双边债务还不到欠非巴黎俱乐部国家——主要是中国——的一半。</text:p>
      <text:p text:style-name="P4">
融资和债务形势之严峻已到了刻不容缓的地步。如果不进行紧急和彻底的改革，就不可能有机会消除极端贫困。如果要在减缓和适应气候变化方面进行必要的投资，情况也是如此。同样不可想象的是，信用评级较低的贫穷国家的问题将依靠私营部门自行解决。相关国家有压倒性的理由采取紧急、有效和慷慨的行动。</text:p>
      <text:p text:style-name="P4">
即将在巴黎举行的“新的全球融资协议峰会”，为迅速取得进展提供了一个宝贵机会。但重要的是，这些进展必须通过与中国合作取得。需要进行的变革必须建立在这样一种认识的基础上：目前的状况既不可持续，也不可取。这些变革必须应对人类和地球的迫切需要；必须降低现有债务的成本，并提供所需的资源和风险分担工具，以便在未来产生可负担的融资。</text:p>
      <text:p text:style-name="P4">
是的，近年来的冲击使得高收入国家在政治上更难采取慷慨而有效的行动。人在受到惊吓时会自我封闭。但毫无疑问，这些冲击也让行动变得更加重要。如果运用得当，彭安杰接手的机构作为讲坛的价值要大于作为银行的价值。在这艰难的时刻，他必须充分利用它把世界团结起来，共同应对这些极其紧迫的挑战。</text:p>
      <text:p text:style-name="P4">
译者/何黎</text:p>
      <text:p text:style-name="P4">
Source: <text:a xlink:type="simple" xlink:href="http://www.ftchinese.com/story/001099996" text:style-name="Internet_20_link" text:visited-style-name="Visited_20_Internet_20_Link">
http://www.ftchinese.com/story/001099996</text:a>
</text:p>
      <!--NEWS-->
      <text:h text:style-name="P10" text:outline-level="1">
<text:span text:style-name="T4">
美国务院谴责苏丹军头犯暴行 令人忆起达佛种族灭绝</text:span>
</text:h>
      <text:p text:style-name="P4">
Publisher: 法新社</text:p>
      <text:p text:style-name="P4">
Published Time: 2023-06-16T10:02:08+00:00</text:p>
      <text:p text:style-name="P4">
Modified Time: 2023-06-16T09:50:01+00:00</text:p>
      <text:p text:style-name="P4">
Description: （法新社华盛顿15日电） 美国国务院今天谴责在苏丹西达佛省发生的暴力和侵权行为，将这些暴行「主要」归咎于准军事组织「快速支援部队」，称这让人忆起当地曾发生的种族灭绝事件。</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74" text:anchor-type="as-char" svg:width="6.9236in" svg:height="3.617581in" draw:z-index="0">
<draw:image xlink:href="../Images/rficn/2023-06-16T10-02-08-00-00/000000.png" xlink:type="simple" xlink:show="embed" xlink:actuate="onLoad" draw:mime-type="image/png"/>
</draw:frame>
</text:p>
      <text:p text:style-name="P4">
法新社报导，美国国务院发言人米勒（Matthew Miller）声明指出：「今日在西达佛省（WestDarfur）等地区发生的暴行，令人不祥地忆起达佛曾发生的可怕事件，后来美国于2004年认定为种族灭绝。」</text:p>
      <text:p text:style-name="P4">
两个月前苏丹掀起内战；柏罕（Abdel Fattah al- Burhan）领导的政府军和他的前副手达加洛（Mohamed HamdanDaglo）指挥的武装准军事团体「快速支援部队」（RSF）爆发冲突，造成至少1800人死亡，首都喀土穆（Khartoum）部分地区在战火蹂躏下全毁。</text:p>
      <text:p text:style-name="P4">
米勒说：「在达佛地区发生的暴行，虽然主要归咎于快速支援部队和所属民兵，但交战双方都应为滥权负起责任。」他指的是苏丹快速支援部队与政府军之间持续进行的战争。</text:p>
      <text:p text:style-name="P4">
米勒说，光在西达佛省首府日奈那（El Geneina）就有多达1100名平民丧生，而联合国通报此一地区已有超过27万3000人流离失所。</text:p>
      <text:p text:style-name="P4">
国务院援引媒体报导及人权团体「苏丹冲突观测台」（Sudan ConflictObservatory）的报告指出，卫星影像显示居住社区已「遭掠劫部队夷为平地」。</text:p>
      <text:p text:style-name="P4">
国务院说：「当地妇女首当其冲遭受暴力，受害者和人权团体信誓旦旦地指称，快速支援部队的士兵及其同盟军犯下性侵罪行，以及其他形式与冲突有关的性暴力。」</text:p>
      <text:p text:style-name="P4">
Source: <text:a xlink:type="simple" xlink:href="https://www.rfi.fr/cn/%E5%9B%BD%E9%99%85%E6%8A%A5%E9%81%93/20230616-%E7%BE%8E%E5%9B%BD%E5%8A%A1%E9%99%A2%E8%B0%B4%E8%B4%A3%E8%8B%8F%E4%B8%B9%E5%86%9B%E5%A4%B4%E7%8A%AF%E6%9A%B4%E8%A1%8C-%E4%BB%A4%E4%BA%BA%E5%BF%86%E8%B5%B7%E8%BE%BE%E4%BD%9B%E7%A7%8D%E6%97%8F%E7%81%AD%E7%BB%9D" text:style-name="Internet_20_link" text:visited-style-name="Visited_20_Internet_20_Link">
https://www.rfi.fr/cn/%E5%9B%BD%E9%99%85%E6%8A%A5%E9%81%93/20230616-%E7%BE%8E%E5%9B%BD%E5%8A%A1%E9%99%A2%E8%B0%B4%E8%B4%A3%E8%8B%8F%E4%B8%B9%E5%86%9B%E5%A4%B4%E7%8A%AF%E6%9A%B4%E8%A1%8C-%E4%BB%A4%E4%BA%BA%E5%BF%86%E8%B5%B7%E8%BE%BE%E4%BD%9B%E7%A7%8D%E6%97%8F%E7%81%AD%E7%BB%9D</text:a>
</text:p>
      <!--NEWS-->
      <text:h text:style-name="P10" text:outline-level="1">
<text:span text:style-name="T4">
专栏 | 周嘉有话说：高考与高教</text:span>
</text:h>
      <text:p text:style-name="P4">
Author: None</text:p>
      <text:p text:style-name="P4">
Publisher: Radio Free Asia (Organization)</text:p>
      <text:p text:style-name="P4">
Published Time: 2023-06-16T10:04:00-04:00</text:p>
      <text:p text:style-name="P4">
Modified Time: 2023-06-16T13:16:33-04:00</text:p>
      <text:p text:style-name="P4">
Description: None</text:p>
      <text:p text:style-name="P4">
Videos: []</text:p>
      <text:p text:style-name="P4">
Audios: ["<text:a xlink:type="simple" xlink:href="https://www.rfa.org/mandarin/zhuanlan/5468560967098bdd8bf4/talk-06162023091602.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75" text:anchor-type="as-char" svg:width="6.9236in" svg:height="4.612011in" draw:z-index="0">
<draw:image xlink:href="../Images/rfamandarin/2023-06-16T10-04-00-04-00/000000.png" xlink:type="simple" xlink:show="embed" xlink:actuate="onLoad" draw:mime-type="image/png"/>
</draw:frame>
北京的考生家长等待应试的考生完成最后一天考试之后离开考场，摄于2023年6月10 <text:a xlink:type="simple" xlink:href="https://www.rfa.org/mandarin/zhuanlan/5468560967098bdd8bf4/talk-06162023091602.html/@@images/image" text:style-name="Internet_20_link" text:visited-style-name="Visited_20_Internet_20_Link">
</text:a>
美联社  <text:a xlink:type="simple" xlink:href="https://www.rfa.org/mandarin/zhuanlan/5468560967098bdd8bf4/talk-06162023091602.html/@@stream" text:style-name="Internet_20_link" text:visited-style-name="Visited_20_Internet_20_Link">
Audio-1-Link：https://www.rfa.org/mandarin/zhuanlan/5468560967098bdd8bf4/talk-06162023091602.html/@@stream</text:a>
</text:p>
      <text:p text:style-name="P4">
在上一期的“周嘉有话说”节目中，我和周孝正教授以及自媒体作家钱立峰女士，讨论了有关中国高考的话题。因为大家对这个话题都非常感兴趣，而且有各自的切身体会，所以想表达的观点也是意犹未尽。那么在这次的节目里，我们会继续就中国的高考以及高教的话题进行讨论。我们不仅可以听到周孝正教授和钱立峰女士对高考这件事的看法，还可以听到周教授的女儿周航分享她对高考的认知。接下来请大家继续收听钱女士对高考的看法……</text:p>
      <text:p text:style-name="P4">
Source: <text:a xlink:type="simple" xlink:href="https://www.rfa.org/mandarin/zhuanlan/5468560967098bdd8bf4/talk-06162023091602.html" text:style-name="Internet_20_link" text:visited-style-name="Visited_20_Internet_20_Link">
https://www.rfa.org/mandarin/zhuanlan/5468560967098bdd8bf4/talk-06162023091602.html</text:a>
</text:p>
      <!--NEWS-->
      <text:h text:style-name="P10" text:outline-level="1">
<text:span text:style-name="T4">
古巴小镇被指设中国间谍基地 北京斥指控属“闹剧”</text:span>
</text:h>
      <text:p text:style-name="P4">
Author: https://www.facebook.com/bbcworldservice/</text:p>
      <text:p text:style-name="P4">
Publisher: BBC News 中文</text:p>
      <text:p text:style-name="P4">
Published Time: 2023-06-16T10:09:37.000Z</text:p>
      <text:p text:style-name="P4">
Modified Time: 2023-06-16T10:09:37.000Z</text:p>
      <text:p text:style-name="P4">
Description: 美国政府一直怀疑这个曾经藏有苏联核弹头的古巴小镇，长期以来是个情报收集基地。上周《华尔街日报》发表中国在古巴设立监听设施的报导后，贝胡卡尔再次受到关注。</text:p>
      <text:p text:style-name="P4">
Images: []</text:p>
      <text:p text:style-name="P4">
Videos: ["<text:a xlink:type="simple" xlink:href="https://www.bbc.com/ws/av-embeds/cps/zhongwen/simp/world-65928884/p0fvkjns/zh-hans" text:style-name="Internet_20_link" text:visited-style-name="Visited_20_Internet_20_Link">
zh-hans</text:a>
"]</text:p>
      <text:p text:style-name="P4">
Tags: ['间谍', '中國', '美国', '古巴']</text:p>
      <text:p text:style-name="P4">
Type: Article</text:p>
      <!--METADATA-->
      <text:h text:style-name="P12" text:outline-level="3">
<text:span text:style-name="T4">
古巴小镇被指设中国间谍基地 北京斥指控属“闹剧”</text:span>
</text:h>
      <text:p text:style-name="P4">
<text:a xlink:type="simple" xlink:href="https://www.bbc.com/ws/av-embeds/cps/zhongwen/simp/world-65928884/p0fvkjns/zh-hans" text:style-name="Internet_20_link" text:visited-style-name="Visited_20_Internet_20_Link">
 Video-1-Link：/ws/av-embeds/cps/zhongwen/simp/world-65928884/p0fvkjns/zh-hans</text:a>
 <text:span text:style-name="T4">
你的器材不支持播放多媒体材料</text:span>
<text:span text:style-name="T4">
古巴小镇被指设中国间谍基地 北京斥指控属“闹剧”</text:span>
 2023年6月16日上午10点09分</text:p>
      <text:p text:style-name="P4">
寂静的古巴小镇贝胡卡尔(Bejucal)外，一条蜿蜒的小路延伸至丛林深处。小路的尽头是一处生锈的铁丝栅栏，以及一块写有“禁止入内，军事区”的告示牌。</text:p>
      <text:p text:style-name="P4">
美国政府一直怀疑这个曾经藏有苏联核弹头的古巴小镇，长期以来是个情报收集基地。在上周《华尔街日报》发表中国在古巴设立监听设施的报导后，这一地区再次受到关注。不过即使是贝胡卡尔的当地人也对丛林中的秘密基地知之甚少。</text:p>
      <text:p text:style-name="P4">
Source: <text:a xlink:type="simple" xlink:href="https://www.bbc.com/zhongwen/simp/world-65928884" text:style-name="Internet_20_link" text:visited-style-name="Visited_20_Internet_20_Link">
https://www.bbc.com/zhongwen/simp/world-65928884</text:a>
</text:p>
      <!--NEWS-->
      <text:h text:style-name="P10" text:outline-level="1">
<text:span text:style-name="T4">
压力日益增大，币安宣布退出又一个市场 (Free Version)</text:span>
</text:h>
      <text:p text:style-name="P4">
Author: Patricia Kowsmann</text:p>
      <text:p text:style-name="P4">
Publisher: 华尔街日报中文网</text:p>
      <text:p text:style-name="P4">
Published Time: 2023-06-16T10:10:00.000Z</text:p>
      <text:p text:style-name="P4">
Modified Time: 2023-06-16T10:10:00.000Z</text:p>
      <text:p text:style-name="P4">
Created Time: 2023-06-16T09:03:00.000Z</text:p>
      <text:p text:style-name="P4">
Description: 无法在荷兰注册之后，币安表示，将停止为居于荷兰的用户提供服务。这家全球最大的加密货币交易所由此又一次遭受挫折。</text:p>
      <text:p text:style-name="P4">
Images: []</text:p>
      <text:p text:style-name="P4">
Categories: ['金融市场']</text:p>
      <text:p text:style-name="P4">
Keywords: SYND</text:p>
      <text:p text:style-name="P4">
Type: Article</text:p>
      <!--METADATA-->
      <text:p text:style-name="P4">
全球最大的加密货币交易所币安(Binance)再遇挫折，币安表示，由于无法在荷兰注册，将停止为居于荷兰的用户提供服务。</text:p>
      <text:p text:style-name="P4">
Source: <text:a xlink:type="simple" xlink:href="https://cn.wsj.com/articles/%E5%8E%8B%E5%8A%9B%E6%97%A5%E7%9B%8A%E5%A2%9E%E5%A4%A7-%E5%B8%81%E5%AE%89%E5%AE%A3%E5%B8%83%E9%80%80%E5%87%BA%E5%8F%88%E4%B8%80%E4%B8%AA%E5%B8%82%E5%9C%BA-ec01d13d" text:style-name="Internet_20_link" text:visited-style-name="Visited_20_Internet_20_Link">
https://cn.wsj.com/articles/%E5%8E%8B%E5%8A%9B%E6%97%A5%E7%9B%8A%E5%A2%9E%E5%A4%A7-%E5%B8%81%E5%AE%89%E5%AE%A3%E5%B8%83%E9%80%80%E5%87%BA%E5%8F%88%E4%B8%80%E4%B8%AA%E5%B8%82%E5%9C%BA-ec01d13d</text:a>
</text:p>
      <!--NEWS-->
      <text:h text:style-name="P10" text:outline-level="1">
<text:span text:style-name="T4">
评论 | 魏京生：今年的六四34周年纪念活动</text:span>
</text:h>
      <text:p text:style-name="P4">
Author: None</text:p>
      <text:p text:style-name="P4">
Publisher: Radio Free Asia (Organization)</text:p>
      <text:p text:style-name="P4">
Published Time: 2023-06-16T10:11:00-04:00</text:p>
      <text:p text:style-name="P4">
Modified Time: 2023-06-16T16:47:10-04:00</text:p>
      <text:p text:style-name="P4">
Description: None</text:p>
      <text:p text:style-name="P4">
Videos: []</text:p>
      <text:p text:style-name="P4">
Audios: ["<text:a xlink:type="simple" xlink:href="https://www.rfa.org/mandarin/pinglun/weijingsheng/wjs-06152023184115.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78" text:anchor-type="as-char" svg:width="6.9236in" svg:height="4.243497in" draw:z-index="0">
<draw:image xlink:href="../Images/rfamandarin/2023-06-16T10-11-00-04-00/000000.png" xlink:type="simple" xlink:show="embed" xlink:actuate="onLoad" draw:mime-type="image/png"/>
</draw:frame>
中国民主运动海外联席会议主席魏京生（中）在今年的一场六四纪念活动集会现场讲话 <text:a xlink:type="simple" xlink:href="https://www.rfa.org/mandarin/pinglun/weijingsheng/wjs-06152023184115.html/@@images/image" text:style-name="Internet_20_link" text:visited-style-name="Visited_20_Internet_20_Link">
</text:a>
记者王允拍摄  <text:a xlink:type="simple" xlink:href="https://www.rfa.org/mandarin/pinglun/weijingsheng/wjs-06152023184115.html/@@stream" text:style-name="Internet_20_link" text:visited-style-name="Visited_20_Internet_20_Link">
Audio-1-Link：https://www.rfa.org/mandarin/pinglun/weijingsheng/wjs-06152023184115.html/@@stream</text:a>
</text:p>
      <text:p text:style-name="P4">
今年的六四纪念活动比较多，不能一一尽数，捡重要的中外纪念活动给大家汇报一下。顺便再说说五毛特务的破坏活动，也比往年有明显的增长。    重要活动的第一场，就是在英国伦敦举办的，以欧洲朋友们为主的六四纪念活动。参加活动的不仅仅是来自大陆的中国人，也包括了宗教界、知识界和政界的欧洲人，和来自台湾、香港、西藏、新疆等少数民族的代表。    特别让我眼前一亮的是：中青年的朋友占了大多数，妇女代表也比往年增加了。这个现象在世界各地的纪念活动中都显现出来，是国际国内形势正在产生变化的结果，也是将会产生剧烈变化的前奏。    第二场重要的活动，就是在纽约曼哈顿的六四纪念馆的开幕式。由王丹和于大海筹备了几年的纪念馆，向参观者们展示了当年民主运动的面貌，和中共屠杀人民的血腥场景。由于来的记者太多，室内温度上升，许多人可以说是满头大汗地参加了开幕式。国会和行政当局的代表，以及美国汉学界的代表作了热情的发言。当年的几位参与者也作了简短的发言，回顾了这么多年来的艰难历程，表达了永不放弃的决心。    美国国务院也发表了一个正式的纪念声明，除了纪念那场运动中牺牲的英雄们，还提出要求中共释放政治犯，停止对抗议的人民进行镇压，包括对西藏、新疆和香港的镇压。    六月三号下午，在中国驻华盛顿大使馆的门口，全美学自联、中国民主运动海外联席会议和中国民主党联合举办的抗议，声震四方。来自大陆、香港、西藏的一百多名代表，直接对着大使馆抗议。这已经是全美学自联第三十四次连续主办面对大使馆的抗议活动，多年来风雨无阻。    六月五号，国会众议院的与中共竞争委员会，特别邀请中国民运人士和两党议员们一起，共同举办了叫做“从民主墙到天安门和四通桥”的圆桌会议。众议院新的议长和两党重量级议员参加了会议，美国各大媒体到场报道了会议全程。前后持续了大约两个小时。    由我和李恒清先生先介绍了整个历史进程，以及最近国内的形势。然后由议员们向我们提问题，我们作进一步的阐述。议员们的问题较多集中在当前的形势，和美国政府能做些什么，来推动中国的民主化和阻止可能发生的战争。问答环节非常热烈，问题也非常多，以致没有能给媒体记者们留下提问的时间。    在这一系列的活动中，穿插了一些不和谐的或者是搅局的杂音。在洛杉矶的雕塑公园里，艺术家陈维明做了热情激动的讲演。</text:p>
      <text:p text:style-name="P4">
（文章只代表特约评论员个人的立场和观点）</text:p>
      <text:p text:style-name="P4">
Source: <text:a xlink:type="simple" xlink:href="https://www.rfa.org/mandarin/pinglun/weijingsheng/wjs-06152023184115.html" text:style-name="Internet_20_link" text:visited-style-name="Visited_20_Internet_20_Link">
https://www.rfa.org/mandarin/pinglun/weijingsheng/wjs-06152023184115.html</text:a>
</text:p>
      <!--NEWS-->
      <text:h text:style-name="P10" text:outline-level="1">
<text:span text:style-name="T4">
德国旅游景点女游客遇袭死伤案 一美国游客被捕</text:span>
</text:h>
      <text:p text:style-name="P4">
Author: 联合早报 (Person)</text:p>
      <text:p text:style-name="P4">
Publisher: 联合早报 (Organization)</text:p>
      <text:p text:style-name="P4">
Published Time: 2023-06-16T10:13</text:p>
      <text:p text:style-name="P4">
Modified Time: 2023-06-16T10:13</text:p>
      <text:p text:style-name="P4">
Description: 德国巴伐利亚州新天鹅堡发生致命袭击后，一名30岁美国男子被捕。法官星期四（6月14日）签发了逮捕令，下令男子还押候审。警方怀疑男子有性侵未遂嫌疑。英国广播公司（BBC）报道，这起造...</text:p>
      <text:p text:style-name="P4">
Videos: []</text:p>
      <text:p text:style-name="P4">
Audios: []</text:p>
      <text:p text:style-name="P4">
Images: []</text:p>
      <text:p text:style-name="P4">
Type: NewsArticle</text:p>
      <text:p text:style-name="P4">
Breadcrumbs: ['即时', '国际']</text:p>
      <text:p text:style-name="P4">
Keywords: ['德国', '游客', '美国', '袭击']</text:p>
      <!--METADATA-->
      <text:p text:style-name="P4">
德国巴伐利亚州新天鹅堡发生致命袭击后，一名30岁美国男子被捕。法官星期四（6月14日）签发了逮捕令，下令男子还押候审。警方怀疑男子有性侵未遂嫌疑。</text:p>
      <text:p text:style-name="P4">
英国广播公司（BBC）报道，这起 <text:a xlink:type="simple" xlink:href="https://www.zaobao.com/realtime/world/story20230615-1404760" text:style-name="Internet_20_link" text:visited-style-name="Visited_20_Internet_20_Link">
 造成一死一重伤</text:a>
的案件发生在星期三下午。当地警方说，与案件有关联的男子是来自美国的游客，但没有公布他的姓名。</text:p>
      <text:p text:style-name="P4">
当地媒体指遇袭的两名女子也是美国公民，分别为21岁和22岁。</text:p>
      <text:p text:style-name="P4">
巴伐利亚警方相信，这名男子在玛丽安桥（Marienbrückebridge）附近的一条路上遇到两名女子。玛丽安桥是观赏新天鹅堡（Neuschwanstein castle）风景的最佳地点。</text:p>
      <text:p text:style-name="P4">
男子称前往玛丽安桥的路径较为复杂，把两名女子带到一条隐蔽的小径，然后对21岁女子上下其手。</text:p>
      <text:h text:style-name="P13" text:outline-level="4">
<text:span text:style-name="T4">
两女游客先后被推下峡谷</text:span>
</text:h>
      <text:p text:style-name="P4">
巴伐利亚警方说，22岁女子试图营救21岁女子，却被男子掐住了脖子，最后被推下了50米深的峡谷。警方找到她时，她仍有意识，但伤势严重。</text:p>
      <text:p text:style-name="P4">
21岁女子后来也被抛下峡谷，送院当晚伤重不治。警方相信男子试图性侵她。</text:p>
      <text:p text:style-name="P4">
男子行凶后就逃离现场，警方出动超过25辆警车展开大规模搜索，于当天晚些时候逮捕男子，并把他拘留在巴伐利亚州城市菲森（Fuessen）附近的一个警察局。</text:p>
      <text:p text:style-name="P4">
新天鹅堡是德国最受欢迎的旅游景点之一。 据巴伐利亚财政部统计，每年有超过130万人到此一游。</text:p>
      <text:p text:style-name="P4">
Source: <text:a xlink:type="simple" xlink:href="https://www.zaobao.com.sg/realtime/world/story20230616-1404849" text:style-name="Internet_20_link" text:visited-style-name="Visited_20_Internet_20_Link">
https://www.zaobao.com.sg/realtime/world/story20230616-1404849</text:a>
</text:p>
      <!--NEWS-->
      <text:h text:style-name="P10" text:outline-level="1">
<text:span text:style-name="T4">
在布林肯访华前夕，习近平会见比尔·盖茨 (Free Version)</text:span>
</text:h>
      <text:p text:style-name="P4">
Author: Steve Goldstein</text:p>
      <text:p text:style-name="P4">
Publisher: 华尔街日报中文网</text:p>
      <text:p text:style-name="P4">
Published Time: 2023-06-16T10:25:00.000Z</text:p>
      <text:p text:style-name="P4">
Modified Time: 2023-06-16T10:25:00.000Z</text:p>
      <text:p text:style-name="P4">
Created Time: 2023-06-16T09:14:00.000Z</text:p>
      <text:p text:style-name="P4">
Description: 中国国家主席习近平周五会见了比尔·盖茨，这是他今年首次会见外国商界领袖。</text:p>
      <text:p text:style-name="P4">
Images: []</text:p>
      <text:p text:style-name="P4">
Categories: ['国际']</text:p>
      <text:p text:style-name="P4">
Keywords: SYND</text:p>
      <text:p text:style-name="P4">
Type: Article</text:p>
      <!--METADATA-->
      <text:p text:style-name="P4">
中国国家主席习近平周五会见了比尔·盖茨(Bill Gates)，这是他今年首次会见外国商界领袖。</text:p>
      <text:p text:style-name="P4">
Source: <text:a xlink:type="simple" xlink:href="https://cn.wsj.com/articles/%E5%9C%A8%E5%B8%83%E6%9E%97%E8%82%AF%E8%AE%BF%E5%8D%8E%E5%89%8D%E5%A4%95-%E4%B9%A0%E8%BF%91%E5%B9%B3%E4%BC%9A%E8%A7%81%E6%AF%94%E5%B0%94-%E7%9B%96%E8%8C%A8-d1e6b713" text:style-name="Internet_20_link" text:visited-style-name="Visited_20_Internet_20_Link">
https://cn.wsj.com/articles/%E5%9C%A8%E5%B8%83%E6%9E%97%E8%82%AF%E8%AE%BF%E5%8D%8E%E5%89%8D%E5%A4%95-%E4%B9%A0%E8%BF%91%E5%B9%B3%E4%BC%9A%E8%A7%81%E6%AF%94%E5%B0%94-%E7%9B%96%E8%8C%A8-d1e6b713</text:a>
</text:p>
      <!--NEWS-->
      <text:h text:style-name="P10" text:outline-level="1">
<text:span text:style-name="T4">
坠海15天的朝鲜航天运载器残骸 被韩国打捞出水</text:span>
</text:h>
      <text:p text:style-name="P4">
Author: 联合早报 (Person)</text:p>
      <text:p text:style-name="P4">
Publisher: 联合早报 (Organization)</text:p>
      <text:p text:style-name="P4">
Published Time: 2023-06-16T10:28</text:p>
      <text:p text:style-name="P4">
Modified Time: 2023-06-16T10:28</text:p>
      <text:p text:style-name="P4">
Description: 朝鲜利用弹道导弹技术发射的航天运载器“千里马1”型的部分残骸，在坠入朝鲜半岛西部海域15天后被韩军打捞出水。韩联社报道，韩国联合参谋本部星期五（6月16日）说，韩军于星期四晚8时5...</text:p>
      <text:p text:style-name="P4">
Videos: []</text:p>
      <text:p text:style-name="P4">
Audios: []</text:p>
      <text:p text:style-name="P4">
Images: []</text:p>
      <text:p text:style-name="P4">
Type: NewsArticle</text:p>
      <text:p text:style-name="P4">
Breadcrumbs: ['即时', '国际']</text:p>
      <text:p text:style-name="P4">
Keywords: ['韩国', '朝鲜', '弹道导弹']</text:p>
      <!--METADATA-->
      <text:p text:style-name="P4">
朝鲜利用弹道导弹技术发射的航天运载器“千里马1”型的部分残骸，在坠入朝鲜半岛西部海域15天后被韩军打捞出水。</text:p>
      <text:p text:style-name="P4">
韩联社报道，韩国联合参谋本部星期五（6月16日）说，韩军于星期四晚8时50分许成功打捞出朝鲜所谓“航天运载器”的部分残骸。国防科学研究所等专门机构将对残骸进行精密分析，韩军正在继续执行其他残骸搜寻任务。</text:p>
      <text:p text:style-name="P4">
残骸长15米，直径约2.5米，可能是“千里马1”型的二级箭体。圆筒形状的残骸表面印有“天马”的韩文字样，以及天马行空造型的标志。朝方宣称在“千里马1”型上搭载的军事侦察卫星“万里镜1”号以及一级、三级箭体，尚未被发现。</text:p>
      <text:p text:style-name="P4">
朝鲜于5月31日在位于平安北道东仓里的新发射场发射“万里镜1”号的航天运载器“千里马1”型，但 <text:a xlink:type="simple" xlink:href="https://www.zaobao.com/realtime/world/story20230531-1399832" text:style-name="Internet_20_link" text:visited-style-name="Visited_20_Internet_20_Link">
 运载器在一级分离后二级点火失败</text:a>
，坠落在全罗北道群山市於青岛以西200多公里海域。</text:p>
      <text:p text:style-name="P4">
韩军在朝鲜发射运载火箭约90分钟后发现了疑似火箭残骸的漂浮物，并为其绑上黄色浮力袋以防沉没。但在打捞过程中，残骸因过重而脱离打捞器具，完全沉入水深75米的海底。之后，韩军投入3500吨级“统营”号和“光阳”号救援舰、“清海镇”号潜艇救援舰等舰艇及飞机，以及海军海难救援队潜水员开展打捞工作，终于在15天后成功打捞部分残骸。</text:p>
      <text:p text:style-name="P4">
在韩军执行任务的过程中，中方船舶一度出没打捞现场。残骸坠落在介于朝鲜半岛和中国山东半岛的公海上，落点属于韩中暂定措施水域。根据《联合国海洋法公约》（UNCLOS），落至公海的物体由先将其打捞出水的一方拥有所有权。</text:p>
      <text:p text:style-name="P4">
韩军已将残骸运至位于平泽市的第二舰队司令部，计划对“千里马1”型的整体性能、是否使用外国产零部件、技术水平等细节进行分析。</text:p>
      <text:p text:style-name="P4">
Source: <text:a xlink:type="simple" xlink:href="https://www.zaobao.com.sg/realtime/world/story20230616-1404850" text:style-name="Internet_20_link" text:visited-style-name="Visited_20_Internet_20_Link">
https://www.zaobao.com.sg/realtime/world/story20230616-1404850</text:a>
</text:p>
      <!--NEWS-->
      <text:h text:style-name="P10" text:outline-level="1">
<text:span text:style-name="T4">
美光致力发展中国市场 再投资6亿美元</text:span>
</text:h>
      <text:p text:style-name="P4">
Publisher: 法新社</text:p>
      <text:p text:style-name="P4">
Published Time: 2023-06-16T10:32:08+00:00</text:p>
      <text:p text:style-name="P4">
Modified Time: 2023-06-16T10:05:02+00:00</text:p>
      <text:p text:style-name="P4">
Description: （法新社北京16日电） 美国半导体大厂美光科技公司（Micron Technology Inc.）今天表示，美光致力于发展中国市场，将再投资逾6亿美元。</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80" text:anchor-type="as-char" svg:width="6.9236in" svg:height="3.617581in" draw:z-index="0">
<draw:image xlink:href="../Images/rficn/2023-06-16T10-32-08-00-00/000000.png" xlink:type="simple" xlink:show="embed" xlink:actuate="onLoad" draw:mime-type="image/png"/>
</draw:frame>
</text:p>
      <text:p text:style-name="P4">
法新社报导，美光在微信发表声明指出，美光未来数年将在美光的西安晶片封装厂再投资43亿人民币（约6亿500万美元），以购买设备并在该设施增设新工厂。</text:p>
      <text:p text:style-name="P4">
中国国家互联网信息办公室上个月曾表示，美光生产的产品未能通过网路安全审查，并将禁止中国关键讯息基础设施运营商从美光购买产品。</text:p>
      <text:p text:style-name="P4">
Source: <text:a xlink:type="simple" xlink:href="https://www.rfi.fr/cn/%E8%B4%A2%E7%BB%8F%E5%BF%AB%E8%AE%AF/20230616-%E7%BE%8E%E5%85%89%E8%87%B4%E5%8A%9B%E5%8F%91%E5%B1%95%E4%B8%AD%E5%9B%BD%E5%B8%82%E5%9C%BA-%E5%86%8D%E6%8A%95%E8%B5%846%E4%BA%BF%E7%BE%8E%E5%85%83" text:style-name="Internet_20_link" text:visited-style-name="Visited_20_Internet_20_Link">
https://www.rfi.fr/cn/%E8%B4%A2%E7%BB%8F%E5%BF%AB%E8%AE%AF/20230616-%E7%BE%8E%E5%85%89%E8%87%B4%E5%8A%9B%E5%8F%91%E5%B1%95%E4%B8%AD%E5%9B%BD%E5%B8%82%E5%9C%BA-%E5%86%8D%E6%8A%95%E8%B5%846%E4%BA%BF%E7%BE%8E%E5%85%83</text:a>
</text:p>
      <!--NEWS-->
      <text:h text:style-name="P10" text:outline-level="1">
<text:span text:style-name="T4">
习近平生日普京发贺电，中俄关系存隐忧</text:span>
</text:h>
      <text:p text:style-name="P4">
Creator: 储百亮,PAUL SONNE</text:p>
      <text:p text:style-name="P4">
Publisher: https://www.facebook.com/nytimeschinese</text:p>
      <text:p text:style-name="P4">
Published Time: 2023-06-16T10:37:23+08:00</text:p>
      <text:p text:style-name="P4">
Description: 俄乌战争以来中俄关系一直是俄罗斯经济生存的基础，但俄罗斯对中国的依赖加剧，北京却更为谨慎，并寻求改善与欧洲关系，中俄关系的变数和风险正在提高。 Pavel Byrkin/Sputnik 习近平和普京今年3月在克林姆林宫的晚宴上。</text:p>
      <text:p text:style-name="P4">
Images: ["<text:a xlink:type="simple" xlink:href="https://static01.nyt.com/images/2023/06/15/multimedia/15russia-china-01-vqkb/15russia-china-01-vqkb-master1050.jpg" text:style-name="Internet_20_link" text:visited-style-name="Visited_20_Internet_20_Link">
15russia-chin...</text:a>
"]</text:p>
      <text:p text:style-name="P4">
Category: 国际</text:p>
      <text:p text:style-name="P4">
Type: Article</text:p>
      <!--METADATA-->
      <text:p text:style-name="P4">
<draw:frame draw:style-name="fr1" draw:name="Image181" text:anchor-type="as-char" svg:width="6.9236in" svg:height="4.615733in" draw:z-index="0">
<draw:image xlink:href="../Images/cnnytimes/2023-06-16T10-37-23-08-00/15russia-china-01-vqkb-master1050.jpg" xlink:type="simple" xlink:show="embed" xlink:actuate="onLoad" draw:mime-type="image/jpeg"/>
</draw:frame>
</text:p>
      <text:p text:style-name="P4">
生日祝福很少有这么重要的意义。但当祝福是处境艰难的俄罗斯总统普京向中国国家主席习近平示好时，就连这种看似很小的示意也成了发给世界，尤其是西方竞争对手的信息。</text:p>
      <text:p text:style-name="P4">
周四是习近平70岁生日，普京向这名中国领导人发去贺电，祝他“亲爱的朋友”身体健康、幸福、顺利，进一步加强了人们对这两名威权领导人之间个人关系的印象。</text:p>
      <text:p text:style-name="P4">
“你多年来为加强两国战略协作伙伴关系所做的贡献难以估量，”普京在贺电中写道。</text:p>
      <text:p text:style-name="P4">
自从俄罗斯近16个月前入侵乌克兰以来，这两位领导人以及两国间的亲密关系一直是俄罗斯经济生存的基础。但随着俄罗斯越来越依赖中国，而中国则对莫斯科采取了更谨慎的态度，并寻求重新赢得欧洲的一些支持，这种关系从长远来看存在越来越令人担忧的风险。</text:p>
      <text:p text:style-name="P4">
在俄罗斯，中国作为取代西方的经济伙伴而受到欢迎，尽管存在莫斯科可能会成为北京附庸的担心。随着西方公司退出俄罗斯市场，中国为这个遭到孤立的国家提供了 <text:a xlink:type="simple" xlink:href="https://www.nytimes.com/2023/01/31/business/economy/russia-sanctions-trade-china-turkey.html" text:style-name="Internet_20_link" text:visited-style-name="Visited_20_Internet_20_Link">
许多产品 </text:a>
。它是俄罗斯最重要的能源客户，购买的俄罗斯石油比任何其他国家都多，而且有可能成为俄罗斯天然气的更大消费国，因为欧洲已不再购买俄罗斯天然气。持续不断的能源收入帮助俄罗斯政府为这场战争提供资金。</text:p>
      <text:p text:style-name="P4">
</text:p>
      <text:p text:style-name="P4">
第93机械化旅的士兵上个月在巴赫穆特城外的阵地发射迫击炮。  Tyler Hicks/The New York Times</text:p>
      <text:p text:style-name="P4">
在中国，俄罗斯则被视为重要伙伴，以对抗日益团结和敌对的西方。但俄罗斯对经济和政治支持的需求——以及为乌克兰战争提供武器的请求——也加剧了人们对中国与普京的战争拴得太紧的担忧，这将使中国越来越容易面临这场战争带来的外交损害。</text:p>
      <text:p text:style-name="P4">
尤其是，中国越来越担心疏远欧洲，这是比俄罗斯大得多的贸易伙伴，也是介于北京与华盛顿竞争之中的关键一方。中国政府已在寻求缓和与美国不断升级的紧张关系，同意从周日开始在<text:a xlink:type="simple" xlink:href="https://cn.nytimes.com/usa/20230615/blinken-china-visit/" text:style-name="Internet_20_link" text:visited-style-name="Visited_20_Internet_20_Link">
 北京 </text:a>
与美国国务卿布林肯举行为期两天的会谈。</text:p>
      <text:p text:style-name="P4">
广告</text:p>
      <text:p text:style-name="P4">
“这是一种尴尬的舞蹈，”在华盛顿的美利坚大学研究中俄政治的助理教授唐志学  ( <text:a xlink:type="simple" xlink:href="http://josephtorigian.com/" text:style-name="Internet_20_link" text:visited-style-name="Visited_20_Internet_20_Link">
 Joseph Torigian</text:a>
 )在接受采访时说，他指的是莫斯科与北京的伙伴关系。“中国人不想让西方认为它们可以分裂这种伙伴关系，但这个关系也正在给中国的经济和声誉带来切实的代价。”</text:p>
      <text:p text:style-name="P4">
普京是在其老家圣彼得堡举行国际经济论坛之际向习近平祝寿的，这个类似达沃斯的年度论坛再次表明，因为对乌克兰发动战争，俄罗斯受到的孤立日益加深。</text:p>
      <text:p text:style-name="P4">
</text:p>
      <text:p text:style-name="P4">
圣彼得堡经济论坛，摄于周三。  Sefa Karacan/Anadolu Agency, via Getty Images</text:p>
      <text:p text:style-name="P4">
该活动以前主要是向欧美大公司展示俄罗斯市场。今年的论坛上看不到西方的高层管理人员。本届论坛的主题是全球贸易的“去美元化”和上海合作组织的经济潜力，俄罗斯和中国都是这个区域性组织的成员。</text:p>
      <text:p text:style-name="P4">
但与过去几年相比，中国出席这届论坛的阵容也不大，这似乎是北京为避免被视为愿意支持普京的战争所做的部分努力。</text:p>
      <text:p text:style-name="P4">
计划出席论坛的主要中国客人是中国驻俄罗斯大使和一个贸易代表团的负责人。 <text:a xlink:type="simple" xlink:href="https://www.nytimes.com/2019/06/07/business/economy/russia-china-us-trade.html" text:style-name="Internet_20_link" text:visited-style-name="Visited_20_Internet_20_Link">
 习近平本人</text:a>
 曾出席了2019年的论坛，他和普京在那次论坛上把中俄两国宣传为捍卫全球自由贸易的国家。许多中国高管和官员也出席了那次论坛。</text:p>
      <text:p text:style-name="P4">
尽管中俄贸易在今年头五个月激增了41%，但中国企业对于在俄罗斯投资持谨慎态度，这在很大程度上是因为存在受到西方政府惩罚的风险，尤其是自俄乌战争以来。</text:p>
      <text:p text:style-name="P4">
广告</text:p>
      <text:p text:style-name="P4">
“合作与俄乌战争之前相比甚至可能有所减少，因为毕竟要考虑美国的制裁，”北京的外交政策研究员肖斌在谈到中国的投资时说。</text:p>
      <text:p text:style-name="P4">
另一方面，许多俄罗斯企业领导人私下里对中国的主导地位也有所担忧。</text:p>
      <text:p text:style-name="P4">
“如此依赖中国是俄罗斯精英阶层的一场噩梦，”哥伦比亚大学全球能源政策中心研究员塔蒂亚娜·米特罗娃说。</text:p>
      <text:p text:style-name="P4">
</text:p>
      <text:p text:style-name="P4">
欧盟驻北京代表团外的武警。  Kevin Frayer/Getty Images</text:p>
      <text:p text:style-name="P4">
中国官员一直试图改善中国在西欧国家中的外交地位，这些国家批评中国没有使用对俄影响力来停止战争。甚至有中国体制内的学者 <text:a xlink:type="simple" xlink:href="https://archive.ph/ZlkbO" text:style-name="Internet_20_link" text:visited-style-name="Visited_20_Internet_20_Link">
 大胆地提出理由说</text:a>
 ，北京需要更清楚地表明，中俄伙伴关系有止境。</text:p>
      <text:p text:style-name="P4">
但具体到习近平而言，他似乎决心继续将普京视为受尊敬的国家领袖，两人团结在一个共同信念上，即坚信美国及其盟友想极大地削弱俄罗斯、阻碍中国作为世界大国的崛起。两名领导人今年3月在莫斯科峰会上重申了<text:a xlink:type="simple" xlink:href="https://cn.nytimes.com/world/20230322/xi-putin-russia-china-ukraine/" text:style-name="Internet_20_link" text:visited-style-name="Visited_20_Internet_20_Link">
 中俄两国的伙伴关系 </text:a>
 。自从习近平2012年当上中国领导人以来，两人多次用过生日的机会来表达亲密关系，交换的礼物包括 <text:a xlink:type="simple" xlink:href="https://tass.com/world/1591639" text:style-name="Internet_20_link" text:visited-style-name="Visited_20_Internet_20_Link">
 冰淇淋</text:a>
 、 <text:a xlink:type="simple" xlink:href="https://archive.ph/9MXcu#selection-889.21-889.31" text:style-name="Internet_20_link" text:visited-style-name="Visited_20_Internet_20_Link">
 沈绣《普京总统肖像》</text:a>
 ，以及 <text:a xlink:type="simple" xlink:href="http://politics.people.com.cn/n/2014/1115/c1001-26031510.html" text:style-name="Internet_20_link" text:visited-style-name="Visited_20_Internet_20_Link">
习近平收到的俄罗斯研发的“YotaPhone”</text:a>
 。</text:p>
      <text:p text:style-name="P4">
尽管如此，中俄关系专家、上海华东师范大学高级研究员于滨警告，不要过分解读这些友好关系的展示。“这其中有种人情味，但我不会将其夸大，”他说。“首要的是，追求两个大国之间的正常关系至关重要。”</text:p>
      <text:p text:style-name="P4">
尽管习近平与普京之间存在深厚友情，两人在去年年初曾令人难忘地表示，这种伙伴关系“无止境”，但中俄友谊还是有止境的。</text:p>
      <text:p text:style-name="P4">
</text:p>
      <text:p text:style-name="P4">
俄罗斯官媒发表的照片显示，普京曾在2019年的塔吉克斯坦峰会期间向习近平祝寿。  Alexei Druzhinin/Sputnik</text:p>
      <text:p text:style-name="P4">
普京想让北京对拟议中的“西伯利亚力量2号”天然气管道的建设做出承诺，这会有助于把以前输往欧洲的俄罗斯天然气转运到中国，向世界表明克里姆林宫仍有一个愿意为俄罗斯经济提供动力的巨大合作伙伴。</text:p>
      <text:p text:style-name="P4">
相对而言，北京一直对这个项目保持低调，这可能是因为在乌克兰战争仍在持续的情况下，大张旗鼓地签署协议可能会冒下让中国看起来是在经济上热情支持俄罗斯战争的风险。</text:p>
      <text:p text:style-name="P4">
广告</text:p>
      <text:p text:style-name="P4">
“中国不希望自己看起来像是帮助普京提供战争资金的国家，”卡内基国际和平基金会俄罗斯欧亚中心主任亚历山大·加布耶夫说。“如果中国想让世界相信它是个和平缔造者的话，为普京的战争提供更多的资金来源不是好事。”</text:p>
      <text:p text:style-name="P4">
“双方肯定对这种关系都感兴趣，”加布耶夫说。“但这种关系也有内在的不对称。中国是更大的一方，中国有强大的制造业和科研力量。俄罗斯主要是个单一维度的经济体。这个趋势现在正在加速发展。”</text:p>
      <text:p text:style-name="P4">
从长远来看，俄罗斯有人担心，中国可能会利用莫斯科被战争削弱的地位和注意力被分散的状态，来推动比如对莫斯科不利的能源交易，或扩大中国在包括中亚和北极等两国存在竞争关系的地区的影响力。</text:p>
      <text:p text:style-name="P4">
然而，到目前为止，中国领导层一直谨慎行事，努力避免给人以中国正在莫斯科虚弱的时候占其便宜的印象。</text:p>
      <text:p text:style-name="P4">
“我要说的是，中国人知道俄罗斯人的敏感之处，尤其是在过去的10年、15年里，所以不想落井下石，”于滨说。</text:p>
      <text:p text:style-name="P4">
Source: <text:a xlink:type="simple" xlink:href="https://cn.nytimes.com/world/20230616/xi-putin-china-russia/" text:style-name="Internet_20_link" text:visited-style-name="Visited_20_Internet_20_Link">
https://cn.nytimes.com/world/20230616/xi-putin-china-russia/</text:a>
</text:p>
      <!--NEWS-->
      <text:h text:style-name="P10" text:outline-level="1">
<text:span text:style-name="T4">
专栏 | 劳工通讯：福建晋江佳信轻工发展有限公司关厂，不付拖欠工资 (十)</text:span>
</text:h>
      <text:p text:style-name="P4">
Author: None</text:p>
      <text:p text:style-name="P4">
Publisher: Radio Free Asia (Organization)</text:p>
      <text:p text:style-name="P4">
Published Time: 2023-06-16T10:43:36-04:00</text:p>
      <text:p text:style-name="P4">
Modified Time: 2023-06-16T10:43:36-04:00</text:p>
      <text:p text:style-name="P4">
Description: None</text:p>
      <text:p text:style-name="P4">
Videos: []</text:p>
      <text:p text:style-name="P4">
Audios: ["<text:a xlink:type="simple" xlink:href="https://www.rfa.org/mandarin/zhuanlan/laogongtongxun/hdf-06162023092354.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86" text:anchor-type="as-char" svg:width="6.9236in" svg:height="4.645512in" draw:z-index="0">
<draw:image xlink:href="../Images/rfamandarin/2023-06-16T10-43-36-04-00/000000.png" xlink:type="simple" xlink:show="embed" xlink:actuate="onLoad" draw:mime-type="image/png"/>
</draw:frame>
 <text:a xlink:type="simple" xlink:href="https://www.rfa.org/mandarin/zhuanlan/laogongtongxun/hdf-06162023092354.html/@@images/image" text:style-name="Internet_20_link" text:visited-style-name="Visited_20_Internet_20_Link">
</text:a>
Photo: RFA  <text:a xlink:type="simple" xlink:href="https://www.rfa.org/mandarin/zhuanlan/laogongtongxun/hdf-06162023092354.html/@@stream" text:style-name="Internet_20_link" text:visited-style-name="Visited_20_Internet_20_Link">
Audio-1-Link：https://www.rfa.org/mandarin/zhuanlan/laogongtongxun/hdf-06162023092354.html/@@stream</text:a>
</text:p>
      <text:p text:style-name="P4">
今年五一劳动节长假后，福建晋江佳信轻工发展有限公司工人回厂上班第一天，便被厂方告知 <text:a xlink:type="simple" xlink:href="https://maps.clb.org.hk/" text:style-name="Internet_20_link" text:visited-style-name="Visited_20_Internet_20_Link">
 企业关闭</text:a>
。厂方还违法要求工人必须签自愿辞职信，才发此前拖欠的3月份工资。</text:p>
      <text:p text:style-name="P4">
工人不满厂方的做法，在厂门口聚集与管理方对峙。有工人在抖音发出对峙现场 <text:a xlink:type="simple" xlink:href="https://www.douyin.com/user/MS4wLjABAAAA1p7MwZLcIxN-nQUiu8yogLIDKf2PS7Cxw7e6pYJABIY" text:style-name="Internet_20_link" text:visited-style-name="Visited_20_Internet_20_Link">
 视频</text:a>
。</text:p>
      <text:p text:style-name="P4">
有网友在视频后面评论说，佳信厂曾是一家很难进去的好厂。</text:p>
      <text:p text:style-name="P4">
有网友留言说，前几天五里工业区361旁边一家厂也是，厂里自己要解散，却喊员工写辞职书，工资只给百分之70。还有网友留言，说最近刷到几个晋江的厂都解散了，为什么啊？</text:p>
      <text:p text:style-name="P4">
是该问一些为什么了！</text:p>
      <text:p text:style-name="P4">
明明是关厂，可厂方为逃避支付解除劳动合同补偿金，竟然敢违法要求工人签自愿离职信。为什么呢？</text:p>
      <text:p text:style-name="P4">
佳信厂早于2012年前便成立了“中共晋江市佳信轻工发展有限 <text:a xlink:type="simple" xlink:href="http://www.jinjiang.gov.cn/xxgk/gsgg/201007/t20100721_919497.htm" text:style-name="Internet_20_link" text:visited-style-name="Visited_20_Internet_20_Link">
 公司支部委员会</text:a>
”。既然有党支部，也就应该有厂工会。厂方这些违法行为就发生在党支部和工会的眼皮底下，那么工会在哪里呢？而就在工人出于本能已经行动起来维权之际，为什么还是看不到工会的影子呢？</text:p>
      <text:p text:style-name="P4">
今年3月14日，也就是佳信厂突然宣布停业并要求工人签自愿离职信前6个星期，中工网曾发过一篇 <text:a xlink:type="simple" xlink:href="https://www.toutiao.com/article/7210329932277383692/" text:style-name="Internet_20_link" text:visited-style-name="Visited_20_Internet_20_Link">
 报道</text:a>
，说晋江市总工会持续探索如何更好地利用集体协商，维护职工权益、推动企业发展。</text:p>
      <text:p text:style-name="P4">
我们有理由怀疑，佳信厂的党支部和工会有名无实，对保障本厂工人权利未曾发挥过任何作用。中工网报道晋江市总工会对集体协商的持续探索，也仅是为完成宣传任务，按部就班轮流刊登各地工会上报的所谓正能量罢了。</text:p>
      <text:p text:style-name="P4">
而现实中，真正有意义的集体协商和集体谈判，从未进入过任何企业。否则，佳信这家27年老厂，而且曾是工人心目中难进的好厂，厂方怎么就成了如今这般为逃避向工人支付解除劳动合同经济补偿，违法要求工人签自愿离职信这种无良雇主了呢？</text:p>
      <text:p text:style-name="P4">
带着这些问题，我试着四处寻找晋江当地工会在那里，并试图说服工会进入劳资对峙现场，代表工人跟厂方协商谈判。过程可谓一波三折。</text:p>
      <text:p text:style-name="P4">
原来，在习近平曾做过省长的福建，时至今日，村级工作人员明知发生了劳资对峙却不愿意去现场了解情况，原因仅是“没收到投诉”。所谓网格化工作则更可怕，如果劳资对峙不在分配给工会工作人员的那个格子里，工会便不能越格到现场代表工人与企业协商。</text:p>
      <text:p text:style-name="P4">
而早在4年前，2019年，曾经的福建省长现在的总书记 <text:a xlink:type="simple" xlink:href="https://news.sina.cn/gn/2019-07-18/detail-ihytcerm4577324.d.html" text:style-name="Internet_20_link" text:visited-style-name="Visited_20_Internet_20_Link">
 习近平便曾痛斥</text:a>
饱食终日、怠惰无为的懒官。</text:p>
      <text:p text:style-name="P4">
正所谓，你让我走阳关道，我却只爱独木桥。比照4年前，现在的懒官们居然给自己度身定做了一层层“茧“，并以“作茧自缚”，成功的合理化了尸位素餐、怠惰无为。</text:p>
      <text:p text:style-name="P4">
更有甚者，在晋江，乡镇一级仍有规定，不能向寻找镇工会的人提供工会主席电话号码。如此规定，不知是否为了确保包括工会主席在内的有编制的领导们，能躲在那些些很可能连编制都没有的接听电话的工作人员后面，继续“庸庸碌碌守摊子、平平安安占位子、浑浑噩噩混日子”呢？</text:p>
      <text:p text:style-name="P4">
今年2月11日，也就是佳信厂违法要求工人签自愿离职信前10个星期，中工网曾 <text:a xlink:type="simple" xlink:href="https://www.toutiao.com/article/7210329932277383692/" text:style-name="Internet_20_link" text:visited-style-name="Visited_20_Internet_20_Link">
 报道</text:a>
说，福建泉州工会根据全总、省总“县级工会加强年”专项工作部署，各市、县工会迅速行动，建立专班，制定方案，围绕政治引领，筑强县级工会这个“桥头堡”，上下联动、稳步推进。</text:p>
      <text:p text:style-name="P4">
可在今次佳信关厂事件中，根本找不到晋江工会这个桥头堡的专班、方案、联动和推进。</text:p>
      <text:p text:style-name="P4">
中工网这篇报道说，泉州市总工会每名班子成员挂钩联系1至2个县级工会、2至3家基层工会，常态化沟通联系。</text:p>
      <text:p text:style-name="P4">
那么，佳信厂作为一家大厂，是由泉州市总工会哪位班子成员挂钩联系、常态沟通的呢？</text:p>
      <text:p text:style-name="P4">
中工网这篇报道还说，泉州各区县工会尊重基层首创精神，通过自选动作自主创新，目标是提炼一批可复制可推广的好经验、好做法。晋江工会还要根据职工实际需求打造一个2.0版机制。</text:p>
      <text:p text:style-name="P4">
看起来，也许中工网负责发稿的那些人，恰恰就是些“庸庸碌碌守摊子、平平安安占位子、浑浑噩噩混日子”的人。这些人只顾发稿，并不在乎在佳信关厂这类活生生的事件中，工会缺位失踪的问题，不在乎自己所发报道中，那些夸张的成就到底有没有发生过。</text:p>
      <text:p text:style-name="P4">
中工网今年3月2日还发过的另一篇报道，题目是“ <text:a xlink:type="simple" xlink:href="http://acftu.people.com.cn/n1/2023/0302/c67502-32634812.html" text:style-name="Internet_20_link" text:visited-style-name="Visited_20_Internet_20_Link">
 福建晋江市总工会建模式重实效让县级工会活力满满</text:a>
”。报道说晋江工会围绕政治引领强、组织功能强、服务阵地强、制度机制强、作用发挥强的“五强”目标，把工作重心放到基层，充分发挥党联系职工群众的桥梁纽带作用，努力在基层一线凝聚职工群众、积极履职尽责、勇于担当作为。</text:p>
      <text:p text:style-name="P4">
可在现实中，佳信厂关厂过程中违法侵害工人权益，当地工会工作人员却不愿走出去到现场代表工人，而是坐等工人自己找上门来，否则，工会连在电话里调解都不能做。</text:p>
      <text:p text:style-name="P4">
也就是说，中工网报道里所说的“五强”，以及重心放到基层、在基层一线凝聚职工群众、积极履职尽责、勇于担当作为，这些用排比句夸张出来的成就，不但从没发生过，甚至从来都只是一堆用来糊弄党的“照本宣科、有口无心”的空口号。</text:p>
      <text:p text:style-name="P4">
中工网在这篇报道里，还堆砌了一串串新名词，比如：晋江工会创新“分级定档、分类管理”模式，梯次递进抓示范，形成“培育、提升、示范”循序渐进的企业工会建设机制，等等，云山雾罩令人眼花缭乱。</text:p>
      <text:p text:style-name="P4">
报道还列出一堆数字，说2022年度确定工建规范化单位91个，其中 “A级”7个、“B级”82个，“C级”2个，呈现了“一企一亮点、一企一特色”的良好态势。</text:p>
      <text:p text:style-name="P4">
报道还特别提到一堆不知所云的实效，包括：打造晋江经济开发区职工法律服务一体化基地，构建“工会搭台、部门共建、职工共享”的工作格局，整合工会、司法、调解等力量，形成“一中心、一站、两点、两庭、三室”服务格局，实现矛盾调处、劳动仲裁、司法裁决的无缝链接，做到化解矛盾“全响应”。</text:p>
      <text:p text:style-name="P4">
看着这些名词和数字，我想到的却是安徒生童话“皇帝的新衣”里那两个骗子裁缝。</text:p>
      <text:p text:style-name="P4">
对骗子来说，只要钱到手就行，至于说皇帝光着屁股上街出丑，那是他自己的事。</text:p>
      <text:p text:style-name="P4">
中工网所报道的各地工会那些梦幻般的成就，全总领导们和中共党的领导们是否看得懂我不知道，反正我看不懂。</text:p>
      <text:p text:style-name="P4">
其实，只需把中工网报道中造出来的这些名词和数字，跟佳信关厂非法要求工人签自愿离职信，而工会却对此无所作为，把这两件事放在一起，那些整天忙忙碌碌做新衣的骗子裁缝的真面目，就无所遁形了。</text:p>
      <text:p text:style-name="P4">
请听我就福建晋江佳信轻工发展有限公司关厂过程中违法侵害工人权益事件，四处寻找工会的谈话。听完后，告诉我你的感受。</text:p>
      <text:p text:style-name="P4">
Source: <text:a xlink:type="simple" xlink:href="https://www.rfa.org/mandarin/zhuanlan/laogongtongxun/hdf-06162023092354.html" text:style-name="Internet_20_link" text:visited-style-name="Visited_20_Internet_20_Link">
https://www.rfa.org/mandarin/zhuanlan/laogongtongxun/hdf-06162023092354.html</text:a>
</text:p>
      <!--NEWS-->
      <text:h text:style-name="P10" text:outline-level="1">
<text:span text:style-name="T4">
超高温提前来袭 中国经济复苏又添一重挑战</text:span>
</text:h>
      <text:p text:style-name="P4">
Author: None (Language: zh)</text:p>
      <text:p text:style-name="P4">
Publisher: None</text:p>
      <text:p text:style-name="P4">
Time: 2023-06-16T10:47:00Z</text:p>
      <text:p text:style-name="P4">
Description: 虽然在半年前就告别了“清零”防疫政策，但是中国经济复苏的势头仍然乏力。分析人士指出，早于往年到来的酷暑天气不仅使中国电力供应系统面临严峻考验，也会给这个世界第二大经济体的增长前景蒙上一层阴影。</text:p>
      <text:p text:style-name="P4">
Videos: []</text:p>
      <text:p text:style-name="P4">
Images: []</text:p>
      <text:p text:style-name="P4">
Subject: 经济纵横</text:p>
      <text:p text:style-name="P4">
Subjects: ['极端天气', '专题报道：中国经济何处去？']</text:p>
      <text:p text:style-name="P4">
Keywords: ['入夏', '高温天气', '极端天气', '干旱', '洪涝灾害', '电力供应', '断电', '中国经济', '限电']</text:p>
      <text:p text:style-name="P4">
ID: 65940033</text:p>
      <!--METADATA-->
      <text:p text:style-name="P4">
<text:a xlink:type="simple" xlink:href="https://www.dw.com/zh/overlay/image/article/65940033/65921999" text:style-name="Internet_20_link" text:visited-style-name="Visited_20_Internet_20_Link">
 </text:a>
</text:p>
      <text:p text:style-name="P4">
2023年的盛夏来得比往年更早（图为上海街头）</text:p>
      <text:p text:style-name="P4">
（德国之声中文网）虽然炎热高温对于中国大多数地区来说都是夏季的家常便饭，但是今年的盛夏似乎来得更早：上海达到了一百年来5月份的最高气温——36.1摄氏度。而全中国有446个城市在过去一个月里记录了历史最高温度。而首都北京本周的气温则直接逼近40度。</text:p>
      <text:p text:style-name="P4">
路透社指出，从今年3月开始，中国就经历了高于寻常年份的气温。气象专家预测，今年夏季各地的 <text:a xlink:type="simple" xlink:href="https://www.dw.com/zh/zh/研究中国多省被列全球最易遭受气候变化相关灾害地区/a-64767330" text:style-name="Internet_20_link" text:visited-style-name="Visited_20_Internet_20_Link">
 极端酷热天气</text:a>
可能会比去年更为严重。持续的高温已经使得中国的供电网高负荷运转，一些南方城市已经开始警告企业和居民节约用电。</text:p>
      <text:p text:style-name="P4">
</text:p>
      <text:p text:style-name="P4">
高温预警！</text:p>
      <text:p text:style-name="P4">
专注中国议题的德国网络媒体ChinaTable撰文指出，高温酷暑不仅给电网带来压力，也给本就复苏乏力的中国经济蒙上了一层阴影。农民对于炎热天气抱怨连天，政府也对于极度干旱或者洪涝灾害可能对农作物收成造成的严重影响发出了警告。</text:p>
      <text:p text:style-name="P4">
作者JörnPetring指出，提前到来的炎夏让人们会想起过去两年中国一些地方因电力供应短缺而实施限电的经历。一方面在高温情况下，几乎每家每户的空调都是连轴运转，耗电量高于平时；另一方面由于干旱，水位过低影响到很多水电站的发电能力。在这种情况下，地方政府通常会用煤电厂发电来填补空缺——但这又对环境造成负担。</text:p>
      <text:p text:style-name="P4">
<text:a xlink:type="simple" xlink:href="https://www.dw.com/zh/zh/中国为何频发极端天气事件/a-62261134" text:style-name="Internet_20_link" text:visited-style-name="Visited_20_Internet_20_Link">
 背景阅读：中国为何频发极端天气事件？ </text:a>
</text:p>
      <text:h text:style-name="P12" text:outline-level="3">
<text:span text:style-name="T4">
大面积停电限电情况是否会再度出现？</text:span>
</text:h>
      <text:p text:style-name="P4">
到目前为止，今年中国各地还没有出现值得关注的强制限电情况。从气象角度来看，入夏才刚刚两个星期的时间，但是电力供应的问题就已经暴露无遗。尤其是工厂众多的经济大省广东，似乎已经面临巨大挑战。因为广东省大部分用电都是来自云南——中国十大水电站中有七座都位于该省份。但是今年1月到4月之间，云南的降水量比去年少了六成——这已经导致该省输送到广东的电量明显减少。</text:p>
      <text:p text:style-name="P4">
据中国国家能源局官网发布的通告，该机构本周在华东区域举办了跨省区大面积停电事件应急演练。承办和参与单位包括上海市人民政府、国家电网有限公司，以及上海、江苏、浙江、安徽、福建四省一市的电力能源机构等。</text:p>
      <text:p text:style-name="P4">
该通报还指出，华东电网是中国规模最大、电压等级最高的区域电网。2023年夏季，华东电网最高用电负荷预计39725万千瓦，电网保安全、保供应形势较为严峻。同时，华东地区又高度依赖区外来电，一旦发生灾害性天气，可能造成大面积停电事件。</text:p>
      <text:p text:style-name="P4">
2021年，由于电力严重短缺，广东省不少工厂曾经一度被迫停产停工；2022年夏天受到波及的主要是四川省的工厂。分析人士指出，如果今年再出现类似的情况将会造成严重后果，因为业界普遍期望中国能够在走出“清零”防疫政策之后迎来经济的有力复苏。而在年初短暂的强势回升之后，<text:a xlink:type="simple" xlink:href="https://www.dw.com/zh/zh/消费疲软-中国经济面临通缩风险/a-65868466" text:style-name="Internet_20_link" text:visited-style-name="Visited_20_Internet_20_Link">
 今年后续公布的一系列经济景气数据都不尽如人意 </text:a>
 。</text:p>
      <text:p text:style-name="P4">
（路透社、China Table）</text:p>
      <text:h text:style-name="P12" text:outline-level="3">
<text:span text:style-name="T4">
给江河加个盖子 顺便发电</text:span>
</text:h>
      <text:p text:style-name="P4">
Source: <text:a xlink:type="simple" xlink:href="https://www.dw.com/zh/超高温提前来袭-中国经济复苏又添一重挑战/a-65940033" text:style-name="Internet_20_link" text:visited-style-name="Visited_20_Internet_20_Link">
https://www.dw.com/zh/超高温提前来袭-中国经济复苏又添一重挑战/a-65940033?maca=chi-rss-chi-all-1127-rdf</text:a>
</text:p>
      <!--NEWS-->
      <text:h text:style-name="P10" text:outline-level="1">
<text:span text:style-name="T4">
亚马逊以17亿美元收购iRobot的交易获英国监管部门批准 (Free Version)</text:span>
</text:h>
      <text:p text:style-name="P4">
Author: Joe Hoppe</text:p>
      <text:p text:style-name="P4">
Publisher: 华尔街日报中文网</text:p>
      <text:p text:style-name="P4">
Published Time: 2023-06-16T10:55:00.000Z</text:p>
      <text:p text:style-name="P4">
Modified Time: 2023-06-16T10:55:00.000Z</text:p>
      <text:p text:style-name="P4">
Created Time: 2023-06-16T09:45:00.000Z</text:p>
      <text:p text:style-name="P4">
Description: 英国竞争和市场管理局周五表示，已经批准了亚马逊拟议的以17亿美元收购iRobot Corp.的交易。</text:p>
      <text:p text:style-name="P4">
Images: []</text:p>
      <text:p text:style-name="P4">
Categories: ['商业']</text:p>
      <text:p text:style-name="P4">
Keywords: SYND</text:p>
      <text:p text:style-name="P4">
Type: Article</text:p>
      <!--METADATA-->
      <text:p text:style-name="P4">
英国竞争和市场管理局(Competition and Markets Authority, 简称CMA)周五表示，已经批准了亚马逊(Amazon.com,AMZN)拟议的以17亿美元收购iRobot Corp. (IRBT)的交易。</text:p>
      <text:p text:style-name="P4">
Source: <text:a xlink:type="simple" xlink:href="https://cn.wsj.com/articles/%E4%BA%9A%E9%A9%AC%E9%80%8A%E4%BB%A517%E4%BA%BF%E7%BE%8E%E5%85%83%E6%94%B6%E8%B4%ADirobot%E7%9A%84%E4%BA%A4%E6%98%93%E8%8E%B7%E8%8B%B1%E5%9B%BD%E7%9B%91%E7%AE%A1%E9%83%A8%E9%97%A8%E6%89%B9%E5%87%86-7ccb802f" text:style-name="Internet_20_link" text:visited-style-name="Visited_20_Internet_20_Link">
https://cn.wsj.com/articles/%E4%BA%9A%E9%A9%AC%E9%80%8A%E4%BB%A517%E4%BA%BF%E7%BE%8E%E5%85%83%E6%94%B6%E8%B4%ADirobot%E7%9A%84%E4%BA%A4%E6%98%93%E8%8E%B7%E8%8B%B1%E5%9B%BD%E7%9B%91%E7%AE%A1%E9%83%A8%E9%97%A8%E6%89%B9%E5%87%86-7ccb802f</text:a>
</text:p>
      <!--NEWS-->
      <text:h text:style-name="P10" text:outline-level="1">
<text:span text:style-name="T4">
日本央行维持超宽松货币政策</text:span>
</text:h>
      <text:p text:style-name="P4">
Publisher: 法新社</text:p>
      <text:p text:style-name="P4">
Published Time: 2023-06-16T11:02:08+00:00</text:p>
      <text:p text:style-name="P4">
Modified Time: 2023-06-16T10:35:02+00:00</text:p>
      <text:p text:style-name="P4">
Description: （法新社东京16日电） 日本中央银行日本银行今天宣布，维持其长期实施的超宽松货币政策，以促进日本经济成长。</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90" text:anchor-type="as-char" svg:width="6.9236in" svg:height="3.617581in" draw:z-index="0">
<draw:image xlink:href="../Images/rficn/2023-06-16T11-02-08-00-00/000000.png" xlink:type="simple" xlink:show="embed" xlink:actuate="onLoad" draw:mime-type="image/png"/>
</draw:frame>
</text:p>
      <text:p text:style-name="P4">
在全球其他国家央行纷纷升息以应付通货膨胀之际，日银一再反其道而行维持利率不变，压低了日圆兑美元汇率。</text:p>
      <text:p text:style-name="P4">
外界原先已普遍预料，日银今天结束为期2天的会议时将维持货币政策不变。这是日银新总裁植田和男4月上任后举行的第2场政策会议。</text:p>
      <text:p text:style-name="P4">
日银决策官员今天维持现行负利率政策，且未调整10年期日本公债殖利率允许波动区间。</text:p>
      <text:p text:style-name="P4">
日银宣布政策后，日圆兑美元汇率从稍早约140.20日圆跌至140.75日圆左右。</text:p>
      <text:p text:style-name="P4">
牛津经济公司（Oxford Economics）日本部门主管长井滋人（ShigetoNagai）指出，日银似乎不急于改变既有政策，「即便最近在经济成长和通膨方面都意外上扬」。</text:p>
      <text:p text:style-name="P4">
他说：「我们认为日银将维持现状再1年左右，以评估经济是否有望在植田和男5年任期内达成2%的通膨率。」</text:p>
      <text:p text:style-name="P4">
Source: <text:a xlink:type="simple" xlink:href="https://www.rfi.fr/cn/%E8%B4%A2%E7%BB%8F%E5%BF%AB%E8%AE%AF/20230616-%E6%97%A5%E6%9C%AC%E5%A4%AE%E8%A1%8C%E7%BB%B4%E6%8C%81%E8%B6%85%E5%AE%BD%E6%9D%BE%E8%B4%A7%E5%B8%81%E6%94%BF%E7%AD%96" text:style-name="Internet_20_link" text:visited-style-name="Visited_20_Internet_20_Link">
https://www.rfi.fr/cn/%E8%B4%A2%E7%BB%8F%E5%BF%AB%E8%AE%AF/20230616-%E6%97%A5%E6%9C%AC%E5%A4%AE%E8%A1%8C%E7%BB%B4%E6%8C%81%E8%B6%85%E5%AE%BD%E6%9D%BE%E8%B4%A7%E5%B8%81%E6%94%BF%E7%AD%96</text:a>
</text:p>
      <!--NEWS-->
      <text:h text:style-name="P10" text:outline-level="1">
<text:span text:style-name="T4">
中国拟出台重大刺激措施以重振经济 (Free Version)</text:span>
</text:h>
      <text:p text:style-name="P4">
Author: Keith Zhai / Jason Douglas / Stella Yifan Xie</text:p>
      <text:p text:style-name="P4">
Publisher: 华尔街日报中文网</text:p>
      <text:p text:style-name="P4">
Published Time: 2023-06-16T11:10:00.000Z</text:p>
      <text:p text:style-name="P4">
Modified Time: 2023-06-16T11:10:00.000Z</text:p>
      <text:p text:style-name="P4">
Created Time: 2023-06-15T22:29:00.000Z</text:p>
      <text:p text:style-name="P4">
Description: 知情人士透露，中国政府计划采取重大措施提振国内经济，包括可能新增数以十亿美元计的基建支出，以及放宽楼市限购规定。但一些经济学家担心这些计划可能收效甚微。</text:p>
      <text:p text:style-name="P4">
Images: []</text:p>
      <text:p text:style-name="P4">
Categories: ['经济', '中国经济']</text:p>
      <text:p text:style-name="P4">
Keywords: SYND,LINK:EN|WP-WSJ-0000982856</text:p>
      <text:p text:style-name="P4">
Type: Article</text:p>
      <!--METADATA-->
      <text:p text:style-name="P4">
知情人士透露，中国政府计划采取重大措施 <text:a xlink:type="simple" xlink:href="https://cn.wsj.com/articles/CN-CEC-20230530170012" text:style-name="Internet_20_link" text:visited-style-name="Visited_20_Internet_20_Link">
 提振国内经济 </text:a>
 ，包括可能新增数以十亿美元计的基建支出，以及放宽楼市限购规定。</text:p>
      <text:p text:style-name="P4">
Source: <text:a xlink:type="simple" xlink:href="https://cn.wsj.com/articles/%E4%B8%AD%E5%9B%BD%E6%8B%9F%E5%87%BA%E5%8F%B0%E9%87%8D%E5%A4%A7%E5%88%BA%E6%BF%80%E6%8E%AA%E6%96%BD%E4%BB%A5%E6%8F%90%E6%8C%AF%E7%BB%8F%E6%B5%8E-2b0cf064" text:style-name="Internet_20_link" text:visited-style-name="Visited_20_Internet_20_Link">
https://cn.wsj.com/articles/%E4%B8%AD%E5%9B%BD%E6%8B%9F%E5%87%BA%E5%8F%B0%E9%87%8D%E5%A4%A7%E5%88%BA%E6%BF%80%E6%8E%AA%E6%96%BD%E4%BB%A5%E6%8F%90%E6%8C%AF%E7%BB%8F%E6%B5%8E-2b0cf064</text:a>
</text:p>
      <!--NEWS-->
      <text:h text:style-name="P10" text:outline-level="1">
<text:span text:style-name="T4">
数十亿基建支出　中国可能大力刺激经济</text:span>
</text:h>
      <text:p text:style-name="P4">
Author: None</text:p>
      <text:p text:style-name="P4">
Publisher: Radio Free Asia (Organization)</text:p>
      <text:p text:style-name="P4">
Published Time: 2023-06-16T11:17:00-04:00</text:p>
      <text:p text:style-name="P4">
Modified Time: 2023-06-16T11:32:04-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91" text:anchor-type="as-char" svg:width="6.9236in" svg:height="4.612011in" draw:z-index="0">
<draw:image xlink:href="../Images/rfamandarin/2023-06-16T11-17-00-04-00/000000.png" xlink:type="simple" xlink:show="embed" xlink:actuate="onLoad" draw:mime-type="image/png"/>
</draw:frame>
 资料图片:图为中国铁道工人正在一处铁路桥梁上工作，这段铁路连接了西藏拉萨与林芝两地。 路透社资料图片</text:p>
      <text:p text:style-name="P4">
据美国《华尔街日报》报道，有知情人透露，中国政府可能大力刺激经济，投资数十亿美元在基础设施建设，同时放宽楼市限购的政策。并且作为刺激政策的一部分，中国政府考虑发行1万亿元人民币的特别国债，帮助负债累累的地方政府重振经济。这些计划最快可能在未来几天发布。</text:p>
      <text:p text:style-name="P4">
此前就有消息传出，中国高层官员频繁与商界领袖和经济学者会面，寻求重振经济的建议。其间有人提到，业界期待七月份中央政治局会议，出台结构性改革措施以提振经济。</text:p>
      <text:p text:style-name="P4">
报道指出，中国央行本周已经调降了几项利率，这表明中国政府对经济前景日益感到不安。但有经济学家质疑说，最新的降息措施未必能扭转信心，而目前传出的经济刺激措施，仍然是固守老路，通过借贷加大投资来刺激增长，而不愿采取难度更大的办法来提振家庭收入和消费。还有人说，取消中小城市房屋限购，也未必能大幅改善住房市场。</text:p>
      <text:p text:style-name="P4">
（责编：王允）</text:p>
      <text:p text:style-name="P4">
Source: <text:a xlink:type="simple" xlink:href="https://www.rfa.org/mandarin/Xinwen/1-06162023111650.html" text:style-name="Internet_20_link" text:visited-style-name="Visited_20_Internet_20_Link">
https://www.rfa.org/mandarin/Xinwen/1-06162023111650.html</text:a>
</text:p>
      <!--NEWS-->
      <text:h text:style-name="P10" text:outline-level="1">
<text:span text:style-name="T4">
美能源部及其他联邦机构遭黑客入侵</text:span>
</text:h>
      <text:p text:style-name="P4">
Author: 联合早报 (Person)</text:p>
      <text:p text:style-name="P4">
Publisher: 联合早报 (Organization)</text:p>
      <text:p text:style-name="P4">
Published Time: 2023-06-16T11:19</text:p>
      <text:p text:style-name="P4">
Modified Time: 2023-06-16T11:19</text:p>
      <text:p text:style-name="P4">
Description: 美国能源部和其他几个联邦机构在一场全球网攻行动中被入侵。路透社报道，美国能源部星期四（6月15日）发表声明说，黑客通过MOVEit Transfer的安全漏洞获得访问权限，能源部门...</text:p>
      <text:p text:style-name="P4">
Videos: []</text:p>
      <text:p text:style-name="P4">
Audios: []</text:p>
      <text:p text:style-name="P4">
Images: []</text:p>
      <text:p text:style-name="P4">
Type: NewsArticle</text:p>
      <text:p text:style-name="P4">
Breadcrumbs: ['即时', '国际']</text:p>
      <text:p text:style-name="P4">
Keywords: ['美国', '能源', '黑客']</text:p>
      <!--METADATA-->
      <text:p text:style-name="P4">
美国能源部和其他几个联邦机构在一场全球网攻行动中被入侵。</text:p>
      <text:p text:style-name="P4">
路透社报道，美国能源部星期四（6月15日）发表声明说，黑客通过MOVEit Transfer的安全漏洞获得访问权限，能源部门两个实体的数据外泄。</text:p>
      <text:p text:style-name="P4">
MOVEit Transfer是一广泛使用的文件传输软件。</text:p>
      <text:p text:style-name="P4">
美国能源部一官员说，数据遭外泄的是美国能源部承包商橡树岭联合大学和废物隔离试验工厂（WIPP）。位于新墨西哥州的WIPP是处理国防相关核废料的设施。</text:p>
      <text:p text:style-name="P4">
英国能源巨头壳牌、佐治亚大学系统、约翰霍普金斯大学和约翰霍普金斯医疗集团的网络也被入侵。</text:p>
      <text:p text:style-name="P4">
约翰霍普金斯医疗集团是一家与大学合作的非营利组织，经营六家医院和初级照护中心。</text:p>
      <text:p text:style-name="P4">
已宣布对MOVEit行动负责的Cl0p早前说，它不会利用从政府机构获取的任何数据，并已删除所有的此类数据。</text:p>
      <text:p text:style-name="P4">
与俄罗斯有联系的这个勒索集团，没有立即回应就美国能源部声明作进一步置评的请求。</text:p>
      <text:p text:style-name="P4">
Source: <text:a xlink:type="simple" xlink:href="https://www.zaobao.com.sg/realtime/world/story20230616-1404856" text:style-name="Internet_20_link" text:visited-style-name="Visited_20_Internet_20_Link">
https://www.zaobao.com.sg/realtime/world/story20230616-1404856</text:a>
</text:p>
      <!--NEWS-->
      <text:h text:style-name="P10" text:outline-level="1">
<text:span text:style-name="T4">
经济复苏仍脆弱 日本央行维持超宽松货币政策</text:span>
</text:h>
      <text:p text:style-name="P4">
Author: 吕爱丽 (Person)</text:p>
      <text:p text:style-name="P4">
Publisher: 联合早报 (Organization)</text:p>
      <text:p text:style-name="P4">
Published Time: 2023-06-16T11:22</text:p>
      <text:p text:style-name="P4">
Modified Time: 2023-06-16T14:39</text:p>
      <text:p text:style-name="P4">
Description: 持续为依旧脆弱的经济复苏提供支撑，日本中央银行维持超宽松货币政策，并预测今年的通货膨胀将降温。如市场所料，日本央行在结束两天的政策会议后，于星期五（6月16日）宣布把短期利率目标保...</text:p>
      <text:p text:style-name="P4">
Videos: []</text:p>
      <text:p text:style-name="P4">
Audios: []</text:p>
      <text:p text:style-name="P4">
Images: []</text:p>
      <text:p text:style-name="P4">
Type: NewsArticle</text:p>
      <text:p text:style-name="P4">
Breadcrumbs: ['即时', '国际']</text:p>
      <text:p text:style-name="P4">
Keywords: ['财经即时', '日本央行']</text:p>
      <!--METADATA-->
      <text:p text:style-name="P4">
持续为依旧脆弱的经济复苏提供支撑，日本中央银行维持超宽松货币政策，并预测今年的通货膨胀将降温。</text:p>
      <text:p text:style-name="P4">
如市场所料，日本央行在结束两天的政策会议后，于星期五（6月16日）宣布把短期利率目标保持在负0.1％，10年期债券收益率维持在零。</text:p>
      <text:p text:style-name="P4">
日本央行也把收益率曲线控制（YCC）设定的10年期收益率上限保持在0.5％。</text:p>
      <text:p text:style-name="P4">
日本央行在政策声明中表示，须有耐心地维持大规模刺激措施，以确保日本能实现2％的通胀目标。</text:p>
      <text:p text:style-name="P4">
这一周，美国、欧洲和亚洲多个央行也相继宣布了最新货币政策决议。</text:p>
      <text:p text:style-name="P4">
美国联邦储备局为持续15个月的加息周期按下暂停键，在日前结束的货币政策会议维持基准利率不变。</text:p>
      <text:p text:style-name="P4">
欧洲央行则维持加息步调，再次加息25个基点，把基准利率上调到20年来的最高水平。该央行也上调了通胀预测，并表示7月份还会再加息，同时反驳了加息周期接近结束的市场预测。</text:p>
      <text:p text:style-name="P4">
亚洲方面，台湾央行跟随美联储步伐，暂停加息。台湾央行略微上调通胀预测0.1个百分点，但把全年经济增长预测从2.2％下修到1.7％。</text:p>
      <text:p text:style-name="P4">
Source: <text:a xlink:type="simple" xlink:href="https://www.zaobao.com.sg/realtime/world/story20230616-1404857" text:style-name="Internet_20_link" text:visited-style-name="Visited_20_Internet_20_Link">
https://www.zaobao.com.sg/realtime/world/story20230616-1404857</text:a>
</text:p>
      <!--NEWS-->
      <text:h text:style-name="P10" text:outline-level="1">
<text:span text:style-name="T4">
金砖国家开发银行成“僵尸银行”？</text:span>
</text:h>
      <text:p text:style-name="P4">
Author: None</text:p>
      <text:p text:style-name="P4">
Publisher: Radio Free Asia (Organization)</text:p>
      <text:p text:style-name="P4">
Published Time: 2023-06-16T11:23:03-04:00</text:p>
      <text:p text:style-name="P4">
Modified Time: 2023-06-16T11:23:03-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92" text:anchor-type="as-char" svg:width="6.9236in" svg:height="4.612011in" draw:z-index="0">
<draw:image xlink:href="../Images/rfamandarin/2023-06-16T11-23-03-04-00/000000.png" xlink:type="simple" xlink:show="embed" xlink:actuate="onLoad" draw:mime-type="image/png"/>
</draw:frame>
金砖国家的国旗展示在新开发银行(又称金砖国家开发银行)的上海总部前。 <text:a xlink:type="simple" xlink:href="https://www.rfa.org/mandarin/Xinwen/2-06162023111834.html/@@images/image" text:style-name="Internet_20_link" text:visited-style-name="Visited_20_Internet_20_Link">
</text:a>
路透社</text:p>
      <text:p text:style-name="P4">
由金砖国家（中国、巴西、俄罗斯、印度和南非）2015年创立的金砖国家开发银行（简称“新开行”）财务状况陷入困境，可能变成“僵尸银行”。</text:p>
      <text:p text:style-name="P4">
据美国《华尔街日报》报道，新开行与总部设在北京的亚洲基础设施投资银行一样，都是为了减少发展中国家对美元的依赖，帮助增长最快的国家获得发展资金，是作为国际货币基金组织的一种替代选择。</text:p>
      <text:p text:style-name="P4">
去年2月，俄罗斯入侵乌克兰后不久，新开行冻结了俄罗斯的所有新贷款，以显示其遵守西方制裁的态度，但华尔街仍然对此心存疑虑，对向这家银行提供贷款保持了谨慎。这使得新开行承担起越来越重的债务，以满足自身流动性的需求。</text:p>
      <text:p text:style-name="P4">
新开行2015年创立后不久就向华尔街的机构投资者以及中国的国有银行借款，其中三分之二的借款以美元计价，这打破了该行最初表示不依赖美元的声明。在去年俄罗斯入侵乌克兰以后，新开行在市场上被告知，其新借款的成本可能比入侵前增加了四倍以上，这让其筹款困难重重。该行的贷款发放速度也减缓到极低的水平。</text:p>
      <text:p text:style-name="P4">
同时，由于中国经济放缓，北京也不太愿意向这家银行贷出更多的资金。而习近平似乎也刻意与这家银行保持距离，因为这家银行的创立主要是因为习近平的前任。</text:p>
      <text:p text:style-name="P4">
目前新开行在争取沙特阿拉伯等国家的资本注入，但没有迹象表明，这种努力会很快得到兑现。</text:p>
      <text:p text:style-name="P4">
（责编：王允）</text:p>
      <text:p text:style-name="P4">
Source: <text:a xlink:type="simple" xlink:href="https://www.rfa.org/mandarin/Xinwen/2-06162023111834.html" text:style-name="Internet_20_link" text:visited-style-name="Visited_20_Internet_20_Link">
https://www.rfa.org/mandarin/Xinwen/2-06162023111834.html</text:a>
</text:p>
      <!--NEWS-->
      <text:h text:style-name="P10" text:outline-level="1">
<text:span text:style-name="T4">
黎安友：中国想主导全球 习近平要"抓"台湾确保战略安全</text:span>
</text:h>
      <text:p text:style-name="P4">
Author: None</text:p>
      <text:p text:style-name="P4">
Publisher: Radio Free Asia (Organization)</text:p>
      <text:p text:style-name="P4">
Published Time: 2023-06-16T11:26:00-04:00</text:p>
      <text:p text:style-name="P4">
Modified Time: 2023-06-16T11:37:47-04:00</text:p>
      <text:p text:style-name="P4">
Description: None</text:p>
      <text:p text:style-name="P4">
Videos: []</text:p>
      <text:p text:style-name="P4">
Audios: ["<text:a xlink:type="simple" xlink:href="https://www.rfa.org/mandarin/yataibaodao/gangtai/ec-06162023102301.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94" text:anchor-type="as-char" svg:width="6.9236in" svg:height="4.310499in" draw:z-index="0">
<draw:image xlink:href="../Images/rfamandarin/2023-06-16T11-26-00-04-00/000000.png" xlink:type="simple" xlink:show="embed" xlink:actuate="onLoad" draw:mime-type="image/png"/>
</draw:frame>
黎安友表示，拿回台湾是实践习近平使中国成为全球的主导力量计划的重点一步。 <text:a xlink:type="simple" xlink:href="https://www.rfa.org/mandarin/yataibaodao/gangtai/ec-06162023102301.html/@@images/image" text:style-name="Internet_20_link" text:visited-style-name="Visited_20_Internet_20_Link">
</text:a>
记者陈子非摄  <text:a xlink:type="simple" xlink:href="https://www.rfa.org/mandarin/yataibaodao/gangtai/ec-06162023102301.html/@@stream" text:style-name="Internet_20_link" text:visited-style-name="Visited_20_Internet_20_Link">
Audio-1-Link：https://www.rfa.org/mandarin/yataibaodao/gangtai/ec-06162023102301.html/@@stream</text:a>
</text:p>
      <text:p text:style-name="P4">
著名中国研究专家黎安友表示，习近平一定要掌控台湾，不只因为实践"中国梦"，更与在习近平主导全球的计划中，台湾具重要战略地位有关。他认为，台湾是中美关系不能解决的难题，如果中国欲武统台湾，美国必定出手。台湾明年大选，不管谁当选，北京都不会让台湾的新总统有好日子过。</text:p>
      <text:p text:style-name="P4">
<text:a xlink:type="simple" xlink:href="https://www.rfa.org/mandarin/yataibaodao/gangtai/hcm-05302023102019.html" text:style-name="Internet_20_link" text:visited-style-name="Visited_20_Internet_20_Link">
 <text:span text:style-name="T4">
战争阴影下的台湾总统选举 参选人都喊"和平"差异何在？</text:span>
 </text:a>
  * <text:span text:style-name="T4">
<text:a xlink:type="simple" xlink:href="https://www.rfa.org/mandarin/yataibaodao/gangtai/hx1-05112023084419.html" text:style-name="Internet_20_link" text:visited-style-name="Visited_20_Internet_20_Link">
 王沪宁出席对台工作会议 学者：准备新阶段方案 </text:a>
 </text:span>
</text:p>
      <text:p text:style-name="P4">
中国问题专家、哥伦比亚大学政治系教授黎安友（Andrew JamesNathan）周五（6月16日）在台北就"如何防止台海冲突"，发表主题演讲。他表示，习近平有野心使中国成为全球的主导力量，包括"中国制造2025"计划，在经济和高科技等方面的垄断，以及强化中国在军事，特别是海军对南海的影响力等，均是在建立以中国为主导的世界秩序，拿回台湾是实践习近平计划的重点一步。</text:p>
      <text:p text:style-name="P4">
他接受本台访问再补充，台湾对中国太重要，使习近平愿意等待可以出手的时机。</text:p>
      <text:p text:style-name="P4">
黎安友："习近平不是一个爱稳定的一种人，习近平一定要'抓'台湾，是从中国的战略安全方面，台湾是必须要控制的一个地点。台湾的所在地是第一岛链的关键，从全球战略的局面，是非常关键的一个地方。但他（习近平）不容易抓台湾，所以我比较乐观的方面，是认为习近平愿意等到他自己认为时间成熟的时候才再动手。"</text:p>
      <text:p text:style-name="P4">
黎安友表示，台湾问题是美中关系不能解决的症结。（记者陈子非摄）  <text:a xlink:type="simple" xlink:href="https://www.rfa.org/mandarin/yataibaodao/gangtai/ec-06162023102301.html/9ece5b8953cb8868793a-53f06e7e95ee9898662f7f8e4e2d51737cfb4e0d80fd89e351b376845f817ed33002-96485b50975e6444.jpg" text:style-name="Internet_20_link" text:visited-style-name="Visited_20_Internet_20_Link">
</text:a>
</text:p>
      <text:p text:style-name="P4">
<text:span text:style-name="T4">
如果中国欲武统台湾 美国必定出手</text:span>
</text:p>
      <text:p text:style-name="P4">
黎安友不认同美国利用台湾、阻止中国崛起的说法，又强调，如果武统真的发生，美国必定会出手。</text:p>
      <text:p text:style-name="P4">
黎安友："如果崛起是说中国要取代美国做第一大国的话，当然美国是不希望看到。美国愿意，如果必要的话跟大陆打仗，但是（其实）不想要跟大陆打仗，因为这场战争的代价非常之高。在承诺方面，要让北京知道，美国不是因为要改变台湾的现状，推进台湾的独立。如果大陆攻击台湾，美国一定会介入派兵。"</text:p>
      <text:p text:style-name="P4">
黎安友表示，谁当选台湾新任总统，北京都不会给他好过。（记者陈子非摄）  <text:a xlink:type="simple" xlink:href="https://www.rfa.org/mandarin/yataibaodao/gangtai/ec-06162023102301.html/9ece5b8953cb8868793a-8c015f53900953f06e7e65b04efb603b7edf-53174eac90fd4e0d4f1a7ed94ed6597d8fc73002-96485b50975e6444.jpg" text:style-name="Internet_20_link" text:visited-style-name="Visited_20_Internet_20_Link">
</text:a>
</text:p>
      <text:p text:style-name="P4">
<text:span text:style-name="T4">
台湾明年大选总统换届 黎安友：谁当选北京都不会给他好过</text:span>
</text:p>
      <text:p text:style-name="P4">
台湾在明年一月举行大选，黎安友周四（6月15日）曾与代表国民党的参选人候友宜见面。但他表示，不会表态支持任何一人，又说，已宣布参选的3名候选人，谁当选也无法改变中国对台加压的局面。</text:p>
      <text:p text:style-name="P4">
黎安友："我认为，所有台湾的政治家也没有办法把台海问题稳定下来，因为北京不愿意。无论是谁，是赖清德、柯文哲还是侯友宜，或是另外一个，北京也会要求新总统承认'九二共识'。但是如果新总统承认了九二共识，从北京的角度来看，才是第一步，他们后来会提高他们的要求。所以谁做下一任的台湾总统，中国还是会让他生活不好过。"</text:p>
      <text:p text:style-name="P4">
他表示，台湾问题是美中关系不能解决的症结，美国只能避免冲突风险的提高，美国国务卿布林肯周日（6月18日）访华，是化解风险的工作。</text:p>
      <text:p text:style-name="P4">
黎安友："我认为，不能把中美关系作为一个友好或者合作，中美这个局面，按照拜登说是一种战略性竞争的关系，不是一个友谊的关系，不会成为一个友谊或者一种合作的关系，是要避免军事冲突而已。布林肯到中国，当然要防止变成更坏的关系。"</text:p>
      <text:p text:style-name="P4">
黎安友又警告，美国政界（人物）如果为政治需要访台，或在两岸关系上，发表过于激化的言论，以及扩大美国本土对中国的恐惧，会增加美中关系走向冲突的风险。</text:p>
      <text:p text:style-name="P4">
记者：陈子非 责编：陈美华、许书婷、梒青 网编：洪伟</text:p>
      <text:p text:style-name="P4">
Source: <text:a xlink:type="simple" xlink:href="https://www.rfa.org/mandarin/yataibaodao/gangtai/ec-06162023102301.html" text:style-name="Internet_20_link" text:visited-style-name="Visited_20_Internet_20_Link">
https://www.rfa.org/mandarin/yataibaodao/gangtai/ec-06162023102301.html</text:a>
</text:p>
      <!--NEWS-->
      <text:h text:style-name="P10" text:outline-level="1">
<text:span text:style-name="T4">
中国否认有政府背景的全球黑客攻击报告</text:span>
</text:h>
      <text:p text:style-name="P4">
Author: None</text:p>
      <text:p text:style-name="P4">
Publisher: Radio Free Asia (Organization)</text:p>
      <text:p text:style-name="P4">
Published Time: 2023-06-16T11:26:31-04:00</text:p>
      <text:p text:style-name="P4">
Modified Time: 2023-06-16T11:26:31-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00" text:anchor-type="as-char" svg:width="6.9236in" svg:height="6.23124in" draw:z-index="0">
<draw:image xlink:href="../Images/rfamandarin/2023-06-16T11-26-31-04-00/000000.png" xlink:type="simple" xlink:show="embed" xlink:actuate="onLoad" draw:mime-type="image/png"/>
</draw:frame>
美国安保公司“麦迪安”（Mandiant）的数位风险保护监视系统 <text:a xlink:type="simple" xlink:href="https://www.rfa.org/mandarin/Xinwen/3-06162023112357.html/@@images/image" text:style-name="Internet_20_link" text:visited-style-name="Visited_20_Internet_20_Link">
</text:a>
美联社资料图片</text:p>
      <text:p text:style-name="P4">
中国政府周五（6月16日）对外否认了美国安保公司“麦迪安”（Mandiant）就有中国背景的全球黑客攻击的报告。该报告指出这类攻击针对着全球数百个公共机构、学校和其他目标。</text:p>
      <text:p text:style-name="P4">
据美联社报道，中国外交部发言人汪文斌在记者会上说，报告的内容牵强附会，不够专业，这家公司已经变成了美国政府对其他国家进行政治诽谤的帮凶；他转而指责华盛顿进行黑客攻击，并抱怨网络安全行业很少关注此事。</text:p>
      <text:p text:style-name="P4">
麦迪安的这项报告是在周四（6月15日）发出的，报告强调，这是自2021年初大规模滥用Microsoft Exchange以来，已知的有中国背景的最广泛的网络间谍活动，并且从去年10月就开始了，并且影响了数万台电脑。</text:p>
      <text:p text:style-name="P4">
报告还提到，这一最新的攻击利用了BarracudaNetworks的电子邮件系统中的一个漏洞，针对了东南亚的外交部、其他政府机构、贸易办事处以及台湾和香港的学术组织。报告显示，这些电子邮件攻击集中在对中国特别重要的问题上，尤其是在亚太地区。该公司表示，黑客在那些参与外交会议的时间里，搜索了对中国具有政治或战略重要性的政府工作人员的电子邮件帐户。</text:p>
      <text:p text:style-name="P4">
今年早些时候，微软公司曾表示，中国支持的黑客已经针对美国的关键基础设施进行攻击，并可能为未来危机期间美国和亚洲之间的重要通信中断铺平技术基础。</text:p>
      <text:p text:style-name="P4">
（责编：王允）</text:p>
      <text:p text:style-name="P4">
Source: <text:a xlink:type="simple" xlink:href="https://www.rfa.org/mandarin/Xinwen/3-06162023112357.html" text:style-name="Internet_20_link" text:visited-style-name="Visited_20_Internet_20_Link">
https://www.rfa.org/mandarin/Xinwen/3-06162023112357.html</text:a>
</text:p>
      <!--NEWS-->
      <text:h text:style-name="P10" text:outline-level="1">
<text:span text:style-name="T4">
18岁少年跳下看台 引发全网狂欢</text:span>
</text:h>
      <text:p text:style-name="P4">
Author: None</text:p>
      <text:p text:style-name="P4">
Publisher: Radio Free Asia (Organization)</text:p>
      <text:p text:style-name="P4">
Published Time: 2023-06-16T11:31:00-04:00</text:p>
      <text:p text:style-name="P4">
Modified Time: 2023-06-16T12:39:53-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02" text:anchor-type="as-char" svg:width="6.9236in" svg:height="3.88615in" draw:z-index="0">
<draw:image xlink:href="../Images/rfamandarin/2023-06-16T11-31-00-04-00/000000.png" xlink:type="simple" xlink:show="embed" xlink:actuate="onLoad" draw:mime-type="image/png"/>
</draw:frame>
6月15日晚，在北京新工体举行的阿根廷与澳大利亚的国际足球友谊赛上，一名中国少年穿着阿根廷球队的10号球衣跳下看台，满场奔跑，与在场的阿根廷球星梅西拥抱。<text:a xlink:type="simple" xlink:href="https://www.rfa.org/mandarin/Xinwen/4-06162023112740.html/@@images/image" text:style-name="Internet_20_link" text:visited-style-name="Visited_20_Internet_20_Link">
 </text:a>
微信公众平台截图</text:p>
      <text:p text:style-name="P4">
6月15日晚，在北京新工体举行的阿根廷与澳大利亚的国际足球友谊赛上，一名中国少年穿着阿根廷球队的10号球衣跳下看台，满场奔跑，与在场的阿根廷球星梅西拥抱，还与阿根廷门将大马丁击掌，随后被姗姗来迟的保安制服，并被四脚仰天抬出球场，被抬出时还在大笑。</text:p>
      <text:p text:style-name="P4">
这一场景的视频和图片上传网络后，引发中国社媒狂欢。很多人为少年的行为点赞，羡慕他的勇敢、自由和年轻；有社媒文章感叹说，中国太缺少这样的欢笑。还有文章说，有梦想时就要拼尽全力去争取。</text:p>
      <text:p text:style-name="Quotations">

<text:p text:style-name="P4">
【少年跳下看台 引发全网狂欢】  &gt;
  6月15日晚，在北京新工体举行的阿根廷与澳大利亚的国际足球友谊赛上，一名中国少年穿着阿根廷球队的10号球衣跳下看台，满场奔跑，与在场的阿根廷球星 <text:a xlink:type="simple" xlink:href="https://twitter.com/hashtag/%E6%A2%85%E8%A5%BF" text:style-name="Internet_20_link" text:visited-style-name="Visited_20_Internet_20_Link">
&gt;
 #梅西&gt;
 </text:a>
&gt;
 拥抱，还与阿根廷门将大马丁击掌，随后被姗姗来迟的保安制服，并被四脚仰天抬出球场，被抬出时还在大笑。… <text:a xlink:type="simple" xlink:href="https://t.co/N8f0mKVQCc" text:style-name="Internet_20_link" text:visited-style-name="Visited_20_Internet_20_Link">
&gt;
 pic.twitter.com/N8f0mKVQCc </text:a>
&gt;
&gt;
 — 自由亚洲电台 (@RFA_Chinese) <text:a xlink:type="simple" xlink:href="https://twitter.com/RFA_Chinese/status/1669741856295378944" text:style-name="Internet_20_link" text:visited-style-name="Visited_20_Internet_20_Link">
 June 16, 2023&gt;
 </text:a>
</text:p>

</text:p>
      <text:p text:style-name="P4">
据澎湃新闻网报道，有视频显示，这位球迷被抬出场后又回到看台，对着视频镜头称，因为特别想见梅西，发现现场保安不严，所以冲动地跳下场去。他又承认这种行为非常不好。</text:p>
      <text:p text:style-name="P4">
另据北京朝阳区公安分局的微信公号，这位球迷邸某某年满18岁，朝阳公安分局已依法对其行政拘留，同时责令其十二个月内，不得进入体育场馆观看同类比赛。</text:p>
      <text:p text:style-name="P4">
（责编：王允）</text:p>
      <text:p text:style-name="P4">
Source: <text:a xlink:type="simple" xlink:href="https://www.rfa.org/mandarin/Xinwen/4-06162023112740.html" text:style-name="Internet_20_link" text:visited-style-name="Visited_20_Internet_20_Link">
https://www.rfa.org/mandarin/Xinwen/4-06162023112740.html</text:a>
</text:p>
      <!--NEWS-->
      <text:h text:style-name="P10" text:outline-level="1">
<text:span text:style-name="T4">
习近平低调步入古稀   朝、俄领导人祝贺</text:span>
</text:h>
      <text:p text:style-name="P4">
Author: None</text:p>
      <text:p text:style-name="P4">
Publisher: Radio Free Asia (Organization)</text:p>
      <text:p text:style-name="P4">
Published Time: 2023-06-16T11:35:00-04:00</text:p>
      <text:p text:style-name="P4">
Modified Time: 2023-06-16T11:36:49-04:00</text:p>
      <text:p text:style-name="P4">
Description: None</text:p>
      <text:p text:style-name="P4">
Videos: []</text:p>
      <text:p text:style-name="P4">
Audios: ["<text:a xlink:type="simple" xlink:href="https://www.rfa.org/mandarin/yataibaodao/junshiwaijiao/hx-06162023103946.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204" text:anchor-type="as-char" svg:width="6.9236in" svg:height="4.600844in" draw:z-index="0">
<draw:image xlink:href="../Images/rfamandarin/2023-06-16T11-35-00-04-00/000000.png" xlink:type="simple" xlink:show="embed" xlink:actuate="onLoad" draw:mime-type="image/png"/>
</draw:frame>
中国领导人习近平2023年6月14日出席在北京人民大会堂举行的会议 <text:a xlink:type="simple" xlink:href="https://www.rfa.org/mandarin/yataibaodao/junshiwaijiao/hx-06162023103946.html/@@images/image" text:style-name="Internet_20_link" text:visited-style-name="Visited_20_Internet_20_Link">
</text:a>
Pool Photo via AP  <text:a xlink:type="simple" xlink:href="https://www.rfa.org/mandarin/yataibaodao/junshiwaijiao/hx-06162023103946.html/@@stream" text:style-name="Internet_20_link" text:visited-style-name="Visited_20_Internet_20_Link">
Audio-1-Link：https://www.rfa.org/mandarin/yataibaodao/junshiwaijiao/hx-06162023103946.html/@@stream</text:a>
</text:p>
      <text:p text:style-name="P4">
中共领导人习近平日前正式步入古稀之年，朝鲜领导人金正恩和俄罗斯总统普京分别致电祝贺。长期"霸屏"中国媒体头条的习近平，今年的生日却为何如此低调？</text:p>
      <text:p text:style-name="P4">
<text:a xlink:type="simple" xlink:href="https://www.rfa.org/mandarin/yataibaodao/zhengzhi/hcm-06142023063557.html" text:style-name="Internet_20_link" text:visited-style-name="Visited_20_Internet_20_Link">
 <text:span text:style-name="T4">
中国多地兴起"晨读"习近平指示 官媒也带头唱和</text:span>
 </text:a>
  * <text:span text:style-name="T4">
<text:a xlink:type="simple" xlink:href="https://www.rfa.org/mandarin/yataibaodao/zhengzhi/gt1-05312023031313.html" text:style-name="Internet_20_link" text:visited-style-name="Visited_20_Internet_20_Link">
 习近平提"新安全格局" 建国家安全风险监测预警体系 </text:a>
 </text:span>
</text:p>
      <text:p text:style-name="P4">
今年6月15日是习近平的70岁生日，朝鲜领导人金正恩发贺电并委派朝鲜驻中国大使转交祝寿花篮。金正恩的贺电称许习近平提升中国共产党威信，增加国际地位。同一天，俄罗斯媒体也以“我国一位亲密朋友”的生日，“我国总统（普京）向他发去了非常温暖的贺电”进行报道。</text:p>
      <text:p text:style-name="P4">
对此，台湾大陆委员会发言人詹志宏15日只回应：“他个人事情，我们没有评论。”</text:p>
      <text:p text:style-name="P4">
一家纽约名为The ChinaProject的媒体13日以《梅西在习近平生日那天在中国受到热​​烈欢迎》为题报道说，“习近平70岁生日之际，梅西和他的国家队将与澳大利亚队进行一场友谊赛”；“习对足球的热爱是众所周知的，习近平可能无法实现他让中国赢得世界杯的梦想，但中国体育界有人正在确保习近平能举办一场他会享受的70 岁生日派对。”法国媒体《国际信札》评论也引述该篇报道。</text:p>
      <text:p text:style-name="P4">
 总部在纽约、名为“The ChinaProject”的媒体13日以“梅西在习近平生日那天在中国受到热烈欢迎”为题，报导“习近平70岁生日之际，梅西及阿根廷国家队将与澳大利亚队进行一场友谊赛”。（The China Project官网）  <text:a xlink:type="simple" xlink:href="https://www.rfa.org/mandarin/yataibaodao/junshiwaijiao/hx-06162023103946.html/6.png" text:style-name="Internet_20_link" text:visited-style-name="Visited_20_Internet_20_Link">
 </text:a>
</text:p>
      <text:p text:style-name="P4">
<text:span text:style-name="T4">
北京掀梅西热</text:span>
 <text:span text:style-name="T4">
诈骗广告充斥</text:span>
</text:p>
      <text:p text:style-name="P4">
据中国微博消息，15日在新装修可容纳近7万人的北京工人体育足球场上，一名身穿阿根廷球衣的小伙冲进球场拥抱梅西，遭保安抬出。另有苏醒、王铮亮、陈妍希、刘惜君、霍思燕、董思成等众多艺人发照片显示观看梅西踢球。</text:p>
      <text:p text:style-name="P4">
中国官方《环球时报》报道，有粉丝斥资一万元人民币订一晚北京四星酒店，只为目睹梅西风釆；另出现三十万元与梅西晚餐、五千万元邀梅西直播宣传公司产品等诸多诈骗广告。梅西受访五十秒的视频也吸引五百万人观看。</text:p>
      <text:p text:style-name="P4">
旅美学者宋永毅接受自由亚洲电台采访表示：“习近平当然希望别人给他祝寿，他最近不是流露出他要执政到80岁吗？他现在走的完全是毛泽东晚期的道路。”</text:p>
      <text:p text:style-name="P4">
中国小伙（左）15日冲入球场拥抱梅西，在网上受热议。（微博视频截图）  <text:a xlink:type="simple" xlink:href="https://www.rfa.org/mandarin/yataibaodao/junshiwaijiao/hx-06162023103946.html/1.png" text:style-name="Internet_20_link" text:visited-style-name="Visited_20_Internet_20_Link">
</text:a>
</text:p>
      <text:p text:style-name="P4">
<text:span text:style-name="T4">
毛泽东曾禁大规模祝寿 却自摆寿宴</text:span>
</text:p>
      <text:p text:style-name="P4">
宋永毅提到，按中共党内规矩，领导人应不允许祝寿，但中共并不守规矩，多为贪官。毛泽东有点迷信，觉得给老年人多作一年寿就少活一年。</text:p>
      <text:p text:style-name="P4">
宋永毅透露，毛泽东曾禁止大规模祝寿，自己却私下还是搞祝寿活动：“文革1967年时，别人不给他（毛）祝寿，他给自己祝寿。他摆了两桌请人来吃饭，吃长寿面。”</text:p>
      <text:p text:style-name="P4">
台湾教授协会会长陈俐甫在接受自由亚洲电台采访时提到，以前每到10月31日蒋介石生日，台湾的中华电视台都会播放战争片给蒋介石祝寿，因为蒋介石爱看战争片，两岸都有人想讨好独裁者。</text:p>
      <text:p text:style-name="P4">
<text:span text:style-name="T4">
梅西曾赠刘晓波签名照</text:span>
</text:p>
      <text:p text:style-name="P4">
梅西2017年曾为狱中癌症晚期的诺贝尔和平奖得主刘晓波赠签名照，牵线人香港民主党成员林子健因此遭中国当局绑架、迫害。</text:p>
      <text:p text:style-name="P4">
陈俐甫分析，中方有人显然认为梅西为刘晓波签名并非“十恶不赦”，对港、澳、台人士标准则完全不同。</text:p>
      <text:p text:style-name="P4">
陈俐甫说：“有国际声望的，共产党不太敢动，虽曾帮刘晓波签名，对中共来说已是政治不正确，不但准他入境，付他钱，又讲出台湾不是中国政治不正确的话，他一样把人民币领走，赚饱饱，可见影响力够大，中国不想树立的敌人就淡化。”</text:p>
      <text:p text:style-name="P4">
梅西2017年曾为狱中癌末的诺贝尔和平奖得主刘晓波赠签名照，牵线人、香港民主党成员林子健因此遭中共当局绑架、迫害。（资料照、林子健提供）</text:p>
      <text:p text:style-name="P4">
<text:span text:style-name="T4">
体坛盛宴 传中国足协拒绝和阿根廷友谊赛</text:span>
 ****</text:p>
      <text:p text:style-name="P4">
陈俐甫分析，梅西是职业球星，就像艺人，赴中踢球是商演。邀请方若操作成要外国球员都必须表态反台独，一旦遭梅西打脸，砸下的钱必定要打水漂。</text:p>
      <text:p text:style-name="P4">
针对中国网民热议有关中国足协拒绝和阿根廷友谊赛，临时找澳大利亚队代打的问题，陈俐甫说：“跟阿根廷世界一强踢，八九成必输，生日那天中国输，不是习近平输吗？”</text:p>
      <text:p text:style-name="P4">
<text:span text:style-name="T4">
文革个人崇拜死灰复燃</text:span>
</text:p>
      <text:p text:style-name="P4">
滞台异议人士龚与剑接受自由亚洲电台采访表示，毛、邓、江、胡以来的中共党内规定是不祝寿，因此金正恩、普京给习近平祝寿反而成为新闻：“比较忧虑的是，全国人民知道了习是那天生日，明年可能利用个人崇拜趋势变成‘习诞节’，那对中国百姓是一场灾难。”</text:p>
      <text:p text:style-name="P4">
龚与剑提到，近日在广西壮族自治区搞晨读习语录，习语录还放入高考题，显示文革幽灵死灰复燃。</text:p>
      <text:p text:style-name="P4">
记者：夏小华 责编：许书婷、陈美华、何平 网编：洪伟</text:p>
      <text:p text:style-name="P4">
Source: <text:a xlink:type="simple" xlink:href="https://www.rfa.org/mandarin/yataibaodao/junshiwaijiao/hx-06162023103946.html" text:style-name="Internet_20_link" text:visited-style-name="Visited_20_Internet_20_Link">
https://www.rfa.org/mandarin/yataibaodao/junshiwaijiao/hx-06162023103946.html</text:a>
</text:p>
      <!--NEWS-->
      <text:h text:style-name="P10" text:outline-level="1">
<text:span text:style-name="T4">
全球经济走势分化，对金融市场有何影响？ (Free Version)</text:span>
</text:h>
      <text:p text:style-name="P4">
Author: James Mackintosh</text:p>
      <text:p text:style-name="P4">
Publisher: 华尔街日报中文网</text:p>
      <text:p text:style-name="P4">
Published Time: 2023-06-16T11:35:00.000Z</text:p>
      <text:p text:style-name="P4">
Modified Time: 2023-06-16T11:35:00.000Z</text:p>
      <text:p text:style-name="P4">
Created Time: 2023-06-16T06:43:00.000Z</text:p>
      <text:p text:style-name="P4">
Description: 在美联储和其他央行政策出现分化的情况下，大部分资本市场依然与美元这个影响全球市场的因素相关联。</text:p>
      <text:p text:style-name="P4">
Images: []</text:p>
      <text:p text:style-name="P4">
Categories: ['金融市场']</text:p>
      <text:p text:style-name="P4">
Keywords: SYND,LINK:EN|WP-WSJ-0000985184</text:p>
      <text:p text:style-name="P4">
Type: Article</text:p>
      <!--METADATA-->
      <text:p text:style-name="P4">
本周，全球三大经济体的央行在短短24小时内分别宣布了截然不同的政策决定： <text:a xlink:type="simple" xlink:href="https://cn.wsj.com/articles/CN-ECB-20230616071700" text:style-name="Internet_20_link" text:visited-style-name="Visited_20_Internet_20_Link">
 欧元区是加息</text:a>
 ，美国是 <text:a xlink:type="simple" xlink:href="https://cn.wsj.com/articles/CN-FED-20230615070820" text:style-name="Internet_20_link" text:visited-style-name="Visited_20_Internet_20_Link">
 按兵不动</text:a>
 ，中国则是 <text:a xlink:type="simple" xlink:href="https://cn.wsj.com/articles/CN-CEC-20230615173247" text:style-name="Internet_20_link" text:visited-style-name="Visited_20_Internet_20_Link">
 降息</text:a>
。投资者愈发难以搞清全球经济状况，而与此同时，美联储遏制通胀的难度可能也在增大。</text:p>
      <text:p text:style-name="P4">
Source: <text:a xlink:type="simple" xlink:href="https://cn.wsj.com/articles/%E5%85%A8%E7%90%83%E7%BB%8F%E6%B5%8E%E8%B5%B0%E5%8A%BF%E5%88%86%E5%8C%96-%E5%AF%B9%E9%87%91%E8%9E%8D%E5%B8%82%E5%9C%BA%E6%9C%89%E4%BD%95%E5%BD%B1%E5%93%8D-ecf4b24d" text:style-name="Internet_20_link" text:visited-style-name="Visited_20_Internet_20_Link">
https://cn.wsj.com/articles/%E5%85%A8%E7%90%83%E7%BB%8F%E6%B5%8E%E8%B5%B0%E5%8A%BF%E5%88%86%E5%8C%96-%E5%AF%B9%E9%87%91%E8%9E%8D%E5%B8%82%E5%9C%BA%E6%9C%89%E4%BD%95%E5%BD%B1%E5%93%8D-ecf4b24d</text:a>
</text:p>
      <!--NEWS-->
      <text:h text:style-name="P10" text:outline-level="1">
<text:span text:style-name="T4">
德国与中国：压力山大的伙伴关系</text:span>
</text:h>
      <text:p text:style-name="P4">
Author: None (Language: zh)</text:p>
      <text:p text:style-name="P4">
Publisher: None</text:p>
      <text:p text:style-name="P4">
Time: 2023-06-16T11:45:00Z</text:p>
      <text:p text:style-name="P4">
Description: 曾几何时，德中政府磋商是两国关系特别密切的表现。现如今，人们谈论的则更多是体制竞争，而非伙伴关系。对于即将到来的政府磋商，德中问题专家们给出了分析与解读。</text:p>
      <text:p text:style-name="P4">
Videos: []</text:p>
      <text:p text:style-name="P4">
Images: []</text:p>
      <text:p text:style-name="P4">
Subject: 时政风云</text:p>
      <text:p text:style-name="P4">
Subjects: ['欧债危机', '欧盟', '岛屿主权争端', '专题报道：全景观看“习马会”', '德国', '中国', '留学德国', '中共十九大', '留学德国', '德国联邦大选']</text:p>
      <text:p text:style-name="P4">
Keywords: ['德国', '中国', '伙伴', '对手', '体制竞争', '德中关系', '中德关系', '政府磋商', '经贸', '全方位战略伙伴', '李强', '肖尔茨']</text:p>
      <text:p text:style-name="P4">
ID: 65941273</text:p>
      <!--METADATA-->
      <text:p text:style-name="P4">
<text:a xlink:type="simple" xlink:href="https://www.dw.com/zh/overlay/image/article/65941273/65310440" text:style-name="Internet_20_link" text:visited-style-name="Visited_20_Internet_20_Link">
 </text:a>
</text:p>
      <text:p text:style-name="P4">
德中关系的主旋律已经从合作转向竞争</text:p>
      <text:p text:style-name="P4">
（德国之声中文网） <text:a xlink:type="simple" xlink:href="https://www.dw.com/zh/zh/媒体肖尔茨邀请李强6月访德/a-65431157" text:style-name="Internet_20_link" text:visited-style-name="Visited_20_Internet_20_Link">
 中国国务院总理李强将于6月19日率多位部长访问柏林</text:a>
，参加第七轮德中政府磋商，该磋商的座右铭是“共同可持续行动”（Gemeinsam nachhaltighandeln）。目前就共同点而言，北京和柏林之间的“储备”似乎正在缩小。这一点在德国防长皮斯托里乌斯（BorisPistorius）和中国防长李尚福最近在新加坡香格里拉对话期间的会晤中表现得很明显，皮斯托里乌斯明确要求中方，立即停止 <text:a xlink:type="simple" xlink:href="https://www.dw.com/zh/zh/法律存灰色地带-德国担心退役飞行员与中国分享情报/a-65868166" text:style-name="Internet_20_link" text:visited-style-name="Visited_20_Internet_20_Link">
招募前德国战斗机飞行员来培训中国空军飞行员 </text:a>
 的做法。柏林智库全球公共政策研究所（GPPI）的贝纳（ThorstenBenner）认为，这一事件显示出“我们必须保持清醒，因为北京会利用一切机会来获得关键技术、能力，以加强其自身的工业和军事基础”。</text:p>
      <text:h text:style-name="P12" text:outline-level="3">
<text:span text:style-name="T4">
可能引起冲突的燃料正在增加</text:span>
</text:h>
      <text:p text:style-name="P4">
无论是技术外流，还是北京在俄罗斯入侵乌克兰的情况下仍然坚持与莫斯科“坚如磐石的友谊”、台海日益紧张的局势以及对中国对维吾尔族的压迫问题：在德中之间，冲突的“燃料”正在增长。而且因为中国与美国的地缘政治竞争而进一步激化。</text:p>
      <text:p text:style-name="P4">
与此同时，中国仍然是德国最重要的贸易伙伴，这已经是连续第七年了。2022年，两国之间的贸易总额达到近3000亿欧元，其中德国对中国的贸易逆差超过800亿欧元。</text:p>
      <text:p text:style-name="P4">
<text:a xlink:type="simple" xlink:href="https://www.dw.com/zh/zh/德国出台首份国家安全战略-中国是对手也是伙伴/a-65912004" text:style-name="Internet_20_link" text:visited-style-name="Visited_20_Internet_20_Link">
 背景阅读：德国出台首份国家安全战略 中国是对手也是伙伴 </text:a>
</text:p>
      <text:p text:style-name="P4">
因此，这种关系不仅是重要的，也是复杂的。德中关系的矛盾性可以从这个事实中看出：在德国的官方文件里，中国同时被描述为伙伴、竞争者和战略对手。在过去，柏林强调的是伙伴关系的一面。自2011年开始的政府磋商见证了这一点：这种高级别的政府间对话只与特别亲密的伙伴进行。2014年，德中关系甚至被提至“全方位战略伙伴关系”的高度。但从那时起，在柏林等欧洲国家的首都，气氛发生了变化。关系的重点明显开始转向战略竞争。</text:p>
      <text:h text:style-name="P12" text:outline-level="3">
<text:span text:style-name="T4">
柏林想要告别“一切照旧”</text:span>
</text:h>
      <text:p text:style-name="P4">
总部设在柏林的中国智库Merics（墨卡托中国研究中心）的庞格拉茨（BarbaraPongratz）预计，这种转向也将对即将举行的第七轮德中政府磋商产生影响。这位德中关系问题专家说：“德国政府想要告别‘一切照旧’。有信号表明，对比以往，这次政府磋商将少有盛大场面，也不会有重大商业合同的缔结。”</text:p>
      <text:h text:style-name="P12" text:outline-level="3">
<text:span text:style-name="T4">
德国外长访华 如何为马克龙「纠偏」？</text:span>
</text:h>
      <text:p text:style-name="P4">
在柏林由社民党、绿党和自民党组成的执政联盟的联合执政协议中，已经能够感受到德国对华政策的新风向。该协议整整12次提到中国，也包括在战略竞争以及与欧洲伙伴合作的关键词条下。协议中写道：“为了能够在与中国的体制竞争中实现我们的价值和利益，我们需要在共同的欧盟对华政策框架下，在德国制定一个全面的中国战略。我们希望继续进行政府间磋商，并使其更加欧洲化”。</text:p>
      <text:h text:style-name="P12" text:outline-level="3">
<text:span text:style-name="T4">
德国迟迟拿不出中国战略</text:span>
</text:h>
      <text:p text:style-name="P4">
Merics的专家庞格拉茨总结说，目前为止，“针对使德国的对华关系、中国战略或政府磋商更加欧洲化，并没有真正的讨论。”除了柏林已经宣布的中国战略还没有出台之外，德国国家安全战略的通过一推再推。柏林的中国战略是要建立在国家安全战略的基础上，而后者的一再推迟也是因为执政联盟内部存在意见分歧。</text:p>
      <text:p text:style-name="P4">
柏林政治学者桑德施耐德（EberhardSandschneider）认为，就会谈的气氛而言，中国战略的推迟是“相对有利的”。这位中国问题专家说：“如果现在出台一份充斥中国批评的文件，可以想象，中国的自尊心将导致政府磋商被取消。”他还表示，“德国政府内部的分歧是一个公开的秘密。中方也知道这一点”。</text:p>
      <text:h text:style-name="P12" text:outline-level="3">
<text:span text:style-name="T4">
执政联盟的分歧</text:span>
</text:h>
      <text:p text:style-name="P4">
这并不奇怪，因为执政伙伴也会在公开场合争执，尤其是在绿党和社民党之间。绿党声称以价值为导向，对中国采取强硬的语气，而社民党则同时着眼于经济利益。例如，当绿党外长贝尔博克（AnnalenaBaerbock）在4月访问北京寻求与中国外长秦刚公开交锋时，社民党议会党团的保守派发表了一份关于德国对华政策的立场文件。议员们在文件中呼吁采取务实的中国政策，并警告不要采取反华战略。</text:p>
      <text:p text:style-name="P4">
</text:p>
      <text:p text:style-name="P4">
德国政府内部就对华政策存在分歧</text:p>
      <text:p text:style-name="P4">
Merics的专家庞格拉茨表示，普遍认为，外长贝尔博克与总理肖尔茨存在巨大的分歧，党派政治是当前对华方针的特点。“但是如果你仔细听，你会注意到，他们在语气上存在差异。但所他们所传递的信息差异并不大”，这位中国问题专家说。</text:p>
      <text:p text:style-name="P4">
德中政府磋商将由总理肖尔茨主持，这也许能使得困难的议题至少在语气上是友好的。中国问题专家桑德施耐德表示，他对实际结果没有太多具体期望。对他来说，最重要的是在三年来没有进行过大规模个人接触之后，磋商得以举行。他说：“我同意那些与我交谈的中国同僚的观点：大家重新聚在一起，这迫在眉睫。不仅仅是在正式的会议上，而且也在众所周知的茶余饭后时间，彼此交流一下意见。这将改变气氛，也许会使‘共同可持续行动’成为可能，至少在某些领域。”</text:p>
      <text:p text:style-name="P4">
Source: <text:a xlink:type="simple" xlink:href="https://www.dw.com/zh/德国与中国：压力山大的伙伴关系/a-65941273" text:style-name="Internet_20_link" text:visited-style-name="Visited_20_Internet_20_Link">
https://www.dw.com/zh/德国与中国：压力山大的伙伴关系/a-65941273?maca=chi-rss-chi-all-1127-rdf</text:a>
</text:p>
      <!--NEWS-->
      <text:h text:style-name="P10" text:outline-level="1">
<text:span text:style-name="T4">
《加台关系架构法》再度提出　加众议院一读通过</text:span>
</text:h>
      <text:p text:style-name="P4">
Author: None</text:p>
      <text:p text:style-name="P4">
Publisher: Radio Free Asia (Organization)</text:p>
      <text:p text:style-name="P4">
Published Time: 2023-06-16T11:57:00-04:00</text:p>
      <text:p text:style-name="P4">
Modified Time: 2023-06-16T14:29:50-04:00</text:p>
      <text:p text:style-name="P4">
Description: None</text:p>
      <text:p text:style-name="P4">
Videos: []</text:p>
      <text:p text:style-name="P4">
Audios: ["<text:a xlink:type="simple" xlink:href="https://www.rfa.org/mandarin/yataibaodao/junshiwaijiao/lf-06162023105324.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213" text:anchor-type="as-char" svg:width="6.9236in" svg:height="3.238458in" draw:z-index="0">
<draw:image xlink:href="../Images/rfamandarin/2023-06-16T11-57-00-04-00/000000.png" xlink:type="simple" xlink:show="embed" xlink:actuate="onLoad" draw:mime-type="image/png"/>
</draw:frame>
 加拿大众议员库柏（MichaelCooper）再度于国会提出《加台关系架构法》，为加台关系提供完整法律框架。 <text:a xlink:type="simple" xlink:href="https://www.rfa.org/mandarin/yataibaodao/junshiwaijiao/lf-06162023105324.html/@@images/image" text:style-name="Internet_20_link" text:visited-style-name="Visited_20_Internet_20_Link">
</text:a>
(视频会议截图)  <text:a xlink:type="simple" xlink:href="https://www.rfa.org/mandarin/yataibaodao/junshiwaijiao/lf-06162023105324.html/@@stream" text:style-name="Internet_20_link" text:visited-style-name="Visited_20_Internet_20_Link">
Audio-1-Link：https://www.rfa.org/mandarin/yataibaodao/junshiwaijiao/lf-06162023105324.html/@@stream</text:a>
</text:p>
      <text:p text:style-name="P4">
加拿大众议员库柏（Michael Cooper）周四再度于国会提出《加台关系架构法》（Canada-Taiwan Relations FrameworkAct），法案在众议院一读获全院鼓掌通过。</text:p>
      <ul>
        <li>
<text:span text:style-name="T4">
<text:a xlink:type="simple" xlink:href="https://www.rfa.org/mandarin/yataibaodao/gangtai/lf-08182021151653.html" text:style-name="Internet_20_link" text:visited-style-name="Visited_20_Internet_20_Link">
 加台关系论坛举行 专家称台湾对加拿大布局印太至关重要 </text:a>
 </text:span>
  * <text:span text:style-name="T4">
<text:a xlink:type="simple" xlink:href="https://www.rfa.org/mandarin/yataibaodao/gangtai/lf-06182021121142.html" text:style-name="Internet_20_link" text:visited-style-name="Visited_20_Internet_20_Link">
 加拿大推动《加台关系架构法》 国会一读通过 </text:a>
 </text:span>
  * <text:span text:style-name="T4">
<text:a xlink:type="simple" xlink:href="https://www.rfa.org/mandarin/yataibaodao/gangtai/lf-08012022092016.html" text:style-name="Internet_20_link" text:visited-style-name="Visited_20_Internet_20_Link">
 台湾立委组团出访加拿大和日本 争取加入CPTPP </text:a>
 </text:span>
</li>
      </ul>
      <text:p text:style-name="P4">
加拿大保守党众议员库柏曾经在2021年6月就提出过《加台关系架构法》，但当年因为加拿大国会改选而令法案胎死腹中，如今法案再度被提出，进一步强化加拿大和台湾的经济、法律和文化关系。</text:p>
      <text:p text:style-name="P4">
库柏在众议院上说：“这个法案是重要的一步，来认可台湾的真实地位。台湾充满了民主活力、经济领先世界，它是加拿大重要的盟友。”</text:p>
      <text:p text:style-name="P4">
法案开宗明义就说明，加拿大当年和中国的建交公报中，是“注意到”(took note of) 中国声称 “台湾为中国的一部份”之主张；加拿大政府采行之“一中政策”和中国主张之 “一中原则”并不相同。</text:p>
      <text:p text:style-name="P4">
接着法案中明确强调要“促进加台进行有意义之安全与防卫合作；支持台湾加入CPTPP等国际贸易协议；提及台湾时应以尊重其自决权利之用语；加国法律提及指涉外国或其政府时应包括台湾”等。</text:p>
      <text:p text:style-name="P4">
法案中并提到“豁免台湾总统及资深官员非因公务访加之签证要求”、以及“允许台湾驻加机构更名为 “台湾代表处”（Taiwan RepresentativeOffice），加国驻台机构更名为 “加拿大驻台代表处”（Canadian Representative Office in Taiwan）等。</text:p>
      <text:p text:style-name="P4">
 加拿大推动《加台关系架构法》，于2021年曾在众院一读通过。（视频截图）  <text:a xlink:type="simple" xlink:href="https://www.rfa.org/mandarin/yataibaodao/junshiwaijiao/lf-06162023105324.html/874f6591-45fc-41d0-a008-0f97ff9ca88d.jpeg" text:style-name="Internet_20_link" text:visited-style-name="Visited_20_Internet_20_Link">
 </text:a>
</text:p>
      <text:p text:style-name="P4">
加拿大约克大学副教授沈荣钦表示，这个《加台关系架构法》与美国的《台湾关系法》相比，法案不仅支持台湾参与国际组织、国际贸易协定，同时提到台湾包括总统在内的官员都可以到加拿大访问。</text:p>
      <text:p text:style-name="P4">
他解释，台湾总统虽然都曾到美国，但都以过境方式进行，若按照加拿大这个法案，是实实在在认可台湾总统出访加拿大。此外，台湾政府和人民在加拿大的财产和权利受到百分百保障，没有外交地位的疑虑。</text:p>
      <text:p text:style-name="P4">
沈荣钦说：“它是在加拿大和中国有邦交的情况之下，把一个中国政策的内涵给架空了。如果说加拿大这样可行的话，全世界国家都可以效法的话，中国的一国政策等于实质上作废了。”</text:p>
      <text:p text:style-name="P4">
加拿大台北经济文化代表处代表曾厚仁说，这一次的法案是2年前的版本再升级，展现更坚定挺台湾的力度，也更有机会闯关成功。“现在有关台湾的讨论，有一点类似美国的国会，几乎在加拿大这边都会得到各党派的支持，我们寄予厚望。”</text:p>
      <text:p text:style-name="P4">
记者 ：柳飞 责编：梒青 网编：何足</text:p>
      <text:p text:style-name="P4">
Source: <text:a xlink:type="simple" xlink:href="https://www.rfa.org/mandarin/yataibaodao/junshiwaijiao/lf-06162023105324.html" text:style-name="Internet_20_link" text:visited-style-name="Visited_20_Internet_20_Link">
https://www.rfa.org/mandarin/yataibaodao/junshiwaijiao/lf-06162023105324.html</text:a>
</text:p>
      <!--NEWS-->
      <text:h text:style-name="P10" text:outline-level="1">
<text:span text:style-name="T4">
布鲁塞尔召开支持叙利亚的会议：103亿美元的援助  欧盟强调对阿萨德政权的政策并无改变</text:span>
</text:h>
      <text:p text:style-name="P4">
Author: 通讯社</text:p>
      <text:p text:style-name="P4">
Publisher: Al Jazeera</text:p>
      <text:p text:style-name="P4">
Published Time: 2023-06-16T12:08:05</text:p>
      <text:p text:style-name="P4">
Modified Time: 2023-06-16T12:08:05</text:p>
      <text:p text:style-name="P4">
Description: 由布鲁塞尔主办的第七届“支持叙利亚和地区未来”国际会议与会者宣布，将向受到饥饿、贫困和内战影响的叙利亚人提供价值103亿美元的额外援助。</text:p>
      <text:p text:style-name="P4">
Images: ["<text:a xlink:type="simple" xlink:href="https://chinese.aljazeera.net/wp-content/uploads/2023/06/11538874-1686857379-1686916922.jpg" text:style-name="Internet_20_link" text:visited-style-name="Visited_20_Internet_20_Link">
11538874-1686...</text:a>
", "<text:a xlink:type="simple" xlink:href="https://chinese.aljazeera.net/wp-content/uploads/2023/06/11538935-1686857406-1686916996.jpg" text:style-name="Internet_20_link" text:visited-style-name="Visited_20_Internet_20_Link">
11538935-1686...</text:a>
"]</text:p>
      <text:p text:style-name="P4">
Topics: ['政治', '新闻']</text:p>
      <text:p text:style-name="P4">
Keywords: ['政治', '新闻', '世界', '叙利亚']</text:p>
      <text:p text:style-name="P4">
Type: Article</text:p>
      <!--METADATA-->
      <text:p text:style-name="P4">
<draw:frame draw:style-name="fr1" draw:name="Image217" text:anchor-type="as-char" svg:width="6.9236in" svg:height="4.612736in" draw:z-index="0">
<draw:image xlink:href="../Images/Aljazeera Chinese/2023-06-16T12-08-05/11538874-1686857379-1686916922.jpg" xlink:type="simple" xlink:show="embed" xlink:actuate="onLoad" draw:mime-type="image/jpeg"/>
</draw:frame>
比利时首都布鲁塞尔召开“支持叙利亚和地区未来”会议 (欧洲通讯社)</text:p>
      <text:p text:style-name="P4">
当地时间6月15日，由布鲁塞尔主办的第七届“支持叙利亚和地区未来”国际会议与会者宣布，将向受到饥饿、贫困和内战影响的叙利亚人提供价值103亿美元的额外援助。</text:p>
      <text:p text:style-name="P4">
这场在欧洲议会总部举行的、旨在为叙利亚难民救济筹集资金的会议结束时，欧盟承诺将为2024年提供6亿美元的初始资金，并将在未来几个月内增加金额，并提供其他的捐款。</text:p>
      <text:p text:style-name="P4">
在本届会议期间，联合国秘书长安东尼奥·古特雷斯在向与会者发布的视频致辞中，呼吁国际社会向该组织提供支持，以援助叙利亚人民，他还强调了不间断地提供跨境援助的重要性。</text:p>
      <text:p text:style-name="P4">
古特雷斯表示，“帮助我们，以帮助叙利亚人民，我们需要111亿美元。”</text:p>
      <text:h text:style-name="P13" text:outline-level="4">
<text:span text:style-name="T4">
难民回归</text:span>
</text:h>
      <text:p text:style-name="P4">
在本届会议期间，土耳其呼吁国际社会和欧盟“开展合作，以让叙利亚人返回自己的国家”。</text:p>
      <text:p text:style-name="P4">
土耳其常驻欧盟代表法鲁克·卡伊马科在此期间表示，在今年2月6日袭击土耳其并影响叙利亚的大地震，再次表明迫切需要确保叙利亚的稳定并加快其政治进程。</text:p>
      <text:p text:style-name="P4">
他还指出了该会议作为向叙利亚人以及接收叙利亚难民的邻国提供支持的平台的重要性。</text:p>
      <text:p text:style-name="P4">
这位土耳其官员强调，解决叙利亚问题的主要途径，是通过执行联合国安理会第2254号决议，他还指出了向叙利亚西北部提供跨境援助的重要性。他还表示，大马士革政权接受再开设两个边境门户的决定受到了外界的欢迎。</text:p>
      <text:p text:style-name="P4">
<draw:frame draw:style-name="fr1" draw:name="Image218" text:anchor-type="as-char" svg:width="6.9236in" svg:height="4.492759in" draw:z-index="0">
<draw:image xlink:href="../Images/Aljazeera Chinese/2023-06-16T12-08-05/11538935-1686857406-1686916996.jpg" xlink:type="simple" xlink:show="embed" xlink:actuate="onLoad" draw:mime-type="image/jpeg"/>
</draw:frame>
博雷利：欧盟将支持对那些在叙利亚战争期间犯下罪行的人员进行追责 (欧洲通讯社)</text:p>
      <text:h text:style-name="P13" text:outline-level="4">
<text:span text:style-name="T4">
对阿萨德的立场并无改变</text:span>
</text:h>
      <text:p text:style-name="P4">
另一方面，欧盟在本届会议期间强调，在找到叙利亚危机的政治解决方案之前，欧盟对叙利亚政权的政策不会发生改变。</text:p>
      <text:p text:style-name="P4">
欧盟外交和安全政策高级代表何塞普·博雷利在讲话中强调了这一点。</text:p>
      <text:p text:style-name="P4">
博雷利重申，欧盟在2023年以援助的形式，为叙利亚境内的叙利亚人以及该地区和周边国家的叙利亚难民拨款超过16亿美元。</text:p>
      <text:p text:style-name="P4">
他还强调，欧盟将支持对那些在持续12年的叙利亚战争期间犯下罪行的人员进行追责，并力争揭露失踪者的下落。</text:p>
      <text:p text:style-name="P4">
关于阿盟（阿拉伯国家联盟）再次接受叙利亚政权作为其成员国的决定，博雷利指出，“一些阿拉伯国家与大马士革政权之间已经实现关系正常化，而我们目前正在关注土耳其方面为寻求解决方案而采取的举措——通过与叙利亚政权进行沟通来解决它的部分担忧，但是这并不是欧盟将要选择的道路。”</text:p>
      <text:p text:style-name="P4">
他还强调，没有条件来改变欧盟对叙利亚政权的政策，他还补充称，“欧盟成员国已在这个问题上达成了共识，最近对叙利亚政权的制裁实际上有所加强，而且还会持续存在。”</text:p>
      <text:p text:style-name="P4">
另一方面，负责提供人道主义援助的欧盟危机管理专员贾尼兹·莱纳西奇表示，“为叙利亚提供的人道主义资金的流动速度，跟不上当地不断增长的需求。”</text:p>
      <text:h text:style-name="P13" text:outline-level="4">
<text:span text:style-name="T4">
巨大的需求</text:span>
</text:h>
      <text:p text:style-name="P4">
有3家联合国组织称叙利亚的需求是“巨大的”，并且表示，到目前为止，只有十分之一的资金到位，以供用于2023年的项目来帮助叙利亚境内的人民以及该地区的叙利亚难民。</text:p>
      <text:p text:style-name="P4">
联合国主管人道主义事务的副秘书长兼紧急救济协调员马丁·格里菲思、联合国难民事务高级专员菲利浦·格兰迪、联合国开发计划署署长阿希姆·施泰纳尔在一项联合声明中指出，“必须向叙利亚人民以及叙利亚难民的接收国提供更多的援助。其需求是巨大的。”</text:p>
      <text:p text:style-name="P4">
上述3名联合国官员表示，他们希望获得与去年在类似会议上向叙利亚及其接收邻国所提供的相同数额的承诺，即67亿美元。</text:p>
      <text:p text:style-name="P4">
联合国难民事务高级专员格兰迪表示，自2011年以来，已有超过1400万叙利亚人逃离家园，约680万人仍在叙利亚境内流离失所，当前几乎所有叙利亚人都生活在贫困线以下。</text:p>
      <text:p text:style-name="P4">
此外，有近550万叙利亚难民生活在土耳其、黎巴嫩、约旦、伊拉克和埃及等国境内。</text:p>
      <text:p text:style-name="P4">
Source: <text:a xlink:type="simple" xlink:href="https://chinese.aljazeera.net/news/political/2023/6/16/%e5%b8%83%e9%b2%81%e5%a1%9e%e5%b0%94%e5%8f%ac%e5%bc%80%e6%94%af%e6%8c%81%e5%8f%99%e5%88%a9%e4%ba%9a%e7%9a%84%e4%bc%9a%e8%ae%ae103%e4%ba%bf%e7%be%8e%e5%85%83%e7%9a%84%e6%8f%b4%e5%8a%a9" text:style-name="Internet_20_link" text:visited-style-name="Visited_20_Internet_20_Link">
https://chinese.aljazeera.net/news/political/2023/6/16/%e5%b8%83%e9%b2%81%e5%a1%9e%e5%b0%94%e5%8f%ac%e5%bc%80%e6%94%af%e6%8c%81%e5%8f%99%e5%88%a9%e4%ba%9a%e7%9a%84%e4%bc%9a%e8%ae%ae103%e4%ba%bf%e7%be%8e%e5%85%83%e7%9a%84%e6%8f%b4%e5%8a%a9</text:a>
</text:p>
      <!--NEWS-->
      <text:h text:style-name="P10" text:outline-level="1">
<text:span text:style-name="T4">
布林肯访华前夕 美国外交出击支持印太盟友和伙伴</text:span>
</text:h>
      <text:p text:style-name="P4">
Author: chinese@voanews.com (维达库斯瓦拉)</text:p>
      <text:p text:style-name="P4">
Publisher: 美国之音中文网 (Type: NewsMediaOrganization)</text:p>
      <text:p text:style-name="P4">
Published Time: 2023-06-16T12:20:56+08:00</text:p>
      <text:p text:style-name="P4">
Modified Time: 2023-06-16 04:20:56Z</text:p>
      <text:p text:style-name="P4">
Description: 白宫国家安全顾问杰克·沙利文（Jake Sullivan）本周在亚洲展开外交闪电战，周四先和日本与韩国的国安官员举行三边会议，周五将会见日本和菲律宾国安官员，这也是美日菲国安官员首次的三方接触。</text:p>
      <text:p text:style-name="P4">
Videos: []</text:p>
      <text:p text:style-name="P4">
Images: []</text:p>
      <text:p text:style-name="P4">
Categories: '美国'</text:p>
      <text:p text:style-name="P4">
Type: None</text:p>
      <!--METADATA-->
      <text:p text:style-name="P4">
NoneNone</text:p>
      <text:p text:style-name="P4">
Source: <text:a xlink:type="simple" xlink:href="https://www.voachinese.com/a/us-shores-up-indo-pacific-allies-and-partners-ahead-of-blinken-s-trip-to-beijing-20230616/7139827.html" text:style-name="Internet_20_link" text:visited-style-name="Visited_20_Internet_20_Link">
https://www.voachinese.com/a/us-shores-up-indo-pacific-allies-and-partners-ahead-of-blinken-s-trip-to-beijing-20230616/7139827.html</text:a>
</text:p>
      <!--NEWS-->
      <text:h text:style-name="P10" text:outline-level="1">
<text:span text:style-name="T4">
美光承诺加大中国投资</text:span>
</text:h>
      <text:p text:style-name="P4">
Author: None</text:p>
      <text:p text:style-name="P4">
Publisher: Radio Free Asia (Organization)</text:p>
      <text:p text:style-name="P4">
Published Time: 2023-06-16T12:22:00-04:00</text:p>
      <text:p text:style-name="P4">
Modified Time: 2023-06-16T12:32:19-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19" text:anchor-type="as-char" svg:width="6.9236in" svg:height="4.686573in" draw:z-index="0">
<draw:image xlink:href="../Images/rfamandarin/2023-06-16T12-22-00-04-00/000000.png" xlink:type="simple" xlink:show="embed" xlink:actuate="onLoad" draw:mime-type="image/png"/>
</draw:frame>
 位于美国爱达荷州博伊西的美光公司总部正门路透社资料图片</text:p>
      <text:p text:style-name="P4">
被中国政府认定所造芯片不安全的美国美光公司周五（6月16日）对外表示，将继续深耕中国市场，在西安工厂投资43亿元人民币。</text:p>
      <text:p text:style-name="P4">
“Micron美光科技”公众号周五发表文章说，美光将投资43亿，用于收购力成半导体（西安）有限公司（力成西安）的封装设备，还计划在美光西安工厂加建新厂房，并引进全新且高性能的封装和测试设备，以期更好地满足中国客户的需求。</text:p>
      <text:p text:style-name="P4">
文章还说，此次宣布的新厂房将引入全新生产线，用于制造移动DRAM、NAND及SSD产品，以强化西安工厂现有的封装和测试能力。</text:p>
      <text:p text:style-name="P4">
美光每年有约30亿美元的销售额来自中国。就在5月底，中国网信办公布，美光科技生产的产品未通过其网络安全审查，将禁止重要基础设施运营商采购该公司的产品。</text:p>
      <text:p text:style-name="P4">
（责编：王允）</text:p>
      <text:p text:style-name="P4">
Source: <text:a xlink:type="simple" xlink:href="https://www.rfa.org/mandarin/Xinwen/5-06162023122129.html" text:style-name="Internet_20_link" text:visited-style-name="Visited_20_Internet_20_Link">
https://www.rfa.org/mandarin/Xinwen/5-06162023122129.html</text:a>
</text:p>
      <!--NEWS-->
      <text:h text:style-name="P10" text:outline-level="1">
<text:span text:style-name="T4">
发改委承诺促进青年人就业</text:span>
</text:h>
      <text:p text:style-name="P4">
Author: None</text:p>
      <text:p text:style-name="P4">
Publisher: Radio Free Asia (Organization)</text:p>
      <text:p text:style-name="P4">
Published Time: 2023-06-16T12:26:00-04:00</text:p>
      <text:p text:style-name="P4">
Modified Time: 2023-06-16T13:22:35-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20" text:anchor-type="as-char" svg:width="6.9236in" svg:height="4.600844in" draw:z-index="0">
<draw:image xlink:href="../Images/rfamandarin/2023-06-16T12-26-00-04-00/000000.png" xlink:type="simple" xlink:show="embed" xlink:actuate="onLoad" draw:mime-type="image/png"/>
</draw:frame>
 中国国家发展改革委6月份新闻发布会 <text:a xlink:type="simple" xlink:href="https://www.rfa.org/mandarin/Xinwen/6-06162023122410.html/@@images/image" text:style-name="Internet_20_link" text:visited-style-name="Visited_20_Internet_20_Link">
</text:a>
发改委官网图片</text:p>
      <text:p text:style-name="P4">
近几个月中国年轻人就业数据比较惨淡，且不断下滑，引发外界持续关注。据国家统计局周四（6月15日）发布的数据，5月份16-24岁劳动力调查失业率为20.8%，比前两个月又有所上涨。值得注意的是，中国官方统计的失业率并不能完整反映整体的事业情况，因为失业率调查只在城市进行。这意味着，实际的青年人失业率很有可能比官方数据更高。</text:p>
      <text:p text:style-name="P4">
中国国家发展和改革委员会周五（6月16日）有针对性地对外表示，将抓紧制定出台恢复和扩大消费的政策，扩大高校毕业生等就业渠道，并更大力度吸引和利用外资。</text:p>
      <text:p text:style-name="P4">
国家发展改革委新闻发言人孟玮在周五的新闻发布会上说，整体上看，经济运行保持恢复态势；但她也坦言，当前市场需求有所不足、内生动力有待增强。</text:p>
      <text:p text:style-name="P4">
她表示，发改委将强化就业优先导向，扩大高校毕业生等就业渠道，多渠道增加城乡居民收入，切实保障和改善民生；并且将加快实施“十四五”规划102项重大工程，推动能源、水利、交通等重大基础设施以及新型基础设施建设，发挥政府投资和政策激励的引导作用，有效激发民间投资活力。</text:p>
      <text:p text:style-name="P4">
（责编：王允）</text:p>
      <text:p text:style-name="P4">
Source: <text:a xlink:type="simple" xlink:href="https://www.rfa.org/mandarin/Xinwen/6-06162023122410.html" text:style-name="Internet_20_link" text:visited-style-name="Visited_20_Internet_20_Link">
https://www.rfa.org/mandarin/Xinwen/6-06162023122410.html</text:a>
</text:p>
      <!--NEWS-->
      <text:h text:style-name="P10" text:outline-level="1">
<text:span text:style-name="T4">
美国伊朗正进行对话 寻求“谅解”安排为局势降温</text:span>
</text:h>
      <text:p text:style-name="P4">
Author: 联合早报 (Person)</text:p>
      <text:p text:style-name="P4">
Publisher: 联合早报 (Organization)</text:p>
      <text:p text:style-name="P4">
Published Time: 2023-06-16T12:26</text:p>
      <text:p text:style-name="P4">
Modified Time: 2023-06-16T12:26</text:p>
      <text:p text:style-name="P4">
Description: 据报道，美国和伊朗正在进行对话，尝试通过“谅解”形式为紧张局势降温。路透社引述伊朗和西方官员说，美伊将通过会谈，为限制伊朗核计划、释放被伊朗拘留的美国公民和解冻部分伊朗海外资产等议...</text:p>
      <text:p text:style-name="P4">
Videos: []</text:p>
      <text:p text:style-name="P4">
Audios: []</text:p>
      <text:p text:style-name="P4">
Images: []</text:p>
      <text:p text:style-name="P4">
Type: NewsArticle</text:p>
      <text:p text:style-name="P4">
Breadcrumbs: ['即时', '国际']</text:p>
      <text:p text:style-name="P4">
Keywords: ['美国', '伊朗', '伊朗核协议', '谈判']</text:p>
      <!--METADATA-->
      <text:p text:style-name="P4">
据报道，美国和伊朗正在进行对话，尝试通过“谅解”形式为紧张局势降温。</text:p>
      <text:p text:style-name="P4">
路透社引述伊朗和西方官员说，美伊将通过会谈，为限制伊朗核计划、释放被伊朗拘留的美国公民和解冻部分伊朗海外资产等议题，逐一制定落实步骤。</text:p>
      <text:p text:style-name="P4">
这些步骤将被视为一种“谅解”安排，而不是须要美国国会审查的协议。</text:p>
      <text:p text:style-name="P4">
美国许多立法者反对在谈判中给予伊朗好处，理由包括伊朗为俄罗斯提供军事援助、对国内实施镇压，以及它对攻击美国利益的代理人的支持。</text:p>
      <text:p text:style-name="P4">
美国国务院发言人米勒否认华盛顿与德黑兰有任何协议。</text:p>
      <text:p text:style-name="P4">
不过，他说，华府希望德黑兰缓和紧张局势并承诺限制核计划，停止支持发动袭击的地区代理人组织和俄罗斯对乌克兰的入侵，并释放被拘留的美国公民。</text:p>
      <text:p text:style-name="P4">
米勒说，美国“继续通过外交接触来实现所有这些目标”。他没有提供细节。</text:p>
      <text:p text:style-name="P4">
一名伊朗官员受询时说：“你可以称之为一个临时协议、一个临时安排或谅解安排，总之双方都希望避免局势进一步升级。”</text:p>
      <text:p text:style-name="P4">
他说：“首先得做的是，交换囚犯和解冻部分伊朗资产。”</text:p>
      <text:p text:style-name="P4">
2015年7月，伊朗与美国、英国、法国、俄罗斯、中国和德国达成伊核协议。2018年5月，美国时任总统特朗普单方面退出协议，随后重启并新增一系列对伊制裁措施。2019年5月以来，伊朗逐步中止履行协议部分条款，但承诺所采取措施“可逆”。</text:p>
      <text:p text:style-name="P4">
拜登上任后，从2021年4月起，伊核协议相关方在维也纳举行多轮会谈，讨论美伊恢复履约问题，美国间接参与谈判。</text:p>
      <text:p text:style-name="P4">
2022年8月初，欧盟向谈判参与方提交了一份关于恢复履行伊核协议的“最终文本”。伊朗和美国随后针对这一文本互相交换书面意见，但谈判自2022年9月起未取得明显进展。</text:p>
      <text:p text:style-name="P4">
Source: <text:a xlink:type="simple" xlink:href="https://www.zaobao.com.sg/realtime/world/story20230616-1404874" text:style-name="Internet_20_link" text:visited-style-name="Visited_20_Internet_20_Link">
https://www.zaobao.com.sg/realtime/world/story20230616-1404874</text:a>
</text:p>
      <!--NEWS-->
      <text:h text:style-name="P10" text:outline-level="1">
<text:span text:style-name="T4">
监管者自盗 多位地方高官被立案审查调查</text:span>
</text:h>
      <text:p text:style-name="P4">
Author: None</text:p>
      <text:p text:style-name="P4">
Publisher: Radio Free Asia (Organization)</text:p>
      <text:p text:style-name="P4">
Published Time: 2023-06-16T12:31:20-04:00</text:p>
      <text:p text:style-name="P4">
Modified Time: 2023-06-16T12:31:20-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22" text:anchor-type="as-char" svg:width="6.9236in" svg:height="5.143942in" draw:z-index="0">
<draw:image xlink:href="../Images/rfamandarin/2023-06-16T12-31-20-04-00/000000.png" xlink:type="simple" xlink:show="embed" xlink:actuate="onLoad" draw:mime-type="image/png"/>
</draw:frame>
 湖南省岳阳市委原常委、秘书长谈正红 百度百科</text:p>
      <text:p text:style-name="P4">
据中国共产党中央纪委国家监委网站披露，近日又有多位地方高官涉嫌严重违纪违法、接受审查调查，包括湖南省岳阳市委原常委、秘书长谈正红，原中国银行业监督管理委员会吉林监管局党委书记、局长高飞，内蒙古自治区纪委监委驻内蒙古银行股份有限公司纪检监察组组长、内蒙古银行股份有限公司党委委员马宝林，和青海省纪委监委二级巡视员、第二监督检查室原主任马永国等。</text:p>
      <text:p text:style-name="P4">
值得注意的是，这几位落马高官中，有三位都是肩负所在部门监管职责的官员，其中，青海省纪委监委的马永国从1986年开始就在检察系统工作，吉林的高飞过去二十年都是在中国银行业监督管理委员会辽宁监管局工作。</text:p>
      <text:p text:style-name="P4">
另外，湖南的谈正红则被指控违规借用管理和服务对象钱款，通过民间借贷获取大额回报，违规购买原始股并从中获利。</text:p>
      <text:p text:style-name="P4">
（责编：王允）</text:p>
      <text:p text:style-name="P4">
Source: <text:a xlink:type="simple" xlink:href="https://www.rfa.org/mandarin/Xinwen/7-06162023122726.html" text:style-name="Internet_20_link" text:visited-style-name="Visited_20_Internet_20_Link">
https://www.rfa.org/mandarin/Xinwen/7-06162023122726.html</text:a>
</text:p>
      <!--NEWS-->
      <text:h text:style-name="P10" text:outline-level="1">
<text:span text:style-name="T4">
专栏 | 财经时时听：中国结婚率跳水原因何在？冲击人口结构、养老体系动摇国本？</text:span>
</text:h>
      <text:p text:style-name="P4">
Author: None</text:p>
      <text:p text:style-name="P4">
Publisher: Radio Free Asia (Organization)</text:p>
      <text:p text:style-name="P4">
Published Time: 2023-06-16T12:45:55-04:00</text:p>
      <text:p text:style-name="P4">
Modified Time: 2023-06-16T12:45:55-04:00</text:p>
      <text:p text:style-name="P4">
Description: None</text:p>
      <text:p text:style-name="P4">
Videos: []</text:p>
      <text:p text:style-name="P4">
Audios: ["<text:a xlink:type="simple" xlink:href="https://www.rfa.org/mandarin/zhuanlan/jingmaorediansaomiao/econ-06162023092746.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223" text:anchor-type="as-char" svg:width="6.9236in" svg:height="3.88615in" draw:z-index="0">
<draw:image xlink:href="../Images/rfamandarin/2023-06-16T12-45-55-04-00/000000.png" xlink:type="simple" xlink:show="embed" xlink:actuate="onLoad" draw:mime-type="image/png"/>
</draw:frame>
 中国结婚人数在2023年创新低 美联社资料图片  <text:a xlink:type="simple" xlink:href="https://www.rfa.org/mandarin/zhuanlan/jingmaorediansaomiao/econ-06162023092746.html/@@stream" text:style-name="Internet_20_link" text:visited-style-name="Visited_20_Internet_20_Link">
Audio-1-Link：https://www.rfa.org/mandarin/zhuanlan/jingmaorediansaomiao/econ-06162023092746.html/@@stream</text:a>
</text:p>
      <text:p text:style-name="P4">
听众朋友好，欢迎收听自由亚洲电台的财经时时听，我是饶怡明。</text:p>
      <text:p text:style-name="P4">
现代化发展和社会变迁带来结婚率下降，叠加人口政策导致适婚年龄人口数量缩小等交互作用，中国结婚人数连年下滑。数据显示，2022年中国结婚登记数跌破700万对，较上一年减少约81万对。导致结婚率低的原因复杂，首先，随着社会发展，教育普及，当代年轻人追求自我，离婚率与日俱增，导致年轻人对婚姻失去了信心。其次，中国的高房价，以及近年来盛行高价彩礼等现象，进一步阻断年轻人成家的意愿。本期节目将探讨中国结婚率下降的各种因素及其对养老体系的冲击。参加讨论的嘉宾是美国马里兰州战略与信息研究所经济学者李恒青。</text:p>
      <text:p text:style-name="P4">
<text:span text:style-name="T4">
2022年结婚人数跌破700万对创记录最低</text:span>
</text:p>
      <text:p text:style-name="P4">
最近中国民政部公布数据显示，2022年中国结婚登记数为683.3万对，较前一年减少约81万对，创下1986年民政部相关数据记录以来的新低。</text:p>
      <text:p text:style-name="P4">
据澎湃新闻报道，从近年的数据来看，中国在2008年结婚登记数量突破1000万对以后，一直逐年上升，直到2013年的高峰，为1，346.9万对。随后逐年下降。</text:p>
      <text:p text:style-name="P4">
从数值来看，2022年是1986年以来结婚登记数量最低的年份，也是唯一一个突破700万对大关的年份。与2013年的峰值相比，下降幅度达到49.3%。</text:p>
      <text:p text:style-name="P4">
报道还说，民政部正在加紧破除结婚登记中的一些制度障碍。今年5月民政部进一步扩大异地办理婚姻登记的试点。据悉，经过这次调整，全部试点地区将覆盖21个省区市，且均实施内地居民结婚和离婚登记“跨省通办”，覆盖中国总人口的78.5%。</text:p>
      <text:p text:style-name="P4">
<text:span text:style-name="T4">
天价彩礼有罪吗？</text:span>
</text:p>
      <text:p text:style-name="P4">
男方给女方彩礼是中国传统的婚礼习俗之一，但近年来，全国各地的彩礼费用飙升，特别是农村或低收入家庭为了儿子成家，不得不掏空积蓄，一些原本感情很好的年轻情侣，也因高价彩礼而产生矛盾，最后以分手告终。</text:p>
      <text:p text:style-name="P4">
据中国媒体报道，近年来农村地区的彩礼居高不下，甚至一路看涨，而且还出现农村比城里高、家庭越困难越高等怪现象。中部地区一名村支书表示，他们村临近较富裕的县城，彩礼一般是18万元，但当地一些偏远村庄却高达28万元，甚至38万元。</text:p>
      <text:p text:style-name="P4">
据参考消息网的报道，调查显示，超过四成家庭因彩礼问题发生矛盾。近一般受访男性认为，彩礼是一种陋习，是男方家庭单独背负的压力，应该摒弃。超过六成女性则认为，彩礼是男方诚意的表现。男方认为合理礼金是1至5万，而女性则认为是5至10万。</text:p>
      <text:p text:style-name="P4">
中国去年出现60年来的首次人口负增长，各地政府除了加大力度鼓励结婚和生育的同时，也在推进主要针对天价彩礼的婚俗改革。</text:p>
      <text:p text:style-name="P4">
比如，江苏沭阳县2月举办一场“沭阳小大姐”新时代文明婚恋倡导活动，倡议未婚女青年拒绝高价彩礼。江西多地开展教育培训活动，要求女青年参加，普及不要彩礼的幸福生活。南昌市还在3月8号举行，“不要彩礼要幸福”的集体婚礼活动。另外，甘肃定西市明确婚嫁礼金不得超过5万元。</text:p>
      <text:p text:style-name="P4">
<text:span text:style-name="T4">
结婚率下降、人口负增长动摇国本</text:span>
</text:p>
      <text:p text:style-name="P4">
结婚人数的下降，直接带来生育率的下滑，这将进一步强化中国低生育率的社会环境。在中国人口老龄化的背景下，未来在职职工赡养负担持续加重，养老金缺口问题突出。</text:p>
      <text:p text:style-name="P4">
2022年，中国人口自然增长率已经降至负0.6%，从人口结构的统计来看，65岁以上老龄人口占比未来还将持续上升，同期劳动年龄人口占比不断下降，现收现付制的养老制度面临难以为继的困境。</text:p>
      <text:p text:style-name="P4">
根据第一财经报道，2021年，中国城镇企业职工的参保赡养率由2000年的30.4%上升至37.7%，也就是每3.3个在职职工供养一个退休人员，演变成每2.65个在职职工供养一个退休人员。除了2005-2011年因纳入灵活就业人员扩大了职工基数从而降低参保赡养率之外，参保离退休人员增长率普遍高于参保职工增长率，导致城镇职工的参保赡养率基本呈上行趋势。未来人口老龄化加剧，外加出生率偏低，必然导致赡养负担持续加重。</text:p>
      <text:p text:style-name="P4">
根据世界银行的测算，养老金替代率，即城镇职工退休后领取的平均基础养老金与在职职工平均的工资比率，不低于70%方可维持退休前的生活水平。然而，中国城镇职工养老金的平均替代率2021年仅为43.6%，远低于国际警戒线的55%。可见，大部分退休人群将面对养老待遇逐步恶化的残酷现实。</text:p>
      <text:p text:style-name="P4">
以上是本期的财经时时听，感谢您的收听。我是饶怡明。如果您对本节目有什么意见和建议，欢迎写信到 <text:a xlink:type="simple" xlink:href="mailto:fankui@rfa.org" text:style-name="Internet_20_link" text:visited-style-name="Visited_20_Internet_20_Link">
 fankui@rfa.org</text:a>
 .或我个人推特账号是RFA_RYM进行联系。</text:p>
      <text:p text:style-name="P4">
那么就在此祝福各位有个愉快的周末，下次节目再会！</text:p>
      <text:p text:style-name="P4">
撰稿、主持、制作：饶怡明</text:p>
      <text:p text:style-name="P4">
Source: <text:a xlink:type="simple" xlink:href="https://www.rfa.org/mandarin/zhuanlan/jingmaorediansaomiao/econ-06162023092746.html" text:style-name="Internet_20_link" text:visited-style-name="Visited_20_Internet_20_Link">
https://www.rfa.org/mandarin/zhuanlan/jingmaorediansaomiao/econ-06162023092746.html</text:a>
</text:p>
      <!--NEWS-->
      <text:h text:style-name="P10" text:outline-level="1">
<text:span text:style-name="T4">
限制核计划、解冻资金与交换囚犯：伊朗与美国或将达成无需国会批准的谅解</text:span>
</text:h>
      <text:p text:style-name="P4">
Author: 通讯社</text:p>
      <text:p text:style-name="P4">
Publisher: Al Jazeera</text:p>
      <text:p text:style-name="P4">
Published Time: 2023-06-16T12:48:48</text:p>
      <text:p text:style-name="P4">
Modified Time: 2023-06-16T12:48:48</text:p>
      <text:p text:style-name="P4">
Description: 美国正在与伊朗开展谈判，旨在制定措施以期达到限制伊朗核计划、释放部分被拘留的美国公民、解冻伊朗在境外的部分资产的目标。</text:p>
      <text:p text:style-name="P4">
Images: ["<text:a xlink:type="simple" xlink:href="https://chinese.aljazeera.net/wp-content/uploads/2023/06/9140098c-18ac-4e9e-b888-1a5ef12625a3-1686919275.jpeg" text:style-name="Internet_20_link" text:visited-style-name="Visited_20_Internet_20_Link">
9140098c-18ac...</text:a>
", "<text:a xlink:type="simple" xlink:href="https://chinese.aljazeera.net/wp-content/uploads/2023/06/image-1686919337.jpg" text:style-name="Internet_20_link" text:visited-style-name="Visited_20_Internet_20_Link">
image-1686919...</text:a>
"]</text:p>
      <text:p text:style-name="P4">
Topics: ['政治', '新闻']</text:p>
      <text:p text:style-name="P4">
Keywords: ['政治', '新闻', '伊朗', '美国']</text:p>
      <text:p text:style-name="P4">
Type: Article</text:p>
      <!--METADATA-->
      <text:p text:style-name="P4">
<draw:frame draw:style-name="fr1" draw:name="Image224" text:anchor-type="as-char" svg:width="6.9236in" svg:height="4.608995in" draw:z-index="0">
<draw:image xlink:href="../Images/Aljazeera Chinese/2023-06-16T12-48-48/9140098c-18ac-4e9e-b888-1a5ef12625a3-1686919275.jpeg" xlink:type="simple" xlink:show="embed" xlink:actuate="onLoad" draw:mime-type="image/jpeg"/>
</draw:frame>
伊朗伊斯法罕市郊区的核设施 (盖帝图像)</text:p>
      <text:p text:style-name="P4">
美国正在与伊朗开展谈判，旨在制定措施以期达到限制伊朗核计划、释放部分被拘留的美国公民、解冻伊朗在境外的部分资产的目标。</text:p>
      <text:p text:style-name="P4">
根据路透社的报道，西方和伊朗官员透露了这些会谈的情况，而这些措施可以被称为“谅解”，而不是需要受到美国国会审查的协议。路透社在报道中指出，许多国会议员反对给伊朗提供任何好处，理由是“它向俄罗斯提供军事援助、在境内开展镇压行动，以及在地区支持攻击美国利益的代理人”。</text:p>
      <text:p text:style-name="P4">
美国国务院发言人马特·米勒否认该国与伊朗达成了任何协议，但他表示，华盛顿希望德黑兰能够缓和紧张局势、遏制其核计划、停止支持该地区发动代理人袭击的团体、停止支持俄罗斯对乌克兰的战争，并且释放被其拘留的美国公民。</text:p>
      <text:p text:style-name="P4">
米勒接着指出，“我们将继续通过外交手段来实现上述所有目标”，但他没有对此展开详细阐述。</text:p>
      <text:p text:style-name="P4">
一位伊朗官员表示，“你想称它为什么都可以——无论是临时协议、阶段性协议还是共同谅解。双方都希望防止局势的进一步升级”。</text:p>
      <text:p text:style-name="P4">
他解释道，“这首先将包括交换囚犯和解冻部分被冻结的伊朗资产”。</text:p>
      <text:p text:style-name="P4">
他还表示，其他措施可能包括豁免与伊朗石油出口相关的美国制裁，以换取伊朗停止进行丰度达60%的铀浓缩活动，并与国际原子能机构展开更多的合作。</text:p>
      <text:p text:style-name="P4">
<draw:frame draw:style-name="fr1" draw:name="Image225" text:anchor-type="as-char" svg:width="6.9236in" svg:height="3.894525in" draw:z-index="0">
<draw:image xlink:href="../Images/Aljazeera Chinese/2023-06-16T12-48-48/image-1686919337.jpg" xlink:type="simple" xlink:show="embed" xlink:actuate="onLoad" draw:mime-type="image/jpeg"/>
</draw:frame>
 伊朗国旗 (通讯社)</text:p>
      <text:h text:style-name="P13" text:outline-level="4">
<text:span text:style-name="T4">
平息局势的谅解</text:span>
</text:h>
      <text:p text:style-name="P4">
美国伊朗问题特使罗布·马里在伊朗拒绝直接接触的数月之后，会见了伊朗驻联合国代表。</text:p>
      <text:p text:style-name="P4">
一名要求匿名的西方官员指出，“我可以称之为一项平息局势的谅解”，他还补充称，在阿曼苏丹国，美国国家安全委员会官员布雷特·麦古克与伊朗首席核谈判代表阿里·巴克里举行了不止一轮的非直接会谈。</text:p>
      <text:p text:style-name="P4">
这名西方官员解释称，这个想法是创造一种人人都能接受的现状，并让伊朗回避90%的铀浓缩丰度的西方红线，因为这种丰度会被视为制造某种核武器的阶段。</text:p>
      <text:p text:style-name="P4">
这位官员表示，除了将浓缩铀丰度限制在60%以内之外，双方还希望伊朗能够与国际原子能机构开展更多的合作，而不要安装更先进的离心机设备，以换取伊朗获得其被冻结在境外的“大量资金”。</text:p>
      <text:h text:style-name="P13" text:outline-level="4">
<text:span text:style-name="T4">
压力与批评</text:span>
</text:h>
      <text:p text:style-name="P4">
另一方面，美国众议院外交事务委员会主席迈克尔·麦考尔致信乔·拜登总统，并在信中对拜登政府最近试图与伊朗达成新的核协议提出关切。麦考尔补充称，该政府不但没有利用其外交影响力和军事威慑力来阻止伊朗从事其所谓的恶意活动，反而是要奖励伊朗的不当行为，以换取对方关于停止升级的虚假承诺。</text:p>
      <text:p text:style-name="P4">
另一方面，英国中东事务大臣塔里克·艾哈迈德表示，伊朗通过增加铀浓缩活动，而违反了其对核协议的承诺。这位英国大臣还在致半岛电视台的声明中，敦促德黑兰放弃“破坏地区稳定的恶劣行动”，并停止支持俄罗斯在乌克兰的战争。</text:p>
      <text:p text:style-name="P4">
在尝试恢复2015年伊核协议的努力告败之后，美国希望恢复对伊朗的某些限制措施，以防止伊朗获得核武器，而这类武器可能会威胁到以色列，并在该地区引发军备竞赛。然而，伊朗却声称它并不打算发展核武器。</text:p>
      <text:p text:style-name="P4">
美国前总统唐纳德·特朗普于2018年宣布单方面退出这项在2015年达成的伊核协议。这项协议将伊朗的铀浓缩丰度限制在3.67%以内，并将其铀物质库存限制在202.8千克以内，而在美国退出核协议后，伊朗便打破了这些限制，作为对美国采取单方面决定的报复。</text:p>
      <text:p text:style-name="P4">
Source: <text:a xlink:type="simple" xlink:href="https://chinese.aljazeera.net/news/political/2023/6/16/%e9%99%90%e5%88%b6%e6%a0%b8%e8%ae%a1%e5%88%92%e8%a7%a3%e5%86%bb%e8%b5%84%e9%87%91%e4%b8%8e%e4%ba%a4%e6%8d%a2%e5%9b%9a%e7%8a%af%e4%bc%8a%e6%9c%97%e4%b8%8e%e7%be%8e%e5%9b%bd%e6%88%96" text:style-name="Internet_20_link" text:visited-style-name="Visited_20_Internet_20_Link">
https://chinese.aljazeera.net/news/political/2023/6/16/%e9%99%90%e5%88%b6%e6%a0%b8%e8%ae%a1%e5%88%92%e8%a7%a3%e5%86%bb%e8%b5%84%e9%87%91%e4%b8%8e%e4%ba%a4%e6%8d%a2%e5%9b%9a%e7%8a%af%e4%bc%8a%e6%9c%97%e4%b8%8e%e7%be%8e%e5%9b%bd%e6%88%96</text:a>
</text:p>
      <!--NEWS-->
      <text:h text:style-name="P10" text:outline-level="1">
<text:span text:style-name="T4">
晚睡不一定早死 研究：夜猫子因饮酒吸菸早亡</text:span>
</text:h>
      <text:p text:style-name="P4">
Publisher: 法新社</text:p>
      <text:p text:style-name="P4">
Published Time: 2023-06-16T13:02:08+00:00</text:p>
      <text:p text:style-name="P4">
Modified Time: 2023-06-16T12:35:02+00:00</text:p>
      <text:p text:style-name="P4">
Description: （法新社巴黎16日电） 一项长达37年的研究今天指出，习惯熬夜的人，其实不会比习惯早睡早起的人短命─只要他们不在长夜中饮酒和吸菸。</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26" text:anchor-type="as-char" svg:width="6.9236in" svg:height="3.617581in" draw:z-index="0">
<draw:image xlink:href="../Images/rficn/2023-06-16T13-02-08-00-00/000000.png" xlink:type="simple" xlink:show="embed" xlink:actuate="onLoad" draw:mime-type="image/png"/>
</draw:frame>
</text:p>
      <text:p text:style-name="P4">
过去研究表明，常熬夜并且很难早起的人较有可能患上一系列健康问题。</text:p>
      <text:p text:style-name="P4">
2018年，英国一项大型研究发现，在6年半的时间里，夜型人相较晨型人高出10%的死亡风险。</text:p>
      <text:p text:style-name="P4">
尽管这对世界上的夜猫子来说可能是个令人担忧的消息，但这项研究并未考虑到可能导致这些死亡的因素，例如酒精摄取。</text:p>
      <text:p text:style-name="P4">
因此芬兰的研究学者在经同侪审查的期刊「国际时间生物学」（Chronobiology International）上发布了一份研究，进一步探讨这个问题。</text:p>
      <text:p text:style-name="P4">
这项研究追踪了芬兰的2万4000名同性双胞胎，在1981年要求他们回答自己是晨型人，还是夜型人。</text:p>
      <text:p text:style-name="P4">
其中有1/3表示他们某种程度上是夜型人，10%的人表示他们绝对是夜型人，其余的受试者则是晨型人。</text:p>
      <text:p text:style-name="P4">
夜型人往往较为年轻，也有更多饮酒和吸菸的倾向。</text:p>
      <text:p text:style-name="P4">
研究人员在2018年进行追踪研究时，这些双胞胎中有超过8700人已经死亡。</text:p>
      <text:p text:style-name="P4">
在这37年期间，研究人员发现，夜猫子确实因为各种因素，导致死亡风险高出9%，这个数字与2018年的研究结果相似。</text:p>
      <text:p text:style-name="P4">
然而今天刊出的研究表示，差异「主要源自于吸菸和酒精」。举例来说，饮酒量较少、不吸菸的夜猫子不会比晨型人更早死亡。</text:p>
      <text:p text:style-name="P4">
研究第一作者、芬兰职业卫生研究所（Finnish Institute of Occupational Health）的赫布林（ChristerHublin）告诉法新社，研究结果显示，夜猫子可以采取行动，来降低他们早亡的风险。</text:p>
      <text:p text:style-name="P4">
赫布林表示：「显然，夜型人应该更认真思考他们对酒精和菸草的摄取量。」</text:p>
      <text:p text:style-name="P4">
赫布林提到，不考虑其他因素，人们的睡眠时间偏好，也就是所谓的「时型」，对于他们的死亡率「很少或几乎没有」影响。</text:p>
      <text:p text:style-name="P4">
来自剑桥大学、并未参与研究的时型科学家费南度（Jeevan Fernando）告诉法新社，虽然研究结果合理，但也有局限性。</text:p>
      <text:p text:style-name="P4">
费南度表示，让实验参与者自行认定为晨型人或夜型人，这种做法「不令人满意，因为这不包含任何客观讯息」，与现代研究方法不同。</text:p>
      <text:p text:style-name="P4">
Source: <text:a xlink:type="simple" xlink:href="https://www.rfi.fr/cn/%E7%BC%A4%E7%BA%B7%E4%B8%96%E7%95%8C/20230616-%E6%99%9A%E7%9D%A1%E4%B8%8D%E4%B8%80%E5%AE%9A%E6%97%A9%E6%AD%BB-%E7%A0%94%E7%A9%B6-%E5%A4%9C%E7%8C%AB%E5%AD%90%E5%9B%A0%E9%A5%AE%E9%85%92%E5%90%B8%E8%8F%B8%E6%97%A9%E4%BA%A1" text:style-name="Internet_20_link" text:visited-style-name="Visited_20_Internet_20_Link">
https://www.rfi.fr/cn/%E7%BC%A4%E7%BA%B7%E4%B8%96%E7%95%8C/20230616-%E6%99%9A%E7%9D%A1%E4%B8%8D%E4%B8%80%E5%AE%9A%E6%97%A9%E6%AD%BB-%E7%A0%94%E7%A9%B6-%E5%A4%9C%E7%8C%AB%E5%AD%90%E5%9B%A0%E9%A5%AE%E9%85%92%E5%90%B8%E8%8F%B8%E6%97%A9%E4%BA%A1</text:a>
</text:p>
      <!--NEWS-->
      <text:h text:style-name="P10" text:outline-level="1">
<text:span text:style-name="T4">
德媒：华为5G基站软件被认为存在风险</text:span>
</text:h>
      <text:p text:style-name="P4">
Author: None (Language: zh)</text:p>
      <text:p text:style-name="P4">
Publisher: None</text:p>
      <text:p text:style-name="P4">
Time: 2023-06-16T13:12:00Z</text:p>
      <text:p text:style-name="P4">
Description: 据《明镜周刊》报道，德国有关部门在对5G网络安全审核的过程中，认为华为的一个软件存在安全风险，有可能会要求电信供应商拆除相关设施，而决定将在秋天作出。</text:p>
      <text:p text:style-name="P4">
Videos: []</text:p>
      <text:p text:style-name="P4">
Images: []</text:p>
      <text:p text:style-name="P4">
Subject: 经济纵横</text:p>
      <text:p text:style-name="P4">
Subjects: ['华为', '智能手机']</text:p>
      <text:p text:style-name="P4">
Keywords: ['华为', '欧委会', '5G', '基站', '软件', '华为基站软件', '网络安全审核']</text:p>
      <text:p text:style-name="P4">
ID: 65941962</text:p>
      <!--METADATA-->
      <text:p text:style-name="P4">
<text:a xlink:type="simple" xlink:href="https://www.dw.com/zh/overlay/image/article/65941962/52050944" text:style-name="Internet_20_link" text:visited-style-name="Visited_20_Internet_20_Link">
 </text:a>
</text:p>
      <text:p text:style-name="P4">
德国政府正在对5G移动网络进行审核</text:p>
      <text:p text:style-name="P4">
（德国之声中文网）德国《明镜周刊》6月16日独家报道称，联邦内政部可能会要求禁止使用中国制造商华为的一个重要软件，而这意味着德国网络运营商可能会必须拆除一些信号基站。</text:p>
      <text:p text:style-name="P4">
德国政府正在对5G移动网络进行审核，而据《明镜周刊》信息，华为的一个软件被认为存在问题。该软件用于远程安装和控制华为的基站。这些基站通过安装在塔架或房顶上的天线向周围地区提供信号。</text:p>
      <text:p text:style-name="P4">
报道称，德国政府有关部门担心，在极端情况下，这一软件可用于操纵甚至关闭网络。而三大网络运营商--德国电信、Telefonica和沃达丰均使用华为基站和相关软件。</text:p>
      <text:p text:style-name="P4">
《明镜周刊》报道称，联邦内政部向三家电信服务商明确表示，这一软件被认为存在风险，有可能会予以禁止。而决定将在秋天作出。但报道称，在联邦政府内部也有分歧：内政部和外交部支持强硬立场，<text:a xlink:type="simple" xlink:href="https://www.dw.com/zh/zh/德国数字化部5g网不事先排除特定制造商/a-65426993" text:style-name="Internet_20_link" text:visited-style-name="Visited_20_Internet_20_Link">
 数字化和交通部 </text:a>
则有所保留，不单是因为拆除费用或达数十亿计、电信供应商会因此提出索赔要求，也因为德国政府网络扩建的计划会受到影响。</text:p>
      <text:p text:style-name="P4">
华为德国向德国之声提供的声明称："如何通过有意义的措施降低网络空间的风险，当然必须始终客观和就事论事地进行讨论。但限制一个一直可靠的、安全性很好的制造商肯定不属于让基础设施更安全的一部分。"声明称“对进一步的揣测不予置评"。</text:p>
      <text:p text:style-name="P4">
</text:p>
      <text:p text:style-name="P4">
欧盟工业专员布雷顿呼吁欧盟各机构效仿欧委会，停用华为与中兴技术</text:p>
      <text:h text:style-name="P12" text:outline-level="3">
<text:span text:style-name="T4">
欧盟：华为、中兴有风险 中国：没有证据</text:span>
</text:h>
      <text:p text:style-name="P4">
就在周四， <text:a xlink:type="simple" xlink:href="https://www.dw.com/zh/zh/點名華為中興風險高-歐盟籲加速禁用/a-65934528" text:style-name="Internet_20_link" text:visited-style-name="Visited_20_Internet_20_Link">
 欧盟委员会宣布其自身网络将避免使用华为和中兴技术 </text:a>
 。欧盟工业专员布雷顿（ThierryBreton）表示："我们呼吁所有欧盟机构都予以效仿。"他说，迄今仅有10个国家依照欧盟对移动供应商风险评估的指导性意见，对高风险供应商进行限用或排除。"这过于缓慢，对欧盟的安全构成很大风险。"</text:p>
      <text:p text:style-name="P4">
而周五，中国外交部发言人对欧盟的表态作出回应，称欧委会"拿不出任何证据，这是典型的有罪推定，中方对此坚决反对"。外交部发言人称，欧委会在没有法律和事实依据的情况下公开指定单个实体为高风险供应商，有违法治精神，也违背欧方市场经济、自由贸易、公平竞争的原则。</text:p>
      <text:p text:style-name="P4">
（综合报道）</text:p>
      <text:p text:style-name="P4">
Source: <text:a xlink:type="simple" xlink:href="https://www.dw.com/zh/德媒：华为5g基站软件被认为存在风险/a-65941962" text:style-name="Internet_20_link" text:visited-style-name="Visited_20_Internet_20_Link">
https://www.dw.com/zh/德媒：华为5g基站软件被认为存在风险/a-65941962?maca=chi-rss-chi-all-1127-rdf</text:a>
</text:p>
      <!--NEWS-->
      <text:h text:style-name="P10" text:outline-level="1">
<text:span text:style-name="T4">
美国防长：乌克兰有足够的反攻能力</text:span>
</text:h>
      <text:p text:style-name="P4">
Author: None (Language: zh)</text:p>
      <text:p text:style-name="P4">
Publisher: None</text:p>
      <text:p text:style-name="P4">
Time: 2023-06-16T13:23:00Z</text:p>
      <text:p text:style-name="P4">
Description: 美国防长近日谈到了乌克兰方面战损的问题，表示乌军仍有战斗力。同时，包括美国在内的四个北约国家向乌克兰提供防空导弹，以确保乌克兰反攻能成功。美方还指出，俄罗斯近期的石油收入骤降。普京则称，俄罗斯经济增长今年能达到2%。</text:p>
      <text:p text:style-name="P4">
Videos: []</text:p>
      <text:p text:style-name="P4">
Images: []</text:p>
      <text:p text:style-name="P4">
Subject: 时政风云</text:p>
      <text:p text:style-name="P4">
Subjects: ['奥巴马', '俄罗斯', '乌克兰', '美国', '普京', '俄罗斯入侵乌克兰']</text:p>
      <text:p text:style-name="P4">
Keywords: ['美国', '乌克兰', '俄罗斯', '战争', '反攻', '俄油', '俄罗斯经济', '普京', '五角大楼', '防空导弹', '制裁', '酷刑']</text:p>
      <text:p text:style-name="P4">
ID: 65942860</text:p>
      <!--METADATA-->
      <text:p text:style-name="P4">
<text:a xlink:type="simple" xlink:href="https://www.dw.com/zh/overlay/image/article/65942860/65922454" text:style-name="Internet_20_link" text:visited-style-name="Visited_20_Internet_20_Link">
 </text:a>
</text:p>
      <text:p text:style-name="P4">
美国和乌克兰防长在布鲁塞尔的北约会议上</text:p>
      <text:p text:style-name="P4">
（德国之声中文网）俄罗斯当局称，该国西部靠近乌克兰边境的库尔斯克地区，一家纺织厂的仓库因无人机袭击而烧毁。据媒体报道，一座行政大楼首先被击中，火焰从那里蔓延到仓库，没有人员伤亡。</text:p>
      <text:p text:style-name="P4">
自发动侵略战争以来，俄罗斯几乎每天都在攻击乌克兰的城镇，包括使用无人机和导弹。而近几个月来，库尔斯克、布良斯克和别尔哥罗德等 <text:a xlink:type="simple" xlink:href="https://www.dw.com/zh/zh/摧毁普京军队不可战胜的神话/a-65872418" text:style-name="Internet_20_link" text:visited-style-name="Visited_20_Internet_20_Link">
俄罗斯边境地区也越来越多抱怨来自乌克兰方面的攻击 </text:a>
，甚至首都莫斯科也成为无人机攻击的目标。不过，基辅官方没有承认参与了这些攻击。</text:p>
      <text:p text:style-name="P4">
<text:a xlink:type="simple" xlink:href="https://www.dw.com/zh/zh/北约的未来空中力量无人机vs战斗机/a-65900268" text:style-name="Internet_20_link" text:visited-style-name="Visited_20_Internet_20_Link">
 背景阅读：北约的未来空中力量：无人机vs.战斗机</text:a>
</text:p>
      <text:h text:style-name="P12" text:outline-level="3">
<text:span text:style-name="T4">
五角大楼认为乌克兰有能力进行反攻</text:span>
</text:h>
      <text:p text:style-name="P4">
美国国防部长奥斯汀（Lloyd Austin）在布鲁塞尔北约总部与乌克兰以及西方盟友会晤后说，尽管在初期遭遇损失，但乌克兰仍有足够的战斗力来进行反攻。</text:p>
      <text:p text:style-name="P4">
奥斯汀补充说，在这场战争中，双方都会有战损，重要的是基辅有能力修复受损的装备。这位美国防长说：“我们将继续向乌克兰提供其所需要的物资，以取得成功。”在美国主导下，所谓的乌克兰联络小组的大约50个国家在布鲁塞尔开会，讨论了为乌克兰提供进一步武器供应的问题。</text:p>
      <text:p text:style-name="P4">
谈到可能被莫斯科俘获的豹式坦克的视频，奥斯汀说：“我想俄方已经从十个不同的角度向我们展示了同样的五辆坦克1000次。”</text:p>
      <text:p text:style-name="P4">
美国参谋长联席会议主席米利（Mark Milley）说，现在对乌克兰的反攻会持续多久做出任何评估都为时过早。</text:p>
      <text:h text:style-name="P12" text:outline-level="3">
<text:span text:style-name="T4">
四个北约国家向乌克兰提供防空导弹</text:span>
</text:h>
      <text:p text:style-name="P4">
乌克兰正在从四个北约国家获得数百枚额外的防空导弹，用于对俄罗斯的反攻和保护关键基础设施。美国、英国、丹麦和荷兰在布鲁塞尔举行的协调军事援助的国际联络小组会议后宣布，这些防空导弹将用于解决乌克兰最紧迫的防空需求。</text:p>
      <text:p text:style-name="P4">
这些国家表示，短程和中程导弹的交付已经开始，应会在几周内完成，并称此举对于确保 <text:a xlink:type="simple" xlink:href="https://www.dw.com/zh/zh/俄乌战况泽连斯基称反攻前线稳步推进/a-65900912" text:style-name="Internet_20_link" text:visited-style-name="Visited_20_Internet_20_Link">
 乌克兰反攻</text:a>
 的成功是必要的。</text:p>
      <text:h text:style-name="P12" text:outline-level="3">
<text:span text:style-name="T4">
泽连斯基认为乌克兰正在迈入欧盟和北约</text:span>
</text:h>
      <text:p text:style-name="P4">
乌克兰总统泽连斯基对欧洲议会支持乌克兰加入北约和欧盟表示高兴。他在6月15日的视频讲话中说，欧洲议会通过了一项强有力的决议，支持乌克兰人民的“欧洲以及欧洲-大西洋愿望”。他还称，现在有对欧盟各国领导人的明确呼吁，为乌克兰加入欧盟确定一个路径。</text:p>
      <text:p text:style-name="P4">
</text:p>
      <text:p text:style-name="P4">
6月15日，泽连斯基通过视频连线对瑞士议会发表讲话</text:p>
      <text:p text:style-name="P4">
欧洲议会早些时候曾呼吁北约，为乌克兰在战争结束后加入该西方国防联盟铺平道路。在斯特拉斯堡通过的一项不具法律约束力的决议称，加入程序应在战争结束后开始，并尽快完成。425名欧洲议会议员投了赞成票，38人反对。42人弃权。在正式加入北约之前，欧盟和北约应制定一个安全保障的临时框架，这应在战后立即实施。</text:p>
      <text:h text:style-name="P12" text:outline-level="3">
<text:span text:style-name="T4">
联合国专家指责俄军实施酷刑</text:span>
</text:h>
      <text:p text:style-name="P4">
联合国专家指责俄罗斯军队普遍存在酷刑现象。多位联合国专家在日内瓦发表的一封写给俄罗斯政府的信中说，乌克兰平民和战俘正在遭受酷刑，包括电击和模拟处决。酷刑还被用来逼供和惩罚被指支持乌克兰军队的人，给受刑者带来内伤、骨折、中风和心理创伤。</text:p>
      <text:p text:style-name="P4">
联合国的俄罗斯军事专家认为，俄军的这种暴行至少是受到俄罗斯国家容忍的，甚至是由官方命令的。莫斯科政府则否认了有关折磨战俘、攻击乌克兰平民的指控。</text:p>
      <text:p text:style-name="P4">
此前，也曾有过针对乌克兰方面对战俘实施酷刑的指控。</text:p>
      <text:h text:style-name="P12" text:outline-level="3">
<text:span text:style-name="T4">
泽连斯基：乌克兰已经准备好加入北约</text:span>
</text:h>
      <text:h text:style-name="P12" text:outline-level="3">
<text:span text:style-name="T4">
美国：俄罗斯的石油收入骤降</text:span>
</text:h>
      <text:p text:style-name="P4">
据美国政府称，俄罗斯的石油贸易收入在今年前五个月暴跌了近一半。美国财政部副部长阿德耶莫（WallyAdeyemo）在智库“新美国安全中心”在华盛顿举办的活动上解释说，尽管俄罗斯现在出口的原油比其对乌克兰的侵略战争开始时要多，但其销售收入与上一年相比下降了50%。阿德耶莫补充说，俄罗斯现在赚的钱更少，因为俄罗斯的石油与其他国家的石油相比，有25%的折扣，他这里指的是俄罗斯石油的价格上限。</text:p>
      <text:p text:style-name="P4">
鉴于俄罗斯对乌克兰的侵略战争，西方在2022年12月初对俄罗斯原油实行每桶60美元的价格上限。此外，俄罗斯石油产品的价格上限也在近期开始生效。</text:p>
      <text:h text:style-name="P12" text:outline-level="3">
<text:span text:style-name="T4">
普京：今年俄罗斯经济增长可能达到2%</text:span>
</text:h>
      <text:p text:style-name="P4">
与此同时，俄罗斯总统普京则淡化西方制裁对俄罗斯经济的影响。据路透社报道，普京6月16日在圣彼得堡国际经济论坛上表示，今年俄罗斯GDP增长可能达到2%，将从去年面对西方全面制裁的收缩中恢复、反弹。</text:p>
      <text:h text:style-name="P12" text:outline-level="3">
<text:span text:style-name="T4">
截肢之后 他又回到战场</text:span>
</text:h>
      <text:p text:style-name="P4">
（路透社，德新社，法新社）</text:p>
      <text:p text:style-name="P4">
Source: <text:a xlink:type="simple" xlink:href="https://www.dw.com/zh/美国防长：乌克兰有足够的反攻能力/a-65942860" text:style-name="Internet_20_link" text:visited-style-name="Visited_20_Internet_20_Link">
https://www.dw.com/zh/美国防长：乌克兰有足够的反攻能力/a-65942860?maca=chi-rss-chi-all-1127-rdf</text:a>
</text:p>
      <!--NEWS-->
      <text:h text:style-name="P10" text:outline-level="1">
<text:span text:style-name="T4">
乔丹NBA总冠军赛「流感之战」球鞋 138万美元落槌</text:span>
</text:h>
      <text:p text:style-name="P4">
Publisher: 法新社</text:p>
      <text:p text:style-name="P4">
Published Time: 2023-06-16T13:32:11+00:00</text:p>
      <text:p text:style-name="P4">
Modified Time: 2023-06-16T13:20:03+00:00</text:p>
      <text:p text:style-name="P4">
Description: （法新社纽约15日电） 戈丁拍卖公司（Goldin Auctions）今天宣布，美国职篮NBA退役传奇球星乔丹于1997年NBA总冠军赛着名的「流感之战」所穿球鞋，以138万美元（约新台币4230万元）拍出。</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31" text:anchor-type="as-char" svg:width="6.9236in" svg:height="3.617581in" draw:z-index="0">
<draw:image xlink:href="../Images/rficn/2023-06-16T13-32-11-00-00/000000.png" xlink:type="simple" xlink:show="embed" xlink:actuate="onLoad" draw:mime-type="image/png"/>
</draw:frame>
</text:p>
      <text:p text:style-name="P4">
这双球鞋是乔丹（Michael Jordan）和他当年效力芝加哥公牛队的辉煌历史一部分，乔丹曾率领公牛在1990年代夺下6座NBA总冠军。</text:p>
      <text:p text:style-name="P4">
1997年的NBA总冠军赛，公牛队与犹他爵士队先打成2比2平手，到了第5战，乔丹却感染肠胃病毒而感到不适、发烧且脱水，但他还是抱着病体上场奋战。</text:p>
      <text:p text:style-name="P4">
当天乔丹出赛44分钟仍砍下38分，且于比赛倒数读秒阶段射进关键三分球，公牛队终场以90比88获胜，最终公牛在系列赛以4比2夺下总冠军，乔丹也获得总冠军赛最有价值球员（FMVP）殊荣。</text:p>
      <text:p text:style-name="P4">
爵士队一名前球僮曾拥有这双球鞋，且球鞋于10年前首次在拍卖会以将近10万5000美元的价格拍出。</text:p>
      <text:p text:style-name="P4">
Source: <text:a xlink:type="simple" xlink:href="https://www.rfi.fr/cn/%E8%BF%90%E5%8A%A8%E5%A4%A9%E5%9C%B0/20230616-%E4%B9%94%E4%B8%B9nba%E6%80%BB%E5%86%A0%E5%86%9B%E8%B5%9B-%E6%B5%81%E6%84%9F%E4%B9%8B%E6%88%98-%E7%90%83%E9%9E%8B-138%E4%B8%87%E7%BE%8E%E5%85%83%E8%90%BD%E6%A7%8C" text:style-name="Internet_20_link" text:visited-style-name="Visited_20_Internet_20_Link">
https://www.rfi.fr/cn/%E8%BF%90%E5%8A%A8%E5%A4%A9%E5%9C%B0/20230616-%E4%B9%94%E4%B8%B9nba%E6%80%BB%E5%86%A0%E5%86%9B%E8%B5%9B-%E6%B5%81%E6%84%9F%E4%B9%8B%E6%88%98-%E7%90%83%E9%9E%8B-138%E4%B8%87%E7%BE%8E%E5%85%83%E8%90%BD%E6%A7%8C</text:a>
</text:p>
      <!--NEWS-->
      <text:h text:style-name="P10" text:outline-level="1">
<text:span text:style-name="T4">
北约与印太： 开设东京办事处阻力重重</text:span>
</text:h>
      <text:p text:style-name="P4">
Author: None (Language: zh)</text:p>
      <text:p text:style-name="P4">
Publisher: None</text:p>
      <text:p text:style-name="P4">
Time: 2023-06-16T13:37:00Z</text:p>
      <text:p text:style-name="P4">
Description: 为了抗衡中国和俄罗斯的势力扩张，北约秘书长斯托尔滕贝格希望尽快强化北约与印太国家的伙伴关系。但这一计划除了招致莫斯科和北京的不满之外，至少有一个欧洲盟友也对该计划颇有微词。</text:p>
      <text:p text:style-name="P4">
Videos: []</text:p>
      <text:p text:style-name="P4">
Images: []</text:p>
      <text:p text:style-name="P4">
Subject: 新闻广角</text:p>
      <text:p text:style-name="P4">
Subjects: []</text:p>
      <text:p text:style-name="P4">
Keywords: ['岛屿主权争端', '专题报道：全景观看“习马会”', '中国', '日本', '中共十九大', '法国', '北大西洋公约组织', '法国沙尔利周刊枪击案', '德中关系']</text:p>
      <text:p text:style-name="P4">
ID: 65941895</text:p>
      <!--METADATA-->
      <text:p text:style-name="P4">
<text:a xlink:type="simple" xlink:href="https://www.dw.com/zh/overlay/image/article/65941895/65907484" text:style-name="Internet_20_link" text:visited-style-name="Visited_20_Internet_20_Link">
 </text:a>
</text:p>
      <text:p text:style-name="P4">
（德国之声中文网）"空中卫士23"空军演习，目前正在北约领空举行，这是北约历史上迄今为止规模最大的一次空军联合演习。除北约成员国之外，瑞典和日本两个非成员国也应邀参加了军演。其中日本的参与看上去尤为非同寻常。</text:p>
      <text:p text:style-name="P4">
事实上， <text:a xlink:type="simple" xlink:href="https://www.dw.com/zh/zh/日媒北約擬藉東京辦事處-升級印太合作/a-65907575" text:style-name="Internet_20_link" text:visited-style-name="Visited_20_Internet_20_Link">
 日本同北约的合作一直相当热络 </text:a>
 。北约秘书长斯托尔滕贝克（JensStoltenberg）今年一月访问东京时呼吁北约和日本加强紧密的合作关系。俄罗斯发动侵乌战争后，日本政府宣布对俄罗斯实施广泛的制裁，并对遭受战争蹂躏的乌克兰提供人道主义援助。</text:p>
      <text:p text:style-name="P4">
东京之所以这样做，也并非没有自身利益的考虑。正如斯托尔滕贝格警告的那样："今天发生在欧洲的事情，明天也有可能会在东亚重演。"而日本官员也用同样的措辞向本国民众解释东京同北约加强合作的理由。</text:p>
      <text:p text:style-name="P4">
</text:p>
      <text:p text:style-name="P4">
北约有史以来规模最大的空军演习：空中卫士23</text:p>
      <text:p text:style-name="P4">
北约设立东京联络处计划遇到阻碍</text:p>
      <text:p text:style-name="P4">
但北约和日本加强合作的一个实质性步骤，目前却遇到了问题：北约计划在东京设立在亚洲的第一个联络处，以协调北约同韩国、澳大利亚和新西兰等印太伙伴的合作。</text:p>
      <text:p text:style-name="P4">
但这一计划尚未正式对外公布，就不出意料地遭到北京的强烈批评，但意想不到是，法国总统马克龙也对该计划提出异议。</text:p>
      <text:p text:style-name="P4">
据《金融时报》报道，马克龙在斯洛伐克的一次公开演说中表示， <text:a xlink:type="simple" xlink:href="https://www.dw.com/zh/zh/英媒馬克宏反對北約在日本設辦事處/a-65834394" text:style-name="Internet_20_link" text:visited-style-name="Visited_20_Internet_20_Link">
 北约必须留在北大西洋的范畴之内，"如果我们试图扩大北约的地理范畴，将是一个极大的错误。"</text:a>
</text:p>
      <text:p text:style-name="P4">
华盛顿智库哈德逊研究所亚太事务负责人克罗宁（Patrick Cronin）对德国之声表示，法国总统马克龙对日本的拒绝，"令日本人震惊不已"。</text:p>
      <text:p text:style-name="P4">
克罗宁表示，马克龙将设立东京联络处这样一个小问题，视为重大的外交政策转变，这种做法是"非常荒谬"的。他补充说，马克龙这样做，很可能是为了维护法国同北京的商业利益，同时又要打造避免欧洲卷入中美冲突的欧洲保护者形象。</text:p>
      <text:p text:style-name="P4">
克罗宁说，这样一来，马克龙就可以向中国兜售自己了："你们看，我在努力让欧洲与美国保持独立，避免欧洲染指亚洲地区事务。"</text:p>
      <text:h text:style-name="P12" text:outline-level="3">
<text:span text:style-name="T4">
充当中欧关系中介人</text:span>
</text:h>
      <text:p text:style-name="P4">
阿登纳基金会外交及安全事务专家雷诺（ JanneLeino）曾长年在中国生活，他部分认同克罗宁的观点，但他同时也表示，马克龙的行为还有另外一种解释。雷诺说："当年涉及欧中关系的事务，中国方面都会找德国前总理默克尔协调，我认为，马克龙是想接默克尔的班，充当这种中间人角色。"</text:p>
      <text:p text:style-name="P4">
雷诺说："法国其实非常希望欧洲能够介入印太事务，但并不想以北约小伙伴的身份出现在那里。而如果欧盟参与到印太事务当中去，那么法国作为欧盟大国，当然所扮演的角色就重要多了。"</text:p>
      <text:h text:style-name="P12" text:outline-level="3">
<text:span text:style-name="T4">
中国的警告：北约应远离亚洲</text:span>
</text:h>
      <text:p text:style-name="P4">
无论马克龙的动机是什么，他反对北约开设东京联络处的立场都受到了北京的欢迎。六月六日，中国外交部发言人汪文斌回应马克龙的相关表述时说到："亚洲不是北大西洋地理范畴，也不需要建立所谓'亚太版北约'，但是北约却执着东进亚太、干预地区事务、挑动阵营对抗，这到底意欲何为？"</text:p>
      <text:p text:style-name="P4">
汪文斌表示，大部分地区国家在有关问题上的态度十分明确："反对在地区拼凑各种军事集团，不欢迎北约把触角伸向亚洲，不接受把阵营对抗复制到亚洲，不允许任何冷战、热战在亚洲重演。"</text:p>
      <text:p text:style-name="P4">
最后汪文斌还向日本发出了直接警告："日本也应作出符合地区稳定和发展利益的正确判断，不要做破坏地区国家间相互信任、损害地区和平稳定的事。"</text:p>
      <text:p text:style-name="P4">
</text:p>
      <text:p text:style-name="P4">
一月31日，北约秘书长斯托尔滕贝格同日本首相岸田文雄举行会晤。</text:p>
      <text:p text:style-name="P4">
周三，北约国防部长会议前举行的一次新闻发布会上，一名中国媒体集团记者问及北约是否确有东进亚洲的意图时，斯托尔滕贝格对这种猜测予以驳斥。他说："任何人都没有这样的计划。"</text:p>
      <text:p text:style-name="P4">
但斯托尔滕贝格同时表达了加强同印太地区伙伴合作的必要性："中国大举提升军备，并对邻国发出威胁"。</text:p>
      <text:p text:style-name="P4">
为此目的，即将召开的北约峰会，也将向日本、韩国、澳大利亚以及新西兰首脑发出与会邀请。去年夏季，上述国家的首脑首次出席了马德里的北约峰会。</text:p>
      <text:p text:style-name="P4">
除此之外，北约还正在同上述四国单独展开磋商，希望将当前同上述四国的"全球伙伴"升格为"量身订制的伙伴关系"（ITTP），以便北约同这些国家开展在网络安全、新科技、气候保护以及国防工业领域的双边合作。</text:p>
      <text:h text:style-name="P12" text:outline-level="3">
<text:span text:style-name="T4">
化被动为主动</text:span>
</text:h>
      <text:p text:style-name="P4">
对于中国反对北约在东京设立联络处的立场，雷诺提出了不同的建议。他说："既然马克龙认为，我们不应在东京设立联络处，因为这样会惹恼中国。那我们为什么不同中国方面就此议题展开直接会谈呢？"</text:p>
      <text:p text:style-name="P4">
雷诺认为，无论是北约，还是北京，都公开表示愿意开展对话。"双方在公开场合都不断重申开展对话的意愿，那我们为什么不进行尝试呢？"</text:p>
      <text:p text:style-name="P4">
雷诺说，如果北京拒绝了北约的对话建议，那么中国反对印太国家同北约合作也就没有那么理直气壮了。</text:p>
      <text:p text:style-name="P4">
Source: <text:a xlink:type="simple" xlink:href="https://www.dw.com/zh/北约与印太：-开设东京办事处阻力重重/a-65941895" text:style-name="Internet_20_link" text:visited-style-name="Visited_20_Internet_20_Link">
https://www.dw.com/zh/北约与印太：-开设东京办事处阻力重重/a-65941895?maca=chi-rss-chi-all-1127-rdf</text:a>
</text:p>
      <!--NEWS-->
      <text:h text:style-name="P10" text:outline-level="1">
<text:span text:style-name="T4">
“Hello 你好嘛?”：  悉尼艺术展重构港人历史记忆</text:span>
</text:h>
      <text:p text:style-name="P4">
Author: None</text:p>
      <text:p text:style-name="P4">
Publisher: Radio Free Asia (Organization)</text:p>
      <text:p text:style-name="P4">
Published Time: 2023-06-16T13:38:00-04:00</text:p>
      <text:p text:style-name="P4">
Modified Time: 2023-06-16T14:30:43-04:00</text:p>
      <text:p text:style-name="P4">
Description: None</text:p>
      <text:p text:style-name="P4">
Videos: []</text:p>
      <text:p text:style-name="P4">
Audios: ["<text:a xlink:type="simple" xlink:href="https://www.rfa.org/mandarin/yataibaodao/kejiaowen/cl-06162023104545.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235" text:anchor-type="as-char" svg:width="6.9236in" svg:height="3.88615in" draw:z-index="0">
<draw:image xlink:href="../Images/rfamandarin/2023-06-16T13-38-00-04-00/000000.png" xlink:type="simple" xlink:show="embed" xlink:actuate="onLoad" draw:mime-type="image/png"/>
</draw:frame>
 策展人郑咏儿（PamelaLeung）表示，香港人的历史记忆和文化身分，是〈Hello 你好嘛？ 〉12位参展艺术家的共同关注对象。 <text:a xlink:type="simple" xlink:href="https://www.rfa.org/mandarin/yataibaodao/kejiaowen/cl-06162023104545.html/@@images/image" text:style-name="Internet_20_link" text:visited-style-name="Visited_20_Internet_20_Link">
</text:a>
记者丘德真摄  <text:a xlink:type="simple" xlink:href="https://www.rfa.org/mandarin/yataibaodao/kejiaowen/cl-06162023104545.html/@@stream" text:style-name="Internet_20_link" text:visited-style-name="Visited_20_Internet_20_Link">
Audio-1-Link：https://www.rfa.org/mandarin/yataibaodao/kejiaowen/cl-06162023104545.html/@@stream</text:a>
</text:p>
      <text:p text:style-name="P4">
一场以香港人抗争记忆和身份认同为主题的当代艺术展览，16日起于澳大利亚悉尼举行。该展览的策展人、参展艺术家以及主办单位均指出，面对香港近年政治和社会情势的急遽变化，他们试图通过艺术作品让香港文化得以延续。</text:p>
      <ul>
        <li>
<text:span text:style-name="T4">
<text:a xlink:type="simple" xlink:href="https://www.rfa.org/mandarin/yataibaodao/renquanfazhi/cl-06052023101606.html" text:style-name="Internet_20_link" text:visited-style-name="Visited_20_Internet_20_Link">
 悉尼连续两天举行六四悼念活动 年轻人以行动捍卫历史 </text:a>
 </text:span>
  * <text:span text:style-name="T4">
<text:a xlink:type="simple" xlink:href="https://www.rfa.org/mandarin/yataibaodao/renquanfazhi/cl-05292023105826.html" text:style-name="Internet_20_link" text:visited-style-name="Visited_20_Internet_20_Link">
 不畏恐吓滋扰 悉尼华人挺身悼念"六四" </text:a>
 </text:span>
  * <text:span text:style-name="T4">
<text:a xlink:type="simple" xlink:href="https://www.rfa.org/mandarin/yataibaodao/gangtai/cl-04172023114847.html" text:style-name="Internet_20_link" text:visited-style-name="Visited_20_Internet_20_Link">
 响应全球声援香港47人案被告 悉尼民众市中心默站 </text:a>
 </text:span>
</li>
      </ul>
      <text:p text:style-name="P4">
在展场内各处，散落着数十个戴着护目镜和防毒面具的抗争者布偶；同时在多个纸箱内，又藏着更多同样的布偶──这是郑咏儿（PamelaLeung）的装置作品“上番行人路”。这句粤语翻译成普通话意思是“回到人行道上”，那是香港警察在驱赶马路上的抗议民众时，常常会喊出的指令，故此，也变成了香港人近年耳熟能详的一句话。</text:p>
      <text:p text:style-name="P4">
郑咏儿是这场展览的策展人同时也是参展艺术家，她向本台表示，这些布偶所呈现的状态，正是象征着香港人的处境──有些人离散各地，有些人则没有自由。她说：</text:p>
      <text:p text:style-name="P4">
“布偶的脸部，大多数是朝着参观者看不见的方向；因为很多人尽管离开香港后，还是无法公开露脸”</text:p>
      <text:p text:style-name="P4">
展览主办单位澳港联主席潘丽贞（Jane Poon）向本台透露，装置作品 “上番行人路”所采用的一批布偶，是由一位匿名长者所捐赠，目的是要帮助各地香港人组织筹募服务经费。她说：</text:p>
      <text:p text:style-name="P4">
“参观者也可以捐款，然后带一个布偶回家。”</text:p>
      <text:p text:style-name="P4">
郑咏儿的另一件作品，是以霓虹灯管展示着一句话〈Hello 你好嘛？ 〉──这句话也是这场展览的主题。她解释，这件作品所著重呈现的，是香港人的认同记忆；她说：</text:p>
      <text:p text:style-name="P4">
“是要问候一下那些一同经历了最近几年变化，并且离散各地的香港人。”</text:p>
      <text:p text:style-name="P4">
霓虹灯管招牌本来是香港街道的特色，但现在大多数都已经被政府要求拆除；故此，霓虹灯管也象征着被官方消灭的民间记忆。对此，郑咏儿特地自香港订制一组写着“Hello你好嘛？”的霓虹灯管，然后运回悉尼展示，以便延续香港人的生活记忆。她说：</text:p>
      <text:p text:style-name="P4">
“霓虹灯管承载着一个身份认同联想；一看到霓虹灯管，很多人会马上想到香港。”</text:p>
      <text:p text:style-name="P4">
影象艺术家谢明庄（Tse Ming Chong）的装置作品 “黑暗中有光”，在一个摄影暗房常见的冲印盘上，摆放着一张在曝光后变成黑色的相纸。他向本台表示，这项作品是隐喻着2019年香港“反送中”运动带给他的震撼。他说：</text:p>
      <text:p text:style-name="P4">
“这是一张一般黑白相纸，曝光后就会呈现黑色影像；意思是它记录了太多2019年的影像，所以全黑了；因为曝光过度得太严重了。它变黑，但也证实了曾经出现光明。”</text:p>
      <text:p text:style-name="P4">
 影象艺术家谢明庄（Tse MingChong）的装置作品〈黑暗中有光〉，隐喻着2019年香港“反送中”运动同时夹带着的漆黑与光明。 （记者丘德真摄）  <text:a xlink:type="simple" xlink:href="https://www.rfa.org/mandarin/yataibaodao/kejiaowen/cl-06162023104545.html/02.png" text:style-name="Internet_20_link" text:visited-style-name="Visited_20_Internet_20_Link">
</text:a>
</text:p>
      <text:p text:style-name="P4">
除了以隐喻封存香港人的记忆之外，谢明庄另外两项作品 “舞照跳 ”和“马照跑”所展示的数百张照片，也见证着历史变局之下的日常生活场景。</text:p>
      <text:p text:style-name="P4">
郑咏儿指出，12位参展作者当中，绝大多数是目前居住在澳大利亚的港人艺术家；而香港人的历史记忆和文化身份，是这些艺术家的共同关注对象。</text:p>
      <text:p text:style-name="P4">
郑咏儿提到，虽然悉尼有不少艺术展览空间是接受中资资助，或者会顾虑中国市场，但同时也有很多其他的画廊，是愿意展示关注香港议题作品的。有关“Hello你好嘛？”展览详情，可参阅articulateprojectspace.org或www.facebook.com/auhklink/。</text:p>
      <text:p text:style-name="P4">
记者：丘德真 责编：梒青 网编：何足</text:p>
      <text:p text:style-name="P4">
Source: <text:a xlink:type="simple" xlink:href="https://www.rfa.org/mandarin/yataibaodao/kejiaowen/cl-06162023104545.html" text:style-name="Internet_20_link" text:visited-style-name="Visited_20_Internet_20_Link">
https://www.rfa.org/mandarin/yataibaodao/kejiaowen/cl-06162023104545.html</text:a>
</text:p>
      <!--NEWS-->
      <text:h text:style-name="P10" text:outline-level="1">
<text:span text:style-name="T4">
梅西不出席印尼友谊赛 球迷批评主办单位广告不实</text:span>
</text:h>
      <text:p text:style-name="P4">
Publisher: 法新社</text:p>
      <text:p text:style-name="P4">
Published Time: 2023-06-16T14:02:08+00:00</text:p>
      <text:p text:style-name="P4">
Modified Time: 2023-06-16T13:50:02+00:00</text:p>
      <text:p text:style-name="P4">
Description: （法新社雅加达16日电） 在梅西（Lionel Messi）退出印尼首都雅加达的一场友谊赛后，他的印尼球迷今天表达了失望之情，其中一位计划花费12小时搭乘船和飞机前来观赛的粉丝指控主办单位广告不实。</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39" text:anchor-type="as-char" svg:width="6.9236in" svg:height="3.617581in" draw:z-index="0">
<draw:image xlink:href="../Images/rficn/2023-06-16T14-02-08-00-00/000000.png" xlink:type="simple" xlink:show="embed" xlink:actuate="onLoad" draw:mime-type="image/png"/>
</draw:frame>
</text:p>
      <text:p text:style-name="P4">
活动广告满满都是梅西的肖像，超过6万张门票被抢购一空，这场印尼与世界杯冠军阿根廷之间的比赛预定19日登场。</text:p>
      <text:p text:style-name="P4">
但在几天的猜测后，在印尼这个足球狂热国家的粉丝昨天收到了坏消息，他们的足球英雄梅西将不会出赛。</text:p>
      <text:p text:style-name="P4">
印尼东部摩鹿加省（Maluku）的偏远岛屿班达内拉（Bandaneira）一名店主、31岁的苏雅（Surya WijayaAng）告诉法新社：「我觉得伤心又失望，心情很复杂。这是我最有可能目睹梅西比赛的一次机会。」</text:p>
      <text:p text:style-name="P4">
昨天，阿根廷队在中国首都北京与澳洲队进行了一场友谊赛，总教练斯卡洛尼（Lionel Scaloni）证实，梅西不会参与阿根廷队亚洲巡回之行印尼站的比赛。</text:p>
      <text:p text:style-name="P4">
苏雅于梅西效力巴塞隆纳队（FC Barcelona）的期间成为他的忠实球迷，并且搜集了约200件印有梅西名字的球衣。</text:p>
      <text:p text:style-name="P4">
苏雅打算乘船前往印尼东部城市安汶（Ambon），然后再搭乘4个小时的飞机到雅加达看比赛。</text:p>
      <text:p text:style-name="P4">
苏雅从他广泛的球衣收藏中卖出7件，来支付价值120万印尼盾（约新台币2500元）的比赛门票，这在印尼这个中低所得国家是相当昂贵的价格。</text:p>
      <text:p text:style-name="P4">
这位梅西粉丝感到愤愤不平，并表示主办单位似已承诺足球明星梅西的登场。</text:p>
      <text:p text:style-name="P4">
苏雅表示：「梅西是偶像，90%的门票可以说都是因为梅西而卖出。这对他们来说是个行销策略。」</text:p>
      <text:p text:style-name="P4">
其他印尼球迷则利用社群媒体来表达失望之情，其中一人表示要出售2张门票，「因为梅西不来了」。</text:p>
      <text:p text:style-name="P4">
Source: <text:a xlink:type="simple" xlink:href="https://www.rfi.fr/cn/%E8%BF%90%E5%8A%A8%E5%A4%A9%E5%9C%B0/20230616-%E6%A2%85%E8%A5%BF%E4%B8%8D%E5%87%BA%E5%B8%AD%E5%8D%B0%E5%B0%BC%E5%8F%8B%E8%B0%8A%E8%B5%9B-%E7%90%83%E8%BF%B7%E6%89%B9%E8%AF%84%E4%B8%BB%E5%8A%9E%E5%8D%95%E4%BD%8D%E5%B9%BF%E5%91%8A%E4%B8%8D%E5%AE%9E" text:style-name="Internet_20_link" text:visited-style-name="Visited_20_Internet_20_Link">
https://www.rfi.fr/cn/%E8%BF%90%E5%8A%A8%E5%A4%A9%E5%9C%B0/20230616-%E6%A2%85%E8%A5%BF%E4%B8%8D%E5%87%BA%E5%B8%AD%E5%8D%B0%E5%B0%BC%E5%8F%8B%E8%B0%8A%E8%B5%9B-%E7%90%83%E8%BF%B7%E6%89%B9%E8%AF%84%E4%B8%BB%E5%8A%9E%E5%8D%95%E4%BD%8D%E5%B9%BF%E5%91%8A%E4%B8%8D%E5%AE%9E</text:a>
</text:p>
      <!--NEWS-->
      <text:h text:style-name="P10" text:outline-level="1">
<text:span text:style-name="T4">
中国是合作伙伴而俄罗斯是最大威胁：德国首项国家安全战略中的细节</text:span>
</text:h>
      <text:p text:style-name="P4">
Author: 半岛电视台</text:p>
      <text:p text:style-name="P4">
Publisher: Al Jazeera</text:p>
      <text:p text:style-name="P4">
Published Time: 2023-06-16T14:05:56</text:p>
      <text:p text:style-name="P4">
Modified Time: 2023-06-16T14:05:56</text:p>
      <text:p text:style-name="P4">
Description: 德国总理舒尔茨对这项一年多以来备受期待的战略总结称，政府想要提出一项基于三大基础的安全战略，即“互补性、灵活性和可持续性”。</text:p>
      <text:p text:style-name="P4">
Images: ["<text:a xlink:type="simple" xlink:href="https://chinese.aljazeera.net/wp-content/uploads/2023/06/RC2XI1AOO9CD-1686895559-1686923217.jpg" text:style-name="Internet_20_link" text:visited-style-name="Visited_20_Internet_20_Link">
RC2XI1AOO9CD-...</text:a>
", "<text:a xlink:type="simple" xlink:href="https://chinese.aljazeera.net/wp-content/uploads/2023/06/33JL763-highres-1686896457-1686923280.jpg" text:style-name="Internet_20_link" text:visited-style-name="Visited_20_Internet_20_Link">
33JL763-highr...</text:a>
", "<text:a xlink:type="simple" xlink:href="https://chinese.aljazeera.net/wp-content/uploads/2023/06/maxresdefault-1686923388.jpg" text:style-name="Internet_20_link" text:visited-style-name="Visited_20_Internet_20_Link">
maxresdefault...</text:a>
", "<text:a xlink:type="simple" xlink:href="https://chinese.aljazeera.net/wp-content/uploads/2023/06/maxresdefault-1-1686923334.jpg" text:style-name="Internet_20_link" text:visited-style-name="Visited_20_Internet_20_Link">
maxresdefault...</text:a>
"]</text:p>
      <text:p text:style-name="P4">
Topics: ['专家专栏', '政治', '新闻']</text:p>
      <text:p text:style-name="P4">
Keywords: ['专家专栏', '政治', '新闻', '世界', '德国']</text:p>
      <text:p text:style-name="P4">
Type: Article</text:p>
      <!--METADATA-->
      <text:p text:style-name="P4">
<draw:frame draw:style-name="fr1" draw:name="Image240" text:anchor-type="as-char" svg:width="6.9236in" svg:height="4.612099in" draw:z-index="0">
<draw:image xlink:href="../Images/Aljazeera Chinese/2023-06-16T14-05-56/RC2XI1AOO9CD-1686895559-1686923217.jpg" xlink:type="simple" xlink:show="embed" xlink:actuate="onLoad" draw:mime-type="image/jpeg"/>
</draw:frame>
德国总理舒尔茨(左二)与执政联盟的部长们在为公布该国家安全战略而举行的新闻发布会之前 (路透社)</text:p>
      <text:p text:style-name="P4">
为体现执政联盟的团结一致，德国总理舒尔茨与其国防部长、外交部长、内政部长和财政部长一同步行至新闻发布会现场，以宣布德国的第一项国家安全战略。</text:p>
      <text:p text:style-name="P4">
在这场新闻发布会开始之际，德国总理舒尔茨对这项一年多以来备受期待的战略总结称，德国“很强大”，德国政府今天想要提出一项基于三大基础的安全战略，即“互补性、灵活性和可持续性”。</text:p>
      <text:p text:style-name="P4">
“互补性”被视为这份共计80页的战略的核心，其目的是将所有与安全相关的重要问题与资源集中到一个篮子内，这意味着德国将告别其最重要决策机制之一，即基于在各个安全事务部门之间分担任务与权限的决策机制，而这项机制常常受到批评，因为它在当前这个动荡的时期延迟了决策的出台过程。</text:p>
      <text:p text:style-name="P4">
德国政府使用了“灵活性”一词，力求确保德国的所有互补机构有能力保护“民主制度免受外部影响”，同时还通过使用“可持续性”一词，来强调应对气候变化的必要性，以消除这些变化对德国公民安全构成的所有安全风险。</text:p>
      <text:p text:style-name="P4">
<draw:frame draw:style-name="fr1" draw:name="Image241" text:anchor-type="as-char" svg:width="6.9236in" svg:height="4.583726in" draw:z-index="0">
<draw:image xlink:href="../Images/Aljazeera Chinese/2023-06-16T14-05-56/33JL763-highres-1686896457-1686923280.jpg" xlink:type="simple" xlink:show="embed" xlink:actuate="onLoad" draw:mime-type="image/jpeg"/>
</draw:frame>
舒尔茨强调，这项安全战略主要基于三大原则 (法国媒体)</text:p>
      <text:h text:style-name="P13" text:outline-level="4">
<text:span text:style-name="T4">
“不成熟的”战略</text:span>
</text:h>
      <text:p text:style-name="P4">
民主政体联盟主席、安全专家奥拉夫·邦克向半岛电视台记者表示，德国政府在赶上其他大国的道路上迈出了一大步，他还补充称，迄今为止，德国一直依靠美国、法国和英国伙伴来应对其安全挑战，而这项战略则将国家安全列为该国的最高优先事项。</text:p>
      <text:p text:style-name="P4">
“Plan4Risk”安全组织主席卢钦斯基并未贬低这项战略的重要性，但他在与半岛电视台记者对话时指出，这项战略最主要的问题在于它的“不清晰”，他不想说这是一项失败的战略，因此，他倾向于将它称为“不成熟”的战略，因为它使德国落后于其他的西方国家，尤其是法国、英国和美国。</text:p>
      <text:p text:style-name="P4">
他还补充称，该战略反映了德国社会对敏感安全概念的态度，并且强调，该战略应当包括消灭战争和危机根源的内容。</text:p>
      <text:p text:style-name="P4">
他还指出了这项战略所缺失的重要领域，此外，德国政府还没有在其中明确危机和战争地区，例如，亚洲并不是德国安全的优先事项。此外，德国必须考虑其“军队的有限能力”，并确保提供财政和人力资源，以使德国能够在危机地区发挥军事作用。</text:p>
      <text:p text:style-name="P4">
关于三大情报机构在从“外部、内部和军事层面上”执行这项战略的过程中的作用，卢钦斯基指出，探讨这三大机构之间开展合作的必要性，“是必要且重要的问题”，但更重要的是，这项战略承认有必要设立一个情报分析部门，以负责为德国情报活动提供理论框架。</text:p>
      <text:p text:style-name="P4">
<draw:frame draw:style-name="fr1" draw:name="Image242" text:anchor-type="as-char" svg:width="6.9236in" svg:height="3.894525in" draw:z-index="0">
<draw:image xlink:href="../Images/Aljazeera Chinese/2023-06-16T14-05-56/maxresdefault-1686923388.jpg" xlink:type="simple" xlink:show="embed" xlink:actuate="onLoad" draw:mime-type="image/jpeg"/>
</draw:frame>
 德国：未来的军事力量(半岛电视台)</text:p>
      <text:h text:style-name="P13" text:outline-level="4">
<text:span text:style-name="T4">
俄罗斯是“最大的威胁”</text:span>
</text:h>
      <text:p text:style-name="P4">
这项战略强调了德国及其军队的所有义务，无论是涉及《北大西洋公约》第5条(即共同防御条款)的规定，还是涉及《马斯特里赫特条约》第42条的规定——该条约规定欧盟所有成员国应当相互防御，亦或是涉及明确德国支持其法国盟友的《亚琛条约》的第4条规定。</text:p>
      <text:p text:style-name="P4">
但是最引人注目的还是关于俄罗斯和中国的内容，这项战略认为，“在可预见的时间内，俄罗斯将是欧洲和平与安全的最大直接威胁”，同时，它还将中国界定为“合作伙伴”与“系统性的对手”，而没有在德国与中国的关系上提出过多的细节，因为舒尔茨政府正在制定一项单独的中国战略，并计划在未来几个月内提交。</text:p>
      <text:p text:style-name="P4">
柏林大学国际关系教授克里斯蒂安·托沙夫认为，由于贸易原因和国际社会需要中国参与解决气候危机等悬而未决的重要问题，这项战略没有对中国采取升级的措辞。</text:p>
      <text:p text:style-name="P4">
托沙夫向半岛电视台记者指出，在德国回应“俄罗斯对乌克兰的战争之际，有理由认为俄罗斯是对欧洲安全构成最大威胁的帝国主义力量，是一个脱离了国际法的国家“，而有关中国的内容则更为温和，并承认需要将中国当作一个重要的贸易伙伴和国际参与者，以解决各类危机。</text:p>
      <text:p text:style-name="P4">
<draw:frame draw:style-name="fr1" draw:name="Image243" text:anchor-type="as-char" svg:width="6.9236in" svg:height="3.894525in" draw:z-index="0">
<draw:image xlink:href="../Images/Aljazeera Chinese/2023-06-16T14-05-56/maxresdefault-1-1686923334.jpg" xlink:type="simple" xlink:show="embed" xlink:actuate="onLoad" draw:mime-type="image/jpeg"/>
</draw:frame>
 德国出台国家安全战略(半岛电视台)</text:p>
      <text:h text:style-name="P13" text:outline-level="4">
<text:span text:style-name="T4">
中东地区的稳定</text:span>
</text:h>
      <text:p text:style-name="P4">
诚然，这项战略只明确提到了俄罗斯和中国，但是对其内容的解读表明，它反映了德国安全政策的优先事项自一段时间以来的转变，从打击恐怖主义、军事干预和派遣德国军队执行境外任务，转向了侧重于预防恐怖主义和国家间冲突的领域。</text:p>
      <text:p text:style-name="P4">
法兰克福哥德大学反恐怖主义政治学教授哈娜·法耶维尔表示，德国对与中东和北非国家关系的安全观，受到了维护这些国家稳定的必要性的观点的影响。</text:p>
      <text:p text:style-name="P4">
她还补充称，这一观点基于两条主线：第一条侧重于将这些国家视为可以在短期和中期内依靠的合作伙伴，以替代俄罗斯能源，直至最终实现从化石能源向替代能源的过渡；第二条则是关于对难民潮的监督和管理。</text:p>
      <text:p text:style-name="P4">
这位专家补充称，这实际上意味着中东和北非国家的稳定，是这项新安全战略中的“优先事项”。</text:p>
      <text:p text:style-name="P4">
在有关打击恐怖主义的问题上，这位专家指出，这项战略“为包括社会、民间、警察和情报等手段在内的预防措施奠定了基础，以逐步减少对军事手段的使用”。</text:p>
      <text:p text:style-name="P4">
Source: <text:a xlink:type="simple" xlink:href="https://chinese.aljazeera.net/news/2023/6/16/%e4%b8%ad%e5%9b%bd%e6%98%af%e5%90%88%e4%bd%9c%e4%bc%99%e4%bc%b4%e8%80%8c%e4%bf%84%e7%bd%97%e6%96%af%e6%98%af%e6%9c%80%e5%a4%a7%e5%a8%81%e8%83%81%e5%be%b7%e5%9b%bd%e9%a6%96%e9%a1%b9%e5%9b%bd" text:style-name="Internet_20_link" text:visited-style-name="Visited_20_Internet_20_Link">
https://chinese.aljazeera.net/news/2023/6/16/%e4%b8%ad%e5%9b%bd%e6%98%af%e5%90%88%e4%bd%9c%e4%bc%99%e4%bc%b4%e8%80%8c%e4%bf%84%e7%bd%97%e6%96%af%e6%98%af%e6%9c%80%e5%a4%a7%e5%a8%81%e8%83%81%e5%be%b7%e5%9b%bd%e9%a6%96%e9%a1%b9%e5%9b%bd</text:a>
</text:p>
      <!--NEWS-->
      <text:h text:style-name="P10" text:outline-level="1">
<text:span text:style-name="T4">
是否留任北约秘书长 斯托尔滕贝格交成员国决定</text:span>
</text:h>
      <text:p text:style-name="P4">
Author: 联合早报 (Person)</text:p>
      <text:p text:style-name="P4">
Publisher: 联合早报 (Organization)</text:p>
      <text:p text:style-name="P4">
Published Time: 2023-06-16T14:09</text:p>
      <text:p text:style-name="P4">
Modified Time: 2023-06-16T14:34</text:p>
      <text:p text:style-name="P4">
Description: 一些欧盟成员国的高级官员公开支持斯托尔滕贝格留任北约秘书长，斯托尔滕贝格星期四（6月15日）被问及是否已被说服继续留任时，他称交由北约成员国决定，显示他对留任的前景持开放态度。路透...</text:p>
      <text:p text:style-name="P4">
Videos: []</text:p>
      <text:p text:style-name="P4">
Audios: []</text:p>
      <text:p text:style-name="P4">
Images: []</text:p>
      <text:p text:style-name="P4">
Type: NewsArticle</text:p>
      <text:p text:style-name="P4">
Breadcrumbs: ['即时', '国际']</text:p>
      <text:p text:style-name="P4">
Keywords: ['北约', '美国']</text:p>
      <!--METADATA-->
      <text:p text:style-name="P4">
一些欧盟成员国的高级官员公开支持斯托尔滕贝格留任北约秘书长，斯托尔滕贝格星期四（6月15日）被问及是否已被说服继续留任时，他称交由北约成员国决定，显示他对留任的前景持开放态度。</text:p>
      <text:p text:style-name="P4">
路透社报道，北约今年2月确认，为挪威前首相的斯托尔滕贝格无意寻求继续担任此职， <text:a xlink:type="simple" xlink:href="https://www.zaobao.com/realtime/world/story20230212-1362425" text:style-name="Internet_20_link" text:visited-style-name="Visited_20_Internet_20_Link">
 他将在10月卸任</text:a>
 。</text:p>
      <text:p text:style-name="P4">
斯托尔滕贝格星期四在布鲁塞尔举行的北约国防部长会议场边向记者讲话时重申，他并没有改变想法。但他一再拒绝透露，如果北约成员国要求他留下来，他会怎么做。</text:p>
      <text:p text:style-name="P4">
斯托尔滕贝格说：“我对这个联盟必须做出的所有决定负责，唯独一项是例外。那就是关于我的未来，那将由31个盟国决定。”</text:p>
      <text:p text:style-name="P4">
斯托尔滕贝格现年64岁，2000年至2001年、2005年至2013年两度担任挪威首相，2014年担任北约秘书长至今。他上一次任期获得延长是在去年3月。</text:p>
      <text:p text:style-name="P4">
传统上，北约秘书长是由资深欧洲政治人物担任，但如果没有获得北约主导力量美国的支持，任何人都无法出任此职。</text:p>
      <text:p text:style-name="P4">
美国总统 <text:a xlink:type="simple" xlink:href="https://www.zaobao.com/realtime/world/story20230614-1404104" text:style-name="Internet_20_link" text:visited-style-name="Visited_20_Internet_20_Link">
 拜登星期二在白宫与斯托尔滕贝格会面</text:a>
时强调，美国对北约的支持坚如磐石，但他没有对下一任北约秘书长人选做任何表态。</text:p>
      <text:p text:style-name="P4">
白宫发言人让皮埃尔后来说，拜登还没有对新北约秘书长人选做出决定，并称斯托尔滕贝格是一位杰出的北约秘书长。</text:p>
      <text:p text:style-name="P4">
据外交官员透露，英国国防部长华莱士公开表明他希望得到这份工作，而一直被看好很有希望成为新北约秘书长的丹麦首相弗雷德里克森，坚称自己不是候选人。</text:p>
      <text:p text:style-name="P4">
弗雷德里克森星期四告诉丹麦广播公司DR，斯托尔滕贝格留任“会是一个非常好的安排”。她进一步说：“我非常喜欢我的工作，我要留在我现在的职位。所以，我不会到北约去。”</text:p>
      <text:p text:style-name="P4">
Source: <text:a xlink:type="simple" xlink:href="https://www.zaobao.com.sg/realtime/world/story20230616-1404885" text:style-name="Internet_20_link" text:visited-style-name="Visited_20_Internet_20_Link">
https://www.zaobao.com.sg/realtime/world/story20230616-1404885</text:a>
</text:p>
      <!--NEWS-->
      <text:h text:style-name="P10" text:outline-level="1">
<text:span text:style-name="T4">
美国海军巡航导弹核潜艇 “密歇根”号停靠釜山</text:span>
</text:h>
      <text:p text:style-name="P4">
Author: 联合早报 (Person)</text:p>
      <text:p text:style-name="P4">
Publisher: 联合早报 (Organization)</text:p>
      <text:p text:style-name="P4">
Published Time: 2023-06-16T14:19</text:p>
      <text:p text:style-name="P4">
Modified Time: 2023-06-16T14:24</text:p>
      <text:p text:style-name="P4">
Description: 美国海军“密歇根”号巡航导弹核潜艇（SSGN）星期五（6月16日）停靠韩国釜山作战基地。这是近六年来首度有美军核潜艇停靠韩国外海，也是韩美领导人今年4月联合发布的《华盛顿宣言》的跟...</text:p>
      <text:p text:style-name="P4">
Videos: []</text:p>
      <text:p text:style-name="P4">
Audios: []</text:p>
      <text:p text:style-name="P4">
Images: []</text:p>
      <text:p text:style-name="P4">
Type: NewsArticle</text:p>
      <text:p text:style-name="P4">
Breadcrumbs: ['即时', '国际']</text:p>
      <text:p text:style-name="P4">
Keywords: ['美国海军', '韩国', '核潜艇', '导弹']</text:p>
      <!--METADATA-->
      <text:p text:style-name="P4">
美国海军“密歇根”号巡航导弹核潜艇（SSGN）星期五（6月16日）停靠韩国釜山作战基地。</text:p>
      <text:p text:style-name="P4">
这是近六年来首度有美军核潜艇停靠韩国外海，也是韩美领导人今年4月联合发布的《华盛顿宣言》的跟进措施。</text:p>
      <text:p text:style-name="P4">
韩联社报道，密歇根号为世界最大潜艇之一，可搭载150多枚射程达2500公里的“战斧”巡航导弹。分析人士说，在朝鲜5月31日 <text:a xlink:type="simple" xlink:href="https://www.zaobao.com/realtime/world/story20230531-1399806" text:style-name="Internet_20_link" text:visited-style-name="Visited_20_Internet_20_Link">
 发射军事侦察卫星</text:a>
 ，星期四晚 <text:a xlink:type="simple" xlink:href="https://www.zaobao.com/realtime/world/story20230615-1404708" text:style-name="Internet_20_link" text:visited-style-name="Visited_20_Internet_20_Link">
又发射近程弹道导弹 </text:a>
的背景下，此举旨在对朝鲜发出警告。</text:p>
      <text:p text:style-name="P4">
韩国国防部说，在密歇根号访韩期间，韩美海军将举行联合演练，加强特种作战能力，反制朝鲜不断升级的挑衅行为。</text:p>
      <text:p text:style-name="P4">
Source: <text:a xlink:type="simple" xlink:href="https://www.zaobao.com.sg/realtime/world/story20230616-1404886" text:style-name="Internet_20_link" text:visited-style-name="Visited_20_Internet_20_Link">
https://www.zaobao.com.sg/realtime/world/story20230616-1404886</text:a>
</text:p>
      <!--NEWS-->
      <text:h text:style-name="P10" text:outline-level="1">
<text:span text:style-name="T4">
德语媒体：白宫希望同北京进入对话轨道</text:span>
</text:h>
      <text:p text:style-name="P4">
Author: None (Language: zh)</text:p>
      <text:p text:style-name="P4">
Publisher: None</text:p>
      <text:p text:style-name="P4">
Time: 2023-06-16T14:23:00Z</text:p>
      <text:p text:style-name="P4">
Description: 《南德意志报》就布林肯本周末访华发表评论认为，美国国务卿的到访会开启中美关系的对话空间；德国《时代周报》也聚焦这一话题，表示这将是一次艰难的外交之旅。中方可能更愿意与美国其他一些部长对话。</text:p>
      <text:p text:style-name="P4">
Videos: []</text:p>
      <text:p text:style-name="P4">
Images: []</text:p>
      <text:p text:style-name="P4">
Subject: 评论分析</text:p>
      <text:p text:style-name="P4">
Subjects: ['薄熙来', '专题报道：习近平访美', '中国共产党', '专题报道：全景观看“习马会”', '中国反腐风暴', '空气污染', '20国集团', '北京', '毛泽东', '中国宪法修正案取消国家主席任期限制']</text:p>
      <text:p text:style-name="P4">
Keywords: ['布林肯', '访华', '北京', '习近平', '白宫', '外交', '对话']</text:p>
      <text:p text:style-name="P4">
ID: 65943479</text:p>
      <!--METADATA-->
      <text:p text:style-name="P4">
<text:a xlink:type="simple" xlink:href="https://www.dw.com/zh/overlay/image/article/65943479/61944623" text:style-name="Internet_20_link" text:visited-style-name="Visited_20_Internet_20_Link">
 </text:a>
</text:p>
      <text:p text:style-name="P4">
布林肯访华：去北京谈一谈</text:p>
      <text:p text:style-name="P4">
（德国之声中文网）本周末，美国国务卿布林肯将前往北京开始他上任以来的 <text:a xlink:type="simple" xlink:href="https://www.dw.com/zh/zh/布林肯预计18日访华-着眼管控风险/a-65878688" text:style-name="Internet_20_link" text:visited-style-name="Visited_20_Internet_20_Link">
 首次中国之旅</text:a>
。《南德意志报》评论员认为，美国国务卿布林肯访华怀有一个简单的目标： <text:a xlink:type="simple" xlink:href="https://www.sueddeutsche.de/politik/usa-china-tony-blinken-supermaechte-diplomatie-spionageballon-1.5937299" text:style-name="Internet_20_link" text:visited-style-name="Visited_20_Internet_20_Link">
 他不过就是"想来谈一谈"（Er will ja nur reden）</text:a>
，不过，此举将会打破中美关系目前的僵局，开启一系列双边部长级会晤，并为今年11月举行两国领袖的直接会面奠定基础。</text:p>
      <text:p text:style-name="P4">
作者指出，白宫希望将中美关系重新引上外交轨道并将之看作是其外交政策的重点:</text:p>
      <text:p text:style-name="P4">
"在相互靠近的复杂过程中，至少美国方面怀有一个相对简单的看法，即如果不想让头脑简单的鹰派出言不逊、引起战争，即便完全出自偶然，那么北京和华盛顿必须尽快以一种外交语气说话。双边关系的政治管理以及回归外交轨道，是白宫政策的中心内容。对此，北京心知肚明，假如世界分成水火不相容的两大阵营，它将不得不蒙受巨大的经济损失。"</text:p>
      <text:p text:style-name="P4">
"欧洲脱离美国、在两个阵营之间发挥影响力的念头，迄今被证明同现实脱节。相反，西方投资者们因察觉即将出现政治冰期而成批地匆匆离开中国。欧委会主席冯德莱恩提出的'降低风险'而不是'脱钩'的理念，不仅在指导着欧洲战略，同时也为美国战略指明了方向。</text:p>
      <text:p text:style-name="P4">
这样看，布林肯的访华使命其实就如此简单：美国希望同中国进入对话层面。就军备控制展开谨慎对话可以作为第一步试探。为达到这一目标，拜登政府即便迎来 <text:a xlink:type="simple" xlink:href="https://www.dw.com/zh/zh/中美外长通话-秦刚暗指双边关系困难责任在美方/a-65910231" text:style-name="Internet_20_link" text:visited-style-name="Visited_20_Internet_20_Link">
对方的口头棒喝 </text:a>
 也会在所不辞。"</text:p>
      <ul>
        <li>
</li>
      </ul>
      <h5>
“气球”事件加剧美中两国紧张关系</h5>
      <text:h text:style-name="P12" text:outline-level="3">
<text:span text:style-name="T4">
击落</text:span>
</text:h>
      <text:p text:style-name="P4">
中国的一个气球在美国本土上空飘荡了数日之后，2月4日，美军在南卡罗来纳州沿海水域将其击落。美国指责中国利用气球进行间谍活动。但中国方面表示，这只是一个失控的气象气球。</text:p>
      <ul>
        <li>
</li>
      </ul>
      <h5>
“气球”事件加剧美中两国紧张关系</h5>
      <text:h text:style-name="P12" text:outline-level="3">
<text:span text:style-name="T4">
搜寻</text:span>
</text:h>
      <text:p text:style-name="P4">
被击落的气球坠入距离南卡罗来纳州海岸几英里处的大海中。美国海军和海岸警卫队对气球坠落的地区进行定位，并派出直升机和舰艇在坠落区域梳理寻找气球残骸。</text:p>
      <ul>
        <li>
</li>
      </ul>
      <h5>
“气球”事件加剧美中两国紧张关系</h5>
      <text:h text:style-name="P12" text:outline-level="3">
<text:span text:style-name="T4">
打捞</text:span>
</text:h>
      <text:p text:style-name="P4">
看上去像是渔民们正在捕捞一个超大的水母，但实际上这是美军的一个负责处理爆炸物的小组成员在海上打捞中国气球被击落后的残骸。这个气球直径大约达到61米，重量相当于一架小型客机。</text:p>
      <ul>
        <li>
</li>
      </ul>
      <h5>
“气球”事件加剧美中两国紧张关系</h5>
      <text:h text:style-name="P12" text:outline-level="3">
<text:span text:style-name="T4">
残骸</text:span>
</text:h>
      <text:p text:style-name="P4">
由于气球尺寸巨大，而且对其安全性的不确定性，美国最终决定在海上击落。气球坠落地区的水深约为15米。美军正在努力打捞更多的残骸，以便更准确地了解这个飞行物的实际用途。</text:p>
      <ul>
        <li>
</li>
      </ul>
      <h5>
“气球”事件加剧美中两国紧张关系</h5>
      <text:h text:style-name="P12" text:outline-level="3">
<text:span text:style-name="T4">
工具</text:span>
</text:h>
      <text:p text:style-name="P4">
美军使用了包括水下无人机等特殊装备搜索并打捞气球残骸。“探路者”级海洋测量船利用声纳技术在坠落区寻找残骸碎片。据美军的说法，搜索面积约为2.25平方公里。</text:p>
      <ul>
        <li>
</li>
      </ul>
      <h5>
“气球”事件加剧美中两国紧张关系</h5>
      <text:h text:style-name="P12" text:outline-level="3">
<text:span text:style-name="T4">
寻获</text:span>
</text:h>
      <text:p text:style-name="P4">
美军北方司令部2月13日在一份声明中说，“打捞团队从气球坠落处寻获了一些重要的残骸，包括确认所有主要的传感器和电子装置，以及整体结构的大块物件”。</text:p>
      <ul>
        <li>
</li>
      </ul>
      <h5>
“气球”事件加剧美中两国紧张关系</h5>
      <text:h text:style-name="P12" text:outline-level="3">
<text:span text:style-name="T4">
升级</text:span>
</text:h>
      <text:p text:style-name="P4">
美国击落中国疑似间谍气球之后，美中之间的紧张关系进一步加剧。此间，中国国防部长曾拒绝同美国国防部长奥斯汀通电话来讨论与气球相关的事宜。中方称美国的击落行动是过度反应，违反了国际准则。美国商务部则将与北京疑似间谍气球计划有关的中国6个实体添加到出口黑名单中。过去几天，美军在美国西北部阿拉斯加州海岸、加拿大西北部的育空地区，以及美加边境休伦湖的上空又分别击落了三个飞行体。</text:p>
      <text:p text:style-name="P4">
作者: Florian Meyer</text:p>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p>
      <text:h text:style-name="P12" text:outline-level="3">
<text:span text:style-name="T4">
<text:span text:style-name="T4">
布林肯的访问是否成功，也取决于习近平是否会见</text:span>
</text:span>
</text:h>
      <text:p text:style-name="P4">
<text:a xlink:type="simple" xlink:href="https://www.zeit.de/politik/ausland/2023-06/usa-china-antony-blinken-peking/komplettansicht" text:style-name="Internet_20_link" text:visited-style-name="Visited_20_Internet_20_Link">
 德国《时代周报》网络版6月16日的一篇分析文章同样聚焦布林肯本周末的访华之旅</text:a>
，表示美中两国之间的不信任正不断增长，布林肯此行的目的是为了减少这种不信任。两国政府计划在这次访问后，开启一系列美国部长级官员的对华访问，潜在人选包括美国财长耶伦、美国商务部长雷蒙多以及美国总统气候特使克里。"甚至拜登和习近平也可能亲自会面。不过在那之前，还有很长的路要走。"</text:p>
      <text:p text:style-name="P4">
作者Steffen Richter指出，中美目前面临一系列深层次冲突， <text:a xlink:type="simple" xlink:href="https://www.dw.com/zh/zh/布林肯訪華在即-美不期望雙邊關係突破/a-65917669" text:style-name="Internet_20_link" text:visited-style-name="Visited_20_Internet_20_Link">
 这些无法通过布林肯一次访问解决</text:a>
。"中国政治强人习近平已经表达了他对美国（对华）政策的不满。他在3月说，以美国为首的西方正在'对中国的全面遏制、围堵和打压'。中国领导人如此明确地表达态度是不寻常的，证明了双方的关系是多么糟糕。"</text:p>
      <text:p text:style-name="P4">
文章随后表示，美国政界普遍存在的与中国经济脱钩的呼声，目前已经被欧盟委员会主席冯德莱恩提出的降低风险所取代。"翻译过来，这意味着，与其在经济上完全远离中国，不如不再只从中国购买稀土等重要原材料"，这种经济威胁尤其促使中方结束沉默、开始对话，因为在结束新冠封控措施后，中国经济并没有真正起飞。</text:p>
      <text:p text:style-name="P4">
"而布林肯代表的则是美国遏制政策。美媒Politico报道说，……中方更愿意与美国贸易代表戴琪、商务部长雷蒙多交谈。在北京，布林肯将谈到一些西方眼中的热点话题。问题是，他能取得多少进展。最终衡量他的访问成功与否，<text:a xlink:type="simple" xlink:href="https://www.dw.com/zh/zh/布林肯傳數週內訪華-或見習近平/a-65845535" text:style-name="Internet_20_link" text:visited-style-name="Visited_20_Internet_20_Link">
 也将取决于他是否受到中国领导人习近平的接见。" </text:a>
</text:p>
      <text:h text:style-name="P12" text:outline-level="3">
<text:span text:style-name="T4">
专访：美国是时候表明有对话的意愿</text:span>
</text:h>
      <text:p text:style-name="P4">
<text:span text:style-name="T5">
摘编自其他媒体的内容，不代表德国之声的立场或观点。</text:span>
</text:p>
      <text:p text:style-name="P4">
Source: <text:a xlink:type="simple" xlink:href="https://www.dw.com/zh/德语媒体：白宫希望同北京进入对话轨道/a-65943479" text:style-name="Internet_20_link" text:visited-style-name="Visited_20_Internet_20_Link">
https://www.dw.com/zh/德语媒体：白宫希望同北京进入对话轨道/a-65943479?maca=chi-rss-chi-all-1127-rdf</text:a>
</text:p>
      <!--NEWS-->
      <text:h text:style-name="P10" text:outline-level="1">
<text:span text:style-name="T4">
联准会暂不升息后市场乐观 美国股市早盘涨多跌少</text:span>
</text:h>
      <text:p text:style-name="P4">
Publisher: 法新社</text:p>
      <text:p text:style-name="P4">
Published Time: 2023-06-16T14:32:07+00:00</text:p>
      <text:p text:style-name="P4">
Modified Time: 2023-06-16T14:20:05+00:00</text:p>
      <text:p text:style-name="P4">
Description: （法新社纽约16日综合外电报导）在美国联邦准备理事会（Fed）决定本月利率按兵不动后，市场对于经济前景的乐观情绪升高，美股主要指数今天早盘涨多跌少。</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52" text:anchor-type="as-char" svg:width="6.9236in" svg:height="3.617581in" draw:z-index="0">
<draw:image xlink:href="../Images/rficn/2023-06-16T14-32-07-00-00/000000.png" xlink:type="simple" xlink:show="embed" xlink:actuate="onLoad" draw:mime-type="image/png"/>
</draw:frame>
</text:p>
      <text:p text:style-name="P4">
在美股开盘后约15分钟，道琼工业指数上扬0.2%，来到34480.43点。</text:p>
      <text:p text:style-name="P4">
标准普尔500指数上涨0.1%，来到4432.15点。</text:p>
      <text:p text:style-name="P4">
那斯达克综合指数下跌0.1%，来到13770.84点。</text:p>
      <text:p text:style-name="P4">
Source: <text:a xlink:type="simple" xlink:href="https://www.rfi.fr/cn/%E8%B4%A2%E7%BB%8F%E5%BF%AB%E8%AE%AF/20230616-%E8%81%94%E5%87%86%E4%BC%9A%E6%9A%82%E4%B8%8D%E5%8D%87%E6%81%AF%E5%90%8E%E5%B8%82%E5%9C%BA%E4%B9%90%E8%A7%82-%E7%BE%8E%E5%9B%BD%E8%82%A1%E5%B8%82%E6%97%A9%E7%9B%98%E6%B6%A8%E5%A4%9A%E8%B7%8C%E5%B0%91" text:style-name="Internet_20_link" text:visited-style-name="Visited_20_Internet_20_Link">
https://www.rfi.fr/cn/%E8%B4%A2%E7%BB%8F%E5%BF%AB%E8%AE%AF/20230616-%E8%81%94%E5%87%86%E4%BC%9A%E6%9A%82%E4%B8%8D%E5%8D%87%E6%81%AF%E5%90%8E%E5%B8%82%E5%9C%BA%E4%B9%90%E8%A7%82-%E7%BE%8E%E5%9B%BD%E8%82%A1%E5%B8%82%E6%97%A9%E7%9B%98%E6%B6%A8%E5%A4%9A%E8%B7%8C%E5%B0%91</text:a>
</text:p>
      <!--NEWS-->
      <text:h text:style-name="P10" text:outline-level="1">
<text:span text:style-name="T4">
沙利文淡化布林肯中国行突破可能 称美印关系将变革转型</text:span>
</text:h>
      <text:p text:style-name="P4">
Author: 联合早报 (Person)</text:p>
      <text:p text:style-name="P4">
Publisher: 联合早报 (Organization)</text:p>
      <text:p text:style-name="P4">
Published Time: 2023-06-16T15:05</text:p>
      <text:p text:style-name="P4">
Modified Time: 2023-06-16T15:40</text:p>
      <text:p text:style-name="P4">
Description: 美国总统拜登的国家安全顾问沙利文说，印度总理莫迪的美国之行，将标志着美印关系进入“变革转型”，他同时淡化了国务卿布林肯的中国行程取得外交突破的可能性。路透社报道，沙利文星期五（6月...</text:p>
      <text:p text:style-name="P4">
Videos: []</text:p>
      <text:p text:style-name="P4">
Audios: []</text:p>
      <text:p text:style-name="P4">
Images: []</text:p>
      <text:p text:style-name="P4">
Type: NewsArticle</text:p>
      <text:p text:style-name="P4">
Breadcrumbs: ['即时', '国际']</text:p>
      <text:p text:style-name="P4">
Keywords: ['美国', '沙利文', '布林肯', '印度', '莫迪']</text:p>
      <!--METADATA-->
      <text:p text:style-name="P4">
美国总统拜登的国家安全顾问 <text:a xlink:type="simple" xlink:href="https://www.zaobao.com/keywords/sha-li-wen" text:style-name="Internet_20_link" text:visited-style-name="Visited_20_Internet_20_Link">
 沙利文 </text:a>
 说，印度总理 <text:a xlink:type="simple" xlink:href="https://www.zaobao.com/keywords/mo-di" text:style-name="Internet_20_link" text:visited-style-name="Visited_20_Internet_20_Link">
 莫迪</text:a>
 的美国之行，将标志着美印关系进入“变革转型”，他同时淡化了国务卿 <text:a xlink:type="simple" xlink:href="https://www.zaobao.com/keywords/bu-lin-ken" text:style-name="Internet_20_link" text:visited-style-name="Visited_20_Internet_20_Link">
布林肯 </text:a>
 的中国行程取得外交突破的可能性。</text:p>
      <text:p text:style-name="P4">
路透社报道，沙利文星期五（6月16日）在日本东京的简报会上说：“布林肯国务卿到中国访问是一件重要的事，但就美国外交政策而言，这可能不是下周最重要的大事。”</text:p>
      <text:p text:style-name="P4">
<text:a xlink:type="simple" xlink:href="https://www.zaobao.com/realtime/world/story20230614-1404381" text:style-name="Internet_20_link" text:visited-style-name="Visited_20_Internet_20_Link">
 布林肯将于18日和19日访问北京</text:a>
，而莫迪将于22日到华盛顿进行国事访问，与美国总统拜登会面。</text:p>
      <text:p text:style-name="P4">
拜登说过，加深美国和印度的关系，是他应对中国日益增长影响力的政策基石，他还希望说服与俄罗斯维持安全与经济联系的印度，向美国购买武装无人机。</text:p>
      <text:p text:style-name="P4">
沙利文在东京与日本、韩国和菲律宾的安全高官会面，就地区安全问题进行了会谈。</text:p>
      <text:p text:style-name="P4">
Source: <text:a xlink:type="simple" xlink:href="https://www.zaobao.com.sg/realtime/world/story20230616-1405003" text:style-name="Internet_20_link" text:visited-style-name="Visited_20_Internet_20_Link">
https://www.zaobao.com.sg/realtime/world/story20230616-1405003</text:a>
</text:p>
      <!--NEWS-->
      <text:h text:style-name="P10" text:outline-level="1">
<text:span text:style-name="T4">
中国数据暴露经济复苏乏力  救市还能走老路吗？</text:span>
</text:h>
      <text:p text:style-name="P4">
Author: None</text:p>
      <text:p text:style-name="P4">
Publisher: Radio Free Asia (Organization)</text:p>
      <text:p text:style-name="P4">
Published Time: 2023-06-16T15:19:00-04:00</text:p>
      <text:p text:style-name="P4">
Modified Time: 2023-06-16T16:12:48-04:00</text:p>
      <text:p text:style-name="P4">
Description: None</text:p>
      <text:p text:style-name="P4">
Videos: []</text:p>
      <text:p text:style-name="P4">
Audios: ["<text:a xlink:type="simple" xlink:href="https://www.rfa.org/mandarin/yataibaodao/jingmao/jw-06162023122715.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253" text:anchor-type="as-char" svg:width="6.9236in" svg:height="4.612011in" draw:z-index="0">
<draw:image xlink:href="../Images/rfamandarin/2023-06-16T15-19-00-04-00/000000.png" xlink:type="simple" xlink:show="embed" xlink:actuate="onLoad" draw:mime-type="image/png"/>
</draw:frame>
 2023年6月5日，北京一处正在建设中的居民住宅。<text:a xlink:type="simple" xlink:href="https://www.rfa.org/mandarin/yataibaodao/jingmao/jw-06162023122715.html/@@images/image" text:style-name="Internet_20_link" text:visited-style-name="Visited_20_Internet_20_Link">
 </text:a>
美联社图片  <text:a xlink:type="simple" xlink:href="https://www.rfa.org/mandarin/yataibaodao/jingmao/jw-06162023122715.html/@@stream" text:style-name="Internet_20_link" text:visited-style-name="Visited_20_Internet_20_Link">
Audio-1-Link：https://www.rfa.org/mandarin/yataibaodao/jingmao/jw-06162023122715.html/@@stream</text:a>
</text:p>
      <text:p text:style-name="P4">
中国政府近日公布一连串经济数据，虽然官方口风仍是稳中向好，但楼市疲软、消费乏力，凸显经济下滑的趋势明显。面对经济动力不足，北京也正计划出台一系列救市措施。但是，老办法能奏效吗？</text:p>
      <text:p text:style-name="P4">
<text:a xlink:type="simple" xlink:href="https://www.rfa.org/mandarin/yataibaodao/jingmao/ec-04202023073921.html" text:style-name="Internet_20_link" text:visited-style-name="Visited_20_Internet_20_Link">
 <text:span text:style-name="T4">
为提振经济 中国政府再打民营资本算盘</text:span>
 </text:a>
  * <text:span text:style-name="T4">
<text:a xlink:type="simple" xlink:href="https://www.rfa.org/mandarin/pinglun/heqinglian/hql-06022023121842.html" text:style-name="Internet_20_link" text:visited-style-name="Visited_20_Internet_20_Link">
 中国地方债：爆表刚开始 </text:a>
 </text:span>
</text:p>
      <text:p text:style-name="P4">
美国《华尔街日报》本周四援引知情人士透露，中国政府正计划出台十多项重大措施以重振国内萎靡不振的经济，包括可能投入数十亿美元支持基础设施建设、取消小城市第二套住房限购规定，以及发行约一万亿元人民币的特别国债来帮助地方政府减轻债务负担。</text:p>
      <text:p text:style-name="P4">
<text:span text:style-name="T4">
最新经济数据暴露中国经济复苏逐渐结束</text:span>
</text:p>
      <text:p text:style-name="P4">
中国国家统计局6月15日发布最新经济数据显示，今年5月的几项重要经济指标同比增长但增速略有回落，而官方对经济复苏的预期也推迟到了年底。</text:p>
      <text:p text:style-name="P4">
中国国家统计局新闻发言人付凌辉在当天的国新办新闻发布会上表示，到了三、四季度，随着基数提升，经济运行会回到常态化增长水平，经济实现全年预期发展目标仍有很多有力支撑。付凌辉还表示，中国消费恢复向好，且今年就业形势总体改善。</text:p>
      <text:p text:style-name="P4">
然而，最新数据显示，5月份中国的青年失业率再破记录，达到20.8%。</text:p>
      <text:p text:style-name="P4">
美国民间机构“信息与战略研究所”经济学者李恒青在接受本台采访时表示，中国计划推出的措施仍是通过刺激信贷提振经济，但在中国供需关系失衡时，这些举措能否奏效则令人质疑。他认为，中国内、外需不足引起的信心萎靡，归根结底就是政治问题：“比如现在要求提振信心，为什么提振不了？现在没信心是因为，中国是人治社会而不是法治社会。”</text:p>
      <text:p text:style-name="P4">
李恒青分析说，中国政府后续动作还会聚焦于提振信心而不是真正解决经济面对的问题，这只能争取到喘息的有限空间。</text:p>
      <text:p text:style-name="P4">
本周四，中国央行下调了关键政策利率，这也是自去年八月以来的首次下调。上述官方数据还显示，5月份，中国70多个大中城市的新建商品住宅销售价格环比整体涨幅回落，二手住房销售价格环比下降。显然，作为中国经济重要依托的房地产业，因民众购房需求不足正面临整体市场压力。</text:p>
      <text:p text:style-name="P4">
 在人才市场求职的中国青年（法新社图片）</text:p>
      <text:p text:style-name="P4">
<text:span text:style-name="T4">
专家：用老办法解决新问题作用不大</text:span>
</text:p>
      <text:p text:style-name="P4">
早在2008年国际金融危机爆发期间，时任中国国务院总理温家宝为稳定经济，就曾推出救市十项措施。该措施因截至2010年底预计耗资四万亿元人民币，外界将其解读为“四万亿计划”。而与当前中国经济面对的多重困境相比，温家宝的救市目标相对单一，仅以侧重于保障性住房和重大基础设施建设为主。</text:p>
      <text:p text:style-name="P4">
而面对经济衰退的危险，中国政府此次是否会采取同样的办法呢？美国南卡罗莱纳大学艾肯商学院教授谢田告诉本台，在此前的金融危机期间，尚有外国资本愿意投资中国房地产以稳定经济，但随着习近平一再加强个人统治，资本纷纷外逃，这一办法并非以往那么有效也是意料之中。</text:p>
      <text:p text:style-name="P4">
“铁路、公路这些基建使用大量机械，现在基础建设其实吸纳不了太多的人（就业）。”他说，房地产行业可以提供大量就业岗位，但由于中国房产供大于求，目前也无法再释放更多的产能。</text:p>
      <text:p text:style-name="P4">
谢田教授还指出，近期中国政府通过操纵人民币贬值来刺激经济的传统增长动力——出口，但这会招致国际贸易伙伴的不满，也会大大增加中国进口医疗设备、原油的成本，这种货币政策并不具有长久实施的可能性。</text:p>
      <text:p text:style-name="P4">
外界注意到，与温家宝时期面对的经济危机不同，中国当前的挑战还包括与美国关系恶化，美国对华实施芯片禁令，甚至跨国制造商也在考虑将中国移出国际供应链，以应对美中脱钩的风险。</text:p>
      <text:p text:style-name="P4">
李恒青分析说，其实中方对与美国脱钩有着同样的担忧。他认为，在北京计划推出的刺激措施中，很大可能会将所谓的芯片自力更生作为扶持重点，而生物技术、人工智能等领域也会被着重关注。</text:p>
      <text:p text:style-name="P4">
记者：经纬 责编：何平 网编：洪伟</text:p>
      <text:p text:style-name="P4">
Source: <text:a xlink:type="simple" xlink:href="https://www.rfa.org/mandarin/yataibaodao/jingmao/jw-06162023122715.html" text:style-name="Internet_20_link" text:visited-style-name="Visited_20_Internet_20_Link">
https://www.rfa.org/mandarin/yataibaodao/jingmao/jw-06162023122715.html</text:a>
</text:p>
      <!--NEWS-->
      <text:h text:style-name="P10" text:outline-level="1">
<text:span text:style-name="T4">
俄国频遭攻击 蒲亭出席圣彼得堡论坛采取严格维安</text:span>
</text:h>
      <text:p text:style-name="P4">
Publisher: 法新社</text:p>
      <text:p text:style-name="P4">
Published Time: 2023-06-16T15:32:08+00:00</text:p>
      <text:p text:style-name="P4">
Modified Time: 2023-06-16T15:20:03+00:00</text:p>
      <text:p text:style-name="P4">
Description: （法新社莫斯科16日电） 乌克兰对于俄罗斯国土的攻击频传之际，俄国总统蒲亭（Vladimir Putin）今天在圣彼得堡出席一场国际经济论坛，但现场行动通讯受到「空前的」维安措施切断。</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56" text:anchor-type="as-char" svg:width="6.9236in" svg:height="3.617581in" draw:z-index="0">
<draw:image xlink:href="../Images/rficn/2023-06-16T15-32-08-00-00/000000.png" xlink:type="simple" xlink:show="embed" xlink:actuate="onLoad" draw:mime-type="image/png"/>
</draw:frame>
</text:p>
      <text:p text:style-name="P4">
在俄国第二大城圣彼得堡（Saint Petersburg）举办这场论坛的主办单位俄罗斯会展基金会（RoskongressFoundation）稍早表示，行动网路业者提供的网路通讯将被封锁。</text:p>
      <text:p text:style-name="P4">
克里姆林宫（Kremlin）发言人培斯科夫（Dmitry Peskov）表示：「使用WiFi吧。」</text:p>
      <text:p text:style-name="P4">
根据圣彼得堡当地媒体Fontanka，举办论坛的建筑物有嗅探犬巡逻，还有许多车辆排着等待安检。</text:p>
      <text:p text:style-name="P4">
国际传真社（Interfax News Agency）引述培斯科夫的说法指出，「这些安全措施…是前所未见的」。</text:p>
      <text:p text:style-name="P4">
培斯科夫表示：「这是正常作法。敌人明目张胆行动，不放弃造成破坏的企图。」他还说，在这样的情况下「保持警惕和戒备非常重要」。</text:p>
      <text:p text:style-name="P4">
俄国近几周成为无人机攻击目标，且受到武装入侵、出现爆炸，莫斯科当局将这些事件归咎于基辅的部队所为。</text:p>
      <text:p text:style-name="P4">
圣彼得堡虽然与乌克兰距离遥远，但具有影响力的军事部落客塔塔尔斯基（Vladlen Tatarsky）却在4月时，在圣彼得堡一间咖啡馆被炸死。</text:p>
      <text:p text:style-name="P4">
莫斯科当局指控基辅的情报单位和俄国异议人士策划了这起攻击。</text:p>
      <text:p text:style-name="P4">
数周后，圣彼得堡附近的高压电塔因爆炸损毁，俄国当局认为这是一起蓄意破坏行动。</text:p>
      <text:p text:style-name="P4">
Source: <text:a xlink:type="simple" xlink:href="https://www.rfi.fr/cn/%E5%9B%BD%E9%99%85%E6%8A%A5%E9%81%93/20230616-%E4%BF%84%E5%9B%BD%E9%A2%91%E9%81%AD%E6%94%BB%E5%87%BB-%E8%92%B2%E4%BA%AD%E5%87%BA%E5%B8%AD%E5%9C%A3%E5%BD%BC%E5%BE%97%E5%A0%A1%E8%AE%BA%E5%9D%9B%E9%87%87%E5%8F%96%E4%B8%A5%E6%A0%BC%E7%BB%B4%E5%AE%89" text:style-name="Internet_20_link" text:visited-style-name="Visited_20_Internet_20_Link">
https://www.rfi.fr/cn/%E5%9B%BD%E9%99%85%E6%8A%A5%E9%81%93/20230616-%E4%BF%84%E5%9B%BD%E9%A2%91%E9%81%AD%E6%94%BB%E5%87%BB-%E8%92%B2%E4%BA%AD%E5%87%BA%E5%B8%AD%E5%9C%A3%E5%BD%BC%E5%BE%97%E5%A0%A1%E8%AE%BA%E5%9D%9B%E9%87%87%E5%8F%96%E4%B8%A5%E6%A0%BC%E7%BB%B4%E5%AE%89</text:a>
</text:p>
      <!--NEWS-->
      <text:h text:style-name="P10" text:outline-level="1">
<text:span text:style-name="T4">
加拿大中部卡车与巴士相撞 酿15死</text:span>
</text:h>
      <text:p text:style-name="P4">
Author: 联合早报 (Person)</text:p>
      <text:p text:style-name="P4">
Publisher: 联合早报 (Organization)</text:p>
      <text:p text:style-name="P4">
Published Time: 2023-06-16T15:45</text:p>
      <text:p text:style-name="P4">
Modified Time: 2023-06-16T16:27</text:p>
      <text:p text:style-name="P4">
Description: 加拿大中部星期四（6月15日）发生惨烈车祸，至少15人遇难，约10人被送往医院救治。综合外电报道，车祸发生在加拿大中部曼尼托巴省（Manitoba）西南部的卡波里镇（Carberr...</text:p>
      <text:p text:style-name="P4">
Videos: []</text:p>
      <text:p text:style-name="P4">
Audios: []</text:p>
      <text:p text:style-name="P4">
Images: []</text:p>
      <text:p text:style-name="P4">
Type: NewsArticle</text:p>
      <text:p text:style-name="P4">
Breadcrumbs: ['即时', '国际']</text:p>
      <text:p text:style-name="P4">
Keywords: ['加拿大', '车祸', '致命车祸']</text:p>
      <!--METADATA-->
      <text:p text:style-name="P4">
加拿大中部星期四（6月15日）发生惨烈车祸，至少15人遇难，约10人被送往医院救治。</text:p>
      <text:p text:style-name="P4">
综合外电报道，车祸发生在加拿大中部曼尼托巴省（Manitoba）西南部的卡波里镇（Carberry）附近。</text:p>
      <text:p text:style-name="P4">
据警方描述，一辆载有大约25人的巴士，在交叉路口与一辆半挂卡车相撞，造成至少15人丧生，另有约10人送院，两辆车的司机生还。目击者称在事故现场看到有一辆汽车被烧毁。</text:p>
      <text:p text:style-name="P4">
据了解，巴士乘客中大多数是老年人，当地法医正在努力确认遇难者的身份。</text:p>
      <text:p text:style-name="P4">
负责曼尼托巴省重大犯罪调查的警官拉森当天在新闻发布会上说，这“是一起大规模伤亡事件”，事发过程中可能存在违法行为，警方会展开全面调查。</text:p>
      <text:p text:style-name="P4">
涉事卡车所属公司Day &amp; Ross称将全力配合调查，为警方提供力所能及的任何支持和协助。</text:p>
      <text:p text:style-name="P4">
曼尼托巴省议会已降半旗，以示哀悼。总理特鲁多当天也发推文向遇难者家属致哀。</text:p>
      <text:p text:style-name="P4">
加拿大史上最严重的交通事故发生在1997年。一辆载有老年人的巴士坠入魁北克省的一座峡谷，造成44人死亡。</text:p>
      <text:p text:style-name="P4">
Source: <text:a xlink:type="simple" xlink:href="https://www.zaobao.com.sg/realtime/world/story20230616-1405012" text:style-name="Internet_20_link" text:visited-style-name="Visited_20_Internet_20_Link">
https://www.zaobao.com.sg/realtime/world/story20230616-1405012</text:a>
</text:p>
      <!--NEWS-->
      <text:h text:style-name="P10" text:outline-level="1">
<text:span text:style-name="T4">
中国国家统计局：每周工作一小时就算就业</text:span>
</text:h>
      <text:p text:style-name="P4">
Author: None</text:p>
      <text:p text:style-name="P4">
Publisher: Radio Free Asia (Organization)</text:p>
      <text:p text:style-name="P4">
Published Time: 2023-06-16T15:47:00-04:00</text:p>
      <text:p text:style-name="P4">
Modified Time: 2023-06-16T16:50:20-04:00</text:p>
      <text:p text:style-name="P4">
Description: None</text:p>
      <text:p text:style-name="P4">
Videos: []</text:p>
      <text:p text:style-name="P4">
Audios: ["<text:a xlink:type="simple" xlink:href="https://www.rfa.org/mandarin/yataibaodao/jingmao/sc-06162023104911.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257" text:anchor-type="as-char" svg:width="6.9236in" svg:height="4.612011in" draw:z-index="0">
<draw:image xlink:href="../Images/rfamandarin/2023-06-16T15-47-00-04-00/000000.png" xlink:type="simple" xlink:show="embed" xlink:actuate="onLoad" draw:mime-type="image/png"/>
</draw:frame>
在北京一处购物中心设置的招聘会中，招聘人员正与求职者面谈。中国政府五月份所做的调查发现，每五名年轻的工作者当中，就有一人失业。 <text:a xlink:type="simple" xlink:href="https://www.rfa.org/mandarin/yataibaodao/jingmao/sc-06162023104911.html/@@images/image" text:style-name="Internet_20_link" text:visited-style-name="Visited_20_Internet_20_Link">
</text:a>
美联社  <text:a xlink:type="simple" xlink:href="https://www.rfa.org/mandarin/yataibaodao/jingmao/sc-06162023104911.html/@@stream" text:style-name="Internet_20_link" text:visited-style-name="Visited_20_Internet_20_Link">
Audio-1-Link：https://www.rfa.org/mandarin/yataibaodao/jingmao/sc-06162023104911.html/@@stream</text:a>
</text:p>
      <text:p text:style-name="P4">
中国国家统计局近日公布，中国16-24岁青年有600多万人还在寻找工作，并表示根据中国采用的统计方式，每周工作一小时及以上就不算失业。消息传出后，引发了人们的种种议论。</text:p>
      <ul>
        <li>
<text:span text:style-name="T4">
<text:a xlink:type="simple" xlink:href="https://www.rfa.org/mandarin/yataibaodao/jingmao/hcm-06152023101737.html" text:style-name="Internet_20_link" text:visited-style-name="Visited_20_Internet_20_Link">
 中国五月份青年失业率再创新高 经济数据疲软不振 </text:a>
 </text:span>
  * <text:span text:style-name="T4">
<text:a xlink:type="simple" xlink:href="https://www.rfa.org/mandarin/Xinwen/hcm1-06152023001531.html" text:style-name="Internet_20_link" text:visited-style-name="Visited_20_Internet_20_Link">
 中国青年失业率20.8% 再创历史新高 </text:a>
 </text:span>
  * <text:span text:style-name="T4">
<text:a xlink:type="simple" xlink:href="https://www.rfa.org/mandarin/yataibaodao/jingmao/jw2-06062023132743.html" text:style-name="Internet_20_link" text:visited-style-name="Visited_20_Internet_20_Link">
 学者：中国失业统计失真 就业形势严峻 </text:a>
 </text:span>
</li>
      </ul>
      <text:p text:style-name="P4">
<text:span text:style-name="T4">
每周工作一小时就不算失业？</text:span>
</text:p>
      <text:p text:style-name="P4">
中国国家统计局新闻发言人付凌晖在6月15日的新闻发布会上，介绍了中国失业率的统计方式，表示中国将16岁及以上的人口分成就业、失业和非劳动力三类。在谈到“就业”的定义时，他说：“按照国际劳工组织的标准，就业人口是指在调查参考期内，通常为一周，为了取得劳动报酬或经营收入而工作一小时及以上，和因休假、临时停工等暂时离岗的人，这些人都属于就业。”</text:p>
      <text:p text:style-name="P4">
不过，根据国际劳工组织公布的标准，这一对就业人口统计的年龄下限实际上是15岁而非16岁。</text:p>
      <text:p text:style-name="P4">
这一消息传出后，迅速成为了舆论的热议话题。截止到记者发稿时，微博热搜话题“一周工作1小时及以上属于就业”已经引来超过5600万的阅读次数。有网友充满讽刺意味地表示：“拯救失业率还得靠统计部门。”</text:p>
      <text:p text:style-name="P4">
 微博网友的相关议论。（微博截图）  <text:a xlink:type="simple" xlink:href="https://www.rfa.org/mandarin/yataibaodao/jingmao/sc-06162023104911.html/m0616-sc1.jpg" text:style-name="Internet_20_link" text:visited-style-name="Visited_20_Internet_20_Link">
</text:a>
</text:p>
      <text:p text:style-name="P4">
多年来关注中国劳工权益问题的人权活动人士向莉表示，在看中国官方的统计数据时，人们需要注意：“中国的统计数据一直是中共做宣传的工具，有两套系统。第一套是对内部的，相对真实，像反右、文革死了多少人。但他们对外有另外一套统计数据，是给老百姓看的面子工程，让大家觉得中国的数据还可以。所以，在我看来，他们对外说十，我只能信六。”</text:p>
      <text:p text:style-name="P4">
<text:span text:style-name="T4">
打工者：“一星期一个小时够干嘛的？”</text:span>
</text:p>
      <text:p text:style-name="P4">
付凌晖在新闻发布会上还表示，总的来看中国今年失业率还处在高位，说在今年5月，初步测算中国16—24岁的青年人总量约有9600多万，其中真正进入劳动力市场的约有3300多万：“这3300多万当中，有2600多万是已经找到工作的，大概有600多万目前还在寻找工作。”</text:p>
      <text:p text:style-name="P4">
有不少网友都认为，这种600多万青年“还在寻找工作”的统计数据，与实际的就业情况相去甚远。有微博网友说：“也就是说，这600万青年人一星期连一小时都没工作过？纯躺平？”还有人说：“原来，2700万的18-24岁就业青年，有一部分是这么统计出来的啊，每周工作一小时以上，有收入就算。”</text:p>
      <text:p text:style-name="P4">
 微博网友的相关议论。（微博截图）  <text:a xlink:type="simple" xlink:href="https://www.rfa.org/mandarin/yataibaodao/jingmao/sc-06162023104911.html/m0616-sc2.jpg" text:style-name="Internet_20_link" text:visited-style-name="Visited_20_Internet_20_Link">
</text:a>
</text:p>
      <text:p text:style-name="P4">
来自中国中部、有十余年打工经历的尚先生表示，这种将每周工作一个小时就算成没有失业的统计方法，与普通打工者们心中对“失业”的定义完全不同，违反了打工者们的常识，也脱离了老百姓的生活。他直言道，如果一个人每周只工作一个小时：“那肯定算失业啊，一星期（工作）一个小时够干嘛的？我感觉有点扯淡。”</text:p>
      <text:p text:style-name="P4">
记者：孙诚 责编：梒青 网编：何足</text:p>
      <text:p text:style-name="P4">
Source: <text:a xlink:type="simple" xlink:href="https://www.rfa.org/mandarin/yataibaodao/jingmao/sc-06162023104911.html" text:style-name="Internet_20_link" text:visited-style-name="Visited_20_Internet_20_Link">
https://www.rfa.org/mandarin/yataibaodao/jingmao/sc-06162023104911.html</text:a>
</text:p>
      <!--NEWS-->
      <text:h text:style-name="P10" text:outline-level="1">
<text:span text:style-name="T4">
哥伦比亚警察勒索钱财 事迹败露吞钞送院</text:span>
</text:h>
      <text:p text:style-name="P4">
Author: 联合早报 (Person)</text:p>
      <text:p text:style-name="P4">
Publisher: 联合早报 (Organization)</text:p>
      <text:p text:style-name="P4">
Published Time: 2023-06-16T15:58</text:p>
      <text:p text:style-name="P4">
Modified Time: 2023-06-16T16:32</text:p>
      <text:p text:style-name="P4">
Description: 一名哥伦比亚警察吞下从一名商人那里勒索的一叠钞票后，被送入医院。英国《卫报》星期四（6月15日）报道，这名哥伦比亚警察施压受害者向他交出50万比索（约161.50新元），否则就以莫...</text:p>
      <text:p text:style-name="P4">
Videos: []</text:p>
      <text:p text:style-name="P4">
Audios: []</text:p>
      <text:p text:style-name="P4">
Images: []</text:p>
      <text:p text:style-name="P4">
Type: NewsArticle</text:p>
      <text:p text:style-name="P4">
Breadcrumbs: ['即时', '国际']</text:p>
      <text:p text:style-name="P4">
Keywords: ['哥伦比亚', '警察', '勒索', '贪污']</text:p>
      <!--METADATA-->
      <text:p text:style-name="P4">
一名哥伦比亚警察吞下从一名商人那里勒索的一叠钞票后，被送入医院。</text:p>
      <text:p text:style-name="P4">
英国《卫报》星期四（6月15日）报道，这名哥伦比亚警察施压受害者向他交出50万比索（约161.50新元），否则就以莫须有罪名逮捕他。</text:p>
      <text:p text:style-name="P4">
被勒索的商人暗中向波哥大郊区索阿查（Soacha）的反绑架和敲诈勒索部门通报此事。当反贪人员赶到时，这名警察为销毁证据把九张钞票往嘴里塞，岂料钞票卡在喉咙，导致他呼吸困难，被紧急送往急诊室。</text:p>
      <text:p text:style-name="P4">
一段视频显示，被逮个正着的警察在警车里喘着气向反贪人员求情，辩称自己“什么都没有拿”。</text:p>
      <text:p text:style-name="P4">
反贪官员说，医生从他的胃里取出了赃款。</text:p>
      <text:p text:style-name="P4">
当地一家检察院长官告诉媒体，哥伦比亚的纸质钞票材料坚固，不容易被消化。</text:p>
      <text:p text:style-name="P4">
贪腐行为在哥伦比亚警界频繁发生，看到视频中被钞票噎着，差点窒息的警察，曾被警察敲诈的许多受害者都感到幸灾乐祸。</text:p>
      <text:p text:style-name="P4">
Source: <text:a xlink:type="simple" xlink:href="https://www.zaobao.com.sg/realtime/world/story20230616-1405014" text:style-name="Internet_20_link" text:visited-style-name="Visited_20_Internet_20_Link">
https://www.zaobao.com.sg/realtime/world/story20230616-1405014</text:a>
</text:p>
      <!--NEWS-->
      <text:h text:style-name="P10" text:outline-level="1">
<text:span text:style-name="T4">
中国经济复苏疲软 西方主要银行下调中国2023年GDP增长预测</text:span>
</text:h>
      <text:p text:style-name="P4">
Author: chinese@voanews.com (美国之音)</text:p>
      <text:p text:style-name="P4">
Publisher: 美国之音中文网 (Type: NewsMediaOrganization)</text:p>
      <text:p text:style-name="P4">
Published Time: 2023-06-16T15:59:36+08:00</text:p>
      <text:p text:style-name="P4">
Modified Time: 2023-06-16 07:59:36Z</text:p>
      <text:p text:style-name="P4">
Description: 5月份的数据显示全球第二大经济体在新冠疫情后的复苏步履蹒跚，四家西方主要银行因而下调了对中国2023年国内生产总值（GDP）增长的预测。</text:p>
      <text:p text:style-name="P4">
Videos: []</text:p>
      <text:p text:style-name="P4">
Images: []</text:p>
      <text:p text:style-name="P4">
Categories: ['中国', '经济·金融·贸易']</text:p>
      <text:p text:style-name="P4">
Type: None</text:p>
      <!--METADATA-->
      <text:p text:style-name="P4">
NoneNone</text:p>
      <text:p text:style-name="P4">
Source: <text:a xlink:type="simple" xlink:href="https://www.voachinese.com/a/major-banks-cut-china-2023-gdp-forecasts-as-recovery-falters-20230616/7139894.html" text:style-name="Internet_20_link" text:visited-style-name="Visited_20_Internet_20_Link">
https://www.voachinese.com/a/major-banks-cut-china-2023-gdp-forecasts-as-recovery-falters-20230616/7139894.html</text:a>
</text:p>
      <!--NEWS-->
      <text:h text:style-name="P10" text:outline-level="1">
<text:span text:style-name="T4">
青年失业新高 中国社会如压力锅？习近平要应对什么“极端情况“？（戴忠仁/陈破空/陈松兴）| 亚洲很想聊</text:span>
</text:h>
      <text:p text:style-name="P4">
Author: None</text:p>
      <text:p text:style-name="P4">
Publisher: Radio Free Asia (Organization)</text:p>
      <text:p text:style-name="P4">
Published Time: 2023-06-16T16:00:00-04:00</text:p>
      <text:p text:style-name="P4">
Modified Time: 2023-06-16T14:11:05-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63" text:anchor-type="as-char" svg:width="6.9236in" svg:height="3.88615in" draw:z-index="0">
<draw:image xlink:href="../Images/rfamandarin/2023-06-16T16-00-00-04-00/000000.png" xlink:type="simple" xlink:show="embed" xlink:actuate="onLoad" draw:mime-type="image/png"/>
</draw:frame>
 <text:a xlink:type="simple" xlink:href="https://www.rfa.org/mandarin/duomeiti/yazhou-henxiangliao/yz-06162023135901.html/@@images/image" text:style-name="Internet_20_link" text:visited-style-name="Visited_20_Internet_20_Link">
</text:a>
 自由亚洲电台制图</text:p>
      <text:p text:style-name="P4">
“#极端”在中国正成为一种新的口号。中共总书记 #习近平 日前提出“#极限思维”、“#极端情况”及“#风高浪急#惊涛骇浪”说，引起揣测。媒体分析，这些词语是暗示紧张局势可能升级，代表习近平正加紧为中国可能陷入冲突未雨绸缪。时政评论家#陈破空，台湾东华大学新经济政策研究中心主任 #陈松兴表示，习近平推拖国际环境导致“极端状况”，可能包括战争、经济、粮食，及社会动荡。实为习错误决策造成内卷。中国经济沉疴严重，青年失业率再创新高达20.8%。年轻人#躺平 现场超乎想象。中国经济不是“小感冒”，已经进入重症监护病房，累积数十年问题难解。外资撤走难回头，社会问题恐怕在三到五年会爆发。</text:p>
      <text:p text:style-name="P4">
Source: <text:a xlink:type="simple" xlink:href="https://www.rfa.org/mandarin/duomeiti/yazhou-henxiangliao/yz-06162023135901.html" text:style-name="Internet_20_link" text:visited-style-name="Visited_20_Internet_20_Link">
https://www.rfa.org/mandarin/duomeiti/yazhou-henxiangliao/yz-06162023135901.html</text:a>
</text:p>
      <!--NEWS-->
      <text:h text:style-name="P10" text:outline-level="1">
<text:span text:style-name="T4">
预防“极端情况” 德国提前动手？</text:span>
</text:h>
      <text:p text:style-name="P4">
Author: None</text:p>
      <text:p text:style-name="P4">
Publisher: Radio Free Asia (Organization)</text:p>
      <text:p text:style-name="P4">
Published Time: 2023-06-16T16:02:00-04:00</text:p>
      <text:p text:style-name="P4">
Modified Time: 2023-06-16T17:05:28-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65" text:anchor-type="as-char" svg:width="6.9236in" svg:height="4.612011in" draw:z-index="0">
<draw:image xlink:href="../Images/rfamandarin/2023-06-16T16-02-00-04-00/000000.png" xlink:type="simple" xlink:show="embed" xlink:actuate="onLoad" draw:mime-type="image/png"/>
</draw:frame>
华为公司在北京市的一家经销店中，展是一款智能手机，屏幕显示安装了各式的应用软件。 <text:a xlink:type="simple" xlink:href="https://www.rfa.org/mandarin/Xinwen/8-06162023160200.html/@@images/image" text:style-name="Internet_20_link" text:visited-style-name="Visited_20_Internet_20_Link">
</text:a>
美联社资料图片</text:p>
      <text:p text:style-name="P4">
就在习近平发表讲话，要求高级干部要有极限思维、预防极端情况后不久，德国媒体传出消息，德国联邦内政部可能要求禁止使用中国电信巨头华为公司的一款软件，因为这种软件在极端情况下可能被用于操纵或者关闭网络。</text:p>
      <text:p text:style-name="P4">
据德国之声报道，德国《明镜周刊》周五（6月16日）在其独家报道披露了这一消息，并且称这一决定可能在秋天作出。目前德国三大网络运营商德国电信、Telefonica和沃达丰均使用华为基站和相关软件。</text:p>
      <text:p text:style-name="P4">
但德国联邦政府内部对此有争议：内政部和外交部立场强硬，数字化和交通部则有所保留。如果禁用这一软件，德国运营商可能要拆除一些信号基站，拆除费用可能达到数十亿欧元，运营商也可能提出索赔，德国政府网络扩建计划也可能受影响。</text:p>
      <text:p text:style-name="P4">
华为德国分公司向德国之声表示，限制一个可靠并且安全性很好的制造商并不属于让基础设施安全的一部分。</text:p>
      <text:p text:style-name="P4">
另外，欧盟委员会周四宣布其网络将避免使用华为和中兴的技术，因为这两家公司的产品对欧盟的安全构成很大风险。而周五，中国外交部发言人对欧盟的立场回应称，欧委会拿不出证据，是典型的有罪推定，中方坚决反对。</text:p>
      <text:p text:style-name="P4">
（责编：王允）</text:p>
      <text:p text:style-name="P4">
Source: <text:a xlink:type="simple" xlink:href="https://www.rfa.org/mandarin/Xinwen/8-06162023160200.html" text:style-name="Internet_20_link" text:visited-style-name="Visited_20_Internet_20_Link">
https://www.rfa.org/mandarin/Xinwen/8-06162023160200.html</text:a>
</text:p>
      <!--NEWS-->
      <text:h text:style-name="P10" text:outline-level="1">
<text:span text:style-name="T4">
蒲亭出席经济经济论坛 批泽伦斯基「犹太人之耻」</text:span>
</text:h>
      <text:p text:style-name="P4">
Publisher: 法新社</text:p>
      <text:p text:style-name="P4">
Published Time: 2023-06-16T16:02:08+00:00</text:p>
      <text:p text:style-name="P4">
Modified Time: 2023-06-16T15:35:01+00:00</text:p>
      <text:p text:style-name="P4">
Description: （法新社圣彼得堡16日法新社）俄罗斯总统蒲亭今天在圣彼得堡举行的年度经济论坛上，羞辱身为犹太人的乌克兰总统泽伦斯基，称他是「犹太人之耻」。</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67" text:anchor-type="as-char" svg:width="6.9236in" svg:height="3.617581in" draw:z-index="0">
<draw:image xlink:href="../Images/rficn/2023-06-16T16-02-08-00-00/000000.png" xlink:type="simple" xlink:show="embed" xlink:actuate="onLoad" draw:mime-type="image/png"/>
</draw:frame>
</text:p>
      <text:p text:style-name="P4">
法新社报导，蒲亭（Vladimir Putin）在论坛上指出：「我有许多犹太人朋友。他们说泽伦斯基（VolodymyrZelenskyy）不是犹太人，说他是犹太人之耻。我不是在开玩笑。」</text:p>
      <text:p text:style-name="P4">
据报导，克里姆林宫视为「不友善」的法新社及其他国家代表未获准采访这场论坛。</text:p>
      <text:p text:style-name="P4">
Source: <text:a xlink:type="simple" xlink:href="https://www.rfi.fr/cn/%E5%9B%BD%E9%99%85%E6%8A%A5%E9%81%93/20230616-%E8%92%B2%E4%BA%AD%E5%87%BA%E5%B8%AD%E7%BB%8F%E6%B5%8E%E7%BB%8F%E6%B5%8E%E8%AE%BA%E5%9D%9B-%E6%89%B9%E6%B3%BD%E4%BC%A6%E6%96%AF%E5%9F%BA-%E7%8A%B9%E5%A4%AA%E4%BA%BA%E4%B9%8B%E8%80%BB" text:style-name="Internet_20_link" text:visited-style-name="Visited_20_Internet_20_Link">
https://www.rfi.fr/cn/%E5%9B%BD%E9%99%85%E6%8A%A5%E9%81%93/20230616-%E8%92%B2%E4%BA%AD%E5%87%BA%E5%B8%AD%E7%BB%8F%E6%B5%8E%E7%BB%8F%E6%B5%8E%E8%AE%BA%E5%9D%9B-%E6%89%B9%E6%B3%BD%E4%BC%A6%E6%96%AF%E5%9F%BA-%E7%8A%B9%E5%A4%AA%E4%BA%BA%E4%B9%8B%E8%80%BB</text:a>
</text:p>
      <!--NEWS-->
      <text:h text:style-name="P10" text:outline-level="1">
<text:span text:style-name="T4">
国际组织呼吁布林肯问责中国人权　美中隔空再过招</text:span>
</text:h>
      <text:p text:style-name="P4">
Author: None</text:p>
      <text:p text:style-name="P4">
Publisher: Radio Free Asia (Organization)</text:p>
      <text:p text:style-name="P4">
Published Time: 2023-06-16T16:06:00-04:00</text:p>
      <text:p text:style-name="P4">
Modified Time: 2023-06-16T16:53:56-04:00</text:p>
      <text:p text:style-name="P4">
Description: None</text:p>
      <text:p text:style-name="P4">
Videos: []</text:p>
      <text:p text:style-name="P4">
Audios: ["<text:a xlink:type="simple" xlink:href="https://www.rfa.org/mandarin/yataibaodao/renquanfazhi/kw-06162023130012.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268" text:anchor-type="as-char" svg:width="6.9236in" svg:height="4.612011in" draw:z-index="0">
<draw:image xlink:href="../Images/rfamandarin/2023-06-16T16-06-00-04-00/000000.png" xlink:type="simple" xlink:show="embed" xlink:actuate="onLoad" draw:mime-type="image/png"/>
</draw:frame>
 美国国务卿布林肯即将访问中国 路透社图片  <text:a xlink:type="simple" xlink:href="https://www.rfa.org/mandarin/yataibaodao/renquanfazhi/kw-06162023130012.html/@@stream" text:style-name="Internet_20_link" text:visited-style-name="Visited_20_Internet_20_Link">
Audio-1-Link：https://www.rfa.org/mandarin/yataibaodao/renquanfazhi/kw-06162023130012.html/@@stream</text:a>
</text:p>
      <text:p text:style-name="P4">
美国国务卿布林肯（AntonyBlinken）访华前夕，四十多个人权组织联名发表公开信，敦促布林肯对中国当局侵犯人权的行为寻求问责。与此同时，白宫与中国外交部周五则针对美中关系隔空喊话。</text:p>
      <text:p text:style-name="P4">
<text:a xlink:type="simple" xlink:href="https://www.rfa.org/mandarin/Xinwen/cmh1-06162023040053.html" text:style-name="Internet_20_link" text:visited-style-name="Visited_20_Internet_20_Link">
 <text:span text:style-name="T4">
人权团体呼吁布林肯对中共侵犯人权问责</text:span>
 </text:a>
  * <text:span text:style-name="T4">
<text:a xlink:type="simple" xlink:href="https://www.rfa.org/mandarin/yataibaodao/junshiwaijiao/kw-06142023113705.html" text:style-name="Internet_20_link" text:visited-style-name="Visited_20_Internet_20_Link">
 布林肯访华在即 专家：美中关系大势难改 </text:a>
 </text:span>
</text:p>
      <text:p text:style-name="P4">
国际人权组织“人权观察”（Human RightsWatch）日前发表一封致美国国务卿布林肯的公开信，并获得倡导中国、香港、西藏和新疆人权问题的42个非政府组织联署，共同敦促布林肯对中国当局侵犯人权的行为寻求问责。</text:p>
      <text:p text:style-name="P4">
<text:span text:style-name="T4">
四十二个人权组织联署促布林肯向中共问责</text:span>
</text:p>
      <text:p text:style-name="P4">
联署信指出，近几个月来，中国当局针对许多群体进行镇压，包括参加和平抗议严酷“清零政策”的普通公民和进行宗教活动的穆斯林。当局还判处著名人权捍卫者许志永十四年有期徒刑，人权律师丁家喜十二年有期徒刑，而人权律师余文生夫妇在北京与欧盟官员会面途中遭拘留。此外，香港警方在禁止了一年一度的维多利亚公园烛光晚会后，拘留了二十多名纪念六四天安门大屠杀的市民。</text:p>
      <text:p text:style-name="P4">
参与联署的“中国人权”执行主任及“人道中国”主席周锋锁告诉本台，在他看来，中共目前在人权迫害方面最突出表现就是对于异议人士全面的抓捕、审判，而出狱者也被以各种方式胁迫、骚扰，让他们没有生活来源，并说：”这个现在是常态。”</text:p>
      <text:p text:style-name="P4">
周锋锁还谈到，中国当局近期利用各种方式迫害、围堵异议人士和维权律师，包括余文生夫妇，李和平一家及王全璋一家等。他说：“在国内不给任何生路，租房子都不让，他们要出国也围堵，非常残酷，就是有一种施虐狂的心理。”</text:p>
      <text:p text:style-name="P4">
"中国人权"执行主任及"人道中国"主席周锋锁告诉本台，在他看来，中共目前在人权迫害方面最突出表现就是对于异议人士全面的抓捕、审判，而出狱者也被以各种方式胁迫、骚扰，让他们没有生活来源。（记者郭宸綺拍攝）<text:a xlink:type="simple" xlink:href="https://www.rfa.org/mandarin/yataibaodao/renquanfazhi/kw-06162023130012.html/kw0616h.jpg" text:style-name="Internet_20_link" text:visited-style-name="Visited_20_Internet_20_Link">
 </text:a>
</text:p>
      <text:p text:style-name="P4">
联署信敦促布林肯向中国当局明确表示，美国将与其他国家共同支持对发生在新疆的暴行进行国际调查，并要求中方立即释放所有人权捍卫者、释放在中国被错误拘留或已被强迫失踪的美国公民及其家人、立即废除针对西藏儿童的强制性寄宿学校制度。联名信还呼吁布林肯，如果情况允许，与“天安门母亲”的成员会面。联名信还要求布林肯向中共当局表明，美国将调查那些针对在美批评中国政府人士实施骚扰、恐吓和监视的中国官员及其在美代理人，并依照美国法律予以起诉。</text:p>
      <text:p text:style-name="P4">
最近，包括特斯拉总裁马斯克及微软创办人盖茨在内的多位美国商界领袖先后访华。周锋锁强调，在中共试图通过商界影响美国政策的情况下，美国政府应把人权问题放在更重要的对华政策优先地位。</text:p>
      <text:p text:style-name="P4">
<text:span text:style-name="T4">
人权组织联署呼吁调查中共暴行</text:span>
</text:p>
      <text:p text:style-name="P4">
参与联署的“维吾尔人权项目”全球倡导主管露易莎．格蕾乌（LouisaGreve）告诉本台：“当国务卿布林肯与中国政府人员会面时，最重要的一点是不能在捍卫人权方面有丝毫让步。众所周知，中国当局正在系统性地侵犯中国人的所有权利。”</text:p>
      <text:p text:style-name="P4">
格蕾乌指出，联合国人权事务高级专员办事室在2022年8月份发表了《新疆人权问题报告》,其中指控中国当局严重侵犯新疆维吾尔人及穆斯林少数民族的人权，可能已犯下“反人类罪”（crimes against humanity）。</text:p>
      <text:p text:style-name="P4">
格蕾乌说：“非常重要的一点是，布林肯要告诉中方，作为联合国成员及联合国人权理事会的成员，必须维护联合国宪章。必须调查针对维吾尔人以及哈萨克人、柯尔克孜人、乌兹别克人，甚至汉族穆斯林的暴行罪。”</text:p>
      <text:p text:style-name="P4">
针对中国政府的跨境镇压问题，格蕾乌指出，“维吾尔人权项目”目前已发布十一份关于中国当局如何派遣特工到其他国家骚扰及威胁海外维族人的深度报道。她强调：“在每个民主国家，使用威胁来阻止他人的言论自由、暴力威胁或严重伤害威胁都是非法的。所以这就是为什么（联署信）要求布林肯国务卿直接对中国政府说，你们在做非法的事情。”</text:p>
      <text:p text:style-name="P4">
<text:span text:style-name="T4">
汪文斌指责美国对华“幻想” 沙利文淡化布林肯访华预期</text:span>
</text:p>
      <text:p text:style-name="P4">
针对布林肯访华，美国白宫和国务院官员日前表示，美国同中国竞争，但不寻求冲突、对抗或“新冷战”。美方将寻求负责任地管控竞争，并在利益相符问题上合作，美方并不期待通过此行取得某种突破或改变两国互动方式。    本周五，中国外交部发言人汪文斌对此作出回应，批评美国将中国视为“最主要竞争对手”和“最重大地缘政治挑战”，这是对中国的“严重误判”。他还表示，美方不要“幻想”从实力地位出发和中国打交道，在彼此沟通中，美方不能“说一套、做一套“。</text:p>
      <text:p text:style-name="P4">
中国外交部发言人汪文斌2023年6月16日在例行记者会上批评美国将中国视为"最主要竞争对手"和"最重大地缘政治挑战"是对中国的"严重误判"。（中国外交部官网截图）<text:a xlink:type="simple" xlink:href="https://www.rfa.org/mandarin/yataibaodao/renquanfazhi/kw-06162023130012.html/kw0616m.jpg" text:style-name="Internet_20_link" text:visited-style-name="Visited_20_Internet_20_Link">
 </text:a>
</text:p>
      <text:p text:style-name="P4">
同一天，美国国家安全顾问杰克∙沙利文（JakeSullivan）在东京的简报会上表示，布林肯访问中国的目标之一是控制局势升级，以确保世界上两个最大的军事强国不会“陷入冲突”：“激烈的竞争需要积极的外交。”</text:p>
      <text:p text:style-name="P4">
沙利文同时淡化了布林肯在中国取得外交突破的可能性：“布林肯国务卿的中国之行将是一件重大事件，但就美国外交政策而言，这甚至可能不是下周最重要的事件。”</text:p>
      <text:p text:style-name="P4">
在国际舆论瞩目布林肯访华之际，印度总理莫迪下周将对美国展开国事访问。外界普遍认为，拜登政府希望通过加深与印度的关系，遏制北京在印太地区的影响力扩张。</text:p>
      <text:p text:style-name="P4">
记者：凯迪 责编：何平 网编：洪伟</text:p>
      <text:p text:style-name="P4">
Source: <text:a xlink:type="simple" xlink:href="https://www.rfa.org/mandarin/yataibaodao/renquanfazhi/kw-06162023130012.html" text:style-name="Internet_20_link" text:visited-style-name="Visited_20_Internet_20_Link">
https://www.rfa.org/mandarin/yataibaodao/renquanfazhi/kw-06162023130012.html</text:a>
</text:p>
      <!--NEWS-->
      <text:h text:style-name="P10" text:outline-level="1">
<text:span text:style-name="T4">
涉“国家安全” 富士康从中国转移部分生产线</text:span>
</text:h>
      <text:p text:style-name="P4">
Author: None</text:p>
      <text:p text:style-name="P4">
Publisher: Radio Free Asia (Organization)</text:p>
      <text:p text:style-name="P4">
Published Time: 2023-06-16T16:11:33-04:00</text:p>
      <text:p text:style-name="P4">
Modified Time: 2023-06-16T16:11:33-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73" text:anchor-type="as-char" svg:width="6.9236in" svg:height="4.612011in" draw:z-index="0">
<draw:image xlink:href="../Images/rfamandarin/2023-06-16T16-11-33-04-00/000000.png" xlink:type="simple" xlink:show="embed" xlink:actuate="onLoad" draw:mime-type="image/png"/>
</draw:frame>
 郑州富士康生产线上的工人 美联社资料图片</text:p>
      <text:p text:style-name="P4">
全球最大电子专业制造商富士康集团董事长刘扬清周五（6月16日）在接受英国广播公司（BBC）采访时称，富士康正在进行“业务连续性计划”，正在将一些与“国家安全”相关的产品生产线从中国转移到墨西哥和越南。</text:p>
      <text:p text:style-name="P4">
报道猜测，刘扬清所指的可能是富士康生产的用于数据中心的服务器，可能包含敏感信息。</text:p>
      <text:p text:style-name="P4">
与此同时，刘扬清也表示，新冠疫情是富士康考虑从中国转移生产线的原因之一。严格的封控政策去年底在富士康郑州工厂导致工人抗议和骚乱，刘扬清表示，如果再次发生这种情况，他会完全停止生产。</text:p>
      <text:p text:style-name="P4">
目前富士康正在押注电动车的发展，未来几年希望在全球电动车市场占据5%的份额。富士康的电动汽车工厂将设在美国的俄亥俄州，泰国、印度尼西亚，甚至可能在印度，但似乎没有包括中国。</text:p>
      <text:p text:style-name="P4">
刘扬清强调，通过生产电动车，富士康不仅可以在生产方面多样化，也可以在供应链上实现多样化。</text:p>
      <text:p text:style-name="P4">
（责编：王允）</text:p>
      <text:p text:style-name="P4">
Source: <text:a xlink:type="simple" xlink:href="https://www.rfa.org/mandarin/Xinwen/9-06162023160847.html" text:style-name="Internet_20_link" text:visited-style-name="Visited_20_Internet_20_Link">
https://www.rfa.org/mandarin/Xinwen/9-06162023160847.html</text:a>
</text:p>
      <!--NEWS-->
      <text:h text:style-name="P10" text:outline-level="1">
<text:span text:style-name="T4">
习近平会见"美国朋友"比尔·盖茨　向外企亮绿灯？</text:span>
</text:h>
      <text:p text:style-name="P4">
Author: None</text:p>
      <text:p text:style-name="P4">
Publisher: Radio Free Asia (Organization)</text:p>
      <text:p text:style-name="P4">
Published Time: 2023-06-16T16:19:00-04:00</text:p>
      <text:p text:style-name="P4">
Modified Time: 2023-06-16T16:55:57-04:00</text:p>
      <text:p text:style-name="P4">
Description: None</text:p>
      <text:p text:style-name="P4">
Videos: []</text:p>
      <text:p text:style-name="P4">
Audios: ["<text:a xlink:type="simple" xlink:href="https://www.rfa.org/mandarin/yataibaodao/jingmao/cm-06162023123742.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274" text:anchor-type="as-char" svg:width="6.9236in" svg:height="5.1927in" draw:z-index="0">
<draw:image xlink:href="../Images/rfamandarin/2023-06-16T16-19-00-04-00/000000.png" xlink:type="simple" xlink:show="embed" xlink:actuate="onLoad" draw:mime-type="image/png"/>
</draw:frame>
2023年6月16日，中国领导人习近平在北京会见美国比尔及梅琳达·盖茨基金会联席主席盖茨。 <text:a xlink:type="simple" xlink:href="https://www.rfa.org/mandarin/yataibaodao/jingmao/cm-06162023123742.html/@@images/image" text:style-name="Internet_20_link" text:visited-style-name="Visited_20_Internet_20_Link">
</text:a>
Xinhua via AP  <text:a xlink:type="simple" xlink:href="https://www.rfa.org/mandarin/yataibaodao/jingmao/cm-06162023123742.html/@@stream" text:style-name="Internet_20_link" text:visited-style-name="Visited_20_Internet_20_Link">
Audio-1-Link：https://www.rfa.org/mandarin/yataibaodao/jingmao/cm-06162023123742.html/@@stream</text:a>
</text:p>
      <text:p text:style-name="P4">
本周五，中国国家主席习近平在北京高调会见美国微软公司创办人比尔·盖茨（BillGates），并对这位"美国朋友"高谈两国人民友好。习近平此举释放出哪些信号？</text:p>
      <text:p text:style-name="P4">
<text:a xlink:type="simple" xlink:href="https://www.rfa.org/mandarin/Xinwen/6-06142023164709.html" text:style-name="Internet_20_link" text:visited-style-name="Visited_20_Internet_20_Link">
 <text:span text:style-name="T4">
知情人士：比尔·盖茨将于6月16日会晤习近平</text:span>
 </text:a>
</text:p>
      <text:p text:style-name="P4">
习近平在北京钓鱼台宾馆与比尔·盖茨会见时，不仅称之为“你是我今年在北京会见的第一位美国朋友”，还特别强调美中关系的基础在民间。习近平表示，“中国始终寄希望于美国人民，希望两国人民友好下去。”</text:p>
      <text:p text:style-name="P4">
比尔·盖茨6月14日抵达北京展开中国行，这是他2019年以来对中国的首次访问。而习近平与比尔·盖茨的会面，也是他近年来首次接见外国企业家。习近平对这位“美国朋友”的高调礼遇显示，比尔·盖茨似乎与近期访华的多位外国企业家有所不同，而这对外国在华企业来说是个友善信号吗？</text:p>
      <text:p text:style-name="P4">
一位欧洲某企业在华下游厂商员工却并不乐观。他以书面方式回复本台采访时说：“那是因为他是比尔·盖茨吧，才可以有高规格待遇。一般中小型（外国）企业的状况不会有太多改变，虽然我们都还是希望不要太被刁难。”</text:p>
      <text:p text:style-name="P4">
在比尔·盖茨之前，包括美国特斯拉公司执行长马斯克（Elon Musk）、摩根大通首席执行官戴蒙（JamieDimon）等高管也陆续在中国政府调整和放松疫情政策后，重返中国访问。但是他们并没有受到习近平的高规格接见。</text:p>
      <text:p text:style-name="P4">
2023年6月16日，中国领导人习近平在北京会见美国比尔及梅琳达·盖茨基金会联席主席盖茨。（Xinhua via AP）  <text:a xlink:type="simple" xlink:href="https://www.rfa.org/mandarin/yataibaodao/jingmao/cm-06162023123742.html/ap23167326069401.jpg" text:style-name="Internet_20_link" text:visited-style-name="Visited_20_Internet_20_Link">
</text:a>
</text:p>
      <text:p text:style-name="P4">
<text:span text:style-name="T4">
春暖鸭先知 微软拟将北京AI专家转移海外</text:span>
</text:p>
      <text:p text:style-name="P4">
虽然比尔·盖茨15日造访北京“全球健康药物研发中心（GHDDI）”时承诺，其基金会在未来五年会向该中心捐赠5000万美元以从事传染病药物研发。不过据英国《金融时报》（FinancialTimes）披露，在地缘政治紧张局势下，微软正将其部分最优秀的人工智能研究人员从中国调往加拿大。有熟悉该计划的人士表示，此举是因应美中政治冲突升高的对策，同时要防止优秀人才被中国企业挖墙角。</text:p>
      <text:p text:style-name="P4">
报道引述其中一名相关研究院的专家说，虽然微软与中国有着深厚的联系，但“在我们这里有最优秀的研究人员，尤其是从事机器学习的人，存在一定的风险”，中国公司可能会挖墙角或者雇员可能会受到骚扰。</text:p>
      <text:p text:style-name="P4">
旅居美国的政治经济专家秦鹏认为，习近平的“老朋友”一说，改变不了在华外资分散风险的事实。</text:p>
      <text:p text:style-name="P4">
秦鹏：“ 更多还是考虑企业本身的收益，（盖茨）要在研究疫苗、药物方面投入努力，可能也在其他与中国的IT项目（对中国）有好处。”</text:p>
      <text:p text:style-name="P4">
外界注意到，虽然外企高管近期陆续前往中国，但却无法抹去对于中方打压、监管，以及“不明红线”的担忧。在此之前，中国有关部门突访了美国咨询机构贝恩公司（Bain&amp;Co）上海办事处，当局还对美国芯片制造商美光科技在华销售的产品实施网络安全审查。此外，日本制药商一名员工遭中国安全人员拘捕的事件尚未平息，美国尽职调查公司美思明智集团（MintzGroup）的北京办事处也受到警方搜查。</text:p>
      <text:p text:style-name="P4">
记者：陈品洁 责编：何平 网编：洪伟</text:p>
      <text:p text:style-name="P4">
Source: <text:a xlink:type="simple" xlink:href="https://www.rfa.org/mandarin/yataibaodao/jingmao/cm-06162023123742.html" text:style-name="Internet_20_link" text:visited-style-name="Visited_20_Internet_20_Link">
https://www.rfa.org/mandarin/yataibaodao/jingmao/cm-06162023123742.html</text:a>
</text:p>
      <!--NEWS-->
      <text:h text:style-name="P10" text:outline-level="1">
<text:span text:style-name="T4">
评论 | 唯色：当我们谈论天花时我们在谈论什么（三十五）</text:span>
</text:h>
      <text:p text:style-name="P4">
Author: None</text:p>
      <text:p text:style-name="P4">
Publisher: Radio Free Asia (Organization)</text:p>
      <text:p text:style-name="P4">
Published Time: 2023-06-16T16:20:39-04:00</text:p>
      <text:p text:style-name="P4">
Modified Time: 2023-06-16T16:20:39-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78" text:anchor-type="as-char" svg:width="6.9236in" svg:height="5.581384in" draw:z-index="0">
<draw:image xlink:href="../Images/rfamandarin/2023-06-16T16-20-39-04-00/000000.png" xlink:type="simple" xlink:show="embed" xlink:actuate="onLoad" draw:mime-type="image/png"/>
</draw:frame>
 路透社报道中的图片指刚坚喇嘛 (LamaGangchen) (前排右二)出席在中国城市无锡举行的第四届世界佛教论坛。 <text:a xlink:type="simple" xlink:href="https://www.rfa.org/mandarin/pinglun/weise/ws-06162023153823.html/@@images/image" text:style-name="Internet_20_link" text:visited-style-name="Visited_20_Internet_20_Link">
</text:a>
REUTERS/Ji Chunpeng/Xinhua</text:p>
      <text:p text:style-name="P4">
<text:span text:style-name="T4">
15、作为祭坛的雍和宫及黄寺（下）</text:span>
</text:p>
      <text:p text:style-name="P4">
"世界依然是一个蛮荒之地"，一个经历了新冠疫情的意大利作家，在名为《新冠时代的我们》一书中这样说【1】。是的，1780年的世界正是一个蛮荒之地，吞噬了42岁的六世班禅喇嘛，当我凝视着乾隆时塑的六世班禅喇嘛像，不禁心疼这个外貌"肉多骨少，无清明英俊之气"，但"语响殿宇，如呼瓮中"的雪域藏人（出自朝鲜使团那个文人的记录），就那么充满悬疑地，被一场莫名其妙的所谓天花瘟疫夺去了生命，就在富饶、陌异而深不可测的帝国首都北京。</text:p>
      <text:p text:style-name="P4">
是的，2021年的世界依然是一个蛮荒之地，消灭了不计其数的芸芸众生。对于病毒（不止一种）而言，过去、现在和将来没有什么不同。在病毒面前，正可谓《天国之花》一书中引述的这句话：“好人和坏人都在毫无差别地死去。”</text:p>
      <text:p text:style-name="P4">
例证之一：曾被路透社于2015年12月21日的深度报道【2】中披露“在中国享有重要人物的待遇”，多年来“在中国政府和统战部的活动中都能看到其踪影”的刚坚喇嘛，原为日喀则一座附属于扎什伦布寺的小寺院的喇嘛，1963年因西藏所发生的世事反转而流亡印度，后定居意大利，却渐渐地成了“中国的常客，他在中国和高层领袖会面，并且在政府批准的宗教聚会得到招待。”至于他为何能享有如此特殊待遇？说起来是一个复杂的、漫长的、暗黑的故事，简言之，正如路透社报道引述受访者的话：“刚坚是雄登运动的强人，他是共产党和中国当局最坚定的支持者。”而所谓的“雄登运动”，原本只是一个与鬼神即“雄登”信仰相关但并不难解决的宗教问题，却因强权的介入和操作而变成了充满各种阴谋的政治问题，不过这里放下不表，且说刚坚这样一个不依佛法却依鬼神并挟强权之威的风头人物，竟突然于2020年4月18日在意大利被新冠病毒杀死了。对于他的疫亡，藏人社会一片欢呼。新浪微博上有个幽默的隐喻评论：“戴了一辈子铁冠，死前换了个新冠。”铁冠指刚坚所奉鬼神的帽子。</text:p>
      <text:p text:style-name="P4">
本来还有一个地方我也应该去的：黄寺，又称黄庙、西黄寺，是六世班禅喇嘛的意外圆寂之地，更是帝国皇帝的另一个惊心动魄的剧场，确切地说是帝国的祭坛，帝国的刑场——曾经康熙皇帝在这里以凌迟的酷刑，处死了帮助过噶尔丹汗王的一位蒙古大喇嘛【3】。又有文章指当时凌迟的不是一个人，而是三个人：“……在征服准噶尔叛乱以后，康熙令准噶尔部交出参与叛乱的伊拉古克三喇嘛，并‘集诸王以下蒙古王、文武大臣、官员、刺嘛等于黄寺’，将其凌迟处死，以儆效尤。”【4】这也实在是太血腥，尤其是在戒杀生的佛寺如是为之，可见自称佛徒的皇帝有多么凶狠。</text:p>
      <text:p text:style-name="P4">
西黄寺既是中国藏语系高级佛学院所在地，如今还是博物馆。（图片来自网络）  <text:a xlink:type="simple" xlink:href="https://www.rfa.org/mandarin/pinglun/weise/ws-06162023153823.html/66708rfa72797ea68bc48bba002.jpg" text:style-name="Internet_20_link" text:visited-style-name="Visited_20_Internet_20_Link">
</text:a>
</text:p>
      <text:p text:style-name="P4">
我寄寓北京多年，只在很早的时候去过一次西黄寺，但没能进去。作为已是中共中央统战部管理的中国藏语系高级佛学院所在地，此处通常不允许外人或无关俗人打扰。那次我在黄寺门口的接待室等候一位活佛，那是一个曾经相识但早因异见而决裂，比俗人更俗不可耐的混世骗子，且如今满脸横肉，双目充满追逐世俗名利的欲望变得通红，显然相由心生。我至今记得当时从窗口望去，那看不清楚的里面不像寺院，更像是某个党政机关大院，一遍遍地传出无声的警告：“闲人不得入内”。</text:p>
      <text:p text:style-name="P4">
我试着在网上搜索了相关信息，才知西黄寺如今已对外开放，称作“西黄寺博物馆”，不过仅在周六周日开馆，其余五日是从各藏地寺院选送的仁波切和僧人接受“爱国主义教育”的时间。那么他们会学习什么样的课程呢？会不会需要以臣服的姿态，认真地倾听党员干部讲述六世班禅喇嘛“为了国家的统一和民族团结的大业，主动请求进京参加乾隆皇帝七十大寿庆典”，不幸感染天花瘟疫而悲壮牺牲的爱国故事？</text:p>
      <text:p text:style-name="P4">
 西黄寺博物馆对西黄寺的介绍（图片来自网络）  <text:a xlink:type="simple" xlink:href="https://www.rfa.org/mandarin/pinglun/weise/ws-06162023153823.html/66708rfa72797ea68bc48bba003.jpg" text:style-name="Internet_20_link" text:visited-style-name="Visited_20_Internet_20_Link">
</text:a>
</text:p>
      <text:p text:style-name="P4">
注释：</text:p>
      <text:p text:style-name="P4">
【1】《新冠时代的我们》，（意）保罗·乔尔达诺著，魏怡译，上海译文出版社，2021年。</text:p>
      <text:p text:style-name="P4">
【2】China co-opts a Buddhist sect in global effort to smear Dalai Lama</text:p>
      <text:p text:style-name="P4">
https://www.reuters.com/investigates/special-report/china-dalailama/</text:p>
      <text:p text:style-name="P4">
【3】《中国皇帝康熙自画像》，（美）史景迁著，吴根友译，上海远东出版社，2005年，64页。</text:p>
      <text:p text:style-name="P4">
【4】以儒为主，道佛辅助 ——康熙帝处理三教关系的经验http://www.zgscph.org/html/2020/symq_0521/1276.html</text:p>
      <text:p text:style-name="P4">
（文章只代表特约评论员个人的立场和观点）</text:p>
      <text:p text:style-name="P4">
Source: <text:a xlink:type="simple" xlink:href="https://www.rfa.org/mandarin/pinglun/weise/ws-06162023153823.html" text:style-name="Internet_20_link" text:visited-style-name="Visited_20_Internet_20_Link">
https://www.rfa.org/mandarin/pinglun/weise/ws-06162023153823.html</text:a>
</text:p>
      <!--NEWS-->
      <text:h text:style-name="P10" text:outline-level="1">
<text:span text:style-name="T4">
韩媒：韩美下周将在华盛顿开会讨论网络安全事宜</text:span>
</text:h>
      <text:p text:style-name="P4">
Author: 联合早报 (Person)</text:p>
      <text:p text:style-name="P4">
Publisher: 联合早报 (Organization)</text:p>
      <text:p text:style-name="P4">
Published Time: 2023-06-16T16:23</text:p>
      <text:p text:style-name="P4">
Modified Time: 2023-06-16T16:36</text:p>
      <text:p text:style-name="P4">
Description: 韩国总统室说，作为今年4月韩媒首脑会谈的后续措施，韩美两国官员下星期将在华盛顿开会讨论网络安全事宜和相关行动计划。韩联社报道，韩国总统室星期五（6月16日）宣布，韩国国家安保室、国...</text:p>
      <text:p text:style-name="P4">
Videos: []</text:p>
      <text:p text:style-name="P4">
Audios: []</text:p>
      <text:p text:style-name="P4">
Images: []</text:p>
      <text:p text:style-name="P4">
Type: NewsArticle</text:p>
      <text:p text:style-name="P4">
Breadcrumbs: ['即时', '国际']</text:p>
      <text:p text:style-name="P4">
Keywords: ['美韩关系', '网络安全', '情报', '尹锡悦', '拜登', '韩国', '美国']</text:p>
      <!--METADATA-->
      <text:p text:style-name="P4">
韩国总统室说，作为今年4月韩媒首脑会谈的后续措施，韩美两国官员下星期将在华盛顿开会讨论网络安全事宜和相关行动计划。</text:p>
      <text:p text:style-name="P4">
韩联社报道，韩国总统室星期五（6月16日）宣布，韩国国家安保室、国家情报院、外交部、国防部、科学技术信息通信部、警察厅等部门的司局级官员将访美，与美国白宫国家安全保障会议（NSC）有关人士举行会谈。双方将共享主要网络安全信息，并讨论新设协商机制的方案。</text:p>
      <text:p text:style-name="P4">
总统室称，在韩美同盟升级为情报同盟的背景下，访问团将前往美国主要网络安全机构和设施进行考察，并与民间企业积极进行交流，全面开展两国作为情报同盟的合作。</text:p>
      <text:p text:style-name="P4">
今年4月，韩国总统尹锡悦和美国总统拜登 <text:a xlink:type="simple" xlink:href="https://www.zaobao.com/news/world/story20230425-1387241" text:style-name="Internet_20_link" text:visited-style-name="Visited_20_Internet_20_Link">
 在华盛顿举行首脑会谈</text:a>
，签署《战略性网络安全合作框架》协议，并商定将韩美同盟覆盖范围扩大至网络领域。</text:p>
      <text:p text:style-name="P4">
Source: <text:a xlink:type="simple" xlink:href="https://www.zaobao.com.sg/realtime/world/story20230616-1405020" text:style-name="Internet_20_link" text:visited-style-name="Visited_20_Internet_20_Link">
https://www.zaobao.com.sg/realtime/world/story20230616-1405020</text:a>
</text:p>
      <!--NEWS-->
      <text:h text:style-name="P10" text:outline-level="1">
<text:span text:style-name="T4">
俄乌战争启示　美国如何阻吓中国对台动武？</text:span>
</text:h>
      <text:p text:style-name="P4">
Author: None</text:p>
      <text:p text:style-name="P4">
Publisher: Radio Free Asia (Organization)</text:p>
      <text:p text:style-name="P4">
Published Time: 2023-06-16T16:45:00-04:00</text:p>
      <text:p text:style-name="P4">
Modified Time: 2023-06-16T16:59:23-04:00</text:p>
      <text:p text:style-name="P4">
Description: None</text:p>
      <text:p text:style-name="P4">
Videos: []</text:p>
      <text:p text:style-name="P4">
Audios: ["<text:a xlink:type="simple" xlink:href="https://www.rfa.org/mandarin/yataibaodao/junshiwaijiao/tj-06162023130900.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284" text:anchor-type="as-char" svg:width="6.9236in" svg:height="3.874983in" draw:z-index="0">
<draw:image xlink:href="../Images/rfamandarin/2023-06-16T16-45-00-04-00/000000.png" xlink:type="simple" xlink:show="embed" xlink:actuate="onLoad" draw:mime-type="image/png"/>
</draw:frame>
 美国华盛顿智库大西洋理事会（AtlanticCouncil）本周五就台海局势举办研讨会 <text:a xlink:type="simple" xlink:href="https://www.rfa.org/mandarin/yataibaodao/junshiwaijiao/tj-06162023130900.html/@@images/image" text:style-name="Internet_20_link" text:visited-style-name="Visited_20_Internet_20_Link">
 </text:a>
视频截图/大西洋理事会官网  <text:a xlink:type="simple" xlink:href="https://www.rfa.org/mandarin/yataibaodao/junshiwaijiao/tj-06162023130900.html/@@stream" text:style-name="Internet_20_link" text:visited-style-name="Visited_20_Internet_20_Link">
Audio-1-Link：https://www.rfa.org/mandarin/yataibaodao/junshiwaijiao/tj-06162023130900.html/@@stream</text:a>
</text:p>
      <text:p text:style-name="P4">
近年来，美中关系以及台海局势持续紧张，台湾面临来自中国的武力威胁成为国际社会关注的焦点。与此同时，俄乌战争爆发至今已经过了一年，这场战争究竟为美中两国在台海的角力带来了什么样的启示？</text:p>
      <text:p text:style-name="P4">
<text:a xlink:type="simple" xlink:href="https://www.rfa.org/mandarin/yataibaodao/junshiwaijiao/jw-06132023123248.html" text:style-name="Internet_20_link" text:visited-style-name="Visited_20_Internet_20_Link">
 <text:span text:style-name="T4">
中国为何对布林肯访华三缄其口？ 学者：美中风险聚焦台湾</text:span>
 </text:a>
  * <text:span text:style-name="T4">
<text:a xlink:type="simple" xlink:href="https://www.rfa.org/mandarin/yataibaodao/junshiwaijiao/jw-06142023140029.html" text:style-name="Internet_20_link" text:visited-style-name="Visited_20_Internet_20_Link">
 美国立法者：为地区国家提供替代方案 抵抗中国威胁 </text:a>
 </text:span>
</text:p>
      <text:p text:style-name="P4">
自从俄罗斯去年2月入侵乌克兰后，俄乌战争冲击了既有的国际安全体系。与此同时，中国对台湾的武力威胁不断升级，导致美国与中国的战略竞争也日渐激烈。针对乌克兰与台湾同样面临强权威胁的状况，俄乌战争的走向将如何影响美中两国对于台湾问题的态度？而在可能的台海战争中，美中两国又将如何受到俄乌战争的启发？</text:p>
      <text:p text:style-name="P4">
针对上述问题，美国华盛顿智库大西洋理事会（Atlantic Council）在本周五举办研讨会，并邀请多位学者就此进行了讨论。</text:p>
      <text:p text:style-name="P4">
<text:span text:style-name="T4">
学者: 俄乌战争使中俄伙伴关系更稳固</text:span>
</text:p>
      <text:p text:style-name="P4">
会上，大西洋理事会非常驻高级研究员、前美国中情局（CIA）高级情报员卡尔弗（John K.Culver）分析指出，中国在俄乌战争中总共获得三点启示。首先，北京当局认为，美国不分党派一致希望限制中国崛起：“中国认为，美国是正在衰退但是依旧强大的敌对霸权，美国反对中国崛起，并且企图鼓动中国内部以及边界的不稳定。中国认为，美国对中国的敌意是不分党派及系统性的。”</text:p>
      <text:p text:style-name="P4">
其次，卡尔弗指出，中国透过俄乌战争，更加深信俄罗斯是中国主要的战略伙伴：“中俄两国不太可能签订共同防御条约，但是它们会强化在多领域的合作，像是军队整合、情报分享以及能源贸易。在这段双边关系中，俄罗斯是比较弱小的一方，尤其在俄乌战争过后，俄罗斯变得更加弱小。但是，确保普京政权的稳定对中国而言具有重大利益，中国需要透过俄罗斯阻碍美国的力量。”</text:p>
      <text:p text:style-name="P4">
卡尔弗认为，中国通过俄乌战争得到的第三启示是，希望欧洲国家可以阻碍并降低美国对中国的敌意：“北京希望能调整外交策略，以达到和欧洲国家维持友善关系的目的。然而，中国不愿意谴责俄罗斯发起战争使得欧洲国家，尤其是东欧，对于中国政府的可信度产生了怀疑。”</text:p>
      <text:p text:style-name="P4">
卡尔弗也谈到，俄乌战争爆发后，西方国家对俄罗斯实施经济制裁的速度缓慢，且经常效果不彰，这可能会鼓励中国当局对台湾进行冒险性进攻。</text:p>
      <text:p text:style-name="P4">
大西洋理事会非常驻高级研究员、前美国中情局（CIA）高级情报员卡尔弗（John K.Culver）分析指出，中国在俄乌战争中总共获得三点启示。（视频截图/大西洋理事会官网）  <text:a xlink:type="simple" xlink:href="https://www.rfa.org/mandarin/yataibaodao/junshiwaijiao/tj-06162023130900.html/tj0617a.jpg" text:style-name="Internet_20_link" text:visited-style-name="Visited_20_Internet_20_Link">
</text:a>
</text:p>
      <text:p text:style-name="P4">
<text:span text:style-name="T4">
学者：俄乌战争使欧洲国家对中国失去信任</text:span>
</text:p>
      <text:p text:style-name="P4">
会上，大西洋理事会非常驻高级研究员基尔贝格（SarahKirchberger）则从欧洲国家的角度分析指出，欧洲国家对俄乌战争爆发的看法很不同。对于曾被俄罗斯入侵过的东欧国家而言，它们对俄罗斯入侵乌克兰的行为不感到惊讶，但是其他西欧国家则是被俄罗斯的野心惊醒。</text:p>
      <text:p text:style-name="P4">
基尔贝格表示，尽管欧洲国家对于俄罗斯的看法不完全一致，但是它们对于中国在俄乌战争中的角色却有高度共识：“（欧洲国家）将中国视为俄罗斯的隐性支持者，因为中国不愿意谴责俄乌战争，甚至不愿意称俄乌战争为一场’战争’。同时，中国还将俄罗斯的入侵称之为是俄罗斯对北约扩张的回应，这样的说法无法说服欧洲国家。”</text:p>
      <text:p text:style-name="P4">
基尔贝格指出，中国偏袒俄罗斯的立场使欧洲国家背离中国，但是中国无法承担失去欧洲国家的成本，因此中国很积极地想要透过外交手段重新缓和与欧洲国家的关系：“中国似乎无法真正理解欧洲国家对于中国的不信任有多大。”</text:p>
      <text:p text:style-name="P4">
 大西洋理事会非常驻高级研究员基尔贝格（SarahKirchberger）表示，尽管欧洲国家对于俄罗斯的看法不完全一致，但是它们对于中国在俄乌战争中的角色却有高度共识。（视频截图/大西洋理事会官网）  <text:a xlink:type="simple" xlink:href="https://www.rfa.org/mandarin/yataibaodao/junshiwaijiao/tj-06162023130900.html/tj0617b.jpg" text:style-name="Internet_20_link" text:visited-style-name="Visited_20_Internet_20_Link">
</text:a>
</text:p>
      <text:p text:style-name="P4">
<text:span text:style-name="T4">
学者：应对台海 美国对中吓阻要明确且强劲</text:span>
</text:p>
      <text:p text:style-name="P4">
针对俄乌战争为潜在台海冲突带来的启发，基尔贝格特别向美国政府提出三项政策建议。首先，基尔贝格认为，在俄乌战争爆发前，欧洲国家对于俄罗斯的吓阻不够强硬，同时也仍依赖俄罗斯的能源，这都鼓励俄罗斯对乌克兰发动侵略：“美国可能会表明‘我不会出兵台湾’，目的在维持透明以及减少敌意。但这反而可能会传递‘美国不会进行反击’的错误信息，鼓励中国进攻台湾。”</text:p>
      <text:p text:style-name="P4">
其次，基尔贝格指出，中国可能会对台湾发起封锁、信息战等非传统方式的战争，这会使美国及盟友更难进行应对。因此，美国应该为各种情况提前做好准备：“像是俄罗斯入侵乌克兰这种很明显违背联合国宪章的行为，盟国间很容易合作，共同支援乌克兰。但是如果是非传统战争，那中国的行为就很难被定义，这会使盟友的合作难以形成。所以我们建议，持续对台海的各种情况进行兵推，这样才能应对各种可能的攻击。”</text:p>
      <text:p text:style-name="P4">
基尔贝格最后还指出，俄罗斯目前与中国的伙伴关系相当强健，因此西方国家不应将重心放在分化中国与俄罗斯，而应继续维系与中国的外交沟通渠道，避免台海战争因为误判而爆发。</text:p>
      <text:p text:style-name="P4">
记者：唐缘媛 责编：何平 网编：洪伟</text:p>
      <text:p text:style-name="P4">
Source: <text:a xlink:type="simple" xlink:href="https://www.rfa.org/mandarin/yataibaodao/junshiwaijiao/tj-06162023130900.html" text:style-name="Internet_20_link" text:visited-style-name="Visited_20_Internet_20_Link">
https://www.rfa.org/mandarin/yataibaodao/junshiwaijiao/tj-06162023130900.html</text:a>
</text:p>
      <!--NEWS-->
      <text:h text:style-name="P10" text:outline-level="1">
<text:span text:style-name="T4">
专栏 | 夜话中南海：习近平为何如此信任蔡奇？</text:span>
</text:h>
      <text:p text:style-name="P4">
Author: None</text:p>
      <text:p text:style-name="P4">
Publisher: Radio Free Asia (Organization)</text:p>
      <text:p text:style-name="P4">
Published Time: 2023-06-16T16:46:06-04:00</text:p>
      <text:p text:style-name="P4">
Modified Time: 2023-06-16T16:46:06-04:00</text:p>
      <text:p text:style-name="P4">
Description: None</text:p>
      <text:p text:style-name="P4">
Videos: []</text:p>
      <text:p text:style-name="P4">
Audios: ["<text:a xlink:type="simple" xlink:href="https://www.rfa.org/mandarin/zhuanlan/yehuazhongnanhai/gx-06162023092552.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290" text:anchor-type="as-char" svg:width="6.9236in" svg:height="4.612011in" draw:z-index="0">
<draw:image xlink:href="../Images/rfamandarin/2023-06-16T16-46-06-04-00/000000.png" xlink:type="simple" xlink:show="embed" xlink:actuate="onLoad" draw:mime-type="image/png"/>
</draw:frame>
北京市委書記蔡奇2022年6月27日在北京第13次黨代會上做報告，稱「未來五年北京疫情防疫常態化」，引市民恐慌。 <text:a xlink:type="simple" xlink:href="https://www.rfa.org/mandarin/zhuanlan/yehuazhongnanhai/gx-06162023092552.html/@@images/image" text:style-name="Internet_20_link" text:visited-style-name="Visited_20_Internet_20_Link">
</text:a>
（北京政府官網圖片）  <text:a xlink:type="simple" xlink:href="https://www.rfa.org/mandarin/zhuanlan/yehuazhongnanhai/gx-06162023092552.html/@@stream" text:style-name="Internet_20_link" text:visited-style-name="Visited_20_Internet_20_Link">
Audio-1-Link：https://www.rfa.org/mandarin/zhuanlan/yehuazhongnanhai/gx-06162023092552.html/@@stream</text:a>
</text:p>
      <text:p text:style-name="P4">
相比于其他政治宠臣，习近平对蔡奇的信任程度尤甚。个中原因除他们从福建到浙江再到北京的长达20多年的所谓“私人情谊”之外，更多重要的就是蔡奇在主政北京期间，不折不扣地贯彻落实了习近平的指示，在清理低端人口的专项行动中不惜为习近平顶骂名、背黑锅，以实际行动表现出了他对习近平绝对的忠诚。</text:p>
      <text:p text:style-name="P4">
自去年十月的中共二十大和二十届一中全会闭幕以来，外界对新任党务工作的二把手，也就是扮演“副总书记”角色的蔡奇的关注度，远远高过对行政一把手，接替了李克强国务院总理职务的李强的好奇心----特别是蔡奇先是以政治局常委身份兼任中办主任，继而又被宣布为国安委副主席之后。</text:p>
      <text:p text:style-name="P4">
王友群先生为《大纪元》撰写的文章《习近平居权力之巅 能信任者有几人？》中分析说：最近， <text:a xlink:type="simple" xlink:href="https://www.epochtimes.com/gb/tag/%E4%B9%A0%E8%BF%91%E5%B9%B3.html" text:style-name="Internet_20_link" text:visited-style-name="Visited_20_Internet_20_Link">
 习近平</text:a>
 亲信 <text:a xlink:type="simple" xlink:href="https://www.epochtimes.com/gb/tag/%E8%94%A1%E5%A5%87.html" text:style-name="Internet_20_link" text:visited-style-name="Visited_20_Internet_20_Link">
 蔡奇</text:a>
超常兼职，在国内外引发广泛关注。这一方面表明， <text:a xlink:type="simple" xlink:href="https://www.epochtimes.com/gb/tag/%E8%94%A1%E5%A5%87.html" text:style-name="Internet_20_link" text:visited-style-name="Visited_20_Internet_20_Link">
 蔡奇</text:a>
获习特别信任；另一方面也表明，习高踞权力之巅，能信任的人少之又少。对习来说，这并不是什么好事，而是潜藏着巨大的危机。中共二十大后，“习家军”全面上位，从中共政治局，到政治局常委会，到中央书记处，到中央军委，关键职位都是习派人马。但是，习真正放心的有几人？</text:p>
      <text:p text:style-name="P4">
王友群的文章中说：按照中共以往的惯例，李强应该是中共第二号人物。但是，在中共政治局常委中排名第五的蔡奇，却接连兼了一系列关键职务。除了中央书记处排名第一的书记，今年3月，蔡奇出人意外地兼任中央办公厅主任，成为中共建政74年来直接由中共政治局常委兼任中办主任的第一人。今年4月，蔡奇又破例兼任国家安全委员会副主席。此前两届国安委副主席都是两人，由全国人大委员长、国务院总理兼任。现在增加到三人，突显习对蔡奇的倚重……。</text:p>
      <text:p text:style-name="P4">
另外，蔡奇还有一系列头衔，如中央宣传思想小组组长、中央党建领导小组组长、中央学习“习思想”主题教育领导小组组长等，分管中共意识形态、宣传机器等。</text:p>
      <text:p text:style-name="P4">
但事实上，无论是如今的蔡奇，还是上届的王沪宁，再还是上上届的刘云山……,以专责党务的政治局常委身份出任中央书记处（第一）书记，同时兼任宣传、党建等方几个领导小组的组长，都是从中共十四大之后就开始形成的“惯例“，而以政治局常委身份兼任中办主任，在中共执政史上也曾经有过。</text:p>
      <text:p text:style-name="P4">
当年毛泽东身边的“大内总管”汪东兴在毛泽东去世之后，就高升为中央政治局常委和党中央副主席，同时继续兼任着中央办公厅主任、中央和总参谋部警卫局局长、毛主席著作编辑委员会主任、中央党校第一副校长等职务。而汪东兴日后被邓小平整肃下台的过程，也是先于1978年12月在<text:a xlink:type="simple" xlink:href="https://zh.wikipedia.org/wiki/%E4%B8%AD%E5%9C%8B%E5%85%B1%E7%94%A2%E9%BB%A8%E7%AC%AC%E5%8D%81%E4%B8%80%E5%B1%86%E4%B8%AD%E5%A4%AE%E5%A7%94%E5%93%A1%E6%9C%83%E7%AC%AC%E4%B8%89%E6%AC%A1%E5%85%A8%E9%AB%94%E6%9C%83%E8%AD%B0" text:style-name="Internet_20_link" text:visited-style-name="Visited_20_Internet_20_Link">
 中共十一届三中全会</text:a>
上受到点名批评，并被宣布免除了 <text:a xlink:type="simple" xlink:href="https://zh.wikipedia.org/wiki/%E4%B8%AD%E5%85%B1%E4%B8%AD%E5%A4%AE%E5%8A%9E%E5%85%AC%E5%8E%85" text:style-name="Internet_20_link" text:visited-style-name="Visited_20_Internet_20_Link">
 中共中央办公厅</text:a>
主任的职务，一年多之后，才又于1980年2月，在 <text:a xlink:type="simple" xlink:href="https://zh.wikipedia.org/wiki/%E4%B8%AD%E5%85%B1%E5%8D%81%E4%B8%80%E5%B1%86%E4%BA%94%E4%B8%AD%E5%85%A8%E6%9C%83" text:style-name="Internet_20_link" text:visited-style-name="Visited_20_Internet_20_Link">
 中共十一届五中全会</text:a>
上被“批准辞去”中共中央政治局常委、中央委员会副主席的职务。</text:p>
      <text:p text:style-name="P4">
香港《明报》曾有文章分析说：中共二十大人事有很多“破例”，但最大的破例是由政治局常委蔡奇兼任中办主任，这一安排具深远影响，将来会上史书。虽然1977年汪东兴曾以中央副主席、政治局常委身分兼任中办主任，人们多以蔡奇与其相比，但两人情况仍有不同，汪是当了12年中办主任，循政治局候补委员、委员路径才升至高位，与蔡奇就任政治局常委后再兼任中办主任，有著本质不同。</text:p>
      <text:p text:style-name="P4">
依笔者之见，如今的蔡奇与当年的汪东兴之间的“本质不同”，还不是职务安排的先后次序。当年的汪东兴是在中办主任和中央、总参谋部警卫局局长位置上因抓捕毛夫人，保驾华国锋上位党主席而被论功行赏升为中央政治局常委和党中央副主席，而如今的蔡奇对习近平而言，就只有两个字：忠诚!</text:p>
      <text:p text:style-name="P4">
去年十月下旬中共二十届一中会闭幕次日，美国之音网站即刊发《北京市委书记蔡奇凭借对习忠诚而非才干与政绩意外入常》一文，说是中共北京市委书记蔡奇在中共体制内也算是一个传奇人物。2017年1月当他接任北京市委书记一职时，他甚至还不是中共中央委员，当年10月他却成为中共中央政治局委员，成为党和国家领导人。今年中共举行20大，同样也没有人预料到他会入常，但是他却百尺竿头更进一步，成为新一届中共中央总书记习近平亲手选择的最高七人政治局常委中的一员。许多观察家认为，蔡奇之所以能够意外入常，其实凭借的并不是他的政绩，而是他与习近平在福建和浙江共事长达20年时间内形成的私谊。</text:p>
      <text:p text:style-name="P4">
说起来习近平与蔡奇长达20年时间的所谓“私谊”，就不能不再强调一下笔者在上个月的相关文章中已经介绍过的内容，那就是新一届中央政治局常委会出台后，外界对其中李强和丁薛祥的曾经的习近平“大秘”角色多有强调，却鲜有人关注到如今官至习近平“大内总管”的蔡奇其实也是习近平“大秘”出身。</text:p>
      <text:p text:style-name="P4">
生活在美国的华人可能有知道“福清帮”故事的，用百度百科的话说：“是活跃于海外以欺压当地华侨华人为主的 <text:a xlink:type="simple" xlink:href="https://baike.baidu.com/item/%E5%8D%8E%E4%BA%BA/879778" text:style-name="Internet_20_link" text:visited-style-name="Visited_20_Internet_20_Link">
 华人</text:a>
<text:a xlink:type="simple" xlink:href="https://baike.baidu.com/item/%E9%BB%91%E5%B8%AE/74477" text:style-name="Internet_20_link" text:visited-style-name="Visited_20_Internet_20_Link">
 黑帮</text:a>
，起初由偷渡海外的 <text:a xlink:type="simple" xlink:href="https://baike.baidu.com/item/%E7%A6%8F%E6%B8%85/624276" text:style-name="Internet_20_link" text:visited-style-name="Visited_20_Internet_20_Link">
 福清</text:a>
人组成，故称‘福清帮’。”</text:p>
      <text:p text:style-name="P4">
而在中共政坛内，也存在着一个“福青帮”，不过这里的“青“是习近平念念不过的”下乡知青“的”青“，而不是当年收取习近平为工农兵学员的清华大学的”清”。</text:p>
      <text:p text:style-name="P4">
中共官场上的“福青帮”，指的是曾经有过“上山下乡”的所谓“知识青年”经历，而后发迹于福建基层或中层的一批人，帮主当然是曾经官至福建省长的习近平。成员则包括现中央政治局常委蔡奇、现中央政治局委员何立峰，现中央书记处书记王小洪等。</text:p>
      <text:p text:style-name="P4">
其中的蔡奇是1955年12月出生，18岁那年成为“插队知青”，20岁那年加入中共并被推荐为“工农兵学员”，进入福建师范大学政治教育系。</text:p>
      <text:p text:style-name="P4">
同一年在福建省内被推荐为“工农兵学员”的还有一个叫陈希的。陈希比蔡奇的运气好，被推荐进了北京，有幸在清华大学化工系里与中共革命元老习仲勋的儿子成为上下铺兄弟。</text:p>
      <text:p text:style-name="P4">
蔡奇是1978年6月凭借一纸大学“普通班”结业证书而留校当了政工干部的。至于他官方简历中所说的福建师范大学经济法律学院政治经济学专业毕业的“经济学博士学位”，是和习近平的清华大学”法学博士学位”同等价位！</text:p>
      <text:p text:style-name="P4">
1978年的蔡奇留校后即担任了校党委书记的秘书，熬了5年才被推荐进入省委办公厅，1987年升任省委办公厅正处级秘书，当年习近平以福建省委副书记兼福州市委书记以及担任省委专职副书记的那几年里，身为省委办公厅几名副主任之一的蔡奇是被明确“服务近平同志”的。继而无论是外放地级党委书记还是向中组部推荐成为跨省交流干部，都是习近平为蔡奇所安排和设计的。这就是为什么习近平在成立国家安全委员会之后，首先想到的就是把蔡奇调到自己身边，委以该委员会办公室专职副主任进而成为常务副主任，接着又把京城控制权放心交到他蔡奇手上的原因。</text:p>
      <text:p text:style-name="P4">
回想2017年10月召开的十九大上所有的副国级以上官员的人事安排内容中，最能证明习近平之强势，或者说跋扈的例证之一，就是“之江新军”的最典型代表蔡奇的“三级跳”，从十八大的“双非”跃升十九大的政治局委员。    此前的2017年5月，也就是中共十九大召开的前5个月，时任北京市长蔡奇被宣布为北京市委书记之后，有外界媒体报道称，今年（2017年）62岁的蔡奇在仕途上有些“大器晚成”。2010年，蔡奇55岁时才跻身副部级，担任中共浙江省委常委、组织部长。在2012年举行的中共十八大上，蔡奇没有进入中央委员会，也就是舆论所说的“双非”（非中央委员、非中央候补委员）官员……。从2013年11月到被宣布接任北京市委书记，蔡奇的职务在不到4年时间里发生了5次变化。2013年11月，蔡奇出任浙江省常务副省长；2014年3月，调任国家安全委员会办公室专职副主任；2015年4月升任国安委办公室常务副主任，成为正部级大员；2016年10月出任北京市代市长；现在又以北京市长身份接任北京市委书记。仅用了两年多时间就完成了从“双非”副部级向副国级的跨越，但事实上这个蔡奇被提升为副省部级的时间是2007年，具体职务是杭州市长。因为杭州市是所谓副省级的“计划单列市”，所以它的市长和市委书记都是副省部级。</text:p>
      <text:p text:style-name="P4">
其实，2017年10月召开的中共十九大上产生的那一届中央政治局里，习近平当年主政浙江时期的直接政治亲信就一次安排进去了四个，除了蔡奇和黄坤明，还有李强和陈敏尔。</text:p>
      <text:p text:style-name="P4">
其中，陈敏尔是习近平到浙江的当年即被提升至省委常委；李强是习近平主政浙江不足两年时即从温州市委书记调任省委秘书长，而后又被宣布进入省委常委，官至副省部级的。晋升副省部级比如上二人稍晚的则是蔡奇和黄坤明，分别在习近平离开浙江的两个月之内被宣布为杭州市长和省委常委兼宣传部长……。</text:p>
      <text:p text:style-name="P4">
继而发生的故事就是，比蔡奇年轻5岁的陈敏尔在2017年10月召开的中共十七大上，与习近平进入中央政治局常委的同时被安排为中央候补委员。5年后的陈敏尔又在中共十八上升任中央委员。截止到此的蔡奇依然还是所谓“双非”。</text:p>
      <text:p text:style-name="P4">
转眼到了中共十九大之后，虽然当时的蔡奇已经是中央政治局委员兼北京市委书记，但陈敏尔和比他陈敏尔还年轻两岁的丁薛祥的年龄优势决定了那几年里对中共二十大的高层人事分析内容中，都把王沪宁的“副总书记”位置的接班人集中在陈敏尔或者丁薛祥身上，几乎没人看好蔡奇。</text:p>
      <text:p text:style-name="P4">
现如今，丁薛祥虽然没有接任“副总书记”，但毕竟如愿“入常”，而且还明显成为李强国务院总理职务接班人的备胎。可谓说是换了一条跑道的倍受重用。而陈敏尔在政治局委员位阶上的原地踏步，可谓理解为他在习近平眼中的忠诚程度不如蔡奇；也可能是因为他在主政重庆的5年时间里“政绩”平平，没有像蔡奇主政北京那样，至少干过一件“被敌人反对”的大事。并从此一鸣惊人！</text:p>
      <text:p text:style-name="P4">
我们在过去的相关文章中不止一次地介绍过：毛泽东的阶级斗争思维模式对习近平来说早已经是“铭刻在脑海里，融化在血液中”。“凡是敌人反对的我们就要拥护，凡是敌人拥护的我们就要反对“、“被敌人反对的是好事而不是坏事”的毛式“阶级斗争”思维就是习近平“旗帜鲜明讲政治”的干部评判标准。</text:p>
      <text:p text:style-name="P4">
人们都还记得蔡奇在北京发动的那场声势浩大且毫无人性的“清理低端人口专项行动”。</text:p>
      <text:p text:style-name="P4">
当时网络上有一篇标题为《风向大激变！炮轰蔡奇突转为反扑习近平》的文章，说是北京当局的施政失误应该受到批评，尤其是作为市委书记的蔡奇须负上一定责任。但令各界意想不到的是，事件却持续发酵，网上出现要求蔡奇辞职的公开信，一些自由派领军人物也纷纷站出来炮轰蔡奇，中共内部也有一些人与这些自由派相呼应，或质疑蔡奇能力，或幸灾乐祸，亦有人提出追究任用蔡奇的责任。显然，风向已经开始转变，从原来民生问题的讨论，开始向人事路线斗争方向发展。众所周知，蔡奇是习近平力排众议重用的之江新军的代表人物，五年之内从副部级上升到副国级，速度之快确实超过绝大部分同僚，正因为此，风波发生之后，蔡奇被针对、被质疑……。从某种意义上说，这一轮上纲上线的政治炮轰，虽然炮口对着蔡奇，但真正攻击的却是习近平，可谓醉翁之意不在酒。</text:p>
      <text:p text:style-name="P4">
笔者当时也在我们自由亚洲为文分析说：无法判断要求蔡奇辞职的“公开信”是否真有，是否已经传递到习近平的耳目中，如果是，那结果肯定是进一步增强了习近平对蔡奇的依赖和依重而不是相反。当时的蔡奇本人也特别在人民日报发表文章说：党的十八大以来，习近平总书记两次视察北京并发表重要讲话，亲自主持中央政治局常委会会议听取北京城市总体规划编制工作汇报，对首都工作做出一系列重要指示，为我们指明了前进方向……。我们一定要把习总书记重要思想作为案头卷、工具书、座右铭，带着感情深入学习，深刻把握其精神实质、思想精髓和核心要义，进一步推动在京华大地落地生根，形成生动实践。</text:p>
      <text:p text:style-name="P4">
蔡奇的这番话更能证明蔡奇十九大之后在北京市的所作所为，特别是“清理低端人口”都是奉旨行事，等于是在所谓“大事大非”问题上替习近平背锅。由此也催生了习近平把蔡奇再次提拔并安排为自己侍臣的决定。</text:p>
      <text:p text:style-name="P4">
(本期节目由高新主持及播讲）</text:p>
      <text:p text:style-name="P4">
(文章只代表特约评论员个人的立场和观点）</text:p>
      <text:p text:style-name="P4">
Source: <text:a xlink:type="simple" xlink:href="https://www.rfa.org/mandarin/zhuanlan/yehuazhongnanhai/gx-06162023092552.html" text:style-name="Internet_20_link" text:visited-style-name="Visited_20_Internet_20_Link">
https://www.rfa.org/mandarin/zhuanlan/yehuazhongnanhai/gx-06162023092552.html</text:a>
</text:p>
      <!--NEWS-->
      <text:h text:style-name="P10" text:outline-level="1">
<text:span text:style-name="T4">
专栏 | 解读新疆：维维吾尔制帽匠夫妇狱中身亡;  美国会提案给予维吾尔人优先难民地位</text:span>
</text:h>
      <text:p text:style-name="P4">
Author: None</text:p>
      <text:p text:style-name="P4">
Publisher: Radio Free Asia (Organization)</text:p>
      <text:p text:style-name="P4">
Published Time: 2023-06-16T16:48:55-04:00</text:p>
      <text:p text:style-name="P4">
Modified Time: 2023-06-16T16:48:55-04:00</text:p>
      <text:p text:style-name="P4">
Description: None</text:p>
      <text:p text:style-name="P4">
Videos: []</text:p>
      <text:p text:style-name="P4">
Audios: ["<text:a xlink:type="simple" xlink:href="https://www.rfa.org/mandarin/zhuanlan/jieduxinjiang/xinjiang-06162023092951.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292" text:anchor-type="as-char" svg:width="6.9236in" svg:height="3.19379in" draw:z-index="0">
<draw:image xlink:href="../Images/rfamandarin/2023-06-16T16-48-55-04-00/000000.png" xlink:type="simple" xlink:show="embed" xlink:actuate="onLoad" draw:mime-type="image/png"/>
</draw:frame>
 参议院外委会成员，共和党籍参议员卢比奥（MarcoRubio）(图右)和默克利（Jeff Merkley），5月31日提出“维吾尔种族灭绝问责和制裁法案”（Uyghur GenocideAccountability and Sanctions Act） 法新社资料图片/RFA合成  <text:a xlink:type="simple" xlink:href="https://www.rfa.org/mandarin/zhuanlan/jieduxinjiang/xinjiang-06162023092951.html/@@stream" text:style-name="Internet_20_link" text:visited-style-name="Visited_20_Internet_20_Link">
Audio-1-Link：https://www.rfa.org/mandarin/zhuanlan/jieduxinjiang/xinjiang-06162023092951.html/@@stream</text:a>
</text:p>
      <text:p text:style-name="P4">
一对维吾尔制帽匠夫妇于 2017年因为中国当局在新疆大规模逮捕穆斯林少数民族时被捕，对这对夫妇情况知情的人士表示，现在已经证实他们在服刑期间死于狱中。此外，根据美国禁止与奴隶劳动有关的进口禁令，法国参议院近日批准了一项寻求欧盟版的法案。而美国国会议员提出两党法案，优先给予维吾尔人难民地位，一位支持者并表示，“美国不能拒绝那些逃离这场迫害的人”，本期节目中，我们就一起来进一步了解有关情况，相关人士的谈话由安克录音。</text:p>
      <text:p text:style-name="P4">
消息人士称，哈吉阿洪和他的妻子买合皮热姆罕是喀什地区巴楚县的居民，当局于 2017 年以“非法”宗教活动为由逮捕了他们。他们于 2019年分别在图木舒克监狱被判处 10 年徒刑。</text:p>
      <text:p text:style-name="P4">
该监狱监禁着其他在 2017年对著名维吾尔人和普通维吾尔人镇压期间遭任意逮捕的人，当局将他们关押在“再教育”营和监狱中，罪名是涉嫌极端主义行为，例如之前的旅行或出国接触宗教活动。</text:p>
      <text:p text:style-name="P4">
中国政府因严重侵犯以穆斯林为主的维吾尔人的权利（包括强迫劳动）而受到国际社会的严厉批评。</text:p>
      <text:p text:style-name="P4">
美国政府和包括德国联邦议院在内的几个西方议会已宣布，这些侵权行为构成种族灭绝或危害人类罪。</text:p>
      <text:p text:style-name="P4">
据自由亚洲电台早前报道中的一名来自图木舒克的流亡人士表示，图木舒克监狱当局释出了几名被关押的维吾尔人的尸体，他们在标志着伊斯兰斋月结束开斋节前一周秘密死于狱中。</text:p>
      <text:p text:style-name="P4">
根据这些信息，自由亚洲电台确认维吾尔族摩托车修理工买买吐尔逊.买提尼亚孜 （Memettursun Metniyaz）的遗体属于归还给亲属的遗体之一。这位巴楚县居民多年前前往沙特阿拉伯的麦加朝圣， 2017 年初他因完成麦加朝圣之旅而入狱。</text:p>
      <text:p text:style-name="P4">
自由亚洲电台联系到的巴楚县警方也证实，在开斋节假期前一周，死亡囚犯的尸体已归还给他们的家人，但他们表示不知道确切的数字或死因。</text:p>
      <text:p text:style-name="P4">
巴楚县警察局的一名工作人员因为没有被授权向媒体发言而要求匿名，他告诉自由亚洲电台在图木舒克监狱死亡的囚犯人数异常多，而制帽匠遗体便是开斋节前交还给家人的其中之一。</text:p>
      <text:p text:style-name="P4">
该工作人员还表示，此前一直有传言称，节前死亡的犯人在狱中食用了受污染的食物，但自由亚洲电台无法确定该消息的真实性。</text:p>
      <text:p text:style-name="P4">
巴楚县警察局的另一名员工证实，70 多岁的 哈吉阿洪和他 60 多岁的妻子自 2019 年被判刑以来一直在监狱服刑。她说，</text:p>
      <text:p text:style-name="P4">
“他们是一对老夫妻。两人都去世了”。</text:p>
      <text:p text:style-name="P4">
此外，近期提交给美国参议院的一项法案，将迫使企业向美国证券交易委员会披露与强迫维吾尔人劳动的联系，并为那些逃离新疆地区的人提供资金，以反击中国政府的宣传。</text:p>
      <text:p text:style-name="P4">
此前，法国参议院通过了一项法案，该法案敦促欧盟效仿美国禁止进口与强迫维吾尔人劳动有关的商品的禁令，法国立法者表示，该禁令已将许多此类商品改道进入欧洲单一市场。</text:p>
      <text:p text:style-name="P4">
据一份新闻稿称，除了要求向美国证券交易委员会提交文件外，美国参议院的新法案还将扩大对与种族灭绝有关的中国官员的现有旅行限制，并为“反击中国宣传的广播计划”提供进一步资金。</text:p>
      <text:p text:style-name="P4">
由佛罗里达州共和党参议员马克卢比奥和俄勒冈州民主党参议员杰夫默克利提出的维吾尔种族灭绝问责和制裁法案，还将为正在进行的维吾尔文化和语言保护项目提供资金。</text:p>
      <text:p text:style-name="P4">
卢比奥在新闻稿中说：“在现行立法的基础上，这项两院制法案，旨在加强对为中国共产党对维吾尔人的持续暴行提供援助的企业的二级制裁。”</text:p>
      <text:p text:style-name="P4">
卢比奥和默克利表示，如果该法案草案获得通过，将有助于填补 2021 年《维吾尔强迫劳动预防法》中的漏洞，并进一步对那些从维吾尔族奴隶劳动中获利的人实施处罚。</text:p>
      <text:p text:style-name="P4">
但要成为法律，它仍然必须先获得参议院的委员会通过，接着再在参议院进行表决，然后再获得众议院通过，众议院由来自新州的共和党众议员克里斯·史密斯 (ChrisSmith) 支持。</text:p>
      <text:p text:style-name="P4">
在大西洋彼岸，法国参议员五月三十一日一致通过了一项决议，呼吁欧洲版本的《维吾尔强迫劳动预防法》以禁止与奴隶劳动有关的进口。</text:p>
      <text:p text:style-name="P4">
代表居住在国外的法国公民选区欧洲生态 - 绿党的参议员 梅兰尼.沃格尔（Mélanie Vogel ）告诉自由亚洲电台，她的政党提出立法以向欧盟官员施压。</text:p>
      <text:p text:style-name="P4">
在欧洲的单一市场下，27 个个别的欧盟成员国无权单方面改变贸易政策，欧盟统一了进出口法律。沃格尔说，</text:p>
      <text:p text:style-name="P4">
“这项决议基本上是要求在欧盟引入一种非常有效的机制。禁止使用强迫劳动制造的商品的水平。 基本上，它要求法国政府推动在欧盟的这一立场。</text:p>
      <text:p text:style-name="P4">
沃格尔表示，欧盟关于这个问题的现有提案，仅在广泛的法律程序中证明商品与奴工有关后，才寻求禁止进口商品。但她说，法国参议院倾向于“根据美国引入的机制”实施禁令，该禁令假设新疆制造的商品涉及奴隶劳动。沃格尔说，</text:p>
      <text:p text:style-name="P4">
“因此，将举证责任放在想要向欧盟市场出口商品的公司身上，而不是人权活动家来证明确实存在侵犯人权的行为，他们必须证明他们没有使用强迫劳动。”</text:p>
      <text:p text:style-name="P4">
欧洲维吾尔研究所所长、巴黎东方语言文化学院维吾尔研究讲师 迪力努尔.热伊罕（Dilnur Reyhan ）告诉自由亚洲电台，在 2021年因为美国法律致使许多新疆制造的商品转移到欧洲之后，这样的法案更加需要，迪力努尔.热伊罕（Dilnur Reyhan ）并指出，这只是第一步，他说，</text:p>
      <text:p text:style-name="P4">
“无法进入美国的由维吾尔族强迫劳动制成的商品正在进入欧洲市场。这就是为什么在欧洲也需要通过这样的立法是极其重要的，来自欧盟的每个类似的决议，会员国向其政府施压是很重要的。为了产生真正的影响，所有27 个 欧盟成员国需要通过一项统一的立法。”</text:p>
      <text:p text:style-name="P4">
另据报道，美国国会议员近期在国会提出了一项两党法案，将给予逃离中国迫害的维吾尔人优先难民地位。</text:p>
      <text:p text:style-name="P4">
该法案将受到中国政府迫害的维吾尔人和其他族裔群体指定为第二优先 或称 P-2，并加快他们在美国申请庇护的能力。</text:p>
      <text:p text:style-name="P4">
维吾尔人权保护法案的发起人之一，来自弗吉尼亚州民主党众议员詹妮弗韦克斯顿说，“维吾尔人和其他少数民族，在中国政府手中面临的可怕暴行是全球人权紧急情况，美国不能对那些逃离迫害的人置之不理”。</text:p>
      <text:p text:style-name="P4">
除了韦克斯顿外，佛罗里达州共和党人玛丽亚·埃尔维拉·萨拉查、纽约州民主党人格雷戈里·米克斯、弗吉尼亚州民主党人唐·拜尔和格里·康诺利等代表于六月七日共同提出了该法案。</text:p>
      <text:p text:style-name="P4">
P-2称号是针对因表达政治观点和宗教信仰或参加政治、宗教与文化活动而受到中国压迫的维吾尔人。那些被指定的人，将获得特殊的人道主义帮助，并将获得重新安置和美国庇护程序方面的帮助。</text:p>
      <text:p text:style-name="P4">
该法案还寻求保护逃往美国以外的中国以外国家的维吾尔难民，优先考虑美国在那些通常面临来自中国政府将维吾尔人引渡回中国的巨大压力的国家的外交努力。</text:p>
      <text:p text:style-name="P4">
此举出台之际，维吾尔人权组织呼吁国际社会采取具体行动，反对中国当局严重侵犯新疆维吾尔自治区穆斯林群体的权利。</text:p>
      <text:p text:style-name="P4">
中国对新疆维吾尔族和其他突厥少数民族的镇压有据可查，有关维吾尔人在“再教育”营中和监狱中被拘留、酷刑、性侵犯、强迫劳动以及维吾尔族儿童与父母分离的第一手报道为证。</text:p>
      <text:p text:style-name="P4">
米克斯议员在声明中说：“美国不能简单地谴责北京的种族灭绝，并拍拍他们的背。” “我们负有道义和国际责任，向那些试图逃离中国政府在新疆的暴行的人们提供援助。</text:p>
      <text:p text:style-name="P4">
“向维吾尔人和其他少数民族提供扩大的难民保护是正确的做法，也是证明美国在人权问题上言行一致的明确方式。”</text:p>
      <text:p text:style-name="P4">
人权组织维吾尔运动执行主任茹仙·阿巴斯表示，该法案的出台是解决维吾尔人困境的关键一步，尽管早该迈出这一步，她说，</text:p>
      <text:p text:style-name="P4">
“早在 2020 年前美国国务卿迈克·蓬佩奥承认中国正在对维吾尔人进行种族灭绝并犯下危害人类罪时，它就应该已经发生了。至少，最重要的是制定一项法案，帮助加快在美国居住多年、长期等待案件解决的维吾尔人的庇护案件。”</text:p>
      <text:p text:style-name="P4">
世界维吾尔代表大会主席多里坤艾沙表示，该法案的通过将是继加拿大政府接受10,000名维吾尔难民后的“重要里程碑”，并为逃离中国前往其他国家的维吾尔人提供鼓励。</text:p>
      <text:p text:style-name="P4">
今年2月，加拿大议会一致通过了一项在加拿大重新安置维吾尔族难民的动议，以回应中国政府强行将主要是穆斯林群体的成员遣返中国的努力，因为他们在中国可能会受到迫害。</text:p>
      <text:p text:style-name="P4">
加拿大政府以来自其他国家而非直接来自中国的维吾尔人为重点重新安置，该计划预计将于 2024 年开始。</text:p>
      <text:p text:style-name="P4">
撰稿、主持、制作：陈爱祯</text:p>
      <text:p text:style-name="P4">
Source: <text:a xlink:type="simple" xlink:href="https://www.rfa.org/mandarin/zhuanlan/jieduxinjiang/xinjiang-06162023092951.html" text:style-name="Internet_20_link" text:visited-style-name="Visited_20_Internet_20_Link">
https://www.rfa.org/mandarin/zhuanlan/jieduxinjiang/xinjiang-06162023092951.html</text:a>
</text:p>
      <!--NEWS-->
      <text:h text:style-name="P10" text:outline-level="1">
<text:span text:style-name="T4">
《亚太报道》2023年6月16日音频</text:span>
</text:h>
      <text:p text:style-name="P4">
Author: None</text:p>
      <text:p text:style-name="P4">
Publisher: Radio Free Asia (Organization)</text:p>
      <text:p text:style-name="P4">
Published Time: 2023-06-16T16:54:48-04:00</text:p>
      <text:p text:style-name="P4">
Modified Time: 2023-06-16T16:54:48-04:00</text:p>
      <text:p text:style-name="P4">
Description: None</text:p>
      <text:p text:style-name="P4">
Videos: []</text:p>
      <text:p text:style-name="P4">
Audios: ["<text:a xlink:type="simple" xlink:href="https://www.rfa.org/mandarin/apr-audio/yp-06162023131441.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293" text:anchor-type="as-char" svg:width="6.9236in" svg:height="3.88615in" draw:z-index="0">
<draw:image xlink:href="../Images/rfamandarin/2023-06-16T16-54-48-04-00/000000.png" xlink:type="simple" xlink:show="embed" xlink:actuate="onLoad" draw:mime-type="image/png"/>
</draw:frame>
 <text:a xlink:type="simple" xlink:href="https://www.rfa.org/mandarin/apr-audio/yp-06162023131441.html/@@images/image" text:style-name="Internet_20_link" text:visited-style-name="Visited_20_Internet_20_Link">
</text:a>
 自由亚洲电台制图  <text:a xlink:type="simple" xlink:href="https://www.rfa.org/mandarin/apr-audio/yp-06162023131441.html/@@stream" text:style-name="Internet_20_link" text:visited-style-name="Visited_20_Internet_20_Link">
Audio-1-Link：https://www.rfa.org/mandarin/apr-audio/yp-06162023131441.html/@@stream </text:a>
</text:p>
      <text:p text:style-name="P4">
此次节目的主要内容：</text:p>
      <text:p text:style-name="P4">
1. 美国务卿布林肯访华前夕，数十家国际组织联署关注中国人权；</text:p>
      <text:p text:style-name="P4">
2. 习近平高调会见比尔·盖茨，中国的外资政策有变？</text:p>
      <text:p text:style-name="P4">
3. 房市、就业持续恶化，北京计划出台重大刺激措施；</text:p>
      <text:p text:style-name="P4">
4. 湖南异议人士欧彪峰披露，湖南赤山监狱实施强迫劳动；</text:p>
      <text:p text:style-name="P4">
5. 知名学者黎安友发出警告：习近平试图借掌控台湾实现主导全球计划。</text:p>
      <text:p text:style-name="P4">
Source: <text:a xlink:type="simple" xlink:href="https://www.rfa.org/mandarin/apr-audio/yp-06162023131441.html" text:style-name="Internet_20_link" text:visited-style-name="Visited_20_Internet_20_Link">
https://www.rfa.org/mandarin/apr-audio/yp-06162023131441.html</text:a>
</text:p>
      <!--NEWS-->
      <text:h text:style-name="P10" text:outline-level="1">
<text:span text:style-name="T4">
沙利文拉高莫迪访华府意义 淡化布林肯访北京</text:span>
</text:h>
      <text:p text:style-name="P4">
Author: chinese@voanews.com (美国之音)</text:p>
      <text:p text:style-name="P4">
Publisher: 美国之音中文网 (Type: NewsMediaOrganization)</text:p>
      <text:p text:style-name="P4">
Published Time: 2023-06-16T16:58:02+08:00</text:p>
      <text:p text:style-name="P4">
Modified Time: 2023-06-16 08:58:02Z</text:p>
      <text:p text:style-name="P4">
Description: 白宫国家安全顾问杰克·沙利文（Jake Sullivan）表示，印度总理纳伦德拉·莫迪（Narendra Modi）下周访问华盛顿，美印关系预期将迎来“转型时刻”。沙利文淡化了国务卿安东尼·布林肯（Antony Blinken）周末访问中国时取得外交突破的可能性。</text:p>
      <text:p text:style-name="P4">
Videos: []</text:p>
      <text:p text:style-name="P4">
Images: []</text:p>
      <text:p text:style-name="P4">
Categories: ['美国', '中国']</text:p>
      <text:p text:style-name="P4">
Type: None</text:p>
      <!--METADATA-->
      <text:p text:style-name="P4">
NoneNone</text:p>
      <text:p text:style-name="P4">
Source: <text:a xlink:type="simple" xlink:href="https://www.voachinese.com/a/us-plays-down-chance-of-breakthrough-from-blinken-china-visit-20230616/7139907.html" text:style-name="Internet_20_link" text:visited-style-name="Visited_20_Internet_20_Link">
https://www.voachinese.com/a/us-plays-down-chance-of-breakthrough-from-blinken-china-visit-20230616/7139907.html</text:a>
</text:p>
      <!--NEWS-->
      <text:h text:style-name="P10" text:outline-level="1">
<text:span text:style-name="T4">
韩国江原道连环车祸 逾80人受伤</text:span>
</text:h>
      <text:p text:style-name="P4">
Author: 联合早报 (Person)</text:p>
      <text:p text:style-name="P4">
Publisher: 联合早报 (Organization)</text:p>
      <text:p text:style-name="P4">
Published Time: 2023-06-16T17:03</text:p>
      <text:p text:style-name="P4">
Modified Time: 2023-06-16T17:24</text:p>
      <text:p text:style-name="P4">
Description: 韩国江原道多辆搭载中学生的旅游巴士和汽车追尾，造成80多人受伤，伤者大多为中学生。韩联社援引韩国警方和消防部门报道，事故发生于当地时间星期五（6月16日）下午1时27分许（新加坡时...</text:p>
      <text:p text:style-name="P4">
Videos: []</text:p>
      <text:p text:style-name="P4">
Audios: []</text:p>
      <text:p text:style-name="P4">
Images: []</text:p>
      <text:p text:style-name="P4">
Type: NewsArticle</text:p>
      <text:p text:style-name="P4">
Breadcrumbs: ['即时', '国际']</text:p>
      <text:p text:style-name="P4">
Keywords: ['韩国', '车祸', '学生']</text:p>
      <!--METADATA-->
      <text:p text:style-name="P4">
韩国江原道多辆搭载中学生的旅游巴士和汽车追尾，造成80多人受伤，伤者大多为中学生。</text:p>
      <text:p text:style-name="P4">
韩联社援引韩国警方和消防部门报道，事故发生于当地时间星期五（6月16日）下午1时27分许（新加坡时间星期五中午12时27分许），七辆车子在江原道44号国道首尔方向东洪川交叉道附近连环相撞，包括一辆乘用车、三辆货车和三辆旅游巴士。</text:p>
      <text:p text:style-name="P4">
三辆旅游巴士上搭载的是正在修学旅行途中的首尔某中学二年级师生，共有79人受伤，包括72名学生、四名教师、三名驾驶员。此外，涉事的三辆货车上也有三人受伤。</text:p>
      <text:p text:style-name="P4">
消防部门已将伤者送院，医疗人员也已赶赴现场提供支援。</text:p>
      <text:p text:style-name="P4">
据了解，上述中学三年级学生乘坐的巴士，星期三（14日）在江陵市也曾发生类似相撞事故，五名学生受轻伤。</text:p>
      <text:p text:style-name="P4">
Source: <text:a xlink:type="simple" xlink:href="https://www.zaobao.com.sg/realtime/world/story20230616-1405030" text:style-name="Internet_20_link" text:visited-style-name="Visited_20_Internet_20_Link">
https://www.zaobao.com.sg/realtime/world/story20230616-1405030</text:a>
</text:p>
      <!--NEWS-->
      <text:h text:style-name="P10" text:outline-level="1">
<text:span text:style-name="T4">
市场消化央行利率决策 欧股收红</text:span>
</text:h>
      <text:p text:style-name="P4">
Publisher: 法新社</text:p>
      <text:p text:style-name="P4">
Published Time: 2023-06-16T17:32:08+00:00</text:p>
      <text:p text:style-name="P4">
Modified Time: 2023-06-16T17:05:02+00:00</text:p>
      <text:p text:style-name="P4">
Description: （法新社伦敦16日电） 投资人消化全球3大洲央行的不同利率决策，欧洲股市今天收红。</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95" text:anchor-type="as-char" svg:width="6.9236in" svg:height="3.617581in" draw:z-index="0">
<draw:image xlink:href="../Images/rficn/2023-06-16T17-32-08-00-00/000000.png" xlink:type="simple" xlink:show="embed" xlink:actuate="onLoad" draw:mime-type="image/png"/>
</draw:frame>
</text:p>
      <text:p text:style-name="P4">
伦敦FTSE 100指数上涨14.46点或0.19%，收在7642.72点。</text:p>
      <text:p text:style-name="P4">
法兰克福DAX指数上涨67.51点或0.41%，收在16357.63点。</text:p>
      <text:p text:style-name="P4">
巴黎CAC 40指数上涨97.74点或1.34%，收在7388.65点。（译者：徐睿承）</text:p>
      <text:p text:style-name="P4">
Source: <text:a xlink:type="simple" xlink:href="https://www.rfi.fr/cn/%E8%B4%A2%E7%BB%8F%E5%BF%AB%E8%AE%AF/20230616-%E5%B8%82%E5%9C%BA%E6%B6%88%E5%8C%96%E5%A4%AE%E8%A1%8C%E5%88%A9%E7%8E%87%E5%86%B3%E7%AD%96-%E6%AC%A7%E8%82%A1%E6%94%B6%E7%BA%A2" text:style-name="Internet_20_link" text:visited-style-name="Visited_20_Internet_20_Link">
https://www.rfi.fr/cn/%E8%B4%A2%E7%BB%8F%E5%BF%AB%E8%AE%AF/20230616-%E5%B8%82%E5%9C%BA%E6%B6%88%E5%8C%96%E5%A4%AE%E8%A1%8C%E5%88%A9%E7%8E%87%E5%86%B3%E7%AD%96-%E6%AC%A7%E8%82%A1%E6%94%B6%E7%BA%A2</text:a>
</text:p>
      <!--NEWS-->
      <text:h text:style-name="P10" text:outline-level="1">
<text:span text:style-name="T4">
非洲领导人和平使团访问乌克兰 基辅发生爆炸</text:span>
</text:h>
      <text:p text:style-name="P4">
Author: 联合早报 (Person)</text:p>
      <text:p text:style-name="P4">
Publisher: 联合早报 (Organization)</text:p>
      <text:p text:style-name="P4">
Published Time: 2023-06-16T17:42</text:p>
      <text:p text:style-name="P4">
Modified Time: 2023-06-16T17:42</text:p>
      <text:p text:style-name="P4">
Description: 南非总统拉马福萨携非洲领导人和平使团星期五（6月16日）抵达乌克兰，首都基辅当天传出爆炸声。综合路透社和法新社报道，由南非、埃及、塞内加尔、科摩罗等非洲国家首脑和高级官员组成的非洲...</text:p>
      <text:p text:style-name="P4">
Videos: []</text:p>
      <text:p text:style-name="P4">
Audios: []</text:p>
      <text:p text:style-name="P4">
Images: []</text:p>
      <text:p text:style-name="P4">
Type: NewsArticle</text:p>
      <text:p text:style-name="P4">
Breadcrumbs: ['即时', '国际']</text:p>
      <text:p text:style-name="P4">
Keywords: ['俄乌战争', '非洲', '南非', '乌克兰']</text:p>
      <!--METADATA-->
      <text:p text:style-name="P4">
南非总统拉马福萨携非洲领导人和平使团星期五（6月16日）抵达乌克兰，首都基辅当天传出爆炸声。</text:p>
      <text:p text:style-name="P4">
综合路透社和法新社报道，由南非、埃及、塞内加尔、科摩罗等非洲国家首脑和高级官员组成的非洲领导人和平使团飞抵基辅之际，基辅至少发生两起爆炸，当局拉响防空警报。</text:p>
      <text:p text:style-name="P4">
基辅市长克利奇科星期五在社媒平台发文称，基辅中部地区发生一起爆炸事件，“导弹正向基辅飞来”。</text:p>
      <text:p text:style-name="P4">
一名目击者则说听到两声爆炸。路透社的记者在基辅看到两枚导弹在空中留下的硝烟，但尚不清楚导弹到底是由俄方还是乌方发射。</text:p>
      <text:p text:style-name="P4">
乌克兰外交部长库列巴说，对基辅的空袭是俄方对非洲和平使团发出的“一则讯息”，即“俄罗斯想要的是更多战争，而非和平”。</text:p>
      <text:p text:style-name="P4">
非洲领导人和平使团访乌之初，先是赴基辅附近的布查（Bucha）访问。乌克兰称俄军入侵后，在布查犯下大规模残酷罪行，俄方则反驳相关指控。</text:p>
      <text:p text:style-name="P4">
非洲领导人和平使团将于星期五晚些时候与乌克兰总统泽连斯基举行会晤。</text:p>
      <text:p text:style-name="P4">
根据路透社看到的一份框架文件草案，包括南非总统拉马福萨在内的非洲领导人和平使团可以在俄乌促和的初步斡旋中，提出一系列“建立信任措施”。</text:p>
      <text:p text:style-name="P4">
文件指出，这支和平使团的目标是“促进和平的重要性，并鼓励各方同意以外交手段主导谈判进程。”</text:p>
      <text:p text:style-name="P4">
文件还说，相关措施可能包括俄罗斯撤军、从白罗斯撤走战术核武器、暂停执行国际刑事法院对俄罗斯总统普京发出的逮捕令，以及减轻制裁。之后，可能会达成停止敌对行动协议，还需要俄罗斯与西方进行谈判。</text:p>
      <text:p text:style-name="P4">
非洲使团结束乌克兰访问后，将于星期六（17日）赴莫斯科访问。</text:p>
      <text:p text:style-name="P4">
Source: <text:a xlink:type="simple" xlink:href="https://www.zaobao.com.sg/realtime/world/story20230616-1405043" text:style-name="Internet_20_link" text:visited-style-name="Visited_20_Internet_20_Link">
https://www.zaobao.com.sg/realtime/world/story20230616-1405043</text:a>
</text:p>
      <!--NEWS-->
      <text:h text:style-name="P10" text:outline-level="1">
<text:span text:style-name="T4">
习近平会见“老朋友”比尔·盖茨  希望中美友谊继续下去</text:span>
</text:h>
      <text:p text:style-name="P4">
Author: chinese@voanews.com (美国之音)</text:p>
      <text:p text:style-name="P4">
Publisher: 美国之音中文网 (Type: NewsMediaOrganization)</text:p>
      <text:p text:style-name="P4">
Published Time: 2023-06-16T17:57:38+08:00</text:p>
      <text:p text:style-name="P4">
Modified Time: 2023-06-16 09:57:38Z</text:p>
      <text:p text:style-name="P4">
Description: 中国国家主席习近平周五（6月16日）在北京会见到访的微软共同创始人、慈善家比尔·盖茨（Bill Gates）。习近平称盖茨为“老朋友”，并表示他希望他们能够共同开展有益于中美两国的活动，这是中国国家主席习近平多年来首次会见外国企业家。</text:p>
      <text:p text:style-name="P4">
Videos: []</text:p>
      <text:p text:style-name="P4">
Images: []</text:p>
      <text:p text:style-name="P4">
Categories: '中国'</text:p>
      <text:p text:style-name="P4">
Type: None</text:p>
      <!--METADATA-->
      <text:p text:style-name="P4">
NoneNone</text:p>
      <text:p text:style-name="P4">
Source: <text:a xlink:type="simple" xlink:href="https://www.voachinese.com/a/china-s-xi-tells-bill-gates-he-hopes-us-china-friendship-will-continue-20230616/7139934.html" text:style-name="Internet_20_link" text:visited-style-name="Visited_20_Internet_20_Link">
https://www.voachinese.com/a/china-s-xi-tells-bill-gates-he-hopes-us-china-friendship-will-continue-20230616/7139934.html</text:a>
</text:p>
      <!--NEWS-->
      <text:h text:style-name="P10" text:outline-level="1">
<text:span text:style-name="T4">
俄罗斯在白俄部署核武 布林肯称美未调整核武态势</text:span>
</text:h>
      <text:p text:style-name="P4">
Publisher: 法新社</text:p>
      <text:p text:style-name="P4">
Published Time: 2023-06-16T19:02:08+00:00</text:p>
      <text:p text:style-name="P4">
Modified Time: 2023-06-16T18:35:02+00:00</text:p>
      <text:p text:style-name="P4">
Description: （法新社华盛顿16日电） 针对俄罗斯总统蒲亭（Vladimir Putin）称已在白俄罗斯部署核子武器，美国国务卿布林肯（Antony……</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96" text:anchor-type="as-char" svg:width="6.9236in" svg:height="3.617581in" draw:z-index="0">
<draw:image xlink:href="../Images/rficn/2023-06-16T19-02-08-00-00/000000.png" xlink:type="simple" xlink:show="embed" xlink:actuate="onLoad" draw:mime-type="image/png"/>
</draw:frame>
</text:p>
      <text:p text:style-name="P4">
布林肯指出：「我们没有任何理由调整核武态势。我们并未见到俄罗斯准备动用核武的迹象。」</text:p>
      <text:p text:style-name="P4">
布林肯说，当蒲亭将侵略乌克兰合理化为阻止基辅取得核武的行动时，俄罗斯却将核武部署在白俄罗斯令人感到讽刺。</text:p>
      <text:p text:style-name="P4">
同时，他也批评白俄罗斯总统鲁卡申柯（Alexander Lukashenko）接受莫斯科提供的武器。</text:p>
      <text:p text:style-name="P4">
布林肯表示：「这是鲁卡申柯违背人民意愿，做出不负责任、挑衅的选择，放弃对白俄罗斯主权控制的又一例证。」（译者：徐睿承）</text:p>
      <text:p text:style-name="P4">
Source: <text:a xlink:type="simple" xlink:href="https://www.rfi.fr/cn/%E5%9B%BD%E9%99%85%E6%8A%A5%E9%81%93/20230616-%E4%BF%84%E7%BD%97%E6%96%AF%E5%9C%A8%E7%99%BD%E4%BF%84%E9%83%A8%E7%BD%B2%E6%A0%B8%E6%AD%A6-%E5%B8%83%E6%9E%97%E8%82%AF%E7%A7%B0%E7%BE%8E%E6%9C%AA%E8%B0%83%E6%95%B4%E6%A0%B8%E6%AD%A6%E6%80%81%E5%8A%BF" text:style-name="Internet_20_link" text:visited-style-name="Visited_20_Internet_20_Link">
https://www.rfi.fr/cn/%E5%9B%BD%E9%99%85%E6%8A%A5%E9%81%93/20230616-%E4%BF%84%E7%BD%97%E6%96%AF%E5%9C%A8%E7%99%BD%E4%BF%84%E9%83%A8%E7%BD%B2%E6%A0%B8%E6%AD%A6-%E5%B8%83%E6%9E%97%E8%82%AF%E7%A7%B0%E7%BE%8E%E6%9C%AA%E8%B0%83%E6%95%B4%E6%A0%B8%E6%AD%A6%E6%80%81%E5%8A%BF</text:a>
</text:p>
      <!--NEWS-->
      <text:h text:style-name="P10" text:outline-level="1">
<text:span text:style-name="T4">
周五美市盘前小幅走高 重点谈布兰森的Virgin Galactic隔夜突然飙升</text:span>
</text:h>
      <text:p text:style-name="P4">
Author: 李可爱 (Person)</text:p>
      <text:p text:style-name="P4">
Publisher: 联合早报 (Organization)</text:p>
      <text:p text:style-name="P4">
Published Time: 2023-06-16T19:35</text:p>
      <text:p text:style-name="P4">
Modified Time: 2023-06-16T23:10</text:p>
      <text:p text:style-name="P4">
Description: 星期五（6月16日）重点：标准与普尔500指数和纳斯达克综合指数已经连续六天上涨。美国华尔街股市主要股指期货星期五（6月16日）继续小幅走高。在7时截稿时，标准与普尔500指数期货...</text:p>
      <text:p text:style-name="P4">
Videos: []</text:p>
      <text:p text:style-name="P4">
Audios: []</text:p>
      <text:p text:style-name="P4">
Images: ["<text:a xlink:type="simple" xlink:href="000000.png" text:style-name="Internet_20_link" text:visited-style-name="Visited_20_Internet_20_Link">
000000.png</text:a>
"]</text:p>
      <text:p text:style-name="P4">
Type: NewsArticle</text:p>
      <text:p text:style-name="P4">
Breadcrumbs: ['即时', '国际']</text:p>
      <text:p text:style-name="P4">
Keywords: ['今晚美市看什么', '美国股市', '美市', '财经即时']</text:p>
      <!--METADATA-->
      <text:h text:style-name="P13" text:outline-level="4">
<text:span text:style-name="T4">
星期五（6月16日）重点：</text:span>
</text:h>
      <ul>
        <li>
标准与普尔500指数和纳斯达克综合指数已经连续六天上涨。美国华尔街股市主要股指期货星期五（6月16日）继续小幅走高。   * 在7时截稿时，标准与普尔500指数期货微升1.90点或0.04％，报4427.70点；纳斯达克100指数期货起20.80点或0.14％，报15206.30点；道琼斯指数期货也微起0.20点，报34408.30点。   * 标准与普尔500指数和纳斯达克指数在隔夜（星期四）飙升至14个月以来的最高收盘水平。一连串的经济数据似乎指向通货膨涨已经放缓，让投资者开始押注在美国联邦储备局会结束激进加息。   * 标准与普尔500指数隔夜上升53.25点，闭市报4425.84点。重量级的道琼斯指数也显著升高428.73点，闭市报34408.06点。以科技股为主的纳斯达克100指数也起了1.20％或179.79点，以15185.48点收市。   * 美国股市隔夜的交易继续活跃，交易所的总成交量是118亿股，比过去20天的109亿股平均成交量多。</li>
      </ul>
      <text:h text:style-name="P13" text:outline-level="4">
<text:span text:style-name="T4">
盘前交易重点：</text:span>
</text:h>
      <ul>
        <li>
美光科技（Micron Technology）承诺将会在它的中国晶片封装厂再投资43亿元人民币（约6亿零200万美元）。这是北京对美光科技生产的半导体的实施使用限制的几个星期后的一项重大宣布。美光科技股价在星期五晚盘前上升1.49美元，截稿时报70.31美元。   * 市场消息传，英特尔（Intel）即将与德国政府达成协议，为该公司在德国的一家新制造厂取得高达108亿美元的津贴。英特尔股价在星期五晚盘前上升0.19美元，截稿时报36.01美元。   * 软件巨头微软（Microsoft）隔夜以历史新高348.10美元收市。这也是该股连续六个交易日收高。在盘前交易中，微软继续上涨1.09美元，截稿时报349.19美元。   * 星期五下文我们来看看布兰森（Richard Branson）的维珍银河控股公司（Virgin Galactic Holdings）隔夜为什么会突然飙升。星期五晚盘前该股起1.61美元，截稿时报5.67美元。   * 盘前活跃股按序：维珍银河、特斯拉（Tesla）、Palantir Technologies、亚英伟达（Nvidia）和超微（Advanced Micro Devices）。截稿时，这五只活跃股的股价全部上升。</li>
      </ul>
      <text:p text:style-name="P4">
 图为维珍银河宇航员在今年5月25日执行Unity25任务的情况。（法新社）</text:p>
      <text:h text:style-name="P13" text:outline-level="4">
<text:span text:style-name="T4">
维珍银河控股公司（Virgin Galactic Holdings）（纽约证券交易所代码：SPCE）</text:span>
</text:h>
      <text:p text:style-name="P4">
专攻太空旅游冒险的航天公司维珍银河控股公司隔夜宣布，将在本月底开始提供商业太空飞行服务。这对布兰森创办近20年的航天公司来说是项重大的突破。因此新闻在盘后发布后，即刻刺激了维珍银河股价在隔夜盘后猛飙超过40％。</text:p>
      <text:p text:style-name="P4">
维珍银河的首次商业飞行将名为Galactic01，主要是专注于科学研究，预料会在6月27日至30日期间起飞。而维珍银河计划的第二次商业飞行则名为Galactic02，主要是运载“私人宇航员”。第二次飞行预料会在8月初进行。之后维珍银河每月都会推出航天航班。</text:p>
      <text:p text:style-name="P4">
维珍银河在新闻稿中说，Galactic 01的旅程将搭载来自意大利空军和意大利国家研究委员会的三名机组人员。他们是希望在这次宇航中进行微重力研究。</text:p>
      <text:p text:style-name="P4">
该公司也说：“这次太空飞行将展示了维珍银河独特的亚轨道科学（Suborbital Science）实验室的价值和力量。”</text:p>
      <text:p text:style-name="P4">
维珍银河在5月也刚完成它Unity 25的太空飞行。那次飞行是维珍银河创办以来的第五次非商业宇航飞行，也是该公司近两年来的第一次载人飞行任务。</text:p>
      <text:p text:style-name="P4">
虽然开始投入飞行，但维珍银河最近发布的季度业绩报告却是亏损破表。而布兰森的另一家卫星发射公司维珍轨道控股公司（Virgin Orbit HoldingsInc）也已经申请第11章破产保护。</text:p>
      <text:p text:style-name="P4">
隔夜维珍银河股价固然飙升，但与12个月前相比，维珍银河的股价其实总共下跌了29.76％。虽然开年至今该股价已经收复了部分失地，但在Tipranks的七名分析师中，还是没有人给予维珍银河股“买进”评级，四名给予“持守”评级，其余三名给予“卖出”的评级，一年期限平均目标价是3.81美元。看来展开航行只是个开始，投资者还是要看到业绩实际的改进才最重要。</text:p>
      <text:p text:style-name="P4">
Source: <text:a xlink:type="simple" xlink:href="https://www.zaobao.com.sg/realtime/world/story20230616-1405078" text:style-name="Internet_20_link" text:visited-style-name="Visited_20_Internet_20_Link">
https://www.zaobao.com.sg/realtime/world/story20230616-1405078</text:a>
</text:p>
      <!--NEWS-->
      <text:h text:style-name="P10" text:outline-level="1">
<text:span text:style-name="T4">
涉枪杀三个儿子 美国一父亲将被控谋杀</text:span>
</text:h>
      <text:p text:style-name="P4">
Author: 联合早报 (Person)</text:p>
      <text:p text:style-name="P4">
Publisher: 联合早报 (Organization)</text:p>
      <text:p text:style-name="P4">
Published Time: 2023-06-16T19:47</text:p>
      <text:p text:style-name="P4">
Modified Time: 2023-06-16T20:47</text:p>
      <text:p text:style-name="P4">
Description: 美国俄亥俄州一男子涉嫌开枪打死三个儿子，并造成妻子受伤，受到三项严重谋杀罪名指控。美国广播公司（ABC）报道，俄亥俄州克莱蒙特县星期四（6月15日）发生一起枪击案，造成三兄弟死亡，...</text:p>
      <text:p text:style-name="P4">
Videos: []</text:p>
      <text:p text:style-name="P4">
Audios: []</text:p>
      <text:p text:style-name="P4">
Images: []</text:p>
      <text:p text:style-name="P4">
Type: NewsArticle</text:p>
      <text:p text:style-name="P4">
Breadcrumbs: ['即时', '国际']</text:p>
      <text:p text:style-name="P4">
Keywords: ['美国', '枪击案']</text:p>
      <!--METADATA-->
      <text:p text:style-name="P4">
美国俄亥俄州一男子涉嫌开枪打死三个儿子，并造成妻子受伤，受到三项严重谋杀罪名指控。</text:p>
      <text:p text:style-name="P4">
美国广播公司（ABC）报道，俄亥俄州克莱蒙特县星期四（6月15日）发生一起枪击案，造成三兄弟死亡，年龄分别为七岁、四岁和三岁；孩子的母亲也在枪案中受伤。</text:p>
      <text:p text:style-name="P4">
据报，当地警局先是接到一名女子报警称，她的三个孩子被枪杀。随后又有人报警说，一名年轻女子在街上边跑边大喊“她的父亲正在杀害所有人”。</text:p>
      <text:p text:style-name="P4">
警方赶赴发生枪案的住宅后，发现32岁的男子杜曼（Chad Doerman）坐在屋外台阶上，他对警方称无事发生。</text:p>
      <text:p text:style-name="P4">
不过，警方后来在屋中发现“三名没有了反应的枪击受害者”，三人皆重伤不治。本案中另有一名43岁女子受伤，无生命危险。</text:p>
      <text:p text:style-name="P4">
经调查，三名死者为亲兄弟，女子是他们的母亲，杜曼则是他们的父亲。</text:p>
      <text:p text:style-name="P4">
警方说，犯罪现场没有强行闯入的痕迹，也没有找到其他任何参与谋杀的嫌疑人。警方指控杜曼犯有三项严重谋杀罪行，并将其关押在克莱蒙特县监狱。</text:p>
      <text:p text:style-name="P4">
杜曼定于当地时间星期五（16日）上午10时（新加坡时间星期五晚上10时）出庭受讯。</text:p>
      <text:p text:style-name="P4">
Source: <text:a xlink:type="simple" xlink:href="https://www.zaobao.com.sg/realtime/world/story20230616-1405091" text:style-name="Internet_20_link" text:visited-style-name="Visited_20_Internet_20_Link">
https://www.zaobao.com.sg/realtime/world/story20230616-1405091</text:a>
</text:p>
      <!--NEWS-->
      <text:h text:style-name="P10" text:outline-level="1">
<text:span text:style-name="T4">
德政府与英特尔就德芯片厂谈判 或提供99亿欧元补贴</text:span>
</text:h>
      <text:p text:style-name="P4">
Author: 联合早报 (Person)</text:p>
      <text:p text:style-name="P4">
Publisher: 联合早报 (Organization)</text:p>
      <text:p text:style-name="P4">
Published Time: 2023-06-16T20:07</text:p>
      <text:p text:style-name="P4">
Modified Time: 2023-06-16T20:40</text:p>
      <text:p text:style-name="P4">
Description: 德国当局说，政府正在与英特尔公司（Intel）针对在德国新建一座芯片制造厂的计划进行密切谈判。路透社报道，德国经济部发言人星期五（6月16日）说：“当局目标十分明确，我们希望巩固德...</text:p>
      <text:p text:style-name="P4">
Videos: []</text:p>
      <text:p text:style-name="P4">
Audios: []</text:p>
      <text:p text:style-name="P4">
Images: []</text:p>
      <text:p text:style-name="P4">
Type: NewsArticle</text:p>
      <text:p text:style-name="P4">
Breadcrumbs: ['即时', '国际']</text:p>
      <text:p text:style-name="P4">
Keywords: ['英特尔', '芯片', '德国']</text:p>
      <!--METADATA-->
      <text:p text:style-name="P4">
德国当局说，政府正在与英特尔公司（Intel）针对在德国新建一座芯片制造厂的计划进行密切谈判。</text:p>
      <text:p text:style-name="P4">
路透社报道，德国经济部发言人星期五（6月16日）说：“当局目标十分明确，我们希望巩固德国作为一个微电子学基地（的存在）。这对转型和技术主权来说非常重要，因此我们（与英特尔）正在展开密集的谈判。”</text:p>
      <text:p text:style-name="P4">
不过，发言人并未透露英特尔在德芯片制造厂会获得多少政府补贴。</text:p>
      <text:p text:style-name="P4">
英特尔计划在德国中部城市马格德堡（Magdeburg）筹建芯片制造厂，德政府已批准给予68亿欧元（约99.54亿新元）补贴。</text:p>
      <text:p text:style-name="P4">
据英国《金融时报》之前的报道，英特尔欲将价码抬高到约100亿欧元，而德国财政部长林纳德回应称，预算内无法提供更多补贴。</text:p>
      <text:p text:style-name="P4">
德国《商报》（Handelsblatt）星期四（15日）报道，英特尔预计将获得99亿欧元的政府补贴。</text:p>
      <text:p text:style-name="P4">
此外，路透社援引一名德国政府发言人透露，总理舒尔茨将于下星期一（19日）会见英特尔总裁帕特·基辛格（Pat Gelsinger）。</text:p>
      <text:p text:style-name="P4">
Source: <text:a xlink:type="simple" xlink:href="https://www.zaobao.com.sg/realtime/world/story20230616-1405098" text:style-name="Internet_20_link" text:visited-style-name="Visited_20_Internet_20_Link">
https://www.zaobao.com.sg/realtime/world/story20230616-1405098</text:a>
</text:p>
      <!--NEWS-->
      <text:h text:style-name="P10" text:outline-level="1">
<text:span text:style-name="T4">
布林肯即将访中 首重增强双方沟通以避免误判</text:span>
</text:h>
      <text:p text:style-name="P4">
Publisher: 法新社</text:p>
      <text:p text:style-name="P4">
Published Time: 2023-06-16T20:32:07+00:00</text:p>
      <text:p text:style-name="P4">
Modified Time: 2023-06-16T20:05:02+00:00</text:p>
      <text:p text:style-name="P4">
Description: （法新社华盛顿16日电） 美国国务卿布林肯（Antony Blinken）今天指出，他即将展开中国访问行程，首要目的在于「藉消除误解，避免误判」以增强两国沟通。</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98" text:anchor-type="as-char" svg:width="6.9236in" svg:height="3.617581in" draw:z-index="0">
<draw:image xlink:href="../Images/rficn/2023-06-16T20-32-07-00-00/000000.png" xlink:type="simple" xlink:show="embed" xlink:actuate="onLoad" draw:mime-type="image/png"/>
</draw:frame>
</text:p>
      <text:p text:style-name="P4">
他说：「激烈竞争需要持续的外交沟通，才能确保竞争不会演变成对抗或冲突。」</text:p>
      <text:p text:style-name="P4">
布林肯表示：「这是世界对美国和中国的期望。」</text:p>
      <text:p text:style-name="P4">
布林肯18、19日将在北京举行会谈，这是美国最高阶外交官员近5年来首度访中。</text:p>
      <text:p text:style-name="P4">
布林肯在记者会表示，此行首要目标是「建立开放和经授权的沟通管道，以便我们两国负责任地管理彼此关系」。</text:p>
      <text:p text:style-name="P4">
他说，其次是清楚表达美国的利益和价值，第三是探索可能合作的领域，包括全球经济稳定、打击贩毒以及影响世界的气候和卫生等议题。</text:p>
      <text:p text:style-name="P4">
他也将提及美国公民遭中国拘留的问题。</text:p>
      <text:p text:style-name="P4">
中国拘留若干美国公民，包括2016年遭控从事间谍活动的美国商人李凯（Kai Li，音译），以及自2006年即遭拘留的美国牧师林大卫（DavidLin）等人。（译者：徐睿承）</text:p>
      <text:p text:style-name="P4">
Source: <text:a xlink:type="simple" xlink:href="https://www.rfi.fr/cn/%E5%9B%BD%E9%99%85%E6%8A%A5%E9%81%93/20230616-%E5%B8%83%E6%9E%97%E8%82%AF%E5%8D%B3%E5%B0%86%E8%AE%BF%E4%B8%AD-%E9%A6%96%E9%87%8D%E5%A2%9E%E5%BC%BA%E5%8F%8C%E6%96%B9%E6%B2%9F%E9%80%9A%E4%BB%A5%E9%81%BF%E5%85%8D%E8%AF%AF%E5%88%A4" text:style-name="Internet_20_link" text:visited-style-name="Visited_20_Internet_20_Link">
https://www.rfi.fr/cn/%E5%9B%BD%E9%99%85%E6%8A%A5%E9%81%93/20230616-%E5%B8%83%E6%9E%97%E8%82%AF%E5%8D%B3%E5%B0%86%E8%AE%BF%E4%B8%AD-%E9%A6%96%E9%87%8D%E5%A2%9E%E5%BC%BA%E5%8F%8C%E6%96%B9%E6%B2%9F%E9%80%9A%E4%BB%A5%E9%81%BF%E5%85%8D%E8%AF%AF%E5%88%A4</text:a>
</text:p>
      <!--NEWS-->
      <text:h text:style-name="P10" text:outline-level="1">
<text:span text:style-name="T4">
国际专家：乌水坝坍塌极可能是俄方造成</text:span>
</text:h>
      <text:p text:style-name="P4">
Author: 联合早报 (Person)</text:p>
      <text:p text:style-name="P4">
Publisher: 联合早报 (Organization)</text:p>
      <text:p text:style-name="P4">
Published Time: 2023-06-16T21:04</text:p>
      <text:p text:style-name="P4">
Modified Time: 2023-06-16T21:25</text:p>
      <text:p text:style-name="P4">
Description: 国际专家赴乌克兰南部俄控赫尔松调查后称，卡霍夫卡水坝坍塌“极可能”是俄罗斯预埋的爆炸物所造成的。卡霍夫卡水坝6月初突遭破坏坍塌，俄罗斯和乌克兰互指对方为幕后黑手。水坝决堤还造成大批...</text:p>
      <text:p text:style-name="P4">
Videos: []</text:p>
      <text:p text:style-name="P4">
Audios: []</text:p>
      <text:p text:style-name="P4">
Images: []</text:p>
      <text:p text:style-name="P4">
Type: NewsArticle</text:p>
      <text:p text:style-name="P4">
Breadcrumbs: ['即时', '国际']</text:p>
      <text:p text:style-name="P4">
Keywords: ['俄乌战争', '乌克兰', '水坝']</text:p>
      <!--METADATA-->
      <text:p text:style-name="P4">
国际专家赴乌克兰南部俄控赫尔松调查后称，卡霍夫卡水坝坍塌“极可能”是俄罗斯预埋的爆炸物所造成的。</text:p>
      <text:p text:style-name="P4">
<text:a xlink:type="simple" xlink:href="https://www.zaobao.com/realtime/world/story20230606-1401606" text:style-name="Internet_20_link" text:visited-style-name="Visited_20_Internet_20_Link">
 卡霍夫卡水坝6月初突遭破坏坍塌</text:a>
，俄罗斯和乌克兰互指对方为幕后黑手。水坝决堤还造成大批民众离开家园，也给农业灌溉、生态系统带来威胁。</text:p>
      <text:p text:style-name="P4">
路透社报道，国际人权法律公司Global RightsCompliance的专家团队上周末（6月10日至11日）在赫尔松展开调查，初步调查结果摘要称，根据证据和对现有信息的分析，水坝受到的破坏，很可能是由预先放置在水坝结构关键点上的爆炸物造成的。</text:p>
      <text:p text:style-name="P4">
团队的专家之一尤素夫（Yousuf SyedKhan）说，对水坝被俄罗斯用预先埋设的炸药炸毁这一结论，可以给出80%以上的认定。达成这个结论的依据，不仅来源于地震传感器和领先的开源情报供应方，也是基于调查团队记录的袭击方式，以及其他袭击。他说，这包括之前对关键水利基础设施的攻击，包括设施和管道。</text:p>
      <text:p text:style-name="P4">
尤素夫指出，对水坝的破坏以及影响周边地区创造条件，都可能构成饥饿罪，因为袭击的目标是“平民人口生存所必需的物体”。</text:p>
      <text:p text:style-name="P4">
领导这一流动司法小组调查团队的英国刑辩律师默多克（CatrionaMurdoch）说，根据国际人道主义法律，故意袭击水坝可能构成战争罪，因为该设施被定为民用性质，除非它的定性是有效的军事目标。</text:p>
      <text:p text:style-name="P4">
Source: <text:a xlink:type="simple" xlink:href="https://www.zaobao.com.sg/realtime/world/story20230616-1405111" text:style-name="Internet_20_link" text:visited-style-name="Visited_20_Internet_20_Link">
https://www.zaobao.com.sg/realtime/world/story20230616-1405111</text:a>
</text:p>
      <!--NEWS-->
      <text:h text:style-name="P10" text:outline-level="1">
<text:span text:style-name="T4">
新山交警在柔佛长堤取缔插队车辆 三小时开26罚单</text:span>
</text:h>
      <text:p text:style-name="P4">
Author: 联合早报 (Person)</text:p>
      <text:p text:style-name="P4">
Publisher: 联合早报 (Organization)</text:p>
      <text:p text:style-name="P4">
Published Time: 2023-06-16T21:10</text:p>
      <text:p text:style-name="P4">
Modified Time: 2023-06-16T21:53</text:p>
      <text:p text:style-name="P4">
Description: 柔佛长堤车辆插队行为猖獗，马来西亚柔佛州新山交警在苏丹依斯干达大厦（新山关卡）入口展开“插队行动”（Ops Potong Q），开出26张各类违规罚单。《东方日报》报道，新山南部警...</text:p>
      <text:p text:style-name="P4">
Videos: []</text:p>
      <text:p text:style-name="P4">
Audios: []</text:p>
      <text:p text:style-name="P4">
Images: []</text:p>
      <text:p text:style-name="P4">
Type: NewsArticle</text:p>
      <text:p text:style-name="P4">
Breadcrumbs: ['即时', '国际']</text:p>
      <text:p text:style-name="P4">
Keywords: ['柔佛', '新山关卡', '交警']</text:p>
      <!--METADATA-->
      <text:p text:style-name="P4">
柔佛长堤车辆插队行为猖獗，马来西亚柔佛州新山交警在苏丹依斯干达大厦（新山关卡）入口展开“插队行动”（Ops Potong Q），开出26张各类违规罚单。</text:p>
      <text:p text:style-name="P4">
《东方日报》报道，新山南部警区总部星期五（6月16日）在脸书指出，由于近期接获不少民众投诉，指柔佛长堤入境新山关卡的入口处有不少车辆滥用其他通道及插队。因此，交警星期四（15日）前往有关地点展开取缔行动，对插队及违规驾车人士开出罚单。</text:p>
      <text:p text:style-name="P4">
警方指出，交警在历时三小时的行动中，截停及检查了26辆交通工具和30人，共开出26张罚单。</text:p>
      <text:p text:style-name="P4">
警方劝请驾驶人士保持耐心，不要违规及插队，并呼吁公众成为警方的耳目，若遇到有驾车人士违规或做出其他不负责任的行为，可向当局举报。</text:p>
      <text:p text:style-name="P4">
Source: <text:a xlink:type="simple" xlink:href="https://www.zaobao.com.sg/realtime/world/story20230616-1405114" text:style-name="Internet_20_link" text:visited-style-name="Visited_20_Internet_20_Link">
https://www.zaobao.com.sg/realtime/world/story20230616-1405114</text:a>
</text:p>
      <!--NEWS-->
      <text:h text:style-name="P10" text:outline-level="1">
<text:span text:style-name="T4">
美股涨多拉回 周线收红</text:span>
</text:h>
      <text:p text:style-name="P4">
Publisher: 法新社</text:p>
      <text:p text:style-name="P4">
Published Time: 2023-06-16T21:32:07+00:00</text:p>
      <text:p text:style-name="P4">
Modified Time: 2023-06-16T21:20:03+00:00</text:p>
      <text:p text:style-name="P4">
Description: （法新社纽约16日电） 美股今天涨多拉回，周线收红。</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99" text:anchor-type="as-char" svg:width="6.9236in" svg:height="3.617581in" draw:z-index="0">
<draw:image xlink:href="../Images/rficn/2023-06-16T21-32-07-00-00/000000.png" xlink:type="simple" xlink:show="embed" xlink:actuate="onLoad" draw:mime-type="image/png"/>
</draw:frame>
</text:p>
      <text:p text:style-name="P4">
道琼工业指数终场下跌108.94点，或0.32%，收在34299.12点。</text:p>
      <text:p text:style-name="P4">
标准普尔500指数下跌16.25点，或0.37%，收在4409.59点。</text:p>
      <text:p text:style-name="P4">
以科技股为主的那斯达克指数下跌93.25点，或0.68%，收在13689.57点。</text:p>
      <text:p text:style-name="P4">
费城半导体指数下跌34.914点，或0.94%，收在3673.144点。（译者：徐睿承）</text:p>
      <text:p text:style-name="P4">
Source: <text:a xlink:type="simple" xlink:href="https://www.rfi.fr/cn/%E8%B4%A2%E7%BB%8F%E5%BF%AB%E8%AE%AF/20230616-%E7%BE%8E%E8%82%A1%E6%B6%A8%E5%A4%9A%E6%8B%89%E5%9B%9E-%E5%91%A8%E7%BA%BF%E6%94%B6%E7%BA%A2" text:style-name="Internet_20_link" text:visited-style-name="Visited_20_Internet_20_Link">
https://www.rfi.fr/cn/%E8%B4%A2%E7%BB%8F%E5%BF%AB%E8%AE%AF/20230616-%E7%BE%8E%E8%82%A1%E6%B6%A8%E5%A4%9A%E6%8B%89%E5%9B%9E-%E5%91%A8%E7%BA%BF%E6%94%B6%E7%BA%A2</text:a>
</text:p>
      <!--NEWS-->
      <text:h text:style-name="P10" text:outline-level="1">
<text:span text:style-name="T4">
克宫：普京不久后将访土耳其</text:span>
</text:h>
      <text:p text:style-name="P4">
Author: 联合早报 (Person)</text:p>
      <text:p text:style-name="P4">
Publisher: 联合早报 (Organization)</text:p>
      <text:p text:style-name="P4">
Published Time: 2023-06-16T21:43</text:p>
      <text:p text:style-name="P4">
Modified Time: 2023-06-16T21:43</text:p>
      <text:p text:style-name="P4">
Description: 俄罗斯克里姆林宫说，俄罗斯总统普京不久后将访问土耳其，进行俄乌战争爆发后对北约国家的首次出访。路透社报道，克宫外交政策顾问乌沙科夫（Yuri Ushakov）星期五（6月16日）说...</text:p>
      <text:p text:style-name="P4">
Videos: []</text:p>
      <text:p text:style-name="P4">
Audios: []</text:p>
      <text:p text:style-name="P4">
Images: []</text:p>
      <text:p text:style-name="P4">
Type: NewsArticle</text:p>
      <text:p text:style-name="P4">
Breadcrumbs: ['即时', '国际']</text:p>
      <text:p text:style-name="P4">
Keywords: ['俄罗斯', '土耳其', '俄乌战争', '埃尔多安', '普京']</text:p>
      <!--METADATA-->
      <text:p text:style-name="P4">
俄罗斯克里姆林宫说，俄罗斯总统普京不久后将访问土耳其，进行 <text:a xlink:type="simple" xlink:href="https://www.zaobao.com/keywords/e-wu-zhan-zheng" text:style-name="Internet_20_link" text:visited-style-name="Visited_20_Internet_20_Link">
 俄乌战争 </text:a>
 爆发后对北约国家的首次出访。</text:p>
      <text:p text:style-name="P4">
路透社报道，克宫外交政策顾问乌沙科夫（YuriUshakov）星期五（6月16日）说，俄方受到土耳其总统埃尔多安的邀请，两国领导人一致同意，普京在不久的将来会访问土耳其，但双方还未讨论具体的访问日期。</text:p>
      <text:p text:style-name="P4">
埃尔多安在5月的大选中 <text:a xlink:type="simple" xlink:href="https://www.zaobao.com/realtime/world/story20230603-1400981" text:style-name="Internet_20_link" text:visited-style-name="Visited_20_Internet_20_Link">
 成功连任总统</text:a>
，开启了又一个五年任期。俄乌战争爆发以来，他一直周旋于交战双方之间，与莫斯科和基辅保持强有力的关系。</text:p>
      <text:p text:style-name="P4">
土耳其没有加入西方制裁俄罗斯的队伍，但也向乌克兰提供武器援助，并呼吁尊重乌克兰主权。此外，土耳其去年还与联合国斡旋，促成与俄乌四方共同达成《黑海谷物出口倡议》。</text:p>
      <text:p text:style-name="P4">
路透社指出，国际刑事法院3月对普京 <text:a xlink:type="simple" xlink:href="https://www.zaobao.com/news/world/story20230319-1373932" text:style-name="Internet_20_link" text:visited-style-name="Visited_20_Internet_20_Link">
 发出逮捕令</text:a>
，如果他出国旅行，可能会有被逮捕的风险。不过，土耳其不在国际刑事法院缔约国之列，因此普京访土不会面对被捕风险。</text:p>
      <text:p text:style-name="P4">
Source: <text:a xlink:type="simple" xlink:href="https://www.zaobao.com.sg/realtime/world/story20230616-1405130" text:style-name="Internet_20_link" text:visited-style-name="Visited_20_Internet_20_Link">
https://www.zaobao.com.sg/realtime/world/story20230616-1405130</text:a>
</text:p>
      <!--NEWS-->
      <text:h text:style-name="P10" text:outline-level="1">
<text:span text:style-name="T4">
普京积极评价俄经济 称须增加国防支出</text:span>
</text:h>
      <text:p text:style-name="P4">
Author: 联合早报 (Person)</text:p>
      <text:p text:style-name="P4">
Publisher: 联合早报 (Organization)</text:p>
      <text:p text:style-name="P4">
Published Time: 2023-06-16T22:13</text:p>
      <text:p text:style-name="P4">
Modified Time: 2023-06-16T22:19</text:p>
      <text:p text:style-name="P4">
Description: 俄罗斯总统普京积极评价俄罗斯经济，预测俄今年国内生产总值（GDP）增长可达2%，并称需要大幅增加国防开支，以提高国家安全。综合外电报道，普京星期五（6月16日）出席由俄罗斯主办的圣...</text:p>
      <text:p text:style-name="P4">
Videos: []</text:p>
      <text:p text:style-name="P4">
Audios: []</text:p>
      <text:p text:style-name="P4">
Images: []</text:p>
      <text:p text:style-name="P4">
Type: NewsArticle</text:p>
      <text:p text:style-name="P4">
Breadcrumbs: ['即时', '国际']</text:p>
      <text:p text:style-name="P4">
Keywords: ['俄罗斯', '经济', '普京']</text:p>
      <!--METADATA-->
      <text:p text:style-name="P4">
俄罗斯总统普京积极评价俄罗斯经济，预测俄今年国内生产总值（GDP）增长可达2%，并称需要大幅增加国防开支，以提高国家安全。</text:p>
      <text:p text:style-name="P4">
综合外电报道，普京星期五（6月16日）出席由俄罗斯主办的圣彼得堡国际经济论坛（St Petersburg International EconomicForum）。</text:p>
      <text:p text:style-name="P4">
他在会上发表讲话称，俄罗斯的公共财政总体平衡，预算赤字增加到3.8%，是为更好地落实国家和地区的相关规划。</text:p>
      <text:p text:style-name="P4">
他指出，俄罗斯需要额外的资金来加强国防和安全，以及购买武器，“我们是被迫这样做的，是为了保护我们国家的主权……从经济角度来看，这总体上是合理的”。</text:p>
      <text:p text:style-name="P4">
普京也引用数据来论证俄罗斯积极的经济前景，预测今年俄罗斯GDP增长可达2%。他也指出，俄罗斯的失业率和通货膨胀率都创下新低，分别为3.3%和2.9%。</text:p>
      <text:p text:style-name="P4">
普京还在讲话中表明，如果越来越多外国制造商想重返俄罗斯市场，俄不会向任何人关闭国门；俄也不怕竞争，将为外国企业在俄工作创造必要条件。</text:p>
      <text:p text:style-name="P4">
Source: <text:a xlink:type="simple" xlink:href="https://www.zaobao.com.sg/realtime/world/story20230616-1405137" text:style-name="Internet_20_link" text:visited-style-name="Visited_20_Internet_20_Link">
https://www.zaobao.com.sg/realtime/world/story20230616-1405137</text:a>
</text:p>
      <!--NEWS-->
      <text:h text:style-name="P10" text:outline-level="1">
<text:span text:style-name="T4">
韩国在朝鲜发射失败15天后打捞出部分坠海火箭残骸</text:span>
</text:h>
      <text:p text:style-name="P4">
Author: chinese@voanews.com (尤尼斯·金)</text:p>
      <text:p text:style-name="P4">
Publisher: 美国之音中文网 (Type: NewsMediaOrganization)</text:p>
      <text:p text:style-name="P4">
Published Time: 2023-06-16T22:28:23+08:00</text:p>
      <text:p text:style-name="P4">
Modified Time: 2023-06-16 14:28:23Z</text:p>
      <text:p text:style-name="P4">
Description: 经过数周的水下搜寻，韩国军方星期四找到了一枚朝鲜的火箭，该火箭在15天前未能将间谍卫星送入轨道。</text:p>
      <text:p text:style-name="P4">
Videos: []</text:p>
      <text:p text:style-name="P4">
Images: []</text:p>
      <text:p text:style-name="P4">
Categories: ['朝鲜半岛局势', '亚太', '军事']</text:p>
      <text:p text:style-name="P4">
Type: None</text:p>
      <!--METADATA-->
      <text:p text:style-name="P4">
NoneNone</text:p>
      <text:p text:style-name="P4">
Source: <text:a xlink:type="simple" xlink:href="https://www.voachinese.com/a/south-korea-salvages-part-of-north-korea-rocket-15-days-after-failed-launch-20230616/7140254.html" text:style-name="Internet_20_link" text:visited-style-name="Visited_20_Internet_20_Link">
https://www.voachinese.com/a/south-korea-salvages-part-of-north-korea-rocket-15-days-after-failed-launch-20230616/7140254.html</text:a>
</text:p>
      <!--NEWS-->
      <text:h text:style-name="P10" text:outline-level="1">
<text:span text:style-name="T4">
美再为乌提供逾2亿美元人道主义援助</text:span>
</text:h>
      <text:p text:style-name="P4">
Author: 联合早报 (Person)</text:p>
      <text:p text:style-name="P4">
Publisher: 联合早报 (Organization)</text:p>
      <text:p text:style-name="P4">
Published Time: 2023-06-16T22:29</text:p>
      <text:p text:style-name="P4">
Modified Time: 2023-06-16T22:33</text:p>
      <text:p text:style-name="P4">
Description: 美国国务卿布林肯宣布，美国将为乌克兰再提供2.05亿美元（约2.74亿新元）的人道主义援助。路透社报道，布林肯星期五（6月16日）在一份声明中说，上述援助将“为乌克兰人民提供重要支...</text:p>
      <text:p text:style-name="P4">
Videos: []</text:p>
      <text:p text:style-name="P4">
Audios: []</text:p>
      <text:p text:style-name="P4">
Images: []</text:p>
      <text:p text:style-name="P4">
Type: NewsArticle</text:p>
      <text:p text:style-name="P4">
Breadcrumbs: ['即时', '国际']</text:p>
      <text:p text:style-name="P4">
Keywords: ['俄乌战争', '美国', '乌克兰', '援助', '布林肯']</text:p>
      <!--METADATA-->
      <text:p text:style-name="P4">
美国国务卿布林肯宣布，美国将为乌克兰再提供2.05亿美元（约2.74亿新元）的人道主义援助。</text:p>
      <text:p text:style-name="P4">
路透社报道，布林肯星期五（6月16日）在一份声明中说，上述援助将“为乌克兰人民提供重要支持，包括食物、安全饮用水、保护服务、教育、生计保障、法律援助、庇护设施、医疗和其他支援”。</text:p>
      <text:p text:style-name="P4">
布林肯也指出，这笔援助款项还将帮助失散或流离失所的家庭成员保持联络。</text:p>
      <text:p text:style-name="P4">
自去年俄乌战争爆发以来，已有超过600万人离开乌克兰，乌境内逾500万人流离失所。</text:p>
      <text:p text:style-name="P4">
布林肯说，华盛顿已为乌克兰人提供超过21亿美元的人道主义援助。</text:p>
      <text:p text:style-name="P4">
Source: <text:a xlink:type="simple" xlink:href="https://www.zaobao.com.sg/realtime/world/story20230616-1405144" text:style-name="Internet_20_link" text:visited-style-name="Visited_20_Internet_20_Link">
https://www.zaobao.com.sg/realtime/world/story20230616-1405144</text:a>
</text:p>
      <!--NEWS-->
      <text:h text:style-name="P10" text:outline-level="1">
<text:span text:style-name="T4">
阿巴斯访华结束，用全套背书支持中共内外政策换取多种利益</text:span>
</text:h>
      <text:p text:style-name="P4">
Author: chinese@voanews.com (美国之音)</text:p>
      <text:p text:style-name="P4">
Publisher: 美国之音中文网 (Type: NewsMediaOrganization)</text:p>
      <text:p text:style-name="P4">
Published Time: 2023-06-16T22:36:10+08:00</text:p>
      <text:p text:style-name="P4">
Modified Time: 2023-06-16 14:36:10Z</text:p>
      <text:p text:style-name="P4">
Description: 巴勒斯坦总统马哈茂德·阿巴斯(Mahmoud Abbas)周五（6月16日）结束了对中国的访问。阿巴斯表示支持中国的内外政策，北京也同意给巴勒斯坦提供一定的援助。</text:p>
      <text:p text:style-name="P4">
Videos: []</text:p>
      <text:p text:style-name="P4">
Images: []</text:p>
      <text:p text:style-name="P4">
Categories: ['中东', '中国']</text:p>
      <text:p text:style-name="P4">
Type: None</text:p>
      <!--METADATA-->
      <text:p text:style-name="P4">
NoneNone</text:p>
      <text:p text:style-name="P4">
Source: <text:a xlink:type="simple" xlink:href="https://www.voachinese.com/a/palestinian-leader-abbas-ends-china-trip-after-backing-beijing-s-crackdown-on-muslim-minorities-20230616/7140190.html" text:style-name="Internet_20_link" text:visited-style-name="Visited_20_Internet_20_Link">
https://www.voachinese.com/a/palestinian-leader-abbas-ends-china-trip-after-backing-beijing-s-crackdown-on-muslim-minorities-20230616/7140190.html</text:a>
</text:p>
      <!--NEWS-->
      <text:h text:style-name="P10" text:outline-level="1">
<text:span text:style-name="T4">
韩媒：朝鲜劳动党八届八中全会或被推迟</text:span>
</text:h>
      <text:p text:style-name="P4">
Author: 联合早报 (Person)</text:p>
      <text:p text:style-name="P4">
Publisher: 联合早报 (Organization)</text:p>
      <text:p text:style-name="P4">
Published Time: 2023-06-16T22:57</text:p>
      <text:p text:style-name="P4">
Modified Time: 2023-06-16T23:01</text:p>
      <text:p text:style-name="P4">
Description: 朝鲜原定于6月上旬召开第八届中央委员会第八次全体会议（八届八中全会），但截至目前，朝鲜官媒尚未报道会议相关消息，或意味着会议可能延期。韩联社报道，朝鲜劳动党中央委员会政治局5月底开...</text:p>
      <text:p text:style-name="P4">
Videos: []</text:p>
      <text:p text:style-name="P4">
Audios: []</text:p>
      <text:p text:style-name="P4">
Images: []</text:p>
      <text:p text:style-name="P4">
Type: NewsArticle</text:p>
      <text:p text:style-name="P4">
Breadcrumbs: ['即时', '国际']</text:p>
      <text:p text:style-name="P4">
Keywords: ['朝鲜半岛', '朝鲜']</text:p>
      <!--METADATA-->
      <text:p text:style-name="P4">
朝鲜原定于6月上旬召开第八届中央委员会第八次全体会议（八届八中全会），但截至目前，朝鲜官媒尚未报道会议相关消息，或意味着会议可能延期。</text:p>
      <text:p text:style-name="P4">
韩联社报道，朝鲜劳动党中央委员会政治局5月底开会决定， <text:a xlink:type="simple" xlink:href="https://www.zaobao.com/realtime/world/story20230611-1403182" text:style-name="Internet_20_link" text:visited-style-name="Visited_20_Internet_20_Link">
 将于6月上旬召开八届八中全会</text:a>
。不过，截至星期五（6月16日）上午9时（新加坡时间星期五上午8时），劳动党机关报《劳动新闻》、朝中社、朝鲜中央广播电台、朝鲜中央电视台等官媒尚未发布会议相关报道。</text:p>
      <text:p text:style-name="P4">
考虑到朝鲜官媒通常在重要活动次日凌晨发布消息，部分观点猜测，八届八中全会可能出于种种内外部原因而推迟。</text:p>
      <text:p text:style-name="P4">
据韩联社之前引述朝中社报道，此次会议旨在总结2023年上半年，党和国家行政机关的工作情况和人民经济规划的落实情况，并讨论对国家革命发展具有重要意义的政策问题。</text:p>
      <text:p text:style-name="P4">
<text:a xlink:type="simple" xlink:href="https://www.zaobao.com/realtime/world/story20230531-1399832" text:style-name="Internet_20_link" text:visited-style-name="Visited_20_Internet_20_Link">
 朝鲜5月31日发射军事侦察卫星“万里镜-1号”失败</text:a>
，可能影响到朝鲜在此次会议上总结并评价上半年工作成功的计划。而朝鲜去年底在全会上提出的“经济发展十二座重要高地”工作，可能尚未达到预期成果，或成为推迟八届八中全会日程的一个原因。</text:p>
      <text:p text:style-name="P4">
此外，近期朝鲜半岛局势的危机感也可能起到一定影响。 <text:a xlink:type="simple" xlink:href="https://www.zaobao.com/realtime/world/story20230615-1404708" text:style-name="Internet_20_link" text:visited-style-name="Visited_20_Internet_20_Link">
 朝鲜星期四（15日）发射两枚弹道导弹</text:a>
 ，抗议韩美同日举行的 <text:a xlink:type="simple" xlink:href="https://www.zaobao.com/news/world/story20230615-1404686" text:style-name="Internet_20_link" text:visited-style-name="Visited_20_Internet_20_Link">
联合军事演习 </text:a>
。推迟原定八届八中全会日程，或意在凸显局势之严峻，通过月底开始的“反美斗争月”提高居民警惕，加强内部管束。</text:p>
      <text:p text:style-name="P4">
除了八届一中全会外，八届第二至第七次全会议程为期三到六天。也有观点指出，朝鲜已进入八届八中全会议程，或在不久后将统筹报道会议内容。</text:p>
      <text:p text:style-name="P4">
Source: <text:a xlink:type="simple" xlink:href="https://www.zaobao.com.sg/realtime/world/story20230616-1405151" text:style-name="Internet_20_link" text:visited-style-name="Visited_20_Internet_20_Link">
https://www.zaobao.com.sg/realtime/world/story20230616-1405151</text:a>
</text:p>
      <!--NEWS-->
      <text:h text:style-name="P10" text:outline-level="1">
<text:span text:style-name="T4">
消息：美光赴印度投资10亿美元 建晶片封装厂</text:span>
</text:h>
      <text:p text:style-name="P4">
Author: 联合早报 (Person)</text:p>
      <text:p text:style-name="P4">
Publisher: 联合早报 (Organization)</text:p>
      <text:p text:style-name="P4">
Published Time: 2023-06-16T23:26</text:p>
      <text:p text:style-name="P4">
Modified Time: 2023-06-16T23:30</text:p>
      <text:p text:style-name="P4">
Description: 根据知情人士透露，美国半导体制造公司美光科技公司（Micron）或承诺投资至少10亿美元（约13.44亿新元），在印度建立一家半导体封装工厂，目前接近就此事达成协议。彭博社报道，上...</text:p>
      <text:p text:style-name="P4">
Videos: []</text:p>
      <text:p text:style-name="P4">
Audios: []</text:p>
      <text:p text:style-name="P4">
Images: []</text:p>
      <text:p text:style-name="P4">
Type: NewsArticle</text:p>
      <text:p text:style-name="P4">
Breadcrumbs: ['即时', '国际']</text:p>
      <text:p text:style-name="P4">
Keywords: ['半导体业', '晶片', '印度', '美国']</text:p>
      <!--METADATA-->
      <text:p text:style-name="P4">
根据知情人士透露，美国半导体制造公司美光科技公司（Micron）或承诺投资至少10亿美元（约13.44亿新元），在印度建立一家半导体封装工厂，目前接近就此事达成协议。</text:p>
      <text:p text:style-name="P4">
彭博社报道，上述因事未公开而不愿具名的知情人士称，协议最早可能在印度总理莫迪下周访问美国期间公布。其中一人称，承诺投资金额至多可能达到20亿美元。磋商还在进行中，细节可能会发生变化，不保证协议会最终敲定。</text:p>
      <text:p text:style-name="P4">
这样一份协议，将标志着莫迪雄心勃勃的“印度制造”计划再次获得胜利，同时也将让华盛顿有机会在中国之外强化关键的供应链。</text:p>
      <text:p text:style-name="P4">
美国国家安全顾问沙利文星期二（6月13日）在新德里说，消除两国之间的技术贸易壁垒，是莫迪国事访问的一项关键内容。</text:p>
      <text:p text:style-name="P4">
印度科技部和外交部没有回应置评请求，美光的代表不予置评。</text:p>
      <text:p text:style-name="P4">
Source: <text:a xlink:type="simple" xlink:href="https://www.zaobao.com.sg/realtime/world/story20230616-1405159" text:style-name="Internet_20_link" text:visited-style-name="Visited_20_Internet_20_Link">
https://www.zaobao.com.sg/realtime/world/story20230616-1405159</text:a>
</text:p>
      <!--NEWS-->
      <text:h text:style-name="P10" text:outline-level="1">
<text:span text:style-name="T4">
澳大利亚重新评估投资移民“黄金签证”，中国富翁在漫长等待中进退维谷</text:span>
</text:h>
      <text:p text:style-name="P4">
Author: chinese@voanews.com (松仁)</text:p>
      <text:p text:style-name="P4">
Publisher: 美国之音中文网 (Type: NewsMediaOrganization)</text:p>
      <text:p text:style-name="P4">
Published Time: 2023-06-16T23:33:56+08:00</text:p>
      <text:p text:style-name="P4">
Modified Time: 2023-06-16 15:33:56Z</text:p>
      <text:p text:style-name="P4">
Description: 澳大利亚政府为了吸引有钱的外国生意人和投资者移民以推动创新和经济发展，曾于2012年推出一项商务创新与投资计划（BIIP）。这项有些类似美国EB-5投资移民计划的“黄金签证”计划曾经吸引了很多中国的有钱人移民澳大利亚。</text:p>
      <text:p text:style-name="P4">
Videos: []</text:p>
      <text:p text:style-name="P4">
Images: []</text:p>
      <text:p text:style-name="P4">
Categories: ['亚太', '人权', '中国', '法律']</text:p>
      <text:p text:style-name="P4">
Type: None</text:p>
      <!--METADATA-->
      <text:p text:style-name="P4">
NoneNone</text:p>
      <text:p text:style-name="P4">
Source: <text:a xlink:type="simple" xlink:href="https://www.voachinese.com/a/australia-s-visa-overhaul-leaves-chinese-millionaires-in-limbo-20230616/7140384.html" text:style-name="Internet_20_link" text:visited-style-name="Visited_20_Internet_20_Link">
https://www.voachinese.com/a/australia-s-visa-overhaul-leaves-chinese-millionaires-in-limbo-20230616/7140384.html</text:a>
</text:p>
      <!--NEWS-->
      <text:h text:style-name="P10" text:outline-level="1">
<text:span text:style-name="T4">
龙卷风袭击美国得州小城 酿三死百伤</text:span>
</text:h>
      <text:p text:style-name="P4">
Author: 联合早报 (Person)</text:p>
      <text:p text:style-name="P4">
Publisher: 联合早报 (Organization)</text:p>
      <text:p text:style-name="P4">
Published Time: 2023-06-16T23:36</text:p>
      <text:p text:style-name="P4">
Modified Time: 2023-06-16T23:44</text:p>
      <text:p text:style-name="P4">
Description: 美国得克萨斯州北部小镇佩里顿遭龙卷风袭击，至今已有三人遇难，多达100人受伤。综合外电报道，龙卷风星期四（6月15日）晚上侵袭约8000人口的佩里顿（Perryton），无人机视频...</text:p>
      <text:p text:style-name="P4">
Videos: []</text:p>
      <text:p text:style-name="P4">
Audios: []</text:p>
      <text:p text:style-name="P4">
Images: []</text:p>
      <text:p text:style-name="P4">
Type: NewsArticle</text:p>
      <text:p text:style-name="P4">
Breadcrumbs: ['即时', '国际']</text:p>
      <text:p text:style-name="P4">
Keywords: ['龙卷风', '得克萨斯州', '美国']</text:p>
      <!--METADATA-->
      <text:p text:style-name="P4">
美国得克萨斯州北部小镇佩里顿遭龙卷风袭击，至今已有三人遇难，多达100人受伤。</text:p>
      <text:p text:style-name="P4">
综合外电报道，龙卷风星期四（6月15日）晚上侵袭约8000人口的佩里顿（Perryton），无人机视频显示，包括移动板房在内的约200座房屋被毁，树木被连根拔起，车辆也被掀翻。</text:p>
      <text:p text:style-name="P4">
佩里顿消防部门负责人达彻说，有两人在市中心商业区丧生，至少一人在佩里顿一处拖车营区丧生。据了解，该拖车营地处在龙卷风移动路径上，营地内约30辆拖车损毁。</text:p>
      <text:p text:style-name="P4">
一家地方医院星期四夜间告诉媒体，小镇遭到龙卷风袭击后，该院已接诊50至100名伤员，其中约10人伤势严重。</text:p>
      <text:p text:style-name="P4">
此外，龙卷风还破坏了城市输电线路，当地电力公司称出于安全考虑，全城停电，何时恢复尚未确定。</text:p>
      <text:p text:style-name="P4">
美国南部和中西部多个州的数百万居民面临着恶劣的天气，高温助长的危险风暴，将带来龙卷风、雷暴和高尔夫球大小的冰雹。</text:p>
      <text:p text:style-name="P4">
俄克拉荷马州和得克萨斯州的数十个县发布龙卷风警报。目前，科罗拉多州东南部和堪萨斯州西南部的一些地区也处于强雷暴警报之下，当地风速将达每小时128.7公里。</text:p>
      <text:p text:style-name="P4">
Source: <text:a xlink:type="simple" xlink:href="https://www.zaobao.com.sg/realtime/world/story20230616-1405165" text:style-name="Internet_20_link" text:visited-style-name="Visited_20_Internet_20_Link">
https://www.zaobao.com.sg/realtime/world/story20230616-1405165</text:a>
</text:p>
      <!--NEWS-->
      <text:h text:style-name="P10" text:outline-level="1">
<text:span text:style-name="T4">
接受疝气手术后复原顺利 教宗乘坐轮椅出院</text:span>
</text:h>
      <text:p text:style-name="P4">
Publisher: 法新社</text:p>
      <text:p text:style-name="P4">
Published Time: 2023-06-16T3:02:08+00:00</text:p>
      <text:p text:style-name="P4">
Modified Time: 2023-06-16T13:50:01+00:00</text:p>
      <text:p text:style-name="P4">
Description: （法新社罗马16日电） 根据法新社记者，罗马天主教教宗方济各（Pope Francis）在罗马一家医院接受疝气手术后，今天已乘坐轮椅出院。</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300" text:anchor-type="as-char" svg:width="6.9236in" svg:height="3.617581in" draw:z-index="0">
<draw:image xlink:href="../Images/rficn/2023-06-16T3-02-08-00-00/000000.png" xlink:type="simple" xlink:show="embed" xlink:actuate="onLoad" draw:mime-type="image/png"/>
</draw:frame>
</text:p>
      <text:p text:style-name="P4">
阿根廷籍的86岁教宗方济各以轮椅代步，在当地时间上午8时45分离开罗马杰梅利医院（Gemelli Policlinic）。</text:p>
      <text:p text:style-name="P4">
此前，教宗曾在6月7日被全身麻醉后于杰梅利医院接受了3小时的手术。他曾在2021年7月做过大肠憩室炎手术，疤痕部位一直有疝气症状。</text:p>
      <text:p text:style-name="P4">
方济各3月底还因支气管炎住院3个晚上，在接受抗生素治疗后康复。</text:p>
      <text:p text:style-name="P4">
他的右膝和坐骨神经也持续疼痛。</text:p>
      <text:p text:style-name="P4">
Source: <text:a xlink:type="simple" xlink:href="https://www.rfi.fr/cn/%E5%9B%BD%E9%99%85%E6%8A%A5%E9%81%93/20230616-%E6%8E%A5%E5%8F%97%E7%96%9D%E6%B0%94%E6%89%8B%E6%9C%AF%E5%90%8E%E5%A4%8D%E5%8E%9F%E9%A1%BA%E5%88%A9-%E6%95%99%E5%AE%97%E4%B9%98%E5%9D%90%E8%BD%AE%E6%A4%85%E5%87%BA%E9%99%A2" text:style-name="Internet_20_link" text:visited-style-name="Visited_20_Internet_20_Link">
https://www.rfi.fr/cn/%E5%9B%BD%E9%99%85%E6%8A%A5%E9%81%93/20230616-%E6%8E%A5%E5%8F%97%E7%96%9D%E6%B0%94%E6%89%8B%E6%9C%AF%E5%90%8E%E5%A4%8D%E5%8E%9F%E9%A1%BA%E5%88%A9-%E6%95%99%E5%AE%97%E4%B9%98%E5%9D%90%E8%BD%AE%E6%A4%85%E5%87%BA%E9%99%A2</text:a>
</text:p>
      <!--NEWS-->
      <text:h text:style-name="P10" text:outline-level="1">
<text:span text:style-name="T4">
格斗巨星被控在NBA总冠军赛试图性侵女子</text:span>
</text:h>
      <text:p text:style-name="P4">
Publisher: 法新社</text:p>
      <text:p text:style-name="P4">
Published Time: 2023-06-16T8:32:08+00:00</text:p>
      <text:p text:style-name="P4">
Modified Time: 2023-06-16T15:20:04+00:00</text:p>
      <text:p text:style-name="P4">
Description: （法新社迈阿密15日电） 数家美国媒体今天报导，一名女子指控34岁爱尔兰格斗天王麦葛瑞格（Conor McGregor）上周在迈阿密观看美国职篮NBA总冠军赛事期间对她施暴，并试图性侵她。</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301" text:anchor-type="as-char" svg:width="6.9236in" svg:height="3.617581in" draw:z-index="0">
<draw:image xlink:href="../Images/rficn/2023-06-16T8-32-08-00-00/000000.png" xlink:type="simple" xlink:show="embed" xlink:actuate="onLoad" draw:mime-type="image/png"/>
</draw:frame>
</text:p>
      <text:p text:style-name="P4">
美国运动媒体ESPN和TMZ Sports引述这名女子的委任律师信件报导，她声称9日在卡西亚中心（KaseyaCenter）举行NBA总冠军系列赛迈阿密热火与丹佛金块的第4战时，麦葛瑞格在洗手间「暴力」侵犯她。</text:p>
      <text:p text:style-name="P4">
这名女子指控麦葛瑞格「粗暴地亲吻」她，还试图强迫她进行数项性行为。</text:p>
      <text:p text:style-name="P4">
麦葛瑞格的律师利亚内斯（Barbara Llanes）传送给法新社的声明指出，麦葛瑞格否认所有指控。他写道：「这些指控均属不实。麦葛瑞格先生不会被吓怕。」</text:p>
      <text:p text:style-name="P4">
迈阿密警方仅愿意证实，其特殊被害人小组（SVU）正在调查11日通报的一起案件。</text:p>
      <text:p text:style-name="P4">
迈阿密警局提供给法新社的声明表示：「调查仍在进行中，因此现阶段无法提供更多资讯。」当中并未提到麦葛瑞格的名字。</text:p>
      <text:p text:style-name="P4">
迈阿密热火与NBA均表示他们知道相关报导，并且正在进行调查。</text:p>
      <text:p text:style-name="P4">
麦葛瑞格9日在球赛现场的行为已因另一起事件受到关注，当时他在中场休息时间上场与迈阿密热火吉祥物伯尼（Burnie）一起为止痛喷雾剂打广告时，却出手过重把伯尼打倒在地。</text:p>
      <text:p text:style-name="P4">
身穿伯尼玩偶装的男子之后被送往当地医院接受治疗，在服用止痛药物后于当晚出院。</text:p>
      <text:p text:style-name="P4">
Source: <text:a xlink:type="simple" xlink:href="https://www.rfi.fr/cn/%E8%BF%90%E5%8A%A8%E5%A4%A9%E5%9C%B0/20230616-%E6%A0%BC%E6%96%97%E5%B7%A8%E6%98%9F%E8%A2%AB%E6%8E%A7%E5%9C%A8nba%E6%80%BB%E5%86%A0%E5%86%9B%E8%B5%9B%E8%AF%95%E5%9B%BE%E6%80%A7%E4%BE%B5%E5%A5%B3%E5%AD%90" text:style-name="Internet_20_link" text:visited-style-name="Visited_20_Internet_20_Link">
https://www.rfi.fr/cn/%E8%BF%90%E5%8A%A8%E5%A4%A9%E5%9C%B0/20230616-%E6%A0%BC%E6%96%97%E5%B7%A8%E6%98%9F%E8%A2%AB%E6%8E%A7%E5%9C%A8nba%E6%80%BB%E5%86%A0%E5%86%9B%E8%B5%9B%E8%AF%95%E5%9B%BE%E6%80%A7%E4%BE%B5%E5%A5%B3%E5%AD%90</text:a>
</text:p>
      <!--NEWS-->
      <text:h text:style-name="P10" text:outline-level="1">
<text:span text:style-name="T4">
飓风“比帕乔伊”登陆印度海岸 酿二死23人伤</text:span>
</text:h>
      <text:p text:style-name="P4">
Author: 联合早报 (Person)</text:p>
      <text:p text:style-name="P4">
Publisher: 联合早报 (Organization)</text:p>
      <text:p text:style-name="P4">
Published Time: 2023-06-17T00:07</text:p>
      <text:p text:style-name="P4">
Modified Time: 2023-06-17T00:11</text:p>
      <text:p text:style-name="P4">
Description: 飓风“比帕乔伊”（Biparjoy）星期四（6月15日）登陆印度古吉拉特邦海岸，带来强风和暴雨，造成至少两人死亡，23人受伤。综合外电报道，“比帕乔伊”登陆前，印度和邻国巴基斯坦已...</text:p>
      <text:p text:style-name="P4">
Videos: []</text:p>
      <text:p text:style-name="P4">
Audios: []</text:p>
      <text:p text:style-name="P4">
Images: []</text:p>
      <text:p text:style-name="P4">
Type: NewsArticle</text:p>
      <text:p text:style-name="P4">
Breadcrumbs: ['即时', '国际']</text:p>
      <text:p text:style-name="P4">
Keywords: ['印度', '巴基斯坦', '飓风', '气候变化']</text:p>
      <!--METADATA-->
      <text:p text:style-name="P4">
飓风“比帕乔伊”（Biparjoy）星期四（6月15日）登陆印度古吉拉特邦海岸，带来强风和暴雨，造成至少两人死亡，23人受伤。</text:p>
      <text:p text:style-name="P4">
综合外电报道，“比帕乔伊”登陆前，印度和邻国巴基斯坦已将18万人疏散到安全地带。在古吉拉特邦（Gujarat）的部分沿海城镇，强风刮倒电线杆，导致电力中断。海岸的许多海上石油设施以及主要港口都已暂停运营。</text:p>
      <text:p text:style-name="P4">
印度气象局（IMD）星期四晚说，“比帕乔伊”开始在古吉拉特邦登陆，风速高达每小时125公里，各机构处于高度戒备状态。</text:p>
      <text:p text:style-name="P4">
当局已部署国家灾害相应部队、印度武装部队和边境安全部队展开救援行动。</text:p>
      <text:p text:style-name="P4">
“比帕乔伊”星期五（16日）持续对当地造成影响，电线杆和树木被强风掀翻。不过，星期五的风力已经有所减弱。预计到星期六（17日）早上，最大持续风速可能放缓到每小时50公里。</text:p>
      <text:p text:style-name="P4">
救援人员正在努力清除被撞到路上的树木，并恢复村庄的交通。</text:p>
      <text:p text:style-name="P4">
古吉拉特邦海岸曾在2021年遭到飓风陶特（Tauktae）袭击，150余人遇难。</text:p>
      <text:p text:style-name="P4">
印度洋北部海岸线时常受到飓风的致命威胁。1998年，印度洋北部海岸线遭飓风袭击，造成印度逾4000人死亡。</text:p>
      <text:p text:style-name="P4">
科学家警告称，全球变暖加剧会带来更强劲的风暴。</text:p>
      <text:p text:style-name="P4">
Source: <text:a xlink:type="simple" xlink:href="https://www.zaobao.com.sg/realtime/world/story20230617-1405172" text:style-name="Internet_20_link" text:visited-style-name="Visited_20_Internet_20_Link">
https://www.zaobao.com.sg/realtime/world/story20230617-1405172</text:a>
</text:p>
      <!--NEWS-->
      <text:h text:style-name="P10" text:outline-level="1">
<text:span text:style-name="T4">
欲盖弥彰，遗体火化数据缺失暴露中国染疫死亡人数巨大</text:span>
</text:h>
      <text:p text:style-name="P4">
Author: chinese@voanews.com (美国之音)</text:p>
      <text:p text:style-name="P4">
Publisher: 美国之音中文网 (Type: NewsMediaOrganization)</text:p>
      <text:p text:style-name="P4">
Published Time: 2023-06-17T01:26:07+08:00</text:p>
      <text:p text:style-name="P4">
Modified Time: 2023-06-16 17:26:07Z</text:p>
      <text:p text:style-name="P4">
Description: 上周五（6月9日）中国民政部公布的去年四季度民政统计数据中独缺遗体火化数目引发国际社会高度关注。</text:p>
      <text:p text:style-name="P4">
Videos: []</text:p>
      <text:p text:style-name="P4">
Images: []</text:p>
      <text:p text:style-name="P4">
Categories: ['中国', '人权', '新冠疫情']</text:p>
      <text:p text:style-name="P4">
Type: None</text:p>
      <!--METADATA-->
      <text:p text:style-name="P4">
NoneNone</text:p>
      <text:p text:style-name="P4">
Source: <text:a xlink:type="simple" xlink:href="https://www.voachinese.com/a/china-fails-to-release-cremation-data-from-late-2022-when-its-covid-19-outbreak-raged-20230616/7140557.html" text:style-name="Internet_20_link" text:visited-style-name="Visited_20_Internet_20_Link">
https://www.voachinese.com/a/china-fails-to-release-cremation-data-from-late-2022-when-its-covid-19-outbreak-raged-20230616/7140557.html</text:a>
</text:p>
      <!--NEWS-->
      <text:h text:style-name="P10" text:outline-level="1">
<text:span text:style-name="T4">
台湾前参谋总长：北京发展航母并非剑指台湾而是要称霸世界</text:span>
</text:h>
      <text:p text:style-name="P4">
Author: chinese@voanews.com (松仁)</text:p>
      <text:p text:style-name="P4">
Publisher: 美国之音中文网 (Type: NewsMediaOrganization)</text:p>
      <text:p text:style-name="P4">
Published Time: 2023-06-17T01:41:51+08:00</text:p>
      <text:p text:style-name="P4">
Modified Time: 2023-06-16 17:41:57Z</text:p>
      <text:p text:style-name="P4">
Description: 台湾前参谋总长李喜明退役上将星期五（6月16日）表示，解放军发展航空母舰的目标并非剑指台湾，而是着眼于称霸世界，是要挑战以美国为首的世界秩序。</text:p>
      <text:p text:style-name="P4">
Videos: []</text:p>
      <text:p text:style-name="P4">
Images: []</text:p>
      <text:p text:style-name="P4">
Categories: ['台海两岸关系', '中国', '台湾']</text:p>
      <text:p text:style-name="P4">
Type: None</text:p>
      <!--METADATA-->
      <text:p text:style-name="P4">
NoneNone</text:p>
      <text:p text:style-name="P4">
Source: <text:a xlink:type="simple" xlink:href="https://www.voachinese.com/a/taiwan-ex-military-chief-says-china-aircraft-carriers-pose-threat-to-global-order-20230616/7140593.html" text:style-name="Internet_20_link" text:visited-style-name="Visited_20_Internet_20_Link">
https://www.voachinese.com/a/taiwan-ex-military-chief-says-china-aircraft-carriers-pose-threat-to-global-order-20230616/7140593.html</text:a>
</text:p>
      <!--NEWS-->
      <text:h text:style-name="P10" text:outline-level="1">
<text:span text:style-name="T4">
美国大型核潜艇驶抵韩国，华盛顿宣言付诸实施</text:span>
</text:h>
      <text:p text:style-name="P4">
Author: chinese@voanews.com (美国之音)</text:p>
      <text:p text:style-name="P4">
Publisher: 美国之音中文网 (Type: NewsMediaOrganization)</text:p>
      <text:p text:style-name="P4">
Published Time: 2023-06-17T02:13:27+08:00</text:p>
      <text:p text:style-name="P4">
Modified Time: 2023-06-16 18:14:53Z</text:p>
      <text:p text:style-name="P4">
Description: 美国部署的核动力潜艇携带大约150枚战斧导弹周五（6月16日）抵达韩国东南港口城市釜山。此举显然是针对朝鲜在周四恢复导弹试射而作出的反应。</text:p>
      <text:p text:style-name="P4">
Videos: []</text:p>
      <text:p text:style-name="P4">
Images: []</text:p>
      <text:p text:style-name="P4">
Categories: ['朝鲜半岛局势', '亚太', '军事']</text:p>
      <text:p text:style-name="P4">
Type: None</text:p>
      <!--METADATA-->
      <text:p text:style-name="P4">
NoneNone</text:p>
      <text:p text:style-name="P4">
Source: <text:a xlink:type="simple" xlink:href="https://www.voachinese.com/a/us-guided-missile-submarine-arrives-in-south-korea-a-day-after-north-korea-resumes-missile-tests-20230616/7140651.html" text:style-name="Internet_20_link" text:visited-style-name="Visited_20_Internet_20_Link">
https://www.voachinese.com/a/us-guided-missile-submarine-arrives-in-south-korea-a-day-after-north-korea-resumes-missile-tests-20230616/7140651.html</text:a>
</text:p>
      <!--NEWS-->
      <text:h text:style-name="P10" text:outline-level="1">
<text:span text:style-name="T4">
留日女生发布“港独”言论被起诉 开海外港人因言获罪先例</text:span>
</text:h>
      <text:p text:style-name="P4">
Author: chinese@voanews.com (高锋)</text:p>
      <text:p text:style-name="P4">
Publisher: 美国之音中文网 (Type: NewsMediaOrganization)</text:p>
      <text:p text:style-name="P4">
Published Time: 2023-06-17T03:09:03+08:00</text:p>
      <text:p text:style-name="P4">
Modified Time: 2023-06-16 20:00:58Z</text:p>
      <text:p text:style-name="P4">
Description: 香港警方国安处正式起诉一名留学日本，两个月前回到香港后被捕的香港女子。据了解，该名女生曾在社交平台发文支持香港独立。观察人士担心，先例一开，日后身在海外的港人，甚至外国人，都可能被港府以言入罪。</text:p>
      <text:p text:style-name="P4">
Videos: []</text:p>
      <text:p text:style-name="P4">
Images: []</text:p>
      <text:p text:style-name="P4">
Categories: ['港澳', '中国']</text:p>
      <text:p text:style-name="P4">
Type: None</text:p>
      <!--METADATA-->
      <text:p text:style-name="P4">
NoneNone</text:p>
      <text:p text:style-name="P4">
Source: <text:a xlink:type="simple" xlink:href="https://www.voachinese.com/a/7140741.html" text:style-name="Internet_20_link" text:visited-style-name="Visited_20_Internet_20_Link">
https://www.voachinese.com/a/7140741.html</text:a>
</text:p>
      <!--NEWS-->
      <text:h text:style-name="P10" text:outline-level="1">
<text:span text:style-name="T4">
结婚人数史上新低 中国“最后一代”吶喊“勿滥生无辜”</text:span>
</text:h>
      <text:p text:style-name="P4">
Author: chinese@voanews.com (文东)</text:p>
      <text:p text:style-name="P4">
Publisher: 美国之音中文网 (Type: NewsMediaOrganization)</text:p>
      <text:p text:style-name="P4">
Published Time: 2023-06-17T03:26:18+08:00</text:p>
      <text:p text:style-name="P4">
Modified Time: 2023-06-16 20:03:47Z</text:p>
      <text:p text:style-name="P4">
Description: 中国民政部最新数据显示，2022年结婚人数仅683.3万对，不仅连续9年下跌，也是有纪录以来最低的一年。尽管中国官方祭出多项鼓励结婚生育的政策，但分析人士认为，中国适婚年龄人口下降、求职困难及女权意识抬头等多重因素的负面冲击之下，促进婚育的效果不容乐观。</text:p>
      <text:p text:style-name="P4">
Videos: []</text:p>
      <text:p text:style-name="P4">
Images: []</text:p>
      <text:p text:style-name="P4">
Categories: '中国'</text:p>
      <text:p text:style-name="P4">
Type: None</text:p>
      <!--METADATA-->
      <text:p text:style-name="P4">
NoneNone</text:p>
      <text:p text:style-name="P4">
Source: <text:a xlink:type="simple" xlink:href="https://www.voachinese.com/a/chinas-married-population-hit-a-record-low--20230616/7140742.html" text:style-name="Internet_20_link" text:visited-style-name="Visited_20_Internet_20_Link">
https://www.voachinese.com/a/chinas-married-population-hit-a-record-low--20230616/7140742.html</text:a>
</text:p>
      <!--NEWS-->
      <text:h text:style-name="P10" text:outline-level="1">
<text:span text:style-name="T4">
乌克兰狙击手经历前线战况  表示“还活着是个奇迹”</text:span>
</text:h>
      <text:p text:style-name="P4">
Author: chinese@voanews.com (刘恩民)</text:p>
      <text:p text:style-name="P4">
Publisher: 美国之音中文网 (Type: Organization)</text:p>
      <text:p text:style-name="P4">
Published Time: 2023-06-17T03:45:28+08:00</text:p>
      <text:p text:style-name="P4">
Modified Time: 2023-06-16 19:45:28Z</text:p>
      <text:p text:style-name="P4">
Description: 一名不久前才脱离前线的战斗、化名“死亡”的乌克兰陆军狙击手，在扎波罗热附近的一个秘密地点参加狙击手训练，他告诉记者“自己还活着是一个伟大的奇迹”，而在他刚离开的战场那里，人活不久，一切都取决于你的运气。美国国防部官员本周指出，这场战斗将持续很长时间，而且“代价高昂”。</text:p>
      <text:p text:style-name="P4">
Videos: []</text:p>
      <text:p text:style-name="P4">
Images: []</text:p>
      <text:p text:style-name="P4">
Categories: ['乌克兰局势', '军事', '每日视频新闻', '社媒-最IN视频']</text:p>
      <text:p text:style-name="P4">
Type: None</text:p>
      <!--METADATA-->
      <text:p text:style-name="P4">
NoneNone</text:p>
      <text:p text:style-name="P4">
Source: <text:a xlink:type="simple" xlink:href="https://www.voachinese.com/a/ukrainian-sniper-fighting-in-south-east-zaporizhzhia-20230617/7140758.html" text:style-name="Internet_20_link" text:visited-style-name="Visited_20_Internet_20_Link">
https://www.voachinese.com/a/ukrainian-sniper-fighting-in-south-east-zaporizhzhia-20230617/7140758.html</text:a>
</text:p>
      <!--NEWS-->
      <text:h text:style-name="P10" text:outline-level="1">
<text:span text:style-name="T4">
戴琪阐述拜登政府以“工人为中心”的贸易政策，呼吁重新设计供应链加强其韧性</text:span>
</text:h>
      <text:p text:style-name="P4">
Author: chinese@voanews.com (莉雅)</text:p>
      <text:p text:style-name="P4">
Publisher: 美国之音中文网 (Type: NewsMediaOrganization)</text:p>
      <text:p text:style-name="P4">
Published Time: 2023-06-17T05:03:26+08:00</text:p>
      <text:p text:style-name="P4">
Modified Time: 2023-06-16 21:03:26Z</text:p>
      <text:p text:style-name="P4">
Description: 美国贸易代表戴琪(Katherine Tai)6月15日在一个阐述拜登政府贸易政策的讲话中说，以往追求效率和低成本的贸易自由化政策导致了供应链的脆弱和高风险以及不可持续的全球化，并给北京可乘之机。她说，拜登政府正在通过提高标准、推动全球经济的韧性并优先考虑美国工人与生产者的需求来逆转以往的逐底竞争（a race to the bottom）趋势。与此同时，美国正在与盟友及伙伴合作，共同反对中国的非市场经济做法并突破中国在一些领域造成的“卡脖点”。</text:p>
      <text:p text:style-name="P4">
Videos: []</text:p>
      <text:p text:style-name="P4">
Images: []</text:p>
      <text:p text:style-name="P4">
Categories: ['美国', '经济·金融·贸易', '美中关系', '美中贸易']</text:p>
      <text:p text:style-name="P4">
Type: None</text:p>
      <!--METADATA-->
      <text:p text:style-name="P4">
NoneNone</text:p>
      <text:p text:style-name="P4">
Source: <text:a xlink:type="simple" xlink:href="https://www.voachinese.com/a/us-china-trade-supply-chain-de-risk-competition-20230616/7140647.html" text:style-name="Internet_20_link" text:visited-style-name="Visited_20_Internet_20_Link">
https://www.voachinese.com/a/us-china-trade-supply-chain-de-risk-competition-20230616/7140647.html</text:a>
</text:p>
      <!--NEWS-->
      <text:h text:style-name="P10" text:outline-level="1">
<text:span text:style-name="T4">
巴勒斯坦总统访中落幕 习近平为“以巴和解”指明方向了吗？</text:span>
</text:h>
      <text:p text:style-name="P4">
Author: chinese@voanews.com (林柏宏)</text:p>
      <text:p text:style-name="P4">
Publisher: 美国之音中文网 (Type: NewsMediaOrganization)</text:p>
      <text:p text:style-name="P4">
Published Time: 2023-06-17T05:06:41+08:00</text:p>
      <text:p text:style-name="P4">
Modified Time: 2023-06-16 21:16:24Z</text:p>
      <text:p text:style-name="P4">
Description: 巴勒斯坦总统马哈茂德·阿巴斯(Mahmoud Abbas)与中国国家主席习近平在北京人民大会堂碰面、并发表联合声明后，于周五(6月16日)离开中国，正式结束为期四天的访华之旅。</text:p>
      <text:p text:style-name="P4">
Videos: []</text:p>
      <text:p text:style-name="P4">
Images: []</text:p>
      <text:p text:style-name="P4">
Categories: ['中国', '中东']</text:p>
      <text:p text:style-name="P4">
Type: None</text:p>
      <!--METADATA-->
      <text:p text:style-name="P4">
NoneNone</text:p>
      <text:p text:style-name="P4">
Source: <text:a xlink:type="simple" xlink:href="https://www.voachinese.com/a/palestinian-president-abbas-visits-china-as-beijing-seeks-larger-role-in-mideast/7140868.html" text:style-name="Internet_20_link" text:visited-style-name="Visited_20_Internet_20_Link">
https://www.voachinese.com/a/palestinian-president-abbas-visits-china-as-beijing-seeks-larger-role-in-mideast/7140868.html</text:a>
</text:p>
      <!--NEWS-->
      <text:h text:style-name="P10" text:outline-level="1">
<text:span text:style-name="T4">
中国船只频繁经过越南油气田区域导致紧张局势升级</text:span>
</text:h>
      <text:p text:style-name="P4">
Author: chinese@voanews.com (戈维·斯内尔)</text:p>
      <text:p text:style-name="P4">
Publisher: 美国之音中文网 (Type: NewsMediaOrganization)</text:p>
      <text:p text:style-name="P4">
Published Time: 2023-06-17T05:20:24+08:00</text:p>
      <text:p text:style-name="P4">
Modified Time: 2023-06-16 21:20:24Z</text:p>
      <text:p text:style-name="P4">
Description: 中国正在向越南的专属经济区派遣更多船只，其频率和时长自5月初以来有所增加，加剧了南中国海的紧张局势。</text:p>
      <text:p text:style-name="P4">
Videos: []</text:p>
      <text:p text:style-name="P4">
Images: []</text:p>
      <text:p text:style-name="P4">
Categories: ['中国', '亚太', '南中国海争端']</text:p>
      <text:p text:style-name="P4">
Type: None</text:p>
      <!--METADATA-->
      <text:p text:style-name="P4">
NoneNone</text:p>
      <text:p text:style-name="P4">
Source: <text:a xlink:type="simple" xlink:href="https://www.voachinese.com/a/tensions-high-as-chinese-vessels-hound-vietnam-s-oil-and-gas-operations-20230616/7140863.html" text:style-name="Internet_20_link" text:visited-style-name="Visited_20_Internet_20_Link">
https://www.voachinese.com/a/tensions-high-as-chinese-vessels-hound-vietnam-s-oil-and-gas-operations-20230616/7140863.html</text:a>
</text:p>
      <!--NEWS-->
      <text:h text:style-name="P10" text:outline-level="1">
<text:span text:style-name="T4">
揭谎频道：中国错误解读了美国与联合国教科文组织的关系</text:span>
</text:h>
      <text:p text:style-name="P4">
Author: chinese@voanews.com (易林)</text:p>
      <text:p text:style-name="P4">
Publisher: 美国之音中文网 (Type: Organization)</text:p>
      <text:p text:style-name="P4">
Published Time: 2023-06-17T05:23:06+08:00</text:p>
      <text:p text:style-name="P4">
Modified Time: 2023-06-16 21:23:06Z</text:p>
      <text:p text:style-name="P4">
Description: 联合国成员国即有资格成为联合国教科文组织会员。任何联合国教科文组织会员只要缴纳了会费，就可以退出或是重新加入。 此外，美国是联合国教科文组织的创始成员。</text:p>
      <text:p text:style-name="P4">
Videos: []</text:p>
      <text:p text:style-name="P4">
Images: []</text:p>
      <text:p text:style-name="P4">
Categories: ['揭谎频道', '编辑推荐']</text:p>
      <text:p text:style-name="P4">
Type: None</text:p>
      <!--METADATA-->
      <text:p text:style-name="P4">
NoneNone</text:p>
      <text:p text:style-name="P4">
Source: <text:a xlink:type="simple" xlink:href="https://www.voachinese.com/a/fact-check-china-us-unesco-20230616/7140259.html" text:style-name="Internet_20_link" text:visited-style-name="Visited_20_Internet_20_Link">
https://www.voachinese.com/a/fact-check-china-us-unesco-20230616/7140259.html</text: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902in" fo:margin-bottom="0.3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News_20_Page" style:display-name="News Page" style:page-layout-name="Mpm2" draw:style-name="Mdp1">
      <style:footer>
        <text:p text:style-name="MP1"><text:page-number text:select-page="current" text:page-adjust="-1">2</text:page-number></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5-08T08:27:53.807815125</dc:date>
    <meta:editing-duration>PT19M33S</meta:editing-duration>
    <meta:editing-cycles>21</meta:editing-cycles>
    <meta:generator>LibreOffice/7.5.1.2$Linux_X86_64 LibreOffice_project/fcbaee479e84c6cd81291587d2ee68cba099e129</meta:generator>
    <meta:document-statistic meta:table-count="0" meta:image-count="1" meta:object-count="0" meta:page-count="3" meta:paragraph-count="26" meta:word-count="114" meta:character-count="139" meta:non-whitespace-character-count="138"/>
  </office:meta>
</office:document-meta>
</file>